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247.64pt" svg:height="587.45pt" svg:x="160.84pt" svg:y="30.7pt">
            <loext:p draw:notify-on-update-of-ranges="Sheet1.A2:Sheet1.A1677 Sheet1.B1:Sheet1.B1 Sheet1.B2:Sheet1.B167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C$2]*([.A2]-[.$D$2])*([.A2]-[.$E$2])*([.A2]-[.$F$2])*([.A2]-[.$G$2])*([.A2]-[.$H$2])*([.A2]-[.$I$2])+[.$J$2]*2*(RAND()-0.5)" office:value-type="float" office:value="2.53615140250275E+016" calcext:value-type="float">
            <text:p>2.53615140250275E+01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000000000000000" calcext:value-type="float">
            <text:p>10000000000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C$2]*([.A3]-[.$D$2])*([.A3]-[.$E$2])*([.A3]-[.$F$2])*([.A3]-[.$G$2])*([.A3]-[.$H$2])*([.A3]-[.$I$2])+[.$J$2]*2*(RAND()-0.5)" office:value-type="float" office:value="2.38012210960404E+016" calcext:value-type="float">
            <text:p>2.38012210960404E+016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C$2]*([.A4]-[.$D$2])*([.A4]-[.$E$2])*([.A4]-[.$F$2])*([.A4]-[.$G$2])*([.A4]-[.$H$2])*([.A4]-[.$I$2])+[.$J$2]*2*(RAND()-0.5)" office:value-type="float" office:value="2.43081657178682E+016" calcext:value-type="float">
            <text:p>2.43081657178682E+016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C$2]*([.A5]-[.$D$2])*([.A5]-[.$E$2])*([.A5]-[.$F$2])*([.A5]-[.$G$2])*([.A5]-[.$H$2])*([.A5]-[.$I$2])+[.$J$2]*2*(RAND()-0.5)" office:value-type="float" office:value="2.42325078959507E+016" calcext:value-type="float">
            <text:p>2.42325078959507E+01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C$2]*([.A6]-[.$D$2])*([.A6]-[.$E$2])*([.A6]-[.$F$2])*([.A6]-[.$G$2])*([.A6]-[.$H$2])*([.A6]-[.$I$2])+[.$J$2]*2*(RAND()-0.5)" office:value-type="float" office:value="2.30215968313564E+016" calcext:value-type="float">
            <text:p>2.30215968313564E+01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C$2]*([.A7]-[.$D$2])*([.A7]-[.$E$2])*([.A7]-[.$F$2])*([.A7]-[.$G$2])*([.A7]-[.$H$2])*([.A7]-[.$I$2])+[.$J$2]*2*(RAND()-0.5)" office:value-type="float" office:value="2.21424894715904E+016" calcext:value-type="float">
            <text:p>2.21424894715904E+01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C$2]*([.A8]-[.$D$2])*([.A8]-[.$E$2])*([.A8]-[.$F$2])*([.A8]-[.$G$2])*([.A8]-[.$H$2])*([.A8]-[.$I$2])+[.$J$2]*2*(RAND()-0.5)" office:value-type="float" office:value="2.26460765093964E+016" calcext:value-type="float">
            <text:p>2.26460765093964E+01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C$2]*([.A9]-[.$D$2])*([.A9]-[.$E$2])*([.A9]-[.$F$2])*([.A9]-[.$G$2])*([.A9]-[.$H$2])*([.A9]-[.$I$2])+[.$J$2]*2*(RAND()-0.5)" office:value-type="float" office:value="2.28239708913569E+016" calcext:value-type="float">
            <text:p>2.28239708913569E+016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C$2]*([.A10]-[.$D$2])*([.A10]-[.$E$2])*([.A10]-[.$F$2])*([.A10]-[.$G$2])*([.A10]-[.$H$2])*([.A10]-[.$I$2])+[.$J$2]*2*(RAND()-0.5)" office:value-type="float" office:value="2.14588699277591E+016" calcext:value-type="float">
            <text:p>2.14588699277591E+016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C$2]*([.A11]-[.$D$2])*([.A11]-[.$E$2])*([.A11]-[.$F$2])*([.A11]-[.$G$2])*([.A11]-[.$H$2])*([.A11]-[.$I$2])+[.$J$2]*2*(RAND()-0.5)" office:value-type="float" office:value="2.07916892536043E+016" calcext:value-type="float">
            <text:p>2.07916892536043E+01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C$2]*([.A12]-[.$D$2])*([.A12]-[.$E$2])*([.A12]-[.$F$2])*([.A12]-[.$G$2])*([.A12]-[.$H$2])*([.A12]-[.$I$2])+[.$J$2]*2*(RAND()-0.5)" office:value-type="float" office:value="2.11614760979598E+016" calcext:value-type="float">
            <text:p>2.11614760979598E+016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C$2]*([.A13]-[.$D$2])*([.A13]-[.$E$2])*([.A13]-[.$F$2])*([.A13]-[.$G$2])*([.A13]-[.$H$2])*([.A13]-[.$I$2])+[.$J$2]*2*(RAND()-0.5)" office:value-type="float" office:value="2.06246224046108E+016" calcext:value-type="float">
            <text:p>2.06246224046108E+01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C$2]*([.A14]-[.$D$2])*([.A14]-[.$E$2])*([.A14]-[.$F$2])*([.A14]-[.$G$2])*([.A14]-[.$H$2])*([.A14]-[.$I$2])+[.$J$2]*2*(RAND()-0.5)" office:value-type="float" office:value="1.99858255617812E+016" calcext:value-type="float">
            <text:p>1.99858255617812E+01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C$2]*([.A15]-[.$D$2])*([.A15]-[.$E$2])*([.A15]-[.$F$2])*([.A15]-[.$G$2])*([.A15]-[.$H$2])*([.A15]-[.$I$2])+[.$J$2]*2*(RAND()-0.5)" office:value-type="float" office:value="1.94872580920376E+016" calcext:value-type="float">
            <text:p>1.94872580920376E+016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C$2]*([.A16]-[.$D$2])*([.A16]-[.$E$2])*([.A16]-[.$F$2])*([.A16]-[.$G$2])*([.A16]-[.$H$2])*([.A16]-[.$I$2])+[.$J$2]*2*(RAND()-0.5)" office:value-type="float" office:value="1.79458594084393E+016" calcext:value-type="float">
            <text:p>1.79458594084393E+016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C$2]*([.A17]-[.$D$2])*([.A17]-[.$E$2])*([.A17]-[.$F$2])*([.A17]-[.$G$2])*([.A17]-[.$H$2])*([.A17]-[.$I$2])+[.$J$2]*2*(RAND()-0.5)" office:value-type="float" office:value="1.76464647354726E+016" calcext:value-type="float">
            <text:p>1.76464647354726E+01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C$2]*([.A18]-[.$D$2])*([.A18]-[.$E$2])*([.A18]-[.$F$2])*([.A18]-[.$G$2])*([.A18]-[.$H$2])*([.A18]-[.$I$2])+[.$J$2]*2*(RAND()-0.5)" office:value-type="float" office:value="1.78713344045271E+016" calcext:value-type="float">
            <text:p>1.78713344045271E+016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C$2]*([.A19]-[.$D$2])*([.A19]-[.$E$2])*([.A19]-[.$F$2])*([.A19]-[.$G$2])*([.A19]-[.$H$2])*([.A19]-[.$I$2])+[.$J$2]*2*(RAND()-0.5)" office:value-type="float" office:value="1.77403401689904E+016" calcext:value-type="float">
            <text:p>1.77403401689904E+016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C$2]*([.A20]-[.$D$2])*([.A20]-[.$E$2])*([.A20]-[.$F$2])*([.A20]-[.$G$2])*([.A20]-[.$H$2])*([.A20]-[.$I$2])+[.$J$2]*2*(RAND()-0.5)" office:value-type="float" office:value="1.71136656653102E+016" calcext:value-type="float">
            <text:p>1.71136656653102E+016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C$2]*([.A21]-[.$D$2])*([.A21]-[.$E$2])*([.A21]-[.$F$2])*([.A21]-[.$G$2])*([.A21]-[.$H$2])*([.A21]-[.$I$2])+[.$J$2]*2*(RAND()-0.5)" office:value-type="float" office:value="1.74352770888053E+016" calcext:value-type="float">
            <text:p>1.74352770888053E+016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C$2]*([.A22]-[.$D$2])*([.A22]-[.$E$2])*([.A22]-[.$F$2])*([.A22]-[.$G$2])*([.A22]-[.$H$2])*([.A22]-[.$I$2])+[.$J$2]*2*(RAND()-0.5)" office:value-type="float" office:value="1.70625890111707E+016" calcext:value-type="float">
            <text:p>1.70625890111707E+01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C$2]*([.A23]-[.$D$2])*([.A23]-[.$E$2])*([.A23]-[.$F$2])*([.A23]-[.$G$2])*([.A23]-[.$H$2])*([.A23]-[.$I$2])+[.$J$2]*2*(RAND()-0.5)" office:value-type="float" office:value="1.61754898144049E+016" calcext:value-type="float">
            <text:p>1.61754898144049E+016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C$2]*([.A24]-[.$D$2])*([.A24]-[.$E$2])*([.A24]-[.$F$2])*([.A24]-[.$G$2])*([.A24]-[.$H$2])*([.A24]-[.$I$2])+[.$J$2]*2*(RAND()-0.5)" office:value-type="float" office:value="1.51715133714817E+016" calcext:value-type="float">
            <text:p>1.51715133714817E+016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C$2]*([.A25]-[.$D$2])*([.A25]-[.$E$2])*([.A25]-[.$F$2])*([.A25]-[.$G$2])*([.A25]-[.$H$2])*([.A25]-[.$I$2])+[.$J$2]*2*(RAND()-0.5)" office:value-type="float" office:value="1.50282829688286E+016" calcext:value-type="float">
            <text:p>1.50282829688286E+016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C$2]*([.A26]-[.$D$2])*([.A26]-[.$E$2])*([.A26]-[.$F$2])*([.A26]-[.$G$2])*([.A26]-[.$H$2])*([.A26]-[.$I$2])+[.$J$2]*2*(RAND()-0.5)" office:value-type="float" office:value="1.50023295372176E+016" calcext:value-type="float">
            <text:p>1.50023295372176E+016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C$2]*([.A27]-[.$D$2])*([.A27]-[.$E$2])*([.A27]-[.$F$2])*([.A27]-[.$G$2])*([.A27]-[.$H$2])*([.A27]-[.$I$2])+[.$J$2]*2*(RAND()-0.5)" office:value-type="float" office:value="1.45486435402793E+016" calcext:value-type="float">
            <text:p>1.45486435402793E+01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C$2]*([.A28]-[.$D$2])*([.A28]-[.$E$2])*([.A28]-[.$F$2])*([.A28]-[.$G$2])*([.A28]-[.$H$2])*([.A28]-[.$I$2])+[.$J$2]*2*(RAND()-0.5)" office:value-type="float" office:value="1.43632615275906E+016" calcext:value-type="float">
            <text:p>1.43632615275906E+016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C$2]*([.A29]-[.$D$2])*([.A29]-[.$E$2])*([.A29]-[.$F$2])*([.A29]-[.$G$2])*([.A29]-[.$H$2])*([.A29]-[.$I$2])+[.$J$2]*2*(RAND()-0.5)" office:value-type="float" office:value="1.32494662263204E+016" calcext:value-type="float">
            <text:p>1.32494662263204E+016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C$2]*([.A30]-[.$D$2])*([.A30]-[.$E$2])*([.A30]-[.$F$2])*([.A30]-[.$G$2])*([.A30]-[.$H$2])*([.A30]-[.$I$2])+[.$J$2]*2*(RAND()-0.5)" office:value-type="float" office:value="1.28684140135432E+016" calcext:value-type="float">
            <text:p>1.28684140135432E+016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C$2]*([.A31]-[.$D$2])*([.A31]-[.$E$2])*([.A31]-[.$F$2])*([.A31]-[.$G$2])*([.A31]-[.$H$2])*([.A31]-[.$I$2])+[.$J$2]*2*(RAND()-0.5)" office:value-type="float" office:value="1.37150963842217E+016" calcext:value-type="float">
            <text:p>1.37150963842217E+016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C$2]*([.A32]-[.$D$2])*([.A32]-[.$E$2])*([.A32]-[.$F$2])*([.A32]-[.$G$2])*([.A32]-[.$H$2])*([.A32]-[.$I$2])+[.$J$2]*2*(RAND()-0.5)" office:value-type="float" office:value="1.34483499368794E+016" calcext:value-type="float">
            <text:p>1.34483499368794E+016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C$2]*([.A33]-[.$D$2])*([.A33]-[.$E$2])*([.A33]-[.$F$2])*([.A33]-[.$G$2])*([.A33]-[.$H$2])*([.A33]-[.$I$2])+[.$J$2]*2*(RAND()-0.5)" office:value-type="float" office:value="1.14115080295735E+016" calcext:value-type="float">
            <text:p>1.14115080295735E+016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C$2]*([.A34]-[.$D$2])*([.A34]-[.$E$2])*([.A34]-[.$F$2])*([.A34]-[.$G$2])*([.A34]-[.$H$2])*([.A34]-[.$I$2])+[.$J$2]*2*(RAND()-0.5)" office:value-type="float" office:value="1.23674581537663E+016" calcext:value-type="float">
            <text:p>1.23674581537663E+016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C$2]*([.A35]-[.$D$2])*([.A35]-[.$E$2])*([.A35]-[.$F$2])*([.A35]-[.$G$2])*([.A35]-[.$H$2])*([.A35]-[.$I$2])+[.$J$2]*2*(RAND()-0.5)" office:value-type="float" office:value="1.22751452249686E+016" calcext:value-type="float">
            <text:p>1.22751452249686E+016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C$2]*([.A36]-[.$D$2])*([.A36]-[.$E$2])*([.A36]-[.$F$2])*([.A36]-[.$G$2])*([.A36]-[.$H$2])*([.A36]-[.$I$2])+[.$J$2]*2*(RAND()-0.5)" office:value-type="float" office:value="1.21995347947685E+016" calcext:value-type="float">
            <text:p>1.21995347947685E+01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C$2]*([.A37]-[.$D$2])*([.A37]-[.$E$2])*([.A37]-[.$F$2])*([.A37]-[.$G$2])*([.A37]-[.$H$2])*([.A37]-[.$I$2])+[.$J$2]*2*(RAND()-0.5)" office:value-type="float" office:value="1.01050004107212E+016" calcext:value-type="float">
            <text:p>1.01050004107212E+01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C$2]*([.A38]-[.$D$2])*([.A38]-[.$E$2])*([.A38]-[.$F$2])*([.A38]-[.$G$2])*([.A38]-[.$H$2])*([.A38]-[.$I$2])+[.$J$2]*2*(RAND()-0.5)" office:value-type="float" office:value="1.04406302694039E+016" calcext:value-type="float">
            <text:p>1.04406302694039E+01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C$2]*([.A39]-[.$D$2])*([.A39]-[.$E$2])*([.A39]-[.$F$2])*([.A39]-[.$G$2])*([.A39]-[.$H$2])*([.A39]-[.$I$2])+[.$J$2]*2*(RAND()-0.5)" office:value-type="float" office:value="1.00923003890672E+016" calcext:value-type="float">
            <text:p>1.00923003890672E+016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C$2]*([.A40]-[.$D$2])*([.A40]-[.$E$2])*([.A40]-[.$F$2])*([.A40]-[.$G$2])*([.A40]-[.$H$2])*([.A40]-[.$I$2])+[.$J$2]*2*(RAND()-0.5)" office:value-type="float" office:value="9.84058365271474E+015" calcext:value-type="float">
            <text:p>9.84058365271474E+015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C$2]*([.A41]-[.$D$2])*([.A41]-[.$E$2])*([.A41]-[.$F$2])*([.A41]-[.$G$2])*([.A41]-[.$H$2])*([.A41]-[.$I$2])+[.$J$2]*2*(RAND()-0.5)" office:value-type="float" office:value="8901287467871406" calcext:value-type="float">
            <text:p>8901287467871406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C$2]*([.A42]-[.$D$2])*([.A42]-[.$E$2])*([.A42]-[.$F$2])*([.A42]-[.$G$2])*([.A42]-[.$H$2])*([.A42]-[.$I$2])+[.$J$2]*2*(RAND()-0.5)" office:value-type="float" office:value="9.61190346237375E+015" calcext:value-type="float">
            <text:p>9.61190346237375E+015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C$2]*([.A43]-[.$D$2])*([.A43]-[.$E$2])*([.A43]-[.$F$2])*([.A43]-[.$G$2])*([.A43]-[.$H$2])*([.A43]-[.$I$2])+[.$J$2]*2*(RAND()-0.5)" office:value-type="float" office:value="8216594754038260" calcext:value-type="float">
            <text:p>821659475403826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C$2]*([.A44]-[.$D$2])*([.A44]-[.$E$2])*([.A44]-[.$F$2])*([.A44]-[.$G$2])*([.A44]-[.$H$2])*([.A44]-[.$I$2])+[.$J$2]*2*(RAND()-0.5)" office:value-type="float" office:value="9.77537200720052E+015" calcext:value-type="float">
            <text:p>9.77537200720052E+015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C$2]*([.A45]-[.$D$2])*([.A45]-[.$E$2])*([.A45]-[.$F$2])*([.A45]-[.$G$2])*([.A45]-[.$H$2])*([.A45]-[.$I$2])+[.$J$2]*2*(RAND()-0.5)" office:value-type="float" office:value="8018987727136376" calcext:value-type="float">
            <text:p>8018987727136376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C$2]*([.A46]-[.$D$2])*([.A46]-[.$E$2])*([.A46]-[.$F$2])*([.A46]-[.$G$2])*([.A46]-[.$H$2])*([.A46]-[.$I$2])+[.$J$2]*2*(RAND()-0.5)" office:value-type="float" office:value="7985087964370785" calcext:value-type="float">
            <text:p>7985087964370785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C$2]*([.A47]-[.$D$2])*([.A47]-[.$E$2])*([.A47]-[.$F$2])*([.A47]-[.$G$2])*([.A47]-[.$H$2])*([.A47]-[.$I$2])+[.$J$2]*2*(RAND()-0.5)" office:value-type="float" office:value="7461761085963876" calcext:value-type="float">
            <text:p>746176108596387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C$2]*([.A48]-[.$D$2])*([.A48]-[.$E$2])*([.A48]-[.$F$2])*([.A48]-[.$G$2])*([.A48]-[.$H$2])*([.A48]-[.$I$2])+[.$J$2]*2*(RAND()-0.5)" office:value-type="float" office:value="8027138813131863" calcext:value-type="float">
            <text:p>8027138813131863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C$2]*([.A49]-[.$D$2])*([.A49]-[.$E$2])*([.A49]-[.$F$2])*([.A49]-[.$G$2])*([.A49]-[.$H$2])*([.A49]-[.$I$2])+[.$J$2]*2*(RAND()-0.5)" office:value-type="float" office:value="7485790731019162" calcext:value-type="float">
            <text:p>7485790731019162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C$2]*([.A50]-[.$D$2])*([.A50]-[.$E$2])*([.A50]-[.$F$2])*([.A50]-[.$G$2])*([.A50]-[.$H$2])*([.A50]-[.$I$2])+[.$J$2]*2*(RAND()-0.5)" office:value-type="float" office:value="7064588950914356" calcext:value-type="float">
            <text:p>7064588950914356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C$2]*([.A51]-[.$D$2])*([.A51]-[.$E$2])*([.A51]-[.$F$2])*([.A51]-[.$G$2])*([.A51]-[.$H$2])*([.A51]-[.$I$2])+[.$J$2]*2*(RAND()-0.5)" office:value-type="float" office:value="6884451878927199" calcext:value-type="float">
            <text:p>6884451878927199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C$2]*([.A52]-[.$D$2])*([.A52]-[.$E$2])*([.A52]-[.$F$2])*([.A52]-[.$G$2])*([.A52]-[.$H$2])*([.A52]-[.$I$2])+[.$J$2]*2*(RAND()-0.5)" office:value-type="float" office:value="6869350016004659" calcext:value-type="float">
            <text:p>6869350016004659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C$2]*([.A53]-[.$D$2])*([.A53]-[.$E$2])*([.A53]-[.$F$2])*([.A53]-[.$G$2])*([.A53]-[.$H$2])*([.A53]-[.$I$2])+[.$J$2]*2*(RAND()-0.5)" office:value-type="float" office:value="5506832187290218" calcext:value-type="float">
            <text:p>5506832187290218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C$2]*([.A54]-[.$D$2])*([.A54]-[.$E$2])*([.A54]-[.$F$2])*([.A54]-[.$G$2])*([.A54]-[.$H$2])*([.A54]-[.$I$2])+[.$J$2]*2*(RAND()-0.5)" office:value-type="float" office:value="6745800317723669" calcext:value-type="float">
            <text:p>6745800317723669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C$2]*([.A55]-[.$D$2])*([.A55]-[.$E$2])*([.A55]-[.$F$2])*([.A55]-[.$G$2])*([.A55]-[.$H$2])*([.A55]-[.$I$2])+[.$J$2]*2*(RAND()-0.5)" office:value-type="float" office:value="6968077678498211" calcext:value-type="float">
            <text:p>6968077678498211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C$2]*([.A56]-[.$D$2])*([.A56]-[.$E$2])*([.A56]-[.$F$2])*([.A56]-[.$G$2])*([.A56]-[.$H$2])*([.A56]-[.$I$2])+[.$J$2]*2*(RAND()-0.5)" office:value-type="float" office:value="5394501040172341" calcext:value-type="float">
            <text:p>5394501040172341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C$2]*([.A57]-[.$D$2])*([.A57]-[.$E$2])*([.A57]-[.$F$2])*([.A57]-[.$G$2])*([.A57]-[.$H$2])*([.A57]-[.$I$2])+[.$J$2]*2*(RAND()-0.5)" office:value-type="float" office:value="5494101478958226" calcext:value-type="float">
            <text:p>5494101478958226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C$2]*([.A58]-[.$D$2])*([.A58]-[.$E$2])*([.A58]-[.$F$2])*([.A58]-[.$G$2])*([.A58]-[.$H$2])*([.A58]-[.$I$2])+[.$J$2]*2*(RAND()-0.5)" office:value-type="float" office:value="6286852540397500" calcext:value-type="float">
            <text:p>628685254039750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C$2]*([.A59]-[.$D$2])*([.A59]-[.$E$2])*([.A59]-[.$F$2])*([.A59]-[.$G$2])*([.A59]-[.$H$2])*([.A59]-[.$I$2])+[.$J$2]*2*(RAND()-0.5)" office:value-type="float" office:value="4717503814546814" calcext:value-type="float">
            <text:p>4717503814546814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C$2]*([.A60]-[.$D$2])*([.A60]-[.$E$2])*([.A60]-[.$F$2])*([.A60]-[.$G$2])*([.A60]-[.$H$2])*([.A60]-[.$I$2])+[.$J$2]*2*(RAND()-0.5)" office:value-type="float" office:value="5854166539863789" calcext:value-type="float">
            <text:p>5854166539863789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C$2]*([.A61]-[.$D$2])*([.A61]-[.$E$2])*([.A61]-[.$F$2])*([.A61]-[.$G$2])*([.A61]-[.$H$2])*([.A61]-[.$I$2])+[.$J$2]*2*(RAND()-0.5)" office:value-type="float" office:value="4582196430616512" calcext:value-type="float">
            <text:p>4582196430616512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C$2]*([.A62]-[.$D$2])*([.A62]-[.$E$2])*([.A62]-[.$F$2])*([.A62]-[.$G$2])*([.A62]-[.$H$2])*([.A62]-[.$I$2])+[.$J$2]*2*(RAND()-0.5)" office:value-type="float" office:value="4816860409609759" calcext:value-type="float">
            <text:p>4816860409609759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C$2]*([.A63]-[.$D$2])*([.A63]-[.$E$2])*([.A63]-[.$F$2])*([.A63]-[.$G$2])*([.A63]-[.$H$2])*([.A63]-[.$I$2])+[.$J$2]*2*(RAND()-0.5)" office:value-type="float" office:value="4.24144612914292E+015" calcext:value-type="float">
            <text:p>4.24144612914292E+015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C$2]*([.A64]-[.$D$2])*([.A64]-[.$E$2])*([.A64]-[.$F$2])*([.A64]-[.$G$2])*([.A64]-[.$H$2])*([.A64]-[.$I$2])+[.$J$2]*2*(RAND()-0.5)" office:value-type="float" office:value="4388876635813540" calcext:value-type="float">
            <text:p>438887663581354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C$2]*([.A65]-[.$D$2])*([.A65]-[.$E$2])*([.A65]-[.$F$2])*([.A65]-[.$G$2])*([.A65]-[.$H$2])*([.A65]-[.$I$2])+[.$J$2]*2*(RAND()-0.5)" office:value-type="float" office:value="2844423969095756" calcext:value-type="float">
            <text:p>2844423969095756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C$2]*([.A66]-[.$D$2])*([.A66]-[.$E$2])*([.A66]-[.$F$2])*([.A66]-[.$G$2])*([.A66]-[.$H$2])*([.A66]-[.$I$2])+[.$J$2]*2*(RAND()-0.5)" office:value-type="float" office:value="2750398840319980" calcext:value-type="float">
            <text:p>2750398840319980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C$2]*([.A67]-[.$D$2])*([.A67]-[.$E$2])*([.A67]-[.$F$2])*([.A67]-[.$G$2])*([.A67]-[.$H$2])*([.A67]-[.$I$2])+[.$J$2]*2*(RAND()-0.5)" office:value-type="float" office:value="3879928375914218" calcext:value-type="float">
            <text:p>3879928375914218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C$2]*([.A68]-[.$D$2])*([.A68]-[.$E$2])*([.A68]-[.$F$2])*([.A68]-[.$G$2])*([.A68]-[.$H$2])*([.A68]-[.$I$2])+[.$J$2]*2*(RAND()-0.5)" office:value-type="float" office:value="2.67611548208953E+015" calcext:value-type="float">
            <text:p>2.67611548208953E+015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C$2]*([.A69]-[.$D$2])*([.A69]-[.$E$2])*([.A69]-[.$F$2])*([.A69]-[.$G$2])*([.A69]-[.$H$2])*([.A69]-[.$I$2])+[.$J$2]*2*(RAND()-0.5)" office:value-type="float" office:value="2.51619190245177E+015" calcext:value-type="float">
            <text:p>2.51619190245177E+015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C$2]*([.A70]-[.$D$2])*([.A70]-[.$E$2])*([.A70]-[.$F$2])*([.A70]-[.$G$2])*([.A70]-[.$H$2])*([.A70]-[.$I$2])+[.$J$2]*2*(RAND()-0.5)" office:value-type="float" office:value="2.0328653131033E+015" calcext:value-type="float">
            <text:p>2.0328653131033E+015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C$2]*([.A71]-[.$D$2])*([.A71]-[.$E$2])*([.A71]-[.$F$2])*([.A71]-[.$G$2])*([.A71]-[.$H$2])*([.A71]-[.$I$2])+[.$J$2]*2*(RAND()-0.5)" office:value-type="float" office:value="2272402950577796" calcext:value-type="float">
            <text:p>2272402950577796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C$2]*([.A72]-[.$D$2])*([.A72]-[.$E$2])*([.A72]-[.$F$2])*([.A72]-[.$G$2])*([.A72]-[.$H$2])*([.A72]-[.$I$2])+[.$J$2]*2*(RAND()-0.5)" office:value-type="float" office:value="3553045698832657" calcext:value-type="float">
            <text:p>3553045698832657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C$2]*([.A73]-[.$D$2])*([.A73]-[.$E$2])*([.A73]-[.$F$2])*([.A73]-[.$G$2])*([.A73]-[.$H$2])*([.A73]-[.$I$2])+[.$J$2]*2*(RAND()-0.5)" office:value-type="float" office:value="3369420666715901" calcext:value-type="float">
            <text:p>3369420666715901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C$2]*([.A74]-[.$D$2])*([.A74]-[.$E$2])*([.A74]-[.$F$2])*([.A74]-[.$G$2])*([.A74]-[.$H$2])*([.A74]-[.$I$2])+[.$J$2]*2*(RAND()-0.5)" office:value-type="float" office:value="1.41998200312795E+015" calcext:value-type="float">
            <text:p>1.41998200312795E+015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C$2]*([.A75]-[.$D$2])*([.A75]-[.$E$2])*([.A75]-[.$F$2])*([.A75]-[.$G$2])*([.A75]-[.$H$2])*([.A75]-[.$I$2])+[.$J$2]*2*(RAND()-0.5)" office:value-type="float" office:value="2599005378292880" calcext:value-type="float">
            <text:p>2599005378292880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C$2]*([.A76]-[.$D$2])*([.A76]-[.$E$2])*([.A76]-[.$F$2])*([.A76]-[.$G$2])*([.A76]-[.$H$2])*([.A76]-[.$I$2])+[.$J$2]*2*(RAND()-0.5)" office:value-type="float" office:value="1.3270888819446E+015" calcext:value-type="float">
            <text:p>1.3270888819446E+015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C$2]*([.A77]-[.$D$2])*([.A77]-[.$E$2])*([.A77]-[.$F$2])*([.A77]-[.$G$2])*([.A77]-[.$H$2])*([.A77]-[.$I$2])+[.$J$2]*2*(RAND()-0.5)" office:value-type="float" office:value="1339326136170100" calcext:value-type="float">
            <text:p>1339326136170100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C$2]*([.A78]-[.$D$2])*([.A78]-[.$E$2])*([.A78]-[.$F$2])*([.A78]-[.$G$2])*([.A78]-[.$H$2])*([.A78]-[.$I$2])+[.$J$2]*2*(RAND()-0.5)" office:value-type="float" office:value="2287537711227344" calcext:value-type="float">
            <text:p>2287537711227344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C$2]*([.A79]-[.$D$2])*([.A79]-[.$E$2])*([.A79]-[.$F$2])*([.A79]-[.$G$2])*([.A79]-[.$H$2])*([.A79]-[.$I$2])+[.$J$2]*2*(RAND()-0.5)" office:value-type="float" office:value="2.10986518399167E+015" calcext:value-type="float">
            <text:p>2.10986518399167E+015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C$2]*([.A80]-[.$D$2])*([.A80]-[.$E$2])*([.A80]-[.$F$2])*([.A80]-[.$G$2])*([.A80]-[.$H$2])*([.A80]-[.$I$2])+[.$J$2]*2*(RAND()-0.5)" office:value-type="float" office:value="1335900054321652" calcext:value-type="float">
            <text:p>1335900054321652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C$2]*([.A81]-[.$D$2])*([.A81]-[.$E$2])*([.A81]-[.$F$2])*([.A81]-[.$G$2])*([.A81]-[.$H$2])*([.A81]-[.$I$2])+[.$J$2]*2*(RAND()-0.5)" office:value-type="float" office:value="929076775216488" calcext:value-type="float">
            <text:p>929076775216488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C$2]*([.A82]-[.$D$2])*([.A82]-[.$E$2])*([.A82]-[.$F$2])*([.A82]-[.$G$2])*([.A82]-[.$H$2])*([.A82]-[.$I$2])+[.$J$2]*2*(RAND()-0.5)" office:value-type="float" office:value="1.54766639461158E+015" calcext:value-type="float">
            <text:p>1.54766639461158E+015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C$2]*([.A83]-[.$D$2])*([.A83]-[.$E$2])*([.A83]-[.$F$2])*([.A83]-[.$G$2])*([.A83]-[.$H$2])*([.A83]-[.$I$2])+[.$J$2]*2*(RAND()-0.5)" office:value-type="float" office:value="738893032092479" calcext:value-type="float">
            <text:p>738893032092479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C$2]*([.A84]-[.$D$2])*([.A84]-[.$E$2])*([.A84]-[.$F$2])*([.A84]-[.$G$2])*([.A84]-[.$H$2])*([.A84]-[.$I$2])+[.$J$2]*2*(RAND()-0.5)" office:value-type="float" office:value="71091689304178.3" calcext:value-type="float">
            <text:p>71091689304178.3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C$2]*([.A85]-[.$D$2])*([.A85]-[.$E$2])*([.A85]-[.$F$2])*([.A85]-[.$G$2])*([.A85]-[.$H$2])*([.A85]-[.$I$2])+[.$J$2]*2*(RAND()-0.5)" office:value-type="float" office:value="37659772595735.5" calcext:value-type="float">
            <text:p>37659772595735.5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C$2]*([.A86]-[.$D$2])*([.A86]-[.$E$2])*([.A86]-[.$F$2])*([.A86]-[.$G$2])*([.A86]-[.$H$2])*([.A86]-[.$I$2])+[.$J$2]*2*(RAND()-0.5)" office:value-type="float" office:value="-127256186201170" calcext:value-type="float">
            <text:p>-127256186201170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C$2]*([.A87]-[.$D$2])*([.A87]-[.$E$2])*([.A87]-[.$F$2])*([.A87]-[.$G$2])*([.A87]-[.$H$2])*([.A87]-[.$I$2])+[.$J$2]*2*(RAND()-0.5)" office:value-type="float" office:value="1379942876407753" calcext:value-type="float">
            <text:p>1379942876407753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C$2]*([.A88]-[.$D$2])*([.A88]-[.$E$2])*([.A88]-[.$F$2])*([.A88]-[.$G$2])*([.A88]-[.$H$2])*([.A88]-[.$I$2])+[.$J$2]*2*(RAND()-0.5)" office:value-type="float" office:value="478680919797698" calcext:value-type="float">
            <text:p>478680919797698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C$2]*([.A89]-[.$D$2])*([.A89]-[.$E$2])*([.A89]-[.$F$2])*([.A89]-[.$G$2])*([.A89]-[.$H$2])*([.A89]-[.$I$2])+[.$J$2]*2*(RAND()-0.5)" office:value-type="float" office:value="720732196921214" calcext:value-type="float">
            <text:p>720732196921214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C$2]*([.A90]-[.$D$2])*([.A90]-[.$E$2])*([.A90]-[.$F$2])*([.A90]-[.$G$2])*([.A90]-[.$H$2])*([.A90]-[.$I$2])+[.$J$2]*2*(RAND()-0.5)" office:value-type="float" office:value="-223614028400719" calcext:value-type="float">
            <text:p>-22361402840071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C$2]*([.A91]-[.$D$2])*([.A91]-[.$E$2])*([.A91]-[.$F$2])*([.A91]-[.$G$2])*([.A91]-[.$H$2])*([.A91]-[.$I$2])+[.$J$2]*2*(RAND()-0.5)" office:value-type="float" office:value="463238499479869" calcext:value-type="float">
            <text:p>463238499479869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$C$2]*([.A92]-[.$D$2])*([.A92]-[.$E$2])*([.A92]-[.$F$2])*([.A92]-[.$G$2])*([.A92]-[.$H$2])*([.A92]-[.$I$2])+[.$J$2]*2*(RAND()-0.5)" office:value-type="float" office:value="190657024710130" calcext:value-type="float">
            <text:p>19065702471013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$C$2]*([.A93]-[.$D$2])*([.A93]-[.$E$2])*([.A93]-[.$F$2])*([.A93]-[.$G$2])*([.A93]-[.$H$2])*([.A93]-[.$I$2])+[.$J$2]*2*(RAND()-0.5)" office:value-type="float" office:value="-493338939667120" calcext:value-type="float">
            <text:p>-493338939667120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$C$2]*([.A94]-[.$D$2])*([.A94]-[.$E$2])*([.A94]-[.$F$2])*([.A94]-[.$G$2])*([.A94]-[.$H$2])*([.A94]-[.$I$2])+[.$J$2]*2*(RAND()-0.5)" office:value-type="float" office:value="-194783848185903" calcext:value-type="float">
            <text:p>-194783848185903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$C$2]*([.A95]-[.$D$2])*([.A95]-[.$E$2])*([.A95]-[.$F$2])*([.A95]-[.$G$2])*([.A95]-[.$H$2])*([.A95]-[.$I$2])+[.$J$2]*2*(RAND()-0.5)" office:value-type="float" office:value="464176033359378" calcext:value-type="float">
            <text:p>464176033359378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$C$2]*([.A96]-[.$D$2])*([.A96]-[.$E$2])*([.A96]-[.$F$2])*([.A96]-[.$G$2])*([.A96]-[.$H$2])*([.A96]-[.$I$2])+[.$J$2]*2*(RAND()-0.5)" office:value-type="float" office:value="403474916838623" calcext:value-type="float">
            <text:p>403474916838623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$C$2]*([.A97]-[.$D$2])*([.A97]-[.$E$2])*([.A97]-[.$F$2])*([.A97]-[.$G$2])*([.A97]-[.$H$2])*([.A97]-[.$I$2])+[.$J$2]*2*(RAND()-0.5)" office:value-type="float" office:value="-1.52938178359417E+015" calcext:value-type="float">
            <text:p>-1.52938178359417E+015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$C$2]*([.A98]-[.$D$2])*([.A98]-[.$E$2])*([.A98]-[.$F$2])*([.A98]-[.$G$2])*([.A98]-[.$H$2])*([.A98]-[.$I$2])+[.$J$2]*2*(RAND()-0.5)" office:value-type="float" office:value="-182053931035284" calcext:value-type="float">
            <text:p>-182053931035284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$C$2]*([.A99]-[.$D$2])*([.A99]-[.$E$2])*([.A99]-[.$F$2])*([.A99]-[.$G$2])*([.A99]-[.$H$2])*([.A99]-[.$I$2])+[.$J$2]*2*(RAND()-0.5)" office:value-type="float" office:value="-238160309313720" calcext:value-type="float">
            <text:p>-238160309313720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$C$2]*([.A100]-[.$D$2])*([.A100]-[.$E$2])*([.A100]-[.$F$2])*([.A100]-[.$G$2])*([.A100]-[.$H$2])*([.A100]-[.$I$2])+[.$J$2]*2*(RAND()-0.5)" office:value-type="float" office:value="-564377875665974" calcext:value-type="float">
            <text:p>-564377875665974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$C$2]*([.A101]-[.$D$2])*([.A101]-[.$E$2])*([.A101]-[.$F$2])*([.A101]-[.$G$2])*([.A101]-[.$H$2])*([.A101]-[.$I$2])+[.$J$2]*2*(RAND()-0.5)" office:value-type="float" office:value="-1.30855578452054E+015" calcext:value-type="float">
            <text:p>-1.30855578452054E+015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$C$2]*([.A102]-[.$D$2])*([.A102]-[.$E$2])*([.A102]-[.$F$2])*([.A102]-[.$G$2])*([.A102]-[.$H$2])*([.A102]-[.$I$2])+[.$J$2]*2*(RAND()-0.5)" office:value-type="float" office:value="-1945220330582742" calcext:value-type="float">
            <text:p>-1945220330582742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$C$2]*([.A103]-[.$D$2])*([.A103]-[.$E$2])*([.A103]-[.$F$2])*([.A103]-[.$G$2])*([.A103]-[.$H$2])*([.A103]-[.$I$2])+[.$J$2]*2*(RAND()-0.5)" office:value-type="float" office:value="-1192461261810805" calcext:value-type="float">
            <text:p>-1192461261810805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$C$2]*([.A104]-[.$D$2])*([.A104]-[.$E$2])*([.A104]-[.$F$2])*([.A104]-[.$G$2])*([.A104]-[.$H$2])*([.A104]-[.$I$2])+[.$J$2]*2*(RAND()-0.5)" office:value-type="float" office:value="-2.08733054376212E+015" calcext:value-type="float">
            <text:p>-2.08733054376212E+015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$C$2]*([.A105]-[.$D$2])*([.A105]-[.$E$2])*([.A105]-[.$F$2])*([.A105]-[.$G$2])*([.A105]-[.$H$2])*([.A105]-[.$I$2])+[.$J$2]*2*(RAND()-0.5)" office:value-type="float" office:value="-1.00706258882081E+015" calcext:value-type="float">
            <text:p>-1.00706258882081E+015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$C$2]*([.A106]-[.$D$2])*([.A106]-[.$E$2])*([.A106]-[.$F$2])*([.A106]-[.$G$2])*([.A106]-[.$H$2])*([.A106]-[.$I$2])+[.$J$2]*2*(RAND()-0.5)" office:value-type="float" office:value="-1.76172882250453E+015" calcext:value-type="float">
            <text:p>-1.76172882250453E+015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$C$2]*([.A107]-[.$D$2])*([.A107]-[.$E$2])*([.A107]-[.$F$2])*([.A107]-[.$G$2])*([.A107]-[.$H$2])*([.A107]-[.$I$2])+[.$J$2]*2*(RAND()-0.5)" office:value-type="float" office:value="-796425854444521" calcext:value-type="float">
            <text:p>-796425854444521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$C$2]*([.A108]-[.$D$2])*([.A108]-[.$E$2])*([.A108]-[.$F$2])*([.A108]-[.$G$2])*([.A108]-[.$H$2])*([.A108]-[.$I$2])+[.$J$2]*2*(RAND()-0.5)" office:value-type="float" office:value="-2290250167809867" calcext:value-type="float">
            <text:p>-2290250167809867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$C$2]*([.A109]-[.$D$2])*([.A109]-[.$E$2])*([.A109]-[.$F$2])*([.A109]-[.$G$2])*([.A109]-[.$H$2])*([.A109]-[.$I$2])+[.$J$2]*2*(RAND()-0.5)" office:value-type="float" office:value="-859436391530304" calcext:value-type="float">
            <text:p>-859436391530304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$C$2]*([.A110]-[.$D$2])*([.A110]-[.$E$2])*([.A110]-[.$F$2])*([.A110]-[.$G$2])*([.A110]-[.$H$2])*([.A110]-[.$I$2])+[.$J$2]*2*(RAND()-0.5)" office:value-type="float" office:value="-1778579919974844" calcext:value-type="float">
            <text:p>-1778579919974844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$C$2]*([.A111]-[.$D$2])*([.A111]-[.$E$2])*([.A111]-[.$F$2])*([.A111]-[.$G$2])*([.A111]-[.$H$2])*([.A111]-[.$I$2])+[.$J$2]*2*(RAND()-0.5)" office:value-type="float" office:value="-554831575877790" calcext:value-type="float">
            <text:p>-554831575877790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$C$2]*([.A112]-[.$D$2])*([.A112]-[.$E$2])*([.A112]-[.$F$2])*([.A112]-[.$G$2])*([.A112]-[.$H$2])*([.A112]-[.$I$2])+[.$J$2]*2*(RAND()-0.5)" office:value-type="float" office:value="-619721473302132" calcext:value-type="float">
            <text:p>-619721473302132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$C$2]*([.A113]-[.$D$2])*([.A113]-[.$E$2])*([.A113]-[.$F$2])*([.A113]-[.$G$2])*([.A113]-[.$H$2])*([.A113]-[.$I$2])+[.$J$2]*2*(RAND()-0.5)" office:value-type="float" office:value="-2.13010186170312E+015" calcext:value-type="float">
            <text:p>-2.13010186170312E+015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$C$2]*([.A114]-[.$D$2])*([.A114]-[.$E$2])*([.A114]-[.$F$2])*([.A114]-[.$G$2])*([.A114]-[.$H$2])*([.A114]-[.$I$2])+[.$J$2]*2*(RAND()-0.5)" office:value-type="float" office:value="-1.42156984630518E+015" calcext:value-type="float">
            <text:p>-1.42156984630518E+015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$C$2]*([.A115]-[.$D$2])*([.A115]-[.$E$2])*([.A115]-[.$F$2])*([.A115]-[.$G$2])*([.A115]-[.$H$2])*([.A115]-[.$I$2])+[.$J$2]*2*(RAND()-0.5)" office:value-type="float" office:value="-1.31814359111281E+015" calcext:value-type="float">
            <text:p>-1.31814359111281E+015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$C$2]*([.A116]-[.$D$2])*([.A116]-[.$E$2])*([.A116]-[.$F$2])*([.A116]-[.$G$2])*([.A116]-[.$H$2])*([.A116]-[.$I$2])+[.$J$2]*2*(RAND()-0.5)" office:value-type="float" office:value="-1.03685518005098E+015" calcext:value-type="float">
            <text:p>-1.03685518005098E+015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$C$2]*([.A117]-[.$D$2])*([.A117]-[.$E$2])*([.A117]-[.$F$2])*([.A117]-[.$G$2])*([.A117]-[.$H$2])*([.A117]-[.$I$2])+[.$J$2]*2*(RAND()-0.5)" office:value-type="float" office:value="-1.75881736533727E+015" calcext:value-type="float">
            <text:p>-1.75881736533727E+015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$C$2]*([.A118]-[.$D$2])*([.A118]-[.$E$2])*([.A118]-[.$F$2])*([.A118]-[.$G$2])*([.A118]-[.$H$2])*([.A118]-[.$I$2])+[.$J$2]*2*(RAND()-0.5)" office:value-type="float" office:value="-2.21024416028669E+015" calcext:value-type="float">
            <text:p>-2.21024416028669E+015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C$2]*([.A119]-[.$D$2])*([.A119]-[.$E$2])*([.A119]-[.$F$2])*([.A119]-[.$G$2])*([.A119]-[.$H$2])*([.A119]-[.$I$2])+[.$J$2]*2*(RAND()-0.5)" office:value-type="float" office:value="-1.54357316636772E+015" calcext:value-type="float">
            <text:p>-1.54357316636772E+015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$C$2]*([.A120]-[.$D$2])*([.A120]-[.$E$2])*([.A120]-[.$F$2])*([.A120]-[.$G$2])*([.A120]-[.$H$2])*([.A120]-[.$I$2])+[.$J$2]*2*(RAND()-0.5)" office:value-type="float" office:value="-1.88520082138126E+015" calcext:value-type="float">
            <text:p>-1.88520082138126E+015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$C$2]*([.A121]-[.$D$2])*([.A121]-[.$E$2])*([.A121]-[.$F$2])*([.A121]-[.$G$2])*([.A121]-[.$H$2])*([.A121]-[.$I$2])+[.$J$2]*2*(RAND()-0.5)" office:value-type="float" office:value="-1343826476823818" calcext:value-type="float">
            <text:p>-1343826476823818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$C$2]*([.A122]-[.$D$2])*([.A122]-[.$E$2])*([.A122]-[.$F$2])*([.A122]-[.$G$2])*([.A122]-[.$H$2])*([.A122]-[.$I$2])+[.$J$2]*2*(RAND()-0.5)" office:value-type="float" office:value="-1.51709340692576E+015" calcext:value-type="float">
            <text:p>-1.51709340692576E+015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$C$2]*([.A123]-[.$D$2])*([.A123]-[.$E$2])*([.A123]-[.$F$2])*([.A123]-[.$G$2])*([.A123]-[.$H$2])*([.A123]-[.$I$2])+[.$J$2]*2*(RAND()-0.5)" office:value-type="float" office:value="-1.56618490504382E+015" calcext:value-type="float">
            <text:p>-1.56618490504382E+015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$C$2]*([.A124]-[.$D$2])*([.A124]-[.$E$2])*([.A124]-[.$F$2])*([.A124]-[.$G$2])*([.A124]-[.$H$2])*([.A124]-[.$I$2])+[.$J$2]*2*(RAND()-0.5)" office:value-type="float" office:value="-1.49479892290128E+015" calcext:value-type="float">
            <text:p>-1.49479892290128E+015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$C$2]*([.A125]-[.$D$2])*([.A125]-[.$E$2])*([.A125]-[.$F$2])*([.A125]-[.$G$2])*([.A125]-[.$H$2])*([.A125]-[.$I$2])+[.$J$2]*2*(RAND()-0.5)" office:value-type="float" office:value="-1.98544197798144E+015" calcext:value-type="float">
            <text:p>-1.98544197798144E+015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$C$2]*([.A126]-[.$D$2])*([.A126]-[.$E$2])*([.A126]-[.$F$2])*([.A126]-[.$G$2])*([.A126]-[.$H$2])*([.A126]-[.$I$2])+[.$J$2]*2*(RAND()-0.5)" office:value-type="float" office:value="-2.32123175194524E+015" calcext:value-type="float">
            <text:p>-2.32123175194524E+015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$C$2]*([.A127]-[.$D$2])*([.A127]-[.$E$2])*([.A127]-[.$F$2])*([.A127]-[.$G$2])*([.A127]-[.$H$2])*([.A127]-[.$I$2])+[.$J$2]*2*(RAND()-0.5)" office:value-type="float" office:value="-2423043978865620" calcext:value-type="float">
            <text:p>-2423043978865620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$C$2]*([.A128]-[.$D$2])*([.A128]-[.$E$2])*([.A128]-[.$F$2])*([.A128]-[.$G$2])*([.A128]-[.$H$2])*([.A128]-[.$I$2])+[.$J$2]*2*(RAND()-0.5)" office:value-type="float" office:value="-1913020388088751" calcext:value-type="float">
            <text:p>-1913020388088751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$C$2]*([.A129]-[.$D$2])*([.A129]-[.$E$2])*([.A129]-[.$F$2])*([.A129]-[.$G$2])*([.A129]-[.$H$2])*([.A129]-[.$I$2])+[.$J$2]*2*(RAND()-0.5)" office:value-type="float" office:value="-2899205028180886" calcext:value-type="float">
            <text:p>-2899205028180886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$C$2]*([.A130]-[.$D$2])*([.A130]-[.$E$2])*([.A130]-[.$F$2])*([.A130]-[.$G$2])*([.A130]-[.$H$2])*([.A130]-[.$I$2])+[.$J$2]*2*(RAND()-0.5)" office:value-type="float" office:value="-2.66847068926152E+015" calcext:value-type="float">
            <text:p>-2.66847068926152E+015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$C$2]*([.A131]-[.$D$2])*([.A131]-[.$E$2])*([.A131]-[.$F$2])*([.A131]-[.$G$2])*([.A131]-[.$H$2])*([.A131]-[.$I$2])+[.$J$2]*2*(RAND()-0.5)" office:value-type="float" office:value="-1.17204349390827E+015" calcext:value-type="float">
            <text:p>-1.17204349390827E+015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$C$2]*([.A132]-[.$D$2])*([.A132]-[.$E$2])*([.A132]-[.$F$2])*([.A132]-[.$G$2])*([.A132]-[.$H$2])*([.A132]-[.$I$2])+[.$J$2]*2*(RAND()-0.5)" office:value-type="float" office:value="-3013940066937281" calcext:value-type="float">
            <text:p>-3013940066937281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$C$2]*([.A133]-[.$D$2])*([.A133]-[.$E$2])*([.A133]-[.$F$2])*([.A133]-[.$G$2])*([.A133]-[.$H$2])*([.A133]-[.$I$2])+[.$J$2]*2*(RAND()-0.5)" office:value-type="float" office:value="-2828771510806263" calcext:value-type="float">
            <text:p>-2828771510806263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$C$2]*([.A134]-[.$D$2])*([.A134]-[.$E$2])*([.A134]-[.$F$2])*([.A134]-[.$G$2])*([.A134]-[.$H$2])*([.A134]-[.$I$2])+[.$J$2]*2*(RAND()-0.5)" office:value-type="float" office:value="-1369215046709097" calcext:value-type="float">
            <text:p>-1369215046709097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$C$2]*([.A135]-[.$D$2])*([.A135]-[.$E$2])*([.A135]-[.$F$2])*([.A135]-[.$G$2])*([.A135]-[.$H$2])*([.A135]-[.$I$2])+[.$J$2]*2*(RAND()-0.5)" office:value-type="float" office:value="-2633472856488794" calcext:value-type="float">
            <text:p>-2633472856488794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$C$2]*([.A136]-[.$D$2])*([.A136]-[.$E$2])*([.A136]-[.$F$2])*([.A136]-[.$G$2])*([.A136]-[.$H$2])*([.A136]-[.$I$2])+[.$J$2]*2*(RAND()-0.5)" office:value-type="float" office:value="-1.37972670978273E+015" calcext:value-type="float">
            <text:p>-1.37972670978273E+015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$C$2]*([.A137]-[.$D$2])*([.A137]-[.$E$2])*([.A137]-[.$F$2])*([.A137]-[.$G$2])*([.A137]-[.$H$2])*([.A137]-[.$I$2])+[.$J$2]*2*(RAND()-0.5)" office:value-type="float" office:value="-3075094671663294" calcext:value-type="float">
            <text:p>-3075094671663294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$C$2]*([.A138]-[.$D$2])*([.A138]-[.$E$2])*([.A138]-[.$F$2])*([.A138]-[.$G$2])*([.A138]-[.$H$2])*([.A138]-[.$I$2])+[.$J$2]*2*(RAND()-0.5)" office:value-type="float" office:value="-2155492244431017" calcext:value-type="float">
            <text:p>-2155492244431017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$C$2]*([.A139]-[.$D$2])*([.A139]-[.$E$2])*([.A139]-[.$F$2])*([.A139]-[.$G$2])*([.A139]-[.$H$2])*([.A139]-[.$I$2])+[.$J$2]*2*(RAND()-0.5)" office:value-type="float" office:value="-2.22346680568508E+015" calcext:value-type="float">
            <text:p>-2.22346680568508E+015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$C$2]*([.A140]-[.$D$2])*([.A140]-[.$E$2])*([.A140]-[.$F$2])*([.A140]-[.$G$2])*([.A140]-[.$H$2])*([.A140]-[.$I$2])+[.$J$2]*2*(RAND()-0.5)" office:value-type="float" office:value="-3117453524614903" calcext:value-type="float">
            <text:p>-3117453524614903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$C$2]*([.A141]-[.$D$2])*([.A141]-[.$E$2])*([.A141]-[.$F$2])*([.A141]-[.$G$2])*([.A141]-[.$H$2])*([.A141]-[.$I$2])+[.$J$2]*2*(RAND()-0.5)" office:value-type="float" office:value="-2.05563414016444E+015" calcext:value-type="float">
            <text:p>-2.05563414016444E+015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$C$2]*([.A142]-[.$D$2])*([.A142]-[.$E$2])*([.A142]-[.$F$2])*([.A142]-[.$G$2])*([.A142]-[.$H$2])*([.A142]-[.$I$2])+[.$J$2]*2*(RAND()-0.5)" office:value-type="float" office:value="-1.47820920241133E+015" calcext:value-type="float">
            <text:p>-1.47820920241133E+015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$C$2]*([.A143]-[.$D$2])*([.A143]-[.$E$2])*([.A143]-[.$F$2])*([.A143]-[.$G$2])*([.A143]-[.$H$2])*([.A143]-[.$I$2])+[.$J$2]*2*(RAND()-0.5)" office:value-type="float" office:value="-1784225689446862" calcext:value-type="float">
            <text:p>-1784225689446862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$C$2]*([.A144]-[.$D$2])*([.A144]-[.$E$2])*([.A144]-[.$F$2])*([.A144]-[.$G$2])*([.A144]-[.$H$2])*([.A144]-[.$I$2])+[.$J$2]*2*(RAND()-0.5)" office:value-type="float" office:value="-1.55806556853827E+015" calcext:value-type="float">
            <text:p>-1.55806556853827E+015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$C$2]*([.A145]-[.$D$2])*([.A145]-[.$E$2])*([.A145]-[.$F$2])*([.A145]-[.$G$2])*([.A145]-[.$H$2])*([.A145]-[.$I$2])+[.$J$2]*2*(RAND()-0.5)" office:value-type="float" office:value="-1.43788730541218E+015" calcext:value-type="float">
            <text:p>-1.43788730541218E+015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$C$2]*([.A146]-[.$D$2])*([.A146]-[.$E$2])*([.A146]-[.$F$2])*([.A146]-[.$G$2])*([.A146]-[.$H$2])*([.A146]-[.$I$2])+[.$J$2]*2*(RAND()-0.5)" office:value-type="float" office:value="-1.12334959467688E+015" calcext:value-type="float">
            <text:p>-1.12334959467688E+015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$C$2]*([.A147]-[.$D$2])*([.A147]-[.$E$2])*([.A147]-[.$F$2])*([.A147]-[.$G$2])*([.A147]-[.$H$2])*([.A147]-[.$I$2])+[.$J$2]*2*(RAND()-0.5)" office:value-type="float" office:value="-1.35030519410704E+015" calcext:value-type="float">
            <text:p>-1.35030519410704E+015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$C$2]*([.A148]-[.$D$2])*([.A148]-[.$E$2])*([.A148]-[.$F$2])*([.A148]-[.$G$2])*([.A148]-[.$H$2])*([.A148]-[.$I$2])+[.$J$2]*2*(RAND()-0.5)" office:value-type="float" office:value="-2301764832783064" calcext:value-type="float">
            <text:p>-2301764832783064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$C$2]*([.A149]-[.$D$2])*([.A149]-[.$E$2])*([.A149]-[.$F$2])*([.A149]-[.$G$2])*([.A149]-[.$H$2])*([.A149]-[.$I$2])+[.$J$2]*2*(RAND()-0.5)" office:value-type="float" office:value="-2.69957099042186E+015" calcext:value-type="float">
            <text:p>-2.69957099042186E+015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$C$2]*([.A150]-[.$D$2])*([.A150]-[.$E$2])*([.A150]-[.$F$2])*([.A150]-[.$G$2])*([.A150]-[.$H$2])*([.A150]-[.$I$2])+[.$J$2]*2*(RAND()-0.5)" office:value-type="float" office:value="-2593426544341006" calcext:value-type="float">
            <text:p>-2593426544341006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$C$2]*([.A151]-[.$D$2])*([.A151]-[.$E$2])*([.A151]-[.$F$2])*([.A151]-[.$G$2])*([.A151]-[.$H$2])*([.A151]-[.$I$2])+[.$J$2]*2*(RAND()-0.5)" office:value-type="float" office:value="-2347929794206490" calcext:value-type="float">
            <text:p>-2347929794206490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$C$2]*([.A152]-[.$D$2])*([.A152]-[.$E$2])*([.A152]-[.$F$2])*([.A152]-[.$G$2])*([.A152]-[.$H$2])*([.A152]-[.$I$2])+[.$J$2]*2*(RAND()-0.5)" office:value-type="float" office:value="-1.1849198115324E+015" calcext:value-type="float">
            <text:p>-1.1849198115324E+015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$C$2]*([.A153]-[.$D$2])*([.A153]-[.$E$2])*([.A153]-[.$F$2])*([.A153]-[.$G$2])*([.A153]-[.$H$2])*([.A153]-[.$I$2])+[.$J$2]*2*(RAND()-0.5)" office:value-type="float" office:value="-1.38250374009689E+015" calcext:value-type="float">
            <text:p>-1.38250374009689E+015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$C$2]*([.A154]-[.$D$2])*([.A154]-[.$E$2])*([.A154]-[.$F$2])*([.A154]-[.$G$2])*([.A154]-[.$H$2])*([.A154]-[.$I$2])+[.$J$2]*2*(RAND()-0.5)" office:value-type="float" office:value="-919317624343377" calcext:value-type="float">
            <text:p>-919317624343377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$C$2]*([.A155]-[.$D$2])*([.A155]-[.$E$2])*([.A155]-[.$F$2])*([.A155]-[.$G$2])*([.A155]-[.$H$2])*([.A155]-[.$I$2])+[.$J$2]*2*(RAND()-0.5)" office:value-type="float" office:value="-2.31795900517092E+015" calcext:value-type="float">
            <text:p>-2.31795900517092E+015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$C$2]*([.A156]-[.$D$2])*([.A156]-[.$E$2])*([.A156]-[.$F$2])*([.A156]-[.$G$2])*([.A156]-[.$H$2])*([.A156]-[.$I$2])+[.$J$2]*2*(RAND()-0.5)" office:value-type="float" office:value="-2.38696378439931E+015" calcext:value-type="float">
            <text:p>-2.38696378439931E+015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$C$2]*([.A157]-[.$D$2])*([.A157]-[.$E$2])*([.A157]-[.$F$2])*([.A157]-[.$G$2])*([.A157]-[.$H$2])*([.A157]-[.$I$2])+[.$J$2]*2*(RAND()-0.5)" office:value-type="float" office:value="-1.22607584078197E+015" calcext:value-type="float">
            <text:p>-1.22607584078197E+015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$C$2]*([.A158]-[.$D$2])*([.A158]-[.$E$2])*([.A158]-[.$F$2])*([.A158]-[.$G$2])*([.A158]-[.$H$2])*([.A158]-[.$I$2])+[.$J$2]*2*(RAND()-0.5)" office:value-type="float" office:value="-1.39862427291995E+015" calcext:value-type="float">
            <text:p>-1.39862427291995E+015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$C$2]*([.A159]-[.$D$2])*([.A159]-[.$E$2])*([.A159]-[.$F$2])*([.A159]-[.$G$2])*([.A159]-[.$H$2])*([.A159]-[.$I$2])+[.$J$2]*2*(RAND()-0.5)" office:value-type="float" office:value="-1.82600983119095E+015" calcext:value-type="float">
            <text:p>-1.82600983119095E+015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$C$2]*([.A160]-[.$D$2])*([.A160]-[.$E$2])*([.A160]-[.$F$2])*([.A160]-[.$G$2])*([.A160]-[.$H$2])*([.A160]-[.$I$2])+[.$J$2]*2*(RAND()-0.5)" office:value-type="float" office:value="-1620032878652048" calcext:value-type="float">
            <text:p>-1620032878652048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$C$2]*([.A161]-[.$D$2])*([.A161]-[.$E$2])*([.A161]-[.$F$2])*([.A161]-[.$G$2])*([.A161]-[.$H$2])*([.A161]-[.$I$2])+[.$J$2]*2*(RAND()-0.5)" office:value-type="float" office:value="-1.60532273470989E+015" calcext:value-type="float">
            <text:p>-1.60532273470989E+015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$C$2]*([.A162]-[.$D$2])*([.A162]-[.$E$2])*([.A162]-[.$F$2])*([.A162]-[.$G$2])*([.A162]-[.$H$2])*([.A162]-[.$I$2])+[.$J$2]*2*(RAND()-0.5)" office:value-type="float" office:value="-2.33124563596587E+015" calcext:value-type="float">
            <text:p>-2.33124563596587E+015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$C$2]*([.A163]-[.$D$2])*([.A163]-[.$E$2])*([.A163]-[.$F$2])*([.A163]-[.$G$2])*([.A163]-[.$H$2])*([.A163]-[.$I$2])+[.$J$2]*2*(RAND()-0.5)" office:value-type="float" office:value="-2.12203849864922E+015" calcext:value-type="float">
            <text:p>-2.12203849864922E+015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$C$2]*([.A164]-[.$D$2])*([.A164]-[.$E$2])*([.A164]-[.$F$2])*([.A164]-[.$G$2])*([.A164]-[.$H$2])*([.A164]-[.$I$2])+[.$J$2]*2*(RAND()-0.5)" office:value-type="float" office:value="-518877744381741" calcext:value-type="float">
            <text:p>-518877744381741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$C$2]*([.A165]-[.$D$2])*([.A165]-[.$E$2])*([.A165]-[.$F$2])*([.A165]-[.$G$2])*([.A165]-[.$H$2])*([.A165]-[.$I$2])+[.$J$2]*2*(RAND()-0.5)" office:value-type="float" office:value="-747492662932628" calcext:value-type="float">
            <text:p>-747492662932628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$C$2]*([.A166]-[.$D$2])*([.A166]-[.$E$2])*([.A166]-[.$F$2])*([.A166]-[.$G$2])*([.A166]-[.$H$2])*([.A166]-[.$I$2])+[.$J$2]*2*(RAND()-0.5)" office:value-type="float" office:value="-2228524498207382" calcext:value-type="float">
            <text:p>-2228524498207382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$C$2]*([.A167]-[.$D$2])*([.A167]-[.$E$2])*([.A167]-[.$F$2])*([.A167]-[.$G$2])*([.A167]-[.$H$2])*([.A167]-[.$I$2])+[.$J$2]*2*(RAND()-0.5)" office:value-type="float" office:value="-816727084835591" calcext:value-type="float">
            <text:p>-816727084835591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$C$2]*([.A168]-[.$D$2])*([.A168]-[.$E$2])*([.A168]-[.$F$2])*([.A168]-[.$G$2])*([.A168]-[.$H$2])*([.A168]-[.$I$2])+[.$J$2]*2*(RAND()-0.5)" office:value-type="float" office:value="-662687611333294" calcext:value-type="float">
            <text:p>-662687611333294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$C$2]*([.A169]-[.$D$2])*([.A169]-[.$E$2])*([.A169]-[.$F$2])*([.A169]-[.$G$2])*([.A169]-[.$H$2])*([.A169]-[.$I$2])+[.$J$2]*2*(RAND()-0.5)" office:value-type="float" office:value="-1.18444751463311E+015" calcext:value-type="float">
            <text:p>-1.18444751463311E+015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$C$2]*([.A170]-[.$D$2])*([.A170]-[.$E$2])*([.A170]-[.$F$2])*([.A170]-[.$G$2])*([.A170]-[.$H$2])*([.A170]-[.$I$2])+[.$J$2]*2*(RAND()-0.5)" office:value-type="float" office:value="-2.15986950609029E+015" calcext:value-type="float">
            <text:p>-2.15986950609029E+015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$C$2]*([.A171]-[.$D$2])*([.A171]-[.$E$2])*([.A171]-[.$F$2])*([.A171]-[.$G$2])*([.A171]-[.$H$2])*([.A171]-[.$I$2])+[.$J$2]*2*(RAND()-0.5)" office:value-type="float" office:value="-1.73397873414368E+015" calcext:value-type="float">
            <text:p>-1.73397873414368E+015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$C$2]*([.A172]-[.$D$2])*([.A172]-[.$E$2])*([.A172]-[.$F$2])*([.A172]-[.$G$2])*([.A172]-[.$H$2])*([.A172]-[.$I$2])+[.$J$2]*2*(RAND()-0.5)" office:value-type="float" office:value="-820402179797746" calcext:value-type="float">
            <text:p>-820402179797746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$C$2]*([.A173]-[.$D$2])*([.A173]-[.$E$2])*([.A173]-[.$F$2])*([.A173]-[.$G$2])*([.A173]-[.$H$2])*([.A173]-[.$I$2])+[.$J$2]*2*(RAND()-0.5)" office:value-type="float" office:value="-1.48776734373703E+015" calcext:value-type="float">
            <text:p>-1.48776734373703E+015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$C$2]*([.A174]-[.$D$2])*([.A174]-[.$E$2])*([.A174]-[.$F$2])*([.A174]-[.$G$2])*([.A174]-[.$H$2])*([.A174]-[.$I$2])+[.$J$2]*2*(RAND()-0.5)" office:value-type="float" office:value="-488438398120073" calcext:value-type="float">
            <text:p>-488438398120073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$C$2]*([.A175]-[.$D$2])*([.A175]-[.$E$2])*([.A175]-[.$F$2])*([.A175]-[.$G$2])*([.A175]-[.$H$2])*([.A175]-[.$I$2])+[.$J$2]*2*(RAND()-0.5)" office:value-type="float" office:value="-428872700429344" calcext:value-type="float">
            <text:p>-428872700429344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$C$2]*([.A176]-[.$D$2])*([.A176]-[.$E$2])*([.A176]-[.$F$2])*([.A176]-[.$G$2])*([.A176]-[.$H$2])*([.A176]-[.$I$2])+[.$J$2]*2*(RAND()-0.5)" office:value-type="float" office:value="-746727627724623" calcext:value-type="float">
            <text:p>-746727627724623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$C$2]*([.A177]-[.$D$2])*([.A177]-[.$E$2])*([.A177]-[.$F$2])*([.A177]-[.$G$2])*([.A177]-[.$H$2])*([.A177]-[.$I$2])+[.$J$2]*2*(RAND()-0.5)" office:value-type="float" office:value="-719221229047679" calcext:value-type="float">
            <text:p>-719221229047679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$C$2]*([.A178]-[.$D$2])*([.A178]-[.$E$2])*([.A178]-[.$F$2])*([.A178]-[.$G$2])*([.A178]-[.$H$2])*([.A178]-[.$I$2])+[.$J$2]*2*(RAND()-0.5)" office:value-type="float" office:value="-1.47158985388333E+015" calcext:value-type="float">
            <text:p>-1.47158985388333E+015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$C$2]*([.A179]-[.$D$2])*([.A179]-[.$E$2])*([.A179]-[.$F$2])*([.A179]-[.$G$2])*([.A179]-[.$H$2])*([.A179]-[.$I$2])+[.$J$2]*2*(RAND()-0.5)" office:value-type="float" office:value="-1.55711034407598E+015" calcext:value-type="float">
            <text:p>-1.55711034407598E+015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$C$2]*([.A180]-[.$D$2])*([.A180]-[.$E$2])*([.A180]-[.$F$2])*([.A180]-[.$G$2])*([.A180]-[.$H$2])*([.A180]-[.$I$2])+[.$J$2]*2*(RAND()-0.5)" office:value-type="float" office:value="-620153555168352" calcext:value-type="float">
            <text:p>-620153555168352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$C$2]*([.A181]-[.$D$2])*([.A181]-[.$E$2])*([.A181]-[.$F$2])*([.A181]-[.$G$2])*([.A181]-[.$H$2])*([.A181]-[.$I$2])+[.$J$2]*2*(RAND()-0.5)" office:value-type="float" office:value="-1.25763953824416E+015" calcext:value-type="float">
            <text:p>-1.25763953824416E+015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$C$2]*([.A182]-[.$D$2])*([.A182]-[.$E$2])*([.A182]-[.$F$2])*([.A182]-[.$G$2])*([.A182]-[.$H$2])*([.A182]-[.$I$2])+[.$J$2]*2*(RAND()-0.5)" office:value-type="float" office:value="-14794176418452.4" calcext:value-type="float">
            <text:p>-14794176418452.4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$C$2]*([.A183]-[.$D$2])*([.A183]-[.$E$2])*([.A183]-[.$F$2])*([.A183]-[.$G$2])*([.A183]-[.$H$2])*([.A183]-[.$I$2])+[.$J$2]*2*(RAND()-0.5)" office:value-type="float" office:value="-420867521825143" calcext:value-type="float">
            <text:p>-420867521825143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$C$2]*([.A184]-[.$D$2])*([.A184]-[.$E$2])*([.A184]-[.$F$2])*([.A184]-[.$G$2])*([.A184]-[.$H$2])*([.A184]-[.$I$2])+[.$J$2]*2*(RAND()-0.5)" office:value-type="float" office:value="-1.26008656714197E+015" calcext:value-type="float">
            <text:p>-1.26008656714197E+015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$C$2]*([.A185]-[.$D$2])*([.A185]-[.$E$2])*([.A185]-[.$F$2])*([.A185]-[.$G$2])*([.A185]-[.$H$2])*([.A185]-[.$I$2])+[.$J$2]*2*(RAND()-0.5)" office:value-type="float" office:value="136367207905123" calcext:value-type="float">
            <text:p>136367207905123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$C$2]*([.A186]-[.$D$2])*([.A186]-[.$E$2])*([.A186]-[.$F$2])*([.A186]-[.$G$2])*([.A186]-[.$H$2])*([.A186]-[.$I$2])+[.$J$2]*2*(RAND()-0.5)" office:value-type="float" office:value="-961420073219487" calcext:value-type="float">
            <text:p>-961420073219487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$C$2]*([.A187]-[.$D$2])*([.A187]-[.$E$2])*([.A187]-[.$F$2])*([.A187]-[.$G$2])*([.A187]-[.$H$2])*([.A187]-[.$I$2])+[.$J$2]*2*(RAND()-0.5)" office:value-type="float" office:value="-102470201239131" calcext:value-type="float">
            <text:p>-102470201239131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$C$2]*([.A188]-[.$D$2])*([.A188]-[.$E$2])*([.A188]-[.$F$2])*([.A188]-[.$G$2])*([.A188]-[.$H$2])*([.A188]-[.$I$2])+[.$J$2]*2*(RAND()-0.5)" office:value-type="float" office:value="251395464559733" calcext:value-type="float">
            <text:p>251395464559733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$C$2]*([.A189]-[.$D$2])*([.A189]-[.$E$2])*([.A189]-[.$F$2])*([.A189]-[.$G$2])*([.A189]-[.$H$2])*([.A189]-[.$I$2])+[.$J$2]*2*(RAND()-0.5)" office:value-type="float" office:value="-231399877703823" calcext:value-type="float">
            <text:p>-231399877703823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$C$2]*([.A190]-[.$D$2])*([.A190]-[.$E$2])*([.A190]-[.$F$2])*([.A190]-[.$G$2])*([.A190]-[.$H$2])*([.A190]-[.$I$2])+[.$J$2]*2*(RAND()-0.5)" office:value-type="float" office:value="-106637118040005" calcext:value-type="float">
            <text:p>-106637118040005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$C$2]*([.A191]-[.$D$2])*([.A191]-[.$E$2])*([.A191]-[.$F$2])*([.A191]-[.$G$2])*([.A191]-[.$H$2])*([.A191]-[.$I$2])+[.$J$2]*2*(RAND()-0.5)" office:value-type="float" office:value="-314227143739823" calcext:value-type="float">
            <text:p>-314227143739823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$C$2]*([.A192]-[.$D$2])*([.A192]-[.$E$2])*([.A192]-[.$F$2])*([.A192]-[.$G$2])*([.A192]-[.$H$2])*([.A192]-[.$I$2])+[.$J$2]*2*(RAND()-0.5)" office:value-type="float" office:value="107130392611641" calcext:value-type="float">
            <text:p>107130392611641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$C$2]*([.A193]-[.$D$2])*([.A193]-[.$E$2])*([.A193]-[.$F$2])*([.A193]-[.$G$2])*([.A193]-[.$H$2])*([.A193]-[.$I$2])+[.$J$2]*2*(RAND()-0.5)" office:value-type="float" office:value="884210897509776" calcext:value-type="float">
            <text:p>884210897509776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$C$2]*([.A194]-[.$D$2])*([.A194]-[.$E$2])*([.A194]-[.$F$2])*([.A194]-[.$G$2])*([.A194]-[.$H$2])*([.A194]-[.$I$2])+[.$J$2]*2*(RAND()-0.5)" office:value-type="float" office:value="-296342472793028" calcext:value-type="float">
            <text:p>-296342472793028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$C$2]*([.A195]-[.$D$2])*([.A195]-[.$E$2])*([.A195]-[.$F$2])*([.A195]-[.$G$2])*([.A195]-[.$H$2])*([.A195]-[.$I$2])+[.$J$2]*2*(RAND()-0.5)" office:value-type="float" office:value="-7460078297868" calcext:value-type="float">
            <text:p>-7460078297868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$C$2]*([.A196]-[.$D$2])*([.A196]-[.$E$2])*([.A196]-[.$F$2])*([.A196]-[.$G$2])*([.A196]-[.$H$2])*([.A196]-[.$I$2])+[.$J$2]*2*(RAND()-0.5)" office:value-type="float" office:value="1.28438041033692E+015" calcext:value-type="float">
            <text:p>1.28438041033692E+015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$C$2]*([.A197]-[.$D$2])*([.A197]-[.$E$2])*([.A197]-[.$F$2])*([.A197]-[.$G$2])*([.A197]-[.$H$2])*([.A197]-[.$I$2])+[.$J$2]*2*(RAND()-0.5)" office:value-type="float" office:value="-385767961644670" calcext:value-type="float">
            <text:p>-385767961644670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$C$2]*([.A198]-[.$D$2])*([.A198]-[.$E$2])*([.A198]-[.$F$2])*([.A198]-[.$G$2])*([.A198]-[.$H$2])*([.A198]-[.$I$2])+[.$J$2]*2*(RAND()-0.5)" office:value-type="float" office:value="-186153785532269" calcext:value-type="float">
            <text:p>-186153785532269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$C$2]*([.A199]-[.$D$2])*([.A199]-[.$E$2])*([.A199]-[.$F$2])*([.A199]-[.$G$2])*([.A199]-[.$H$2])*([.A199]-[.$I$2])+[.$J$2]*2*(RAND()-0.5)" office:value-type="float" office:value="-394792983995564" calcext:value-type="float">
            <text:p>-394792983995564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$C$2]*([.A200]-[.$D$2])*([.A200]-[.$E$2])*([.A200]-[.$F$2])*([.A200]-[.$G$2])*([.A200]-[.$H$2])*([.A200]-[.$I$2])+[.$J$2]*2*(RAND()-0.5)" office:value-type="float" office:value="1291215905109934" calcext:value-type="float">
            <text:p>1291215905109934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$C$2]*([.A201]-[.$D$2])*([.A201]-[.$E$2])*([.A201]-[.$F$2])*([.A201]-[.$G$2])*([.A201]-[.$H$2])*([.A201]-[.$I$2])+[.$J$2]*2*(RAND()-0.5)" office:value-type="float" office:value="764684669283129" calcext:value-type="float">
            <text:p>764684669283129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$C$2]*([.A202]-[.$D$2])*([.A202]-[.$E$2])*([.A202]-[.$F$2])*([.A202]-[.$G$2])*([.A202]-[.$H$2])*([.A202]-[.$I$2])+[.$J$2]*2*(RAND()-0.5)" office:value-type="float" office:value="378264651518134" calcext:value-type="float">
            <text:p>378264651518134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$C$2]*([.A203]-[.$D$2])*([.A203]-[.$E$2])*([.A203]-[.$F$2])*([.A203]-[.$G$2])*([.A203]-[.$H$2])*([.A203]-[.$I$2])+[.$J$2]*2*(RAND()-0.5)" office:value-type="float" office:value="548212226160977" calcext:value-type="float">
            <text:p>548212226160977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$C$2]*([.A204]-[.$D$2])*([.A204]-[.$E$2])*([.A204]-[.$F$2])*([.A204]-[.$G$2])*([.A204]-[.$H$2])*([.A204]-[.$I$2])+[.$J$2]*2*(RAND()-0.5)" office:value-type="float" office:value="623089145828125" calcext:value-type="float">
            <text:p>623089145828125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$C$2]*([.A205]-[.$D$2])*([.A205]-[.$E$2])*([.A205]-[.$F$2])*([.A205]-[.$G$2])*([.A205]-[.$H$2])*([.A205]-[.$I$2])+[.$J$2]*2*(RAND()-0.5)" office:value-type="float" office:value="1.21092043448803E+015" calcext:value-type="float">
            <text:p>1.21092043448803E+015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$C$2]*([.A206]-[.$D$2])*([.A206]-[.$E$2])*([.A206]-[.$F$2])*([.A206]-[.$G$2])*([.A206]-[.$H$2])*([.A206]-[.$I$2])+[.$J$2]*2*(RAND()-0.5)" office:value-type="float" office:value="122358216736045" calcext:value-type="float">
            <text:p>122358216736045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$C$2]*([.A207]-[.$D$2])*([.A207]-[.$E$2])*([.A207]-[.$F$2])*([.A207]-[.$G$2])*([.A207]-[.$H$2])*([.A207]-[.$I$2])+[.$J$2]*2*(RAND()-0.5)" office:value-type="float" office:value="1.06210336716504E+015" calcext:value-type="float">
            <text:p>1.06210336716504E+015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$C$2]*([.A208]-[.$D$2])*([.A208]-[.$E$2])*([.A208]-[.$F$2])*([.A208]-[.$G$2])*([.A208]-[.$H$2])*([.A208]-[.$I$2])+[.$J$2]*2*(RAND()-0.5)" office:value-type="float" office:value="1.41772807497265E+015" calcext:value-type="float">
            <text:p>1.41772807497265E+015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$C$2]*([.A209]-[.$D$2])*([.A209]-[.$E$2])*([.A209]-[.$F$2])*([.A209]-[.$G$2])*([.A209]-[.$H$2])*([.A209]-[.$I$2])+[.$J$2]*2*(RAND()-0.5)" office:value-type="float" office:value="1713507038375628" calcext:value-type="float">
            <text:p>1713507038375628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$C$2]*([.A210]-[.$D$2])*([.A210]-[.$E$2])*([.A210]-[.$F$2])*([.A210]-[.$G$2])*([.A210]-[.$H$2])*([.A210]-[.$I$2])+[.$J$2]*2*(RAND()-0.5)" office:value-type="float" office:value="2255345212261945" calcext:value-type="float">
            <text:p>2255345212261945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$C$2]*([.A211]-[.$D$2])*([.A211]-[.$E$2])*([.A211]-[.$F$2])*([.A211]-[.$G$2])*([.A211]-[.$H$2])*([.A211]-[.$I$2])+[.$J$2]*2*(RAND()-0.5)" office:value-type="float" office:value="2257045520735998" calcext:value-type="float">
            <text:p>2257045520735998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$C$2]*([.A212]-[.$D$2])*([.A212]-[.$E$2])*([.A212]-[.$F$2])*([.A212]-[.$G$2])*([.A212]-[.$H$2])*([.A212]-[.$I$2])+[.$J$2]*2*(RAND()-0.5)" office:value-type="float" office:value="1.96711388861511E+015" calcext:value-type="float">
            <text:p>1.96711388861511E+015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$C$2]*([.A213]-[.$D$2])*([.A213]-[.$E$2])*([.A213]-[.$F$2])*([.A213]-[.$G$2])*([.A213]-[.$H$2])*([.A213]-[.$I$2])+[.$J$2]*2*(RAND()-0.5)" office:value-type="float" office:value="1.89874777705078E+015" calcext:value-type="float">
            <text:p>1.89874777705078E+015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$C$2]*([.A214]-[.$D$2])*([.A214]-[.$E$2])*([.A214]-[.$F$2])*([.A214]-[.$G$2])*([.A214]-[.$H$2])*([.A214]-[.$I$2])+[.$J$2]*2*(RAND()-0.5)" office:value-type="float" office:value="2470095887116328" calcext:value-type="float">
            <text:p>2470095887116328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$C$2]*([.A215]-[.$D$2])*([.A215]-[.$E$2])*([.A215]-[.$F$2])*([.A215]-[.$G$2])*([.A215]-[.$H$2])*([.A215]-[.$I$2])+[.$J$2]*2*(RAND()-0.5)" office:value-type="float" office:value="1.84919245608899E+015" calcext:value-type="float">
            <text:p>1.84919245608899E+015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$C$2]*([.A216]-[.$D$2])*([.A216]-[.$E$2])*([.A216]-[.$F$2])*([.A216]-[.$G$2])*([.A216]-[.$H$2])*([.A216]-[.$I$2])+[.$J$2]*2*(RAND()-0.5)" office:value-type="float" office:value="1.02327712021965E+015" calcext:value-type="float">
            <text:p>1.02327712021965E+015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$C$2]*([.A217]-[.$D$2])*([.A217]-[.$E$2])*([.A217]-[.$F$2])*([.A217]-[.$G$2])*([.A217]-[.$H$2])*([.A217]-[.$I$2])+[.$J$2]*2*(RAND()-0.5)" office:value-type="float" office:value="1.79919579346E+015" calcext:value-type="float">
            <text:p>1.79919579346E+015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$C$2]*([.A218]-[.$D$2])*([.A218]-[.$E$2])*([.A218]-[.$F$2])*([.A218]-[.$G$2])*([.A218]-[.$H$2])*([.A218]-[.$I$2])+[.$J$2]*2*(RAND()-0.5)" office:value-type="float" office:value="2539181420885225" calcext:value-type="float">
            <text:p>2539181420885225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$C$2]*([.A219]-[.$D$2])*([.A219]-[.$E$2])*([.A219]-[.$F$2])*([.A219]-[.$G$2])*([.A219]-[.$H$2])*([.A219]-[.$I$2])+[.$J$2]*2*(RAND()-0.5)" office:value-type="float" office:value="1.24551500561734E+015" calcext:value-type="float">
            <text:p>1.24551500561734E+015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$C$2]*([.A220]-[.$D$2])*([.A220]-[.$E$2])*([.A220]-[.$F$2])*([.A220]-[.$G$2])*([.A220]-[.$H$2])*([.A220]-[.$I$2])+[.$J$2]*2*(RAND()-0.5)" office:value-type="float" office:value="1271244686523387" calcext:value-type="float">
            <text:p>1271244686523387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$C$2]*([.A221]-[.$D$2])*([.A221]-[.$E$2])*([.A221]-[.$F$2])*([.A221]-[.$G$2])*([.A221]-[.$H$2])*([.A221]-[.$I$2])+[.$J$2]*2*(RAND()-0.5)" office:value-type="float" office:value="2443164531707086" calcext:value-type="float">
            <text:p>2443164531707086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$C$2]*([.A222]-[.$D$2])*([.A222]-[.$E$2])*([.A222]-[.$F$2])*([.A222]-[.$G$2])*([.A222]-[.$H$2])*([.A222]-[.$I$2])+[.$J$2]*2*(RAND()-0.5)" office:value-type="float" office:value="3.25691204933884E+015" calcext:value-type="float">
            <text:p>3.25691204933884E+015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$C$2]*([.A223]-[.$D$2])*([.A223]-[.$E$2])*([.A223]-[.$F$2])*([.A223]-[.$G$2])*([.A223]-[.$H$2])*([.A223]-[.$I$2])+[.$J$2]*2*(RAND()-0.5)" office:value-type="float" office:value="1.80018631775458E+015" calcext:value-type="float">
            <text:p>1.80018631775458E+015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$C$2]*([.A224]-[.$D$2])*([.A224]-[.$E$2])*([.A224]-[.$F$2])*([.A224]-[.$G$2])*([.A224]-[.$H$2])*([.A224]-[.$I$2])+[.$J$2]*2*(RAND()-0.5)" office:value-type="float" office:value="2892539520396300" calcext:value-type="float">
            <text:p>2892539520396300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$C$2]*([.A225]-[.$D$2])*([.A225]-[.$E$2])*([.A225]-[.$F$2])*([.A225]-[.$G$2])*([.A225]-[.$H$2])*([.A225]-[.$I$2])+[.$J$2]*2*(RAND()-0.5)" office:value-type="float" office:value="3.55315375258081E+015" calcext:value-type="float">
            <text:p>3.55315375258081E+015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$C$2]*([.A226]-[.$D$2])*([.A226]-[.$E$2])*([.A226]-[.$F$2])*([.A226]-[.$G$2])*([.A226]-[.$H$2])*([.A226]-[.$I$2])+[.$J$2]*2*(RAND()-0.5)" office:value-type="float" office:value="3.50954974013866E+015" calcext:value-type="float">
            <text:p>3.50954974013866E+015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$C$2]*([.A227]-[.$D$2])*([.A227]-[.$E$2])*([.A227]-[.$F$2])*([.A227]-[.$G$2])*([.A227]-[.$H$2])*([.A227]-[.$I$2])+[.$J$2]*2*(RAND()-0.5)" office:value-type="float" office:value="1839833393357707" calcext:value-type="float">
            <text:p>183983339335770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$C$2]*([.A228]-[.$D$2])*([.A228]-[.$E$2])*([.A228]-[.$F$2])*([.A228]-[.$G$2])*([.A228]-[.$H$2])*([.A228]-[.$I$2])+[.$J$2]*2*(RAND()-0.5)" office:value-type="float" office:value="3701773176029803" calcext:value-type="float">
            <text:p>3701773176029803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$C$2]*([.A229]-[.$D$2])*([.A229]-[.$E$2])*([.A229]-[.$F$2])*([.A229]-[.$G$2])*([.A229]-[.$H$2])*([.A229]-[.$I$2])+[.$J$2]*2*(RAND()-0.5)" office:value-type="float" office:value="2410223809851305" calcext:value-type="float">
            <text:p>2410223809851305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$C$2]*([.A230]-[.$D$2])*([.A230]-[.$E$2])*([.A230]-[.$F$2])*([.A230]-[.$G$2])*([.A230]-[.$H$2])*([.A230]-[.$I$2])+[.$J$2]*2*(RAND()-0.5)" office:value-type="float" office:value="2025481194952331" calcext:value-type="float">
            <text:p>2025481194952331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$C$2]*([.A231]-[.$D$2])*([.A231]-[.$E$2])*([.A231]-[.$F$2])*([.A231]-[.$G$2])*([.A231]-[.$H$2])*([.A231]-[.$I$2])+[.$J$2]*2*(RAND()-0.5)" office:value-type="float" office:value="3421651863191420" calcext:value-type="float">
            <text:p>3421651863191420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$C$2]*([.A232]-[.$D$2])*([.A232]-[.$E$2])*([.A232]-[.$F$2])*([.A232]-[.$G$2])*([.A232]-[.$H$2])*([.A232]-[.$I$2])+[.$J$2]*2*(RAND()-0.5)" office:value-type="float" office:value="3818094882457314" calcext:value-type="float">
            <text:p>3818094882457314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$C$2]*([.A233]-[.$D$2])*([.A233]-[.$E$2])*([.A233]-[.$F$2])*([.A233]-[.$G$2])*([.A233]-[.$H$2])*([.A233]-[.$I$2])+[.$J$2]*2*(RAND()-0.5)" office:value-type="float" office:value="3797708629524183" calcext:value-type="float">
            <text:p>3797708629524183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$C$2]*([.A234]-[.$D$2])*([.A234]-[.$E$2])*([.A234]-[.$F$2])*([.A234]-[.$G$2])*([.A234]-[.$H$2])*([.A234]-[.$I$2])+[.$J$2]*2*(RAND()-0.5)" office:value-type="float" office:value="3.00313254725028E+015" calcext:value-type="float">
            <text:p>3.00313254725028E+015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$C$2]*([.A235]-[.$D$2])*([.A235]-[.$E$2])*([.A235]-[.$F$2])*([.A235]-[.$G$2])*([.A235]-[.$H$2])*([.A235]-[.$I$2])+[.$J$2]*2*(RAND()-0.5)" office:value-type="float" office:value="3.92188738234951E+015" calcext:value-type="float">
            <text:p>3.92188738234951E+015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$C$2]*([.A236]-[.$D$2])*([.A236]-[.$E$2])*([.A236]-[.$F$2])*([.A236]-[.$G$2])*([.A236]-[.$H$2])*([.A236]-[.$I$2])+[.$J$2]*2*(RAND()-0.5)" office:value-type="float" office:value="4232748987842297" calcext:value-type="float">
            <text:p>4232748987842297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$C$2]*([.A237]-[.$D$2])*([.A237]-[.$E$2])*([.A237]-[.$F$2])*([.A237]-[.$G$2])*([.A237]-[.$H$2])*([.A237]-[.$I$2])+[.$J$2]*2*(RAND()-0.5)" office:value-type="float" office:value="3.97039701797573E+015" calcext:value-type="float">
            <text:p>3.97039701797573E+015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$C$2]*([.A238]-[.$D$2])*([.A238]-[.$E$2])*([.A238]-[.$F$2])*([.A238]-[.$G$2])*([.A238]-[.$H$2])*([.A238]-[.$I$2])+[.$J$2]*2*(RAND()-0.5)" office:value-type="float" office:value="4615087912580439" calcext:value-type="float">
            <text:p>4615087912580439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$C$2]*([.A239]-[.$D$2])*([.A239]-[.$E$2])*([.A239]-[.$F$2])*([.A239]-[.$G$2])*([.A239]-[.$H$2])*([.A239]-[.$I$2])+[.$J$2]*2*(RAND()-0.5)" office:value-type="float" office:value="4072683149029214" calcext:value-type="float">
            <text:p>4072683149029214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$C$2]*([.A240]-[.$D$2])*([.A240]-[.$E$2])*([.A240]-[.$F$2])*([.A240]-[.$G$2])*([.A240]-[.$H$2])*([.A240]-[.$I$2])+[.$J$2]*2*(RAND()-0.5)" office:value-type="float" office:value="3189669912463037" calcext:value-type="float">
            <text:p>3189669912463037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$C$2]*([.A241]-[.$D$2])*([.A241]-[.$E$2])*([.A241]-[.$F$2])*([.A241]-[.$G$2])*([.A241]-[.$H$2])*([.A241]-[.$I$2])+[.$J$2]*2*(RAND()-0.5)" office:value-type="float" office:value="4905847958615679" calcext:value-type="float">
            <text:p>4905847958615679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$C$2]*([.A242]-[.$D$2])*([.A242]-[.$E$2])*([.A242]-[.$F$2])*([.A242]-[.$G$2])*([.A242]-[.$H$2])*([.A242]-[.$I$2])+[.$J$2]*2*(RAND()-0.5)" office:value-type="float" office:value="4366311998691469" calcext:value-type="float">
            <text:p>4366311998691469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$C$2]*([.A243]-[.$D$2])*([.A243]-[.$E$2])*([.A243]-[.$F$2])*([.A243]-[.$G$2])*([.A243]-[.$H$2])*([.A243]-[.$I$2])+[.$J$2]*2*(RAND()-0.5)" office:value-type="float" office:value="4618361152078290" calcext:value-type="float">
            <text:p>4618361152078290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$C$2]*([.A244]-[.$D$2])*([.A244]-[.$E$2])*([.A244]-[.$F$2])*([.A244]-[.$G$2])*([.A244]-[.$H$2])*([.A244]-[.$I$2])+[.$J$2]*2*(RAND()-0.5)" office:value-type="float" office:value="4833160181393026" calcext:value-type="float">
            <text:p>4833160181393026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$C$2]*([.A245]-[.$D$2])*([.A245]-[.$E$2])*([.A245]-[.$F$2])*([.A245]-[.$G$2])*([.A245]-[.$H$2])*([.A245]-[.$I$2])+[.$J$2]*2*(RAND()-0.5)" office:value-type="float" office:value="4715068696098372" calcext:value-type="float">
            <text:p>4715068696098372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$C$2]*([.A246]-[.$D$2])*([.A246]-[.$E$2])*([.A246]-[.$F$2])*([.A246]-[.$G$2])*([.A246]-[.$H$2])*([.A246]-[.$I$2])+[.$J$2]*2*(RAND()-0.5)" office:value-type="float" office:value="5341394006673533" calcext:value-type="float">
            <text:p>5341394006673533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C$2]*([.A247]-[.$D$2])*([.A247]-[.$E$2])*([.A247]-[.$F$2])*([.A247]-[.$G$2])*([.A247]-[.$H$2])*([.A247]-[.$I$2])+[.$J$2]*2*(RAND()-0.5)" office:value-type="float" office:value="3759628554743682" calcext:value-type="float">
            <text:p>3759628554743682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$C$2]*([.A248]-[.$D$2])*([.A248]-[.$E$2])*([.A248]-[.$F$2])*([.A248]-[.$G$2])*([.A248]-[.$H$2])*([.A248]-[.$I$2])+[.$J$2]*2*(RAND()-0.5)" office:value-type="float" office:value="4590270997110922" calcext:value-type="float">
            <text:p>4590270997110922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$C$2]*([.A249]-[.$D$2])*([.A249]-[.$E$2])*([.A249]-[.$F$2])*([.A249]-[.$G$2])*([.A249]-[.$H$2])*([.A249]-[.$I$2])+[.$J$2]*2*(RAND()-0.5)" office:value-type="float" office:value="4924696782758467" calcext:value-type="float">
            <text:p>4924696782758467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$C$2]*([.A250]-[.$D$2])*([.A250]-[.$E$2])*([.A250]-[.$F$2])*([.A250]-[.$G$2])*([.A250]-[.$H$2])*([.A250]-[.$I$2])+[.$J$2]*2*(RAND()-0.5)" office:value-type="float" office:value="5512545775245605" calcext:value-type="float">
            <text:p>5512545775245605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$C$2]*([.A251]-[.$D$2])*([.A251]-[.$E$2])*([.A251]-[.$F$2])*([.A251]-[.$G$2])*([.A251]-[.$H$2])*([.A251]-[.$I$2])+[.$J$2]*2*(RAND()-0.5)" office:value-type="float" office:value="5581635527880230" calcext:value-type="float">
            <text:p>5581635527880230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$C$2]*([.A252]-[.$D$2])*([.A252]-[.$E$2])*([.A252]-[.$F$2])*([.A252]-[.$G$2])*([.A252]-[.$H$2])*([.A252]-[.$I$2])+[.$J$2]*2*(RAND()-0.5)" office:value-type="float" office:value="5499965885623619" calcext:value-type="float">
            <text:p>5499965885623619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$C$2]*([.A253]-[.$D$2])*([.A253]-[.$E$2])*([.A253]-[.$F$2])*([.A253]-[.$G$2])*([.A253]-[.$H$2])*([.A253]-[.$I$2])+[.$J$2]*2*(RAND()-0.5)" office:value-type="float" office:value="4517365094538511" calcext:value-type="float">
            <text:p>4517365094538511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$C$2]*([.A254]-[.$D$2])*([.A254]-[.$E$2])*([.A254]-[.$F$2])*([.A254]-[.$G$2])*([.A254]-[.$H$2])*([.A254]-[.$I$2])+[.$J$2]*2*(RAND()-0.5)" office:value-type="float" office:value="5913328455917319" calcext:value-type="float">
            <text:p>5913328455917319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$C$2]*([.A255]-[.$D$2])*([.A255]-[.$E$2])*([.A255]-[.$F$2])*([.A255]-[.$G$2])*([.A255]-[.$H$2])*([.A255]-[.$I$2])+[.$J$2]*2*(RAND()-0.5)" office:value-type="float" office:value="5431090916596714" calcext:value-type="float">
            <text:p>5431090916596714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$C$2]*([.A256]-[.$D$2])*([.A256]-[.$E$2])*([.A256]-[.$F$2])*([.A256]-[.$G$2])*([.A256]-[.$H$2])*([.A256]-[.$I$2])+[.$J$2]*2*(RAND()-0.5)" office:value-type="float" office:value="6016979608047916" calcext:value-type="float">
            <text:p>6016979608047916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$C$2]*([.A257]-[.$D$2])*([.A257]-[.$E$2])*([.A257]-[.$F$2])*([.A257]-[.$G$2])*([.A257]-[.$H$2])*([.A257]-[.$I$2])+[.$J$2]*2*(RAND()-0.5)" office:value-type="float" office:value="5546032259778070" calcext:value-type="float">
            <text:p>5546032259778070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$C$2]*([.A258]-[.$D$2])*([.A258]-[.$E$2])*([.A258]-[.$F$2])*([.A258]-[.$G$2])*([.A258]-[.$H$2])*([.A258]-[.$I$2])+[.$J$2]*2*(RAND()-0.5)" office:value-type="float" office:value="4867988755638230" calcext:value-type="float">
            <text:p>4867988755638230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$C$2]*([.A259]-[.$D$2])*([.A259]-[.$E$2])*([.A259]-[.$F$2])*([.A259]-[.$G$2])*([.A259]-[.$H$2])*([.A259]-[.$I$2])+[.$J$2]*2*(RAND()-0.5)" office:value-type="float" office:value="4700038183670335" calcext:value-type="float">
            <text:p>4700038183670335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$C$2]*([.A260]-[.$D$2])*([.A260]-[.$E$2])*([.A260]-[.$F$2])*([.A260]-[.$G$2])*([.A260]-[.$H$2])*([.A260]-[.$I$2])+[.$J$2]*2*(RAND()-0.5)" office:value-type="float" office:value="6503192709081258" calcext:value-type="float">
            <text:p>6503192709081258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$C$2]*([.A261]-[.$D$2])*([.A261]-[.$E$2])*([.A261]-[.$F$2])*([.A261]-[.$G$2])*([.A261]-[.$H$2])*([.A261]-[.$I$2])+[.$J$2]*2*(RAND()-0.5)" office:value-type="float" office:value="6381213994961771" calcext:value-type="float">
            <text:p>638121399496177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$C$2]*([.A262]-[.$D$2])*([.A262]-[.$E$2])*([.A262]-[.$F$2])*([.A262]-[.$G$2])*([.A262]-[.$H$2])*([.A262]-[.$I$2])+[.$J$2]*2*(RAND()-0.5)" office:value-type="float" office:value="5071868379338533" calcext:value-type="float">
            <text:p>5071868379338533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$C$2]*([.A263]-[.$D$2])*([.A263]-[.$E$2])*([.A263]-[.$F$2])*([.A263]-[.$G$2])*([.A263]-[.$H$2])*([.A263]-[.$I$2])+[.$J$2]*2*(RAND()-0.5)" office:value-type="float" office:value="6388257280769830" calcext:value-type="float">
            <text:p>6388257280769830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$C$2]*([.A264]-[.$D$2])*([.A264]-[.$E$2])*([.A264]-[.$F$2])*([.A264]-[.$G$2])*([.A264]-[.$H$2])*([.A264]-[.$I$2])+[.$J$2]*2*(RAND()-0.5)" office:value-type="float" office:value="6710466366594216" calcext:value-type="float">
            <text:p>6710466366594216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$C$2]*([.A265]-[.$D$2])*([.A265]-[.$E$2])*([.A265]-[.$F$2])*([.A265]-[.$G$2])*([.A265]-[.$H$2])*([.A265]-[.$I$2])+[.$J$2]*2*(RAND()-0.5)" office:value-type="float" office:value="5864367473702418" calcext:value-type="float">
            <text:p>5864367473702418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$C$2]*([.A266]-[.$D$2])*([.A266]-[.$E$2])*([.A266]-[.$F$2])*([.A266]-[.$G$2])*([.A266]-[.$H$2])*([.A266]-[.$I$2])+[.$J$2]*2*(RAND()-0.5)" office:value-type="float" office:value="6870848506665460" calcext:value-type="float">
            <text:p>6870848506665460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$C$2]*([.A267]-[.$D$2])*([.A267]-[.$E$2])*([.A267]-[.$F$2])*([.A267]-[.$G$2])*([.A267]-[.$H$2])*([.A267]-[.$I$2])+[.$J$2]*2*(RAND()-0.5)" office:value-type="float" office:value="6377516915647693" calcext:value-type="float">
            <text:p>6377516915647693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$C$2]*([.A268]-[.$D$2])*([.A268]-[.$E$2])*([.A268]-[.$F$2])*([.A268]-[.$G$2])*([.A268]-[.$H$2])*([.A268]-[.$I$2])+[.$J$2]*2*(RAND()-0.5)" office:value-type="float" office:value="6104790642127622" calcext:value-type="float">
            <text:p>6104790642127622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$C$2]*([.A269]-[.$D$2])*([.A269]-[.$E$2])*([.A269]-[.$F$2])*([.A269]-[.$G$2])*([.A269]-[.$H$2])*([.A269]-[.$I$2])+[.$J$2]*2*(RAND()-0.5)" office:value-type="float" office:value="6877238164876556" calcext:value-type="float">
            <text:p>6877238164876556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$C$2]*([.A270]-[.$D$2])*([.A270]-[.$E$2])*([.A270]-[.$F$2])*([.A270]-[.$G$2])*([.A270]-[.$H$2])*([.A270]-[.$I$2])+[.$J$2]*2*(RAND()-0.5)" office:value-type="float" office:value="5548863446948282" calcext:value-type="float">
            <text:p>5548863446948282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$C$2]*([.A271]-[.$D$2])*([.A271]-[.$E$2])*([.A271]-[.$F$2])*([.A271]-[.$G$2])*([.A271]-[.$H$2])*([.A271]-[.$I$2])+[.$J$2]*2*(RAND()-0.5)" office:value-type="float" office:value="6917383190032326" calcext:value-type="float">
            <text:p>6917383190032326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$C$2]*([.A272]-[.$D$2])*([.A272]-[.$E$2])*([.A272]-[.$F$2])*([.A272]-[.$G$2])*([.A272]-[.$H$2])*([.A272]-[.$I$2])+[.$J$2]*2*(RAND()-0.5)" office:value-type="float" office:value="6379571683128597" calcext:value-type="float">
            <text:p>6379571683128597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$C$2]*([.A273]-[.$D$2])*([.A273]-[.$E$2])*([.A273]-[.$F$2])*([.A273]-[.$G$2])*([.A273]-[.$H$2])*([.A273]-[.$I$2])+[.$J$2]*2*(RAND()-0.5)" office:value-type="float" office:value="7579821687787376" calcext:value-type="float">
            <text:p>7579821687787376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$C$2]*([.A274]-[.$D$2])*([.A274]-[.$E$2])*([.A274]-[.$F$2])*([.A274]-[.$G$2])*([.A274]-[.$H$2])*([.A274]-[.$I$2])+[.$J$2]*2*(RAND()-0.5)" office:value-type="float" office:value="7622738795598842" calcext:value-type="float">
            <text:p>7622738795598842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$C$2]*([.A275]-[.$D$2])*([.A275]-[.$E$2])*([.A275]-[.$F$2])*([.A275]-[.$G$2])*([.A275]-[.$H$2])*([.A275]-[.$I$2])+[.$J$2]*2*(RAND()-0.5)" office:value-type="float" office:value="6225275616553627" calcext:value-type="float">
            <text:p>6225275616553627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$C$2]*([.A276]-[.$D$2])*([.A276]-[.$E$2])*([.A276]-[.$F$2])*([.A276]-[.$G$2])*([.A276]-[.$H$2])*([.A276]-[.$I$2])+[.$J$2]*2*(RAND()-0.5)" office:value-type="float" office:value="7819268681969966" calcext:value-type="float">
            <text:p>7819268681969966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$C$2]*([.A277]-[.$D$2])*([.A277]-[.$E$2])*([.A277]-[.$F$2])*([.A277]-[.$G$2])*([.A277]-[.$H$2])*([.A277]-[.$I$2])+[.$J$2]*2*(RAND()-0.5)" office:value-type="float" office:value="7453450153917324" calcext:value-type="float">
            <text:p>7453450153917324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$C$2]*([.A278]-[.$D$2])*([.A278]-[.$E$2])*([.A278]-[.$F$2])*([.A278]-[.$G$2])*([.A278]-[.$H$2])*([.A278]-[.$I$2])+[.$J$2]*2*(RAND()-0.5)" office:value-type="float" office:value="7126747527157562" calcext:value-type="float">
            <text:p>7126747527157562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$C$2]*([.A279]-[.$D$2])*([.A279]-[.$E$2])*([.A279]-[.$F$2])*([.A279]-[.$G$2])*([.A279]-[.$H$2])*([.A279]-[.$I$2])+[.$J$2]*2*(RAND()-0.5)" office:value-type="float" office:value="7255853265097814" calcext:value-type="float">
            <text:p>7255853265097814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$C$2]*([.A280]-[.$D$2])*([.A280]-[.$E$2])*([.A280]-[.$F$2])*([.A280]-[.$G$2])*([.A280]-[.$H$2])*([.A280]-[.$I$2])+[.$J$2]*2*(RAND()-0.5)" office:value-type="float" office:value="7679968295549452" calcext:value-type="float">
            <text:p>7679968295549452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$C$2]*([.A281]-[.$D$2])*([.A281]-[.$E$2])*([.A281]-[.$F$2])*([.A281]-[.$G$2])*([.A281]-[.$H$2])*([.A281]-[.$I$2])+[.$J$2]*2*(RAND()-0.5)" office:value-type="float" office:value="8111132417727588" calcext:value-type="float">
            <text:p>8111132417727588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$C$2]*([.A282]-[.$D$2])*([.A282]-[.$E$2])*([.A282]-[.$F$2])*([.A282]-[.$G$2])*([.A282]-[.$H$2])*([.A282]-[.$I$2])+[.$J$2]*2*(RAND()-0.5)" office:value-type="float" office:value="6684398634087456" calcext:value-type="float">
            <text:p>6684398634087456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$C$2]*([.A283]-[.$D$2])*([.A283]-[.$E$2])*([.A283]-[.$F$2])*([.A283]-[.$G$2])*([.A283]-[.$H$2])*([.A283]-[.$I$2])+[.$J$2]*2*(RAND()-0.5)" office:value-type="float" office:value="7838612363743582" calcext:value-type="float">
            <text:p>7838612363743582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$C$2]*([.A284]-[.$D$2])*([.A284]-[.$E$2])*([.A284]-[.$F$2])*([.A284]-[.$G$2])*([.A284]-[.$H$2])*([.A284]-[.$I$2])+[.$J$2]*2*(RAND()-0.5)" office:value-type="float" office:value="6757851632502605" calcext:value-type="float">
            <text:p>6757851632502605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$C$2]*([.A285]-[.$D$2])*([.A285]-[.$E$2])*([.A285]-[.$F$2])*([.A285]-[.$G$2])*([.A285]-[.$H$2])*([.A285]-[.$I$2])+[.$J$2]*2*(RAND()-0.5)" office:value-type="float" office:value="7354286978562025" calcext:value-type="float">
            <text:p>7354286978562025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$C$2]*([.A286]-[.$D$2])*([.A286]-[.$E$2])*([.A286]-[.$F$2])*([.A286]-[.$G$2])*([.A286]-[.$H$2])*([.A286]-[.$I$2])+[.$J$2]*2*(RAND()-0.5)" office:value-type="float" office:value="7223056472048569" calcext:value-type="float">
            <text:p>7223056472048569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$C$2]*([.A287]-[.$D$2])*([.A287]-[.$E$2])*([.A287]-[.$F$2])*([.A287]-[.$G$2])*([.A287]-[.$H$2])*([.A287]-[.$I$2])+[.$J$2]*2*(RAND()-0.5)" office:value-type="float" office:value="7413516621470719" calcext:value-type="float">
            <text:p>7413516621470719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$C$2]*([.A288]-[.$D$2])*([.A288]-[.$E$2])*([.A288]-[.$F$2])*([.A288]-[.$G$2])*([.A288]-[.$H$2])*([.A288]-[.$I$2])+[.$J$2]*2*(RAND()-0.5)" office:value-type="float" office:value="7280412218378595" calcext:value-type="float">
            <text:p>7280412218378595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$C$2]*([.A289]-[.$D$2])*([.A289]-[.$E$2])*([.A289]-[.$F$2])*([.A289]-[.$G$2])*([.A289]-[.$H$2])*([.A289]-[.$I$2])+[.$J$2]*2*(RAND()-0.5)" office:value-type="float" office:value="7987646278432267" calcext:value-type="float">
            <text:p>7987646278432267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$C$2]*([.A290]-[.$D$2])*([.A290]-[.$E$2])*([.A290]-[.$F$2])*([.A290]-[.$G$2])*([.A290]-[.$H$2])*([.A290]-[.$I$2])+[.$J$2]*2*(RAND()-0.5)" office:value-type="float" office:value="8185183885638593" calcext:value-type="float">
            <text:p>8185183885638593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$C$2]*([.A291]-[.$D$2])*([.A291]-[.$E$2])*([.A291]-[.$F$2])*([.A291]-[.$G$2])*([.A291]-[.$H$2])*([.A291]-[.$I$2])+[.$J$2]*2*(RAND()-0.5)" office:value-type="float" office:value="7675964813352861" calcext:value-type="float">
            <text:p>7675964813352861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$C$2]*([.A292]-[.$D$2])*([.A292]-[.$E$2])*([.A292]-[.$F$2])*([.A292]-[.$G$2])*([.A292]-[.$H$2])*([.A292]-[.$I$2])+[.$J$2]*2*(RAND()-0.5)" office:value-type="float" office:value="8197861736685093" calcext:value-type="float">
            <text:p>8197861736685093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$C$2]*([.A293]-[.$D$2])*([.A293]-[.$E$2])*([.A293]-[.$F$2])*([.A293]-[.$G$2])*([.A293]-[.$H$2])*([.A293]-[.$I$2])+[.$J$2]*2*(RAND()-0.5)" office:value-type="float" office:value="9.03263399980781E+015" calcext:value-type="float">
            <text:p>9.03263399980781E+015</text:p>
          </table:table-cell>
          <table:table-cell table:number-columns-repeated="8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$C$2]*([.A294]-[.$D$2])*([.A294]-[.$E$2])*([.A294]-[.$F$2])*([.A294]-[.$G$2])*([.A294]-[.$H$2])*([.A294]-[.$I$2])+[.$J$2]*2*(RAND()-0.5)" office:value-type="float" office:value="7365174677811949" calcext:value-type="float">
            <text:p>7365174677811949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$C$2]*([.A295]-[.$D$2])*([.A295]-[.$E$2])*([.A295]-[.$F$2])*([.A295]-[.$G$2])*([.A295]-[.$H$2])*([.A295]-[.$I$2])+[.$J$2]*2*(RAND()-0.5)" office:value-type="float" office:value="7771331301454669" calcext:value-type="float">
            <text:p>7771331301454669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$C$2]*([.A296]-[.$D$2])*([.A296]-[.$E$2])*([.A296]-[.$F$2])*([.A296]-[.$G$2])*([.A296]-[.$H$2])*([.A296]-[.$I$2])+[.$J$2]*2*(RAND()-0.5)" office:value-type="float" office:value="9.07203489058152E+015" calcext:value-type="float">
            <text:p>9.07203489058152E+015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$C$2]*([.A297]-[.$D$2])*([.A297]-[.$E$2])*([.A297]-[.$F$2])*([.A297]-[.$G$2])*([.A297]-[.$H$2])*([.A297]-[.$I$2])+[.$J$2]*2*(RAND()-0.5)" office:value-type="float" office:value="9.1676276918619E+015" calcext:value-type="float">
            <text:p>9.1676276918619E+015</text:p>
          </table:table-cell>
          <table:table-cell table:number-columns-repeated="8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$C$2]*([.A298]-[.$D$2])*([.A298]-[.$E$2])*([.A298]-[.$F$2])*([.A298]-[.$G$2])*([.A298]-[.$H$2])*([.A298]-[.$I$2])+[.$J$2]*2*(RAND()-0.5)" office:value-type="float" office:value="8594270147728969" calcext:value-type="float">
            <text:p>8594270147728969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$C$2]*([.A299]-[.$D$2])*([.A299]-[.$E$2])*([.A299]-[.$F$2])*([.A299]-[.$G$2])*([.A299]-[.$H$2])*([.A299]-[.$I$2])+[.$J$2]*2*(RAND()-0.5)" office:value-type="float" office:value="8487541712720520" calcext:value-type="float">
            <text:p>8487541712720520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$C$2]*([.A300]-[.$D$2])*([.A300]-[.$E$2])*([.A300]-[.$F$2])*([.A300]-[.$G$2])*([.A300]-[.$H$2])*([.A300]-[.$I$2])+[.$J$2]*2*(RAND()-0.5)" office:value-type="float" office:value="8906410229941547" calcext:value-type="float">
            <text:p>8906410229941547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$C$2]*([.A301]-[.$D$2])*([.A301]-[.$E$2])*([.A301]-[.$F$2])*([.A301]-[.$G$2])*([.A301]-[.$H$2])*([.A301]-[.$I$2])+[.$J$2]*2*(RAND()-0.5)" office:value-type="float" office:value="9.02558836952285E+015" calcext:value-type="float">
            <text:p>9.02558836952285E+015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$C$2]*([.A302]-[.$D$2])*([.A302]-[.$E$2])*([.A302]-[.$F$2])*([.A302]-[.$G$2])*([.A302]-[.$H$2])*([.A302]-[.$I$2])+[.$J$2]*2*(RAND()-0.5)" office:value-type="float" office:value="8274081514811465" calcext:value-type="float">
            <text:p>8274081514811465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$C$2]*([.A303]-[.$D$2])*([.A303]-[.$E$2])*([.A303]-[.$F$2])*([.A303]-[.$G$2])*([.A303]-[.$H$2])*([.A303]-[.$I$2])+[.$J$2]*2*(RAND()-0.5)" office:value-type="float" office:value="8441403975199342" calcext:value-type="float">
            <text:p>8441403975199342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$C$2]*([.A304]-[.$D$2])*([.A304]-[.$E$2])*([.A304]-[.$F$2])*([.A304]-[.$G$2])*([.A304]-[.$H$2])*([.A304]-[.$I$2])+[.$J$2]*2*(RAND()-0.5)" office:value-type="float" office:value="9.2267515736041E+015" calcext:value-type="float">
            <text:p>9.2267515736041E+015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$C$2]*([.A305]-[.$D$2])*([.A305]-[.$E$2])*([.A305]-[.$F$2])*([.A305]-[.$G$2])*([.A305]-[.$H$2])*([.A305]-[.$I$2])+[.$J$2]*2*(RAND()-0.5)" office:value-type="float" office:value="8619743002800228" calcext:value-type="float">
            <text:p>8619743002800228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$C$2]*([.A306]-[.$D$2])*([.A306]-[.$E$2])*([.A306]-[.$F$2])*([.A306]-[.$G$2])*([.A306]-[.$H$2])*([.A306]-[.$I$2])+[.$J$2]*2*(RAND()-0.5)" office:value-type="float" office:value="8329027318778666" calcext:value-type="float">
            <text:p>8329027318778666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$C$2]*([.A307]-[.$D$2])*([.A307]-[.$E$2])*([.A307]-[.$F$2])*([.A307]-[.$G$2])*([.A307]-[.$H$2])*([.A307]-[.$I$2])+[.$J$2]*2*(RAND()-0.5)" office:value-type="float" office:value="9.58352930178012E+015" calcext:value-type="float">
            <text:p>9.58352930178012E+015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$C$2]*([.A308]-[.$D$2])*([.A308]-[.$E$2])*([.A308]-[.$F$2])*([.A308]-[.$G$2])*([.A308]-[.$H$2])*([.A308]-[.$I$2])+[.$J$2]*2*(RAND()-0.5)" office:value-type="float" office:value="9.34256929044112E+015" calcext:value-type="float">
            <text:p>9.34256929044112E+015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$C$2]*([.A309]-[.$D$2])*([.A309]-[.$E$2])*([.A309]-[.$F$2])*([.A309]-[.$G$2])*([.A309]-[.$H$2])*([.A309]-[.$I$2])+[.$J$2]*2*(RAND()-0.5)" office:value-type="float" office:value="8599747916430711" calcext:value-type="float">
            <text:p>8599747916430711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$C$2]*([.A310]-[.$D$2])*([.A310]-[.$E$2])*([.A310]-[.$F$2])*([.A310]-[.$G$2])*([.A310]-[.$H$2])*([.A310]-[.$I$2])+[.$J$2]*2*(RAND()-0.5)" office:value-type="float" office:value="9.38118472239861E+015" calcext:value-type="float">
            <text:p>9.38118472239861E+015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$C$2]*([.A311]-[.$D$2])*([.A311]-[.$E$2])*([.A311]-[.$F$2])*([.A311]-[.$G$2])*([.A311]-[.$H$2])*([.A311]-[.$I$2])+[.$J$2]*2*(RAND()-0.5)" office:value-type="float" office:value="9.19346469159825E+015" calcext:value-type="float">
            <text:p>9.19346469159825E+015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$C$2]*([.A312]-[.$D$2])*([.A312]-[.$E$2])*([.A312]-[.$F$2])*([.A312]-[.$G$2])*([.A312]-[.$H$2])*([.A312]-[.$I$2])+[.$J$2]*2*(RAND()-0.5)" office:value-type="float" office:value="1.04000302852332E+016" calcext:value-type="float">
            <text:p>1.04000302852332E+016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$C$2]*([.A313]-[.$D$2])*([.A313]-[.$E$2])*([.A313]-[.$F$2])*([.A313]-[.$G$2])*([.A313]-[.$H$2])*([.A313]-[.$I$2])+[.$J$2]*2*(RAND()-0.5)" office:value-type="float" office:value="9.62468199440702E+015" calcext:value-type="float">
            <text:p>9.62468199440702E+015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$C$2]*([.A314]-[.$D$2])*([.A314]-[.$E$2])*([.A314]-[.$F$2])*([.A314]-[.$G$2])*([.A314]-[.$H$2])*([.A314]-[.$I$2])+[.$J$2]*2*(RAND()-0.5)" office:value-type="float" office:value="9.93655531162512E+015" calcext:value-type="float">
            <text:p>9.93655531162512E+015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$C$2]*([.A315]-[.$D$2])*([.A315]-[.$E$2])*([.A315]-[.$F$2])*([.A315]-[.$G$2])*([.A315]-[.$H$2])*([.A315]-[.$I$2])+[.$J$2]*2*(RAND()-0.5)" office:value-type="float" office:value="8783718295234230" calcext:value-type="float">
            <text:p>8783718295234230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$C$2]*([.A316]-[.$D$2])*([.A316]-[.$E$2])*([.A316]-[.$F$2])*([.A316]-[.$G$2])*([.A316]-[.$H$2])*([.A316]-[.$I$2])+[.$J$2]*2*(RAND()-0.5)" office:value-type="float" office:value="9.61546720855146E+015" calcext:value-type="float">
            <text:p>9.61546720855146E+015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$C$2]*([.A317]-[.$D$2])*([.A317]-[.$E$2])*([.A317]-[.$F$2])*([.A317]-[.$G$2])*([.A317]-[.$H$2])*([.A317]-[.$I$2])+[.$J$2]*2*(RAND()-0.5)" office:value-type="float" office:value="9.06677267151903E+015" calcext:value-type="float">
            <text:p>9.06677267151903E+015</text:p>
          </table:table-cell>
          <table:table-cell table:number-columns-repeated="8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$C$2]*([.A318]-[.$D$2])*([.A318]-[.$E$2])*([.A318]-[.$F$2])*([.A318]-[.$G$2])*([.A318]-[.$H$2])*([.A318]-[.$I$2])+[.$J$2]*2*(RAND()-0.5)" office:value-type="float" office:value="8899390065029458" calcext:value-type="float">
            <text:p>8899390065029458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$C$2]*([.A319]-[.$D$2])*([.A319]-[.$E$2])*([.A319]-[.$F$2])*([.A319]-[.$G$2])*([.A319]-[.$H$2])*([.A319]-[.$I$2])+[.$J$2]*2*(RAND()-0.5)" office:value-type="float" office:value="1.08487086046177E+016" calcext:value-type="float">
            <text:p>1.08487086046177E+016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$C$2]*([.A320]-[.$D$2])*([.A320]-[.$E$2])*([.A320]-[.$F$2])*([.A320]-[.$G$2])*([.A320]-[.$H$2])*([.A320]-[.$I$2])+[.$J$2]*2*(RAND()-0.5)" office:value-type="float" office:value="1.0832470525733E+016" calcext:value-type="float">
            <text:p>1.0832470525733E+016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$C$2]*([.A321]-[.$D$2])*([.A321]-[.$E$2])*([.A321]-[.$F$2])*([.A321]-[.$G$2])*([.A321]-[.$H$2])*([.A321]-[.$I$2])+[.$J$2]*2*(RAND()-0.5)" office:value-type="float" office:value="9.59004112083682E+015" calcext:value-type="float">
            <text:p>9.59004112083682E+015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$C$2]*([.A322]-[.$D$2])*([.A322]-[.$E$2])*([.A322]-[.$F$2])*([.A322]-[.$G$2])*([.A322]-[.$H$2])*([.A322]-[.$I$2])+[.$J$2]*2*(RAND()-0.5)" office:value-type="float" office:value="1.02016324787528E+016" calcext:value-type="float">
            <text:p>1.02016324787528E+016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$C$2]*([.A323]-[.$D$2])*([.A323]-[.$E$2])*([.A323]-[.$F$2])*([.A323]-[.$G$2])*([.A323]-[.$H$2])*([.A323]-[.$I$2])+[.$J$2]*2*(RAND()-0.5)" office:value-type="float" office:value="1.11319694612458E+016" calcext:value-type="float">
            <text:p>1.11319694612458E+016</text:p>
          </table:table-cell>
          <table:table-cell table:number-columns-repeated="8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$C$2]*([.A324]-[.$D$2])*([.A324]-[.$E$2])*([.A324]-[.$F$2])*([.A324]-[.$G$2])*([.A324]-[.$H$2])*([.A324]-[.$I$2])+[.$J$2]*2*(RAND()-0.5)" office:value-type="float" office:value="1.01678277819651E+016" calcext:value-type="float">
            <text:p>1.01678277819651E+016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$C$2]*([.A325]-[.$D$2])*([.A325]-[.$E$2])*([.A325]-[.$F$2])*([.A325]-[.$G$2])*([.A325]-[.$H$2])*([.A325]-[.$I$2])+[.$J$2]*2*(RAND()-0.5)" office:value-type="float" office:value="9.54811054197729E+015" calcext:value-type="float">
            <text:p>9.54811054197729E+015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$C$2]*([.A326]-[.$D$2])*([.A326]-[.$E$2])*([.A326]-[.$F$2])*([.A326]-[.$G$2])*([.A326]-[.$H$2])*([.A326]-[.$I$2])+[.$J$2]*2*(RAND()-0.5)" office:value-type="float" office:value="1.10315030971785E+016" calcext:value-type="float">
            <text:p>1.10315030971785E+016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$C$2]*([.A327]-[.$D$2])*([.A327]-[.$E$2])*([.A327]-[.$F$2])*([.A327]-[.$G$2])*([.A327]-[.$H$2])*([.A327]-[.$I$2])+[.$J$2]*2*(RAND()-0.5)" office:value-type="float" office:value="9.78433112732894E+015" calcext:value-type="float">
            <text:p>9.78433112732894E+015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$C$2]*([.A328]-[.$D$2])*([.A328]-[.$E$2])*([.A328]-[.$F$2])*([.A328]-[.$G$2])*([.A328]-[.$H$2])*([.A328]-[.$I$2])+[.$J$2]*2*(RAND()-0.5)" office:value-type="float" office:value="9.78147088084917E+015" calcext:value-type="float">
            <text:p>9.78147088084917E+015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$C$2]*([.A329]-[.$D$2])*([.A329]-[.$E$2])*([.A329]-[.$F$2])*([.A329]-[.$G$2])*([.A329]-[.$H$2])*([.A329]-[.$I$2])+[.$J$2]*2*(RAND()-0.5)" office:value-type="float" office:value="1.09295755963978E+016" calcext:value-type="float">
            <text:p>1.09295755963978E+016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$C$2]*([.A330]-[.$D$2])*([.A330]-[.$E$2])*([.A330]-[.$F$2])*([.A330]-[.$G$2])*([.A330]-[.$H$2])*([.A330]-[.$I$2])+[.$J$2]*2*(RAND()-0.5)" office:value-type="float" office:value="1.11924373903269E+016" calcext:value-type="float">
            <text:p>1.11924373903269E+016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$C$2]*([.A331]-[.$D$2])*([.A331]-[.$E$2])*([.A331]-[.$F$2])*([.A331]-[.$G$2])*([.A331]-[.$H$2])*([.A331]-[.$I$2])+[.$J$2]*2*(RAND()-0.5)" office:value-type="float" office:value="1.15286057263906E+016" calcext:value-type="float">
            <text:p>1.15286057263906E+016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$C$2]*([.A332]-[.$D$2])*([.A332]-[.$E$2])*([.A332]-[.$F$2])*([.A332]-[.$G$2])*([.A332]-[.$H$2])*([.A332]-[.$I$2])+[.$J$2]*2*(RAND()-0.5)" office:value-type="float" office:value="1.14141431434049E+016" calcext:value-type="float">
            <text:p>1.14141431434049E+016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$C$2]*([.A333]-[.$D$2])*([.A333]-[.$E$2])*([.A333]-[.$F$2])*([.A333]-[.$G$2])*([.A333]-[.$H$2])*([.A333]-[.$I$2])+[.$J$2]*2*(RAND()-0.5)" office:value-type="float" office:value="1.0280518413284E+016" calcext:value-type="float">
            <text:p>1.0280518413284E+016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$C$2]*([.A334]-[.$D$2])*([.A334]-[.$E$2])*([.A334]-[.$F$2])*([.A334]-[.$G$2])*([.A334]-[.$H$2])*([.A334]-[.$I$2])+[.$J$2]*2*(RAND()-0.5)" office:value-type="float" office:value="1.07708901610326E+016" calcext:value-type="float">
            <text:p>1.07708901610326E+016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$C$2]*([.A335]-[.$D$2])*([.A335]-[.$E$2])*([.A335]-[.$F$2])*([.A335]-[.$G$2])*([.A335]-[.$H$2])*([.A335]-[.$I$2])+[.$J$2]*2*(RAND()-0.5)" office:value-type="float" office:value="1.15988791882227E+016" calcext:value-type="float">
            <text:p>1.15988791882227E+016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$C$2]*([.A336]-[.$D$2])*([.A336]-[.$E$2])*([.A336]-[.$F$2])*([.A336]-[.$G$2])*([.A336]-[.$H$2])*([.A336]-[.$I$2])+[.$J$2]*2*(RAND()-0.5)" office:value-type="float" office:value="1.06658815454298E+016" calcext:value-type="float">
            <text:p>1.06658815454298E+016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$C$2]*([.A337]-[.$D$2])*([.A337]-[.$E$2])*([.A337]-[.$F$2])*([.A337]-[.$G$2])*([.A337]-[.$H$2])*([.A337]-[.$I$2])+[.$J$2]*2*(RAND()-0.5)" office:value-type="float" office:value="1.17745154952752E+016" calcext:value-type="float">
            <text:p>1.17745154952752E+016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$C$2]*([.A338]-[.$D$2])*([.A338]-[.$E$2])*([.A338]-[.$F$2])*([.A338]-[.$G$2])*([.A338]-[.$H$2])*([.A338]-[.$I$2])+[.$J$2]*2*(RAND()-0.5)" office:value-type="float" office:value="1.0159349354037E+016" calcext:value-type="float">
            <text:p>1.0159349354037E+016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$C$2]*([.A339]-[.$D$2])*([.A339]-[.$E$2])*([.A339]-[.$F$2])*([.A339]-[.$G$2])*([.A339]-[.$H$2])*([.A339]-[.$I$2])+[.$J$2]*2*(RAND()-0.5)" office:value-type="float" office:value="1.13904134068329E+016" calcext:value-type="float">
            <text:p>1.13904134068329E+016</text:p>
          </table:table-cell>
          <table:table-cell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$C$2]*([.A340]-[.$D$2])*([.A340]-[.$E$2])*([.A340]-[.$F$2])*([.A340]-[.$G$2])*([.A340]-[.$H$2])*([.A340]-[.$I$2])+[.$J$2]*2*(RAND()-0.5)" office:value-type="float" office:value="1.1413628915939E+016" calcext:value-type="float">
            <text:p>1.1413628915939E+016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$C$2]*([.A341]-[.$D$2])*([.A341]-[.$E$2])*([.A341]-[.$F$2])*([.A341]-[.$G$2])*([.A341]-[.$H$2])*([.A341]-[.$I$2])+[.$J$2]*2*(RAND()-0.5)" office:value-type="float" office:value="1.12092912536584E+016" calcext:value-type="float">
            <text:p>1.12092912536584E+016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$C$2]*([.A342]-[.$D$2])*([.A342]-[.$E$2])*([.A342]-[.$F$2])*([.A342]-[.$G$2])*([.A342]-[.$H$2])*([.A342]-[.$I$2])+[.$J$2]*2*(RAND()-0.5)" office:value-type="float" office:value="1.21056359147909E+016" calcext:value-type="float">
            <text:p>1.21056359147909E+016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$C$2]*([.A343]-[.$D$2])*([.A343]-[.$E$2])*([.A343]-[.$F$2])*([.A343]-[.$G$2])*([.A343]-[.$H$2])*([.A343]-[.$I$2])+[.$J$2]*2*(RAND()-0.5)" office:value-type="float" office:value="1.17334561919502E+016" calcext:value-type="float">
            <text:p>1.17334561919502E+016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$C$2]*([.A344]-[.$D$2])*([.A344]-[.$E$2])*([.A344]-[.$F$2])*([.A344]-[.$G$2])*([.A344]-[.$H$2])*([.A344]-[.$I$2])+[.$J$2]*2*(RAND()-0.5)" office:value-type="float" office:value="1.0739734107537E+016" calcext:value-type="float">
            <text:p>1.0739734107537E+016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$C$2]*([.A345]-[.$D$2])*([.A345]-[.$E$2])*([.A345]-[.$F$2])*([.A345]-[.$G$2])*([.A345]-[.$H$2])*([.A345]-[.$I$2])+[.$J$2]*2*(RAND()-0.5)" office:value-type="float" office:value="1.10582891208947E+016" calcext:value-type="float">
            <text:p>1.10582891208947E+016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$C$2]*([.A346]-[.$D$2])*([.A346]-[.$E$2])*([.A346]-[.$F$2])*([.A346]-[.$G$2])*([.A346]-[.$H$2])*([.A346]-[.$I$2])+[.$J$2]*2*(RAND()-0.5)" office:value-type="float" office:value="1.22221708162239E+016" calcext:value-type="float">
            <text:p>1.22221708162239E+016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$C$2]*([.A347]-[.$D$2])*([.A347]-[.$E$2])*([.A347]-[.$F$2])*([.A347]-[.$G$2])*([.A347]-[.$H$2])*([.A347]-[.$I$2])+[.$J$2]*2*(RAND()-0.5)" office:value-type="float" office:value="1.22324281175064E+016" calcext:value-type="float">
            <text:p>1.22324281175064E+016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$C$2]*([.A348]-[.$D$2])*([.A348]-[.$E$2])*([.A348]-[.$F$2])*([.A348]-[.$G$2])*([.A348]-[.$H$2])*([.A348]-[.$I$2])+[.$J$2]*2*(RAND()-0.5)" office:value-type="float" office:value="1.06962061135579E+016" calcext:value-type="float">
            <text:p>1.06962061135579E+016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$C$2]*([.A349]-[.$D$2])*([.A349]-[.$E$2])*([.A349]-[.$F$2])*([.A349]-[.$G$2])*([.A349]-[.$H$2])*([.A349]-[.$I$2])+[.$J$2]*2*(RAND()-0.5)" office:value-type="float" office:value="1.15352686991734E+016" calcext:value-type="float">
            <text:p>1.15352686991734E+016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$C$2]*([.A350]-[.$D$2])*([.A350]-[.$E$2])*([.A350]-[.$F$2])*([.A350]-[.$G$2])*([.A350]-[.$H$2])*([.A350]-[.$I$2])+[.$J$2]*2*(RAND()-0.5)" office:value-type="float" office:value="1.15141736154977E+016" calcext:value-type="float">
            <text:p>1.15141736154977E+016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$C$2]*([.A351]-[.$D$2])*([.A351]-[.$E$2])*([.A351]-[.$F$2])*([.A351]-[.$G$2])*([.A351]-[.$H$2])*([.A351]-[.$I$2])+[.$J$2]*2*(RAND()-0.5)" office:value-type="float" office:value="1.0950629978127E+016" calcext:value-type="float">
            <text:p>1.0950629978127E+016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$C$2]*([.A352]-[.$D$2])*([.A352]-[.$E$2])*([.A352]-[.$F$2])*([.A352]-[.$G$2])*([.A352]-[.$H$2])*([.A352]-[.$I$2])+[.$J$2]*2*(RAND()-0.5)" office:value-type="float" office:value="1.1353709801999E+016" calcext:value-type="float">
            <text:p>1.1353709801999E+016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$C$2]*([.A353]-[.$D$2])*([.A353]-[.$E$2])*([.A353]-[.$F$2])*([.A353]-[.$G$2])*([.A353]-[.$H$2])*([.A353]-[.$I$2])+[.$J$2]*2*(RAND()-0.5)" office:value-type="float" office:value="1.18100679227204E+016" calcext:value-type="float">
            <text:p>1.18100679227204E+016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$C$2]*([.A354]-[.$D$2])*([.A354]-[.$E$2])*([.A354]-[.$F$2])*([.A354]-[.$G$2])*([.A354]-[.$H$2])*([.A354]-[.$I$2])+[.$J$2]*2*(RAND()-0.5)" office:value-type="float" office:value="1.25461201932066E+016" calcext:value-type="float">
            <text:p>1.25461201932066E+016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$C$2]*([.A355]-[.$D$2])*([.A355]-[.$E$2])*([.A355]-[.$F$2])*([.A355]-[.$G$2])*([.A355]-[.$H$2])*([.A355]-[.$I$2])+[.$J$2]*2*(RAND()-0.5)" office:value-type="float" office:value="1.11041548459932E+016" calcext:value-type="float">
            <text:p>1.11041548459932E+016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$C$2]*([.A356]-[.$D$2])*([.A356]-[.$E$2])*([.A356]-[.$F$2])*([.A356]-[.$G$2])*([.A356]-[.$H$2])*([.A356]-[.$I$2])+[.$J$2]*2*(RAND()-0.5)" office:value-type="float" office:value="1.10858884216047E+016" calcext:value-type="float">
            <text:p>1.10858884216047E+016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$C$2]*([.A357]-[.$D$2])*([.A357]-[.$E$2])*([.A357]-[.$F$2])*([.A357]-[.$G$2])*([.A357]-[.$H$2])*([.A357]-[.$I$2])+[.$J$2]*2*(RAND()-0.5)" office:value-type="float" office:value="1.18491179564511E+016" calcext:value-type="float">
            <text:p>1.18491179564511E+016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$C$2]*([.A358]-[.$D$2])*([.A358]-[.$E$2])*([.A358]-[.$F$2])*([.A358]-[.$G$2])*([.A358]-[.$H$2])*([.A358]-[.$I$2])+[.$J$2]*2*(RAND()-0.5)" office:value-type="float" office:value="1.26750975415665E+016" calcext:value-type="float">
            <text:p>1.26750975415665E+016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$C$2]*([.A359]-[.$D$2])*([.A359]-[.$E$2])*([.A359]-[.$F$2])*([.A359]-[.$G$2])*([.A359]-[.$H$2])*([.A359]-[.$I$2])+[.$J$2]*2*(RAND()-0.5)" office:value-type="float" office:value="1.24438852822731E+016" calcext:value-type="float">
            <text:p>1.24438852822731E+016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$C$2]*([.A360]-[.$D$2])*([.A360]-[.$E$2])*([.A360]-[.$F$2])*([.A360]-[.$G$2])*([.A360]-[.$H$2])*([.A360]-[.$I$2])+[.$J$2]*2*(RAND()-0.5)" office:value-type="float" office:value="1.29176024058372E+016" calcext:value-type="float">
            <text:p>1.29176024058372E+016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$C$2]*([.A361]-[.$D$2])*([.A361]-[.$E$2])*([.A361]-[.$F$2])*([.A361]-[.$G$2])*([.A361]-[.$H$2])*([.A361]-[.$I$2])+[.$J$2]*2*(RAND()-0.5)" office:value-type="float" office:value="1.22994183498465E+016" calcext:value-type="float">
            <text:p>1.22994183498465E+016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$C$2]*([.A362]-[.$D$2])*([.A362]-[.$E$2])*([.A362]-[.$F$2])*([.A362]-[.$G$2])*([.A362]-[.$H$2])*([.A362]-[.$I$2])+[.$J$2]*2*(RAND()-0.5)" office:value-type="float" office:value="1.1415723097766E+016" calcext:value-type="float">
            <text:p>1.1415723097766E+016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$C$2]*([.A363]-[.$D$2])*([.A363]-[.$E$2])*([.A363]-[.$F$2])*([.A363]-[.$G$2])*([.A363]-[.$H$2])*([.A363]-[.$I$2])+[.$J$2]*2*(RAND()-0.5)" office:value-type="float" office:value="1.19081214209741E+016" calcext:value-type="float">
            <text:p>1.19081214209741E+016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$C$2]*([.A364]-[.$D$2])*([.A364]-[.$E$2])*([.A364]-[.$F$2])*([.A364]-[.$G$2])*([.A364]-[.$H$2])*([.A364]-[.$I$2])+[.$J$2]*2*(RAND()-0.5)" office:value-type="float" office:value="1.30881134798478E+016" calcext:value-type="float">
            <text:p>1.30881134798478E+016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$C$2]*([.A365]-[.$D$2])*([.A365]-[.$E$2])*([.A365]-[.$F$2])*([.A365]-[.$G$2])*([.A365]-[.$H$2])*([.A365]-[.$I$2])+[.$J$2]*2*(RAND()-0.5)" office:value-type="float" office:value="1.25538437284193E+016" calcext:value-type="float">
            <text:p>1.25538437284193E+016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$C$2]*([.A366]-[.$D$2])*([.A366]-[.$E$2])*([.A366]-[.$F$2])*([.A366]-[.$G$2])*([.A366]-[.$H$2])*([.A366]-[.$I$2])+[.$J$2]*2*(RAND()-0.5)" office:value-type="float" office:value="1.27847284005987E+016" calcext:value-type="float">
            <text:p>1.27847284005987E+016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$C$2]*([.A367]-[.$D$2])*([.A367]-[.$E$2])*([.A367]-[.$F$2])*([.A367]-[.$G$2])*([.A367]-[.$H$2])*([.A367]-[.$I$2])+[.$J$2]*2*(RAND()-0.5)" office:value-type="float" office:value="1.1701515148845E+016" calcext:value-type="float">
            <text:p>1.1701515148845E+016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$C$2]*([.A368]-[.$D$2])*([.A368]-[.$E$2])*([.A368]-[.$F$2])*([.A368]-[.$G$2])*([.A368]-[.$H$2])*([.A368]-[.$I$2])+[.$J$2]*2*(RAND()-0.5)" office:value-type="float" office:value="1.28979466232429E+016" calcext:value-type="float">
            <text:p>1.28979466232429E+016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$C$2]*([.A369]-[.$D$2])*([.A369]-[.$E$2])*([.A369]-[.$F$2])*([.A369]-[.$G$2])*([.A369]-[.$H$2])*([.A369]-[.$I$2])+[.$J$2]*2*(RAND()-0.5)" office:value-type="float" office:value="1.31042368978184E+016" calcext:value-type="float">
            <text:p>1.31042368978184E+016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$C$2]*([.A370]-[.$D$2])*([.A370]-[.$E$2])*([.A370]-[.$F$2])*([.A370]-[.$G$2])*([.A370]-[.$H$2])*([.A370]-[.$I$2])+[.$J$2]*2*(RAND()-0.5)" office:value-type="float" office:value="1.18070413499717E+016" calcext:value-type="float">
            <text:p>1.18070413499717E+016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$C$2]*([.A371]-[.$D$2])*([.A371]-[.$E$2])*([.A371]-[.$F$2])*([.A371]-[.$G$2])*([.A371]-[.$H$2])*([.A371]-[.$I$2])+[.$J$2]*2*(RAND()-0.5)" office:value-type="float" office:value="1.21986806752747E+016" calcext:value-type="float">
            <text:p>1.21986806752747E+016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$C$2]*([.A372]-[.$D$2])*([.A372]-[.$E$2])*([.A372]-[.$F$2])*([.A372]-[.$G$2])*([.A372]-[.$H$2])*([.A372]-[.$I$2])+[.$J$2]*2*(RAND()-0.5)" office:value-type="float" office:value="1.21784675442819E+016" calcext:value-type="float">
            <text:p>1.21784675442819E+016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$C$2]*([.A373]-[.$D$2])*([.A373]-[.$E$2])*([.A373]-[.$F$2])*([.A373]-[.$G$2])*([.A373]-[.$H$2])*([.A373]-[.$I$2])+[.$J$2]*2*(RAND()-0.5)" office:value-type="float" office:value="1.31149010488141E+016" calcext:value-type="float">
            <text:p>1.31149010488141E+016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$C$2]*([.A374]-[.$D$2])*([.A374]-[.$E$2])*([.A374]-[.$F$2])*([.A374]-[.$G$2])*([.A374]-[.$H$2])*([.A374]-[.$I$2])+[.$J$2]*2*(RAND()-0.5)" office:value-type="float" office:value="1.18598362577356E+016" calcext:value-type="float">
            <text:p>1.18598362577356E+016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$C$2]*([.A375]-[.$D$2])*([.A375]-[.$E$2])*([.A375]-[.$F$2])*([.A375]-[.$G$2])*([.A375]-[.$H$2])*([.A375]-[.$I$2])+[.$J$2]*2*(RAND()-0.5)" office:value-type="float" office:value="1.29991626799176E+016" calcext:value-type="float">
            <text:p>1.29991626799176E+016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$C$2]*([.A376]-[.$D$2])*([.A376]-[.$E$2])*([.A376]-[.$F$2])*([.A376]-[.$G$2])*([.A376]-[.$H$2])*([.A376]-[.$I$2])+[.$J$2]*2*(RAND()-0.5)" office:value-type="float" office:value="1.19965013527849E+016" calcext:value-type="float">
            <text:p>1.19965013527849E+016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$C$2]*([.A377]-[.$D$2])*([.A377]-[.$E$2])*([.A377]-[.$F$2])*([.A377]-[.$G$2])*([.A377]-[.$H$2])*([.A377]-[.$I$2])+[.$J$2]*2*(RAND()-0.5)" office:value-type="float" office:value="1.25374780968164E+016" calcext:value-type="float">
            <text:p>1.25374780968164E+016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$C$2]*([.A378]-[.$D$2])*([.A378]-[.$E$2])*([.A378]-[.$F$2])*([.A378]-[.$G$2])*([.A378]-[.$H$2])*([.A378]-[.$I$2])+[.$J$2]*2*(RAND()-0.5)" office:value-type="float" office:value="1.34192717946016E+016" calcext:value-type="float">
            <text:p>1.34192717946016E+016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$C$2]*([.A379]-[.$D$2])*([.A379]-[.$E$2])*([.A379]-[.$F$2])*([.A379]-[.$G$2])*([.A379]-[.$H$2])*([.A379]-[.$I$2])+[.$J$2]*2*(RAND()-0.5)" office:value-type="float" office:value="1.33045656508835E+016" calcext:value-type="float">
            <text:p>1.33045656508835E+016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$C$2]*([.A380]-[.$D$2])*([.A380]-[.$E$2])*([.A380]-[.$F$2])*([.A380]-[.$G$2])*([.A380]-[.$H$2])*([.A380]-[.$I$2])+[.$J$2]*2*(RAND()-0.5)" office:value-type="float" office:value="1.19127646648654E+016" calcext:value-type="float">
            <text:p>1.19127646648654E+016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$C$2]*([.A381]-[.$D$2])*([.A381]-[.$E$2])*([.A381]-[.$F$2])*([.A381]-[.$G$2])*([.A381]-[.$H$2])*([.A381]-[.$I$2])+[.$J$2]*2*(RAND()-0.5)" office:value-type="float" office:value="1.230396332348E+016" calcext:value-type="float">
            <text:p>1.230396332348E+016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$C$2]*([.A382]-[.$D$2])*([.A382]-[.$E$2])*([.A382]-[.$F$2])*([.A382]-[.$G$2])*([.A382]-[.$H$2])*([.A382]-[.$I$2])+[.$J$2]*2*(RAND()-0.5)" office:value-type="float" office:value="1.25564623001315E+016" calcext:value-type="float">
            <text:p>1.25564623001315E+016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$C$2]*([.A383]-[.$D$2])*([.A383]-[.$E$2])*([.A383]-[.$F$2])*([.A383]-[.$G$2])*([.A383]-[.$H$2])*([.A383]-[.$I$2])+[.$J$2]*2*(RAND()-0.5)" office:value-type="float" office:value="1.28917650478858E+016" calcext:value-type="float">
            <text:p>1.28917650478858E+016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$C$2]*([.A384]-[.$D$2])*([.A384]-[.$E$2])*([.A384]-[.$F$2])*([.A384]-[.$G$2])*([.A384]-[.$H$2])*([.A384]-[.$I$2])+[.$J$2]*2*(RAND()-0.5)" office:value-type="float" office:value="1.35747197099464E+016" calcext:value-type="float">
            <text:p>1.35747197099464E+016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$C$2]*([.A385]-[.$D$2])*([.A385]-[.$E$2])*([.A385]-[.$F$2])*([.A385]-[.$G$2])*([.A385]-[.$H$2])*([.A385]-[.$I$2])+[.$J$2]*2*(RAND()-0.5)" office:value-type="float" office:value="1.27875502186366E+016" calcext:value-type="float">
            <text:p>1.27875502186366E+016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$C$2]*([.A386]-[.$D$2])*([.A386]-[.$E$2])*([.A386]-[.$F$2])*([.A386]-[.$G$2])*([.A386]-[.$H$2])*([.A386]-[.$I$2])+[.$J$2]*2*(RAND()-0.5)" office:value-type="float" office:value="1.25119430545441E+016" calcext:value-type="float">
            <text:p>1.25119430545441E+016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$C$2]*([.A387]-[.$D$2])*([.A387]-[.$E$2])*([.A387]-[.$F$2])*([.A387]-[.$G$2])*([.A387]-[.$H$2])*([.A387]-[.$I$2])+[.$J$2]*2*(RAND()-0.5)" office:value-type="float" office:value="1.31103813506111E+016" calcext:value-type="float">
            <text:p>1.31103813506111E+016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$C$2]*([.A388]-[.$D$2])*([.A388]-[.$E$2])*([.A388]-[.$F$2])*([.A388]-[.$G$2])*([.A388]-[.$H$2])*([.A388]-[.$I$2])+[.$J$2]*2*(RAND()-0.5)" office:value-type="float" office:value="1.33452832365022E+016" calcext:value-type="float">
            <text:p>1.33452832365022E+016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$C$2]*([.A389]-[.$D$2])*([.A389]-[.$E$2])*([.A389]-[.$F$2])*([.A389]-[.$G$2])*([.A389]-[.$H$2])*([.A389]-[.$I$2])+[.$J$2]*2*(RAND()-0.5)" office:value-type="float" office:value="1.30530134541342E+016" calcext:value-type="float">
            <text:p>1.30530134541342E+016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$C$2]*([.A390]-[.$D$2])*([.A390]-[.$E$2])*([.A390]-[.$F$2])*([.A390]-[.$G$2])*([.A390]-[.$H$2])*([.A390]-[.$I$2])+[.$J$2]*2*(RAND()-0.5)" office:value-type="float" office:value="1.21548467641765E+016" calcext:value-type="float">
            <text:p>1.21548467641765E+016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$C$2]*([.A391]-[.$D$2])*([.A391]-[.$E$2])*([.A391]-[.$F$2])*([.A391]-[.$G$2])*([.A391]-[.$H$2])*([.A391]-[.$I$2])+[.$J$2]*2*(RAND()-0.5)" office:value-type="float" office:value="1.30769292912521E+016" calcext:value-type="float">
            <text:p>1.30769292912521E+016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$C$2]*([.A392]-[.$D$2])*([.A392]-[.$E$2])*([.A392]-[.$F$2])*([.A392]-[.$G$2])*([.A392]-[.$H$2])*([.A392]-[.$I$2])+[.$J$2]*2*(RAND()-0.5)" office:value-type="float" office:value="1.30266220900022E+016" calcext:value-type="float">
            <text:p>1.30266220900022E+016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$C$2]*([.A393]-[.$D$2])*([.A393]-[.$E$2])*([.A393]-[.$F$2])*([.A393]-[.$G$2])*([.A393]-[.$H$2])*([.A393]-[.$I$2])+[.$J$2]*2*(RAND()-0.5)" office:value-type="float" office:value="1.2077237978635E+016" calcext:value-type="float">
            <text:p>1.2077237978635E+016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$C$2]*([.A394]-[.$D$2])*([.A394]-[.$E$2])*([.A394]-[.$F$2])*([.A394]-[.$G$2])*([.A394]-[.$H$2])*([.A394]-[.$I$2])+[.$J$2]*2*(RAND()-0.5)" office:value-type="float" office:value="1.31360624741818E+016" calcext:value-type="float">
            <text:p>1.31360624741818E+016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$C$2]*([.A395]-[.$D$2])*([.A395]-[.$E$2])*([.A395]-[.$F$2])*([.A395]-[.$G$2])*([.A395]-[.$H$2])*([.A395]-[.$I$2])+[.$J$2]*2*(RAND()-0.5)" office:value-type="float" office:value="1.30383719139937E+016" calcext:value-type="float">
            <text:p>1.30383719139937E+016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$C$2]*([.A396]-[.$D$2])*([.A396]-[.$E$2])*([.A396]-[.$F$2])*([.A396]-[.$G$2])*([.A396]-[.$H$2])*([.A396]-[.$I$2])+[.$J$2]*2*(RAND()-0.5)" office:value-type="float" office:value="1.39852050993248E+016" calcext:value-type="float">
            <text:p>1.39852050993248E+016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$C$2]*([.A397]-[.$D$2])*([.A397]-[.$E$2])*([.A397]-[.$F$2])*([.A397]-[.$G$2])*([.A397]-[.$H$2])*([.A397]-[.$I$2])+[.$J$2]*2*(RAND()-0.5)" office:value-type="float" office:value="1.38360890267299E+016" calcext:value-type="float">
            <text:p>1.38360890267299E+016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$C$2]*([.A398]-[.$D$2])*([.A398]-[.$E$2])*([.A398]-[.$F$2])*([.A398]-[.$G$2])*([.A398]-[.$H$2])*([.A398]-[.$I$2])+[.$J$2]*2*(RAND()-0.5)" office:value-type="float" office:value="1.36142645717234E+016" calcext:value-type="float">
            <text:p>1.36142645717234E+016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$C$2]*([.A399]-[.$D$2])*([.A399]-[.$E$2])*([.A399]-[.$F$2])*([.A399]-[.$G$2])*([.A399]-[.$H$2])*([.A399]-[.$I$2])+[.$J$2]*2*(RAND()-0.5)" office:value-type="float" office:value="1.23907977966547E+016" calcext:value-type="float">
            <text:p>1.23907977966547E+016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$C$2]*([.A400]-[.$D$2])*([.A400]-[.$E$2])*([.A400]-[.$F$2])*([.A400]-[.$G$2])*([.A400]-[.$H$2])*([.A400]-[.$I$2])+[.$J$2]*2*(RAND()-0.5)" office:value-type="float" office:value="1.3104198323598E+016" calcext:value-type="float">
            <text:p>1.3104198323598E+016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$C$2]*([.A401]-[.$D$2])*([.A401]-[.$E$2])*([.A401]-[.$F$2])*([.A401]-[.$G$2])*([.A401]-[.$H$2])*([.A401]-[.$I$2])+[.$J$2]*2*(RAND()-0.5)" office:value-type="float" office:value="1.37382544070792E+016" calcext:value-type="float">
            <text:p>1.37382544070792E+016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$C$2]*([.A402]-[.$D$2])*([.A402]-[.$E$2])*([.A402]-[.$F$2])*([.A402]-[.$G$2])*([.A402]-[.$H$2])*([.A402]-[.$I$2])+[.$J$2]*2*(RAND()-0.5)" office:value-type="float" office:value="1.29855785403779E+016" calcext:value-type="float">
            <text:p>1.29855785403779E+016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$C$2]*([.A403]-[.$D$2])*([.A403]-[.$E$2])*([.A403]-[.$F$2])*([.A403]-[.$G$2])*([.A403]-[.$H$2])*([.A403]-[.$I$2])+[.$J$2]*2*(RAND()-0.5)" office:value-type="float" office:value="1.28966540702469E+016" calcext:value-type="float">
            <text:p>1.28966540702469E+016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$C$2]*([.A404]-[.$D$2])*([.A404]-[.$E$2])*([.A404]-[.$F$2])*([.A404]-[.$G$2])*([.A404]-[.$H$2])*([.A404]-[.$I$2])+[.$J$2]*2*(RAND()-0.5)" office:value-type="float" office:value="1.22311660168824E+016" calcext:value-type="float">
            <text:p>1.22311660168824E+016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$C$2]*([.A405]-[.$D$2])*([.A405]-[.$E$2])*([.A405]-[.$F$2])*([.A405]-[.$G$2])*([.A405]-[.$H$2])*([.A405]-[.$I$2])+[.$J$2]*2*(RAND()-0.5)" office:value-type="float" office:value="1.33627585264507E+016" calcext:value-type="float">
            <text:p>1.33627585264507E+016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$C$2]*([.A406]-[.$D$2])*([.A406]-[.$E$2])*([.A406]-[.$F$2])*([.A406]-[.$G$2])*([.A406]-[.$H$2])*([.A406]-[.$I$2])+[.$J$2]*2*(RAND()-0.5)" office:value-type="float" office:value="1.3461979441348E+016" calcext:value-type="float">
            <text:p>1.3461979441348E+016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$C$2]*([.A407]-[.$D$2])*([.A407]-[.$E$2])*([.A407]-[.$F$2])*([.A407]-[.$G$2])*([.A407]-[.$H$2])*([.A407]-[.$I$2])+[.$J$2]*2*(RAND()-0.5)" office:value-type="float" office:value="1.22395899746767E+016" calcext:value-type="float">
            <text:p>1.22395899746767E+016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$C$2]*([.A408]-[.$D$2])*([.A408]-[.$E$2])*([.A408]-[.$F$2])*([.A408]-[.$G$2])*([.A408]-[.$H$2])*([.A408]-[.$I$2])+[.$J$2]*2*(RAND()-0.5)" office:value-type="float" office:value="1.39029418556362E+016" calcext:value-type="float">
            <text:p>1.39029418556362E+016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$C$2]*([.A409]-[.$D$2])*([.A409]-[.$E$2])*([.A409]-[.$F$2])*([.A409]-[.$G$2])*([.A409]-[.$H$2])*([.A409]-[.$I$2])+[.$J$2]*2*(RAND()-0.5)" office:value-type="float" office:value="1.39014896200094E+016" calcext:value-type="float">
            <text:p>1.39014896200094E+016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$C$2]*([.A410]-[.$D$2])*([.A410]-[.$E$2])*([.A410]-[.$F$2])*([.A410]-[.$G$2])*([.A410]-[.$H$2])*([.A410]-[.$I$2])+[.$J$2]*2*(RAND()-0.5)" office:value-type="float" office:value="1.30117354783304E+016" calcext:value-type="float">
            <text:p>1.30117354783304E+016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$C$2]*([.A411]-[.$D$2])*([.A411]-[.$E$2])*([.A411]-[.$F$2])*([.A411]-[.$G$2])*([.A411]-[.$H$2])*([.A411]-[.$I$2])+[.$J$2]*2*(RAND()-0.5)" office:value-type="float" office:value="1.2227598579643E+016" calcext:value-type="float">
            <text:p>1.2227598579643E+016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$C$2]*([.A412]-[.$D$2])*([.A412]-[.$E$2])*([.A412]-[.$F$2])*([.A412]-[.$G$2])*([.A412]-[.$H$2])*([.A412]-[.$I$2])+[.$J$2]*2*(RAND()-0.5)" office:value-type="float" office:value="1.22672973171719E+016" calcext:value-type="float">
            <text:p>1.22672973171719E+016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$C$2]*([.A413]-[.$D$2])*([.A413]-[.$E$2])*([.A413]-[.$F$2])*([.A413]-[.$G$2])*([.A413]-[.$H$2])*([.A413]-[.$I$2])+[.$J$2]*2*(RAND()-0.5)" office:value-type="float" office:value="1.31632878051513E+016" calcext:value-type="float">
            <text:p>1.31632878051513E+016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$C$2]*([.A414]-[.$D$2])*([.A414]-[.$E$2])*([.A414]-[.$F$2])*([.A414]-[.$G$2])*([.A414]-[.$H$2])*([.A414]-[.$I$2])+[.$J$2]*2*(RAND()-0.5)" office:value-type="float" office:value="1.3139919116764E+016" calcext:value-type="float">
            <text:p>1.3139919116764E+016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$C$2]*([.A415]-[.$D$2])*([.A415]-[.$E$2])*([.A415]-[.$F$2])*([.A415]-[.$G$2])*([.A415]-[.$H$2])*([.A415]-[.$I$2])+[.$J$2]*2*(RAND()-0.5)" office:value-type="float" office:value="1.2468822935077E+016" calcext:value-type="float">
            <text:p>1.2468822935077E+016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$C$2]*([.A416]-[.$D$2])*([.A416]-[.$E$2])*([.A416]-[.$F$2])*([.A416]-[.$G$2])*([.A416]-[.$H$2])*([.A416]-[.$I$2])+[.$J$2]*2*(RAND()-0.5)" office:value-type="float" office:value="1.24644223660616E+016" calcext:value-type="float">
            <text:p>1.24644223660616E+016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$C$2]*([.A417]-[.$D$2])*([.A417]-[.$E$2])*([.A417]-[.$F$2])*([.A417]-[.$G$2])*([.A417]-[.$H$2])*([.A417]-[.$I$2])+[.$J$2]*2*(RAND()-0.5)" office:value-type="float" office:value="1.33017772227025E+016" calcext:value-type="float">
            <text:p>1.33017772227025E+016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$C$2]*([.A418]-[.$D$2])*([.A418]-[.$E$2])*([.A418]-[.$F$2])*([.A418]-[.$G$2])*([.A418]-[.$H$2])*([.A418]-[.$I$2])+[.$J$2]*2*(RAND()-0.5)" office:value-type="float" office:value="1.36393696050107E+016" calcext:value-type="float">
            <text:p>1.36393696050107E+016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$C$2]*([.A419]-[.$D$2])*([.A419]-[.$E$2])*([.A419]-[.$F$2])*([.A419]-[.$G$2])*([.A419]-[.$H$2])*([.A419]-[.$I$2])+[.$J$2]*2*(RAND()-0.5)" office:value-type="float" office:value="1.23680241003694E+016" calcext:value-type="float">
            <text:p>1.23680241003694E+016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$C$2]*([.A420]-[.$D$2])*([.A420]-[.$E$2])*([.A420]-[.$F$2])*([.A420]-[.$G$2])*([.A420]-[.$H$2])*([.A420]-[.$I$2])+[.$J$2]*2*(RAND()-0.5)" office:value-type="float" office:value="1.40406810007066E+016" calcext:value-type="float">
            <text:p>1.40406810007066E+016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$C$2]*([.A421]-[.$D$2])*([.A421]-[.$E$2])*([.A421]-[.$F$2])*([.A421]-[.$G$2])*([.A421]-[.$H$2])*([.A421]-[.$I$2])+[.$J$2]*2*(RAND()-0.5)" office:value-type="float" office:value="1.40568319297625E+016" calcext:value-type="float">
            <text:p>1.40568319297625E+016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$C$2]*([.A422]-[.$D$2])*([.A422]-[.$E$2])*([.A422]-[.$F$2])*([.A422]-[.$G$2])*([.A422]-[.$H$2])*([.A422]-[.$I$2])+[.$J$2]*2*(RAND()-0.5)" office:value-type="float" office:value="1.24075487763221E+016" calcext:value-type="float">
            <text:p>1.24075487763221E+016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$C$2]*([.A423]-[.$D$2])*([.A423]-[.$E$2])*([.A423]-[.$F$2])*([.A423]-[.$G$2])*([.A423]-[.$H$2])*([.A423]-[.$I$2])+[.$J$2]*2*(RAND()-0.5)" office:value-type="float" office:value="1.37852600658294E+016" calcext:value-type="float">
            <text:p>1.37852600658294E+016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$C$2]*([.A424]-[.$D$2])*([.A424]-[.$E$2])*([.A424]-[.$F$2])*([.A424]-[.$G$2])*([.A424]-[.$H$2])*([.A424]-[.$I$2])+[.$J$2]*2*(RAND()-0.5)" office:value-type="float" office:value="1.24541449262741E+016" calcext:value-type="float">
            <text:p>1.24541449262741E+016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$C$2]*([.A425]-[.$D$2])*([.A425]-[.$E$2])*([.A425]-[.$F$2])*([.A425]-[.$G$2])*([.A425]-[.$H$2])*([.A425]-[.$I$2])+[.$J$2]*2*(RAND()-0.5)" office:value-type="float" office:value="1.27531611187388E+016" calcext:value-type="float">
            <text:p>1.27531611187388E+016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$C$2]*([.A426]-[.$D$2])*([.A426]-[.$E$2])*([.A426]-[.$F$2])*([.A426]-[.$G$2])*([.A426]-[.$H$2])*([.A426]-[.$I$2])+[.$J$2]*2*(RAND()-0.5)" office:value-type="float" office:value="1.28065480515872E+016" calcext:value-type="float">
            <text:p>1.28065480515872E+016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$C$2]*([.A427]-[.$D$2])*([.A427]-[.$E$2])*([.A427]-[.$F$2])*([.A427]-[.$G$2])*([.A427]-[.$H$2])*([.A427]-[.$I$2])+[.$J$2]*2*(RAND()-0.5)" office:value-type="float" office:value="1.27148493965033E+016" calcext:value-type="float">
            <text:p>1.27148493965033E+016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$C$2]*([.A428]-[.$D$2])*([.A428]-[.$E$2])*([.A428]-[.$F$2])*([.A428]-[.$G$2])*([.A428]-[.$H$2])*([.A428]-[.$I$2])+[.$J$2]*2*(RAND()-0.5)" office:value-type="float" office:value="1.25440416317009E+016" calcext:value-type="float">
            <text:p>1.25440416317009E+016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$C$2]*([.A429]-[.$D$2])*([.A429]-[.$E$2])*([.A429]-[.$F$2])*([.A429]-[.$G$2])*([.A429]-[.$H$2])*([.A429]-[.$I$2])+[.$J$2]*2*(RAND()-0.5)" office:value-type="float" office:value="1.37924693242663E+016" calcext:value-type="float">
            <text:p>1.37924693242663E+016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$C$2]*([.A430]-[.$D$2])*([.A430]-[.$E$2])*([.A430]-[.$F$2])*([.A430]-[.$G$2])*([.A430]-[.$H$2])*([.A430]-[.$I$2])+[.$J$2]*2*(RAND()-0.5)" office:value-type="float" office:value="1.37263209509917E+016" calcext:value-type="float">
            <text:p>1.37263209509917E+016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$C$2]*([.A431]-[.$D$2])*([.A431]-[.$E$2])*([.A431]-[.$F$2])*([.A431]-[.$G$2])*([.A431]-[.$H$2])*([.A431]-[.$I$2])+[.$J$2]*2*(RAND()-0.5)" office:value-type="float" office:value="1.22962218381067E+016" calcext:value-type="float">
            <text:p>1.22962218381067E+016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$C$2]*([.A432]-[.$D$2])*([.A432]-[.$E$2])*([.A432]-[.$F$2])*([.A432]-[.$G$2])*([.A432]-[.$H$2])*([.A432]-[.$I$2])+[.$J$2]*2*(RAND()-0.5)" office:value-type="float" office:value="1.41316436914091E+016" calcext:value-type="float">
            <text:p>1.41316436914091E+016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$C$2]*([.A433]-[.$D$2])*([.A433]-[.$E$2])*([.A433]-[.$F$2])*([.A433]-[.$G$2])*([.A433]-[.$H$2])*([.A433]-[.$I$2])+[.$J$2]*2*(RAND()-0.5)" office:value-type="float" office:value="1.23459123577475E+016" calcext:value-type="float">
            <text:p>1.23459123577475E+016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$C$2]*([.A434]-[.$D$2])*([.A434]-[.$E$2])*([.A434]-[.$F$2])*([.A434]-[.$G$2])*([.A434]-[.$H$2])*([.A434]-[.$I$2])+[.$J$2]*2*(RAND()-0.5)" office:value-type="float" office:value="1.38673138764004E+016" calcext:value-type="float">
            <text:p>1.38673138764004E+016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$C$2]*([.A435]-[.$D$2])*([.A435]-[.$E$2])*([.A435]-[.$F$2])*([.A435]-[.$G$2])*([.A435]-[.$H$2])*([.A435]-[.$I$2])+[.$J$2]*2*(RAND()-0.5)" office:value-type="float" office:value="1.30948921187707E+016" calcext:value-type="float">
            <text:p>1.30948921187707E+016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$C$2]*([.A436]-[.$D$2])*([.A436]-[.$E$2])*([.A436]-[.$F$2])*([.A436]-[.$G$2])*([.A436]-[.$H$2])*([.A436]-[.$I$2])+[.$J$2]*2*(RAND()-0.5)" office:value-type="float" office:value="1.41700179375988E+016" calcext:value-type="float">
            <text:p>1.41700179375988E+016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$C$2]*([.A437]-[.$D$2])*([.A437]-[.$E$2])*([.A437]-[.$F$2])*([.A437]-[.$G$2])*([.A437]-[.$H$2])*([.A437]-[.$I$2])+[.$J$2]*2*(RAND()-0.5)" office:value-type="float" office:value="1.35734497311464E+016" calcext:value-type="float">
            <text:p>1.35734497311464E+016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$C$2]*([.A438]-[.$D$2])*([.A438]-[.$E$2])*([.A438]-[.$F$2])*([.A438]-[.$G$2])*([.A438]-[.$H$2])*([.A438]-[.$I$2])+[.$J$2]*2*(RAND()-0.5)" office:value-type="float" office:value="1.35338245912234E+016" calcext:value-type="float">
            <text:p>1.35338245912234E+016</text:p>
          </table:table-cell>
          <table:table-cell table:number-columns-repeated="8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$C$2]*([.A439]-[.$D$2])*([.A439]-[.$E$2])*([.A439]-[.$F$2])*([.A439]-[.$G$2])*([.A439]-[.$H$2])*([.A439]-[.$I$2])+[.$J$2]*2*(RAND()-0.5)" office:value-type="float" office:value="1.41423815811722E+016" calcext:value-type="float">
            <text:p>1.41423815811722E+016</text:p>
          </table:table-cell>
          <table:table-cell table:number-columns-repeated="8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$C$2]*([.A440]-[.$D$2])*([.A440]-[.$E$2])*([.A440]-[.$F$2])*([.A440]-[.$G$2])*([.A440]-[.$H$2])*([.A440]-[.$I$2])+[.$J$2]*2*(RAND()-0.5)" office:value-type="float" office:value="1.37191501106793E+016" calcext:value-type="float">
            <text:p>1.37191501106793E+016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$C$2]*([.A441]-[.$D$2])*([.A441]-[.$E$2])*([.A441]-[.$F$2])*([.A441]-[.$G$2])*([.A441]-[.$H$2])*([.A441]-[.$I$2])+[.$J$2]*2*(RAND()-0.5)" office:value-type="float" office:value="1.27815950920053E+016" calcext:value-type="float">
            <text:p>1.27815950920053E+016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$C$2]*([.A442]-[.$D$2])*([.A442]-[.$E$2])*([.A442]-[.$F$2])*([.A442]-[.$G$2])*([.A442]-[.$H$2])*([.A442]-[.$I$2])+[.$J$2]*2*(RAND()-0.5)" office:value-type="float" office:value="1.36467866683112E+016" calcext:value-type="float">
            <text:p>1.36467866683112E+016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$C$2]*([.A443]-[.$D$2])*([.A443]-[.$E$2])*([.A443]-[.$F$2])*([.A443]-[.$G$2])*([.A443]-[.$H$2])*([.A443]-[.$I$2])+[.$J$2]*2*(RAND()-0.5)" office:value-type="float" office:value="1.2399819024167E+016" calcext:value-type="float">
            <text:p>1.2399819024167E+016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$C$2]*([.A444]-[.$D$2])*([.A444]-[.$E$2])*([.A444]-[.$F$2])*([.A444]-[.$G$2])*([.A444]-[.$H$2])*([.A444]-[.$I$2])+[.$J$2]*2*(RAND()-0.5)" office:value-type="float" office:value="1.34459830677514E+016" calcext:value-type="float">
            <text:p>1.34459830677514E+016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$C$2]*([.A445]-[.$D$2])*([.A445]-[.$E$2])*([.A445]-[.$F$2])*([.A445]-[.$G$2])*([.A445]-[.$H$2])*([.A445]-[.$I$2])+[.$J$2]*2*(RAND()-0.5)" office:value-type="float" office:value="1.35674214147547E+016" calcext:value-type="float">
            <text:p>1.35674214147547E+016</text:p>
          </table:table-cell>
          <table:table-cell table:number-columns-repeated="8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$C$2]*([.A446]-[.$D$2])*([.A446]-[.$E$2])*([.A446]-[.$F$2])*([.A446]-[.$G$2])*([.A446]-[.$H$2])*([.A446]-[.$I$2])+[.$J$2]*2*(RAND()-0.5)" office:value-type="float" office:value="1.26757717417453E+016" calcext:value-type="float">
            <text:p>1.26757717417453E+016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$C$2]*([.A447]-[.$D$2])*([.A447]-[.$E$2])*([.A447]-[.$F$2])*([.A447]-[.$G$2])*([.A447]-[.$H$2])*([.A447]-[.$I$2])+[.$J$2]*2*(RAND()-0.5)" office:value-type="float" office:value="1.36878757912162E+016" calcext:value-type="float">
            <text:p>1.36878757912162E+016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$C$2]*([.A448]-[.$D$2])*([.A448]-[.$E$2])*([.A448]-[.$F$2])*([.A448]-[.$G$2])*([.A448]-[.$H$2])*([.A448]-[.$I$2])+[.$J$2]*2*(RAND()-0.5)" office:value-type="float" office:value="1.30276075801455E+016" calcext:value-type="float">
            <text:p>1.30276075801455E+016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$C$2]*([.A449]-[.$D$2])*([.A449]-[.$E$2])*([.A449]-[.$F$2])*([.A449]-[.$G$2])*([.A449]-[.$H$2])*([.A449]-[.$I$2])+[.$J$2]*2*(RAND()-0.5)" office:value-type="float" office:value="1.36820521835298E+016" calcext:value-type="float">
            <text:p>1.36820521835298E+016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$C$2]*([.A450]-[.$D$2])*([.A450]-[.$E$2])*([.A450]-[.$F$2])*([.A450]-[.$G$2])*([.A450]-[.$H$2])*([.A450]-[.$I$2])+[.$J$2]*2*(RAND()-0.5)" office:value-type="float" office:value="1.32857384590422E+016" calcext:value-type="float">
            <text:p>1.32857384590422E+016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$C$2]*([.A451]-[.$D$2])*([.A451]-[.$E$2])*([.A451]-[.$F$2])*([.A451]-[.$G$2])*([.A451]-[.$H$2])*([.A451]-[.$I$2])+[.$J$2]*2*(RAND()-0.5)" office:value-type="float" office:value="1.22196587554858E+016" calcext:value-type="float">
            <text:p>1.22196587554858E+016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$C$2]*([.A452]-[.$D$2])*([.A452]-[.$E$2])*([.A452]-[.$F$2])*([.A452]-[.$G$2])*([.A452]-[.$H$2])*([.A452]-[.$I$2])+[.$J$2]*2*(RAND()-0.5)" office:value-type="float" office:value="1.36521967897287E+016" calcext:value-type="float">
            <text:p>1.36521967897287E+016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$C$2]*([.A453]-[.$D$2])*([.A453]-[.$E$2])*([.A453]-[.$F$2])*([.A453]-[.$G$2])*([.A453]-[.$H$2])*([.A453]-[.$I$2])+[.$J$2]*2*(RAND()-0.5)" office:value-type="float" office:value="1.36994289106773E+016" calcext:value-type="float">
            <text:p>1.36994289106773E+016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$C$2]*([.A454]-[.$D$2])*([.A454]-[.$E$2])*([.A454]-[.$F$2])*([.A454]-[.$G$2])*([.A454]-[.$H$2])*([.A454]-[.$I$2])+[.$J$2]*2*(RAND()-0.5)" office:value-type="float" office:value="1.23055409054293E+016" calcext:value-type="float">
            <text:p>1.23055409054293E+016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$C$2]*([.A455]-[.$D$2])*([.A455]-[.$E$2])*([.A455]-[.$F$2])*([.A455]-[.$G$2])*([.A455]-[.$H$2])*([.A455]-[.$I$2])+[.$J$2]*2*(RAND()-0.5)" office:value-type="float" office:value="1.33533938661969E+016" calcext:value-type="float">
            <text:p>1.33533938661969E+016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$C$2]*([.A456]-[.$D$2])*([.A456]-[.$E$2])*([.A456]-[.$F$2])*([.A456]-[.$G$2])*([.A456]-[.$H$2])*([.A456]-[.$I$2])+[.$J$2]*2*(RAND()-0.5)" office:value-type="float" office:value="1.30654561910644E+016" calcext:value-type="float">
            <text:p>1.30654561910644E+016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$C$2]*([.A457]-[.$D$2])*([.A457]-[.$E$2])*([.A457]-[.$F$2])*([.A457]-[.$G$2])*([.A457]-[.$H$2])*([.A457]-[.$I$2])+[.$J$2]*2*(RAND()-0.5)" office:value-type="float" office:value="1.38507445078875E+016" calcext:value-type="float">
            <text:p>1.38507445078875E+016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$C$2]*([.A458]-[.$D$2])*([.A458]-[.$E$2])*([.A458]-[.$F$2])*([.A458]-[.$G$2])*([.A458]-[.$H$2])*([.A458]-[.$I$2])+[.$J$2]*2*(RAND()-0.5)" office:value-type="float" office:value="1.36577685438652E+016" calcext:value-type="float">
            <text:p>1.36577685438652E+016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$C$2]*([.A459]-[.$D$2])*([.A459]-[.$E$2])*([.A459]-[.$F$2])*([.A459]-[.$G$2])*([.A459]-[.$H$2])*([.A459]-[.$I$2])+[.$J$2]*2*(RAND()-0.5)" office:value-type="float" office:value="1.18811977644702E+016" calcext:value-type="float">
            <text:p>1.18811977644702E+016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$C$2]*([.A460]-[.$D$2])*([.A460]-[.$E$2])*([.A460]-[.$F$2])*([.A460]-[.$G$2])*([.A460]-[.$H$2])*([.A460]-[.$I$2])+[.$J$2]*2*(RAND()-0.5)" office:value-type="float" office:value="1.2369075992976E+016" calcext:value-type="float">
            <text:p>1.2369075992976E+016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$C$2]*([.A461]-[.$D$2])*([.A461]-[.$E$2])*([.A461]-[.$F$2])*([.A461]-[.$G$2])*([.A461]-[.$H$2])*([.A461]-[.$I$2])+[.$J$2]*2*(RAND()-0.5)" office:value-type="float" office:value="1.27389162593745E+016" calcext:value-type="float">
            <text:p>1.27389162593745E+016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$C$2]*([.A462]-[.$D$2])*([.A462]-[.$E$2])*([.A462]-[.$F$2])*([.A462]-[.$G$2])*([.A462]-[.$H$2])*([.A462]-[.$I$2])+[.$J$2]*2*(RAND()-0.5)" office:value-type="float" office:value="1.24266932088639E+016" calcext:value-type="float">
            <text:p>1.24266932088639E+016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$C$2]*([.A463]-[.$D$2])*([.A463]-[.$E$2])*([.A463]-[.$F$2])*([.A463]-[.$G$2])*([.A463]-[.$H$2])*([.A463]-[.$I$2])+[.$J$2]*2*(RAND()-0.5)" office:value-type="float" office:value="1.33791259625453E+016" calcext:value-type="float">
            <text:p>1.33791259625453E+016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$C$2]*([.A464]-[.$D$2])*([.A464]-[.$E$2])*([.A464]-[.$F$2])*([.A464]-[.$G$2])*([.A464]-[.$H$2])*([.A464]-[.$I$2])+[.$J$2]*2*(RAND()-0.5)" office:value-type="float" office:value="1.31975946842646E+016" calcext:value-type="float">
            <text:p>1.31975946842646E+016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$C$2]*([.A465]-[.$D$2])*([.A465]-[.$E$2])*([.A465]-[.$F$2])*([.A465]-[.$G$2])*([.A465]-[.$H$2])*([.A465]-[.$I$2])+[.$J$2]*2*(RAND()-0.5)" office:value-type="float" office:value="1.22048398882581E+016" calcext:value-type="float">
            <text:p>1.22048398882581E+016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$C$2]*([.A466]-[.$D$2])*([.A466]-[.$E$2])*([.A466]-[.$F$2])*([.A466]-[.$G$2])*([.A466]-[.$H$2])*([.A466]-[.$I$2])+[.$J$2]*2*(RAND()-0.5)" office:value-type="float" office:value="1.21190990247242E+016" calcext:value-type="float">
            <text:p>1.21190990247242E+016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$C$2]*([.A467]-[.$D$2])*([.A467]-[.$E$2])*([.A467]-[.$F$2])*([.A467]-[.$G$2])*([.A467]-[.$H$2])*([.A467]-[.$I$2])+[.$J$2]*2*(RAND()-0.5)" office:value-type="float" office:value="1.23790358106509E+016" calcext:value-type="float">
            <text:p>1.23790358106509E+016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$C$2]*([.A468]-[.$D$2])*([.A468]-[.$E$2])*([.A468]-[.$F$2])*([.A468]-[.$G$2])*([.A468]-[.$H$2])*([.A468]-[.$I$2])+[.$J$2]*2*(RAND()-0.5)" office:value-type="float" office:value="1.24959134044168E+016" calcext:value-type="float">
            <text:p>1.24959134044168E+016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$C$2]*([.A469]-[.$D$2])*([.A469]-[.$E$2])*([.A469]-[.$F$2])*([.A469]-[.$G$2])*([.A469]-[.$H$2])*([.A469]-[.$I$2])+[.$J$2]*2*(RAND()-0.5)" office:value-type="float" office:value="1.19500075340404E+016" calcext:value-type="float">
            <text:p>1.19500075340404E+016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$C$2]*([.A470]-[.$D$2])*([.A470]-[.$E$2])*([.A470]-[.$F$2])*([.A470]-[.$G$2])*([.A470]-[.$H$2])*([.A470]-[.$I$2])+[.$J$2]*2*(RAND()-0.5)" office:value-type="float" office:value="1.22047910445896E+016" calcext:value-type="float">
            <text:p>1.22047910445896E+016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$C$2]*([.A471]-[.$D$2])*([.A471]-[.$E$2])*([.A471]-[.$F$2])*([.A471]-[.$G$2])*([.A471]-[.$H$2])*([.A471]-[.$I$2])+[.$J$2]*2*(RAND()-0.5)" office:value-type="float" office:value="1.25812677446647E+016" calcext:value-type="float">
            <text:p>1.25812677446647E+016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$C$2]*([.A472]-[.$D$2])*([.A472]-[.$E$2])*([.A472]-[.$F$2])*([.A472]-[.$G$2])*([.A472]-[.$H$2])*([.A472]-[.$I$2])+[.$J$2]*2*(RAND()-0.5)" office:value-type="float" office:value="1.24389603429812E+016" calcext:value-type="float">
            <text:p>1.24389603429812E+016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$C$2]*([.A473]-[.$D$2])*([.A473]-[.$E$2])*([.A473]-[.$F$2])*([.A473]-[.$G$2])*([.A473]-[.$H$2])*([.A473]-[.$I$2])+[.$J$2]*2*(RAND()-0.5)" office:value-type="float" office:value="1.19395384721117E+016" calcext:value-type="float">
            <text:p>1.19395384721117E+016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$C$2]*([.A474]-[.$D$2])*([.A474]-[.$E$2])*([.A474]-[.$F$2])*([.A474]-[.$G$2])*([.A474]-[.$H$2])*([.A474]-[.$I$2])+[.$J$2]*2*(RAND()-0.5)" office:value-type="float" office:value="1.17186777349699E+016" calcext:value-type="float">
            <text:p>1.17186777349699E+016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$C$2]*([.A475]-[.$D$2])*([.A475]-[.$E$2])*([.A475]-[.$F$2])*([.A475]-[.$G$2])*([.A475]-[.$H$2])*([.A475]-[.$I$2])+[.$J$2]*2*(RAND()-0.5)" office:value-type="float" office:value="1.33644217733845E+016" calcext:value-type="float">
            <text:p>1.33644217733845E+016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$C$2]*([.A476]-[.$D$2])*([.A476]-[.$E$2])*([.A476]-[.$F$2])*([.A476]-[.$G$2])*([.A476]-[.$H$2])*([.A476]-[.$I$2])+[.$J$2]*2*(RAND()-0.5)" office:value-type="float" office:value="1.20331709454535E+016" calcext:value-type="float">
            <text:p>1.20331709454535E+016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$C$2]*([.A477]-[.$D$2])*([.A477]-[.$E$2])*([.A477]-[.$F$2])*([.A477]-[.$G$2])*([.A477]-[.$H$2])*([.A477]-[.$I$2])+[.$J$2]*2*(RAND()-0.5)" office:value-type="float" office:value="1.19429949315849E+016" calcext:value-type="float">
            <text:p>1.19429949315849E+016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$C$2]*([.A478]-[.$D$2])*([.A478]-[.$E$2])*([.A478]-[.$F$2])*([.A478]-[.$G$2])*([.A478]-[.$H$2])*([.A478]-[.$I$2])+[.$J$2]*2*(RAND()-0.5)" office:value-type="float" office:value="1.1584840169965E+016" calcext:value-type="float">
            <text:p>1.1584840169965E+016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$C$2]*([.A479]-[.$D$2])*([.A479]-[.$E$2])*([.A479]-[.$F$2])*([.A479]-[.$G$2])*([.A479]-[.$H$2])*([.A479]-[.$I$2])+[.$J$2]*2*(RAND()-0.5)" office:value-type="float" office:value="1.22588464839852E+016" calcext:value-type="float">
            <text:p>1.22588464839852E+016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$C$2]*([.A480]-[.$D$2])*([.A480]-[.$E$2])*([.A480]-[.$F$2])*([.A480]-[.$G$2])*([.A480]-[.$H$2])*([.A480]-[.$I$2])+[.$J$2]*2*(RAND()-0.5)" office:value-type="float" office:value="1.32020351973997E+016" calcext:value-type="float">
            <text:p>1.32020351973997E+016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$C$2]*([.A481]-[.$D$2])*([.A481]-[.$E$2])*([.A481]-[.$F$2])*([.A481]-[.$G$2])*([.A481]-[.$H$2])*([.A481]-[.$I$2])+[.$J$2]*2*(RAND()-0.5)" office:value-type="float" office:value="1.19361867957075E+016" calcext:value-type="float">
            <text:p>1.19361867957075E+016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$C$2]*([.A482]-[.$D$2])*([.A482]-[.$E$2])*([.A482]-[.$F$2])*([.A482]-[.$G$2])*([.A482]-[.$H$2])*([.A482]-[.$I$2])+[.$J$2]*2*(RAND()-0.5)" office:value-type="float" office:value="1.17470890002762E+016" calcext:value-type="float">
            <text:p>1.17470890002762E+016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$C$2]*([.A483]-[.$D$2])*([.A483]-[.$E$2])*([.A483]-[.$F$2])*([.A483]-[.$G$2])*([.A483]-[.$H$2])*([.A483]-[.$I$2])+[.$J$2]*2*(RAND()-0.5)" office:value-type="float" office:value="1.18024619196607E+016" calcext:value-type="float">
            <text:p>1.18024619196607E+016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$C$2]*([.A484]-[.$D$2])*([.A484]-[.$E$2])*([.A484]-[.$F$2])*([.A484]-[.$G$2])*([.A484]-[.$H$2])*([.A484]-[.$I$2])+[.$J$2]*2*(RAND()-0.5)" office:value-type="float" office:value="1.17000055924418E+016" calcext:value-type="float">
            <text:p>1.17000055924418E+016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$C$2]*([.A485]-[.$D$2])*([.A485]-[.$E$2])*([.A485]-[.$F$2])*([.A485]-[.$G$2])*([.A485]-[.$H$2])*([.A485]-[.$I$2])+[.$J$2]*2*(RAND()-0.5)" office:value-type="float" office:value="1.24255053832123E+016" calcext:value-type="float">
            <text:p>1.24255053832123E+016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$C$2]*([.A486]-[.$D$2])*([.A486]-[.$E$2])*([.A486]-[.$F$2])*([.A486]-[.$G$2])*([.A486]-[.$H$2])*([.A486]-[.$I$2])+[.$J$2]*2*(RAND()-0.5)" office:value-type="float" office:value="1.29486794529732E+016" calcext:value-type="float">
            <text:p>1.29486794529732E+016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$C$2]*([.A487]-[.$D$2])*([.A487]-[.$E$2])*([.A487]-[.$F$2])*([.A487]-[.$G$2])*([.A487]-[.$H$2])*([.A487]-[.$I$2])+[.$J$2]*2*(RAND()-0.5)" office:value-type="float" office:value="1.19980363163007E+016" calcext:value-type="float">
            <text:p>1.19980363163007E+016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$C$2]*([.A488]-[.$D$2])*([.A488]-[.$E$2])*([.A488]-[.$F$2])*([.A488]-[.$G$2])*([.A488]-[.$H$2])*([.A488]-[.$I$2])+[.$J$2]*2*(RAND()-0.5)" office:value-type="float" office:value="1.25059083095171E+016" calcext:value-type="float">
            <text:p>1.25059083095171E+016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$C$2]*([.A489]-[.$D$2])*([.A489]-[.$E$2])*([.A489]-[.$F$2])*([.A489]-[.$G$2])*([.A489]-[.$H$2])*([.A489]-[.$I$2])+[.$J$2]*2*(RAND()-0.5)" office:value-type="float" office:value="1.26417675954657E+016" calcext:value-type="float">
            <text:p>1.26417675954657E+016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$C$2]*([.A490]-[.$D$2])*([.A490]-[.$E$2])*([.A490]-[.$F$2])*([.A490]-[.$G$2])*([.A490]-[.$H$2])*([.A490]-[.$I$2])+[.$J$2]*2*(RAND()-0.5)" office:value-type="float" office:value="1.28666704570042E+016" calcext:value-type="float">
            <text:p>1.28666704570042E+016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C$2]*([.A491]-[.$D$2])*([.A491]-[.$E$2])*([.A491]-[.$F$2])*([.A491]-[.$G$2])*([.A491]-[.$H$2])*([.A491]-[.$I$2])+[.$J$2]*2*(RAND()-0.5)" office:value-type="float" office:value="1.20811193083599E+016" calcext:value-type="float">
            <text:p>1.20811193083599E+016</text:p>
          </table:table-cell>
          <table:table-cell table:number-columns-repeated="8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$C$2]*([.A492]-[.$D$2])*([.A492]-[.$E$2])*([.A492]-[.$F$2])*([.A492]-[.$G$2])*([.A492]-[.$H$2])*([.A492]-[.$I$2])+[.$J$2]*2*(RAND()-0.5)" office:value-type="float" office:value="1.17097338930256E+016" calcext:value-type="float">
            <text:p>1.17097338930256E+016</text:p>
          </table:table-cell>
          <table:table-cell table:number-columns-repeated="8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$C$2]*([.A493]-[.$D$2])*([.A493]-[.$E$2])*([.A493]-[.$F$2])*([.A493]-[.$G$2])*([.A493]-[.$H$2])*([.A493]-[.$I$2])+[.$J$2]*2*(RAND()-0.5)" office:value-type="float" office:value="1.17367479947422E+016" calcext:value-type="float">
            <text:p>1.17367479947422E+016</text:p>
          </table:table-cell>
          <table:table-cell table:number-columns-repeated="8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$C$2]*([.A494]-[.$D$2])*([.A494]-[.$E$2])*([.A494]-[.$F$2])*([.A494]-[.$G$2])*([.A494]-[.$H$2])*([.A494]-[.$I$2])+[.$J$2]*2*(RAND()-0.5)" office:value-type="float" office:value="1.16274413787767E+016" calcext:value-type="float">
            <text:p>1.16274413787767E+016</text:p>
          </table:table-cell>
          <table:table-cell table:number-columns-repeated="8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$C$2]*([.A495]-[.$D$2])*([.A495]-[.$E$2])*([.A495]-[.$F$2])*([.A495]-[.$G$2])*([.A495]-[.$H$2])*([.A495]-[.$I$2])+[.$J$2]*2*(RAND()-0.5)" office:value-type="float" office:value="1.09125953574089E+016" calcext:value-type="float">
            <text:p>1.09125953574089E+016</text:p>
          </table:table-cell>
          <table:table-cell table:number-columns-repeated="8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$C$2]*([.A496]-[.$D$2])*([.A496]-[.$E$2])*([.A496]-[.$F$2])*([.A496]-[.$G$2])*([.A496]-[.$H$2])*([.A496]-[.$I$2])+[.$J$2]*2*(RAND()-0.5)" office:value-type="float" office:value="1.11058136513067E+016" calcext:value-type="float">
            <text:p>1.11058136513067E+016</text:p>
          </table:table-cell>
          <table:table-cell table:number-columns-repeated="8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$C$2]*([.A497]-[.$D$2])*([.A497]-[.$E$2])*([.A497]-[.$F$2])*([.A497]-[.$G$2])*([.A497]-[.$H$2])*([.A497]-[.$I$2])+[.$J$2]*2*(RAND()-0.5)" office:value-type="float" office:value="1.06571977767721E+016" calcext:value-type="float">
            <text:p>1.06571977767721E+016</text:p>
          </table:table-cell>
          <table:table-cell table:number-columns-repeated="8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$C$2]*([.A498]-[.$D$2])*([.A498]-[.$E$2])*([.A498]-[.$F$2])*([.A498]-[.$G$2])*([.A498]-[.$H$2])*([.A498]-[.$I$2])+[.$J$2]*2*(RAND()-0.5)" office:value-type="float" office:value="1.25481444332963E+016" calcext:value-type="float">
            <text:p>1.25481444332963E+016</text:p>
          </table:table-cell>
          <table:table-cell table:number-columns-repeated="8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$C$2]*([.A499]-[.$D$2])*([.A499]-[.$E$2])*([.A499]-[.$F$2])*([.A499]-[.$G$2])*([.A499]-[.$H$2])*([.A499]-[.$I$2])+[.$J$2]*2*(RAND()-0.5)" office:value-type="float" office:value="1.20873723486111E+016" calcext:value-type="float">
            <text:p>1.20873723486111E+016</text:p>
          </table:table-cell>
          <table:table-cell table:number-columns-repeated="8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$C$2]*([.A500]-[.$D$2])*([.A500]-[.$E$2])*([.A500]-[.$F$2])*([.A500]-[.$G$2])*([.A500]-[.$H$2])*([.A500]-[.$I$2])+[.$J$2]*2*(RAND()-0.5)" office:value-type="float" office:value="1.06056879474236E+016" calcext:value-type="float">
            <text:p>1.06056879474236E+016</text:p>
          </table:table-cell>
          <table:table-cell table:number-columns-repeated="8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$C$2]*([.A501]-[.$D$2])*([.A501]-[.$E$2])*([.A501]-[.$F$2])*([.A501]-[.$G$2])*([.A501]-[.$H$2])*([.A501]-[.$I$2])+[.$J$2]*2*(RAND()-0.5)" office:value-type="float" office:value="1.1437539716861E+016" calcext:value-type="float">
            <text:p>1.1437539716861E+016</text:p>
          </table:table-cell>
          <table:table-cell table:number-columns-repeated="8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$C$2]*([.A502]-[.$D$2])*([.A502]-[.$E$2])*([.A502]-[.$F$2])*([.A502]-[.$G$2])*([.A502]-[.$H$2])*([.A502]-[.$I$2])+[.$J$2]*2*(RAND()-0.5)" office:value-type="float" office:value="1.07161409749873E+016" calcext:value-type="float">
            <text:p>1.07161409749873E+016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C$2]*([.A503]-[.$D$2])*([.A503]-[.$E$2])*([.A503]-[.$F$2])*([.A503]-[.$G$2])*([.A503]-[.$H$2])*([.A503]-[.$I$2])+[.$J$2]*2*(RAND()-0.5)" office:value-type="float" office:value="1.0435210856601E+016" calcext:value-type="float">
            <text:p>1.0435210856601E+016</text:p>
          </table:table-cell>
          <table:table-cell table:number-columns-repeated="8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$C$2]*([.A504]-[.$D$2])*([.A504]-[.$E$2])*([.A504]-[.$F$2])*([.A504]-[.$G$2])*([.A504]-[.$H$2])*([.A504]-[.$I$2])+[.$J$2]*2*(RAND()-0.5)" office:value-type="float" office:value="1.20425644577252E+016" calcext:value-type="float">
            <text:p>1.20425644577252E+016</text:p>
          </table:table-cell>
          <table:table-cell table:number-columns-repeated="8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$C$2]*([.A505]-[.$D$2])*([.A505]-[.$E$2])*([.A505]-[.$F$2])*([.A505]-[.$G$2])*([.A505]-[.$H$2])*([.A505]-[.$I$2])+[.$J$2]*2*(RAND()-0.5)" office:value-type="float" office:value="1.21904729489433E+016" calcext:value-type="float">
            <text:p>1.21904729489433E+016</text:p>
          </table:table-cell>
          <table:table-cell table:number-columns-repeated="8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$C$2]*([.A506]-[.$D$2])*([.A506]-[.$E$2])*([.A506]-[.$F$2])*([.A506]-[.$G$2])*([.A506]-[.$H$2])*([.A506]-[.$I$2])+[.$J$2]*2*(RAND()-0.5)" office:value-type="float" office:value="1.15837501495933E+016" calcext:value-type="float">
            <text:p>1.15837501495933E+016</text:p>
          </table:table-cell>
          <table:table-cell table:number-columns-repeated="8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$C$2]*([.A507]-[.$D$2])*([.A507]-[.$E$2])*([.A507]-[.$F$2])*([.A507]-[.$G$2])*([.A507]-[.$H$2])*([.A507]-[.$I$2])+[.$J$2]*2*(RAND()-0.5)" office:value-type="float" office:value="1.06850681893187E+016" calcext:value-type="float">
            <text:p>1.06850681893187E+016</text:p>
          </table:table-cell>
          <table:table-cell table:number-columns-repeated="8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$C$2]*([.A508]-[.$D$2])*([.A508]-[.$E$2])*([.A508]-[.$F$2])*([.A508]-[.$G$2])*([.A508]-[.$H$2])*([.A508]-[.$I$2])+[.$J$2]*2*(RAND()-0.5)" office:value-type="float" office:value="1.11050035143422E+016" calcext:value-type="float">
            <text:p>1.11050035143422E+016</text:p>
          </table:table-cell>
          <table:table-cell table:number-columns-repeated="8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$C$2]*([.A509]-[.$D$2])*([.A509]-[.$E$2])*([.A509]-[.$F$2])*([.A509]-[.$G$2])*([.A509]-[.$H$2])*([.A509]-[.$I$2])+[.$J$2]*2*(RAND()-0.5)" office:value-type="float" office:value="1.19495137934602E+016" calcext:value-type="float">
            <text:p>1.19495137934602E+016</text:p>
          </table:table-cell>
          <table:table-cell table:number-columns-repeated="8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$C$2]*([.A510]-[.$D$2])*([.A510]-[.$E$2])*([.A510]-[.$F$2])*([.A510]-[.$G$2])*([.A510]-[.$H$2])*([.A510]-[.$I$2])+[.$J$2]*2*(RAND()-0.5)" office:value-type="float" office:value="1.12680818602335E+016" calcext:value-type="float">
            <text:p>1.12680818602335E+016</text:p>
          </table:table-cell>
          <table:table-cell table:number-columns-repeated="8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$C$2]*([.A511]-[.$D$2])*([.A511]-[.$E$2])*([.A511]-[.$F$2])*([.A511]-[.$G$2])*([.A511]-[.$H$2])*([.A511]-[.$I$2])+[.$J$2]*2*(RAND()-0.5)" office:value-type="float" office:value="1.127508425404E+016" calcext:value-type="float">
            <text:p>1.127508425404E+016</text:p>
          </table:table-cell>
          <table:table-cell table:number-columns-repeated="8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$C$2]*([.A512]-[.$D$2])*([.A512]-[.$E$2])*([.A512]-[.$F$2])*([.A512]-[.$G$2])*([.A512]-[.$H$2])*([.A512]-[.$I$2])+[.$J$2]*2*(RAND()-0.5)" office:value-type="float" office:value="1.08682715747495E+016" calcext:value-type="float">
            <text:p>1.08682715747495E+016</text:p>
          </table:table-cell>
          <table:table-cell table:number-columns-repeated="8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$C$2]*([.A513]-[.$D$2])*([.A513]-[.$E$2])*([.A513]-[.$F$2])*([.A513]-[.$G$2])*([.A513]-[.$H$2])*([.A513]-[.$I$2])+[.$J$2]*2*(RAND()-0.5)" office:value-type="float" office:value="1.0642083844801E+016" calcext:value-type="float">
            <text:p>1.0642083844801E+016</text:p>
          </table:table-cell>
          <table:table-cell table:number-columns-repeated="8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$C$2]*([.A514]-[.$D$2])*([.A514]-[.$E$2])*([.A514]-[.$F$2])*([.A514]-[.$G$2])*([.A514]-[.$H$2])*([.A514]-[.$I$2])+[.$J$2]*2*(RAND()-0.5)" office:value-type="float" office:value="1.00947085541095E+016" calcext:value-type="float">
            <text:p>1.00947085541095E+016</text:p>
          </table:table-cell>
          <table:table-cell table:number-columns-repeated="8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$C$2]*([.A515]-[.$D$2])*([.A515]-[.$E$2])*([.A515]-[.$F$2])*([.A515]-[.$G$2])*([.A515]-[.$H$2])*([.A515]-[.$I$2])+[.$J$2]*2*(RAND()-0.5)" office:value-type="float" office:value="1.12250062192145E+016" calcext:value-type="float">
            <text:p>1.12250062192145E+016</text:p>
          </table:table-cell>
          <table:table-cell table:number-columns-repeated="8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$C$2]*([.A516]-[.$D$2])*([.A516]-[.$E$2])*([.A516]-[.$F$2])*([.A516]-[.$G$2])*([.A516]-[.$H$2])*([.A516]-[.$I$2])+[.$J$2]*2*(RAND()-0.5)" office:value-type="float" office:value="1.14109966983454E+016" calcext:value-type="float">
            <text:p>1.14109966983454E+016</text:p>
          </table:table-cell>
          <table:table-cell table:number-columns-repeated="8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$C$2]*([.A517]-[.$D$2])*([.A517]-[.$E$2])*([.A517]-[.$F$2])*([.A517]-[.$G$2])*([.A517]-[.$H$2])*([.A517]-[.$I$2])+[.$J$2]*2*(RAND()-0.5)" office:value-type="float" office:value="1.06414735698375E+016" calcext:value-type="float">
            <text:p>1.06414735698375E+016</text:p>
          </table:table-cell>
          <table:table-cell table:number-columns-repeated="8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$C$2]*([.A518]-[.$D$2])*([.A518]-[.$E$2])*([.A518]-[.$F$2])*([.A518]-[.$G$2])*([.A518]-[.$H$2])*([.A518]-[.$I$2])+[.$J$2]*2*(RAND()-0.5)" office:value-type="float" office:value="1.02582306865443E+016" calcext:value-type="float">
            <text:p>1.02582306865443E+016</text:p>
          </table:table-cell>
          <table:table-cell table:number-columns-repeated="8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$C$2]*([.A519]-[.$D$2])*([.A519]-[.$E$2])*([.A519]-[.$F$2])*([.A519]-[.$G$2])*([.A519]-[.$H$2])*([.A519]-[.$I$2])+[.$J$2]*2*(RAND()-0.5)" office:value-type="float" office:value="9.80917378190634E+015" calcext:value-type="float">
            <text:p>9.80917378190634E+015</text:p>
          </table:table-cell>
          <table:table-cell table:number-columns-repeated="8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$C$2]*([.A520]-[.$D$2])*([.A520]-[.$E$2])*([.A520]-[.$F$2])*([.A520]-[.$G$2])*([.A520]-[.$H$2])*([.A520]-[.$I$2])+[.$J$2]*2*(RAND()-0.5)" office:value-type="float" office:value="1.00369252264423E+016" calcext:value-type="float">
            <text:p>1.00369252264423E+016</text:p>
          </table:table-cell>
          <table:table-cell table:number-columns-repeated="8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$C$2]*([.A521]-[.$D$2])*([.A521]-[.$E$2])*([.A521]-[.$F$2])*([.A521]-[.$G$2])*([.A521]-[.$H$2])*([.A521]-[.$I$2])+[.$J$2]*2*(RAND()-0.5)" office:value-type="float" office:value="9.99254629465102E+015" calcext:value-type="float">
            <text:p>9.99254629465102E+015</text:p>
          </table:table-cell>
          <table:table-cell table:number-columns-repeated="8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$C$2]*([.A522]-[.$D$2])*([.A522]-[.$E$2])*([.A522]-[.$F$2])*([.A522]-[.$G$2])*([.A522]-[.$H$2])*([.A522]-[.$I$2])+[.$J$2]*2*(RAND()-0.5)" office:value-type="float" office:value="9.58161981229569E+015" calcext:value-type="float">
            <text:p>9.58161981229569E+015</text:p>
          </table:table-cell>
          <table:table-cell table:number-columns-repeated="8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$C$2]*([.A523]-[.$D$2])*([.A523]-[.$E$2])*([.A523]-[.$F$2])*([.A523]-[.$G$2])*([.A523]-[.$H$2])*([.A523]-[.$I$2])+[.$J$2]*2*(RAND()-0.5)" office:value-type="float" office:value="1.00162071390091E+016" calcext:value-type="float">
            <text:p>1.00162071390091E+016</text:p>
          </table:table-cell>
          <table:table-cell table:number-columns-repeated="8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$C$2]*([.A524]-[.$D$2])*([.A524]-[.$E$2])*([.A524]-[.$F$2])*([.A524]-[.$G$2])*([.A524]-[.$H$2])*([.A524]-[.$I$2])+[.$J$2]*2*(RAND()-0.5)" office:value-type="float" office:value="1.13201570133832E+016" calcext:value-type="float">
            <text:p>1.13201570133832E+016</text:p>
          </table:table-cell>
          <table:table-cell table:number-columns-repeated="8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$C$2]*([.A525]-[.$D$2])*([.A525]-[.$E$2])*([.A525]-[.$F$2])*([.A525]-[.$G$2])*([.A525]-[.$H$2])*([.A525]-[.$I$2])+[.$J$2]*2*(RAND()-0.5)" office:value-type="float" office:value="1.01958933378357E+016" calcext:value-type="float">
            <text:p>1.01958933378357E+016</text:p>
          </table:table-cell>
          <table:table-cell table:number-columns-repeated="8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$C$2]*([.A526]-[.$D$2])*([.A526]-[.$E$2])*([.A526]-[.$F$2])*([.A526]-[.$G$2])*([.A526]-[.$H$2])*([.A526]-[.$I$2])+[.$J$2]*2*(RAND()-0.5)" office:value-type="float" office:value="1.12751196967824E+016" calcext:value-type="float">
            <text:p>1.12751196967824E+016</text:p>
          </table:table-cell>
          <table:table-cell table:number-columns-repeated="8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$C$2]*([.A527]-[.$D$2])*([.A527]-[.$E$2])*([.A527]-[.$F$2])*([.A527]-[.$G$2])*([.A527]-[.$H$2])*([.A527]-[.$I$2])+[.$J$2]*2*(RAND()-0.5)" office:value-type="float" office:value="1.07397995756641E+016" calcext:value-type="float">
            <text:p>1.07397995756641E+016</text:p>
          </table:table-cell>
          <table:table-cell table:number-columns-repeated="8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$C$2]*([.A528]-[.$D$2])*([.A528]-[.$E$2])*([.A528]-[.$F$2])*([.A528]-[.$G$2])*([.A528]-[.$H$2])*([.A528]-[.$I$2])+[.$J$2]*2*(RAND()-0.5)" office:value-type="float" office:value="9.33246930680186E+015" calcext:value-type="float">
            <text:p>9.33246930680186E+015</text:p>
          </table:table-cell>
          <table:table-cell table:number-columns-repeated="8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$C$2]*([.A529]-[.$D$2])*([.A529]-[.$E$2])*([.A529]-[.$F$2])*([.A529]-[.$G$2])*([.A529]-[.$H$2])*([.A529]-[.$I$2])+[.$J$2]*2*(RAND()-0.5)" office:value-type="float" office:value="1.09612549559204E+016" calcext:value-type="float">
            <text:p>1.09612549559204E+016</text:p>
          </table:table-cell>
          <table:table-cell table:number-columns-repeated="8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$C$2]*([.A530]-[.$D$2])*([.A530]-[.$E$2])*([.A530]-[.$F$2])*([.A530]-[.$G$2])*([.A530]-[.$H$2])*([.A530]-[.$I$2])+[.$J$2]*2*(RAND()-0.5)" office:value-type="float" office:value="9.16072409303876E+015" calcext:value-type="float">
            <text:p>9.16072409303876E+015</text:p>
          </table:table-cell>
          <table:table-cell table:number-columns-repeated="8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$C$2]*([.A531]-[.$D$2])*([.A531]-[.$E$2])*([.A531]-[.$F$2])*([.A531]-[.$G$2])*([.A531]-[.$H$2])*([.A531]-[.$I$2])+[.$J$2]*2*(RAND()-0.5)" office:value-type="float" office:value="9.78009115742546E+015" calcext:value-type="float">
            <text:p>9.78009115742546E+015</text:p>
          </table:table-cell>
          <table:table-cell table:number-columns-repeated="8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$C$2]*([.A532]-[.$D$2])*([.A532]-[.$E$2])*([.A532]-[.$F$2])*([.A532]-[.$G$2])*([.A532]-[.$H$2])*([.A532]-[.$I$2])+[.$J$2]*2*(RAND()-0.5)" office:value-type="float" office:value="1.0771771906587E+016" calcext:value-type="float">
            <text:p>1.0771771906587E+016</text:p>
          </table:table-cell>
          <table:table-cell table:number-columns-repeated="8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$C$2]*([.A533]-[.$D$2])*([.A533]-[.$E$2])*([.A533]-[.$F$2])*([.A533]-[.$G$2])*([.A533]-[.$H$2])*([.A533]-[.$I$2])+[.$J$2]*2*(RAND()-0.5)" office:value-type="float" office:value="1.03718116795636E+016" calcext:value-type="float">
            <text:p>1.03718116795636E+016</text:p>
          </table:table-cell>
          <table:table-cell table:number-columns-repeated="8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$C$2]*([.A534]-[.$D$2])*([.A534]-[.$E$2])*([.A534]-[.$F$2])*([.A534]-[.$G$2])*([.A534]-[.$H$2])*([.A534]-[.$I$2])+[.$J$2]*2*(RAND()-0.5)" office:value-type="float" office:value="9.33092923282342E+015" calcext:value-type="float">
            <text:p>9.33092923282342E+015</text:p>
          </table:table-cell>
          <table:table-cell table:number-columns-repeated="8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$C$2]*([.A535]-[.$D$2])*([.A535]-[.$E$2])*([.A535]-[.$F$2])*([.A535]-[.$G$2])*([.A535]-[.$H$2])*([.A535]-[.$I$2])+[.$J$2]*2*(RAND()-0.5)" office:value-type="float" office:value="9.77413018412578E+015" calcext:value-type="float">
            <text:p>9.77413018412578E+015</text:p>
          </table:table-cell>
          <table:table-cell table:number-columns-repeated="8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$C$2]*([.A536]-[.$D$2])*([.A536]-[.$E$2])*([.A536]-[.$F$2])*([.A536]-[.$G$2])*([.A536]-[.$H$2])*([.A536]-[.$I$2])+[.$J$2]*2*(RAND()-0.5)" office:value-type="float" office:value="1.05202801528438E+016" calcext:value-type="float">
            <text:p>1.05202801528438E+016</text:p>
          </table:table-cell>
          <table:table-cell table:number-columns-repeated="8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$C$2]*([.A537]-[.$D$2])*([.A537]-[.$E$2])*([.A537]-[.$F$2])*([.A537]-[.$G$2])*([.A537]-[.$H$2])*([.A537]-[.$I$2])+[.$J$2]*2*(RAND()-0.5)" office:value-type="float" office:value="9.90650396821271E+015" calcext:value-type="float">
            <text:p>9.90650396821271E+015</text:p>
          </table:table-cell>
          <table:table-cell table:number-columns-repeated="8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$C$2]*([.A538]-[.$D$2])*([.A538]-[.$E$2])*([.A538]-[.$F$2])*([.A538]-[.$G$2])*([.A538]-[.$H$2])*([.A538]-[.$I$2])+[.$J$2]*2*(RAND()-0.5)" office:value-type="float" office:value="9.48685529290925E+015" calcext:value-type="float">
            <text:p>9.48685529290925E+015</text:p>
          </table:table-cell>
          <table:table-cell table:number-columns-repeated="8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$C$2]*([.A539]-[.$D$2])*([.A539]-[.$E$2])*([.A539]-[.$F$2])*([.A539]-[.$G$2])*([.A539]-[.$H$2])*([.A539]-[.$I$2])+[.$J$2]*2*(RAND()-0.5)" office:value-type="float" office:value="9.74305139201387E+015" calcext:value-type="float">
            <text:p>9.74305139201387E+015</text:p>
          </table:table-cell>
          <table:table-cell table:number-columns-repeated="8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$C$2]*([.A540]-[.$D$2])*([.A540]-[.$E$2])*([.A540]-[.$F$2])*([.A540]-[.$G$2])*([.A540]-[.$H$2])*([.A540]-[.$I$2])+[.$J$2]*2*(RAND()-0.5)" office:value-type="float" office:value="1.01857679375061E+016" calcext:value-type="float">
            <text:p>1.01857679375061E+016</text:p>
          </table:table-cell>
          <table:table-cell table:number-columns-repeated="8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$C$2]*([.A541]-[.$D$2])*([.A541]-[.$E$2])*([.A541]-[.$F$2])*([.A541]-[.$G$2])*([.A541]-[.$H$2])*([.A541]-[.$I$2])+[.$J$2]*2*(RAND()-0.5)" office:value-type="float" office:value="1.00540911962749E+016" calcext:value-type="float">
            <text:p>1.00540911962749E+016</text:p>
          </table:table-cell>
          <table:table-cell table:number-columns-repeated="8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$C$2]*([.A542]-[.$D$2])*([.A542]-[.$E$2])*([.A542]-[.$F$2])*([.A542]-[.$G$2])*([.A542]-[.$H$2])*([.A542]-[.$I$2])+[.$J$2]*2*(RAND()-0.5)" office:value-type="float" office:value="8936444264435165" calcext:value-type="float">
            <text:p>8936444264435165</text:p>
          </table:table-cell>
          <table:table-cell table:number-columns-repeated="8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$C$2]*([.A543]-[.$D$2])*([.A543]-[.$E$2])*([.A543]-[.$F$2])*([.A543]-[.$G$2])*([.A543]-[.$H$2])*([.A543]-[.$I$2])+[.$J$2]*2*(RAND()-0.5)" office:value-type="float" office:value="1.02169610119493E+016" calcext:value-type="float">
            <text:p>1.02169610119493E+016</text:p>
          </table:table-cell>
          <table:table-cell table:number-columns-repeated="8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$C$2]*([.A544]-[.$D$2])*([.A544]-[.$E$2])*([.A544]-[.$F$2])*([.A544]-[.$G$2])*([.A544]-[.$H$2])*([.A544]-[.$I$2])+[.$J$2]*2*(RAND()-0.5)" office:value-type="float" office:value="9.18344697522074E+015" calcext:value-type="float">
            <text:p>9.18344697522074E+015</text:p>
          </table:table-cell>
          <table:table-cell table:number-columns-repeated="8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$C$2]*([.A545]-[.$D$2])*([.A545]-[.$E$2])*([.A545]-[.$F$2])*([.A545]-[.$G$2])*([.A545]-[.$H$2])*([.A545]-[.$I$2])+[.$J$2]*2*(RAND()-0.5)" office:value-type="float" office:value="1.0076439305161E+016" calcext:value-type="float">
            <text:p>1.0076439305161E+016</text:p>
          </table:table-cell>
          <table:table-cell table:number-columns-repeated="8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$C$2]*([.A546]-[.$D$2])*([.A546]-[.$E$2])*([.A546]-[.$F$2])*([.A546]-[.$G$2])*([.A546]-[.$H$2])*([.A546]-[.$I$2])+[.$J$2]*2*(RAND()-0.5)" office:value-type="float" office:value="1.00240320023089E+016" calcext:value-type="float">
            <text:p>1.00240320023089E+016</text:p>
          </table:table-cell>
          <table:table-cell table:number-columns-repeated="8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$C$2]*([.A547]-[.$D$2])*([.A547]-[.$E$2])*([.A547]-[.$F$2])*([.A547]-[.$G$2])*([.A547]-[.$H$2])*([.A547]-[.$I$2])+[.$J$2]*2*(RAND()-0.5)" office:value-type="float" office:value="9.30243514506738E+015" calcext:value-type="float">
            <text:p>9.30243514506738E+015</text:p>
          </table:table-cell>
          <table:table-cell table:number-columns-repeated="8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$C$2]*([.A548]-[.$D$2])*([.A548]-[.$E$2])*([.A548]-[.$F$2])*([.A548]-[.$G$2])*([.A548]-[.$H$2])*([.A548]-[.$I$2])+[.$J$2]*2*(RAND()-0.5)" office:value-type="float" office:value="9.1600979773335E+015" calcext:value-type="float">
            <text:p>9.1600979773335E+015</text:p>
          </table:table-cell>
          <table:table-cell table:number-columns-repeated="8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$C$2]*([.A549]-[.$D$2])*([.A549]-[.$E$2])*([.A549]-[.$F$2])*([.A549]-[.$G$2])*([.A549]-[.$H$2])*([.A549]-[.$I$2])+[.$J$2]*2*(RAND()-0.5)" office:value-type="float" office:value="8859334732996134" calcext:value-type="float">
            <text:p>8859334732996134</text:p>
          </table:table-cell>
          <table:table-cell table:number-columns-repeated="8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$C$2]*([.A550]-[.$D$2])*([.A550]-[.$E$2])*([.A550]-[.$F$2])*([.A550]-[.$G$2])*([.A550]-[.$H$2])*([.A550]-[.$I$2])+[.$J$2]*2*(RAND()-0.5)" office:value-type="float" office:value="8760547063686290" calcext:value-type="float">
            <text:p>8760547063686290</text:p>
          </table:table-cell>
          <table:table-cell table:number-columns-repeated="8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$C$2]*([.A551]-[.$D$2])*([.A551]-[.$E$2])*([.A551]-[.$F$2])*([.A551]-[.$G$2])*([.A551]-[.$H$2])*([.A551]-[.$I$2])+[.$J$2]*2*(RAND()-0.5)" office:value-type="float" office:value="8981576599949800" calcext:value-type="float">
            <text:p>8981576599949800</text:p>
          </table:table-cell>
          <table:table-cell table:number-columns-repeated="8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$C$2]*([.A552]-[.$D$2])*([.A552]-[.$E$2])*([.A552]-[.$F$2])*([.A552]-[.$G$2])*([.A552]-[.$H$2])*([.A552]-[.$I$2])+[.$J$2]*2*(RAND()-0.5)" office:value-type="float" office:value="9.46625857906821E+015" calcext:value-type="float">
            <text:p>9.46625857906821E+015</text:p>
          </table:table-cell>
          <table:table-cell table:number-columns-repeated="8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$C$2]*([.A553]-[.$D$2])*([.A553]-[.$E$2])*([.A553]-[.$F$2])*([.A553]-[.$G$2])*([.A553]-[.$H$2])*([.A553]-[.$I$2])+[.$J$2]*2*(RAND()-0.5)" office:value-type="float" office:value="9.68071355773813E+015" calcext:value-type="float">
            <text:p>9.68071355773813E+015</text:p>
          </table:table-cell>
          <table:table-cell table:number-columns-repeated="8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$C$2]*([.A554]-[.$D$2])*([.A554]-[.$E$2])*([.A554]-[.$F$2])*([.A554]-[.$G$2])*([.A554]-[.$H$2])*([.A554]-[.$I$2])+[.$J$2]*2*(RAND()-0.5)" office:value-type="float" office:value="8950623772461527" calcext:value-type="float">
            <text:p>8950623772461527</text:p>
          </table:table-cell>
          <table:table-cell table:number-columns-repeated="8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$C$2]*([.A555]-[.$D$2])*([.A555]-[.$E$2])*([.A555]-[.$F$2])*([.A555]-[.$G$2])*([.A555]-[.$H$2])*([.A555]-[.$I$2])+[.$J$2]*2*(RAND()-0.5)" office:value-type="float" office:value="8216684818912429" calcext:value-type="float">
            <text:p>8216684818912429</text:p>
          </table:table-cell>
          <table:table-cell table:number-columns-repeated="8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$C$2]*([.A556]-[.$D$2])*([.A556]-[.$E$2])*([.A556]-[.$F$2])*([.A556]-[.$G$2])*([.A556]-[.$H$2])*([.A556]-[.$I$2])+[.$J$2]*2*(RAND()-0.5)" office:value-type="float" office:value="8160397475012892" calcext:value-type="float">
            <text:p>8160397475012892</text:p>
          </table:table-cell>
          <table:table-cell table:number-columns-repeated="8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$C$2]*([.A557]-[.$D$2])*([.A557]-[.$E$2])*([.A557]-[.$F$2])*([.A557]-[.$G$2])*([.A557]-[.$H$2])*([.A557]-[.$I$2])+[.$J$2]*2*(RAND()-0.5)" office:value-type="float" office:value="8752679869917519" calcext:value-type="float">
            <text:p>8752679869917519</text:p>
          </table:table-cell>
          <table:table-cell table:number-columns-repeated="8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$C$2]*([.A558]-[.$D$2])*([.A558]-[.$E$2])*([.A558]-[.$F$2])*([.A558]-[.$G$2])*([.A558]-[.$H$2])*([.A558]-[.$I$2])+[.$J$2]*2*(RAND()-0.5)" office:value-type="float" office:value="7821022070345906" calcext:value-type="float">
            <text:p>7821022070345906</text:p>
          </table:table-cell>
          <table:table-cell table:number-columns-repeated="8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$C$2]*([.A559]-[.$D$2])*([.A559]-[.$E$2])*([.A559]-[.$F$2])*([.A559]-[.$G$2])*([.A559]-[.$H$2])*([.A559]-[.$I$2])+[.$J$2]*2*(RAND()-0.5)" office:value-type="float" office:value="9.28276926861379E+015" calcext:value-type="float">
            <text:p>9.28276926861379E+015</text:p>
          </table:table-cell>
          <table:table-cell table:number-columns-repeated="8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$C$2]*([.A560]-[.$D$2])*([.A560]-[.$E$2])*([.A560]-[.$F$2])*([.A560]-[.$G$2])*([.A560]-[.$H$2])*([.A560]-[.$I$2])+[.$J$2]*2*(RAND()-0.5)" office:value-type="float" office:value="7603848172131456" calcext:value-type="float">
            <text:p>7603848172131456</text:p>
          </table:table-cell>
          <table:table-cell table:number-columns-repeated="8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$C$2]*([.A561]-[.$D$2])*([.A561]-[.$E$2])*([.A561]-[.$F$2])*([.A561]-[.$G$2])*([.A561]-[.$H$2])*([.A561]-[.$I$2])+[.$J$2]*2*(RAND()-0.5)" office:value-type="float" office:value="8768049833682588" calcext:value-type="float">
            <text:p>8768049833682588</text:p>
          </table:table-cell>
          <table:table-cell table:number-columns-repeated="8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$C$2]*([.A562]-[.$D$2])*([.A562]-[.$E$2])*([.A562]-[.$F$2])*([.A562]-[.$G$2])*([.A562]-[.$H$2])*([.A562]-[.$I$2])+[.$J$2]*2*(RAND()-0.5)" office:value-type="float" office:value="8674248006972209" calcext:value-type="float">
            <text:p>8674248006972209</text:p>
          </table:table-cell>
          <table:table-cell table:number-columns-repeated="8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$C$2]*([.A563]-[.$D$2])*([.A563]-[.$E$2])*([.A563]-[.$F$2])*([.A563]-[.$G$2])*([.A563]-[.$H$2])*([.A563]-[.$I$2])+[.$J$2]*2*(RAND()-0.5)" office:value-type="float" office:value="8615589722965717" calcext:value-type="float">
            <text:p>8615589722965717</text:p>
          </table:table-cell>
          <table:table-cell table:number-columns-repeated="8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$C$2]*([.A564]-[.$D$2])*([.A564]-[.$E$2])*([.A564]-[.$F$2])*([.A564]-[.$G$2])*([.A564]-[.$H$2])*([.A564]-[.$I$2])+[.$J$2]*2*(RAND()-0.5)" office:value-type="float" office:value="8564616315315967" calcext:value-type="float">
            <text:p>8564616315315967</text:p>
          </table:table-cell>
          <table:table-cell table:number-columns-repeated="8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$C$2]*([.A565]-[.$D$2])*([.A565]-[.$E$2])*([.A565]-[.$F$2])*([.A565]-[.$G$2])*([.A565]-[.$H$2])*([.A565]-[.$I$2])+[.$J$2]*2*(RAND()-0.5)" office:value-type="float" office:value="7936727941377554" calcext:value-type="float">
            <text:p>7936727941377554</text:p>
          </table:table-cell>
          <table:table-cell table:number-columns-repeated="8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$C$2]*([.A566]-[.$D$2])*([.A566]-[.$E$2])*([.A566]-[.$F$2])*([.A566]-[.$G$2])*([.A566]-[.$H$2])*([.A566]-[.$I$2])+[.$J$2]*2*(RAND()-0.5)" office:value-type="float" office:value="8862716123047254" calcext:value-type="float">
            <text:p>8862716123047254</text:p>
          </table:table-cell>
          <table:table-cell table:number-columns-repeated="8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$C$2]*([.A567]-[.$D$2])*([.A567]-[.$E$2])*([.A567]-[.$F$2])*([.A567]-[.$G$2])*([.A567]-[.$H$2])*([.A567]-[.$I$2])+[.$J$2]*2*(RAND()-0.5)" office:value-type="float" office:value="7109731755494796" calcext:value-type="float">
            <text:p>7109731755494796</text:p>
          </table:table-cell>
          <table:table-cell table:number-columns-repeated="8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$C$2]*([.A568]-[.$D$2])*([.A568]-[.$E$2])*([.A568]-[.$F$2])*([.A568]-[.$G$2])*([.A568]-[.$H$2])*([.A568]-[.$I$2])+[.$J$2]*2*(RAND()-0.5)" office:value-type="float" office:value="7178953668385630" calcext:value-type="float">
            <text:p>7178953668385630</text:p>
          </table:table-cell>
          <table:table-cell table:number-columns-repeated="8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$C$2]*([.A569]-[.$D$2])*([.A569]-[.$E$2])*([.A569]-[.$F$2])*([.A569]-[.$G$2])*([.A569]-[.$H$2])*([.A569]-[.$I$2])+[.$J$2]*2*(RAND()-0.5)" office:value-type="float" office:value="8138721325315098" calcext:value-type="float">
            <text:p>8138721325315098</text:p>
          </table:table-cell>
          <table:table-cell table:number-columns-repeated="8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$C$2]*([.A570]-[.$D$2])*([.A570]-[.$E$2])*([.A570]-[.$F$2])*([.A570]-[.$G$2])*([.A570]-[.$H$2])*([.A570]-[.$I$2])+[.$J$2]*2*(RAND()-0.5)" office:value-type="float" office:value="7609921042741377" calcext:value-type="float">
            <text:p>7609921042741377</text:p>
          </table:table-cell>
          <table:table-cell table:number-columns-repeated="8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$C$2]*([.A571]-[.$D$2])*([.A571]-[.$E$2])*([.A571]-[.$F$2])*([.A571]-[.$G$2])*([.A571]-[.$H$2])*([.A571]-[.$I$2])+[.$J$2]*2*(RAND()-0.5)" office:value-type="float" office:value="8386391982272033" calcext:value-type="float">
            <text:p>8386391982272033</text:p>
          </table:table-cell>
          <table:table-cell table:number-columns-repeated="8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$C$2]*([.A572]-[.$D$2])*([.A572]-[.$E$2])*([.A572]-[.$F$2])*([.A572]-[.$G$2])*([.A572]-[.$H$2])*([.A572]-[.$I$2])+[.$J$2]*2*(RAND()-0.5)" office:value-type="float" office:value="6632510537788595" calcext:value-type="float">
            <text:p>6632510537788595</text:p>
          </table:table-cell>
          <table:table-cell table:number-columns-repeated="8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$C$2]*([.A573]-[.$D$2])*([.A573]-[.$E$2])*([.A573]-[.$F$2])*([.A573]-[.$G$2])*([.A573]-[.$H$2])*([.A573]-[.$I$2])+[.$J$2]*2*(RAND()-0.5)" office:value-type="float" office:value="8309181374929304" calcext:value-type="float">
            <text:p>8309181374929304</text:p>
          </table:table-cell>
          <table:table-cell table:number-columns-repeated="8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$C$2]*([.A574]-[.$D$2])*([.A574]-[.$E$2])*([.A574]-[.$F$2])*([.A574]-[.$G$2])*([.A574]-[.$H$2])*([.A574]-[.$I$2])+[.$J$2]*2*(RAND()-0.5)" office:value-type="float" office:value="8328468954722896" calcext:value-type="float">
            <text:p>8328468954722896</text:p>
          </table:table-cell>
          <table:table-cell table:number-columns-repeated="8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$C$2]*([.A575]-[.$D$2])*([.A575]-[.$E$2])*([.A575]-[.$F$2])*([.A575]-[.$G$2])*([.A575]-[.$H$2])*([.A575]-[.$I$2])+[.$J$2]*2*(RAND()-0.5)" office:value-type="float" office:value="6624378744017227" calcext:value-type="float">
            <text:p>6624378744017227</text:p>
          </table:table-cell>
          <table:table-cell table:number-columns-repeated="8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$C$2]*([.A576]-[.$D$2])*([.A576]-[.$E$2])*([.A576]-[.$F$2])*([.A576]-[.$G$2])*([.A576]-[.$H$2])*([.A576]-[.$I$2])+[.$J$2]*2*(RAND()-0.5)" office:value-type="float" office:value="6445372653307442" calcext:value-type="float">
            <text:p>6445372653307442</text:p>
          </table:table-cell>
          <table:table-cell table:number-columns-repeated="8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$C$2]*([.A577]-[.$D$2])*([.A577]-[.$E$2])*([.A577]-[.$F$2])*([.A577]-[.$G$2])*([.A577]-[.$H$2])*([.A577]-[.$I$2])+[.$J$2]*2*(RAND()-0.5)" office:value-type="float" office:value="7243916334027854" calcext:value-type="float">
            <text:p>7243916334027854</text:p>
          </table:table-cell>
          <table:table-cell table:number-columns-repeated="8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$C$2]*([.A578]-[.$D$2])*([.A578]-[.$E$2])*([.A578]-[.$F$2])*([.A578]-[.$G$2])*([.A578]-[.$H$2])*([.A578]-[.$I$2])+[.$J$2]*2*(RAND()-0.5)" office:value-type="float" office:value="7498875902544979" calcext:value-type="float">
            <text:p>7498875902544979</text:p>
          </table:table-cell>
          <table:table-cell table:number-columns-repeated="8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$C$2]*([.A579]-[.$D$2])*([.A579]-[.$E$2])*([.A579]-[.$F$2])*([.A579]-[.$G$2])*([.A579]-[.$H$2])*([.A579]-[.$I$2])+[.$J$2]*2*(RAND()-0.5)" office:value-type="float" office:value="7127278355755794" calcext:value-type="float">
            <text:p>7127278355755794</text:p>
          </table:table-cell>
          <table:table-cell table:number-columns-repeated="8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$C$2]*([.A580]-[.$D$2])*([.A580]-[.$E$2])*([.A580]-[.$F$2])*([.A580]-[.$G$2])*([.A580]-[.$H$2])*([.A580]-[.$I$2])+[.$J$2]*2*(RAND()-0.5)" office:value-type="float" office:value="7778384390512158" calcext:value-type="float">
            <text:p>7778384390512158</text:p>
          </table:table-cell>
          <table:table-cell table:number-columns-repeated="8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$C$2]*([.A581]-[.$D$2])*([.A581]-[.$E$2])*([.A581]-[.$F$2])*([.A581]-[.$G$2])*([.A581]-[.$H$2])*([.A581]-[.$I$2])+[.$J$2]*2*(RAND()-0.5)" office:value-type="float" office:value="7364542591670388" calcext:value-type="float">
            <text:p>7364542591670388</text:p>
          </table:table-cell>
          <table:table-cell table:number-columns-repeated="8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$C$2]*([.A582]-[.$D$2])*([.A582]-[.$E$2])*([.A582]-[.$F$2])*([.A582]-[.$G$2])*([.A582]-[.$H$2])*([.A582]-[.$I$2])+[.$J$2]*2*(RAND()-0.5)" office:value-type="float" office:value="7845612275127304" calcext:value-type="float">
            <text:p>7845612275127304</text:p>
          </table:table-cell>
          <table:table-cell table:number-columns-repeated="8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$C$2]*([.A583]-[.$D$2])*([.A583]-[.$E$2])*([.A583]-[.$F$2])*([.A583]-[.$G$2])*([.A583]-[.$H$2])*([.A583]-[.$I$2])+[.$J$2]*2*(RAND()-0.5)" office:value-type="float" office:value="6627527630040348" calcext:value-type="float">
            <text:p>6627527630040348</text:p>
          </table:table-cell>
          <table:table-cell table:number-columns-repeated="8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$C$2]*([.A584]-[.$D$2])*([.A584]-[.$E$2])*([.A584]-[.$F$2])*([.A584]-[.$G$2])*([.A584]-[.$H$2])*([.A584]-[.$I$2])+[.$J$2]*2*(RAND()-0.5)" office:value-type="float" office:value="7729863510632150" calcext:value-type="float">
            <text:p>7729863510632150</text:p>
          </table:table-cell>
          <table:table-cell table:number-columns-repeated="8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$C$2]*([.A585]-[.$D$2])*([.A585]-[.$E$2])*([.A585]-[.$F$2])*([.A585]-[.$G$2])*([.A585]-[.$H$2])*([.A585]-[.$I$2])+[.$J$2]*2*(RAND()-0.5)" office:value-type="float" office:value="6975774257855838" calcext:value-type="float">
            <text:p>6975774257855838</text:p>
          </table:table-cell>
          <table:table-cell table:number-columns-repeated="8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$C$2]*([.A586]-[.$D$2])*([.A586]-[.$E$2])*([.A586]-[.$F$2])*([.A586]-[.$G$2])*([.A586]-[.$H$2])*([.A586]-[.$I$2])+[.$J$2]*2*(RAND()-0.5)" office:value-type="float" office:value="6149612627227542" calcext:value-type="float">
            <text:p>6149612627227542</text:p>
          </table:table-cell>
          <table:table-cell table:number-columns-repeated="8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$C$2]*([.A587]-[.$D$2])*([.A587]-[.$E$2])*([.A587]-[.$F$2])*([.A587]-[.$G$2])*([.A587]-[.$H$2])*([.A587]-[.$I$2])+[.$J$2]*2*(RAND()-0.5)" office:value-type="float" office:value="7567106216949371" calcext:value-type="float">
            <text:p>7567106216949371</text:p>
          </table:table-cell>
          <table:table-cell table:number-columns-repeated="8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$C$2]*([.A588]-[.$D$2])*([.A588]-[.$E$2])*([.A588]-[.$F$2])*([.A588]-[.$G$2])*([.A588]-[.$H$2])*([.A588]-[.$I$2])+[.$J$2]*2*(RAND()-0.5)" office:value-type="float" office:value="7075618425456033" calcext:value-type="float">
            <text:p>7075618425456033</text:p>
          </table:table-cell>
          <table:table-cell table:number-columns-repeated="8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$C$2]*([.A589]-[.$D$2])*([.A589]-[.$E$2])*([.A589]-[.$F$2])*([.A589]-[.$G$2])*([.A589]-[.$H$2])*([.A589]-[.$I$2])+[.$J$2]*2*(RAND()-0.5)" office:value-type="float" office:value="6724124144629821" calcext:value-type="float">
            <text:p>6724124144629821</text:p>
          </table:table-cell>
          <table:table-cell table:number-columns-repeated="8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$C$2]*([.A590]-[.$D$2])*([.A590]-[.$E$2])*([.A590]-[.$F$2])*([.A590]-[.$G$2])*([.A590]-[.$H$2])*([.A590]-[.$I$2])+[.$J$2]*2*(RAND()-0.5)" office:value-type="float" office:value="6028444001415282" calcext:value-type="float">
            <text:p>6028444001415282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$C$2]*([.A591]-[.$D$2])*([.A591]-[.$E$2])*([.A591]-[.$F$2])*([.A591]-[.$G$2])*([.A591]-[.$H$2])*([.A591]-[.$I$2])+[.$J$2]*2*(RAND()-0.5)" office:value-type="float" office:value="6019160351745337" calcext:value-type="float">
            <text:p>6019160351745337</text:p>
          </table:table-cell>
          <table:table-cell table:number-columns-repeated="8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$C$2]*([.A592]-[.$D$2])*([.A592]-[.$E$2])*([.A592]-[.$F$2])*([.A592]-[.$G$2])*([.A592]-[.$H$2])*([.A592]-[.$I$2])+[.$J$2]*2*(RAND()-0.5)" office:value-type="float" office:value="6182742411763722" calcext:value-type="float">
            <text:p>6182742411763722</text:p>
          </table:table-cell>
          <table:table-cell table:number-columns-repeated="8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$C$2]*([.A593]-[.$D$2])*([.A593]-[.$E$2])*([.A593]-[.$F$2])*([.A593]-[.$G$2])*([.A593]-[.$H$2])*([.A593]-[.$I$2])+[.$J$2]*2*(RAND()-0.5)" office:value-type="float" office:value="5325077438315078" calcext:value-type="float">
            <text:p>5325077438315078</text:p>
          </table:table-cell>
          <table:table-cell table:number-columns-repeated="8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$C$2]*([.A594]-[.$D$2])*([.A594]-[.$E$2])*([.A594]-[.$F$2])*([.A594]-[.$G$2])*([.A594]-[.$H$2])*([.A594]-[.$I$2])+[.$J$2]*2*(RAND()-0.5)" office:value-type="float" office:value="6025527390727390" calcext:value-type="float">
            <text:p>6025527390727390</text:p>
          </table:table-cell>
          <table:table-cell table:number-columns-repeated="8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$C$2]*([.A595]-[.$D$2])*([.A595]-[.$E$2])*([.A595]-[.$F$2])*([.A595]-[.$G$2])*([.A595]-[.$H$2])*([.A595]-[.$I$2])+[.$J$2]*2*(RAND()-0.5)" office:value-type="float" office:value="5176333083241346" calcext:value-type="float">
            <text:p>5176333083241346</text:p>
          </table:table-cell>
          <table:table-cell table:number-columns-repeated="8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$C$2]*([.A596]-[.$D$2])*([.A596]-[.$E$2])*([.A596]-[.$F$2])*([.A596]-[.$G$2])*([.A596]-[.$H$2])*([.A596]-[.$I$2])+[.$J$2]*2*(RAND()-0.5)" office:value-type="float" office:value="6666579266370874" calcext:value-type="float">
            <text:p>6666579266370874</text:p>
          </table:table-cell>
          <table:table-cell table:number-columns-repeated="8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$C$2]*([.A597]-[.$D$2])*([.A597]-[.$E$2])*([.A597]-[.$F$2])*([.A597]-[.$G$2])*([.A597]-[.$H$2])*([.A597]-[.$I$2])+[.$J$2]*2*(RAND()-0.5)" office:value-type="float" office:value="6019865493453984" calcext:value-type="float">
            <text:p>6019865493453984</text:p>
          </table:table-cell>
          <table:table-cell table:number-columns-repeated="8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$C$2]*([.A598]-[.$D$2])*([.A598]-[.$E$2])*([.A598]-[.$F$2])*([.A598]-[.$G$2])*([.A598]-[.$H$2])*([.A598]-[.$I$2])+[.$J$2]*2*(RAND()-0.5)" office:value-type="float" office:value="5202763195109030" calcext:value-type="float">
            <text:p>5202763195109030</text:p>
          </table:table-cell>
          <table:table-cell table:number-columns-repeated="8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$C$2]*([.A599]-[.$D$2])*([.A599]-[.$E$2])*([.A599]-[.$F$2])*([.A599]-[.$G$2])*([.A599]-[.$H$2])*([.A599]-[.$I$2])+[.$J$2]*2*(RAND()-0.5)" office:value-type="float" office:value="5833245918324772" calcext:value-type="float">
            <text:p>5833245918324772</text:p>
          </table:table-cell>
          <table:table-cell table:number-columns-repeated="8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$C$2]*([.A600]-[.$D$2])*([.A600]-[.$E$2])*([.A600]-[.$F$2])*([.A600]-[.$G$2])*([.A600]-[.$H$2])*([.A600]-[.$I$2])+[.$J$2]*2*(RAND()-0.5)" office:value-type="float" office:value="6001193167159973" calcext:value-type="float">
            <text:p>6001193167159973</text:p>
          </table:table-cell>
          <table:table-cell table:number-columns-repeated="8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$C$2]*([.A601]-[.$D$2])*([.A601]-[.$E$2])*([.A601]-[.$F$2])*([.A601]-[.$G$2])*([.A601]-[.$H$2])*([.A601]-[.$I$2])+[.$J$2]*2*(RAND()-0.5)" office:value-type="float" office:value="5785896141115503" calcext:value-type="float">
            <text:p>5785896141115503</text:p>
          </table:table-cell>
          <table:table-cell table:number-columns-repeated="8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$C$2]*([.A602]-[.$D$2])*([.A602]-[.$E$2])*([.A602]-[.$F$2])*([.A602]-[.$G$2])*([.A602]-[.$H$2])*([.A602]-[.$I$2])+[.$J$2]*2*(RAND()-0.5)" office:value-type="float" office:value="5438984986026071" calcext:value-type="float">
            <text:p>5438984986026071</text:p>
          </table:table-cell>
          <table:table-cell table:number-columns-repeated="8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$C$2]*([.A603]-[.$D$2])*([.A603]-[.$E$2])*([.A603]-[.$F$2])*([.A603]-[.$G$2])*([.A603]-[.$H$2])*([.A603]-[.$I$2])+[.$J$2]*2*(RAND()-0.5)" office:value-type="float" office:value="5091234103382569" calcext:value-type="float">
            <text:p>5091234103382569</text:p>
          </table:table-cell>
          <table:table-cell table:number-columns-repeated="8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$C$2]*([.A604]-[.$D$2])*([.A604]-[.$E$2])*([.A604]-[.$F$2])*([.A604]-[.$G$2])*([.A604]-[.$H$2])*([.A604]-[.$I$2])+[.$J$2]*2*(RAND()-0.5)" office:value-type="float" office:value="5497699824440093" calcext:value-type="float">
            <text:p>5497699824440093</text:p>
          </table:table-cell>
          <table:table-cell table:number-columns-repeated="8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$C$2]*([.A605]-[.$D$2])*([.A605]-[.$E$2])*([.A605]-[.$F$2])*([.A605]-[.$G$2])*([.A605]-[.$H$2])*([.A605]-[.$I$2])+[.$J$2]*2*(RAND()-0.5)" office:value-type="float" office:value="5641017645717704" calcext:value-type="float">
            <text:p>5641017645717704</text:p>
          </table:table-cell>
          <table:table-cell table:number-columns-repeated="8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$C$2]*([.A606]-[.$D$2])*([.A606]-[.$E$2])*([.A606]-[.$F$2])*([.A606]-[.$G$2])*([.A606]-[.$H$2])*([.A606]-[.$I$2])+[.$J$2]*2*(RAND()-0.5)" office:value-type="float" office:value="5539065703511007" calcext:value-type="float">
            <text:p>5539065703511007</text:p>
          </table:table-cell>
          <table:table-cell table:number-columns-repeated="8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$C$2]*([.A607]-[.$D$2])*([.A607]-[.$E$2])*([.A607]-[.$F$2])*([.A607]-[.$G$2])*([.A607]-[.$H$2])*([.A607]-[.$I$2])+[.$J$2]*2*(RAND()-0.5)" office:value-type="float" office:value="5467305985968001" calcext:value-type="float">
            <text:p>5467305985968001</text:p>
          </table:table-cell>
          <table:table-cell table:number-columns-repeated="8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$C$2]*([.A608]-[.$D$2])*([.A608]-[.$E$2])*([.A608]-[.$F$2])*([.A608]-[.$G$2])*([.A608]-[.$H$2])*([.A608]-[.$I$2])+[.$J$2]*2*(RAND()-0.5)" office:value-type="float" office:value="4567775904478536" calcext:value-type="float">
            <text:p>4567775904478536</text:p>
          </table:table-cell>
          <table:table-cell table:number-columns-repeated="8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$C$2]*([.A609]-[.$D$2])*([.A609]-[.$E$2])*([.A609]-[.$F$2])*([.A609]-[.$G$2])*([.A609]-[.$H$2])*([.A609]-[.$I$2])+[.$J$2]*2*(RAND()-0.5)" office:value-type="float" office:value="5280626152579443" calcext:value-type="float">
            <text:p>5280626152579443</text:p>
          </table:table-cell>
          <table:table-cell table:number-columns-repeated="8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$C$2]*([.A610]-[.$D$2])*([.A610]-[.$E$2])*([.A610]-[.$F$2])*([.A610]-[.$G$2])*([.A610]-[.$H$2])*([.A610]-[.$I$2])+[.$J$2]*2*(RAND()-0.5)" office:value-type="float" office:value="5404685536730579" calcext:value-type="float">
            <text:p>5404685536730579</text:p>
          </table:table-cell>
          <table:table-cell table:number-columns-repeated="8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$C$2]*([.A611]-[.$D$2])*([.A611]-[.$E$2])*([.A611]-[.$F$2])*([.A611]-[.$G$2])*([.A611]-[.$H$2])*([.A611]-[.$I$2])+[.$J$2]*2*(RAND()-0.5)" office:value-type="float" office:value="5071060786290207" calcext:value-type="float">
            <text:p>5071060786290207</text:p>
          </table:table-cell>
          <table:table-cell table:number-columns-repeated="8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$C$2]*([.A612]-[.$D$2])*([.A612]-[.$E$2])*([.A612]-[.$F$2])*([.A612]-[.$G$2])*([.A612]-[.$H$2])*([.A612]-[.$I$2])+[.$J$2]*2*(RAND()-0.5)" office:value-type="float" office:value="5501399772251923" calcext:value-type="float">
            <text:p>5501399772251923</text:p>
          </table:table-cell>
          <table:table-cell table:number-columns-repeated="8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$C$2]*([.A613]-[.$D$2])*([.A613]-[.$E$2])*([.A613]-[.$F$2])*([.A613]-[.$G$2])*([.A613]-[.$H$2])*([.A613]-[.$I$2])+[.$J$2]*2*(RAND()-0.5)" office:value-type="float" office:value="4835486904337106" calcext:value-type="float">
            <text:p>4835486904337106</text:p>
          </table:table-cell>
          <table:table-cell table:number-columns-repeated="8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$C$2]*([.A614]-[.$D$2])*([.A614]-[.$E$2])*([.A614]-[.$F$2])*([.A614]-[.$G$2])*([.A614]-[.$H$2])*([.A614]-[.$I$2])+[.$J$2]*2*(RAND()-0.5)" office:value-type="float" office:value="4036452082467607" calcext:value-type="float">
            <text:p>4036452082467607</text:p>
          </table:table-cell>
          <table:table-cell table:number-columns-repeated="8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$C$2]*([.A615]-[.$D$2])*([.A615]-[.$E$2])*([.A615]-[.$F$2])*([.A615]-[.$G$2])*([.A615]-[.$H$2])*([.A615]-[.$I$2])+[.$J$2]*2*(RAND()-0.5)" office:value-type="float" office:value="5774250970323661" calcext:value-type="float">
            <text:p>5774250970323661</text:p>
          </table:table-cell>
          <table:table-cell table:number-columns-repeated="8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$C$2]*([.A616]-[.$D$2])*([.A616]-[.$E$2])*([.A616]-[.$F$2])*([.A616]-[.$G$2])*([.A616]-[.$H$2])*([.A616]-[.$I$2])+[.$J$2]*2*(RAND()-0.5)" office:value-type="float" office:value="5110480452137147" calcext:value-type="float">
            <text:p>5110480452137147</text:p>
          </table:table-cell>
          <table:table-cell table:number-columns-repeated="8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$C$2]*([.A617]-[.$D$2])*([.A617]-[.$E$2])*([.A617]-[.$F$2])*([.A617]-[.$G$2])*([.A617]-[.$H$2])*([.A617]-[.$I$2])+[.$J$2]*2*(RAND()-0.5)" office:value-type="float" office:value="4853242972024811" calcext:value-type="float">
            <text:p>4853242972024811</text:p>
          </table:table-cell>
          <table:table-cell table:number-columns-repeated="8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$C$2]*([.A618]-[.$D$2])*([.A618]-[.$E$2])*([.A618]-[.$F$2])*([.A618]-[.$G$2])*([.A618]-[.$H$2])*([.A618]-[.$I$2])+[.$J$2]*2*(RAND()-0.5)" office:value-type="float" office:value="4591861448550573" calcext:value-type="float">
            <text:p>4591861448550573</text:p>
          </table:table-cell>
          <table:table-cell table:number-columns-repeated="8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$C$2]*([.A619]-[.$D$2])*([.A619]-[.$E$2])*([.A619]-[.$F$2])*([.A619]-[.$G$2])*([.A619]-[.$H$2])*([.A619]-[.$I$2])+[.$J$2]*2*(RAND()-0.5)" office:value-type="float" office:value="4743499600934270" calcext:value-type="float">
            <text:p>4743499600934270</text:p>
          </table:table-cell>
          <table:table-cell table:number-columns-repeated="8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$C$2]*([.A620]-[.$D$2])*([.A620]-[.$E$2])*([.A620]-[.$F$2])*([.A620]-[.$G$2])*([.A620]-[.$H$2])*([.A620]-[.$I$2])+[.$J$2]*2*(RAND()-0.5)" office:value-type="float" office:value="4.23244926813839E+015" calcext:value-type="float">
            <text:p>4.23244926813839E+015</text:p>
          </table:table-cell>
          <table:table-cell table:number-columns-repeated="8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$C$2]*([.A621]-[.$D$2])*([.A621]-[.$E$2])*([.A621]-[.$F$2])*([.A621]-[.$G$2])*([.A621]-[.$H$2])*([.A621]-[.$I$2])+[.$J$2]*2*(RAND()-0.5)" office:value-type="float" office:value="5294155261422860" calcext:value-type="float">
            <text:p>5294155261422860</text:p>
          </table:table-cell>
          <table:table-cell table:number-columns-repeated="8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$C$2]*([.A622]-[.$D$2])*([.A622]-[.$E$2])*([.A622]-[.$F$2])*([.A622]-[.$G$2])*([.A622]-[.$H$2])*([.A622]-[.$I$2])+[.$J$2]*2*(RAND()-0.5)" office:value-type="float" office:value="3445975466165324" calcext:value-type="float">
            <text:p>3445975466165324</text:p>
          </table:table-cell>
          <table:table-cell table:number-columns-repeated="8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$C$2]*([.A623]-[.$D$2])*([.A623]-[.$E$2])*([.A623]-[.$F$2])*([.A623]-[.$G$2])*([.A623]-[.$H$2])*([.A623]-[.$I$2])+[.$J$2]*2*(RAND()-0.5)" office:value-type="float" office:value="5232499112889048" calcext:value-type="float">
            <text:p>5232499112889048</text:p>
          </table:table-cell>
          <table:table-cell table:number-columns-repeated="8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$C$2]*([.A624]-[.$D$2])*([.A624]-[.$E$2])*([.A624]-[.$F$2])*([.A624]-[.$G$2])*([.A624]-[.$H$2])*([.A624]-[.$I$2])+[.$J$2]*2*(RAND()-0.5)" office:value-type="float" office:value="4.45758359390316E+015" calcext:value-type="float">
            <text:p>4.45758359390316E+015</text:p>
          </table:table-cell>
          <table:table-cell table:number-columns-repeated="8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$C$2]*([.A625]-[.$D$2])*([.A625]-[.$E$2])*([.A625]-[.$F$2])*([.A625]-[.$G$2])*([.A625]-[.$H$2])*([.A625]-[.$I$2])+[.$J$2]*2*(RAND()-0.5)" office:value-type="float" office:value="3530862465739420" calcext:value-type="float">
            <text:p>3530862465739420</text:p>
          </table:table-cell>
          <table:table-cell table:number-columns-repeated="8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$C$2]*([.A626]-[.$D$2])*([.A626]-[.$E$2])*([.A626]-[.$F$2])*([.A626]-[.$G$2])*([.A626]-[.$H$2])*([.A626]-[.$I$2])+[.$J$2]*2*(RAND()-0.5)" office:value-type="float" office:value="3935881892240109" calcext:value-type="float">
            <text:p>3935881892240109</text:p>
          </table:table-cell>
          <table:table-cell table:number-columns-repeated="8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$C$2]*([.A627]-[.$D$2])*([.A627]-[.$E$2])*([.A627]-[.$F$2])*([.A627]-[.$G$2])*([.A627]-[.$H$2])*([.A627]-[.$I$2])+[.$J$2]*2*(RAND()-0.5)" office:value-type="float" office:value="4.3180535221609E+015" calcext:value-type="float">
            <text:p>4.3180535221609E+015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$C$2]*([.A628]-[.$D$2])*([.A628]-[.$E$2])*([.A628]-[.$F$2])*([.A628]-[.$G$2])*([.A628]-[.$H$2])*([.A628]-[.$I$2])+[.$J$2]*2*(RAND()-0.5)" office:value-type="float" office:value="3607938714001973" calcext:value-type="float">
            <text:p>3607938714001973</text:p>
          </table:table-cell>
          <table:table-cell table:number-columns-repeated="8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$C$2]*([.A629]-[.$D$2])*([.A629]-[.$E$2])*([.A629]-[.$F$2])*([.A629]-[.$G$2])*([.A629]-[.$H$2])*([.A629]-[.$I$2])+[.$J$2]*2*(RAND()-0.5)" office:value-type="float" office:value="3120794426196308" calcext:value-type="float">
            <text:p>3120794426196308</text:p>
          </table:table-cell>
          <table:table-cell table:number-columns-repeated="8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$C$2]*([.A630]-[.$D$2])*([.A630]-[.$E$2])*([.A630]-[.$F$2])*([.A630]-[.$G$2])*([.A630]-[.$H$2])*([.A630]-[.$I$2])+[.$J$2]*2*(RAND()-0.5)" office:value-type="float" office:value="3745611858644185" calcext:value-type="float">
            <text:p>3745611858644185</text:p>
          </table:table-cell>
          <table:table-cell table:number-columns-repeated="8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$C$2]*([.A631]-[.$D$2])*([.A631]-[.$E$2])*([.A631]-[.$F$2])*([.A631]-[.$G$2])*([.A631]-[.$H$2])*([.A631]-[.$I$2])+[.$J$2]*2*(RAND()-0.5)" office:value-type="float" office:value="3.6955426198108E+015" calcext:value-type="float">
            <text:p>3.6955426198108E+015</text:p>
          </table:table-cell>
          <table:table-cell table:number-columns-repeated="8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$C$2]*([.A632]-[.$D$2])*([.A632]-[.$E$2])*([.A632]-[.$F$2])*([.A632]-[.$G$2])*([.A632]-[.$H$2])*([.A632]-[.$I$2])+[.$J$2]*2*(RAND()-0.5)" office:value-type="float" office:value="4227777314031503" calcext:value-type="float">
            <text:p>4227777314031503</text:p>
          </table:table-cell>
          <table:table-cell table:number-columns-repeated="8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$C$2]*([.A633]-[.$D$2])*([.A633]-[.$E$2])*([.A633]-[.$F$2])*([.A633]-[.$G$2])*([.A633]-[.$H$2])*([.A633]-[.$I$2])+[.$J$2]*2*(RAND()-0.5)" office:value-type="float" office:value="4584420244098473" calcext:value-type="float">
            <text:p>4584420244098473</text:p>
          </table:table-cell>
          <table:table-cell table:number-columns-repeated="8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$C$2]*([.A634]-[.$D$2])*([.A634]-[.$E$2])*([.A634]-[.$F$2])*([.A634]-[.$G$2])*([.A634]-[.$H$2])*([.A634]-[.$I$2])+[.$J$2]*2*(RAND()-0.5)" office:value-type="float" office:value="4.37312657188178E+015" calcext:value-type="float">
            <text:p>4.37312657188178E+015</text:p>
          </table:table-cell>
          <table:table-cell table:number-columns-repeated="8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$C$2]*([.A635]-[.$D$2])*([.A635]-[.$E$2])*([.A635]-[.$F$2])*([.A635]-[.$G$2])*([.A635]-[.$H$2])*([.A635]-[.$I$2])+[.$J$2]*2*(RAND()-0.5)" office:value-type="float" office:value="3.34700329001049E+015" calcext:value-type="float">
            <text:p>3.34700329001049E+015</text:p>
          </table:table-cell>
          <table:table-cell table:number-columns-repeated="8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$C$2]*([.A636]-[.$D$2])*([.A636]-[.$E$2])*([.A636]-[.$F$2])*([.A636]-[.$G$2])*([.A636]-[.$H$2])*([.A636]-[.$I$2])+[.$J$2]*2*(RAND()-0.5)" office:value-type="float" office:value="3.51552866032766E+015" calcext:value-type="float">
            <text:p>3.51552866032766E+015</text:p>
          </table:table-cell>
          <table:table-cell table:number-columns-repeated="8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$C$2]*([.A637]-[.$D$2])*([.A637]-[.$E$2])*([.A637]-[.$F$2])*([.A637]-[.$G$2])*([.A637]-[.$H$2])*([.A637]-[.$I$2])+[.$J$2]*2*(RAND()-0.5)" office:value-type="float" office:value="2.77761133000435E+015" calcext:value-type="float">
            <text:p>2.77761133000435E+015</text:p>
          </table:table-cell>
          <table:table-cell table:number-columns-repeated="8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$C$2]*([.A638]-[.$D$2])*([.A638]-[.$E$2])*([.A638]-[.$F$2])*([.A638]-[.$G$2])*([.A638]-[.$H$2])*([.A638]-[.$I$2])+[.$J$2]*2*(RAND()-0.5)" office:value-type="float" office:value="4056303812206217" calcext:value-type="float">
            <text:p>4056303812206217</text:p>
          </table:table-cell>
          <table:table-cell table:number-columns-repeated="8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$C$2]*([.A639]-[.$D$2])*([.A639]-[.$E$2])*([.A639]-[.$F$2])*([.A639]-[.$G$2])*([.A639]-[.$H$2])*([.A639]-[.$I$2])+[.$J$2]*2*(RAND()-0.5)" office:value-type="float" office:value="3915558960049594" calcext:value-type="float">
            <text:p>3915558960049594</text:p>
          </table:table-cell>
          <table:table-cell table:number-columns-repeated="8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$C$2]*([.A640]-[.$D$2])*([.A640]-[.$E$2])*([.A640]-[.$F$2])*([.A640]-[.$G$2])*([.A640]-[.$H$2])*([.A640]-[.$I$2])+[.$J$2]*2*(RAND()-0.5)" office:value-type="float" office:value="4.12026113368263E+015" calcext:value-type="float">
            <text:p>4.12026113368263E+015</text:p>
          </table:table-cell>
          <table:table-cell table:number-columns-repeated="8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$C$2]*([.A641]-[.$D$2])*([.A641]-[.$E$2])*([.A641]-[.$F$2])*([.A641]-[.$G$2])*([.A641]-[.$H$2])*([.A641]-[.$I$2])+[.$J$2]*2*(RAND()-0.5)" office:value-type="float" office:value="3.91499355708488E+015" calcext:value-type="float">
            <text:p>3.91499355708488E+015</text:p>
          </table:table-cell>
          <table:table-cell table:number-columns-repeated="8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$C$2]*([.A642]-[.$D$2])*([.A642]-[.$E$2])*([.A642]-[.$F$2])*([.A642]-[.$G$2])*([.A642]-[.$H$2])*([.A642]-[.$I$2])+[.$J$2]*2*(RAND()-0.5)" office:value-type="float" office:value="3.86612180580843E+015" calcext:value-type="float">
            <text:p>3.86612180580843E+015</text:p>
          </table:table-cell>
          <table:table-cell table:number-columns-repeated="8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$C$2]*([.A643]-[.$D$2])*([.A643]-[.$E$2])*([.A643]-[.$F$2])*([.A643]-[.$G$2])*([.A643]-[.$H$2])*([.A643]-[.$I$2])+[.$J$2]*2*(RAND()-0.5)" office:value-type="float" office:value="3410159178229734" calcext:value-type="float">
            <text:p>3410159178229734</text:p>
          </table:table-cell>
          <table:table-cell table:number-columns-repeated="8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$C$2]*([.A644]-[.$D$2])*([.A644]-[.$E$2])*([.A644]-[.$F$2])*([.A644]-[.$G$2])*([.A644]-[.$H$2])*([.A644]-[.$I$2])+[.$J$2]*2*(RAND()-0.5)" office:value-type="float" office:value="2.2754454707172E+015" calcext:value-type="float">
            <text:p>2.2754454707172E+015</text:p>
          </table:table-cell>
          <table:table-cell table:number-columns-repeated="8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$C$2]*([.A645]-[.$D$2])*([.A645]-[.$E$2])*([.A645]-[.$F$2])*([.A645]-[.$G$2])*([.A645]-[.$H$2])*([.A645]-[.$I$2])+[.$J$2]*2*(RAND()-0.5)" office:value-type="float" office:value="2658444102424028" calcext:value-type="float">
            <text:p>2658444102424028</text:p>
          </table:table-cell>
          <table:table-cell table:number-columns-repeated="8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$C$2]*([.A646]-[.$D$2])*([.A646]-[.$E$2])*([.A646]-[.$F$2])*([.A646]-[.$G$2])*([.A646]-[.$H$2])*([.A646]-[.$I$2])+[.$J$2]*2*(RAND()-0.5)" office:value-type="float" office:value="2541703042078452" calcext:value-type="float">
            <text:p>2541703042078452</text:p>
          </table:table-cell>
          <table:table-cell table:number-columns-repeated="8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$C$2]*([.A647]-[.$D$2])*([.A647]-[.$E$2])*([.A647]-[.$F$2])*([.A647]-[.$G$2])*([.A647]-[.$H$2])*([.A647]-[.$I$2])+[.$J$2]*2*(RAND()-0.5)" office:value-type="float" office:value="1769479280471517" calcext:value-type="float">
            <text:p>1769479280471517</text:p>
          </table:table-cell>
          <table:table-cell table:number-columns-repeated="8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$C$2]*([.A648]-[.$D$2])*([.A648]-[.$E$2])*([.A648]-[.$F$2])*([.A648]-[.$G$2])*([.A648]-[.$H$2])*([.A648]-[.$I$2])+[.$J$2]*2*(RAND()-0.5)" office:value-type="float" office:value="2392097591331564" calcext:value-type="float">
            <text:p>2392097591331564</text:p>
          </table:table-cell>
          <table:table-cell table:number-columns-repeated="8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$C$2]*([.A649]-[.$D$2])*([.A649]-[.$E$2])*([.A649]-[.$F$2])*([.A649]-[.$G$2])*([.A649]-[.$H$2])*([.A649]-[.$I$2])+[.$J$2]*2*(RAND()-0.5)" office:value-type="float" office:value="2.53557800628164E+015" calcext:value-type="float">
            <text:p>2.53557800628164E+015</text:p>
          </table:table-cell>
          <table:table-cell table:number-columns-repeated="8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$C$2]*([.A650]-[.$D$2])*([.A650]-[.$E$2])*([.A650]-[.$F$2])*([.A650]-[.$G$2])*([.A650]-[.$H$2])*([.A650]-[.$I$2])+[.$J$2]*2*(RAND()-0.5)" office:value-type="float" office:value="2647911170537999" calcext:value-type="float">
            <text:p>2647911170537999</text:p>
          </table:table-cell>
          <table:table-cell table:number-columns-repeated="8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$C$2]*([.A651]-[.$D$2])*([.A651]-[.$E$2])*([.A651]-[.$F$2])*([.A651]-[.$G$2])*([.A651]-[.$H$2])*([.A651]-[.$I$2])+[.$J$2]*2*(RAND()-0.5)" office:value-type="float" office:value="3397333050594333" calcext:value-type="float">
            <text:p>3397333050594333</text:p>
          </table:table-cell>
          <table:table-cell table:number-columns-repeated="8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$C$2]*([.A652]-[.$D$2])*([.A652]-[.$E$2])*([.A652]-[.$F$2])*([.A652]-[.$G$2])*([.A652]-[.$H$2])*([.A652]-[.$I$2])+[.$J$2]*2*(RAND()-0.5)" office:value-type="float" office:value="1.68746368589506E+015" calcext:value-type="float">
            <text:p>1.68746368589506E+015</text:p>
          </table:table-cell>
          <table:table-cell table:number-columns-repeated="8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$C$2]*([.A653]-[.$D$2])*([.A653]-[.$E$2])*([.A653]-[.$F$2])*([.A653]-[.$G$2])*([.A653]-[.$H$2])*([.A653]-[.$I$2])+[.$J$2]*2*(RAND()-0.5)" office:value-type="float" office:value="2.77637432624005E+015" calcext:value-type="float">
            <text:p>2.77637432624005E+015</text:p>
          </table:table-cell>
          <table:table-cell table:number-columns-repeated="8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$C$2]*([.A654]-[.$D$2])*([.A654]-[.$E$2])*([.A654]-[.$F$2])*([.A654]-[.$G$2])*([.A654]-[.$H$2])*([.A654]-[.$I$2])+[.$J$2]*2*(RAND()-0.5)" office:value-type="float" office:value="1641674062386597" calcext:value-type="float">
            <text:p>1641674062386597</text:p>
          </table:table-cell>
          <table:table-cell table:number-columns-repeated="8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$C$2]*([.A655]-[.$D$2])*([.A655]-[.$E$2])*([.A655]-[.$F$2])*([.A655]-[.$G$2])*([.A655]-[.$H$2])*([.A655]-[.$I$2])+[.$J$2]*2*(RAND()-0.5)" office:value-type="float" office:value="2.41847177549145E+015" calcext:value-type="float">
            <text:p>2.41847177549145E+015</text:p>
          </table:table-cell>
          <table:table-cell table:number-columns-repeated="8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$C$2]*([.A656]-[.$D$2])*([.A656]-[.$E$2])*([.A656]-[.$F$2])*([.A656]-[.$G$2])*([.A656]-[.$H$2])*([.A656]-[.$I$2])+[.$J$2]*2*(RAND()-0.5)" office:value-type="float" office:value="2.03276236292512E+015" calcext:value-type="float">
            <text:p>2.03276236292512E+015</text:p>
          </table:table-cell>
          <table:table-cell table:number-columns-repeated="8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$C$2]*([.A657]-[.$D$2])*([.A657]-[.$E$2])*([.A657]-[.$F$2])*([.A657]-[.$G$2])*([.A657]-[.$H$2])*([.A657]-[.$I$2])+[.$J$2]*2*(RAND()-0.5)" office:value-type="float" office:value="1.70710529435799E+015" calcext:value-type="float">
            <text:p>1.70710529435799E+015</text:p>
          </table:table-cell>
          <table:table-cell table:number-columns-repeated="8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$C$2]*([.A658]-[.$D$2])*([.A658]-[.$E$2])*([.A658]-[.$F$2])*([.A658]-[.$G$2])*([.A658]-[.$H$2])*([.A658]-[.$I$2])+[.$J$2]*2*(RAND()-0.5)" office:value-type="float" office:value="1.00314288407602E+015" calcext:value-type="float">
            <text:p>1.00314288407602E+015</text:p>
          </table:table-cell>
          <table:table-cell table:number-columns-repeated="8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$C$2]*([.A659]-[.$D$2])*([.A659]-[.$E$2])*([.A659]-[.$F$2])*([.A659]-[.$G$2])*([.A659]-[.$H$2])*([.A659]-[.$I$2])+[.$J$2]*2*(RAND()-0.5)" office:value-type="float" office:value="2.35561055524014E+015" calcext:value-type="float">
            <text:p>2.35561055524014E+015</text:p>
          </table:table-cell>
          <table:table-cell table:number-columns-repeated="8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$C$2]*([.A660]-[.$D$2])*([.A660]-[.$E$2])*([.A660]-[.$F$2])*([.A660]-[.$G$2])*([.A660]-[.$H$2])*([.A660]-[.$I$2])+[.$J$2]*2*(RAND()-0.5)" office:value-type="float" office:value="870939618307687" calcext:value-type="float">
            <text:p>870939618307687</text:p>
          </table:table-cell>
          <table:table-cell table:number-columns-repeated="8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$C$2]*([.A661]-[.$D$2])*([.A661]-[.$E$2])*([.A661]-[.$F$2])*([.A661]-[.$G$2])*([.A661]-[.$H$2])*([.A661]-[.$I$2])+[.$J$2]*2*(RAND()-0.5)" office:value-type="float" office:value="1416153866534996" calcext:value-type="float">
            <text:p>1416153866534996</text:p>
          </table:table-cell>
          <table:table-cell table:number-columns-repeated="8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$C$2]*([.A662]-[.$D$2])*([.A662]-[.$E$2])*([.A662]-[.$F$2])*([.A662]-[.$G$2])*([.A662]-[.$H$2])*([.A662]-[.$I$2])+[.$J$2]*2*(RAND()-0.5)" office:value-type="float" office:value="1540495233858932" calcext:value-type="float">
            <text:p>1540495233858932</text:p>
          </table:table-cell>
          <table:table-cell table:number-columns-repeated="8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$C$2]*([.A663]-[.$D$2])*([.A663]-[.$E$2])*([.A663]-[.$F$2])*([.A663]-[.$G$2])*([.A663]-[.$H$2])*([.A663]-[.$I$2])+[.$J$2]*2*(RAND()-0.5)" office:value-type="float" office:value="757635324889797" calcext:value-type="float">
            <text:p>757635324889797</text:p>
          </table:table-cell>
          <table:table-cell table:number-columns-repeated="8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$C$2]*([.A664]-[.$D$2])*([.A664]-[.$E$2])*([.A664]-[.$F$2])*([.A664]-[.$G$2])*([.A664]-[.$H$2])*([.A664]-[.$I$2])+[.$J$2]*2*(RAND()-0.5)" office:value-type="float" office:value="1.99113819439927E+015" calcext:value-type="float">
            <text:p>1.99113819439927E+015</text:p>
          </table:table-cell>
          <table:table-cell table:number-columns-repeated="8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$C$2]*([.A665]-[.$D$2])*([.A665]-[.$E$2])*([.A665]-[.$F$2])*([.A665]-[.$G$2])*([.A665]-[.$H$2])*([.A665]-[.$I$2])+[.$J$2]*2*(RAND()-0.5)" office:value-type="float" office:value="671844514256309" calcext:value-type="float">
            <text:p>671844514256309</text:p>
          </table:table-cell>
          <table:table-cell table:number-columns-repeated="8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$C$2]*([.A666]-[.$D$2])*([.A666]-[.$E$2])*([.A666]-[.$F$2])*([.A666]-[.$G$2])*([.A666]-[.$H$2])*([.A666]-[.$I$2])+[.$J$2]*2*(RAND()-0.5)" office:value-type="float" office:value="1.10516165517361E+015" calcext:value-type="float">
            <text:p>1.10516165517361E+015</text:p>
          </table:table-cell>
          <table:table-cell table:number-columns-repeated="8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$C$2]*([.A667]-[.$D$2])*([.A667]-[.$E$2])*([.A667]-[.$F$2])*([.A667]-[.$G$2])*([.A667]-[.$H$2])*([.A667]-[.$I$2])+[.$J$2]*2*(RAND()-0.5)" office:value-type="float" office:value="1.92284643345283E+015" calcext:value-type="float">
            <text:p>1.92284643345283E+015</text:p>
          </table:table-cell>
          <table:table-cell table:number-columns-repeated="8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$C$2]*([.A668]-[.$D$2])*([.A668]-[.$E$2])*([.A668]-[.$F$2])*([.A668]-[.$G$2])*([.A668]-[.$H$2])*([.A668]-[.$I$2])+[.$J$2]*2*(RAND()-0.5)" office:value-type="float" office:value="1.56524579252738E+015" calcext:value-type="float">
            <text:p>1.56524579252738E+015</text:p>
          </table:table-cell>
          <table:table-cell table:number-columns-repeated="8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$C$2]*([.A669]-[.$D$2])*([.A669]-[.$E$2])*([.A669]-[.$F$2])*([.A669]-[.$G$2])*([.A669]-[.$H$2])*([.A669]-[.$I$2])+[.$J$2]*2*(RAND()-0.5)" office:value-type="float" office:value="483373554443333" calcext:value-type="float">
            <text:p>483373554443333</text:p>
          </table:table-cell>
          <table:table-cell table:number-columns-repeated="8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$C$2]*([.A670]-[.$D$2])*([.A670]-[.$E$2])*([.A670]-[.$F$2])*([.A670]-[.$G$2])*([.A670]-[.$H$2])*([.A670]-[.$I$2])+[.$J$2]*2*(RAND()-0.5)" office:value-type="float" office:value="387011498608552" calcext:value-type="float">
            <text:p>387011498608552</text:p>
          </table:table-cell>
          <table:table-cell table:number-columns-repeated="8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$C$2]*([.A671]-[.$D$2])*([.A671]-[.$E$2])*([.A671]-[.$F$2])*([.A671]-[.$G$2])*([.A671]-[.$H$2])*([.A671]-[.$I$2])+[.$J$2]*2*(RAND()-0.5)" office:value-type="float" office:value="1.92827201165686E+015" calcext:value-type="float">
            <text:p>1.92827201165686E+015</text:p>
          </table:table-cell>
          <table:table-cell table:number-columns-repeated="8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$C$2]*([.A672]-[.$D$2])*([.A672]-[.$E$2])*([.A672]-[.$F$2])*([.A672]-[.$G$2])*([.A672]-[.$H$2])*([.A672]-[.$I$2])+[.$J$2]*2*(RAND()-0.5)" office:value-type="float" office:value="1908514002514364" calcext:value-type="float">
            <text:p>1908514002514364</text:p>
          </table:table-cell>
          <table:table-cell table:number-columns-repeated="8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$C$2]*([.A673]-[.$D$2])*([.A673]-[.$E$2])*([.A673]-[.$F$2])*([.A673]-[.$G$2])*([.A673]-[.$H$2])*([.A673]-[.$I$2])+[.$J$2]*2*(RAND()-0.5)" office:value-type="float" office:value="1.10565044933569E+015" calcext:value-type="float">
            <text:p>1.10565044933569E+015</text:p>
          </table:table-cell>
          <table:table-cell table:number-columns-repeated="8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$C$2]*([.A674]-[.$D$2])*([.A674]-[.$E$2])*([.A674]-[.$F$2])*([.A674]-[.$G$2])*([.A674]-[.$H$2])*([.A674]-[.$I$2])+[.$J$2]*2*(RAND()-0.5)" office:value-type="float" office:value="1456169590780485" calcext:value-type="float">
            <text:p>1456169590780485</text:p>
          </table:table-cell>
          <table:table-cell table:number-columns-repeated="8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$C$2]*([.A675]-[.$D$2])*([.A675]-[.$E$2])*([.A675]-[.$F$2])*([.A675]-[.$G$2])*([.A675]-[.$H$2])*([.A675]-[.$I$2])+[.$J$2]*2*(RAND()-0.5)" office:value-type="float" office:value="470482534342070" calcext:value-type="float">
            <text:p>470482534342070</text:p>
          </table:table-cell>
          <table:table-cell table:number-columns-repeated="8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$C$2]*([.A676]-[.$D$2])*([.A676]-[.$E$2])*([.A676]-[.$F$2])*([.A676]-[.$G$2])*([.A676]-[.$H$2])*([.A676]-[.$I$2])+[.$J$2]*2*(RAND()-0.5)" office:value-type="float" office:value="896397769964758" calcext:value-type="float">
            <text:p>896397769964758</text:p>
          </table:table-cell>
          <table:table-cell table:number-columns-repeated="8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$C$2]*([.A677]-[.$D$2])*([.A677]-[.$E$2])*([.A677]-[.$F$2])*([.A677]-[.$G$2])*([.A677]-[.$H$2])*([.A677]-[.$I$2])+[.$J$2]*2*(RAND()-0.5)" office:value-type="float" office:value="764036419222171" calcext:value-type="float">
            <text:p>764036419222171</text:p>
          </table:table-cell>
          <table:table-cell table:number-columns-repeated="8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$C$2]*([.A678]-[.$D$2])*([.A678]-[.$E$2])*([.A678]-[.$F$2])*([.A678]-[.$G$2])*([.A678]-[.$H$2])*([.A678]-[.$I$2])+[.$J$2]*2*(RAND()-0.5)" office:value-type="float" office:value="1.64561679851653E+015" calcext:value-type="float">
            <text:p>1.64561679851653E+015</text:p>
          </table:table-cell>
          <table:table-cell table:number-columns-repeated="8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$C$2]*([.A679]-[.$D$2])*([.A679]-[.$E$2])*([.A679]-[.$F$2])*([.A679]-[.$G$2])*([.A679]-[.$H$2])*([.A679]-[.$I$2])+[.$J$2]*2*(RAND()-0.5)" office:value-type="float" office:value="1.08093938819871E+015" calcext:value-type="float">
            <text:p>1.08093938819871E+015</text:p>
          </table:table-cell>
          <table:table-cell table:number-columns-repeated="8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$C$2]*([.A680]-[.$D$2])*([.A680]-[.$E$2])*([.A680]-[.$F$2])*([.A680]-[.$G$2])*([.A680]-[.$H$2])*([.A680]-[.$I$2])+[.$J$2]*2*(RAND()-0.5)" office:value-type="float" office:value="434983301075119" calcext:value-type="float">
            <text:p>434983301075119</text:p>
          </table:table-cell>
          <table:table-cell table:number-columns-repeated="8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$C$2]*([.A681]-[.$D$2])*([.A681]-[.$E$2])*([.A681]-[.$F$2])*([.A681]-[.$G$2])*([.A681]-[.$H$2])*([.A681]-[.$I$2])+[.$J$2]*2*(RAND()-0.5)" office:value-type="float" office:value="1.02146651564552E+015" calcext:value-type="float">
            <text:p>1.02146651564552E+015</text:p>
          </table:table-cell>
          <table:table-cell table:number-columns-repeated="8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$C$2]*([.A682]-[.$D$2])*([.A682]-[.$E$2])*([.A682]-[.$F$2])*([.A682]-[.$G$2])*([.A682]-[.$H$2])*([.A682]-[.$I$2])+[.$J$2]*2*(RAND()-0.5)" office:value-type="float" office:value="-380988336327110" calcext:value-type="float">
            <text:p>-380988336327110</text:p>
          </table:table-cell>
          <table:table-cell table:number-columns-repeated="8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$C$2]*([.A683]-[.$D$2])*([.A683]-[.$E$2])*([.A683]-[.$F$2])*([.A683]-[.$G$2])*([.A683]-[.$H$2])*([.A683]-[.$I$2])+[.$J$2]*2*(RAND()-0.5)" office:value-type="float" office:value="326089585694526" calcext:value-type="float">
            <text:p>326089585694526</text:p>
          </table:table-cell>
          <table:table-cell table:number-columns-repeated="8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$C$2]*([.A684]-[.$D$2])*([.A684]-[.$E$2])*([.A684]-[.$F$2])*([.A684]-[.$G$2])*([.A684]-[.$H$2])*([.A684]-[.$I$2])+[.$J$2]*2*(RAND()-0.5)" office:value-type="float" office:value="899921614141241" calcext:value-type="float">
            <text:p>899921614141241</text:p>
          </table:table-cell>
          <table:table-cell table:number-columns-repeated="8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$C$2]*([.A685]-[.$D$2])*([.A685]-[.$E$2])*([.A685]-[.$F$2])*([.A685]-[.$G$2])*([.A685]-[.$H$2])*([.A685]-[.$I$2])+[.$J$2]*2*(RAND()-0.5)" office:value-type="float" office:value="-183860405690771" calcext:value-type="float">
            <text:p>-183860405690771</text:p>
          </table:table-cell>
          <table:table-cell table:number-columns-repeated="8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$C$2]*([.A686]-[.$D$2])*([.A686]-[.$E$2])*([.A686]-[.$F$2])*([.A686]-[.$G$2])*([.A686]-[.$H$2])*([.A686]-[.$I$2])+[.$J$2]*2*(RAND()-0.5)" office:value-type="float" office:value="1.00538363170969E+015" calcext:value-type="float">
            <text:p>1.00538363170969E+015</text:p>
          </table:table-cell>
          <table:table-cell table:number-columns-repeated="8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$C$2]*([.A687]-[.$D$2])*([.A687]-[.$E$2])*([.A687]-[.$F$2])*([.A687]-[.$G$2])*([.A687]-[.$H$2])*([.A687]-[.$I$2])+[.$J$2]*2*(RAND()-0.5)" office:value-type="float" office:value="1196173319251766" calcext:value-type="float">
            <text:p>1196173319251766</text:p>
          </table:table-cell>
          <table:table-cell table:number-columns-repeated="8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$C$2]*([.A688]-[.$D$2])*([.A688]-[.$E$2])*([.A688]-[.$F$2])*([.A688]-[.$G$2])*([.A688]-[.$H$2])*([.A688]-[.$I$2])+[.$J$2]*2*(RAND()-0.5)" office:value-type="float" office:value="-463863199979311" calcext:value-type="float">
            <text:p>-463863199979311</text:p>
          </table:table-cell>
          <table:table-cell table:number-columns-repeated="8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$C$2]*([.A689]-[.$D$2])*([.A689]-[.$E$2])*([.A689]-[.$F$2])*([.A689]-[.$G$2])*([.A689]-[.$H$2])*([.A689]-[.$I$2])+[.$J$2]*2*(RAND()-0.5)" office:value-type="float" office:value="827826985411572" calcext:value-type="float">
            <text:p>827826985411572</text:p>
          </table:table-cell>
          <table:table-cell table:number-columns-repeated="8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$C$2]*([.A690]-[.$D$2])*([.A690]-[.$E$2])*([.A690]-[.$F$2])*([.A690]-[.$G$2])*([.A690]-[.$H$2])*([.A690]-[.$I$2])+[.$J$2]*2*(RAND()-0.5)" office:value-type="float" office:value="301010828022984" calcext:value-type="float">
            <text:p>301010828022984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$C$2]*([.A691]-[.$D$2])*([.A691]-[.$E$2])*([.A691]-[.$F$2])*([.A691]-[.$G$2])*([.A691]-[.$H$2])*([.A691]-[.$I$2])+[.$J$2]*2*(RAND()-0.5)" office:value-type="float" office:value="-918411353508390" calcext:value-type="float">
            <text:p>-918411353508390</text:p>
          </table:table-cell>
          <table:table-cell table:number-columns-repeated="8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$C$2]*([.A692]-[.$D$2])*([.A692]-[.$E$2])*([.A692]-[.$F$2])*([.A692]-[.$G$2])*([.A692]-[.$H$2])*([.A692]-[.$I$2])+[.$J$2]*2*(RAND()-0.5)" office:value-type="float" office:value="939688830380305" calcext:value-type="float">
            <text:p>939688830380305</text:p>
          </table:table-cell>
          <table:table-cell table:number-columns-repeated="8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$C$2]*([.A693]-[.$D$2])*([.A693]-[.$E$2])*([.A693]-[.$F$2])*([.A693]-[.$G$2])*([.A693]-[.$H$2])*([.A693]-[.$I$2])+[.$J$2]*2*(RAND()-0.5)" office:value-type="float" office:value="-858222434824576" calcext:value-type="float">
            <text:p>-858222434824576</text:p>
          </table:table-cell>
          <table:table-cell table:number-columns-repeated="8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$C$2]*([.A694]-[.$D$2])*([.A694]-[.$E$2])*([.A694]-[.$F$2])*([.A694]-[.$G$2])*([.A694]-[.$H$2])*([.A694]-[.$I$2])+[.$J$2]*2*(RAND()-0.5)" office:value-type="float" office:value="777899571853802" calcext:value-type="float">
            <text:p>777899571853802</text:p>
          </table:table-cell>
          <table:table-cell table:number-columns-repeated="8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$C$2]*([.A695]-[.$D$2])*([.A695]-[.$E$2])*([.A695]-[.$F$2])*([.A695]-[.$G$2])*([.A695]-[.$H$2])*([.A695]-[.$I$2])+[.$J$2]*2*(RAND()-0.5)" office:value-type="float" office:value="-530706945954400" calcext:value-type="float">
            <text:p>-530706945954400</text:p>
          </table:table-cell>
          <table:table-cell table:number-columns-repeated="8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$C$2]*([.A696]-[.$D$2])*([.A696]-[.$E$2])*([.A696]-[.$F$2])*([.A696]-[.$G$2])*([.A696]-[.$H$2])*([.A696]-[.$I$2])+[.$J$2]*2*(RAND()-0.5)" office:value-type="float" office:value="683961046279494" calcext:value-type="float">
            <text:p>683961046279494</text:p>
          </table:table-cell>
          <table:table-cell table:number-columns-repeated="8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$C$2]*([.A697]-[.$D$2])*([.A697]-[.$E$2])*([.A697]-[.$F$2])*([.A697]-[.$G$2])*([.A697]-[.$H$2])*([.A697]-[.$I$2])+[.$J$2]*2*(RAND()-0.5)" office:value-type="float" office:value="-967300464062863" calcext:value-type="float">
            <text:p>-967300464062863</text:p>
          </table:table-cell>
          <table:table-cell table:number-columns-repeated="8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$C$2]*([.A698]-[.$D$2])*([.A698]-[.$E$2])*([.A698]-[.$F$2])*([.A698]-[.$G$2])*([.A698]-[.$H$2])*([.A698]-[.$I$2])+[.$J$2]*2*(RAND()-0.5)" office:value-type="float" office:value="-185855031992738" calcext:value-type="float">
            <text:p>-185855031992738</text:p>
          </table:table-cell>
          <table:table-cell table:number-columns-repeated="8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$C$2]*([.A699]-[.$D$2])*([.A699]-[.$E$2])*([.A699]-[.$F$2])*([.A699]-[.$G$2])*([.A699]-[.$H$2])*([.A699]-[.$I$2])+[.$J$2]*2*(RAND()-0.5)" office:value-type="float" office:value="311238239730656" calcext:value-type="float">
            <text:p>311238239730656</text:p>
          </table:table-cell>
          <table:table-cell table:number-columns-repeated="8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$C$2]*([.A700]-[.$D$2])*([.A700]-[.$E$2])*([.A700]-[.$F$2])*([.A700]-[.$G$2])*([.A700]-[.$H$2])*([.A700]-[.$I$2])+[.$J$2]*2*(RAND()-0.5)" office:value-type="float" office:value="-959713589813784" calcext:value-type="float">
            <text:p>-959713589813784</text:p>
          </table:table-cell>
          <table:table-cell table:number-columns-repeated="8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$C$2]*([.A701]-[.$D$2])*([.A701]-[.$E$2])*([.A701]-[.$F$2])*([.A701]-[.$G$2])*([.A701]-[.$H$2])*([.A701]-[.$I$2])+[.$J$2]*2*(RAND()-0.5)" office:value-type="float" office:value="-1409006800734679" calcext:value-type="float">
            <text:p>-1409006800734679</text:p>
          </table:table-cell>
          <table:table-cell table:number-columns-repeated="8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$C$2]*([.A702]-[.$D$2])*([.A702]-[.$E$2])*([.A702]-[.$F$2])*([.A702]-[.$G$2])*([.A702]-[.$H$2])*([.A702]-[.$I$2])+[.$J$2]*2*(RAND()-0.5)" office:value-type="float" office:value="-867689569968251" calcext:value-type="float">
            <text:p>-867689569968251</text:p>
          </table:table-cell>
          <table:table-cell table:number-columns-repeated="8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$C$2]*([.A703]-[.$D$2])*([.A703]-[.$E$2])*([.A703]-[.$F$2])*([.A703]-[.$G$2])*([.A703]-[.$H$2])*([.A703]-[.$I$2])+[.$J$2]*2*(RAND()-0.5)" office:value-type="float" office:value="-966030906575014" calcext:value-type="float">
            <text:p>-966030906575014</text:p>
          </table:table-cell>
          <table:table-cell table:number-columns-repeated="8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$C$2]*([.A704]-[.$D$2])*([.A704]-[.$E$2])*([.A704]-[.$F$2])*([.A704]-[.$G$2])*([.A704]-[.$H$2])*([.A704]-[.$I$2])+[.$J$2]*2*(RAND()-0.5)" office:value-type="float" office:value="-406361539395552" calcext:value-type="float">
            <text:p>-406361539395552</text:p>
          </table:table-cell>
          <table:table-cell table:number-columns-repeated="8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$C$2]*([.A705]-[.$D$2])*([.A705]-[.$E$2])*([.A705]-[.$F$2])*([.A705]-[.$G$2])*([.A705]-[.$H$2])*([.A705]-[.$I$2])+[.$J$2]*2*(RAND()-0.5)" office:value-type="float" office:value="-807882130803998" calcext:value-type="float">
            <text:p>-807882130803998</text:p>
          </table:table-cell>
          <table:table-cell table:number-columns-repeated="8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$C$2]*([.A706]-[.$D$2])*([.A706]-[.$E$2])*([.A706]-[.$F$2])*([.A706]-[.$G$2])*([.A706]-[.$H$2])*([.A706]-[.$I$2])+[.$J$2]*2*(RAND()-0.5)" office:value-type="float" office:value="-1.38703505681615E+015" calcext:value-type="float">
            <text:p>-1.38703505681615E+015</text:p>
          </table:table-cell>
          <table:table-cell table:number-columns-repeated="8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$C$2]*([.A707]-[.$D$2])*([.A707]-[.$E$2])*([.A707]-[.$F$2])*([.A707]-[.$G$2])*([.A707]-[.$H$2])*([.A707]-[.$I$2])+[.$J$2]*2*(RAND()-0.5)" office:value-type="float" office:value="-67930835700899.3" calcext:value-type="float">
            <text:p>-67930835700899.3</text:p>
          </table:table-cell>
          <table:table-cell table:number-columns-repeated="8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$C$2]*([.A708]-[.$D$2])*([.A708]-[.$E$2])*([.A708]-[.$F$2])*([.A708]-[.$G$2])*([.A708]-[.$H$2])*([.A708]-[.$I$2])+[.$J$2]*2*(RAND()-0.5)" office:value-type="float" office:value="-1.26960667193357E+015" calcext:value-type="float">
            <text:p>-1.26960667193357E+015</text:p>
          </table:table-cell>
          <table:table-cell table:number-columns-repeated="8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$C$2]*([.A709]-[.$D$2])*([.A709]-[.$E$2])*([.A709]-[.$F$2])*([.A709]-[.$G$2])*([.A709]-[.$H$2])*([.A709]-[.$I$2])+[.$J$2]*2*(RAND()-0.5)" office:value-type="float" office:value="-267347570749838" calcext:value-type="float">
            <text:p>-267347570749838</text:p>
          </table:table-cell>
          <table:table-cell table:number-columns-repeated="8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$C$2]*([.A710]-[.$D$2])*([.A710]-[.$E$2])*([.A710]-[.$F$2])*([.A710]-[.$G$2])*([.A710]-[.$H$2])*([.A710]-[.$I$2])+[.$J$2]*2*(RAND()-0.5)" office:value-type="float" office:value="-1941552130024772" calcext:value-type="float">
            <text:p>-1941552130024772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$C$2]*([.A711]-[.$D$2])*([.A711]-[.$E$2])*([.A711]-[.$F$2])*([.A711]-[.$G$2])*([.A711]-[.$H$2])*([.A711]-[.$I$2])+[.$J$2]*2*(RAND()-0.5)" office:value-type="float" office:value="-1970403072658457" calcext:value-type="float">
            <text:p>-1970403072658457</text:p>
          </table:table-cell>
          <table:table-cell table:number-columns-repeated="8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$C$2]*([.A712]-[.$D$2])*([.A712]-[.$E$2])*([.A712]-[.$F$2])*([.A712]-[.$G$2])*([.A712]-[.$H$2])*([.A712]-[.$I$2])+[.$J$2]*2*(RAND()-0.5)" office:value-type="float" office:value="-534697590413674" calcext:value-type="float">
            <text:p>-534697590413674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$C$2]*([.A713]-[.$D$2])*([.A713]-[.$E$2])*([.A713]-[.$F$2])*([.A713]-[.$G$2])*([.A713]-[.$H$2])*([.A713]-[.$I$2])+[.$J$2]*2*(RAND()-0.5)" office:value-type="float" office:value="-1448979071784923" calcext:value-type="float">
            <text:p>-1448979071784923</text:p>
          </table:table-cell>
          <table:table-cell table:number-columns-repeated="8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$C$2]*([.A714]-[.$D$2])*([.A714]-[.$E$2])*([.A714]-[.$F$2])*([.A714]-[.$G$2])*([.A714]-[.$H$2])*([.A714]-[.$I$2])+[.$J$2]*2*(RAND()-0.5)" office:value-type="float" office:value="-2.0863739739745E+015" calcext:value-type="float">
            <text:p>-2.0863739739745E+015</text:p>
          </table:table-cell>
          <table:table-cell table:number-columns-repeated="8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$C$2]*([.A715]-[.$D$2])*([.A715]-[.$E$2])*([.A715]-[.$F$2])*([.A715]-[.$G$2])*([.A715]-[.$H$2])*([.A715]-[.$I$2])+[.$J$2]*2*(RAND()-0.5)" office:value-type="float" office:value="-1.24537262074102E+015" calcext:value-type="float">
            <text:p>-1.24537262074102E+015</text:p>
          </table:table-cell>
          <table:table-cell table:number-columns-repeated="8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$C$2]*([.A716]-[.$D$2])*([.A716]-[.$E$2])*([.A716]-[.$F$2])*([.A716]-[.$G$2])*([.A716]-[.$H$2])*([.A716]-[.$I$2])+[.$J$2]*2*(RAND()-0.5)" office:value-type="float" office:value="-578183726986301" calcext:value-type="float">
            <text:p>-578183726986301</text:p>
          </table:table-cell>
          <table:table-cell table:number-columns-repeated="8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$C$2]*([.A717]-[.$D$2])*([.A717]-[.$E$2])*([.A717]-[.$F$2])*([.A717]-[.$G$2])*([.A717]-[.$H$2])*([.A717]-[.$I$2])+[.$J$2]*2*(RAND()-0.5)" office:value-type="float" office:value="-2073954805017365" calcext:value-type="float">
            <text:p>-2073954805017365</text:p>
          </table:table-cell>
          <table:table-cell table:number-columns-repeated="8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$C$2]*([.A718]-[.$D$2])*([.A718]-[.$E$2])*([.A718]-[.$F$2])*([.A718]-[.$G$2])*([.A718]-[.$H$2])*([.A718]-[.$I$2])+[.$J$2]*2*(RAND()-0.5)" office:value-type="float" office:value="-1.54559730874324E+015" calcext:value-type="float">
            <text:p>-1.54559730874324E+015</text:p>
          </table:table-cell>
          <table:table-cell table:number-columns-repeated="8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$C$2]*([.A719]-[.$D$2])*([.A719]-[.$E$2])*([.A719]-[.$F$2])*([.A719]-[.$G$2])*([.A719]-[.$H$2])*([.A719]-[.$I$2])+[.$J$2]*2*(RAND()-0.5)" office:value-type="float" office:value="-1.71829931772704E+015" calcext:value-type="float">
            <text:p>-1.71829931772704E+015</text:p>
          </table:table-cell>
          <table:table-cell table:number-columns-repeated="8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$C$2]*([.A720]-[.$D$2])*([.A720]-[.$E$2])*([.A720]-[.$F$2])*([.A720]-[.$G$2])*([.A720]-[.$H$2])*([.A720]-[.$I$2])+[.$J$2]*2*(RAND()-0.5)" office:value-type="float" office:value="-1.93137307541423E+015" calcext:value-type="float">
            <text:p>-1.93137307541423E+015</text:p>
          </table:table-cell>
          <table:table-cell table:number-columns-repeated="8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$C$2]*([.A721]-[.$D$2])*([.A721]-[.$E$2])*([.A721]-[.$F$2])*([.A721]-[.$G$2])*([.A721]-[.$H$2])*([.A721]-[.$I$2])+[.$J$2]*2*(RAND()-0.5)" office:value-type="float" office:value="-1979573948157874" calcext:value-type="float">
            <text:p>-1979573948157874</text:p>
          </table:table-cell>
          <table:table-cell table:number-columns-repeated="8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$C$2]*([.A722]-[.$D$2])*([.A722]-[.$E$2])*([.A722]-[.$F$2])*([.A722]-[.$G$2])*([.A722]-[.$H$2])*([.A722]-[.$I$2])+[.$J$2]*2*(RAND()-0.5)" office:value-type="float" office:value="-2016883256606927" calcext:value-type="float">
            <text:p>-2016883256606927</text:p>
          </table:table-cell>
          <table:table-cell table:number-columns-repeated="8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$C$2]*([.A723]-[.$D$2])*([.A723]-[.$E$2])*([.A723]-[.$F$2])*([.A723]-[.$G$2])*([.A723]-[.$H$2])*([.A723]-[.$I$2])+[.$J$2]*2*(RAND()-0.5)" office:value-type="float" office:value="-2.46234742477742E+015" calcext:value-type="float">
            <text:p>-2.46234742477742E+015</text:p>
          </table:table-cell>
          <table:table-cell table:number-columns-repeated="8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$C$2]*([.A724]-[.$D$2])*([.A724]-[.$E$2])*([.A724]-[.$F$2])*([.A724]-[.$G$2])*([.A724]-[.$H$2])*([.A724]-[.$I$2])+[.$J$2]*2*(RAND()-0.5)" office:value-type="float" office:value="-1.1271889340451E+015" calcext:value-type="float">
            <text:p>-1.1271889340451E+015</text:p>
          </table:table-cell>
          <table:table-cell table:number-columns-repeated="8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$C$2]*([.A725]-[.$D$2])*([.A725]-[.$E$2])*([.A725]-[.$F$2])*([.A725]-[.$G$2])*([.A725]-[.$H$2])*([.A725]-[.$I$2])+[.$J$2]*2*(RAND()-0.5)" office:value-type="float" office:value="-1.40864275406883E+015" calcext:value-type="float">
            <text:p>-1.40864275406883E+015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$C$2]*([.A726]-[.$D$2])*([.A726]-[.$E$2])*([.A726]-[.$F$2])*([.A726]-[.$G$2])*([.A726]-[.$H$2])*([.A726]-[.$I$2])+[.$J$2]*2*(RAND()-0.5)" office:value-type="float" office:value="-1.0127640409215E+015" calcext:value-type="float">
            <text:p>-1.0127640409215E+015</text:p>
          </table:table-cell>
          <table:table-cell table:number-columns-repeated="8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$C$2]*([.A727]-[.$D$2])*([.A727]-[.$E$2])*([.A727]-[.$F$2])*([.A727]-[.$G$2])*([.A727]-[.$H$2])*([.A727]-[.$I$2])+[.$J$2]*2*(RAND()-0.5)" office:value-type="float" office:value="-2.63389424303937E+015" calcext:value-type="float">
            <text:p>-2.63389424303937E+015</text:p>
          </table:table-cell>
          <table:table-cell table:number-columns-repeated="8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$C$2]*([.A728]-[.$D$2])*([.A728]-[.$E$2])*([.A728]-[.$F$2])*([.A728]-[.$G$2])*([.A728]-[.$H$2])*([.A728]-[.$I$2])+[.$J$2]*2*(RAND()-0.5)" office:value-type="float" office:value="-1.69049586643875E+015" calcext:value-type="float">
            <text:p>-1.69049586643875E+015</text:p>
          </table:table-cell>
          <table:table-cell table:number-columns-repeated="8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$C$2]*([.A729]-[.$D$2])*([.A729]-[.$E$2])*([.A729]-[.$F$2])*([.A729]-[.$G$2])*([.A729]-[.$H$2])*([.A729]-[.$I$2])+[.$J$2]*2*(RAND()-0.5)" office:value-type="float" office:value="-2375510695505162" calcext:value-type="float">
            <text:p>-2375510695505162</text:p>
          </table:table-cell>
          <table:table-cell table:number-columns-repeated="8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$C$2]*([.A730]-[.$D$2])*([.A730]-[.$E$2])*([.A730]-[.$F$2])*([.A730]-[.$G$2])*([.A730]-[.$H$2])*([.A730]-[.$I$2])+[.$J$2]*2*(RAND()-0.5)" office:value-type="float" office:value="-2805217336197320" calcext:value-type="float">
            <text:p>-2805217336197320</text:p>
          </table:table-cell>
          <table:table-cell table:number-columns-repeated="8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$C$2]*([.A731]-[.$D$2])*([.A731]-[.$E$2])*([.A731]-[.$F$2])*([.A731]-[.$G$2])*([.A731]-[.$H$2])*([.A731]-[.$I$2])+[.$J$2]*2*(RAND()-0.5)" office:value-type="float" office:value="-2754522253104409" calcext:value-type="float">
            <text:p>-2754522253104409</text:p>
          </table:table-cell>
          <table:table-cell table:number-columns-repeated="8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$C$2]*([.A732]-[.$D$2])*([.A732]-[.$E$2])*([.A732]-[.$F$2])*([.A732]-[.$G$2])*([.A732]-[.$H$2])*([.A732]-[.$I$2])+[.$J$2]*2*(RAND()-0.5)" office:value-type="float" office:value="-2984741226892267" calcext:value-type="float">
            <text:p>-2984741226892267</text:p>
          </table:table-cell>
          <table:table-cell table:number-columns-repeated="8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$C$2]*([.A733]-[.$D$2])*([.A733]-[.$E$2])*([.A733]-[.$F$2])*([.A733]-[.$G$2])*([.A733]-[.$H$2])*([.A733]-[.$I$2])+[.$J$2]*2*(RAND()-0.5)" office:value-type="float" office:value="-2.93778116707551E+015" calcext:value-type="float">
            <text:p>-2.93778116707551E+015</text:p>
          </table:table-cell>
          <table:table-cell table:number-columns-repeated="8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$C$2]*([.A734]-[.$D$2])*([.A734]-[.$E$2])*([.A734]-[.$F$2])*([.A734]-[.$G$2])*([.A734]-[.$H$2])*([.A734]-[.$I$2])+[.$J$2]*2*(RAND()-0.5)" office:value-type="float" office:value="-1897798109327941" calcext:value-type="float">
            <text:p>-1897798109327941</text:p>
          </table:table-cell>
          <table:table-cell table:number-columns-repeated="8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$C$2]*([.A735]-[.$D$2])*([.A735]-[.$E$2])*([.A735]-[.$F$2])*([.A735]-[.$G$2])*([.A735]-[.$H$2])*([.A735]-[.$I$2])+[.$J$2]*2*(RAND()-0.5)" office:value-type="float" office:value="-2.40746818752733E+015" calcext:value-type="float">
            <text:p>-2.40746818752733E+015</text:p>
          </table:table-cell>
          <table:table-cell table:number-columns-repeated="8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$C$2]*([.A736]-[.$D$2])*([.A736]-[.$E$2])*([.A736]-[.$F$2])*([.A736]-[.$G$2])*([.A736]-[.$H$2])*([.A736]-[.$I$2])+[.$J$2]*2*(RAND()-0.5)" office:value-type="float" office:value="-1.59724872708359E+015" calcext:value-type="float">
            <text:p>-1.59724872708359E+015</text:p>
          </table:table-cell>
          <table:table-cell table:number-columns-repeated="8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$C$2]*([.A737]-[.$D$2])*([.A737]-[.$E$2])*([.A737]-[.$F$2])*([.A737]-[.$G$2])*([.A737]-[.$H$2])*([.A737]-[.$I$2])+[.$J$2]*2*(RAND()-0.5)" office:value-type="float" office:value="-2038266463150382" calcext:value-type="float">
            <text:p>-2038266463150382</text:p>
          </table:table-cell>
          <table:table-cell table:number-columns-repeated="8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$C$2]*([.A738]-[.$D$2])*([.A738]-[.$E$2])*([.A738]-[.$F$2])*([.A738]-[.$G$2])*([.A738]-[.$H$2])*([.A738]-[.$I$2])+[.$J$2]*2*(RAND()-0.5)" office:value-type="float" office:value="-3290494264475708" calcext:value-type="float">
            <text:p>-3290494264475708</text:p>
          </table:table-cell>
          <table:table-cell table:number-columns-repeated="8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$C$2]*([.A739]-[.$D$2])*([.A739]-[.$E$2])*([.A739]-[.$F$2])*([.A739]-[.$G$2])*([.A739]-[.$H$2])*([.A739]-[.$I$2])+[.$J$2]*2*(RAND()-0.5)" office:value-type="float" office:value="-2.71132230980714E+015" calcext:value-type="float">
            <text:p>-2.71132230980714E+015</text:p>
          </table:table-cell>
          <table:table-cell table:number-columns-repeated="8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$C$2]*([.A740]-[.$D$2])*([.A740]-[.$E$2])*([.A740]-[.$F$2])*([.A740]-[.$G$2])*([.A740]-[.$H$2])*([.A740]-[.$I$2])+[.$J$2]*2*(RAND()-0.5)" office:value-type="float" office:value="-2.71571214593189E+015" calcext:value-type="float">
            <text:p>-2.71571214593189E+015</text:p>
          </table:table-cell>
          <table:table-cell table:number-columns-repeated="8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$C$2]*([.A741]-[.$D$2])*([.A741]-[.$E$2])*([.A741]-[.$F$2])*([.A741]-[.$G$2])*([.A741]-[.$H$2])*([.A741]-[.$I$2])+[.$J$2]*2*(RAND()-0.5)" office:value-type="float" office:value="-2.42298759999336E+015" calcext:value-type="float">
            <text:p>-2.42298759999336E+015</text:p>
          </table:table-cell>
          <table:table-cell table:number-columns-repeated="8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$C$2]*([.A742]-[.$D$2])*([.A742]-[.$E$2])*([.A742]-[.$F$2])*([.A742]-[.$G$2])*([.A742]-[.$H$2])*([.A742]-[.$I$2])+[.$J$2]*2*(RAND()-0.5)" office:value-type="float" office:value="-2891660394732449" calcext:value-type="float">
            <text:p>-2891660394732449</text:p>
          </table:table-cell>
          <table:table-cell table:number-columns-repeated="8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$C$2]*([.A743]-[.$D$2])*([.A743]-[.$E$2])*([.A743]-[.$F$2])*([.A743]-[.$G$2])*([.A743]-[.$H$2])*([.A743]-[.$I$2])+[.$J$2]*2*(RAND()-0.5)" office:value-type="float" office:value="-2.41225367711982E+015" calcext:value-type="float">
            <text:p>-2.41225367711982E+015</text:p>
          </table:table-cell>
          <table:table-cell table:number-columns-repeated="8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$C$2]*([.A744]-[.$D$2])*([.A744]-[.$E$2])*([.A744]-[.$F$2])*([.A744]-[.$G$2])*([.A744]-[.$H$2])*([.A744]-[.$I$2])+[.$J$2]*2*(RAND()-0.5)" office:value-type="float" office:value="-2053083968581080" calcext:value-type="float">
            <text:p>-2053083968581080</text:p>
          </table:table-cell>
          <table:table-cell table:number-columns-repeated="8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$C$2]*([.A745]-[.$D$2])*([.A745]-[.$E$2])*([.A745]-[.$F$2])*([.A745]-[.$G$2])*([.A745]-[.$H$2])*([.A745]-[.$I$2])+[.$J$2]*2*(RAND()-0.5)" office:value-type="float" office:value="-2.80450061175938E+015" calcext:value-type="float">
            <text:p>-2.80450061175938E+015</text:p>
          </table:table-cell>
          <table:table-cell table:number-columns-repeated="8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$C$2]*([.A746]-[.$D$2])*([.A746]-[.$E$2])*([.A746]-[.$F$2])*([.A746]-[.$G$2])*([.A746]-[.$H$2])*([.A746]-[.$I$2])+[.$J$2]*2*(RAND()-0.5)" office:value-type="float" office:value="-2096529381030133" calcext:value-type="float">
            <text:p>-2096529381030133</text:p>
          </table:table-cell>
          <table:table-cell table:number-columns-repeated="8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$C$2]*([.A747]-[.$D$2])*([.A747]-[.$E$2])*([.A747]-[.$F$2])*([.A747]-[.$G$2])*([.A747]-[.$H$2])*([.A747]-[.$I$2])+[.$J$2]*2*(RAND()-0.5)" office:value-type="float" office:value="-2.24346802383877E+015" calcext:value-type="float">
            <text:p>-2.24346802383877E+015</text:p>
          </table:table-cell>
          <table:table-cell table:number-columns-repeated="8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$C$2]*([.A748]-[.$D$2])*([.A748]-[.$E$2])*([.A748]-[.$F$2])*([.A748]-[.$G$2])*([.A748]-[.$H$2])*([.A748]-[.$I$2])+[.$J$2]*2*(RAND()-0.5)" office:value-type="float" office:value="-3657988221624301" calcext:value-type="float">
            <text:p>-3657988221624301</text:p>
          </table:table-cell>
          <table:table-cell table:number-columns-repeated="8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$C$2]*([.A749]-[.$D$2])*([.A749]-[.$E$2])*([.A749]-[.$F$2])*([.A749]-[.$G$2])*([.A749]-[.$H$2])*([.A749]-[.$I$2])+[.$J$2]*2*(RAND()-0.5)" office:value-type="float" office:value="-3670568760855896" calcext:value-type="float">
            <text:p>-3670568760855896</text:p>
          </table:table-cell>
          <table:table-cell table:number-columns-repeated="8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$C$2]*([.A750]-[.$D$2])*([.A750]-[.$E$2])*([.A750]-[.$F$2])*([.A750]-[.$G$2])*([.A750]-[.$H$2])*([.A750]-[.$I$2])+[.$J$2]*2*(RAND()-0.5)" office:value-type="float" office:value="-1.99641108796851E+015" calcext:value-type="float">
            <text:p>-1.99641108796851E+015</text:p>
          </table:table-cell>
          <table:table-cell table:number-columns-repeated="8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$C$2]*([.A751]-[.$D$2])*([.A751]-[.$E$2])*([.A751]-[.$F$2])*([.A751]-[.$G$2])*([.A751]-[.$H$2])*([.A751]-[.$I$2])+[.$J$2]*2*(RAND()-0.5)" office:value-type="float" office:value="-2.41520150007793E+015" calcext:value-type="float">
            <text:p>-2.41520150007793E+015</text:p>
          </table:table-cell>
          <table:table-cell table:number-columns-repeated="8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$C$2]*([.A752]-[.$D$2])*([.A752]-[.$E$2])*([.A752]-[.$F$2])*([.A752]-[.$G$2])*([.A752]-[.$H$2])*([.A752]-[.$I$2])+[.$J$2]*2*(RAND()-0.5)" office:value-type="float" office:value="-3887296227637882" calcext:value-type="float">
            <text:p>-3887296227637882</text:p>
          </table:table-cell>
          <table:table-cell table:number-columns-repeated="8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$C$2]*([.A753]-[.$D$2])*([.A753]-[.$E$2])*([.A753]-[.$F$2])*([.A753]-[.$G$2])*([.A753]-[.$H$2])*([.A753]-[.$I$2])+[.$J$2]*2*(RAND()-0.5)" office:value-type="float" office:value="-2.11941583420263E+015" calcext:value-type="float">
            <text:p>-2.11941583420263E+015</text:p>
          </table:table-cell>
          <table:table-cell table:number-columns-repeated="8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$C$2]*([.A754]-[.$D$2])*([.A754]-[.$E$2])*([.A754]-[.$F$2])*([.A754]-[.$G$2])*([.A754]-[.$H$2])*([.A754]-[.$I$2])+[.$J$2]*2*(RAND()-0.5)" office:value-type="float" office:value="-3.15207081380932E+015" calcext:value-type="float">
            <text:p>-3.15207081380932E+015</text:p>
          </table:table-cell>
          <table:table-cell table:number-columns-repeated="8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$C$2]*([.A755]-[.$D$2])*([.A755]-[.$E$2])*([.A755]-[.$F$2])*([.A755]-[.$G$2])*([.A755]-[.$H$2])*([.A755]-[.$I$2])+[.$J$2]*2*(RAND()-0.5)" office:value-type="float" office:value="-3889265460741111" calcext:value-type="float">
            <text:p>-3889265460741111</text:p>
          </table:table-cell>
          <table:table-cell table:number-columns-repeated="8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$C$2]*([.A756]-[.$D$2])*([.A756]-[.$E$2])*([.A756]-[.$F$2])*([.A756]-[.$G$2])*([.A756]-[.$H$2])*([.A756]-[.$I$2])+[.$J$2]*2*(RAND()-0.5)" office:value-type="float" office:value="-3.09082662376479E+015" calcext:value-type="float">
            <text:p>-3.09082662376479E+015</text:p>
          </table:table-cell>
          <table:table-cell table:number-columns-repeated="8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$C$2]*([.A757]-[.$D$2])*([.A757]-[.$E$2])*([.A757]-[.$F$2])*([.A757]-[.$G$2])*([.A757]-[.$H$2])*([.A757]-[.$I$2])+[.$J$2]*2*(RAND()-0.5)" office:value-type="float" office:value="-3381821268181920" calcext:value-type="float">
            <text:p>-3381821268181920</text:p>
          </table:table-cell>
          <table:table-cell table:number-columns-repeated="8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$C$2]*([.A758]-[.$D$2])*([.A758]-[.$E$2])*([.A758]-[.$F$2])*([.A758]-[.$G$2])*([.A758]-[.$H$2])*([.A758]-[.$I$2])+[.$J$2]*2*(RAND()-0.5)" office:value-type="float" office:value="-3980242613013715" calcext:value-type="float">
            <text:p>-3980242613013715</text:p>
          </table:table-cell>
          <table:table-cell table:number-columns-repeated="8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$C$2]*([.A759]-[.$D$2])*([.A759]-[.$E$2])*([.A759]-[.$F$2])*([.A759]-[.$G$2])*([.A759]-[.$H$2])*([.A759]-[.$I$2])+[.$J$2]*2*(RAND()-0.5)" office:value-type="float" office:value="-3654658798032447" calcext:value-type="float">
            <text:p>-3654658798032447</text:p>
          </table:table-cell>
          <table:table-cell table:number-columns-repeated="8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$C$2]*([.A760]-[.$D$2])*([.A760]-[.$E$2])*([.A760]-[.$F$2])*([.A760]-[.$G$2])*([.A760]-[.$H$2])*([.A760]-[.$I$2])+[.$J$2]*2*(RAND()-0.5)" office:value-type="float" office:value="-3556700768427298" calcext:value-type="float">
            <text:p>-3556700768427298</text:p>
          </table:table-cell>
          <table:table-cell table:number-columns-repeated="8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$C$2]*([.A761]-[.$D$2])*([.A761]-[.$E$2])*([.A761]-[.$F$2])*([.A761]-[.$G$2])*([.A761]-[.$H$2])*([.A761]-[.$I$2])+[.$J$2]*2*(RAND()-0.5)" office:value-type="float" office:value="-2377350883359371" calcext:value-type="float">
            <text:p>-2377350883359371</text:p>
          </table:table-cell>
          <table:table-cell table:number-columns-repeated="8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$C$2]*([.A762]-[.$D$2])*([.A762]-[.$E$2])*([.A762]-[.$F$2])*([.A762]-[.$G$2])*([.A762]-[.$H$2])*([.A762]-[.$I$2])+[.$J$2]*2*(RAND()-0.5)" office:value-type="float" office:value="-2.61460414617717E+015" calcext:value-type="float">
            <text:p>-2.61460414617717E+015</text:p>
          </table:table-cell>
          <table:table-cell table:number-columns-repeated="8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$C$2]*([.A763]-[.$D$2])*([.A763]-[.$E$2])*([.A763]-[.$F$2])*([.A763]-[.$G$2])*([.A763]-[.$H$2])*([.A763]-[.$I$2])+[.$J$2]*2*(RAND()-0.5)" office:value-type="float" office:value="-3.5326785636612E+015" calcext:value-type="float">
            <text:p>-3.5326785636612E+015</text:p>
          </table:table-cell>
          <table:table-cell table:number-columns-repeated="8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$C$2]*([.A764]-[.$D$2])*([.A764]-[.$E$2])*([.A764]-[.$F$2])*([.A764]-[.$G$2])*([.A764]-[.$H$2])*([.A764]-[.$I$2])+[.$J$2]*2*(RAND()-0.5)" office:value-type="float" office:value="-3.92837464506759E+015" calcext:value-type="float">
            <text:p>-3.92837464506759E+015</text:p>
          </table:table-cell>
          <table:table-cell table:number-columns-repeated="8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$C$2]*([.A765]-[.$D$2])*([.A765]-[.$E$2])*([.A765]-[.$F$2])*([.A765]-[.$G$2])*([.A765]-[.$H$2])*([.A765]-[.$I$2])+[.$J$2]*2*(RAND()-0.5)" office:value-type="float" office:value="-3540735161893628" calcext:value-type="float">
            <text:p>-3540735161893628</text:p>
          </table:table-cell>
          <table:table-cell table:number-columns-repeated="8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$C$2]*([.A766]-[.$D$2])*([.A766]-[.$E$2])*([.A766]-[.$F$2])*([.A766]-[.$G$2])*([.A766]-[.$H$2])*([.A766]-[.$I$2])+[.$J$2]*2*(RAND()-0.5)" office:value-type="float" office:value="-3.03554769709702E+015" calcext:value-type="float">
            <text:p>-3.03554769709702E+015</text:p>
          </table:table-cell>
          <table:table-cell table:number-columns-repeated="8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$C$2]*([.A767]-[.$D$2])*([.A767]-[.$E$2])*([.A767]-[.$F$2])*([.A767]-[.$G$2])*([.A767]-[.$H$2])*([.A767]-[.$I$2])+[.$J$2]*2*(RAND()-0.5)" office:value-type="float" office:value="-3011201070185464" calcext:value-type="float">
            <text:p>-3011201070185464</text:p>
          </table:table-cell>
          <table:table-cell table:number-columns-repeated="8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$C$2]*([.A768]-[.$D$2])*([.A768]-[.$E$2])*([.A768]-[.$F$2])*([.A768]-[.$G$2])*([.A768]-[.$H$2])*([.A768]-[.$I$2])+[.$J$2]*2*(RAND()-0.5)" office:value-type="float" office:value="-4112545839494564" calcext:value-type="float">
            <text:p>-4112545839494564</text:p>
          </table:table-cell>
          <table:table-cell table:number-columns-repeated="8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$C$2]*([.A769]-[.$D$2])*([.A769]-[.$E$2])*([.A769]-[.$F$2])*([.A769]-[.$G$2])*([.A769]-[.$H$2])*([.A769]-[.$I$2])+[.$J$2]*2*(RAND()-0.5)" office:value-type="float" office:value="-3618274815273276" calcext:value-type="float">
            <text:p>-3618274815273276</text:p>
          </table:table-cell>
          <table:table-cell table:number-columns-repeated="8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$C$2]*([.A770]-[.$D$2])*([.A770]-[.$E$2])*([.A770]-[.$F$2])*([.A770]-[.$G$2])*([.A770]-[.$H$2])*([.A770]-[.$I$2])+[.$J$2]*2*(RAND()-0.5)" office:value-type="float" office:value="-3824783891504148" calcext:value-type="float">
            <text:p>-3824783891504148</text:p>
          </table:table-cell>
          <table:table-cell table:number-columns-repeated="8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$C$2]*([.A771]-[.$D$2])*([.A771]-[.$E$2])*([.A771]-[.$F$2])*([.A771]-[.$G$2])*([.A771]-[.$H$2])*([.A771]-[.$I$2])+[.$J$2]*2*(RAND()-0.5)" office:value-type="float" office:value="-4.2462119927991E+015" calcext:value-type="float">
            <text:p>-4.2462119927991E+015</text:p>
          </table:table-cell>
          <table:table-cell table:number-columns-repeated="8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$C$2]*([.A772]-[.$D$2])*([.A772]-[.$E$2])*([.A772]-[.$F$2])*([.A772]-[.$G$2])*([.A772]-[.$H$2])*([.A772]-[.$I$2])+[.$J$2]*2*(RAND()-0.5)" office:value-type="float" office:value="-2.90675791891765E+015" calcext:value-type="float">
            <text:p>-2.90675791891765E+015</text:p>
          </table:table-cell>
          <table:table-cell table:number-columns-repeated="8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$C$2]*([.A773]-[.$D$2])*([.A773]-[.$E$2])*([.A773]-[.$F$2])*([.A773]-[.$G$2])*([.A773]-[.$H$2])*([.A773]-[.$I$2])+[.$J$2]*2*(RAND()-0.5)" office:value-type="float" office:value="-3.86165172460175E+015" calcext:value-type="float">
            <text:p>-3.86165172460175E+015</text:p>
          </table:table-cell>
          <table:table-cell table:number-columns-repeated="8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$C$2]*([.A774]-[.$D$2])*([.A774]-[.$E$2])*([.A774]-[.$F$2])*([.A774]-[.$G$2])*([.A774]-[.$H$2])*([.A774]-[.$I$2])+[.$J$2]*2*(RAND()-0.5)" office:value-type="float" office:value="-2721696091280523" calcext:value-type="float">
            <text:p>-2721696091280523</text:p>
          </table:table-cell>
          <table:table-cell table:number-columns-repeated="8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$C$2]*([.A775]-[.$D$2])*([.A775]-[.$E$2])*([.A775]-[.$F$2])*([.A775]-[.$G$2])*([.A775]-[.$H$2])*([.A775]-[.$I$2])+[.$J$2]*2*(RAND()-0.5)" office:value-type="float" office:value="-2.84800247321715E+015" calcext:value-type="float">
            <text:p>-2.84800247321715E+015</text:p>
          </table:table-cell>
          <table:table-cell table:number-columns-repeated="8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$C$2]*([.A776]-[.$D$2])*([.A776]-[.$E$2])*([.A776]-[.$F$2])*([.A776]-[.$G$2])*([.A776]-[.$H$2])*([.A776]-[.$I$2])+[.$J$2]*2*(RAND()-0.5)" office:value-type="float" office:value="-3611173415295728" calcext:value-type="float">
            <text:p>-3611173415295728</text:p>
          </table:table-cell>
          <table:table-cell table:number-columns-repeated="8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$C$2]*([.A777]-[.$D$2])*([.A777]-[.$E$2])*([.A777]-[.$F$2])*([.A777]-[.$G$2])*([.A777]-[.$H$2])*([.A777]-[.$I$2])+[.$J$2]*2*(RAND()-0.5)" office:value-type="float" office:value="-3.51014109725316E+015" calcext:value-type="float">
            <text:p>-3.51014109725316E+015</text:p>
          </table:table-cell>
          <table:table-cell table:number-columns-repeated="8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$C$2]*([.A778]-[.$D$2])*([.A778]-[.$E$2])*([.A778]-[.$F$2])*([.A778]-[.$G$2])*([.A778]-[.$H$2])*([.A778]-[.$I$2])+[.$J$2]*2*(RAND()-0.5)" office:value-type="float" office:value="-4034099698249933" calcext:value-type="float">
            <text:p>-4034099698249933</text:p>
          </table:table-cell>
          <table:table-cell table:number-columns-repeated="8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$C$2]*([.A779]-[.$D$2])*([.A779]-[.$E$2])*([.A779]-[.$F$2])*([.A779]-[.$G$2])*([.A779]-[.$H$2])*([.A779]-[.$I$2])+[.$J$2]*2*(RAND()-0.5)" office:value-type="float" office:value="-3712688354421408" calcext:value-type="float">
            <text:p>-3712688354421408</text:p>
          </table:table-cell>
          <table:table-cell table:number-columns-repeated="8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$C$2]*([.A780]-[.$D$2])*([.A780]-[.$E$2])*([.A780]-[.$F$2])*([.A780]-[.$G$2])*([.A780]-[.$H$2])*([.A780]-[.$I$2])+[.$J$2]*2*(RAND()-0.5)" office:value-type="float" office:value="-3.44012891588855E+015" calcext:value-type="float">
            <text:p>-3.44012891588855E+015</text:p>
          </table:table-cell>
          <table:table-cell table:number-columns-repeated="8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$C$2]*([.A781]-[.$D$2])*([.A781]-[.$E$2])*([.A781]-[.$F$2])*([.A781]-[.$G$2])*([.A781]-[.$H$2])*([.A781]-[.$I$2])+[.$J$2]*2*(RAND()-0.5)" office:value-type="float" office:value="-4433903440853986" calcext:value-type="float">
            <text:p>-4433903440853986</text:p>
          </table:table-cell>
          <table:table-cell table:number-columns-repeated="8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$C$2]*([.A782]-[.$D$2])*([.A782]-[.$E$2])*([.A782]-[.$F$2])*([.A782]-[.$G$2])*([.A782]-[.$H$2])*([.A782]-[.$I$2])+[.$J$2]*2*(RAND()-0.5)" office:value-type="float" office:value="-4.1417680588167E+015" calcext:value-type="float">
            <text:p>-4.1417680588167E+015</text:p>
          </table:table-cell>
          <table:table-cell table:number-columns-repeated="8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$C$2]*([.A783]-[.$D$2])*([.A783]-[.$E$2])*([.A783]-[.$F$2])*([.A783]-[.$G$2])*([.A783]-[.$H$2])*([.A783]-[.$I$2])+[.$J$2]*2*(RAND()-0.5)" office:value-type="float" office:value="-3936607118545539" calcext:value-type="float">
            <text:p>-3936607118545539</text:p>
          </table:table-cell>
          <table:table-cell table:number-columns-repeated="8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$C$2]*([.A784]-[.$D$2])*([.A784]-[.$E$2])*([.A784]-[.$F$2])*([.A784]-[.$G$2])*([.A784]-[.$H$2])*([.A784]-[.$I$2])+[.$J$2]*2*(RAND()-0.5)" office:value-type="float" office:value="-4658490200351662" calcext:value-type="float">
            <text:p>-4658490200351662</text:p>
          </table:table-cell>
          <table:table-cell table:number-columns-repeated="8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$C$2]*([.A785]-[.$D$2])*([.A785]-[.$E$2])*([.A785]-[.$F$2])*([.A785]-[.$G$2])*([.A785]-[.$H$2])*([.A785]-[.$I$2])+[.$J$2]*2*(RAND()-0.5)" office:value-type="float" office:value="-4.18268847461551E+015" calcext:value-type="float">
            <text:p>-4.18268847461551E+015</text:p>
          </table:table-cell>
          <table:table-cell table:number-columns-repeated="8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$C$2]*([.A786]-[.$D$2])*([.A786]-[.$E$2])*([.A786]-[.$F$2])*([.A786]-[.$G$2])*([.A786]-[.$H$2])*([.A786]-[.$I$2])+[.$J$2]*2*(RAND()-0.5)" office:value-type="float" office:value="-3535565005109561" calcext:value-type="float">
            <text:p>-3535565005109561</text:p>
          </table:table-cell>
          <table:table-cell table:number-columns-repeated="8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$C$2]*([.A787]-[.$D$2])*([.A787]-[.$E$2])*([.A787]-[.$F$2])*([.A787]-[.$G$2])*([.A787]-[.$H$2])*([.A787]-[.$I$2])+[.$J$2]*2*(RAND()-0.5)" office:value-type="float" office:value="-3704471077970254" calcext:value-type="float">
            <text:p>-3704471077970254</text:p>
          </table:table-cell>
          <table:table-cell table:number-columns-repeated="8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$C$2]*([.A788]-[.$D$2])*([.A788]-[.$E$2])*([.A788]-[.$F$2])*([.A788]-[.$G$2])*([.A788]-[.$H$2])*([.A788]-[.$I$2])+[.$J$2]*2*(RAND()-0.5)" office:value-type="float" office:value="-3810037183667001" calcext:value-type="float">
            <text:p>-3810037183667001</text:p>
          </table:table-cell>
          <table:table-cell table:number-columns-repeated="8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$C$2]*([.A789]-[.$D$2])*([.A789]-[.$E$2])*([.A789]-[.$F$2])*([.A789]-[.$G$2])*([.A789]-[.$H$2])*([.A789]-[.$I$2])+[.$J$2]*2*(RAND()-0.5)" office:value-type="float" office:value="-3.90647009275458E+015" calcext:value-type="float">
            <text:p>-3.90647009275458E+015</text:p>
          </table:table-cell>
          <table:table-cell table:number-columns-repeated="8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$C$2]*([.A790]-[.$D$2])*([.A790]-[.$E$2])*([.A790]-[.$F$2])*([.A790]-[.$G$2])*([.A790]-[.$H$2])*([.A790]-[.$I$2])+[.$J$2]*2*(RAND()-0.5)" office:value-type="float" office:value="-3648098589851960" calcext:value-type="float">
            <text:p>-3648098589851960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$C$2]*([.A791]-[.$D$2])*([.A791]-[.$E$2])*([.A791]-[.$F$2])*([.A791]-[.$G$2])*([.A791]-[.$H$2])*([.A791]-[.$I$2])+[.$J$2]*2*(RAND()-0.5)" office:value-type="float" office:value="-3504072595126293" calcext:value-type="float">
            <text:p>-3504072595126293</text:p>
          </table:table-cell>
          <table:table-cell table:number-columns-repeated="8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$C$2]*([.A792]-[.$D$2])*([.A792]-[.$E$2])*([.A792]-[.$F$2])*([.A792]-[.$G$2])*([.A792]-[.$H$2])*([.A792]-[.$I$2])+[.$J$2]*2*(RAND()-0.5)" office:value-type="float" office:value="-4183831145708832" calcext:value-type="float">
            <text:p>-4183831145708832</text:p>
          </table:table-cell>
          <table:table-cell table:number-columns-repeated="8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$C$2]*([.A793]-[.$D$2])*([.A793]-[.$E$2])*([.A793]-[.$F$2])*([.A793]-[.$G$2])*([.A793]-[.$H$2])*([.A793]-[.$I$2])+[.$J$2]*2*(RAND()-0.5)" office:value-type="float" office:value="-4846964974998664" calcext:value-type="float">
            <text:p>-4846964974998664</text:p>
          </table:table-cell>
          <table:table-cell table:number-columns-repeated="8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$C$2]*([.A794]-[.$D$2])*([.A794]-[.$E$2])*([.A794]-[.$F$2])*([.A794]-[.$G$2])*([.A794]-[.$H$2])*([.A794]-[.$I$2])+[.$J$2]*2*(RAND()-0.5)" office:value-type="float" office:value="-3974225963498201" calcext:value-type="float">
            <text:p>-3974225963498201</text:p>
          </table:table-cell>
          <table:table-cell table:number-columns-repeated="8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$C$2]*([.A795]-[.$D$2])*([.A795]-[.$E$2])*([.A795]-[.$F$2])*([.A795]-[.$G$2])*([.A795]-[.$H$2])*([.A795]-[.$I$2])+[.$J$2]*2*(RAND()-0.5)" office:value-type="float" office:value="-4900271747729307" calcext:value-type="float">
            <text:p>-4900271747729307</text:p>
          </table:table-cell>
          <table:table-cell table:number-columns-repeated="8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$C$2]*([.A796]-[.$D$2])*([.A796]-[.$E$2])*([.A796]-[.$F$2])*([.A796]-[.$G$2])*([.A796]-[.$H$2])*([.A796]-[.$I$2])+[.$J$2]*2*(RAND()-0.5)" office:value-type="float" office:value="-4003882570931388" calcext:value-type="float">
            <text:p>-4003882570931388</text:p>
          </table:table-cell>
          <table:table-cell table:number-columns-repeated="8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$C$2]*([.A797]-[.$D$2])*([.A797]-[.$E$2])*([.A797]-[.$F$2])*([.A797]-[.$G$2])*([.A797]-[.$H$2])*([.A797]-[.$I$2])+[.$J$2]*2*(RAND()-0.5)" office:value-type="float" office:value="-4107461028964309" calcext:value-type="float">
            <text:p>-4107461028964309</text:p>
          </table:table-cell>
          <table:table-cell table:number-columns-repeated="8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$C$2]*([.A798]-[.$D$2])*([.A798]-[.$E$2])*([.A798]-[.$F$2])*([.A798]-[.$G$2])*([.A798]-[.$H$2])*([.A798]-[.$I$2])+[.$J$2]*2*(RAND()-0.5)" office:value-type="float" office:value="-4.30183253204442E+015" calcext:value-type="float">
            <text:p>-4.30183253204442E+015</text:p>
          </table:table-cell>
          <table:table-cell table:number-columns-repeated="8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$C$2]*([.A799]-[.$D$2])*([.A799]-[.$E$2])*([.A799]-[.$F$2])*([.A799]-[.$G$2])*([.A799]-[.$H$2])*([.A799]-[.$I$2])+[.$J$2]*2*(RAND()-0.5)" office:value-type="float" office:value="-3.9216871019706E+015" calcext:value-type="float">
            <text:p>-3.9216871019706E+015</text:p>
          </table:table-cell>
          <table:table-cell table:number-columns-repeated="8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$C$2]*([.A800]-[.$D$2])*([.A800]-[.$E$2])*([.A800]-[.$F$2])*([.A800]-[.$G$2])*([.A800]-[.$H$2])*([.A800]-[.$I$2])+[.$J$2]*2*(RAND()-0.5)" office:value-type="float" office:value="-3.73183443870838E+015" calcext:value-type="float">
            <text:p>-3.73183443870838E+015</text:p>
          </table:table-cell>
          <table:table-cell table:number-columns-repeated="8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$C$2]*([.A801]-[.$D$2])*([.A801]-[.$E$2])*([.A801]-[.$F$2])*([.A801]-[.$G$2])*([.A801]-[.$H$2])*([.A801]-[.$I$2])+[.$J$2]*2*(RAND()-0.5)" office:value-type="float" office:value="-3407430657529447" calcext:value-type="float">
            <text:p>-3407430657529447</text:p>
          </table:table-cell>
          <table:table-cell table:number-columns-repeated="8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$C$2]*([.A802]-[.$D$2])*([.A802]-[.$E$2])*([.A802]-[.$F$2])*([.A802]-[.$G$2])*([.A802]-[.$H$2])*([.A802]-[.$I$2])+[.$J$2]*2*(RAND()-0.5)" office:value-type="float" office:value="-4583437459005353" calcext:value-type="float">
            <text:p>-4583437459005353</text:p>
          </table:table-cell>
          <table:table-cell table:number-columns-repeated="8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$C$2]*([.A803]-[.$D$2])*([.A803]-[.$E$2])*([.A803]-[.$F$2])*([.A803]-[.$G$2])*([.A803]-[.$H$2])*([.A803]-[.$I$2])+[.$J$2]*2*(RAND()-0.5)" office:value-type="float" office:value="-4.37073741531371E+015" calcext:value-type="float">
            <text:p>-4.37073741531371E+015</text:p>
          </table:table-cell>
          <table:table-cell table:number-columns-repeated="8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$C$2]*([.A804]-[.$D$2])*([.A804]-[.$E$2])*([.A804]-[.$F$2])*([.A804]-[.$G$2])*([.A804]-[.$H$2])*([.A804]-[.$I$2])+[.$J$2]*2*(RAND()-0.5)" office:value-type="float" office:value="-4763219523195347" calcext:value-type="float">
            <text:p>-4763219523195347</text:p>
          </table:table-cell>
          <table:table-cell table:number-columns-repeated="8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$C$2]*([.A805]-[.$D$2])*([.A805]-[.$E$2])*([.A805]-[.$F$2])*([.A805]-[.$G$2])*([.A805]-[.$H$2])*([.A805]-[.$I$2])+[.$J$2]*2*(RAND()-0.5)" office:value-type="float" office:value="-4160779952808320" calcext:value-type="float">
            <text:p>-4160779952808320</text:p>
          </table:table-cell>
          <table:table-cell table:number-columns-repeated="8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$C$2]*([.A806]-[.$D$2])*([.A806]-[.$E$2])*([.A806]-[.$F$2])*([.A806]-[.$G$2])*([.A806]-[.$H$2])*([.A806]-[.$I$2])+[.$J$2]*2*(RAND()-0.5)" office:value-type="float" office:value="-5196217824275232" calcext:value-type="float">
            <text:p>-5196217824275232</text:p>
          </table:table-cell>
          <table:table-cell table:number-columns-repeated="8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$C$2]*([.A807]-[.$D$2])*([.A807]-[.$E$2])*([.A807]-[.$F$2])*([.A807]-[.$G$2])*([.A807]-[.$H$2])*([.A807]-[.$I$2])+[.$J$2]*2*(RAND()-0.5)" office:value-type="float" office:value="-5090174972735642" calcext:value-type="float">
            <text:p>-5090174972735642</text:p>
          </table:table-cell>
          <table:table-cell table:number-columns-repeated="8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$C$2]*([.A808]-[.$D$2])*([.A808]-[.$E$2])*([.A808]-[.$F$2])*([.A808]-[.$G$2])*([.A808]-[.$H$2])*([.A808]-[.$I$2])+[.$J$2]*2*(RAND()-0.5)" office:value-type="float" office:value="-4.41993673957308E+015" calcext:value-type="float">
            <text:p>-4.41993673957308E+015</text:p>
          </table:table-cell>
          <table:table-cell table:number-columns-repeated="8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$C$2]*([.A809]-[.$D$2])*([.A809]-[.$E$2])*([.A809]-[.$F$2])*([.A809]-[.$G$2])*([.A809]-[.$H$2])*([.A809]-[.$I$2])+[.$J$2]*2*(RAND()-0.5)" office:value-type="float" office:value="-3552275060871618" calcext:value-type="float">
            <text:p>-3552275060871618</text:p>
          </table:table-cell>
          <table:table-cell table:number-columns-repeated="8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$C$2]*([.A810]-[.$D$2])*([.A810]-[.$E$2])*([.A810]-[.$F$2])*([.A810]-[.$G$2])*([.A810]-[.$H$2])*([.A810]-[.$I$2])+[.$J$2]*2*(RAND()-0.5)" office:value-type="float" office:value="-4.11278044673902E+015" calcext:value-type="float">
            <text:p>-4.11278044673902E+015</text:p>
          </table:table-cell>
          <table:table-cell table:number-columns-repeated="8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$C$2]*([.A811]-[.$D$2])*([.A811]-[.$E$2])*([.A811]-[.$F$2])*([.A811]-[.$G$2])*([.A811]-[.$H$2])*([.A811]-[.$I$2])+[.$J$2]*2*(RAND()-0.5)" office:value-type="float" office:value="-4556345098050221" calcext:value-type="float">
            <text:p>-4556345098050221</text:p>
          </table:table-cell>
          <table:table-cell table:number-columns-repeated="8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$C$2]*([.A812]-[.$D$2])*([.A812]-[.$E$2])*([.A812]-[.$F$2])*([.A812]-[.$G$2])*([.A812]-[.$H$2])*([.A812]-[.$I$2])+[.$J$2]*2*(RAND()-0.5)" office:value-type="float" office:value="-4964019111050884" calcext:value-type="float">
            <text:p>-4964019111050884</text:p>
          </table:table-cell>
          <table:table-cell table:number-columns-repeated="8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$C$2]*([.A813]-[.$D$2])*([.A813]-[.$E$2])*([.A813]-[.$F$2])*([.A813]-[.$G$2])*([.A813]-[.$H$2])*([.A813]-[.$I$2])+[.$J$2]*2*(RAND()-0.5)" office:value-type="float" office:value="-4916038674695554" calcext:value-type="float">
            <text:p>-4916038674695554</text:p>
          </table:table-cell>
          <table:table-cell table:number-columns-repeated="8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$C$2]*([.A814]-[.$D$2])*([.A814]-[.$E$2])*([.A814]-[.$F$2])*([.A814]-[.$G$2])*([.A814]-[.$H$2])*([.A814]-[.$I$2])+[.$J$2]*2*(RAND()-0.5)" office:value-type="float" office:value="-4.44279689654903E+015" calcext:value-type="float">
            <text:p>-4.44279689654903E+015</text:p>
          </table:table-cell>
          <table:table-cell table:number-columns-repeated="8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$C$2]*([.A815]-[.$D$2])*([.A815]-[.$E$2])*([.A815]-[.$F$2])*([.A815]-[.$G$2])*([.A815]-[.$H$2])*([.A815]-[.$I$2])+[.$J$2]*2*(RAND()-0.5)" office:value-type="float" office:value="-5281581859315351" calcext:value-type="float">
            <text:p>-5281581859315351</text:p>
          </table:table-cell>
          <table:table-cell table:number-columns-repeated="8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$C$2]*([.A816]-[.$D$2])*([.A816]-[.$E$2])*([.A816]-[.$F$2])*([.A816]-[.$G$2])*([.A816]-[.$H$2])*([.A816]-[.$I$2])+[.$J$2]*2*(RAND()-0.5)" office:value-type="float" office:value="-4167545277235909" calcext:value-type="float">
            <text:p>-4167545277235909</text:p>
          </table:table-cell>
          <table:table-cell table:number-columns-repeated="8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$C$2]*([.A817]-[.$D$2])*([.A817]-[.$E$2])*([.A817]-[.$F$2])*([.A817]-[.$G$2])*([.A817]-[.$H$2])*([.A817]-[.$I$2])+[.$J$2]*2*(RAND()-0.5)" office:value-type="float" office:value="-5409929385773063" calcext:value-type="float">
            <text:p>-5409929385773063</text:p>
          </table:table-cell>
          <table:table-cell table:number-columns-repeated="8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$C$2]*([.A818]-[.$D$2])*([.A818]-[.$E$2])*([.A818]-[.$F$2])*([.A818]-[.$G$2])*([.A818]-[.$H$2])*([.A818]-[.$I$2])+[.$J$2]*2*(RAND()-0.5)" office:value-type="float" office:value="-4.29145686208199E+015" calcext:value-type="float">
            <text:p>-4.29145686208199E+015</text:p>
          </table:table-cell>
          <table:table-cell table:number-columns-repeated="8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$C$2]*([.A819]-[.$D$2])*([.A819]-[.$E$2])*([.A819]-[.$F$2])*([.A819]-[.$G$2])*([.A819]-[.$H$2])*([.A819]-[.$I$2])+[.$J$2]*2*(RAND()-0.5)" office:value-type="float" office:value="-5064860573188804" calcext:value-type="float">
            <text:p>-5064860573188804</text:p>
          </table:table-cell>
          <table:table-cell table:number-columns-repeated="8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$C$2]*([.A820]-[.$D$2])*([.A820]-[.$E$2])*([.A820]-[.$F$2])*([.A820]-[.$G$2])*([.A820]-[.$H$2])*([.A820]-[.$I$2])+[.$J$2]*2*(RAND()-0.5)" office:value-type="float" office:value="-3901644893543696" calcext:value-type="float">
            <text:p>-3901644893543696</text:p>
          </table:table-cell>
          <table:table-cell table:number-columns-repeated="8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$C$2]*([.A821]-[.$D$2])*([.A821]-[.$E$2])*([.A821]-[.$F$2])*([.A821]-[.$G$2])*([.A821]-[.$H$2])*([.A821]-[.$I$2])+[.$J$2]*2*(RAND()-0.5)" office:value-type="float" office:value="-4791592215069196" calcext:value-type="float">
            <text:p>-4791592215069196</text:p>
          </table:table-cell>
          <table:table-cell table:number-columns-repeated="8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$C$2]*([.A822]-[.$D$2])*([.A822]-[.$E$2])*([.A822]-[.$F$2])*([.A822]-[.$G$2])*([.A822]-[.$H$2])*([.A822]-[.$I$2])+[.$J$2]*2*(RAND()-0.5)" office:value-type="float" office:value="-4425275850247376" calcext:value-type="float">
            <text:p>-4425275850247376</text:p>
          </table:table-cell>
          <table:table-cell table:number-columns-repeated="8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$C$2]*([.A823]-[.$D$2])*([.A823]-[.$E$2])*([.A823]-[.$F$2])*([.A823]-[.$G$2])*([.A823]-[.$H$2])*([.A823]-[.$I$2])+[.$J$2]*2*(RAND()-0.5)" office:value-type="float" office:value="-3.67506695157243E+015" calcext:value-type="float">
            <text:p>-3.67506695157243E+015</text:p>
          </table:table-cell>
          <table:table-cell table:number-columns-repeated="8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$C$2]*([.A824]-[.$D$2])*([.A824]-[.$E$2])*([.A824]-[.$F$2])*([.A824]-[.$G$2])*([.A824]-[.$H$2])*([.A824]-[.$I$2])+[.$J$2]*2*(RAND()-0.5)" office:value-type="float" office:value="-3971564532196776" calcext:value-type="float">
            <text:p>-3971564532196776</text:p>
          </table:table-cell>
          <table:table-cell table:number-columns-repeated="8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$C$2]*([.A825]-[.$D$2])*([.A825]-[.$E$2])*([.A825]-[.$F$2])*([.A825]-[.$G$2])*([.A825]-[.$H$2])*([.A825]-[.$I$2])+[.$J$2]*2*(RAND()-0.5)" office:value-type="float" office:value="-5215250254895337" calcext:value-type="float">
            <text:p>-5215250254895337</text:p>
          </table:table-cell>
          <table:table-cell table:number-columns-repeated="8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$C$2]*([.A826]-[.$D$2])*([.A826]-[.$E$2])*([.A826]-[.$F$2])*([.A826]-[.$G$2])*([.A826]-[.$H$2])*([.A826]-[.$I$2])+[.$J$2]*2*(RAND()-0.5)" office:value-type="float" office:value="-4871818521325063" calcext:value-type="float">
            <text:p>-4871818521325063</text:p>
          </table:table-cell>
          <table:table-cell table:number-columns-repeated="8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$C$2]*([.A827]-[.$D$2])*([.A827]-[.$E$2])*([.A827]-[.$F$2])*([.A827]-[.$G$2])*([.A827]-[.$H$2])*([.A827]-[.$I$2])+[.$J$2]*2*(RAND()-0.5)" office:value-type="float" office:value="-5328998003763169" calcext:value-type="float">
            <text:p>-5328998003763169</text:p>
          </table:table-cell>
          <table:table-cell table:number-columns-repeated="8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$C$2]*([.A828]-[.$D$2])*([.A828]-[.$E$2])*([.A828]-[.$F$2])*([.A828]-[.$G$2])*([.A828]-[.$H$2])*([.A828]-[.$I$2])+[.$J$2]*2*(RAND()-0.5)" office:value-type="float" office:value="-4.49216716842904E+015" calcext:value-type="float">
            <text:p>-4.49216716842904E+015</text:p>
          </table:table-cell>
          <table:table-cell table:number-columns-repeated="8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$C$2]*([.A829]-[.$D$2])*([.A829]-[.$E$2])*([.A829]-[.$F$2])*([.A829]-[.$G$2])*([.A829]-[.$H$2])*([.A829]-[.$I$2])+[.$J$2]*2*(RAND()-0.5)" office:value-type="float" office:value="-5144387802893405" calcext:value-type="float">
            <text:p>-5144387802893405</text:p>
          </table:table-cell>
          <table:table-cell table:number-columns-repeated="8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$C$2]*([.A830]-[.$D$2])*([.A830]-[.$E$2])*([.A830]-[.$F$2])*([.A830]-[.$G$2])*([.A830]-[.$H$2])*([.A830]-[.$I$2])+[.$J$2]*2*(RAND()-0.5)" office:value-type="float" office:value="-4637704664303270" calcext:value-type="float">
            <text:p>-4637704664303270</text:p>
          </table:table-cell>
          <table:table-cell table:number-columns-repeated="8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$C$2]*([.A831]-[.$D$2])*([.A831]-[.$E$2])*([.A831]-[.$F$2])*([.A831]-[.$G$2])*([.A831]-[.$H$2])*([.A831]-[.$I$2])+[.$J$2]*2*(RAND()-0.5)" office:value-type="float" office:value="-4710284623212145" calcext:value-type="float">
            <text:p>-4710284623212145</text:p>
          </table:table-cell>
          <table:table-cell table:number-columns-repeated="8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$C$2]*([.A832]-[.$D$2])*([.A832]-[.$E$2])*([.A832]-[.$F$2])*([.A832]-[.$G$2])*([.A832]-[.$H$2])*([.A832]-[.$I$2])+[.$J$2]*2*(RAND()-0.5)" office:value-type="float" office:value="-5171946105367637" calcext:value-type="float">
            <text:p>-5171946105367637</text:p>
          </table:table-cell>
          <table:table-cell table:number-columns-repeated="8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$C$2]*([.A833]-[.$D$2])*([.A833]-[.$E$2])*([.A833]-[.$F$2])*([.A833]-[.$G$2])*([.A833]-[.$H$2])*([.A833]-[.$I$2])+[.$J$2]*2*(RAND()-0.5)" office:value-type="float" office:value="-4753304348831905" calcext:value-type="float">
            <text:p>-4753304348831905</text:p>
          </table:table-cell>
          <table:table-cell table:number-columns-repeated="8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$C$2]*([.A834]-[.$D$2])*([.A834]-[.$E$2])*([.A834]-[.$F$2])*([.A834]-[.$G$2])*([.A834]-[.$H$2])*([.A834]-[.$I$2])+[.$J$2]*2*(RAND()-0.5)" office:value-type="float" office:value="-4.17993550928799E+015" calcext:value-type="float">
            <text:p>-4.17993550928799E+015</text:p>
          </table:table-cell>
          <table:table-cell table:number-columns-repeated="8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$C$2]*([.A835]-[.$D$2])*([.A835]-[.$E$2])*([.A835]-[.$F$2])*([.A835]-[.$G$2])*([.A835]-[.$H$2])*([.A835]-[.$I$2])+[.$J$2]*2*(RAND()-0.5)" office:value-type="float" office:value="-4901407618255872" calcext:value-type="float">
            <text:p>-4901407618255872</text:p>
          </table:table-cell>
          <table:table-cell table:number-columns-repeated="8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$C$2]*([.A836]-[.$D$2])*([.A836]-[.$E$2])*([.A836]-[.$F$2])*([.A836]-[.$G$2])*([.A836]-[.$H$2])*([.A836]-[.$I$2])+[.$J$2]*2*(RAND()-0.5)" office:value-type="float" office:value="-4.26664530640556E+015" calcext:value-type="float">
            <text:p>-4.26664530640556E+015</text:p>
          </table:table-cell>
          <table:table-cell table:number-columns-repeated="8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$C$2]*([.A837]-[.$D$2])*([.A837]-[.$E$2])*([.A837]-[.$F$2])*([.A837]-[.$G$2])*([.A837]-[.$H$2])*([.A837]-[.$I$2])+[.$J$2]*2*(RAND()-0.5)" office:value-type="float" office:value="-4917311217138005" calcext:value-type="float">
            <text:p>-4917311217138005</text:p>
          </table:table-cell>
          <table:table-cell table:number-columns-repeated="8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$C$2]*([.A838]-[.$D$2])*([.A838]-[.$E$2])*([.A838]-[.$F$2])*([.A838]-[.$G$2])*([.A838]-[.$H$2])*([.A838]-[.$I$2])+[.$J$2]*2*(RAND()-0.5)" office:value-type="float" office:value="-5490040821530226" calcext:value-type="float">
            <text:p>-5490040821530226</text:p>
          </table:table-cell>
          <table:table-cell table:number-columns-repeated="8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$C$2]*([.A839]-[.$D$2])*([.A839]-[.$E$2])*([.A839]-[.$F$2])*([.A839]-[.$G$2])*([.A839]-[.$H$2])*([.A839]-[.$I$2])+[.$J$2]*2*(RAND()-0.5)" office:value-type="float" office:value="-5333893100496222" calcext:value-type="float">
            <text:p>-5333893100496222</text:p>
          </table:table-cell>
          <table:table-cell table:number-columns-repeated="8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$C$2]*([.A840]-[.$D$2])*([.A840]-[.$E$2])*([.A840]-[.$F$2])*([.A840]-[.$G$2])*([.A840]-[.$H$2])*([.A840]-[.$I$2])+[.$J$2]*2*(RAND()-0.5)" office:value-type="float" office:value="-4058473758245549" calcext:value-type="float">
            <text:p>-4058473758245549</text:p>
          </table:table-cell>
          <table:table-cell table:number-columns-repeated="8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$C$2]*([.A841]-[.$D$2])*([.A841]-[.$E$2])*([.A841]-[.$F$2])*([.A841]-[.$G$2])*([.A841]-[.$H$2])*([.A841]-[.$I$2])+[.$J$2]*2*(RAND()-0.5)" office:value-type="float" office:value="-4970412176573983" calcext:value-type="float">
            <text:p>-4970412176573983</text:p>
          </table:table-cell>
          <table:table-cell table:number-columns-repeated="8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$C$2]*([.A842]-[.$D$2])*([.A842]-[.$E$2])*([.A842]-[.$F$2])*([.A842]-[.$G$2])*([.A842]-[.$H$2])*([.A842]-[.$I$2])+[.$J$2]*2*(RAND()-0.5)" office:value-type="float" office:value="-3987625627931398" calcext:value-type="float">
            <text:p>-3987625627931398</text:p>
          </table:table-cell>
          <table:table-cell table:number-columns-repeated="8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$C$2]*([.A843]-[.$D$2])*([.A843]-[.$E$2])*([.A843]-[.$F$2])*([.A843]-[.$G$2])*([.A843]-[.$H$2])*([.A843]-[.$I$2])+[.$J$2]*2*(RAND()-0.5)" office:value-type="float" office:value="-4.16237649850771E+015" calcext:value-type="float">
            <text:p>-4.16237649850771E+015</text:p>
          </table:table-cell>
          <table:table-cell table:number-columns-repeated="8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$C$2]*([.A844]-[.$D$2])*([.A844]-[.$E$2])*([.A844]-[.$F$2])*([.A844]-[.$G$2])*([.A844]-[.$H$2])*([.A844]-[.$I$2])+[.$J$2]*2*(RAND()-0.5)" office:value-type="float" office:value="-5071575716392582" calcext:value-type="float">
            <text:p>-5071575716392582</text:p>
          </table:table-cell>
          <table:table-cell table:number-columns-repeated="8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$C$2]*([.A845]-[.$D$2])*([.A845]-[.$E$2])*([.A845]-[.$F$2])*([.A845]-[.$G$2])*([.A845]-[.$H$2])*([.A845]-[.$I$2])+[.$J$2]*2*(RAND()-0.5)" office:value-type="float" office:value="-4035486261579403" calcext:value-type="float">
            <text:p>-4035486261579403</text:p>
          </table:table-cell>
          <table:table-cell table:number-columns-repeated="8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$C$2]*([.A846]-[.$D$2])*([.A846]-[.$E$2])*([.A846]-[.$F$2])*([.A846]-[.$G$2])*([.A846]-[.$H$2])*([.A846]-[.$I$2])+[.$J$2]*2*(RAND()-0.5)" office:value-type="float" office:value="-4.18899963806627E+015" calcext:value-type="float">
            <text:p>-4.18899963806627E+015</text:p>
          </table:table-cell>
          <table:table-cell table:number-columns-repeated="8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$C$2]*([.A847]-[.$D$2])*([.A847]-[.$E$2])*([.A847]-[.$F$2])*([.A847]-[.$G$2])*([.A847]-[.$H$2])*([.A847]-[.$I$2])+[.$J$2]*2*(RAND()-0.5)" office:value-type="float" office:value="-5023323672761905" calcext:value-type="float">
            <text:p>-5023323672761905</text:p>
          </table:table-cell>
          <table:table-cell table:number-columns-repeated="8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$C$2]*([.A848]-[.$D$2])*([.A848]-[.$E$2])*([.A848]-[.$F$2])*([.A848]-[.$G$2])*([.A848]-[.$H$2])*([.A848]-[.$I$2])+[.$J$2]*2*(RAND()-0.5)" office:value-type="float" office:value="-4.34462878739448E+015" calcext:value-type="float">
            <text:p>-4.34462878739448E+015</text:p>
          </table:table-cell>
          <table:table-cell table:number-columns-repeated="8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$C$2]*([.A849]-[.$D$2])*([.A849]-[.$E$2])*([.A849]-[.$F$2])*([.A849]-[.$G$2])*([.A849]-[.$H$2])*([.A849]-[.$I$2])+[.$J$2]*2*(RAND()-0.5)" office:value-type="float" office:value="-4400910282135402" calcext:value-type="float">
            <text:p>-4400910282135402</text:p>
          </table:table-cell>
          <table:table-cell table:number-columns-repeated="8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$C$2]*([.A850]-[.$D$2])*([.A850]-[.$E$2])*([.A850]-[.$F$2])*([.A850]-[.$G$2])*([.A850]-[.$H$2])*([.A850]-[.$I$2])+[.$J$2]*2*(RAND()-0.5)" office:value-type="float" office:value="-3.81526991355096E+015" calcext:value-type="float">
            <text:p>-3.81526991355096E+015</text:p>
          </table:table-cell>
          <table:table-cell table:number-columns-repeated="8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$C$2]*([.A851]-[.$D$2])*([.A851]-[.$E$2])*([.A851]-[.$F$2])*([.A851]-[.$G$2])*([.A851]-[.$H$2])*([.A851]-[.$I$2])+[.$J$2]*2*(RAND()-0.5)" office:value-type="float" office:value="-5488937080656682" calcext:value-type="float">
            <text:p>-5488937080656682</text:p>
          </table:table-cell>
          <table:table-cell table:number-columns-repeated="8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$C$2]*([.A852]-[.$D$2])*([.A852]-[.$E$2])*([.A852]-[.$F$2])*([.A852]-[.$G$2])*([.A852]-[.$H$2])*([.A852]-[.$I$2])+[.$J$2]*2*(RAND()-0.5)" office:value-type="float" office:value="-3.89336145876727E+015" calcext:value-type="float">
            <text:p>-3.89336145876727E+015</text:p>
          </table:table-cell>
          <table:table-cell table:number-columns-repeated="8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$C$2]*([.A853]-[.$D$2])*([.A853]-[.$E$2])*([.A853]-[.$F$2])*([.A853]-[.$G$2])*([.A853]-[.$H$2])*([.A853]-[.$I$2])+[.$J$2]*2*(RAND()-0.5)" office:value-type="float" office:value="-3684913277132455" calcext:value-type="float">
            <text:p>-3684913277132455</text:p>
          </table:table-cell>
          <table:table-cell table:number-columns-repeated="8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$C$2]*([.A854]-[.$D$2])*([.A854]-[.$E$2])*([.A854]-[.$F$2])*([.A854]-[.$G$2])*([.A854]-[.$H$2])*([.A854]-[.$I$2])+[.$J$2]*2*(RAND()-0.5)" office:value-type="float" office:value="-4.15736915770389E+015" calcext:value-type="float">
            <text:p>-4.15736915770389E+015</text:p>
          </table:table-cell>
          <table:table-cell table:number-columns-repeated="8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$C$2]*([.A855]-[.$D$2])*([.A855]-[.$E$2])*([.A855]-[.$F$2])*([.A855]-[.$G$2])*([.A855]-[.$H$2])*([.A855]-[.$I$2])+[.$J$2]*2*(RAND()-0.5)" office:value-type="float" office:value="-5327957037082437" calcext:value-type="float">
            <text:p>-5327957037082437</text:p>
          </table:table-cell>
          <table:table-cell table:number-columns-repeated="8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$C$2]*([.A856]-[.$D$2])*([.A856]-[.$E$2])*([.A856]-[.$F$2])*([.A856]-[.$G$2])*([.A856]-[.$H$2])*([.A856]-[.$I$2])+[.$J$2]*2*(RAND()-0.5)" office:value-type="float" office:value="-3799578565950744" calcext:value-type="float">
            <text:p>-3799578565950744</text:p>
          </table:table-cell>
          <table:table-cell table:number-columns-repeated="8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$C$2]*([.A857]-[.$D$2])*([.A857]-[.$E$2])*([.A857]-[.$F$2])*([.A857]-[.$G$2])*([.A857]-[.$H$2])*([.A857]-[.$I$2])+[.$J$2]*2*(RAND()-0.5)" office:value-type="float" office:value="-4.38630242299458E+015" calcext:value-type="float">
            <text:p>-4.38630242299458E+015</text:p>
          </table:table-cell>
          <table:table-cell table:number-columns-repeated="8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$C$2]*([.A858]-[.$D$2])*([.A858]-[.$E$2])*([.A858]-[.$F$2])*([.A858]-[.$G$2])*([.A858]-[.$H$2])*([.A858]-[.$I$2])+[.$J$2]*2*(RAND()-0.5)" office:value-type="float" office:value="-4339414383719852" calcext:value-type="float">
            <text:p>-4339414383719852</text:p>
          </table:table-cell>
          <table:table-cell table:number-columns-repeated="8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$C$2]*([.A859]-[.$D$2])*([.A859]-[.$E$2])*([.A859]-[.$F$2])*([.A859]-[.$G$2])*([.A859]-[.$H$2])*([.A859]-[.$I$2])+[.$J$2]*2*(RAND()-0.5)" office:value-type="float" office:value="-3585432333514729" calcext:value-type="float">
            <text:p>-3585432333514729</text:p>
          </table:table-cell>
          <table:table-cell table:number-columns-repeated="8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$C$2]*([.A860]-[.$D$2])*([.A860]-[.$E$2])*([.A860]-[.$F$2])*([.A860]-[.$G$2])*([.A860]-[.$H$2])*([.A860]-[.$I$2])+[.$J$2]*2*(RAND()-0.5)" office:value-type="float" office:value="-4368570442709881" calcext:value-type="float">
            <text:p>-4368570442709881</text:p>
          </table:table-cell>
          <table:table-cell table:number-columns-repeated="8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$C$2]*([.A861]-[.$D$2])*([.A861]-[.$E$2])*([.A861]-[.$F$2])*([.A861]-[.$G$2])*([.A861]-[.$H$2])*([.A861]-[.$I$2])+[.$J$2]*2*(RAND()-0.5)" office:value-type="float" office:value="-4819982193444751" calcext:value-type="float">
            <text:p>-4819982193444751</text:p>
          </table:table-cell>
          <table:table-cell table:number-columns-repeated="8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$C$2]*([.A862]-[.$D$2])*([.A862]-[.$E$2])*([.A862]-[.$F$2])*([.A862]-[.$G$2])*([.A862]-[.$H$2])*([.A862]-[.$I$2])+[.$J$2]*2*(RAND()-0.5)" office:value-type="float" office:value="-5276637696536125" calcext:value-type="float">
            <text:p>-5276637696536125</text:p>
          </table:table-cell>
          <table:table-cell table:number-columns-repeated="8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$C$2]*([.A863]-[.$D$2])*([.A863]-[.$E$2])*([.A863]-[.$F$2])*([.A863]-[.$G$2])*([.A863]-[.$H$2])*([.A863]-[.$I$2])+[.$J$2]*2*(RAND()-0.5)" office:value-type="float" office:value="-4607376683474604" calcext:value-type="float">
            <text:p>-4607376683474604</text:p>
          </table:table-cell>
          <table:table-cell table:number-columns-repeated="8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$C$2]*([.A864]-[.$D$2])*([.A864]-[.$E$2])*([.A864]-[.$F$2])*([.A864]-[.$G$2])*([.A864]-[.$H$2])*([.A864]-[.$I$2])+[.$J$2]*2*(RAND()-0.5)" office:value-type="float" office:value="-3647400237331551" calcext:value-type="float">
            <text:p>-3647400237331551</text:p>
          </table:table-cell>
          <table:table-cell table:number-columns-repeated="8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$C$2]*([.A865]-[.$D$2])*([.A865]-[.$E$2])*([.A865]-[.$F$2])*([.A865]-[.$G$2])*([.A865]-[.$H$2])*([.A865]-[.$I$2])+[.$J$2]*2*(RAND()-0.5)" office:value-type="float" office:value="-5203046827249724" calcext:value-type="float">
            <text:p>-5203046827249724</text:p>
          </table:table-cell>
          <table:table-cell table:number-columns-repeated="8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$C$2]*([.A866]-[.$D$2])*([.A866]-[.$E$2])*([.A866]-[.$F$2])*([.A866]-[.$G$2])*([.A866]-[.$H$2])*([.A866]-[.$I$2])+[.$J$2]*2*(RAND()-0.5)" office:value-type="float" office:value="-3981243056954144" calcext:value-type="float">
            <text:p>-3981243056954144</text:p>
          </table:table-cell>
          <table:table-cell table:number-columns-repeated="8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$C$2]*([.A867]-[.$D$2])*([.A867]-[.$E$2])*([.A867]-[.$F$2])*([.A867]-[.$G$2])*([.A867]-[.$H$2])*([.A867]-[.$I$2])+[.$J$2]*2*(RAND()-0.5)" office:value-type="float" office:value="-4587690848573574" calcext:value-type="float">
            <text:p>-4587690848573574</text:p>
          </table:table-cell>
          <table:table-cell table:number-columns-repeated="8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$C$2]*([.A868]-[.$D$2])*([.A868]-[.$E$2])*([.A868]-[.$F$2])*([.A868]-[.$G$2])*([.A868]-[.$H$2])*([.A868]-[.$I$2])+[.$J$2]*2*(RAND()-0.5)" office:value-type="float" office:value="-5274998280773886" calcext:value-type="float">
            <text:p>-5274998280773886</text:p>
          </table:table-cell>
          <table:table-cell table:number-columns-repeated="8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$C$2]*([.A869]-[.$D$2])*([.A869]-[.$E$2])*([.A869]-[.$F$2])*([.A869]-[.$G$2])*([.A869]-[.$H$2])*([.A869]-[.$I$2])+[.$J$2]*2*(RAND()-0.5)" office:value-type="float" office:value="-4180593174146481" calcext:value-type="float">
            <text:p>-4180593174146481</text:p>
          </table:table-cell>
          <table:table-cell table:number-columns-repeated="8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$C$2]*([.A870]-[.$D$2])*([.A870]-[.$E$2])*([.A870]-[.$F$2])*([.A870]-[.$G$2])*([.A870]-[.$H$2])*([.A870]-[.$I$2])+[.$J$2]*2*(RAND()-0.5)" office:value-type="float" office:value="-4792755305920876" calcext:value-type="float">
            <text:p>-4792755305920876</text:p>
          </table:table-cell>
          <table:table-cell table:number-columns-repeated="8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$C$2]*([.A871]-[.$D$2])*([.A871]-[.$E$2])*([.A871]-[.$F$2])*([.A871]-[.$G$2])*([.A871]-[.$H$2])*([.A871]-[.$I$2])+[.$J$2]*2*(RAND()-0.5)" office:value-type="float" office:value="-4978950496136884" calcext:value-type="float">
            <text:p>-4978950496136884</text:p>
          </table:table-cell>
          <table:table-cell table:number-columns-repeated="8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$C$2]*([.A872]-[.$D$2])*([.A872]-[.$E$2])*([.A872]-[.$F$2])*([.A872]-[.$G$2])*([.A872]-[.$H$2])*([.A872]-[.$I$2])+[.$J$2]*2*(RAND()-0.5)" office:value-type="float" office:value="-3395629826404974" calcext:value-type="float">
            <text:p>-3395629826404974</text:p>
          </table:table-cell>
          <table:table-cell table:number-columns-repeated="8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$C$2]*([.A873]-[.$D$2])*([.A873]-[.$E$2])*([.A873]-[.$F$2])*([.A873]-[.$G$2])*([.A873]-[.$H$2])*([.A873]-[.$I$2])+[.$J$2]*2*(RAND()-0.5)" office:value-type="float" office:value="-4220988006279298" calcext:value-type="float">
            <text:p>-4220988006279298</text:p>
          </table:table-cell>
          <table:table-cell table:number-columns-repeated="8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$C$2]*([.A874]-[.$D$2])*([.A874]-[.$E$2])*([.A874]-[.$F$2])*([.A874]-[.$G$2])*([.A874]-[.$H$2])*([.A874]-[.$I$2])+[.$J$2]*2*(RAND()-0.5)" office:value-type="float" office:value="-3651153047258393" calcext:value-type="float">
            <text:p>-3651153047258393</text:p>
          </table:table-cell>
          <table:table-cell table:number-columns-repeated="8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$C$2]*([.A875]-[.$D$2])*([.A875]-[.$E$2])*([.A875]-[.$F$2])*([.A875]-[.$G$2])*([.A875]-[.$H$2])*([.A875]-[.$I$2])+[.$J$2]*2*(RAND()-0.5)" office:value-type="float" office:value="-4725028320160332" calcext:value-type="float">
            <text:p>-4725028320160332</text:p>
          </table:table-cell>
          <table:table-cell table:number-columns-repeated="8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$C$2]*([.A876]-[.$D$2])*([.A876]-[.$E$2])*([.A876]-[.$F$2])*([.A876]-[.$G$2])*([.A876]-[.$H$2])*([.A876]-[.$I$2])+[.$J$2]*2*(RAND()-0.5)" office:value-type="float" office:value="-5040037486739346" calcext:value-type="float">
            <text:p>-5040037486739346</text:p>
          </table:table-cell>
          <table:table-cell table:number-columns-repeated="8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$C$2]*([.A877]-[.$D$2])*([.A877]-[.$E$2])*([.A877]-[.$F$2])*([.A877]-[.$G$2])*([.A877]-[.$H$2])*([.A877]-[.$I$2])+[.$J$2]*2*(RAND()-0.5)" office:value-type="float" office:value="-4785196400995566" calcext:value-type="float">
            <text:p>-4785196400995566</text:p>
          </table:table-cell>
          <table:table-cell table:number-columns-repeated="8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$C$2]*([.A878]-[.$D$2])*([.A878]-[.$E$2])*([.A878]-[.$F$2])*([.A878]-[.$G$2])*([.A878]-[.$H$2])*([.A878]-[.$I$2])+[.$J$2]*2*(RAND()-0.5)" office:value-type="float" office:value="-4.26833222017383E+015" calcext:value-type="float">
            <text:p>-4.26833222017383E+015</text:p>
          </table:table-cell>
          <table:table-cell table:number-columns-repeated="8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$C$2]*([.A879]-[.$D$2])*([.A879]-[.$E$2])*([.A879]-[.$F$2])*([.A879]-[.$G$2])*([.A879]-[.$H$2])*([.A879]-[.$I$2])+[.$J$2]*2*(RAND()-0.5)" office:value-type="float" office:value="-3.66644465472702E+015" calcext:value-type="float">
            <text:p>-3.66644465472702E+015</text:p>
          </table:table-cell>
          <table:table-cell table:number-columns-repeated="8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$C$2]*([.A880]-[.$D$2])*([.A880]-[.$E$2])*([.A880]-[.$F$2])*([.A880]-[.$G$2])*([.A880]-[.$H$2])*([.A880]-[.$I$2])+[.$J$2]*2*(RAND()-0.5)" office:value-type="float" office:value="-3.31367790459468E+015" calcext:value-type="float">
            <text:p>-3.31367790459468E+015</text:p>
          </table:table-cell>
          <table:table-cell table:number-columns-repeated="8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$C$2]*([.A881]-[.$D$2])*([.A881]-[.$E$2])*([.A881]-[.$F$2])*([.A881]-[.$G$2])*([.A881]-[.$H$2])*([.A881]-[.$I$2])+[.$J$2]*2*(RAND()-0.5)" office:value-type="float" office:value="-3431519989204961" calcext:value-type="float">
            <text:p>-3431519989204961</text:p>
          </table:table-cell>
          <table:table-cell table:number-columns-repeated="8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$C$2]*([.A882]-[.$D$2])*([.A882]-[.$E$2])*([.A882]-[.$F$2])*([.A882]-[.$G$2])*([.A882]-[.$H$2])*([.A882]-[.$I$2])+[.$J$2]*2*(RAND()-0.5)" office:value-type="float" office:value="-3863508741909845" calcext:value-type="float">
            <text:p>-3863508741909845</text:p>
          </table:table-cell>
          <table:table-cell table:number-columns-repeated="8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$C$2]*([.A883]-[.$D$2])*([.A883]-[.$E$2])*([.A883]-[.$F$2])*([.A883]-[.$G$2])*([.A883]-[.$H$2])*([.A883]-[.$I$2])+[.$J$2]*2*(RAND()-0.5)" office:value-type="float" office:value="-4582331497272072" calcext:value-type="float">
            <text:p>-4582331497272072</text:p>
          </table:table-cell>
          <table:table-cell table:number-columns-repeated="8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$C$2]*([.A884]-[.$D$2])*([.A884]-[.$E$2])*([.A884]-[.$F$2])*([.A884]-[.$G$2])*([.A884]-[.$H$2])*([.A884]-[.$I$2])+[.$J$2]*2*(RAND()-0.5)" office:value-type="float" office:value="-4.43925163334748E+015" calcext:value-type="float">
            <text:p>-4.43925163334748E+015</text:p>
          </table:table-cell>
          <table:table-cell table:number-columns-repeated="8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$C$2]*([.A885]-[.$D$2])*([.A885]-[.$E$2])*([.A885]-[.$F$2])*([.A885]-[.$G$2])*([.A885]-[.$H$2])*([.A885]-[.$I$2])+[.$J$2]*2*(RAND()-0.5)" office:value-type="float" office:value="-4871004975955517" calcext:value-type="float">
            <text:p>-4871004975955517</text:p>
          </table:table-cell>
          <table:table-cell table:number-columns-repeated="8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$C$2]*([.A886]-[.$D$2])*([.A886]-[.$E$2])*([.A886]-[.$F$2])*([.A886]-[.$G$2])*([.A886]-[.$H$2])*([.A886]-[.$I$2])+[.$J$2]*2*(RAND()-0.5)" office:value-type="float" office:value="-4.39864285548066E+015" calcext:value-type="float">
            <text:p>-4.39864285548066E+015</text:p>
          </table:table-cell>
          <table:table-cell table:number-columns-repeated="8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$C$2]*([.A887]-[.$D$2])*([.A887]-[.$E$2])*([.A887]-[.$F$2])*([.A887]-[.$G$2])*([.A887]-[.$H$2])*([.A887]-[.$I$2])+[.$J$2]*2*(RAND()-0.5)" office:value-type="float" office:value="-3.70706526542122E+015" calcext:value-type="float">
            <text:p>-3.70706526542122E+015</text:p>
          </table:table-cell>
          <table:table-cell table:number-columns-repeated="8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$C$2]*([.A888]-[.$D$2])*([.A888]-[.$E$2])*([.A888]-[.$F$2])*([.A888]-[.$G$2])*([.A888]-[.$H$2])*([.A888]-[.$I$2])+[.$J$2]*2*(RAND()-0.5)" office:value-type="float" office:value="-4.30898988536189E+015" calcext:value-type="float">
            <text:p>-4.30898988536189E+015</text:p>
          </table:table-cell>
          <table:table-cell table:number-columns-repeated="8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$C$2]*([.A889]-[.$D$2])*([.A889]-[.$E$2])*([.A889]-[.$F$2])*([.A889]-[.$G$2])*([.A889]-[.$H$2])*([.A889]-[.$I$2])+[.$J$2]*2*(RAND()-0.5)" office:value-type="float" office:value="-4603941566457256" calcext:value-type="float">
            <text:p>-4603941566457256</text:p>
          </table:table-cell>
          <table:table-cell table:number-columns-repeated="8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$C$2]*([.A890]-[.$D$2])*([.A890]-[.$E$2])*([.A890]-[.$F$2])*([.A890]-[.$G$2])*([.A890]-[.$H$2])*([.A890]-[.$I$2])+[.$J$2]*2*(RAND()-0.5)" office:value-type="float" office:value="-3835906590892159" calcext:value-type="float">
            <text:p>-3835906590892159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$C$2]*([.A891]-[.$D$2])*([.A891]-[.$E$2])*([.A891]-[.$F$2])*([.A891]-[.$G$2])*([.A891]-[.$H$2])*([.A891]-[.$I$2])+[.$J$2]*2*(RAND()-0.5)" office:value-type="float" office:value="-3.23601934842674E+015" calcext:value-type="float">
            <text:p>-3.23601934842674E+015</text:p>
          </table:table-cell>
          <table:table-cell table:number-columns-repeated="8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$C$2]*([.A892]-[.$D$2])*([.A892]-[.$E$2])*([.A892]-[.$F$2])*([.A892]-[.$G$2])*([.A892]-[.$H$2])*([.A892]-[.$I$2])+[.$J$2]*2*(RAND()-0.5)" office:value-type="float" office:value="-3.27788133593808E+015" calcext:value-type="float">
            <text:p>-3.27788133593808E+015</text:p>
          </table:table-cell>
          <table:table-cell table:number-columns-repeated="8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$C$2]*([.A893]-[.$D$2])*([.A893]-[.$E$2])*([.A893]-[.$F$2])*([.A893]-[.$G$2])*([.A893]-[.$H$2])*([.A893]-[.$I$2])+[.$J$2]*2*(RAND()-0.5)" office:value-type="float" office:value="-4634130511698224" calcext:value-type="float">
            <text:p>-4634130511698224</text:p>
          </table:table-cell>
          <table:table-cell table:number-columns-repeated="8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$C$2]*([.A894]-[.$D$2])*([.A894]-[.$E$2])*([.A894]-[.$F$2])*([.A894]-[.$G$2])*([.A894]-[.$H$2])*([.A894]-[.$I$2])+[.$J$2]*2*(RAND()-0.5)" office:value-type="float" office:value="-4.44061425905924E+015" calcext:value-type="float">
            <text:p>-4.44061425905924E+015</text:p>
          </table:table-cell>
          <table:table-cell table:number-columns-repeated="8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$C$2]*([.A895]-[.$D$2])*([.A895]-[.$E$2])*([.A895]-[.$F$2])*([.A895]-[.$G$2])*([.A895]-[.$H$2])*([.A895]-[.$I$2])+[.$J$2]*2*(RAND()-0.5)" office:value-type="float" office:value="-2.9079311681629E+015" calcext:value-type="float">
            <text:p>-2.9079311681629E+015</text:p>
          </table:table-cell>
          <table:table-cell table:number-columns-repeated="8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$C$2]*([.A896]-[.$D$2])*([.A896]-[.$E$2])*([.A896]-[.$F$2])*([.A896]-[.$G$2])*([.A896]-[.$H$2])*([.A896]-[.$I$2])+[.$J$2]*2*(RAND()-0.5)" office:value-type="float" office:value="-3889885179374513" calcext:value-type="float">
            <text:p>-3889885179374513</text:p>
          </table:table-cell>
          <table:table-cell table:number-columns-repeated="8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$C$2]*([.A897]-[.$D$2])*([.A897]-[.$E$2])*([.A897]-[.$F$2])*([.A897]-[.$G$2])*([.A897]-[.$H$2])*([.A897]-[.$I$2])+[.$J$2]*2*(RAND()-0.5)" office:value-type="float" office:value="-3862920216877233" calcext:value-type="float">
            <text:p>-3862920216877233</text:p>
          </table:table-cell>
          <table:table-cell table:number-columns-repeated="8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$C$2]*([.A898]-[.$D$2])*([.A898]-[.$E$2])*([.A898]-[.$F$2])*([.A898]-[.$G$2])*([.A898]-[.$H$2])*([.A898]-[.$I$2])+[.$J$2]*2*(RAND()-0.5)" office:value-type="float" office:value="-4660690047646840" calcext:value-type="float">
            <text:p>-4660690047646840</text:p>
          </table:table-cell>
          <table:table-cell table:number-columns-repeated="8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$C$2]*([.A899]-[.$D$2])*([.A899]-[.$E$2])*([.A899]-[.$F$2])*([.A899]-[.$G$2])*([.A899]-[.$H$2])*([.A899]-[.$I$2])+[.$J$2]*2*(RAND()-0.5)" office:value-type="float" office:value="-2772600726364027" calcext:value-type="float">
            <text:p>-2772600726364027</text:p>
          </table:table-cell>
          <table:table-cell table:number-columns-repeated="8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$C$2]*([.A900]-[.$D$2])*([.A900]-[.$E$2])*([.A900]-[.$F$2])*([.A900]-[.$G$2])*([.A900]-[.$H$2])*([.A900]-[.$I$2])+[.$J$2]*2*(RAND()-0.5)" office:value-type="float" office:value="-3.7789873890122E+015" calcext:value-type="float">
            <text:p>-3.7789873890122E+015</text:p>
          </table:table-cell>
          <table:table-cell table:number-columns-repeated="8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$C$2]*([.A901]-[.$D$2])*([.A901]-[.$E$2])*([.A901]-[.$F$2])*([.A901]-[.$G$2])*([.A901]-[.$H$2])*([.A901]-[.$I$2])+[.$J$2]*2*(RAND()-0.5)" office:value-type="float" office:value="-3237060644739238" calcext:value-type="float">
            <text:p>-3237060644739238</text:p>
          </table:table-cell>
          <table:table-cell table:number-columns-repeated="8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$C$2]*([.A902]-[.$D$2])*([.A902]-[.$E$2])*([.A902]-[.$F$2])*([.A902]-[.$G$2])*([.A902]-[.$H$2])*([.A902]-[.$I$2])+[.$J$2]*2*(RAND()-0.5)" office:value-type="float" office:value="-2982377579970496" calcext:value-type="float">
            <text:p>-2982377579970496</text:p>
          </table:table-cell>
          <table:table-cell table:number-columns-repeated="8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$C$2]*([.A903]-[.$D$2])*([.A903]-[.$E$2])*([.A903]-[.$F$2])*([.A903]-[.$G$2])*([.A903]-[.$H$2])*([.A903]-[.$I$2])+[.$J$2]*2*(RAND()-0.5)" office:value-type="float" office:value="-3.91308269348649E+015" calcext:value-type="float">
            <text:p>-3.91308269348649E+015</text:p>
          </table:table-cell>
          <table:table-cell table:number-columns-repeated="8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$C$2]*([.A904]-[.$D$2])*([.A904]-[.$E$2])*([.A904]-[.$F$2])*([.A904]-[.$G$2])*([.A904]-[.$H$2])*([.A904]-[.$I$2])+[.$J$2]*2*(RAND()-0.5)" office:value-type="float" office:value="-4357273277244800" calcext:value-type="float">
            <text:p>-4357273277244800</text:p>
          </table:table-cell>
          <table:table-cell table:number-columns-repeated="8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$C$2]*([.A905]-[.$D$2])*([.A905]-[.$E$2])*([.A905]-[.$F$2])*([.A905]-[.$G$2])*([.A905]-[.$H$2])*([.A905]-[.$I$2])+[.$J$2]*2*(RAND()-0.5)" office:value-type="float" office:value="-2769022608970658" calcext:value-type="float">
            <text:p>-2769022608970658</text:p>
          </table:table-cell>
          <table:table-cell table:number-columns-repeated="8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$C$2]*([.A906]-[.$D$2])*([.A906]-[.$E$2])*([.A906]-[.$F$2])*([.A906]-[.$G$2])*([.A906]-[.$H$2])*([.A906]-[.$I$2])+[.$J$2]*2*(RAND()-0.5)" office:value-type="float" office:value="-3.51445709814576E+015" calcext:value-type="float">
            <text:p>-3.51445709814576E+015</text:p>
          </table:table-cell>
          <table:table-cell table:number-columns-repeated="8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$C$2]*([.A907]-[.$D$2])*([.A907]-[.$E$2])*([.A907]-[.$F$2])*([.A907]-[.$G$2])*([.A907]-[.$H$2])*([.A907]-[.$I$2])+[.$J$2]*2*(RAND()-0.5)" office:value-type="float" office:value="-3125381733939177" calcext:value-type="float">
            <text:p>-3125381733939177</text:p>
          </table:table-cell>
          <table:table-cell table:number-columns-repeated="8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$C$2]*([.A908]-[.$D$2])*([.A908]-[.$E$2])*([.A908]-[.$F$2])*([.A908]-[.$G$2])*([.A908]-[.$H$2])*([.A908]-[.$I$2])+[.$J$2]*2*(RAND()-0.5)" office:value-type="float" office:value="-3.1949747940999E+015" calcext:value-type="float">
            <text:p>-3.1949747940999E+015</text:p>
          </table:table-cell>
          <table:table-cell table:number-columns-repeated="8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$C$2]*([.A909]-[.$D$2])*([.A909]-[.$E$2])*([.A909]-[.$F$2])*([.A909]-[.$G$2])*([.A909]-[.$H$2])*([.A909]-[.$I$2])+[.$J$2]*2*(RAND()-0.5)" office:value-type="float" office:value="-2.93511263913291E+015" calcext:value-type="float">
            <text:p>-2.93511263913291E+015</text:p>
          </table:table-cell>
          <table:table-cell table:number-columns-repeated="8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$C$2]*([.A910]-[.$D$2])*([.A910]-[.$E$2])*([.A910]-[.$F$2])*([.A910]-[.$G$2])*([.A910]-[.$H$2])*([.A910]-[.$I$2])+[.$J$2]*2*(RAND()-0.5)" office:value-type="float" office:value="-2562145149900243" calcext:value-type="float">
            <text:p>-2562145149900243</text:p>
          </table:table-cell>
          <table:table-cell table:number-columns-repeated="8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$C$2]*([.A911]-[.$D$2])*([.A911]-[.$E$2])*([.A911]-[.$F$2])*([.A911]-[.$G$2])*([.A911]-[.$H$2])*([.A911]-[.$I$2])+[.$J$2]*2*(RAND()-0.5)" office:value-type="float" office:value="-4.13499027121328E+015" calcext:value-type="float">
            <text:p>-4.13499027121328E+015</text:p>
          </table:table-cell>
          <table:table-cell table:number-columns-repeated="8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$C$2]*([.A912]-[.$D$2])*([.A912]-[.$E$2])*([.A912]-[.$F$2])*([.A912]-[.$G$2])*([.A912]-[.$H$2])*([.A912]-[.$I$2])+[.$J$2]*2*(RAND()-0.5)" office:value-type="float" office:value="-3.28230250122367E+015" calcext:value-type="float">
            <text:p>-3.28230250122367E+015</text:p>
          </table:table-cell>
          <table:table-cell table:number-columns-repeated="8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$C$2]*([.A913]-[.$D$2])*([.A913]-[.$E$2])*([.A913]-[.$F$2])*([.A913]-[.$G$2])*([.A913]-[.$H$2])*([.A913]-[.$I$2])+[.$J$2]*2*(RAND()-0.5)" office:value-type="float" office:value="-2930065156325653" calcext:value-type="float">
            <text:p>-2930065156325653</text:p>
          </table:table-cell>
          <table:table-cell table:number-columns-repeated="8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$C$2]*([.A914]-[.$D$2])*([.A914]-[.$E$2])*([.A914]-[.$F$2])*([.A914]-[.$G$2])*([.A914]-[.$H$2])*([.A914]-[.$I$2])+[.$J$2]*2*(RAND()-0.5)" office:value-type="float" office:value="-2450941805480615" calcext:value-type="float">
            <text:p>-2450941805480615</text:p>
          </table:table-cell>
          <table:table-cell table:number-columns-repeated="8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$C$2]*([.A915]-[.$D$2])*([.A915]-[.$E$2])*([.A915]-[.$F$2])*([.A915]-[.$G$2])*([.A915]-[.$H$2])*([.A915]-[.$I$2])+[.$J$2]*2*(RAND()-0.5)" office:value-type="float" office:value="-2862648795413331" calcext:value-type="float">
            <text:p>-2862648795413331</text:p>
          </table:table-cell>
          <table:table-cell table:number-columns-repeated="8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$C$2]*([.A916]-[.$D$2])*([.A916]-[.$E$2])*([.A916]-[.$F$2])*([.A916]-[.$G$2])*([.A916]-[.$H$2])*([.A916]-[.$I$2])+[.$J$2]*2*(RAND()-0.5)" office:value-type="float" office:value="-2402340556236591" calcext:value-type="float">
            <text:p>-2402340556236591</text:p>
          </table:table-cell>
          <table:table-cell table:number-columns-repeated="8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$C$2]*([.A917]-[.$D$2])*([.A917]-[.$E$2])*([.A917]-[.$F$2])*([.A917]-[.$G$2])*([.A917]-[.$H$2])*([.A917]-[.$I$2])+[.$J$2]*2*(RAND()-0.5)" office:value-type="float" office:value="-2653550688650609" calcext:value-type="float">
            <text:p>-2653550688650609</text:p>
          </table:table-cell>
          <table:table-cell table:number-columns-repeated="8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$C$2]*([.A918]-[.$D$2])*([.A918]-[.$E$2])*([.A918]-[.$F$2])*([.A918]-[.$G$2])*([.A918]-[.$H$2])*([.A918]-[.$I$2])+[.$J$2]*2*(RAND()-0.5)" office:value-type="float" office:value="-2.94073082443937E+015" calcext:value-type="float">
            <text:p>-2.94073082443937E+015</text:p>
          </table:table-cell>
          <table:table-cell table:number-columns-repeated="8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$C$2]*([.A919]-[.$D$2])*([.A919]-[.$E$2])*([.A919]-[.$F$2])*([.A919]-[.$G$2])*([.A919]-[.$H$2])*([.A919]-[.$I$2])+[.$J$2]*2*(RAND()-0.5)" office:value-type="float" office:value="-2.5291828503921E+015" calcext:value-type="float">
            <text:p>-2.5291828503921E+015</text:p>
          </table:table-cell>
          <table:table-cell table:number-columns-repeated="8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$C$2]*([.A920]-[.$D$2])*([.A920]-[.$E$2])*([.A920]-[.$F$2])*([.A920]-[.$G$2])*([.A920]-[.$H$2])*([.A920]-[.$I$2])+[.$J$2]*2*(RAND()-0.5)" office:value-type="float" office:value="-3991003760863499" calcext:value-type="float">
            <text:p>-3991003760863499</text:p>
          </table:table-cell>
          <table:table-cell table:number-columns-repeated="8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$C$2]*([.A921]-[.$D$2])*([.A921]-[.$E$2])*([.A921]-[.$F$2])*([.A921]-[.$G$2])*([.A921]-[.$H$2])*([.A921]-[.$I$2])+[.$J$2]*2*(RAND()-0.5)" office:value-type="float" office:value="-2.90733698545497E+015" calcext:value-type="float">
            <text:p>-2.90733698545497E+015</text:p>
          </table:table-cell>
          <table:table-cell table:number-columns-repeated="8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$C$2]*([.A922]-[.$D$2])*([.A922]-[.$E$2])*([.A922]-[.$F$2])*([.A922]-[.$G$2])*([.A922]-[.$H$2])*([.A922]-[.$I$2])+[.$J$2]*2*(RAND()-0.5)" office:value-type="float" office:value="-3.74412161220261E+015" calcext:value-type="float">
            <text:p>-3.74412161220261E+015</text:p>
          </table:table-cell>
          <table:table-cell table:number-columns-repeated="8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$C$2]*([.A923]-[.$D$2])*([.A923]-[.$E$2])*([.A923]-[.$F$2])*([.A923]-[.$G$2])*([.A923]-[.$H$2])*([.A923]-[.$I$2])+[.$J$2]*2*(RAND()-0.5)" office:value-type="float" office:value="-2292569400532239" calcext:value-type="float">
            <text:p>-2292569400532239</text:p>
          </table:table-cell>
          <table:table-cell table:number-columns-repeated="8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$C$2]*([.A924]-[.$D$2])*([.A924]-[.$E$2])*([.A924]-[.$F$2])*([.A924]-[.$G$2])*([.A924]-[.$H$2])*([.A924]-[.$I$2])+[.$J$2]*2*(RAND()-0.5)" office:value-type="float" office:value="-2502693916111955" calcext:value-type="float">
            <text:p>-2502693916111955</text:p>
          </table:table-cell>
          <table:table-cell table:number-columns-repeated="8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$C$2]*([.A925]-[.$D$2])*([.A925]-[.$E$2])*([.A925]-[.$F$2])*([.A925]-[.$G$2])*([.A925]-[.$H$2])*([.A925]-[.$I$2])+[.$J$2]*2*(RAND()-0.5)" office:value-type="float" office:value="-1.93889281853709E+015" calcext:value-type="float">
            <text:p>-1.93889281853709E+015</text:p>
          </table:table-cell>
          <table:table-cell table:number-columns-repeated="8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$C$2]*([.A926]-[.$D$2])*([.A926]-[.$E$2])*([.A926]-[.$F$2])*([.A926]-[.$G$2])*([.A926]-[.$H$2])*([.A926]-[.$I$2])+[.$J$2]*2*(RAND()-0.5)" office:value-type="float" office:value="-2.38060541543269E+015" calcext:value-type="float">
            <text:p>-2.38060541543269E+015</text:p>
          </table:table-cell>
          <table:table-cell table:number-columns-repeated="8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$C$2]*([.A927]-[.$D$2])*([.A927]-[.$E$2])*([.A927]-[.$F$2])*([.A927]-[.$G$2])*([.A927]-[.$H$2])*([.A927]-[.$I$2])+[.$J$2]*2*(RAND()-0.5)" office:value-type="float" office:value="-2642424524140508" calcext:value-type="float">
            <text:p>-2642424524140508</text:p>
          </table:table-cell>
          <table:table-cell table:number-columns-repeated="8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$C$2]*([.A928]-[.$D$2])*([.A928]-[.$E$2])*([.A928]-[.$F$2])*([.A928]-[.$G$2])*([.A928]-[.$H$2])*([.A928]-[.$I$2])+[.$J$2]*2*(RAND()-0.5)" office:value-type="float" office:value="-3665492855567082" calcext:value-type="float">
            <text:p>-3665492855567082</text:p>
          </table:table-cell>
          <table:table-cell table:number-columns-repeated="8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$C$2]*([.A929]-[.$D$2])*([.A929]-[.$E$2])*([.A929]-[.$F$2])*([.A929]-[.$G$2])*([.A929]-[.$H$2])*([.A929]-[.$I$2])+[.$J$2]*2*(RAND()-0.5)" office:value-type="float" office:value="-2.38620346001732E+015" calcext:value-type="float">
            <text:p>-2.38620346001732E+015</text:p>
          </table:table-cell>
          <table:table-cell table:number-columns-repeated="8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$C$2]*([.A930]-[.$D$2])*([.A930]-[.$E$2])*([.A930]-[.$F$2])*([.A930]-[.$G$2])*([.A930]-[.$H$2])*([.A930]-[.$I$2])+[.$J$2]*2*(RAND()-0.5)" office:value-type="float" office:value="-2135611275854667" calcext:value-type="float">
            <text:p>-2135611275854667</text:p>
          </table:table-cell>
          <table:table-cell table:number-columns-repeated="8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$C$2]*([.A931]-[.$D$2])*([.A931]-[.$E$2])*([.A931]-[.$F$2])*([.A931]-[.$G$2])*([.A931]-[.$H$2])*([.A931]-[.$I$2])+[.$J$2]*2*(RAND()-0.5)" office:value-type="float" office:value="-2710680176163855" calcext:value-type="float">
            <text:p>-2710680176163855</text:p>
          </table:table-cell>
          <table:table-cell table:number-columns-repeated="8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$C$2]*([.A932]-[.$D$2])*([.A932]-[.$E$2])*([.A932]-[.$F$2])*([.A932]-[.$G$2])*([.A932]-[.$H$2])*([.A932]-[.$I$2])+[.$J$2]*2*(RAND()-0.5)" office:value-type="float" office:value="-1.90565605134943E+015" calcext:value-type="float">
            <text:p>-1.90565605134943E+015</text:p>
          </table:table-cell>
          <table:table-cell table:number-columns-repeated="8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$C$2]*([.A933]-[.$D$2])*([.A933]-[.$E$2])*([.A933]-[.$F$2])*([.A933]-[.$G$2])*([.A933]-[.$H$2])*([.A933]-[.$I$2])+[.$J$2]*2*(RAND()-0.5)" office:value-type="float" office:value="-2315878680144826" calcext:value-type="float">
            <text:p>-2315878680144826</text:p>
          </table:table-cell>
          <table:table-cell table:number-columns-repeated="8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$C$2]*([.A934]-[.$D$2])*([.A934]-[.$E$2])*([.A934]-[.$F$2])*([.A934]-[.$G$2])*([.A934]-[.$H$2])*([.A934]-[.$I$2])+[.$J$2]*2*(RAND()-0.5)" office:value-type="float" office:value="-2.9179296520567E+015" calcext:value-type="float">
            <text:p>-2.9179296520567E+015</text:p>
          </table:table-cell>
          <table:table-cell table:number-columns-repeated="8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$C$2]*([.A935]-[.$D$2])*([.A935]-[.$E$2])*([.A935]-[.$F$2])*([.A935]-[.$G$2])*([.A935]-[.$H$2])*([.A935]-[.$I$2])+[.$J$2]*2*(RAND()-0.5)" office:value-type="float" office:value="-1.9216090062625E+015" calcext:value-type="float">
            <text:p>-1.9216090062625E+015</text:p>
          </table:table-cell>
          <table:table-cell table:number-columns-repeated="8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$C$2]*([.A936]-[.$D$2])*([.A936]-[.$E$2])*([.A936]-[.$F$2])*([.A936]-[.$G$2])*([.A936]-[.$H$2])*([.A936]-[.$I$2])+[.$J$2]*2*(RAND()-0.5)" office:value-type="float" office:value="-2457439690795394" calcext:value-type="float">
            <text:p>-2457439690795394</text:p>
          </table:table-cell>
          <table:table-cell table:number-columns-repeated="8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$C$2]*([.A937]-[.$D$2])*([.A937]-[.$E$2])*([.A937]-[.$F$2])*([.A937]-[.$G$2])*([.A937]-[.$H$2])*([.A937]-[.$I$2])+[.$J$2]*2*(RAND()-0.5)" office:value-type="float" office:value="-3.21408582063644E+015" calcext:value-type="float">
            <text:p>-3.21408582063644E+015</text:p>
          </table:table-cell>
          <table:table-cell table:number-columns-repeated="8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$C$2]*([.A938]-[.$D$2])*([.A938]-[.$E$2])*([.A938]-[.$F$2])*([.A938]-[.$G$2])*([.A938]-[.$H$2])*([.A938]-[.$I$2])+[.$J$2]*2*(RAND()-0.5)" office:value-type="float" office:value="-1.93212253141763E+015" calcext:value-type="float">
            <text:p>-1.93212253141763E+015</text:p>
          </table:table-cell>
          <table:table-cell table:number-columns-repeated="8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$C$2]*([.A939]-[.$D$2])*([.A939]-[.$E$2])*([.A939]-[.$F$2])*([.A939]-[.$G$2])*([.A939]-[.$H$2])*([.A939]-[.$I$2])+[.$J$2]*2*(RAND()-0.5)" office:value-type="float" office:value="-1.47370623757306E+015" calcext:value-type="float">
            <text:p>-1.47370623757306E+015</text:p>
          </table:table-cell>
          <table:table-cell table:number-columns-repeated="8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$C$2]*([.A940]-[.$D$2])*([.A940]-[.$E$2])*([.A940]-[.$F$2])*([.A940]-[.$G$2])*([.A940]-[.$H$2])*([.A940]-[.$I$2])+[.$J$2]*2*(RAND()-0.5)" office:value-type="float" office:value="-1.97406204944148E+015" calcext:value-type="float">
            <text:p>-1.97406204944148E+015</text:p>
          </table:table-cell>
          <table:table-cell table:number-columns-repeated="8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$C$2]*([.A941]-[.$D$2])*([.A941]-[.$E$2])*([.A941]-[.$F$2])*([.A941]-[.$G$2])*([.A941]-[.$H$2])*([.A941]-[.$I$2])+[.$J$2]*2*(RAND()-0.5)" office:value-type="float" office:value="-1.60093546393958E+015" calcext:value-type="float">
            <text:p>-1.60093546393958E+015</text:p>
          </table:table-cell>
          <table:table-cell table:number-columns-repeated="8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$C$2]*([.A942]-[.$D$2])*([.A942]-[.$E$2])*([.A942]-[.$F$2])*([.A942]-[.$G$2])*([.A942]-[.$H$2])*([.A942]-[.$I$2])+[.$J$2]*2*(RAND()-0.5)" office:value-type="float" office:value="-2821594817347140" calcext:value-type="float">
            <text:p>-2821594817347140</text:p>
          </table:table-cell>
          <table:table-cell table:number-columns-repeated="8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$C$2]*([.A943]-[.$D$2])*([.A943]-[.$E$2])*([.A943]-[.$F$2])*([.A943]-[.$G$2])*([.A943]-[.$H$2])*([.A943]-[.$I$2])+[.$J$2]*2*(RAND()-0.5)" office:value-type="float" office:value="-2.33487825914712E+015" calcext:value-type="float">
            <text:p>-2.33487825914712E+015</text:p>
          </table:table-cell>
          <table:table-cell table:number-columns-repeated="8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$C$2]*([.A944]-[.$D$2])*([.A944]-[.$E$2])*([.A944]-[.$F$2])*([.A944]-[.$G$2])*([.A944]-[.$H$2])*([.A944]-[.$I$2])+[.$J$2]*2*(RAND()-0.5)" office:value-type="float" office:value="-1.4478372678655E+015" calcext:value-type="float">
            <text:p>-1.4478372678655E+015</text:p>
          </table:table-cell>
          <table:table-cell table:number-columns-repeated="8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$C$2]*([.A945]-[.$D$2])*([.A945]-[.$E$2])*([.A945]-[.$F$2])*([.A945]-[.$G$2])*([.A945]-[.$H$2])*([.A945]-[.$I$2])+[.$J$2]*2*(RAND()-0.5)" office:value-type="float" office:value="-2066607854803667" calcext:value-type="float">
            <text:p>-2066607854803667</text:p>
          </table:table-cell>
          <table:table-cell table:number-columns-repeated="8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$C$2]*([.A946]-[.$D$2])*([.A946]-[.$E$2])*([.A946]-[.$F$2])*([.A946]-[.$G$2])*([.A946]-[.$H$2])*([.A946]-[.$I$2])+[.$J$2]*2*(RAND()-0.5)" office:value-type="float" office:value="-2.49502578011754E+015" calcext:value-type="float">
            <text:p>-2.49502578011754E+015</text:p>
          </table:table-cell>
          <table:table-cell table:number-columns-repeated="8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$C$2]*([.A947]-[.$D$2])*([.A947]-[.$E$2])*([.A947]-[.$F$2])*([.A947]-[.$G$2])*([.A947]-[.$H$2])*([.A947]-[.$I$2])+[.$J$2]*2*(RAND()-0.5)" office:value-type="float" office:value="-2.44144226604239E+015" calcext:value-type="float">
            <text:p>-2.44144226604239E+015</text:p>
          </table:table-cell>
          <table:table-cell table:number-columns-repeated="8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$C$2]*([.A948]-[.$D$2])*([.A948]-[.$E$2])*([.A948]-[.$F$2])*([.A948]-[.$G$2])*([.A948]-[.$H$2])*([.A948]-[.$I$2])+[.$J$2]*2*(RAND()-0.5)" office:value-type="float" office:value="-1.67585945863182E+015" calcext:value-type="float">
            <text:p>-1.67585945863182E+015</text:p>
          </table:table-cell>
          <table:table-cell table:number-columns-repeated="8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$C$2]*([.A949]-[.$D$2])*([.A949]-[.$E$2])*([.A949]-[.$F$2])*([.A949]-[.$G$2])*([.A949]-[.$H$2])*([.A949]-[.$I$2])+[.$J$2]*2*(RAND()-0.5)" office:value-type="float" office:value="-1.58991564086747E+015" calcext:value-type="float">
            <text:p>-1.58991564086747E+015</text:p>
          </table:table-cell>
          <table:table-cell table:number-columns-repeated="8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$C$2]*([.A950]-[.$D$2])*([.A950]-[.$E$2])*([.A950]-[.$F$2])*([.A950]-[.$G$2])*([.A950]-[.$H$2])*([.A950]-[.$I$2])+[.$J$2]*2*(RAND()-0.5)" office:value-type="float" office:value="-2.56267380223943E+015" calcext:value-type="float">
            <text:p>-2.56267380223943E+015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$C$2]*([.A951]-[.$D$2])*([.A951]-[.$E$2])*([.A951]-[.$F$2])*([.A951]-[.$G$2])*([.A951]-[.$H$2])*([.A951]-[.$I$2])+[.$J$2]*2*(RAND()-0.5)" office:value-type="float" office:value="-2482143606648856" calcext:value-type="float">
            <text:p>-2482143606648856</text:p>
          </table:table-cell>
          <table:table-cell table:number-columns-repeated="8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$C$2]*([.A952]-[.$D$2])*([.A952]-[.$E$2])*([.A952]-[.$F$2])*([.A952]-[.$G$2])*([.A952]-[.$H$2])*([.A952]-[.$I$2])+[.$J$2]*2*(RAND()-0.5)" office:value-type="float" office:value="-2477524772950708" calcext:value-type="float">
            <text:p>-2477524772950708</text:p>
          </table:table-cell>
          <table:table-cell table:number-columns-repeated="8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$C$2]*([.A953]-[.$D$2])*([.A953]-[.$E$2])*([.A953]-[.$F$2])*([.A953]-[.$G$2])*([.A953]-[.$H$2])*([.A953]-[.$I$2])+[.$J$2]*2*(RAND()-0.5)" office:value-type="float" office:value="-1109432873300088" calcext:value-type="float">
            <text:p>-1109432873300088</text:p>
          </table:table-cell>
          <table:table-cell table:number-columns-repeated="8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$C$2]*([.A954]-[.$D$2])*([.A954]-[.$E$2])*([.A954]-[.$F$2])*([.A954]-[.$G$2])*([.A954]-[.$H$2])*([.A954]-[.$I$2])+[.$J$2]*2*(RAND()-0.5)" office:value-type="float" office:value="-875046944088774" calcext:value-type="float">
            <text:p>-875046944088774</text:p>
          </table:table-cell>
          <table:table-cell table:number-columns-repeated="8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$C$2]*([.A955]-[.$D$2])*([.A955]-[.$E$2])*([.A955]-[.$F$2])*([.A955]-[.$G$2])*([.A955]-[.$H$2])*([.A955]-[.$I$2])+[.$J$2]*2*(RAND()-0.5)" office:value-type="float" office:value="-2.04119788510178E+015" calcext:value-type="float">
            <text:p>-2.04119788510178E+015</text:p>
          </table:table-cell>
          <table:table-cell table:number-columns-repeated="8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$C$2]*([.A956]-[.$D$2])*([.A956]-[.$E$2])*([.A956]-[.$F$2])*([.A956]-[.$G$2])*([.A956]-[.$H$2])*([.A956]-[.$I$2])+[.$J$2]*2*(RAND()-0.5)" office:value-type="float" office:value="-948968558437954" calcext:value-type="float">
            <text:p>-948968558437954</text:p>
          </table:table-cell>
          <table:table-cell table:number-columns-repeated="8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$C$2]*([.A957]-[.$D$2])*([.A957]-[.$E$2])*([.A957]-[.$F$2])*([.A957]-[.$G$2])*([.A957]-[.$H$2])*([.A957]-[.$I$2])+[.$J$2]*2*(RAND()-0.5)" office:value-type="float" office:value="-1.67101726018424E+015" calcext:value-type="float">
            <text:p>-1.67101726018424E+015</text:p>
          </table:table-cell>
          <table:table-cell table:number-columns-repeated="8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$C$2]*([.A958]-[.$D$2])*([.A958]-[.$E$2])*([.A958]-[.$F$2])*([.A958]-[.$G$2])*([.A958]-[.$H$2])*([.A958]-[.$I$2])+[.$J$2]*2*(RAND()-0.5)" office:value-type="float" office:value="-1.10740327008759E+015" calcext:value-type="float">
            <text:p>-1.10740327008759E+015</text:p>
          </table:table-cell>
          <table:table-cell table:number-columns-repeated="8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$C$2]*([.A959]-[.$D$2])*([.A959]-[.$E$2])*([.A959]-[.$F$2])*([.A959]-[.$G$2])*([.A959]-[.$H$2])*([.A959]-[.$I$2])+[.$J$2]*2*(RAND()-0.5)" office:value-type="float" office:value="-968956824447254" calcext:value-type="float">
            <text:p>-968956824447254</text:p>
          </table:table-cell>
          <table:table-cell table:number-columns-repeated="8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$C$2]*([.A960]-[.$D$2])*([.A960]-[.$E$2])*([.A960]-[.$F$2])*([.A960]-[.$G$2])*([.A960]-[.$H$2])*([.A960]-[.$I$2])+[.$J$2]*2*(RAND()-0.5)" office:value-type="float" office:value="-774937796453010" calcext:value-type="float">
            <text:p>-774937796453010</text:p>
          </table:table-cell>
          <table:table-cell table:number-columns-repeated="8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$C$2]*([.A961]-[.$D$2])*([.A961]-[.$E$2])*([.A961]-[.$F$2])*([.A961]-[.$G$2])*([.A961]-[.$H$2])*([.A961]-[.$I$2])+[.$J$2]*2*(RAND()-0.5)" office:value-type="float" office:value="-1.90093120102284E+015" calcext:value-type="float">
            <text:p>-1.90093120102284E+015</text:p>
          </table:table-cell>
          <table:table-cell table:number-columns-repeated="8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$C$2]*([.A962]-[.$D$2])*([.A962]-[.$E$2])*([.A962]-[.$F$2])*([.A962]-[.$G$2])*([.A962]-[.$H$2])*([.A962]-[.$I$2])+[.$J$2]*2*(RAND()-0.5)" office:value-type="float" office:value="-1.51194366923159E+015" calcext:value-type="float">
            <text:p>-1.51194366923159E+015</text:p>
          </table:table-cell>
          <table:table-cell table:number-columns-repeated="8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$C$2]*([.A963]-[.$D$2])*([.A963]-[.$E$2])*([.A963]-[.$F$2])*([.A963]-[.$G$2])*([.A963]-[.$H$2])*([.A963]-[.$I$2])+[.$J$2]*2*(RAND()-0.5)" office:value-type="float" office:value="-1719501193358233" calcext:value-type="float">
            <text:p>-1719501193358233</text:p>
          </table:table-cell>
          <table:table-cell table:number-columns-repeated="8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$C$2]*([.A964]-[.$D$2])*([.A964]-[.$E$2])*([.A964]-[.$F$2])*([.A964]-[.$G$2])*([.A964]-[.$H$2])*([.A964]-[.$I$2])+[.$J$2]*2*(RAND()-0.5)" office:value-type="float" office:value="-449172490719426" calcext:value-type="float">
            <text:p>-449172490719426</text:p>
          </table:table-cell>
          <table:table-cell table:number-columns-repeated="8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$C$2]*([.A965]-[.$D$2])*([.A965]-[.$E$2])*([.A965]-[.$F$2])*([.A965]-[.$G$2])*([.A965]-[.$H$2])*([.A965]-[.$I$2])+[.$J$2]*2*(RAND()-0.5)" office:value-type="float" office:value="-1483233358290323" calcext:value-type="float">
            <text:p>-1483233358290323</text:p>
          </table:table-cell>
          <table:table-cell table:number-columns-repeated="8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$C$2]*([.A966]-[.$D$2])*([.A966]-[.$E$2])*([.A966]-[.$F$2])*([.A966]-[.$G$2])*([.A966]-[.$H$2])*([.A966]-[.$I$2])+[.$J$2]*2*(RAND()-0.5)" office:value-type="float" office:value="-989654437919570" calcext:value-type="float">
            <text:p>-989654437919570</text:p>
          </table:table-cell>
          <table:table-cell table:number-columns-repeated="8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$C$2]*([.A967]-[.$D$2])*([.A967]-[.$E$2])*([.A967]-[.$F$2])*([.A967]-[.$G$2])*([.A967]-[.$H$2])*([.A967]-[.$I$2])+[.$J$2]*2*(RAND()-0.5)" office:value-type="float" office:value="-970734221884061" calcext:value-type="float">
            <text:p>-970734221884061</text:p>
          </table:table-cell>
          <table:table-cell table:number-columns-repeated="8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$C$2]*([.A968]-[.$D$2])*([.A968]-[.$E$2])*([.A968]-[.$F$2])*([.A968]-[.$G$2])*([.A968]-[.$H$2])*([.A968]-[.$I$2])+[.$J$2]*2*(RAND()-0.5)" office:value-type="float" office:value="-169475454314015" calcext:value-type="float">
            <text:p>-169475454314015</text:p>
          </table:table-cell>
          <table:table-cell table:number-columns-repeated="8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$C$2]*([.A969]-[.$D$2])*([.A969]-[.$E$2])*([.A969]-[.$F$2])*([.A969]-[.$G$2])*([.A969]-[.$H$2])*([.A969]-[.$I$2])+[.$J$2]*2*(RAND()-0.5)" office:value-type="float" office:value="-1702672510615765" calcext:value-type="float">
            <text:p>-1702672510615765</text:p>
          </table:table-cell>
          <table:table-cell table:number-columns-repeated="8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$C$2]*([.A970]-[.$D$2])*([.A970]-[.$E$2])*([.A970]-[.$F$2])*([.A970]-[.$G$2])*([.A970]-[.$H$2])*([.A970]-[.$I$2])+[.$J$2]*2*(RAND()-0.5)" office:value-type="float" office:value="-843159403954334" calcext:value-type="float">
            <text:p>-843159403954334</text:p>
          </table:table-cell>
          <table:table-cell table:number-columns-repeated="8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$C$2]*([.A971]-[.$D$2])*([.A971]-[.$E$2])*([.A971]-[.$F$2])*([.A971]-[.$G$2])*([.A971]-[.$H$2])*([.A971]-[.$I$2])+[.$J$2]*2*(RAND()-0.5)" office:value-type="float" office:value="-1.08266832255323E+015" calcext:value-type="float">
            <text:p>-1.08266832255323E+015</text:p>
          </table:table-cell>
          <table:table-cell table:number-columns-repeated="8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$C$2]*([.A972]-[.$D$2])*([.A972]-[.$E$2])*([.A972]-[.$F$2])*([.A972]-[.$G$2])*([.A972]-[.$H$2])*([.A972]-[.$I$2])+[.$J$2]*2*(RAND()-0.5)" office:value-type="float" office:value="-120639256189193" calcext:value-type="float">
            <text:p>-120639256189193</text:p>
          </table:table-cell>
          <table:table-cell table:number-columns-repeated="8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$C$2]*([.A973]-[.$D$2])*([.A973]-[.$E$2])*([.A973]-[.$F$2])*([.A973]-[.$G$2])*([.A973]-[.$H$2])*([.A973]-[.$I$2])+[.$J$2]*2*(RAND()-0.5)" office:value-type="float" office:value="-1.43593863328595E+015" calcext:value-type="float">
            <text:p>-1.43593863328595E+015</text:p>
          </table:table-cell>
          <table:table-cell table:number-columns-repeated="8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$C$2]*([.A974]-[.$D$2])*([.A974]-[.$E$2])*([.A974]-[.$F$2])*([.A974]-[.$G$2])*([.A974]-[.$H$2])*([.A974]-[.$I$2])+[.$J$2]*2*(RAND()-0.5)" office:value-type="float" office:value="-97254651429709.6" calcext:value-type="float">
            <text:p>-97254651429709.6</text:p>
          </table:table-cell>
          <table:table-cell table:number-columns-repeated="8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$C$2]*([.A975]-[.$D$2])*([.A975]-[.$E$2])*([.A975]-[.$F$2])*([.A975]-[.$G$2])*([.A975]-[.$H$2])*([.A975]-[.$I$2])+[.$J$2]*2*(RAND()-0.5)" office:value-type="float" office:value="189705306491601" calcext:value-type="float">
            <text:p>189705306491601</text:p>
          </table:table-cell>
          <table:table-cell table:number-columns-repeated="8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$C$2]*([.A976]-[.$D$2])*([.A976]-[.$E$2])*([.A976]-[.$F$2])*([.A976]-[.$G$2])*([.A976]-[.$H$2])*([.A976]-[.$I$2])+[.$J$2]*2*(RAND()-0.5)" office:value-type="float" office:value="-651244703290741" calcext:value-type="float">
            <text:p>-651244703290741</text:p>
          </table:table-cell>
          <table:table-cell table:number-columns-repeated="8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$C$2]*([.A977]-[.$D$2])*([.A977]-[.$E$2])*([.A977]-[.$F$2])*([.A977]-[.$G$2])*([.A977]-[.$H$2])*([.A977]-[.$I$2])+[.$J$2]*2*(RAND()-0.5)" office:value-type="float" office:value="-803739258496944" calcext:value-type="float">
            <text:p>-803739258496944</text:p>
          </table:table-cell>
          <table:table-cell table:number-columns-repeated="8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$C$2]*([.A978]-[.$D$2])*([.A978]-[.$E$2])*([.A978]-[.$F$2])*([.A978]-[.$G$2])*([.A978]-[.$H$2])*([.A978]-[.$I$2])+[.$J$2]*2*(RAND()-0.5)" office:value-type="float" office:value="-1372352746754249" calcext:value-type="float">
            <text:p>-1372352746754249</text:p>
          </table:table-cell>
          <table:table-cell table:number-columns-repeated="8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$C$2]*([.A979]-[.$D$2])*([.A979]-[.$E$2])*([.A979]-[.$F$2])*([.A979]-[.$G$2])*([.A979]-[.$H$2])*([.A979]-[.$I$2])+[.$J$2]*2*(RAND()-0.5)" office:value-type="float" office:value="-718762822861952" calcext:value-type="float">
            <text:p>-718762822861952</text:p>
          </table:table-cell>
          <table:table-cell table:number-columns-repeated="8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$C$2]*([.A980]-[.$D$2])*([.A980]-[.$E$2])*([.A980]-[.$F$2])*([.A980]-[.$G$2])*([.A980]-[.$H$2])*([.A980]-[.$I$2])+[.$J$2]*2*(RAND()-0.5)" office:value-type="float" office:value="-293216329730364" calcext:value-type="float">
            <text:p>-293216329730364</text:p>
          </table:table-cell>
          <table:table-cell table:number-columns-repeated="8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$C$2]*([.A981]-[.$D$2])*([.A981]-[.$E$2])*([.A981]-[.$F$2])*([.A981]-[.$G$2])*([.A981]-[.$H$2])*([.A981]-[.$I$2])+[.$J$2]*2*(RAND()-0.5)" office:value-type="float" office:value="-335424075843366" calcext:value-type="float">
            <text:p>-335424075843366</text:p>
          </table:table-cell>
          <table:table-cell table:number-columns-repeated="8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$C$2]*([.A982]-[.$D$2])*([.A982]-[.$E$2])*([.A982]-[.$F$2])*([.A982]-[.$G$2])*([.A982]-[.$H$2])*([.A982]-[.$I$2])+[.$J$2]*2*(RAND()-0.5)" office:value-type="float" office:value="-1435106376381926" calcext:value-type="float">
            <text:p>-1435106376381926</text:p>
          </table:table-cell>
          <table:table-cell table:number-columns-repeated="8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$C$2]*([.A983]-[.$D$2])*([.A983]-[.$E$2])*([.A983]-[.$F$2])*([.A983]-[.$G$2])*([.A983]-[.$H$2])*([.A983]-[.$I$2])+[.$J$2]*2*(RAND()-0.5)" office:value-type="float" office:value="-461337685298087" calcext:value-type="float">
            <text:p>-461337685298087</text:p>
          </table:table-cell>
          <table:table-cell table:number-columns-repeated="8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$C$2]*([.A984]-[.$D$2])*([.A984]-[.$E$2])*([.A984]-[.$F$2])*([.A984]-[.$G$2])*([.A984]-[.$H$2])*([.A984]-[.$I$2])+[.$J$2]*2*(RAND()-0.5)" office:value-type="float" office:value="540500301762223" calcext:value-type="float">
            <text:p>540500301762223</text:p>
          </table:table-cell>
          <table:table-cell table:number-columns-repeated="8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$C$2]*([.A985]-[.$D$2])*([.A985]-[.$E$2])*([.A985]-[.$F$2])*([.A985]-[.$G$2])*([.A985]-[.$H$2])*([.A985]-[.$I$2])+[.$J$2]*2*(RAND()-0.5)" office:value-type="float" office:value="-644132400549520" calcext:value-type="float">
            <text:p>-644132400549520</text:p>
          </table:table-cell>
          <table:table-cell table:number-columns-repeated="8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$C$2]*([.A986]-[.$D$2])*([.A986]-[.$E$2])*([.A986]-[.$F$2])*([.A986]-[.$G$2])*([.A986]-[.$H$2])*([.A986]-[.$I$2])+[.$J$2]*2*(RAND()-0.5)" office:value-type="float" office:value="-1132107559732869" calcext:value-type="float">
            <text:p>-1132107559732869</text:p>
          </table:table-cell>
          <table:table-cell table:number-columns-repeated="8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$C$2]*([.A987]-[.$D$2])*([.A987]-[.$E$2])*([.A987]-[.$F$2])*([.A987]-[.$G$2])*([.A987]-[.$H$2])*([.A987]-[.$I$2])+[.$J$2]*2*(RAND()-0.5)" office:value-type="float" office:value="159365213145087" calcext:value-type="float">
            <text:p>159365213145087</text:p>
          </table:table-cell>
          <table:table-cell table:number-columns-repeated="8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$C$2]*([.A988]-[.$D$2])*([.A988]-[.$E$2])*([.A988]-[.$F$2])*([.A988]-[.$G$2])*([.A988]-[.$H$2])*([.A988]-[.$I$2])+[.$J$2]*2*(RAND()-0.5)" office:value-type="float" office:value="-853490476390064" calcext:value-type="float">
            <text:p>-853490476390064</text:p>
          </table:table-cell>
          <table:table-cell table:number-columns-repeated="8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$C$2]*([.A989]-[.$D$2])*([.A989]-[.$E$2])*([.A989]-[.$F$2])*([.A989]-[.$G$2])*([.A989]-[.$H$2])*([.A989]-[.$I$2])+[.$J$2]*2*(RAND()-0.5)" office:value-type="float" office:value="-466984177622662" calcext:value-type="float">
            <text:p>-466984177622662</text:p>
          </table:table-cell>
          <table:table-cell table:number-columns-repeated="8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$C$2]*([.A990]-[.$D$2])*([.A990]-[.$E$2])*([.A990]-[.$F$2])*([.A990]-[.$G$2])*([.A990]-[.$H$2])*([.A990]-[.$I$2])+[.$J$2]*2*(RAND()-0.5)" office:value-type="float" office:value="147246837588676" calcext:value-type="float">
            <text:p>147246837588676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C$2]*([.A991]-[.$D$2])*([.A991]-[.$E$2])*([.A991]-[.$F$2])*([.A991]-[.$G$2])*([.A991]-[.$H$2])*([.A991]-[.$I$2])+[.$J$2]*2*(RAND()-0.5)" office:value-type="float" office:value="-64156417309944.8" calcext:value-type="float">
            <text:p>-64156417309944.8</text:p>
          </table:table-cell>
          <table:table-cell table:number-columns-repeated="8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[.$C$2]*([.A992]-[.$D$2])*([.A992]-[.$E$2])*([.A992]-[.$F$2])*([.A992]-[.$G$2])*([.A992]-[.$H$2])*([.A992]-[.$I$2])+[.$J$2]*2*(RAND()-0.5)" office:value-type="float" office:value="382678258010580" calcext:value-type="float">
            <text:p>382678258010580</text:p>
          </table:table-cell>
          <table:table-cell table:number-columns-repeated="8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[.$C$2]*([.A993]-[.$D$2])*([.A993]-[.$E$2])*([.A993]-[.$F$2])*([.A993]-[.$G$2])*([.A993]-[.$H$2])*([.A993]-[.$I$2])+[.$J$2]*2*(RAND()-0.5)" office:value-type="float" office:value="-722249238841352" calcext:value-type="float">
            <text:p>-722249238841352</text:p>
          </table:table-cell>
          <table:table-cell table:number-columns-repeated="8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[.$C$2]*([.A994]-[.$D$2])*([.A994]-[.$E$2])*([.A994]-[.$F$2])*([.A994]-[.$G$2])*([.A994]-[.$H$2])*([.A994]-[.$I$2])+[.$J$2]*2*(RAND()-0.5)" office:value-type="float" office:value="8602048448430.97" calcext:value-type="float">
            <text:p>8602048448430.97</text:p>
          </table:table-cell>
          <table:table-cell table:number-columns-repeated="8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[.$C$2]*([.A995]-[.$D$2])*([.A995]-[.$E$2])*([.A995]-[.$F$2])*([.A995]-[.$G$2])*([.A995]-[.$H$2])*([.A995]-[.$I$2])+[.$J$2]*2*(RAND()-0.5)" office:value-type="float" office:value="65105913104396.9" calcext:value-type="float">
            <text:p>65105913104396.9</text:p>
          </table:table-cell>
          <table:table-cell table:number-columns-repeated="8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[.$C$2]*([.A996]-[.$D$2])*([.A996]-[.$E$2])*([.A996]-[.$F$2])*([.A996]-[.$G$2])*([.A996]-[.$H$2])*([.A996]-[.$I$2])+[.$J$2]*2*(RAND()-0.5)" office:value-type="float" office:value="908717260138494" calcext:value-type="float">
            <text:p>908717260138494</text:p>
          </table:table-cell>
          <table:table-cell table:number-columns-repeated="8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[.$C$2]*([.A997]-[.$D$2])*([.A997]-[.$E$2])*([.A997]-[.$F$2])*([.A997]-[.$G$2])*([.A997]-[.$H$2])*([.A997]-[.$I$2])+[.$J$2]*2*(RAND()-0.5)" office:value-type="float" office:value="742757816984165" calcext:value-type="float">
            <text:p>742757816984165</text:p>
          </table:table-cell>
          <table:table-cell table:number-columns-repeated="8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[.$C$2]*([.A998]-[.$D$2])*([.A998]-[.$E$2])*([.A998]-[.$F$2])*([.A998]-[.$G$2])*([.A998]-[.$H$2])*([.A998]-[.$I$2])+[.$J$2]*2*(RAND()-0.5)" office:value-type="float" office:value="104776823401909" calcext:value-type="float">
            <text:p>104776823401909</text:p>
          </table:table-cell>
          <table:table-cell table:number-columns-repeated="8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[.$C$2]*([.A999]-[.$D$2])*([.A999]-[.$E$2])*([.A999]-[.$F$2])*([.A999]-[.$G$2])*([.A999]-[.$H$2])*([.A999]-[.$I$2])+[.$J$2]*2*(RAND()-0.5)" office:value-type="float" office:value="909803448223176" calcext:value-type="float">
            <text:p>909803448223176</text:p>
          </table:table-cell>
          <table:table-cell table:number-columns-repeated="8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[.$C$2]*([.A1000]-[.$D$2])*([.A1000]-[.$E$2])*([.A1000]-[.$F$2])*([.A1000]-[.$G$2])*([.A1000]-[.$H$2])*([.A1000]-[.$I$2])+[.$J$2]*2*(RAND()-0.5)" office:value-type="float" office:value="-300731310410250" calcext:value-type="float">
            <text:p>-300731310410250</text:p>
          </table:table-cell>
          <table:table-cell table:number-columns-repeated="8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$C$2]*([.A1001]-[.$D$2])*([.A1001]-[.$E$2])*([.A1001]-[.$F$2])*([.A1001]-[.$G$2])*([.A1001]-[.$H$2])*([.A1001]-[.$I$2])+[.$J$2]*2*(RAND()-0.5)" office:value-type="float" office:value="875213738174034" calcext:value-type="float">
            <text:p>875213738174034</text:p>
          </table:table-cell>
          <table:table-cell table:number-columns-repeated="8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[.$C$2]*([.A1002]-[.$D$2])*([.A1002]-[.$E$2])*([.A1002]-[.$F$2])*([.A1002]-[.$G$2])*([.A1002]-[.$H$2])*([.A1002]-[.$I$2])+[.$J$2]*2*(RAND()-0.5)" office:value-type="float" office:value="874137585300267" calcext:value-type="float">
            <text:p>874137585300267</text:p>
          </table:table-cell>
          <table:table-cell table:number-columns-repeated="8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[.$C$2]*([.A1003]-[.$D$2])*([.A1003]-[.$E$2])*([.A1003]-[.$F$2])*([.A1003]-[.$G$2])*([.A1003]-[.$H$2])*([.A1003]-[.$I$2])+[.$J$2]*2*(RAND()-0.5)" office:value-type="float" office:value="987122339133775" calcext:value-type="float">
            <text:p>987122339133775</text:p>
          </table:table-cell>
          <table:table-cell table:number-columns-repeated="8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[.$C$2]*([.A1004]-[.$D$2])*([.A1004]-[.$E$2])*([.A1004]-[.$F$2])*([.A1004]-[.$G$2])*([.A1004]-[.$H$2])*([.A1004]-[.$I$2])+[.$J$2]*2*(RAND()-0.5)" office:value-type="float" office:value="1.37575789142328E+015" calcext:value-type="float">
            <text:p>1.37575789142328E+015</text:p>
          </table:table-cell>
          <table:table-cell table:number-columns-repeated="8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[.$C$2]*([.A1005]-[.$D$2])*([.A1005]-[.$E$2])*([.A1005]-[.$F$2])*([.A1005]-[.$G$2])*([.A1005]-[.$H$2])*([.A1005]-[.$I$2])+[.$J$2]*2*(RAND()-0.5)" office:value-type="float" office:value="-211406500359860" calcext:value-type="float">
            <text:p>-211406500359860</text:p>
          </table:table-cell>
          <table:table-cell table:number-columns-repeated="8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[.$C$2]*([.A1006]-[.$D$2])*([.A1006]-[.$E$2])*([.A1006]-[.$F$2])*([.A1006]-[.$G$2])*([.A1006]-[.$H$2])*([.A1006]-[.$I$2])+[.$J$2]*2*(RAND()-0.5)" office:value-type="float" office:value="216124156451730" calcext:value-type="float">
            <text:p>216124156451730</text:p>
          </table:table-cell>
          <table:table-cell table:number-columns-repeated="8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[.$C$2]*([.A1007]-[.$D$2])*([.A1007]-[.$E$2])*([.A1007]-[.$F$2])*([.A1007]-[.$G$2])*([.A1007]-[.$H$2])*([.A1007]-[.$I$2])+[.$J$2]*2*(RAND()-0.5)" office:value-type="float" office:value="-88138327444796.2" calcext:value-type="float">
            <text:p>-88138327444796.2</text:p>
          </table:table-cell>
          <table:table-cell table:number-columns-repeated="8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[.$C$2]*([.A1008]-[.$D$2])*([.A1008]-[.$E$2])*([.A1008]-[.$F$2])*([.A1008]-[.$G$2])*([.A1008]-[.$H$2])*([.A1008]-[.$I$2])+[.$J$2]*2*(RAND()-0.5)" office:value-type="float" office:value="700863573290444" calcext:value-type="float">
            <text:p>700863573290444</text:p>
          </table:table-cell>
          <table:table-cell table:number-columns-repeated="8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[.$C$2]*([.A1009]-[.$D$2])*([.A1009]-[.$E$2])*([.A1009]-[.$F$2])*([.A1009]-[.$G$2])*([.A1009]-[.$H$2])*([.A1009]-[.$I$2])+[.$J$2]*2*(RAND()-0.5)" office:value-type="float" office:value="1.49589602593646E+015" calcext:value-type="float">
            <text:p>1.49589602593646E+015</text:p>
          </table:table-cell>
          <table:table-cell table:number-columns-repeated="8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[.$C$2]*([.A1010]-[.$D$2])*([.A1010]-[.$E$2])*([.A1010]-[.$F$2])*([.A1010]-[.$G$2])*([.A1010]-[.$H$2])*([.A1010]-[.$I$2])+[.$J$2]*2*(RAND()-0.5)" office:value-type="float" office:value="1703271350499695" calcext:value-type="float">
            <text:p>1703271350499695</text:p>
          </table:table-cell>
          <table:table-cell table:number-columns-repeated="8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$C$2]*([.A1011]-[.$D$2])*([.A1011]-[.$E$2])*([.A1011]-[.$F$2])*([.A1011]-[.$G$2])*([.A1011]-[.$H$2])*([.A1011]-[.$I$2])+[.$J$2]*2*(RAND()-0.5)" office:value-type="float" office:value="501574726447734" calcext:value-type="float">
            <text:p>501574726447734</text:p>
          </table:table-cell>
          <table:table-cell table:number-columns-repeated="8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[.$C$2]*([.A1012]-[.$D$2])*([.A1012]-[.$E$2])*([.A1012]-[.$F$2])*([.A1012]-[.$G$2])*([.A1012]-[.$H$2])*([.A1012]-[.$I$2])+[.$J$2]*2*(RAND()-0.5)" office:value-type="float" office:value="1.99928065861828E+015" calcext:value-type="float">
            <text:p>1.99928065861828E+015</text:p>
          </table:table-cell>
          <table:table-cell table:number-columns-repeated="8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[.$C$2]*([.A1013]-[.$D$2])*([.A1013]-[.$E$2])*([.A1013]-[.$F$2])*([.A1013]-[.$G$2])*([.A1013]-[.$H$2])*([.A1013]-[.$I$2])+[.$J$2]*2*(RAND()-0.5)" office:value-type="float" office:value="737691039387559" calcext:value-type="float">
            <text:p>737691039387559</text:p>
          </table:table-cell>
          <table:table-cell table:number-columns-repeated="8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[.$C$2]*([.A1014]-[.$D$2])*([.A1014]-[.$E$2])*([.A1014]-[.$F$2])*([.A1014]-[.$G$2])*([.A1014]-[.$H$2])*([.A1014]-[.$I$2])+[.$J$2]*2*(RAND()-0.5)" office:value-type="float" office:value="625697950977364" calcext:value-type="float">
            <text:p>625697950977364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$C$2]*([.A1015]-[.$D$2])*([.A1015]-[.$E$2])*([.A1015]-[.$F$2])*([.A1015]-[.$G$2])*([.A1015]-[.$H$2])*([.A1015]-[.$I$2])+[.$J$2]*2*(RAND()-0.5)" office:value-type="float" office:value="1.25949777014166E+015" calcext:value-type="float">
            <text:p>1.25949777014166E+015</text:p>
          </table:table-cell>
          <table:table-cell table:number-columns-repeated="8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[.$C$2]*([.A1016]-[.$D$2])*([.A1016]-[.$E$2])*([.A1016]-[.$F$2])*([.A1016]-[.$G$2])*([.A1016]-[.$H$2])*([.A1016]-[.$I$2])+[.$J$2]*2*(RAND()-0.5)" office:value-type="float" office:value="1.42362171256543E+015" calcext:value-type="float">
            <text:p>1.42362171256543E+015</text:p>
          </table:table-cell>
          <table:table-cell table:number-columns-repeated="8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[.$C$2]*([.A1017]-[.$D$2])*([.A1017]-[.$E$2])*([.A1017]-[.$F$2])*([.A1017]-[.$G$2])*([.A1017]-[.$H$2])*([.A1017]-[.$I$2])+[.$J$2]*2*(RAND()-0.5)" office:value-type="float" office:value="825730316141184" calcext:value-type="float">
            <text:p>825730316141184</text:p>
          </table:table-cell>
          <table:table-cell table:number-columns-repeated="8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[.$C$2]*([.A1018]-[.$D$2])*([.A1018]-[.$E$2])*([.A1018]-[.$F$2])*([.A1018]-[.$G$2])*([.A1018]-[.$H$2])*([.A1018]-[.$I$2])+[.$J$2]*2*(RAND()-0.5)" office:value-type="float" office:value="2010453149825919" calcext:value-type="float">
            <text:p>2010453149825919</text:p>
          </table:table-cell>
          <table:table-cell table:number-columns-repeated="8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[.$C$2]*([.A1019]-[.$D$2])*([.A1019]-[.$E$2])*([.A1019]-[.$F$2])*([.A1019]-[.$G$2])*([.A1019]-[.$H$2])*([.A1019]-[.$I$2])+[.$J$2]*2*(RAND()-0.5)" office:value-type="float" office:value="1479234870763227" calcext:value-type="float">
            <text:p>1479234870763227</text:p>
          </table:table-cell>
          <table:table-cell table:number-columns-repeated="8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[.$C$2]*([.A1020]-[.$D$2])*([.A1020]-[.$E$2])*([.A1020]-[.$F$2])*([.A1020]-[.$G$2])*([.A1020]-[.$H$2])*([.A1020]-[.$I$2])+[.$J$2]*2*(RAND()-0.5)" office:value-type="float" office:value="639121640906020" calcext:value-type="float">
            <text:p>639121640906020</text:p>
          </table:table-cell>
          <table:table-cell table:number-columns-repeated="8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[.$C$2]*([.A1021]-[.$D$2])*([.A1021]-[.$E$2])*([.A1021]-[.$F$2])*([.A1021]-[.$G$2])*([.A1021]-[.$H$2])*([.A1021]-[.$I$2])+[.$J$2]*2*(RAND()-0.5)" office:value-type="float" office:value="1.75905478653532E+015" calcext:value-type="float">
            <text:p>1.75905478653532E+015</text:p>
          </table:table-cell>
          <table:table-cell table:number-columns-repeated="8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[.$C$2]*([.A1022]-[.$D$2])*([.A1022]-[.$E$2])*([.A1022]-[.$F$2])*([.A1022]-[.$G$2])*([.A1022]-[.$H$2])*([.A1022]-[.$I$2])+[.$J$2]*2*(RAND()-0.5)" office:value-type="float" office:value="2.48909498599965E+015" calcext:value-type="float">
            <text:p>2.48909498599965E+015</text:p>
          </table:table-cell>
          <table:table-cell table:number-columns-repeated="8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[.$C$2]*([.A1023]-[.$D$2])*([.A1023]-[.$E$2])*([.A1023]-[.$F$2])*([.A1023]-[.$G$2])*([.A1023]-[.$H$2])*([.A1023]-[.$I$2])+[.$J$2]*2*(RAND()-0.5)" office:value-type="float" office:value="1709520041093266" calcext:value-type="float">
            <text:p>1709520041093266</text:p>
          </table:table-cell>
          <table:table-cell table:number-columns-repeated="8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[.$C$2]*([.A1024]-[.$D$2])*([.A1024]-[.$E$2])*([.A1024]-[.$F$2])*([.A1024]-[.$G$2])*([.A1024]-[.$H$2])*([.A1024]-[.$I$2])+[.$J$2]*2*(RAND()-0.5)" office:value-type="float" office:value="981999945143793" calcext:value-type="float">
            <text:p>981999945143793</text:p>
          </table:table-cell>
          <table:table-cell table:number-columns-repeated="8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[.$C$2]*([.A1025]-[.$D$2])*([.A1025]-[.$E$2])*([.A1025]-[.$F$2])*([.A1025]-[.$G$2])*([.A1025]-[.$H$2])*([.A1025]-[.$I$2])+[.$J$2]*2*(RAND()-0.5)" office:value-type="float" office:value="1.49398265875063E+015" calcext:value-type="float">
            <text:p>1.49398265875063E+015</text:p>
          </table:table-cell>
          <table:table-cell table:number-columns-repeated="8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[.$C$2]*([.A1026]-[.$D$2])*([.A1026]-[.$E$2])*([.A1026]-[.$F$2])*([.A1026]-[.$G$2])*([.A1026]-[.$H$2])*([.A1026]-[.$I$2])+[.$J$2]*2*(RAND()-0.5)" office:value-type="float" office:value="1808373535029645" calcext:value-type="float">
            <text:p>1808373535029645</text:p>
          </table:table-cell>
          <table:table-cell table:number-columns-repeated="8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[.$C$2]*([.A1027]-[.$D$2])*([.A1027]-[.$E$2])*([.A1027]-[.$F$2])*([.A1027]-[.$G$2])*([.A1027]-[.$H$2])*([.A1027]-[.$I$2])+[.$J$2]*2*(RAND()-0.5)" office:value-type="float" office:value="1.97974657357059E+015" calcext:value-type="float">
            <text:p>1.97974657357059E+015</text:p>
          </table:table-cell>
          <table:table-cell table:number-columns-repeated="8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[.$C$2]*([.A1028]-[.$D$2])*([.A1028]-[.$E$2])*([.A1028]-[.$F$2])*([.A1028]-[.$G$2])*([.A1028]-[.$H$2])*([.A1028]-[.$I$2])+[.$J$2]*2*(RAND()-0.5)" office:value-type="float" office:value="1619434252395404" calcext:value-type="float">
            <text:p>1619434252395404</text:p>
          </table:table-cell>
          <table:table-cell table:number-columns-repeated="8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[.$C$2]*([.A1029]-[.$D$2])*([.A1029]-[.$E$2])*([.A1029]-[.$F$2])*([.A1029]-[.$G$2])*([.A1029]-[.$H$2])*([.A1029]-[.$I$2])+[.$J$2]*2*(RAND()-0.5)" office:value-type="float" office:value="1.83549298069505E+015" calcext:value-type="float">
            <text:p>1.83549298069505E+015</text:p>
          </table:table-cell>
          <table:table-cell table:number-columns-repeated="8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[.$C$2]*([.A1030]-[.$D$2])*([.A1030]-[.$E$2])*([.A1030]-[.$F$2])*([.A1030]-[.$G$2])*([.A1030]-[.$H$2])*([.A1030]-[.$I$2])+[.$J$2]*2*(RAND()-0.5)" office:value-type="float" office:value="1.18286672017283E+015" calcext:value-type="float">
            <text:p>1.18286672017283E+015</text:p>
          </table:table-cell>
          <table:table-cell table:number-columns-repeated="8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[.$C$2]*([.A1031]-[.$D$2])*([.A1031]-[.$E$2])*([.A1031]-[.$F$2])*([.A1031]-[.$G$2])*([.A1031]-[.$H$2])*([.A1031]-[.$I$2])+[.$J$2]*2*(RAND()-0.5)" office:value-type="float" office:value="2.59593647687368E+015" calcext:value-type="float">
            <text:p>2.59593647687368E+015</text:p>
          </table:table-cell>
          <table:table-cell table:number-columns-repeated="8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[.$C$2]*([.A1032]-[.$D$2])*([.A1032]-[.$E$2])*([.A1032]-[.$F$2])*([.A1032]-[.$G$2])*([.A1032]-[.$H$2])*([.A1032]-[.$I$2])+[.$J$2]*2*(RAND()-0.5)" office:value-type="float" office:value="2824681651089953" calcext:value-type="float">
            <text:p>2824681651089953</text:p>
          </table:table-cell>
          <table:table-cell table:number-columns-repeated="8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[.$C$2]*([.A1033]-[.$D$2])*([.A1033]-[.$E$2])*([.A1033]-[.$F$2])*([.A1033]-[.$G$2])*([.A1033]-[.$H$2])*([.A1033]-[.$I$2])+[.$J$2]*2*(RAND()-0.5)" office:value-type="float" office:value="1.78693794239893E+015" calcext:value-type="float">
            <text:p>1.78693794239893E+015</text:p>
          </table:table-cell>
          <table:table-cell table:number-columns-repeated="8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[.$C$2]*([.A1034]-[.$D$2])*([.A1034]-[.$E$2])*([.A1034]-[.$F$2])*([.A1034]-[.$G$2])*([.A1034]-[.$H$2])*([.A1034]-[.$I$2])+[.$J$2]*2*(RAND()-0.5)" office:value-type="float" office:value="2.39728301354864E+015" calcext:value-type="float">
            <text:p>2.39728301354864E+015</text:p>
          </table:table-cell>
          <table:table-cell table:number-columns-repeated="8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[.$C$2]*([.A1035]-[.$D$2])*([.A1035]-[.$E$2])*([.A1035]-[.$F$2])*([.A1035]-[.$G$2])*([.A1035]-[.$H$2])*([.A1035]-[.$I$2])+[.$J$2]*2*(RAND()-0.5)" office:value-type="float" office:value="1528376065979676" calcext:value-type="float">
            <text:p>1528376065979676</text:p>
          </table:table-cell>
          <table:table-cell table:number-columns-repeated="8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[.$C$2]*([.A1036]-[.$D$2])*([.A1036]-[.$E$2])*([.A1036]-[.$F$2])*([.A1036]-[.$G$2])*([.A1036]-[.$H$2])*([.A1036]-[.$I$2])+[.$J$2]*2*(RAND()-0.5)" office:value-type="float" office:value="2.14740236152063E+015" calcext:value-type="float">
            <text:p>2.14740236152063E+015</text:p>
          </table:table-cell>
          <table:table-cell table:number-columns-repeated="8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[.$C$2]*([.A1037]-[.$D$2])*([.A1037]-[.$E$2])*([.A1037]-[.$F$2])*([.A1037]-[.$G$2])*([.A1037]-[.$H$2])*([.A1037]-[.$I$2])+[.$J$2]*2*(RAND()-0.5)" office:value-type="float" office:value="2.8923625596546E+015" calcext:value-type="float">
            <text:p>2.8923625596546E+015</text:p>
          </table:table-cell>
          <table:table-cell table:number-columns-repeated="8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[.$C$2]*([.A1038]-[.$D$2])*([.A1038]-[.$E$2])*([.A1038]-[.$F$2])*([.A1038]-[.$G$2])*([.A1038]-[.$H$2])*([.A1038]-[.$I$2])+[.$J$2]*2*(RAND()-0.5)" office:value-type="float" office:value="2.73647336593386E+015" calcext:value-type="float">
            <text:p>2.73647336593386E+015</text:p>
          </table:table-cell>
          <table:table-cell table:number-columns-repeated="8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[.$C$2]*([.A1039]-[.$D$2])*([.A1039]-[.$E$2])*([.A1039]-[.$F$2])*([.A1039]-[.$G$2])*([.A1039]-[.$H$2])*([.A1039]-[.$I$2])+[.$J$2]*2*(RAND()-0.5)" office:value-type="float" office:value="2.21410605215242E+015" calcext:value-type="float">
            <text:p>2.21410605215242E+015</text:p>
          </table:table-cell>
          <table:table-cell table:number-columns-repeated="8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[.$C$2]*([.A1040]-[.$D$2])*([.A1040]-[.$E$2])*([.A1040]-[.$F$2])*([.A1040]-[.$G$2])*([.A1040]-[.$H$2])*([.A1040]-[.$I$2])+[.$J$2]*2*(RAND()-0.5)" office:value-type="float" office:value="3552602960924737" calcext:value-type="float">
            <text:p>3552602960924737</text:p>
          </table:table-cell>
          <table:table-cell table:number-columns-repeated="8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$C$2]*([.A1041]-[.$D$2])*([.A1041]-[.$E$2])*([.A1041]-[.$F$2])*([.A1041]-[.$G$2])*([.A1041]-[.$H$2])*([.A1041]-[.$I$2])+[.$J$2]*2*(RAND()-0.5)" office:value-type="float" office:value="1.90905543980662E+015" calcext:value-type="float">
            <text:p>1.90905543980662E+015</text:p>
          </table:table-cell>
          <table:table-cell table:number-columns-repeated="8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[.$C$2]*([.A1042]-[.$D$2])*([.A1042]-[.$E$2])*([.A1042]-[.$F$2])*([.A1042]-[.$G$2])*([.A1042]-[.$H$2])*([.A1042]-[.$I$2])+[.$J$2]*2*(RAND()-0.5)" office:value-type="float" office:value="1.80454229265828E+015" calcext:value-type="float">
            <text:p>1.80454229265828E+015</text:p>
          </table:table-cell>
          <table:table-cell table:number-columns-repeated="8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[.$C$2]*([.A1043]-[.$D$2])*([.A1043]-[.$E$2])*([.A1043]-[.$F$2])*([.A1043]-[.$G$2])*([.A1043]-[.$H$2])*([.A1043]-[.$I$2])+[.$J$2]*2*(RAND()-0.5)" office:value-type="float" office:value="2498895636283317" calcext:value-type="float">
            <text:p>2498895636283317</text:p>
          </table:table-cell>
          <table:table-cell table:number-columns-repeated="8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[.$C$2]*([.A1044]-[.$D$2])*([.A1044]-[.$E$2])*([.A1044]-[.$F$2])*([.A1044]-[.$G$2])*([.A1044]-[.$H$2])*([.A1044]-[.$I$2])+[.$J$2]*2*(RAND()-0.5)" office:value-type="float" office:value="3606875527560343" calcext:value-type="float">
            <text:p>3606875527560343</text:p>
          </table:table-cell>
          <table:table-cell table:number-columns-repeated="8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[.$C$2]*([.A1045]-[.$D$2])*([.A1045]-[.$E$2])*([.A1045]-[.$F$2])*([.A1045]-[.$G$2])*([.A1045]-[.$H$2])*([.A1045]-[.$I$2])+[.$J$2]*2*(RAND()-0.5)" office:value-type="float" office:value="3.20167603273352E+015" calcext:value-type="float">
            <text:p>3.20167603273352E+015</text:p>
          </table:table-cell>
          <table:table-cell table:number-columns-repeated="8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[.$C$2]*([.A1046]-[.$D$2])*([.A1046]-[.$E$2])*([.A1046]-[.$F$2])*([.A1046]-[.$G$2])*([.A1046]-[.$H$2])*([.A1046]-[.$I$2])+[.$J$2]*2*(RAND()-0.5)" office:value-type="float" office:value="3551883246036554" calcext:value-type="float">
            <text:p>3551883246036554</text:p>
          </table:table-cell>
          <table:table-cell table:number-columns-repeated="8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[.$C$2]*([.A1047]-[.$D$2])*([.A1047]-[.$E$2])*([.A1047]-[.$F$2])*([.A1047]-[.$G$2])*([.A1047]-[.$H$2])*([.A1047]-[.$I$2])+[.$J$2]*2*(RAND()-0.5)" office:value-type="float" office:value="3571442593567586" calcext:value-type="float">
            <text:p>3571442593567586</text:p>
          </table:table-cell>
          <table:table-cell table:number-columns-repeated="8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[.$C$2]*([.A1048]-[.$D$2])*([.A1048]-[.$E$2])*([.A1048]-[.$F$2])*([.A1048]-[.$G$2])*([.A1048]-[.$H$2])*([.A1048]-[.$I$2])+[.$J$2]*2*(RAND()-0.5)" office:value-type="float" office:value="3.74985323624204E+015" calcext:value-type="float">
            <text:p>3.74985323624204E+015</text:p>
          </table:table-cell>
          <table:table-cell table:number-columns-repeated="8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[.$C$2]*([.A1049]-[.$D$2])*([.A1049]-[.$E$2])*([.A1049]-[.$F$2])*([.A1049]-[.$G$2])*([.A1049]-[.$H$2])*([.A1049]-[.$I$2])+[.$J$2]*2*(RAND()-0.5)" office:value-type="float" office:value="3213615123546081" calcext:value-type="float">
            <text:p>3213615123546081</text:p>
          </table:table-cell>
          <table:table-cell table:number-columns-repeated="8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[.$C$2]*([.A1050]-[.$D$2])*([.A1050]-[.$E$2])*([.A1050]-[.$F$2])*([.A1050]-[.$G$2])*([.A1050]-[.$H$2])*([.A1050]-[.$I$2])+[.$J$2]*2*(RAND()-0.5)" office:value-type="float" office:value="3.07929430146335E+015" calcext:value-type="float">
            <text:p>3.07929430146335E+015</text:p>
          </table:table-cell>
          <table:table-cell table:number-columns-repeated="8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[.$C$2]*([.A1051]-[.$D$2])*([.A1051]-[.$E$2])*([.A1051]-[.$F$2])*([.A1051]-[.$G$2])*([.A1051]-[.$H$2])*([.A1051]-[.$I$2])+[.$J$2]*2*(RAND()-0.5)" office:value-type="float" office:value="2.62086079756914E+015" calcext:value-type="float">
            <text:p>2.62086079756914E+015</text:p>
          </table:table-cell>
          <table:table-cell table:number-columns-repeated="8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[.$C$2]*([.A1052]-[.$D$2])*([.A1052]-[.$E$2])*([.A1052]-[.$F$2])*([.A1052]-[.$G$2])*([.A1052]-[.$H$2])*([.A1052]-[.$I$2])+[.$J$2]*2*(RAND()-0.5)" office:value-type="float" office:value="4.01026506453967E+015" calcext:value-type="float">
            <text:p>4.01026506453967E+015</text:p>
          </table:table-cell>
          <table:table-cell table:number-columns-repeated="8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[.$C$2]*([.A1053]-[.$D$2])*([.A1053]-[.$E$2])*([.A1053]-[.$F$2])*([.A1053]-[.$G$2])*([.A1053]-[.$H$2])*([.A1053]-[.$I$2])+[.$J$2]*2*(RAND()-0.5)" office:value-type="float" office:value="3.24404917825147E+015" calcext:value-type="float">
            <text:p>3.24404917825147E+015</text:p>
          </table:table-cell>
          <table:table-cell table:number-columns-repeated="8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[.$C$2]*([.A1054]-[.$D$2])*([.A1054]-[.$E$2])*([.A1054]-[.$F$2])*([.A1054]-[.$G$2])*([.A1054]-[.$H$2])*([.A1054]-[.$I$2])+[.$J$2]*2*(RAND()-0.5)" office:value-type="float" office:value="2560615741327024" calcext:value-type="float">
            <text:p>2560615741327024</text:p>
          </table:table-cell>
          <table:table-cell table:number-columns-repeated="8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[.$C$2]*([.A1055]-[.$D$2])*([.A1055]-[.$E$2])*([.A1055]-[.$F$2])*([.A1055]-[.$G$2])*([.A1055]-[.$H$2])*([.A1055]-[.$I$2])+[.$J$2]*2*(RAND()-0.5)" office:value-type="float" office:value="3.87950968089198E+015" calcext:value-type="float">
            <text:p>3.87950968089198E+015</text:p>
          </table:table-cell>
          <table:table-cell table:number-columns-repeated="8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[.$C$2]*([.A1056]-[.$D$2])*([.A1056]-[.$E$2])*([.A1056]-[.$F$2])*([.A1056]-[.$G$2])*([.A1056]-[.$H$2])*([.A1056]-[.$I$2])+[.$J$2]*2*(RAND()-0.5)" office:value-type="float" office:value="4324461492813999" calcext:value-type="float">
            <text:p>4324461492813999</text:p>
          </table:table-cell>
          <table:table-cell table:number-columns-repeated="8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[.$C$2]*([.A1057]-[.$D$2])*([.A1057]-[.$E$2])*([.A1057]-[.$F$2])*([.A1057]-[.$G$2])*([.A1057]-[.$H$2])*([.A1057]-[.$I$2])+[.$J$2]*2*(RAND()-0.5)" office:value-type="float" office:value="2973305287131153" calcext:value-type="float">
            <text:p>2973305287131153</text:p>
          </table:table-cell>
          <table:table-cell table:number-columns-repeated="8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[.$C$2]*([.A1058]-[.$D$2])*([.A1058]-[.$E$2])*([.A1058]-[.$F$2])*([.A1058]-[.$G$2])*([.A1058]-[.$H$2])*([.A1058]-[.$I$2])+[.$J$2]*2*(RAND()-0.5)" office:value-type="float" office:value="3005686566973767" calcext:value-type="float">
            <text:p>3005686566973767</text:p>
          </table:table-cell>
          <table:table-cell table:number-columns-repeated="8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[.$C$2]*([.A1059]-[.$D$2])*([.A1059]-[.$E$2])*([.A1059]-[.$F$2])*([.A1059]-[.$G$2])*([.A1059]-[.$H$2])*([.A1059]-[.$I$2])+[.$J$2]*2*(RAND()-0.5)" office:value-type="float" office:value="2793656185442865" calcext:value-type="float">
            <text:p>2793656185442865</text:p>
          </table:table-cell>
          <table:table-cell table:number-columns-repeated="8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[.$C$2]*([.A1060]-[.$D$2])*([.A1060]-[.$E$2])*([.A1060]-[.$F$2])*([.A1060]-[.$G$2])*([.A1060]-[.$H$2])*([.A1060]-[.$I$2])+[.$J$2]*2*(RAND()-0.5)" office:value-type="float" office:value="3054466707394788" calcext:value-type="float">
            <text:p>3054466707394788</text:p>
          </table:table-cell>
          <table:table-cell table:number-columns-repeated="8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[.$C$2]*([.A1061]-[.$D$2])*([.A1061]-[.$E$2])*([.A1061]-[.$F$2])*([.A1061]-[.$G$2])*([.A1061]-[.$H$2])*([.A1061]-[.$I$2])+[.$J$2]*2*(RAND()-0.5)" office:value-type="float" office:value="4622128523141842" calcext:value-type="float">
            <text:p>4622128523141842</text:p>
          </table:table-cell>
          <table:table-cell table:number-columns-repeated="8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[.$C$2]*([.A1062]-[.$D$2])*([.A1062]-[.$E$2])*([.A1062]-[.$F$2])*([.A1062]-[.$G$2])*([.A1062]-[.$H$2])*([.A1062]-[.$I$2])+[.$J$2]*2*(RAND()-0.5)" office:value-type="float" office:value="3690834211275836" calcext:value-type="float">
            <text:p>3690834211275836</text:p>
          </table:table-cell>
          <table:table-cell table:number-columns-repeated="8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[.$C$2]*([.A1063]-[.$D$2])*([.A1063]-[.$E$2])*([.A1063]-[.$F$2])*([.A1063]-[.$G$2])*([.A1063]-[.$H$2])*([.A1063]-[.$I$2])+[.$J$2]*2*(RAND()-0.5)" office:value-type="float" office:value="3.04592865012845E+015" calcext:value-type="float">
            <text:p>3.04592865012845E+015</text:p>
          </table:table-cell>
          <table:table-cell table:number-columns-repeated="8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[.$C$2]*([.A1064]-[.$D$2])*([.A1064]-[.$E$2])*([.A1064]-[.$F$2])*([.A1064]-[.$G$2])*([.A1064]-[.$H$2])*([.A1064]-[.$I$2])+[.$J$2]*2*(RAND()-0.5)" office:value-type="float" office:value="3338655715863247" calcext:value-type="float">
            <text:p>3338655715863247</text:p>
          </table:table-cell>
          <table:table-cell table:number-columns-repeated="8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[.$C$2]*([.A1065]-[.$D$2])*([.A1065]-[.$E$2])*([.A1065]-[.$F$2])*([.A1065]-[.$G$2])*([.A1065]-[.$H$2])*([.A1065]-[.$I$2])+[.$J$2]*2*(RAND()-0.5)" office:value-type="float" office:value="3.18977225933275E+015" calcext:value-type="float">
            <text:p>3.18977225933275E+015</text:p>
          </table:table-cell>
          <table:table-cell table:number-columns-repeated="8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[.$C$2]*([.A1066]-[.$D$2])*([.A1066]-[.$E$2])*([.A1066]-[.$F$2])*([.A1066]-[.$G$2])*([.A1066]-[.$H$2])*([.A1066]-[.$I$2])+[.$J$2]*2*(RAND()-0.5)" office:value-type="float" office:value="5057937455474656" calcext:value-type="float">
            <text:p>5057937455474656</text:p>
          </table:table-cell>
          <table:table-cell table:number-columns-repeated="8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[.$C$2]*([.A1067]-[.$D$2])*([.A1067]-[.$E$2])*([.A1067]-[.$F$2])*([.A1067]-[.$G$2])*([.A1067]-[.$H$2])*([.A1067]-[.$I$2])+[.$J$2]*2*(RAND()-0.5)" office:value-type="float" office:value="3.48651614128572E+015" calcext:value-type="float">
            <text:p>3.48651614128572E+015</text:p>
          </table:table-cell>
          <table:table-cell table:number-columns-repeated="8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[.$C$2]*([.A1068]-[.$D$2])*([.A1068]-[.$E$2])*([.A1068]-[.$F$2])*([.A1068]-[.$G$2])*([.A1068]-[.$H$2])*([.A1068]-[.$I$2])+[.$J$2]*2*(RAND()-0.5)" office:value-type="float" office:value="3274150602514140" calcext:value-type="float">
            <text:p>3274150602514140</text:p>
          </table:table-cell>
          <table:table-cell table:number-columns-repeated="8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[.$C$2]*([.A1069]-[.$D$2])*([.A1069]-[.$E$2])*([.A1069]-[.$F$2])*([.A1069]-[.$G$2])*([.A1069]-[.$H$2])*([.A1069]-[.$I$2])+[.$J$2]*2*(RAND()-0.5)" office:value-type="float" office:value="3.96247324211846E+015" calcext:value-type="float">
            <text:p>3.96247324211846E+015</text:p>
          </table:table-cell>
          <table:table-cell table:number-columns-repeated="8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[.$C$2]*([.A1070]-[.$D$2])*([.A1070]-[.$E$2])*([.A1070]-[.$F$2])*([.A1070]-[.$G$2])*([.A1070]-[.$H$2])*([.A1070]-[.$I$2])+[.$J$2]*2*(RAND()-0.5)" office:value-type="float" office:value="4984510731926338" calcext:value-type="float">
            <text:p>4984510731926338</text:p>
          </table:table-cell>
          <table:table-cell table:number-columns-repeated="8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[.$C$2]*([.A1071]-[.$D$2])*([.A1071]-[.$E$2])*([.A1071]-[.$F$2])*([.A1071]-[.$G$2])*([.A1071]-[.$H$2])*([.A1071]-[.$I$2])+[.$J$2]*2*(RAND()-0.5)" office:value-type="float" office:value="4688879709814487" calcext:value-type="float">
            <text:p>4688879709814487</text:p>
          </table:table-cell>
          <table:table-cell table:number-columns-repeated="8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[.$C$2]*([.A1072]-[.$D$2])*([.A1072]-[.$E$2])*([.A1072]-[.$F$2])*([.A1072]-[.$G$2])*([.A1072]-[.$H$2])*([.A1072]-[.$I$2])+[.$J$2]*2*(RAND()-0.5)" office:value-type="float" office:value="3451567589609041" calcext:value-type="float">
            <text:p>3451567589609041</text:p>
          </table:table-cell>
          <table:table-cell table:number-columns-repeated="8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[.$C$2]*([.A1073]-[.$D$2])*([.A1073]-[.$E$2])*([.A1073]-[.$F$2])*([.A1073]-[.$G$2])*([.A1073]-[.$H$2])*([.A1073]-[.$I$2])+[.$J$2]*2*(RAND()-0.5)" office:value-type="float" office:value="4946908386421562" calcext:value-type="float">
            <text:p>4946908386421562</text:p>
          </table:table-cell>
          <table:table-cell table:number-columns-repeated="8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[.$C$2]*([.A1074]-[.$D$2])*([.A1074]-[.$E$2])*([.A1074]-[.$F$2])*([.A1074]-[.$G$2])*([.A1074]-[.$H$2])*([.A1074]-[.$I$2])+[.$J$2]*2*(RAND()-0.5)" office:value-type="float" office:value="5239015709602044" calcext:value-type="float">
            <text:p>5239015709602044</text:p>
          </table:table-cell>
          <table:table-cell table:number-columns-repeated="8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[.$C$2]*([.A1075]-[.$D$2])*([.A1075]-[.$E$2])*([.A1075]-[.$F$2])*([.A1075]-[.$G$2])*([.A1075]-[.$H$2])*([.A1075]-[.$I$2])+[.$J$2]*2*(RAND()-0.5)" office:value-type="float" office:value="4523994191274496" calcext:value-type="float">
            <text:p>4523994191274496</text:p>
          </table:table-cell>
          <table:table-cell table:number-columns-repeated="8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[.$C$2]*([.A1076]-[.$D$2])*([.A1076]-[.$E$2])*([.A1076]-[.$F$2])*([.A1076]-[.$G$2])*([.A1076]-[.$H$2])*([.A1076]-[.$I$2])+[.$J$2]*2*(RAND()-0.5)" office:value-type="float" office:value="5021614644836969" calcext:value-type="float">
            <text:p>5021614644836969</text:p>
          </table:table-cell>
          <table:table-cell table:number-columns-repeated="8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[.$C$2]*([.A1077]-[.$D$2])*([.A1077]-[.$E$2])*([.A1077]-[.$F$2])*([.A1077]-[.$G$2])*([.A1077]-[.$H$2])*([.A1077]-[.$I$2])+[.$J$2]*2*(RAND()-0.5)" office:value-type="float" office:value="4623895076718865" calcext:value-type="float">
            <text:p>4623895076718865</text:p>
          </table:table-cell>
          <table:table-cell table:number-columns-repeated="8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[.$C$2]*([.A1078]-[.$D$2])*([.A1078]-[.$E$2])*([.A1078]-[.$F$2])*([.A1078]-[.$G$2])*([.A1078]-[.$H$2])*([.A1078]-[.$I$2])+[.$J$2]*2*(RAND()-0.5)" office:value-type="float" office:value="3738038716722672" calcext:value-type="float">
            <text:p>3738038716722672</text:p>
          </table:table-cell>
          <table:table-cell table:number-columns-repeated="8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[.$C$2]*([.A1079]-[.$D$2])*([.A1079]-[.$E$2])*([.A1079]-[.$F$2])*([.A1079]-[.$G$2])*([.A1079]-[.$H$2])*([.A1079]-[.$I$2])+[.$J$2]*2*(RAND()-0.5)" office:value-type="float" office:value="4963509409099931" calcext:value-type="float">
            <text:p>4963509409099931</text:p>
          </table:table-cell>
          <table:table-cell table:number-columns-repeated="8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[.$C$2]*([.A1080]-[.$D$2])*([.A1080]-[.$E$2])*([.A1080]-[.$F$2])*([.A1080]-[.$G$2])*([.A1080]-[.$H$2])*([.A1080]-[.$I$2])+[.$J$2]*2*(RAND()-0.5)" office:value-type="float" office:value="5217671452500097" calcext:value-type="float">
            <text:p>5217671452500097</text:p>
          </table:table-cell>
          <table:table-cell table:number-columns-repeated="8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[.$C$2]*([.A1081]-[.$D$2])*([.A1081]-[.$E$2])*([.A1081]-[.$F$2])*([.A1081]-[.$G$2])*([.A1081]-[.$H$2])*([.A1081]-[.$I$2])+[.$J$2]*2*(RAND()-0.5)" office:value-type="float" office:value="4886073604586545" calcext:value-type="float">
            <text:p>4886073604586545</text:p>
          </table:table-cell>
          <table:table-cell table:number-columns-repeated="8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[.$C$2]*([.A1082]-[.$D$2])*([.A1082]-[.$E$2])*([.A1082]-[.$F$2])*([.A1082]-[.$G$2])*([.A1082]-[.$H$2])*([.A1082]-[.$I$2])+[.$J$2]*2*(RAND()-0.5)" office:value-type="float" office:value="5258742370532730" calcext:value-type="float">
            <text:p>5258742370532730</text:p>
          </table:table-cell>
          <table:table-cell table:number-columns-repeated="8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[.$C$2]*([.A1083]-[.$D$2])*([.A1083]-[.$E$2])*([.A1083]-[.$F$2])*([.A1083]-[.$G$2])*([.A1083]-[.$H$2])*([.A1083]-[.$I$2])+[.$J$2]*2*(RAND()-0.5)" office:value-type="float" office:value="4764681351186913" calcext:value-type="float">
            <text:p>4764681351186913</text:p>
          </table:table-cell>
          <table:table-cell table:number-columns-repeated="8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[.$C$2]*([.A1084]-[.$D$2])*([.A1084]-[.$E$2])*([.A1084]-[.$F$2])*([.A1084]-[.$G$2])*([.A1084]-[.$H$2])*([.A1084]-[.$I$2])+[.$J$2]*2*(RAND()-0.5)" office:value-type="float" office:value="4736046423125330" calcext:value-type="float">
            <text:p>4736046423125330</text:p>
          </table:table-cell>
          <table:table-cell table:number-columns-repeated="8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[.$C$2]*([.A1085]-[.$D$2])*([.A1085]-[.$E$2])*([.A1085]-[.$F$2])*([.A1085]-[.$G$2])*([.A1085]-[.$H$2])*([.A1085]-[.$I$2])+[.$J$2]*2*(RAND()-0.5)" office:value-type="float" office:value="5214180367879042" calcext:value-type="float">
            <text:p>5214180367879042</text:p>
          </table:table-cell>
          <table:table-cell table:number-columns-repeated="8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[.$C$2]*([.A1086]-[.$D$2])*([.A1086]-[.$E$2])*([.A1086]-[.$F$2])*([.A1086]-[.$G$2])*([.A1086]-[.$H$2])*([.A1086]-[.$I$2])+[.$J$2]*2*(RAND()-0.5)" office:value-type="float" office:value="5034408522179531" calcext:value-type="float">
            <text:p>5034408522179531</text:p>
          </table:table-cell>
          <table:table-cell table:number-columns-repeated="8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[.$C$2]*([.A1087]-[.$D$2])*([.A1087]-[.$E$2])*([.A1087]-[.$F$2])*([.A1087]-[.$G$2])*([.A1087]-[.$H$2])*([.A1087]-[.$I$2])+[.$J$2]*2*(RAND()-0.5)" office:value-type="float" office:value="5500058493627945" calcext:value-type="float">
            <text:p>5500058493627945</text:p>
          </table:table-cell>
          <table:table-cell table:number-columns-repeated="8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[.$C$2]*([.A1088]-[.$D$2])*([.A1088]-[.$E$2])*([.A1088]-[.$F$2])*([.A1088]-[.$G$2])*([.A1088]-[.$H$2])*([.A1088]-[.$I$2])+[.$J$2]*2*(RAND()-0.5)" office:value-type="float" office:value="5991018551971560" calcext:value-type="float">
            <text:p>5991018551971560</text:p>
          </table:table-cell>
          <table:table-cell table:number-columns-repeated="8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[.$C$2]*([.A1089]-[.$D$2])*([.A1089]-[.$E$2])*([.A1089]-[.$F$2])*([.A1089]-[.$G$2])*([.A1089]-[.$H$2])*([.A1089]-[.$I$2])+[.$J$2]*2*(RAND()-0.5)" office:value-type="float" office:value="4728440147015605" calcext:value-type="float">
            <text:p>4728440147015605</text:p>
          </table:table-cell>
          <table:table-cell table:number-columns-repeated="8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[.$C$2]*([.A1090]-[.$D$2])*([.A1090]-[.$E$2])*([.A1090]-[.$F$2])*([.A1090]-[.$G$2])*([.A1090]-[.$H$2])*([.A1090]-[.$I$2])+[.$J$2]*2*(RAND()-0.5)" office:value-type="float" office:value="4397401279075739" calcext:value-type="float">
            <text:p>4397401279075739</text:p>
          </table:table-cell>
          <table:table-cell table:number-columns-repeated="8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$C$2]*([.A1091]-[.$D$2])*([.A1091]-[.$E$2])*([.A1091]-[.$F$2])*([.A1091]-[.$G$2])*([.A1091]-[.$H$2])*([.A1091]-[.$I$2])+[.$J$2]*2*(RAND()-0.5)" office:value-type="float" office:value="5915625639573877" calcext:value-type="float">
            <text:p>5915625639573877</text:p>
          </table:table-cell>
          <table:table-cell table:number-columns-repeated="8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[.$C$2]*([.A1092]-[.$D$2])*([.A1092]-[.$E$2])*([.A1092]-[.$F$2])*([.A1092]-[.$G$2])*([.A1092]-[.$H$2])*([.A1092]-[.$I$2])+[.$J$2]*2*(RAND()-0.5)" office:value-type="float" office:value="5250007593443105" calcext:value-type="float">
            <text:p>5250007593443105</text:p>
          </table:table-cell>
          <table:table-cell table:number-columns-repeated="8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[.$C$2]*([.A1093]-[.$D$2])*([.A1093]-[.$E$2])*([.A1093]-[.$F$2])*([.A1093]-[.$G$2])*([.A1093]-[.$H$2])*([.A1093]-[.$I$2])+[.$J$2]*2*(RAND()-0.5)" office:value-type="float" office:value="6420207103412713" calcext:value-type="float">
            <text:p>6420207103412713</text:p>
          </table:table-cell>
          <table:table-cell table:number-columns-repeated="8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[.$C$2]*([.A1094]-[.$D$2])*([.A1094]-[.$E$2])*([.A1094]-[.$F$2])*([.A1094]-[.$G$2])*([.A1094]-[.$H$2])*([.A1094]-[.$I$2])+[.$J$2]*2*(RAND()-0.5)" office:value-type="float" office:value="6301815968054156" calcext:value-type="float">
            <text:p>6301815968054156</text:p>
          </table:table-cell>
          <table:table-cell table:number-columns-repeated="8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[.$C$2]*([.A1095]-[.$D$2])*([.A1095]-[.$E$2])*([.A1095]-[.$F$2])*([.A1095]-[.$G$2])*([.A1095]-[.$H$2])*([.A1095]-[.$I$2])+[.$J$2]*2*(RAND()-0.5)" office:value-type="float" office:value="5390865815184264" calcext:value-type="float">
            <text:p>5390865815184264</text:p>
          </table:table-cell>
          <table:table-cell table:number-columns-repeated="8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[.$C$2]*([.A1096]-[.$D$2])*([.A1096]-[.$E$2])*([.A1096]-[.$F$2])*([.A1096]-[.$G$2])*([.A1096]-[.$H$2])*([.A1096]-[.$I$2])+[.$J$2]*2*(RAND()-0.5)" office:value-type="float" office:value="5785035658493064" calcext:value-type="float">
            <text:p>5785035658493064</text:p>
          </table:table-cell>
          <table:table-cell table:number-columns-repeated="8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[.$C$2]*([.A1097]-[.$D$2])*([.A1097]-[.$E$2])*([.A1097]-[.$F$2])*([.A1097]-[.$G$2])*([.A1097]-[.$H$2])*([.A1097]-[.$I$2])+[.$J$2]*2*(RAND()-0.5)" office:value-type="float" office:value="5803775088450421" calcext:value-type="float">
            <text:p>5803775088450421</text:p>
          </table:table-cell>
          <table:table-cell table:number-columns-repeated="8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[.$C$2]*([.A1098]-[.$D$2])*([.A1098]-[.$E$2])*([.A1098]-[.$F$2])*([.A1098]-[.$G$2])*([.A1098]-[.$H$2])*([.A1098]-[.$I$2])+[.$J$2]*2*(RAND()-0.5)" office:value-type="float" office:value="6339080953281438" calcext:value-type="float">
            <text:p>6339080953281438</text:p>
          </table:table-cell>
          <table:table-cell table:number-columns-repeated="8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[.$C$2]*([.A1099]-[.$D$2])*([.A1099]-[.$E$2])*([.A1099]-[.$F$2])*([.A1099]-[.$G$2])*([.A1099]-[.$H$2])*([.A1099]-[.$I$2])+[.$J$2]*2*(RAND()-0.5)" office:value-type="float" office:value="6052978978124736" calcext:value-type="float">
            <text:p>6052978978124736</text:p>
          </table:table-cell>
          <table:table-cell table:number-columns-repeated="8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[.$C$2]*([.A1100]-[.$D$2])*([.A1100]-[.$E$2])*([.A1100]-[.$F$2])*([.A1100]-[.$G$2])*([.A1100]-[.$H$2])*([.A1100]-[.$I$2])+[.$J$2]*2*(RAND()-0.5)" office:value-type="float" office:value="6083635759767002" calcext:value-type="float">
            <text:p>6083635759767002</text:p>
          </table:table-cell>
          <table:table-cell table:number-columns-repeated="8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[.$C$2]*([.A1101]-[.$D$2])*([.A1101]-[.$E$2])*([.A1101]-[.$F$2])*([.A1101]-[.$G$2])*([.A1101]-[.$H$2])*([.A1101]-[.$I$2])+[.$J$2]*2*(RAND()-0.5)" office:value-type="float" office:value="5713866942623090" calcext:value-type="float">
            <text:p>5713866942623090</text:p>
          </table:table-cell>
          <table:table-cell table:number-columns-repeated="8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[.$C$2]*([.A1102]-[.$D$2])*([.A1102]-[.$E$2])*([.A1102]-[.$F$2])*([.A1102]-[.$G$2])*([.A1102]-[.$H$2])*([.A1102]-[.$I$2])+[.$J$2]*2*(RAND()-0.5)" office:value-type="float" office:value="6179148564425054" calcext:value-type="float">
            <text:p>6179148564425054</text:p>
          </table:table-cell>
          <table:table-cell table:number-columns-repeated="8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[.$C$2]*([.A1103]-[.$D$2])*([.A1103]-[.$E$2])*([.A1103]-[.$F$2])*([.A1103]-[.$G$2])*([.A1103]-[.$H$2])*([.A1103]-[.$I$2])+[.$J$2]*2*(RAND()-0.5)" office:value-type="float" office:value="6107437001499926" calcext:value-type="float">
            <text:p>6107437001499926</text:p>
          </table:table-cell>
          <table:table-cell table:number-columns-repeated="8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[.$C$2]*([.A1104]-[.$D$2])*([.A1104]-[.$E$2])*([.A1104]-[.$F$2])*([.A1104]-[.$G$2])*([.A1104]-[.$H$2])*([.A1104]-[.$I$2])+[.$J$2]*2*(RAND()-0.5)" office:value-type="float" office:value="6148063150637308" calcext:value-type="float">
            <text:p>6148063150637308</text:p>
          </table:table-cell>
          <table:table-cell table:number-columns-repeated="8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[.$C$2]*([.A1105]-[.$D$2])*([.A1105]-[.$E$2])*([.A1105]-[.$F$2])*([.A1105]-[.$G$2])*([.A1105]-[.$H$2])*([.A1105]-[.$I$2])+[.$J$2]*2*(RAND()-0.5)" office:value-type="float" office:value="6784709330261604" calcext:value-type="float">
            <text:p>6784709330261604</text:p>
          </table:table-cell>
          <table:table-cell table:number-columns-repeated="8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[.$C$2]*([.A1106]-[.$D$2])*([.A1106]-[.$E$2])*([.A1106]-[.$F$2])*([.A1106]-[.$G$2])*([.A1106]-[.$H$2])*([.A1106]-[.$I$2])+[.$J$2]*2*(RAND()-0.5)" office:value-type="float" office:value="6603033545025129" calcext:value-type="float">
            <text:p>6603033545025129</text:p>
          </table:table-cell>
          <table:table-cell table:number-columns-repeated="8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[.$C$2]*([.A1107]-[.$D$2])*([.A1107]-[.$E$2])*([.A1107]-[.$F$2])*([.A1107]-[.$G$2])*([.A1107]-[.$H$2])*([.A1107]-[.$I$2])+[.$J$2]*2*(RAND()-0.5)" office:value-type="float" office:value="6489452790349434" calcext:value-type="float">
            <text:p>6489452790349434</text:p>
          </table:table-cell>
          <table:table-cell table:number-columns-repeated="8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[.$C$2]*([.A1108]-[.$D$2])*([.A1108]-[.$E$2])*([.A1108]-[.$F$2])*([.A1108]-[.$G$2])*([.A1108]-[.$H$2])*([.A1108]-[.$I$2])+[.$J$2]*2*(RAND()-0.5)" office:value-type="float" office:value="5628669143483334" calcext:value-type="float">
            <text:p>5628669143483334</text:p>
          </table:table-cell>
          <table:table-cell table:number-columns-repeated="8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[.$C$2]*([.A1109]-[.$D$2])*([.A1109]-[.$E$2])*([.A1109]-[.$F$2])*([.A1109]-[.$G$2])*([.A1109]-[.$H$2])*([.A1109]-[.$I$2])+[.$J$2]*2*(RAND()-0.5)" office:value-type="float" office:value="5531478465761120" calcext:value-type="float">
            <text:p>5531478465761120</text:p>
          </table:table-cell>
          <table:table-cell table:number-columns-repeated="8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[.$C$2]*([.A1110]-[.$D$2])*([.A1110]-[.$E$2])*([.A1110]-[.$F$2])*([.A1110]-[.$G$2])*([.A1110]-[.$H$2])*([.A1110]-[.$I$2])+[.$J$2]*2*(RAND()-0.5)" office:value-type="float" office:value="5758661231276154" calcext:value-type="float">
            <text:p>5758661231276154</text:p>
          </table:table-cell>
          <table:table-cell table:number-columns-repeated="8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[.$C$2]*([.A1111]-[.$D$2])*([.A1111]-[.$E$2])*([.A1111]-[.$F$2])*([.A1111]-[.$G$2])*([.A1111]-[.$H$2])*([.A1111]-[.$I$2])+[.$J$2]*2*(RAND()-0.5)" office:value-type="float" office:value="6455526797683562" calcext:value-type="float">
            <text:p>6455526797683562</text:p>
          </table:table-cell>
          <table:table-cell table:number-columns-repeated="8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[.$C$2]*([.A1112]-[.$D$2])*([.A1112]-[.$E$2])*([.A1112]-[.$F$2])*([.A1112]-[.$G$2])*([.A1112]-[.$H$2])*([.A1112]-[.$I$2])+[.$J$2]*2*(RAND()-0.5)" office:value-type="float" office:value="6173514558145299" calcext:value-type="float">
            <text:p>6173514558145299</text:p>
          </table:table-cell>
          <table:table-cell table:number-columns-repeated="8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[.$C$2]*([.A1113]-[.$D$2])*([.A1113]-[.$E$2])*([.A1113]-[.$F$2])*([.A1113]-[.$G$2])*([.A1113]-[.$H$2])*([.A1113]-[.$I$2])+[.$J$2]*2*(RAND()-0.5)" office:value-type="float" office:value="7207125499775828" calcext:value-type="float">
            <text:p>7207125499775828</text:p>
          </table:table-cell>
          <table:table-cell table:number-columns-repeated="8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[.$C$2]*([.A1114]-[.$D$2])*([.A1114]-[.$E$2])*([.A1114]-[.$F$2])*([.A1114]-[.$G$2])*([.A1114]-[.$H$2])*([.A1114]-[.$I$2])+[.$J$2]*2*(RAND()-0.5)" office:value-type="float" office:value="5539467756464131" calcext:value-type="float">
            <text:p>5539467756464131</text:p>
          </table:table-cell>
          <table:table-cell table:number-columns-repeated="8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[.$C$2]*([.A1115]-[.$D$2])*([.A1115]-[.$E$2])*([.A1115]-[.$F$2])*([.A1115]-[.$G$2])*([.A1115]-[.$H$2])*([.A1115]-[.$I$2])+[.$J$2]*2*(RAND()-0.5)" office:value-type="float" office:value="7216896829364141" calcext:value-type="float">
            <text:p>7216896829364141</text:p>
          </table:table-cell>
          <table:table-cell table:number-columns-repeated="8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[.$C$2]*([.A1116]-[.$D$2])*([.A1116]-[.$E$2])*([.A1116]-[.$F$2])*([.A1116]-[.$G$2])*([.A1116]-[.$H$2])*([.A1116]-[.$I$2])+[.$J$2]*2*(RAND()-0.5)" office:value-type="float" office:value="7412921071715422" calcext:value-type="float">
            <text:p>7412921071715422</text:p>
          </table:table-cell>
          <table:table-cell table:number-columns-repeated="8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[.$C$2]*([.A1117]-[.$D$2])*([.A1117]-[.$E$2])*([.A1117]-[.$F$2])*([.A1117]-[.$G$2])*([.A1117]-[.$H$2])*([.A1117]-[.$I$2])+[.$J$2]*2*(RAND()-0.5)" office:value-type="float" office:value="6476845443753853" calcext:value-type="float">
            <text:p>6476845443753853</text:p>
          </table:table-cell>
          <table:table-cell table:number-columns-repeated="8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[.$C$2]*([.A1118]-[.$D$2])*([.A1118]-[.$E$2])*([.A1118]-[.$F$2])*([.A1118]-[.$G$2])*([.A1118]-[.$H$2])*([.A1118]-[.$I$2])+[.$J$2]*2*(RAND()-0.5)" office:value-type="float" office:value="7407671696549856" calcext:value-type="float">
            <text:p>7407671696549856</text:p>
          </table:table-cell>
          <table:table-cell table:number-columns-repeated="8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[.$C$2]*([.A1119]-[.$D$2])*([.A1119]-[.$E$2])*([.A1119]-[.$F$2])*([.A1119]-[.$G$2])*([.A1119]-[.$H$2])*([.A1119]-[.$I$2])+[.$J$2]*2*(RAND()-0.5)" office:value-type="float" office:value="5960104961183902" calcext:value-type="float">
            <text:p>5960104961183902</text:p>
          </table:table-cell>
          <table:table-cell table:number-columns-repeated="8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[.$C$2]*([.A1120]-[.$D$2])*([.A1120]-[.$E$2])*([.A1120]-[.$F$2])*([.A1120]-[.$G$2])*([.A1120]-[.$H$2])*([.A1120]-[.$I$2])+[.$J$2]*2*(RAND()-0.5)" office:value-type="float" office:value="7702717611269010" calcext:value-type="float">
            <text:p>7702717611269010</text:p>
          </table:table-cell>
          <table:table-cell table:number-columns-repeated="8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[.$C$2]*([.A1121]-[.$D$2])*([.A1121]-[.$E$2])*([.A1121]-[.$F$2])*([.A1121]-[.$G$2])*([.A1121]-[.$H$2])*([.A1121]-[.$I$2])+[.$J$2]*2*(RAND()-0.5)" office:value-type="float" office:value="7616315324216618" calcext:value-type="float">
            <text:p>7616315324216618</text:p>
          </table:table-cell>
          <table:table-cell table:number-columns-repeated="8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[.$C$2]*([.A1122]-[.$D$2])*([.A1122]-[.$E$2])*([.A1122]-[.$F$2])*([.A1122]-[.$G$2])*([.A1122]-[.$H$2])*([.A1122]-[.$I$2])+[.$J$2]*2*(RAND()-0.5)" office:value-type="float" office:value="7113375112135557" calcext:value-type="float">
            <text:p>7113375112135557</text:p>
          </table:table-cell>
          <table:table-cell table:number-columns-repeated="8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[.$C$2]*([.A1123]-[.$D$2])*([.A1123]-[.$E$2])*([.A1123]-[.$F$2])*([.A1123]-[.$G$2])*([.A1123]-[.$H$2])*([.A1123]-[.$I$2])+[.$J$2]*2*(RAND()-0.5)" office:value-type="float" office:value="6875225114431481" calcext:value-type="float">
            <text:p>6875225114431481</text:p>
          </table:table-cell>
          <table:table-cell table:number-columns-repeated="8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[.$C$2]*([.A1124]-[.$D$2])*([.A1124]-[.$E$2])*([.A1124]-[.$F$2])*([.A1124]-[.$G$2])*([.A1124]-[.$H$2])*([.A1124]-[.$I$2])+[.$J$2]*2*(RAND()-0.5)" office:value-type="float" office:value="7856429264523201" calcext:value-type="float">
            <text:p>7856429264523201</text:p>
          </table:table-cell>
          <table:table-cell table:number-columns-repeated="8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[.$C$2]*([.A1125]-[.$D$2])*([.A1125]-[.$E$2])*([.A1125]-[.$F$2])*([.A1125]-[.$G$2])*([.A1125]-[.$H$2])*([.A1125]-[.$I$2])+[.$J$2]*2*(RAND()-0.5)" office:value-type="float" office:value="7306554470638779" calcext:value-type="float">
            <text:p>7306554470638779</text:p>
          </table:table-cell>
          <table:table-cell table:number-columns-repeated="8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[.$C$2]*([.A1126]-[.$D$2])*([.A1126]-[.$E$2])*([.A1126]-[.$F$2])*([.A1126]-[.$G$2])*([.A1126]-[.$H$2])*([.A1126]-[.$I$2])+[.$J$2]*2*(RAND()-0.5)" office:value-type="float" office:value="6428177964422851" calcext:value-type="float">
            <text:p>6428177964422851</text:p>
          </table:table-cell>
          <table:table-cell table:number-columns-repeated="8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[.$C$2]*([.A1127]-[.$D$2])*([.A1127]-[.$E$2])*([.A1127]-[.$F$2])*([.A1127]-[.$G$2])*([.A1127]-[.$H$2])*([.A1127]-[.$I$2])+[.$J$2]*2*(RAND()-0.5)" office:value-type="float" office:value="6805288149251649" calcext:value-type="float">
            <text:p>6805288149251649</text:p>
          </table:table-cell>
          <table:table-cell table:number-columns-repeated="8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[.$C$2]*([.A1128]-[.$D$2])*([.A1128]-[.$E$2])*([.A1128]-[.$F$2])*([.A1128]-[.$G$2])*([.A1128]-[.$H$2])*([.A1128]-[.$I$2])+[.$J$2]*2*(RAND()-0.5)" office:value-type="float" office:value="6901627409838979" calcext:value-type="float">
            <text:p>6901627409838979</text:p>
          </table:table-cell>
          <table:table-cell table:number-columns-repeated="8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[.$C$2]*([.A1129]-[.$D$2])*([.A1129]-[.$E$2])*([.A1129]-[.$F$2])*([.A1129]-[.$G$2])*([.A1129]-[.$H$2])*([.A1129]-[.$I$2])+[.$J$2]*2*(RAND()-0.5)" office:value-type="float" office:value="6975003037251849" calcext:value-type="float">
            <text:p>6975003037251849</text:p>
          </table:table-cell>
          <table:table-cell table:number-columns-repeated="8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[.$C$2]*([.A1130]-[.$D$2])*([.A1130]-[.$E$2])*([.A1130]-[.$F$2])*([.A1130]-[.$G$2])*([.A1130]-[.$H$2])*([.A1130]-[.$I$2])+[.$J$2]*2*(RAND()-0.5)" office:value-type="float" office:value="6278953462796360" calcext:value-type="float">
            <text:p>6278953462796360</text:p>
          </table:table-cell>
          <table:table-cell table:number-columns-repeated="8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[.$C$2]*([.A1131]-[.$D$2])*([.A1131]-[.$E$2])*([.A1131]-[.$F$2])*([.A1131]-[.$G$2])*([.A1131]-[.$H$2])*([.A1131]-[.$I$2])+[.$J$2]*2*(RAND()-0.5)" office:value-type="float" office:value="6772352538780049" calcext:value-type="float">
            <text:p>6772352538780049</text:p>
          </table:table-cell>
          <table:table-cell table:number-columns-repeated="8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[.$C$2]*([.A1132]-[.$D$2])*([.A1132]-[.$E$2])*([.A1132]-[.$F$2])*([.A1132]-[.$G$2])*([.A1132]-[.$H$2])*([.A1132]-[.$I$2])+[.$J$2]*2*(RAND()-0.5)" office:value-type="float" office:value="6937543427514928" calcext:value-type="float">
            <text:p>6937543427514928</text:p>
          </table:table-cell>
          <table:table-cell table:number-columns-repeated="8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[.$C$2]*([.A1133]-[.$D$2])*([.A1133]-[.$E$2])*([.A1133]-[.$F$2])*([.A1133]-[.$G$2])*([.A1133]-[.$H$2])*([.A1133]-[.$I$2])+[.$J$2]*2*(RAND()-0.5)" office:value-type="float" office:value="6993470117763899" calcext:value-type="float">
            <text:p>6993470117763899</text:p>
          </table:table-cell>
          <table:table-cell table:number-columns-repeated="8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[.$C$2]*([.A1134]-[.$D$2])*([.A1134]-[.$E$2])*([.A1134]-[.$F$2])*([.A1134]-[.$G$2])*([.A1134]-[.$H$2])*([.A1134]-[.$I$2])+[.$J$2]*2*(RAND()-0.5)" office:value-type="float" office:value="6568199418343733" calcext:value-type="float">
            <text:p>6568199418343733</text:p>
          </table:table-cell>
          <table:table-cell table:number-columns-repeated="8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[.$C$2]*([.A1135]-[.$D$2])*([.A1135]-[.$E$2])*([.A1135]-[.$F$2])*([.A1135]-[.$G$2])*([.A1135]-[.$H$2])*([.A1135]-[.$I$2])+[.$J$2]*2*(RAND()-0.5)" office:value-type="float" office:value="7851935406147060" calcext:value-type="float">
            <text:p>7851935406147060</text:p>
          </table:table-cell>
          <table:table-cell table:number-columns-repeated="8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[.$C$2]*([.A1136]-[.$D$2])*([.A1136]-[.$E$2])*([.A1136]-[.$F$2])*([.A1136]-[.$G$2])*([.A1136]-[.$H$2])*([.A1136]-[.$I$2])+[.$J$2]*2*(RAND()-0.5)" office:value-type="float" office:value="6494839927093749" calcext:value-type="float">
            <text:p>6494839927093749</text:p>
          </table:table-cell>
          <table:table-cell table:number-columns-repeated="8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[.$C$2]*([.A1137]-[.$D$2])*([.A1137]-[.$E$2])*([.A1137]-[.$F$2])*([.A1137]-[.$G$2])*([.A1137]-[.$H$2])*([.A1137]-[.$I$2])+[.$J$2]*2*(RAND()-0.5)" office:value-type="float" office:value="7029985895104866" calcext:value-type="float">
            <text:p>7029985895104866</text:p>
          </table:table-cell>
          <table:table-cell table:number-columns-repeated="8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[.$C$2]*([.A1138]-[.$D$2])*([.A1138]-[.$E$2])*([.A1138]-[.$F$2])*([.A1138]-[.$G$2])*([.A1138]-[.$H$2])*([.A1138]-[.$I$2])+[.$J$2]*2*(RAND()-0.5)" office:value-type="float" office:value="7115518733589260" calcext:value-type="float">
            <text:p>7115518733589260</text:p>
          </table:table-cell>
          <table:table-cell table:number-columns-repeated="8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[.$C$2]*([.A1139]-[.$D$2])*([.A1139]-[.$E$2])*([.A1139]-[.$F$2])*([.A1139]-[.$G$2])*([.A1139]-[.$H$2])*([.A1139]-[.$I$2])+[.$J$2]*2*(RAND()-0.5)" office:value-type="float" office:value="6881398175463633" calcext:value-type="float">
            <text:p>6881398175463633</text:p>
          </table:table-cell>
          <table:table-cell table:number-columns-repeated="8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[.$C$2]*([.A1140]-[.$D$2])*([.A1140]-[.$E$2])*([.A1140]-[.$F$2])*([.A1140]-[.$G$2])*([.A1140]-[.$H$2])*([.A1140]-[.$I$2])+[.$J$2]*2*(RAND()-0.5)" office:value-type="float" office:value="6703113584790828" calcext:value-type="float">
            <text:p>6703113584790828</text:p>
          </table:table-cell>
          <table:table-cell table:number-columns-repeated="8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[.$C$2]*([.A1141]-[.$D$2])*([.A1141]-[.$E$2])*([.A1141]-[.$F$2])*([.A1141]-[.$G$2])*([.A1141]-[.$H$2])*([.A1141]-[.$I$2])+[.$J$2]*2*(RAND()-0.5)" office:value-type="float" office:value="7581914928171078" calcext:value-type="float">
            <text:p>7581914928171078</text:p>
          </table:table-cell>
          <table:table-cell table:number-columns-repeated="8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[.$C$2]*([.A1142]-[.$D$2])*([.A1142]-[.$E$2])*([.A1142]-[.$F$2])*([.A1142]-[.$G$2])*([.A1142]-[.$H$2])*([.A1142]-[.$I$2])+[.$J$2]*2*(RAND()-0.5)" office:value-type="float" office:value="6917668208930821" calcext:value-type="float">
            <text:p>6917668208930821</text:p>
          </table:table-cell>
          <table:table-cell table:number-columns-repeated="8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[.$C$2]*([.A1143]-[.$D$2])*([.A1143]-[.$E$2])*([.A1143]-[.$F$2])*([.A1143]-[.$G$2])*([.A1143]-[.$H$2])*([.A1143]-[.$I$2])+[.$J$2]*2*(RAND()-0.5)" office:value-type="float" office:value="8353050213809300" calcext:value-type="float">
            <text:p>8353050213809300</text:p>
          </table:table-cell>
          <table:table-cell table:number-columns-repeated="8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[.$C$2]*([.A1144]-[.$D$2])*([.A1144]-[.$E$2])*([.A1144]-[.$F$2])*([.A1144]-[.$G$2])*([.A1144]-[.$H$2])*([.A1144]-[.$I$2])+[.$J$2]*2*(RAND()-0.5)" office:value-type="float" office:value="7575163174509577" calcext:value-type="float">
            <text:p>7575163174509577</text:p>
          </table:table-cell>
          <table:table-cell table:number-columns-repeated="8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[.$C$2]*([.A1145]-[.$D$2])*([.A1145]-[.$E$2])*([.A1145]-[.$F$2])*([.A1145]-[.$G$2])*([.A1145]-[.$H$2])*([.A1145]-[.$I$2])+[.$J$2]*2*(RAND()-0.5)" office:value-type="float" office:value="7769807256783951" calcext:value-type="float">
            <text:p>7769807256783951</text:p>
          </table:table-cell>
          <table:table-cell table:number-columns-repeated="8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[.$C$2]*([.A1146]-[.$D$2])*([.A1146]-[.$E$2])*([.A1146]-[.$F$2])*([.A1146]-[.$G$2])*([.A1146]-[.$H$2])*([.A1146]-[.$I$2])+[.$J$2]*2*(RAND()-0.5)" office:value-type="float" office:value="7405926800547211" calcext:value-type="float">
            <text:p>7405926800547211</text:p>
          </table:table-cell>
          <table:table-cell table:number-columns-repeated="8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[.$C$2]*([.A1147]-[.$D$2])*([.A1147]-[.$E$2])*([.A1147]-[.$F$2])*([.A1147]-[.$G$2])*([.A1147]-[.$H$2])*([.A1147]-[.$I$2])+[.$J$2]*2*(RAND()-0.5)" office:value-type="float" office:value="6827939741630131" calcext:value-type="float">
            <text:p>6827939741630131</text:p>
          </table:table-cell>
          <table:table-cell table:number-columns-repeated="8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[.$C$2]*([.A1148]-[.$D$2])*([.A1148]-[.$E$2])*([.A1148]-[.$F$2])*([.A1148]-[.$G$2])*([.A1148]-[.$H$2])*([.A1148]-[.$I$2])+[.$J$2]*2*(RAND()-0.5)" office:value-type="float" office:value="7853920687737354" calcext:value-type="float">
            <text:p>7853920687737354</text:p>
          </table:table-cell>
          <table:table-cell table:number-columns-repeated="8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[.$C$2]*([.A1149]-[.$D$2])*([.A1149]-[.$E$2])*([.A1149]-[.$F$2])*([.A1149]-[.$G$2])*([.A1149]-[.$H$2])*([.A1149]-[.$I$2])+[.$J$2]*2*(RAND()-0.5)" office:value-type="float" office:value="8496879270298951" calcext:value-type="float">
            <text:p>8496879270298951</text:p>
          </table:table-cell>
          <table:table-cell table:number-columns-repeated="8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[.$C$2]*([.A1150]-[.$D$2])*([.A1150]-[.$E$2])*([.A1150]-[.$F$2])*([.A1150]-[.$G$2])*([.A1150]-[.$H$2])*([.A1150]-[.$I$2])+[.$J$2]*2*(RAND()-0.5)" office:value-type="float" office:value="8238330232835036" calcext:value-type="float">
            <text:p>8238330232835036</text:p>
          </table:table-cell>
          <table:table-cell table:number-columns-repeated="8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[.$C$2]*([.A1151]-[.$D$2])*([.A1151]-[.$E$2])*([.A1151]-[.$F$2])*([.A1151]-[.$G$2])*([.A1151]-[.$H$2])*([.A1151]-[.$I$2])+[.$J$2]*2*(RAND()-0.5)" office:value-type="float" office:value="7000671895649906" calcext:value-type="float">
            <text:p>7000671895649906</text:p>
          </table:table-cell>
          <table:table-cell table:number-columns-repeated="8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[.$C$2]*([.A1152]-[.$D$2])*([.A1152]-[.$E$2])*([.A1152]-[.$F$2])*([.A1152]-[.$G$2])*([.A1152]-[.$H$2])*([.A1152]-[.$I$2])+[.$J$2]*2*(RAND()-0.5)" office:value-type="float" office:value="7247017845760561" calcext:value-type="float">
            <text:p>7247017845760561</text:p>
          </table:table-cell>
          <table:table-cell table:number-columns-repeated="8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[.$C$2]*([.A1153]-[.$D$2])*([.A1153]-[.$E$2])*([.A1153]-[.$F$2])*([.A1153]-[.$G$2])*([.A1153]-[.$H$2])*([.A1153]-[.$I$2])+[.$J$2]*2*(RAND()-0.5)" office:value-type="float" office:value="7364180014987334" calcext:value-type="float">
            <text:p>7364180014987334</text:p>
          </table:table-cell>
          <table:table-cell table:number-columns-repeated="8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[.$C$2]*([.A1154]-[.$D$2])*([.A1154]-[.$E$2])*([.A1154]-[.$F$2])*([.A1154]-[.$G$2])*([.A1154]-[.$H$2])*([.A1154]-[.$I$2])+[.$J$2]*2*(RAND()-0.5)" office:value-type="float" office:value="7874721111666755" calcext:value-type="float">
            <text:p>7874721111666755</text:p>
          </table:table-cell>
          <table:table-cell table:number-columns-repeated="8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[.$C$2]*([.A1155]-[.$D$2])*([.A1155]-[.$E$2])*([.A1155]-[.$F$2])*([.A1155]-[.$G$2])*([.A1155]-[.$H$2])*([.A1155]-[.$I$2])+[.$J$2]*2*(RAND()-0.5)" office:value-type="float" office:value="7206307816603593" calcext:value-type="float">
            <text:p>7206307816603593</text:p>
          </table:table-cell>
          <table:table-cell table:number-columns-repeated="8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[.$C$2]*([.A1156]-[.$D$2])*([.A1156]-[.$E$2])*([.A1156]-[.$F$2])*([.A1156]-[.$G$2])*([.A1156]-[.$H$2])*([.A1156]-[.$I$2])+[.$J$2]*2*(RAND()-0.5)" office:value-type="float" office:value="8735930351541585" calcext:value-type="float">
            <text:p>8735930351541585</text:p>
          </table:table-cell>
          <table:table-cell table:number-columns-repeated="8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[.$C$2]*([.A1157]-[.$D$2])*([.A1157]-[.$E$2])*([.A1157]-[.$F$2])*([.A1157]-[.$G$2])*([.A1157]-[.$H$2])*([.A1157]-[.$I$2])+[.$J$2]*2*(RAND()-0.5)" office:value-type="float" office:value="8110808403960845" calcext:value-type="float">
            <text:p>8110808403960845</text:p>
          </table:table-cell>
          <table:table-cell table:number-columns-repeated="8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[.$C$2]*([.A1158]-[.$D$2])*([.A1158]-[.$E$2])*([.A1158]-[.$F$2])*([.A1158]-[.$G$2])*([.A1158]-[.$H$2])*([.A1158]-[.$I$2])+[.$J$2]*2*(RAND()-0.5)" office:value-type="float" office:value="8004965386370162" calcext:value-type="float">
            <text:p>8004965386370162</text:p>
          </table:table-cell>
          <table:table-cell table:number-columns-repeated="8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[.$C$2]*([.A1159]-[.$D$2])*([.A1159]-[.$E$2])*([.A1159]-[.$F$2])*([.A1159]-[.$G$2])*([.A1159]-[.$H$2])*([.A1159]-[.$I$2])+[.$J$2]*2*(RAND()-0.5)" office:value-type="float" office:value="7789987712775091" calcext:value-type="float">
            <text:p>7789987712775091</text:p>
          </table:table-cell>
          <table:table-cell table:number-columns-repeated="8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[.$C$2]*([.A1160]-[.$D$2])*([.A1160]-[.$E$2])*([.A1160]-[.$F$2])*([.A1160]-[.$G$2])*([.A1160]-[.$H$2])*([.A1160]-[.$I$2])+[.$J$2]*2*(RAND()-0.5)" office:value-type="float" office:value="9.05360808767401E+015" calcext:value-type="float">
            <text:p>9.05360808767401E+015</text:p>
          </table:table-cell>
          <table:table-cell table:number-columns-repeated="8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[.$C$2]*([.A1161]-[.$D$2])*([.A1161]-[.$E$2])*([.A1161]-[.$F$2])*([.A1161]-[.$G$2])*([.A1161]-[.$H$2])*([.A1161]-[.$I$2])+[.$J$2]*2*(RAND()-0.5)" office:value-type="float" office:value="9.152193275975E+015" calcext:value-type="float">
            <text:p>9.152193275975E+015</text:p>
          </table:table-cell>
          <table:table-cell table:number-columns-repeated="8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[.$C$2]*([.A1162]-[.$D$2])*([.A1162]-[.$E$2])*([.A1162]-[.$F$2])*([.A1162]-[.$G$2])*([.A1162]-[.$H$2])*([.A1162]-[.$I$2])+[.$J$2]*2*(RAND()-0.5)" office:value-type="float" office:value="7584899243741551" calcext:value-type="float">
            <text:p>7584899243741551</text:p>
          </table:table-cell>
          <table:table-cell table:number-columns-repeated="8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[.$C$2]*([.A1163]-[.$D$2])*([.A1163]-[.$E$2])*([.A1163]-[.$F$2])*([.A1163]-[.$G$2])*([.A1163]-[.$H$2])*([.A1163]-[.$I$2])+[.$J$2]*2*(RAND()-0.5)" office:value-type="float" office:value="8573540644137807" calcext:value-type="float">
            <text:p>8573540644137807</text:p>
          </table:table-cell>
          <table:table-cell table:number-columns-repeated="8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[.$C$2]*([.A1164]-[.$D$2])*([.A1164]-[.$E$2])*([.A1164]-[.$F$2])*([.A1164]-[.$G$2])*([.A1164]-[.$H$2])*([.A1164]-[.$I$2])+[.$J$2]*2*(RAND()-0.5)" office:value-type="float" office:value="7343416942333600" calcext:value-type="float">
            <text:p>7343416942333600</text:p>
          </table:table-cell>
          <table:table-cell table:number-columns-repeated="8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[.$C$2]*([.A1165]-[.$D$2])*([.A1165]-[.$E$2])*([.A1165]-[.$F$2])*([.A1165]-[.$G$2])*([.A1165]-[.$H$2])*([.A1165]-[.$I$2])+[.$J$2]*2*(RAND()-0.5)" office:value-type="float" office:value="9.28168436040663E+015" calcext:value-type="float">
            <text:p>9.28168436040663E+015</text:p>
          </table:table-cell>
          <table:table-cell table:number-columns-repeated="8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[.$C$2]*([.A1166]-[.$D$2])*([.A1166]-[.$E$2])*([.A1166]-[.$F$2])*([.A1166]-[.$G$2])*([.A1166]-[.$H$2])*([.A1166]-[.$I$2])+[.$J$2]*2*(RAND()-0.5)" office:value-type="float" office:value="7727667762671562" calcext:value-type="float">
            <text:p>7727667762671562</text:p>
          </table:table-cell>
          <table:table-cell table:number-columns-repeated="8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[.$C$2]*([.A1167]-[.$D$2])*([.A1167]-[.$E$2])*([.A1167]-[.$F$2])*([.A1167]-[.$G$2])*([.A1167]-[.$H$2])*([.A1167]-[.$I$2])+[.$J$2]*2*(RAND()-0.5)" office:value-type="float" office:value="8292400409612876" calcext:value-type="float">
            <text:p>8292400409612876</text:p>
          </table:table-cell>
          <table:table-cell table:number-columns-repeated="8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[.$C$2]*([.A1168]-[.$D$2])*([.A1168]-[.$E$2])*([.A1168]-[.$F$2])*([.A1168]-[.$G$2])*([.A1168]-[.$H$2])*([.A1168]-[.$I$2])+[.$J$2]*2*(RAND()-0.5)" office:value-type="float" office:value="8687953405999739" calcext:value-type="float">
            <text:p>8687953405999739</text:p>
          </table:table-cell>
          <table:table-cell table:number-columns-repeated="8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[.$C$2]*([.A1169]-[.$D$2])*([.A1169]-[.$E$2])*([.A1169]-[.$F$2])*([.A1169]-[.$G$2])*([.A1169]-[.$H$2])*([.A1169]-[.$I$2])+[.$J$2]*2*(RAND()-0.5)" office:value-type="float" office:value="9.03852973463232E+015" calcext:value-type="float">
            <text:p>9.03852973463232E+015</text:p>
          </table:table-cell>
          <table:table-cell table:number-columns-repeated="8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[.$C$2]*([.A1170]-[.$D$2])*([.A1170]-[.$E$2])*([.A1170]-[.$F$2])*([.A1170]-[.$G$2])*([.A1170]-[.$H$2])*([.A1170]-[.$I$2])+[.$J$2]*2*(RAND()-0.5)" office:value-type="float" office:value="9.12053976738878E+015" calcext:value-type="float">
            <text:p>9.12053976738878E+015</text:p>
          </table:table-cell>
          <table:table-cell table:number-columns-repeated="8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[.$C$2]*([.A1171]-[.$D$2])*([.A1171]-[.$E$2])*([.A1171]-[.$F$2])*([.A1171]-[.$G$2])*([.A1171]-[.$H$2])*([.A1171]-[.$I$2])+[.$J$2]*2*(RAND()-0.5)" office:value-type="float" office:value="8985174158893406" calcext:value-type="float">
            <text:p>8985174158893406</text:p>
          </table:table-cell>
          <table:table-cell table:number-columns-repeated="8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[.$C$2]*([.A1172]-[.$D$2])*([.A1172]-[.$E$2])*([.A1172]-[.$F$2])*([.A1172]-[.$G$2])*([.A1172]-[.$H$2])*([.A1172]-[.$I$2])+[.$J$2]*2*(RAND()-0.5)" office:value-type="float" office:value="8835597339725158" calcext:value-type="float">
            <text:p>8835597339725158</text:p>
          </table:table-cell>
          <table:table-cell table:number-columns-repeated="8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[.$C$2]*([.A1173]-[.$D$2])*([.A1173]-[.$E$2])*([.A1173]-[.$F$2])*([.A1173]-[.$G$2])*([.A1173]-[.$H$2])*([.A1173]-[.$I$2])+[.$J$2]*2*(RAND()-0.5)" office:value-type="float" office:value="8698085304230567" calcext:value-type="float">
            <text:p>8698085304230567</text:p>
          </table:table-cell>
          <table:table-cell table:number-columns-repeated="8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[.$C$2]*([.A1174]-[.$D$2])*([.A1174]-[.$E$2])*([.A1174]-[.$F$2])*([.A1174]-[.$G$2])*([.A1174]-[.$H$2])*([.A1174]-[.$I$2])+[.$J$2]*2*(RAND()-0.5)" office:value-type="float" office:value="8003643188430613" calcext:value-type="float">
            <text:p>8003643188430613</text:p>
          </table:table-cell>
          <table:table-cell table:number-columns-repeated="8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[.$C$2]*([.A1175]-[.$D$2])*([.A1175]-[.$E$2])*([.A1175]-[.$F$2])*([.A1175]-[.$G$2])*([.A1175]-[.$H$2])*([.A1175]-[.$I$2])+[.$J$2]*2*(RAND()-0.5)" office:value-type="float" office:value="8946359359376854" calcext:value-type="float">
            <text:p>8946359359376854</text:p>
          </table:table-cell>
          <table:table-cell table:number-columns-repeated="8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[.$C$2]*([.A1176]-[.$D$2])*([.A1176]-[.$E$2])*([.A1176]-[.$F$2])*([.A1176]-[.$G$2])*([.A1176]-[.$H$2])*([.A1176]-[.$I$2])+[.$J$2]*2*(RAND()-0.5)" office:value-type="float" office:value="9.14372374923448E+015" calcext:value-type="float">
            <text:p>9.14372374923448E+015</text:p>
          </table:table-cell>
          <table:table-cell table:number-columns-repeated="8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[.$C$2]*([.A1177]-[.$D$2])*([.A1177]-[.$E$2])*([.A1177]-[.$F$2])*([.A1177]-[.$G$2])*([.A1177]-[.$H$2])*([.A1177]-[.$I$2])+[.$J$2]*2*(RAND()-0.5)" office:value-type="float" office:value="8672458317218324" calcext:value-type="float">
            <text:p>8672458317218324</text:p>
          </table:table-cell>
          <table:table-cell table:number-columns-repeated="8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[.$C$2]*([.A1178]-[.$D$2])*([.A1178]-[.$E$2])*([.A1178]-[.$F$2])*([.A1178]-[.$G$2])*([.A1178]-[.$H$2])*([.A1178]-[.$I$2])+[.$J$2]*2*(RAND()-0.5)" office:value-type="float" office:value="8228301677013617" calcext:value-type="float">
            <text:p>8228301677013617</text:p>
          </table:table-cell>
          <table:table-cell table:number-columns-repeated="8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[.$C$2]*([.A1179]-[.$D$2])*([.A1179]-[.$E$2])*([.A1179]-[.$F$2])*([.A1179]-[.$G$2])*([.A1179]-[.$H$2])*([.A1179]-[.$I$2])+[.$J$2]*2*(RAND()-0.5)" office:value-type="float" office:value="9.57703953079574E+015" calcext:value-type="float">
            <text:p>9.57703953079574E+015</text:p>
          </table:table-cell>
          <table:table-cell table:number-columns-repeated="8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[.$C$2]*([.A1180]-[.$D$2])*([.A1180]-[.$E$2])*([.A1180]-[.$F$2])*([.A1180]-[.$G$2])*([.A1180]-[.$H$2])*([.A1180]-[.$I$2])+[.$J$2]*2*(RAND()-0.5)" office:value-type="float" office:value="9.43464646485987E+015" calcext:value-type="float">
            <text:p>9.43464646485987E+015</text:p>
          </table:table-cell>
          <table:table-cell table:number-columns-repeated="8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[.$C$2]*([.A1181]-[.$D$2])*([.A1181]-[.$E$2])*([.A1181]-[.$F$2])*([.A1181]-[.$G$2])*([.A1181]-[.$H$2])*([.A1181]-[.$I$2])+[.$J$2]*2*(RAND()-0.5)" office:value-type="float" office:value="9000620030822177" calcext:value-type="float">
            <text:p>9000620030822177</text:p>
          </table:table-cell>
          <table:table-cell table:number-columns-repeated="8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[.$C$2]*([.A1182]-[.$D$2])*([.A1182]-[.$E$2])*([.A1182]-[.$F$2])*([.A1182]-[.$G$2])*([.A1182]-[.$H$2])*([.A1182]-[.$I$2])+[.$J$2]*2*(RAND()-0.5)" office:value-type="float" office:value="8883079970629893" calcext:value-type="float">
            <text:p>8883079970629893</text:p>
          </table:table-cell>
          <table:table-cell table:number-columns-repeated="8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[.$C$2]*([.A1183]-[.$D$2])*([.A1183]-[.$E$2])*([.A1183]-[.$F$2])*([.A1183]-[.$G$2])*([.A1183]-[.$H$2])*([.A1183]-[.$I$2])+[.$J$2]*2*(RAND()-0.5)" office:value-type="float" office:value="9.16862824356918E+015" calcext:value-type="float">
            <text:p>9.16862824356918E+015</text:p>
          </table:table-cell>
          <table:table-cell table:number-columns-repeated="8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[.$C$2]*([.A1184]-[.$D$2])*([.A1184]-[.$E$2])*([.A1184]-[.$F$2])*([.A1184]-[.$G$2])*([.A1184]-[.$H$2])*([.A1184]-[.$I$2])+[.$J$2]*2*(RAND()-0.5)" office:value-type="float" office:value="9.61677385933172E+015" calcext:value-type="float">
            <text:p>9.61677385933172E+015</text:p>
          </table:table-cell>
          <table:table-cell table:number-columns-repeated="8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[.$C$2]*([.A1185]-[.$D$2])*([.A1185]-[.$E$2])*([.A1185]-[.$F$2])*([.A1185]-[.$G$2])*([.A1185]-[.$H$2])*([.A1185]-[.$I$2])+[.$J$2]*2*(RAND()-0.5)" office:value-type="float" office:value="8949624590827512" calcext:value-type="float">
            <text:p>8949624590827512</text:p>
          </table:table-cell>
          <table:table-cell table:number-columns-repeated="8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[.$C$2]*([.A1186]-[.$D$2])*([.A1186]-[.$E$2])*([.A1186]-[.$F$2])*([.A1186]-[.$G$2])*([.A1186]-[.$H$2])*([.A1186]-[.$I$2])+[.$J$2]*2*(RAND()-0.5)" office:value-type="float" office:value="8154325555282705" calcext:value-type="float">
            <text:p>8154325555282705</text:p>
          </table:table-cell>
          <table:table-cell table:number-columns-repeated="8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[.$C$2]*([.A1187]-[.$D$2])*([.A1187]-[.$E$2])*([.A1187]-[.$F$2])*([.A1187]-[.$G$2])*([.A1187]-[.$H$2])*([.A1187]-[.$I$2])+[.$J$2]*2*(RAND()-0.5)" office:value-type="float" office:value="8312132367912967" calcext:value-type="float">
            <text:p>8312132367912967</text:p>
          </table:table-cell>
          <table:table-cell table:number-columns-repeated="8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[.$C$2]*([.A1188]-[.$D$2])*([.A1188]-[.$E$2])*([.A1188]-[.$F$2])*([.A1188]-[.$G$2])*([.A1188]-[.$H$2])*([.A1188]-[.$I$2])+[.$J$2]*2*(RAND()-0.5)" office:value-type="float" office:value="9.71371405868395E+015" calcext:value-type="float">
            <text:p>9.71371405868395E+015</text:p>
          </table:table-cell>
          <table:table-cell table:number-columns-repeated="8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[.$C$2]*([.A1189]-[.$D$2])*([.A1189]-[.$E$2])*([.A1189]-[.$F$2])*([.A1189]-[.$G$2])*([.A1189]-[.$H$2])*([.A1189]-[.$I$2])+[.$J$2]*2*(RAND()-0.5)" office:value-type="float" office:value="8741247777632306" calcext:value-type="float">
            <text:p>8741247777632306</text:p>
          </table:table-cell>
          <table:table-cell table:number-columns-repeated="8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[.$C$2]*([.A1190]-[.$D$2])*([.A1190]-[.$E$2])*([.A1190]-[.$F$2])*([.A1190]-[.$G$2])*([.A1190]-[.$H$2])*([.A1190]-[.$I$2])+[.$J$2]*2*(RAND()-0.5)" office:value-type="float" office:value="9.67816851673446E+015" calcext:value-type="float">
            <text:p>9.67816851673446E+015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$C$2]*([.A1191]-[.$D$2])*([.A1191]-[.$E$2])*([.A1191]-[.$F$2])*([.A1191]-[.$G$2])*([.A1191]-[.$H$2])*([.A1191]-[.$I$2])+[.$J$2]*2*(RAND()-0.5)" office:value-type="float" office:value="9.51665729956983E+015" calcext:value-type="float">
            <text:p>9.51665729956983E+015</text:p>
          </table:table-cell>
          <table:table-cell table:number-columns-repeated="8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[.$C$2]*([.A1192]-[.$D$2])*([.A1192]-[.$E$2])*([.A1192]-[.$F$2])*([.A1192]-[.$G$2])*([.A1192]-[.$H$2])*([.A1192]-[.$I$2])+[.$J$2]*2*(RAND()-0.5)" office:value-type="float" office:value="8085221752198964" calcext:value-type="float">
            <text:p>8085221752198964</text:p>
          </table:table-cell>
          <table:table-cell table:number-columns-repeated="8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[.$C$2]*([.A1193]-[.$D$2])*([.A1193]-[.$E$2])*([.A1193]-[.$F$2])*([.A1193]-[.$G$2])*([.A1193]-[.$H$2])*([.A1193]-[.$I$2])+[.$J$2]*2*(RAND()-0.5)" office:value-type="float" office:value="7874330027031812" calcext:value-type="float">
            <text:p>7874330027031812</text:p>
          </table:table-cell>
          <table:table-cell table:number-columns-repeated="8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[.$C$2]*([.A1194]-[.$D$2])*([.A1194]-[.$E$2])*([.A1194]-[.$F$2])*([.A1194]-[.$G$2])*([.A1194]-[.$H$2])*([.A1194]-[.$I$2])+[.$J$2]*2*(RAND()-0.5)" office:value-type="float" office:value="8256818117683278" calcext:value-type="float">
            <text:p>8256818117683278</text:p>
          </table:table-cell>
          <table:table-cell table:number-columns-repeated="8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[.$C$2]*([.A1195]-[.$D$2])*([.A1195]-[.$E$2])*([.A1195]-[.$F$2])*([.A1195]-[.$G$2])*([.A1195]-[.$H$2])*([.A1195]-[.$I$2])+[.$J$2]*2*(RAND()-0.5)" office:value-type="float" office:value="8902425771167361" calcext:value-type="float">
            <text:p>8902425771167361</text:p>
          </table:table-cell>
          <table:table-cell table:number-columns-repeated="8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[.$C$2]*([.A1196]-[.$D$2])*([.A1196]-[.$E$2])*([.A1196]-[.$F$2])*([.A1196]-[.$G$2])*([.A1196]-[.$H$2])*([.A1196]-[.$I$2])+[.$J$2]*2*(RAND()-0.5)" office:value-type="float" office:value="9005142526331804" calcext:value-type="float">
            <text:p>9005142526331804</text:p>
          </table:table-cell>
          <table:table-cell table:number-columns-repeated="8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[.$C$2]*([.A1197]-[.$D$2])*([.A1197]-[.$E$2])*([.A1197]-[.$F$2])*([.A1197]-[.$G$2])*([.A1197]-[.$H$2])*([.A1197]-[.$I$2])+[.$J$2]*2*(RAND()-0.5)" office:value-type="float" office:value="8193303836827471" calcext:value-type="float">
            <text:p>8193303836827471</text:p>
          </table:table-cell>
          <table:table-cell table:number-columns-repeated="8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[.$C$2]*([.A1198]-[.$D$2])*([.A1198]-[.$E$2])*([.A1198]-[.$F$2])*([.A1198]-[.$G$2])*([.A1198]-[.$H$2])*([.A1198]-[.$I$2])+[.$J$2]*2*(RAND()-0.5)" office:value-type="float" office:value="9.58134272400642E+015" calcext:value-type="float">
            <text:p>9.58134272400642E+015</text:p>
          </table:table-cell>
          <table:table-cell table:number-columns-repeated="8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[.$C$2]*([.A1199]-[.$D$2])*([.A1199]-[.$E$2])*([.A1199]-[.$F$2])*([.A1199]-[.$G$2])*([.A1199]-[.$H$2])*([.A1199]-[.$I$2])+[.$J$2]*2*(RAND()-0.5)" office:value-type="float" office:value="7975097467181535" calcext:value-type="float">
            <text:p>7975097467181535</text:p>
          </table:table-cell>
          <table:table-cell table:number-columns-repeated="8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[.$C$2]*([.A1200]-[.$D$2])*([.A1200]-[.$E$2])*([.A1200]-[.$F$2])*([.A1200]-[.$G$2])*([.A1200]-[.$H$2])*([.A1200]-[.$I$2])+[.$J$2]*2*(RAND()-0.5)" office:value-type="float" office:value="9.66330557949923E+015" calcext:value-type="float">
            <text:p>9.66330557949923E+015</text:p>
          </table:table-cell>
          <table:table-cell table:number-columns-repeated="8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[.$C$2]*([.A1201]-[.$D$2])*([.A1201]-[.$E$2])*([.A1201]-[.$F$2])*([.A1201]-[.$G$2])*([.A1201]-[.$H$2])*([.A1201]-[.$I$2])+[.$J$2]*2*(RAND()-0.5)" office:value-type="float" office:value="9.21841274016132E+015" calcext:value-type="float">
            <text:p>9.21841274016132E+015</text:p>
          </table:table-cell>
          <table:table-cell table:number-columns-repeated="8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[.$C$2]*([.A1202]-[.$D$2])*([.A1202]-[.$E$2])*([.A1202]-[.$F$2])*([.A1202]-[.$G$2])*([.A1202]-[.$H$2])*([.A1202]-[.$I$2])+[.$J$2]*2*(RAND()-0.5)" office:value-type="float" office:value="9.30704056860198E+015" calcext:value-type="float">
            <text:p>9.30704056860198E+015</text:p>
          </table:table-cell>
          <table:table-cell table:number-columns-repeated="8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[.$C$2]*([.A1203]-[.$D$2])*([.A1203]-[.$E$2])*([.A1203]-[.$F$2])*([.A1203]-[.$G$2])*([.A1203]-[.$H$2])*([.A1203]-[.$I$2])+[.$J$2]*2*(RAND()-0.5)" office:value-type="float" office:value="9.52672992552992E+015" calcext:value-type="float">
            <text:p>9.52672992552992E+015</text:p>
          </table:table-cell>
          <table:table-cell table:number-columns-repeated="8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[.$C$2]*([.A1204]-[.$D$2])*([.A1204]-[.$E$2])*([.A1204]-[.$F$2])*([.A1204]-[.$G$2])*([.A1204]-[.$H$2])*([.A1204]-[.$I$2])+[.$J$2]*2*(RAND()-0.5)" office:value-type="float" office:value="9.28531238953053E+015" calcext:value-type="float">
            <text:p>9.28531238953053E+015</text:p>
          </table:table-cell>
          <table:table-cell table:number-columns-repeated="8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[.$C$2]*([.A1205]-[.$D$2])*([.A1205]-[.$E$2])*([.A1205]-[.$F$2])*([.A1205]-[.$G$2])*([.A1205]-[.$H$2])*([.A1205]-[.$I$2])+[.$J$2]*2*(RAND()-0.5)" office:value-type="float" office:value="9.49486981603456E+015" calcext:value-type="float">
            <text:p>9.49486981603456E+015</text:p>
          </table:table-cell>
          <table:table-cell table:number-columns-repeated="8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[.$C$2]*([.A1206]-[.$D$2])*([.A1206]-[.$E$2])*([.A1206]-[.$F$2])*([.A1206]-[.$G$2])*([.A1206]-[.$H$2])*([.A1206]-[.$I$2])+[.$J$2]*2*(RAND()-0.5)" office:value-type="float" office:value="8786533544648618" calcext:value-type="float">
            <text:p>8786533544648618</text:p>
          </table:table-cell>
          <table:table-cell table:number-columns-repeated="8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[.$C$2]*([.A1207]-[.$D$2])*([.A1207]-[.$E$2])*([.A1207]-[.$F$2])*([.A1207]-[.$G$2])*([.A1207]-[.$H$2])*([.A1207]-[.$I$2])+[.$J$2]*2*(RAND()-0.5)" office:value-type="float" office:value="8255464892979192" calcext:value-type="float">
            <text:p>8255464892979192</text:p>
          </table:table-cell>
          <table:table-cell table:number-columns-repeated="8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[.$C$2]*([.A1208]-[.$D$2])*([.A1208]-[.$E$2])*([.A1208]-[.$F$2])*([.A1208]-[.$G$2])*([.A1208]-[.$H$2])*([.A1208]-[.$I$2])+[.$J$2]*2*(RAND()-0.5)" office:value-type="float" office:value="8039341643545685" calcext:value-type="float">
            <text:p>8039341643545685</text:p>
          </table:table-cell>
          <table:table-cell table:number-columns-repeated="8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[.$C$2]*([.A1209]-[.$D$2])*([.A1209]-[.$E$2])*([.A1209]-[.$F$2])*([.A1209]-[.$G$2])*([.A1209]-[.$H$2])*([.A1209]-[.$I$2])+[.$J$2]*2*(RAND()-0.5)" office:value-type="float" office:value="9.37678289263021E+015" calcext:value-type="float">
            <text:p>9.37678289263021E+015</text:p>
          </table:table-cell>
          <table:table-cell table:number-columns-repeated="8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[.$C$2]*([.A1210]-[.$D$2])*([.A1210]-[.$E$2])*([.A1210]-[.$F$2])*([.A1210]-[.$G$2])*([.A1210]-[.$H$2])*([.A1210]-[.$I$2])+[.$J$2]*2*(RAND()-0.5)" office:value-type="float" office:value="9.68496772762315E+015" calcext:value-type="float">
            <text:p>9.68496772762315E+015</text:p>
          </table:table-cell>
          <table:table-cell table:number-columns-repeated="8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[.$C$2]*([.A1211]-[.$D$2])*([.A1211]-[.$E$2])*([.A1211]-[.$F$2])*([.A1211]-[.$G$2])*([.A1211]-[.$H$2])*([.A1211]-[.$I$2])+[.$J$2]*2*(RAND()-0.5)" office:value-type="float" office:value="8831027772662253" calcext:value-type="float">
            <text:p>8831027772662253</text:p>
          </table:table-cell>
          <table:table-cell table:number-columns-repeated="8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[.$C$2]*([.A1212]-[.$D$2])*([.A1212]-[.$E$2])*([.A1212]-[.$F$2])*([.A1212]-[.$G$2])*([.A1212]-[.$H$2])*([.A1212]-[.$I$2])+[.$J$2]*2*(RAND()-0.5)" office:value-type="float" office:value="8632093076397271" calcext:value-type="float">
            <text:p>8632093076397271</text:p>
          </table:table-cell>
          <table:table-cell table:number-columns-repeated="8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[.$C$2]*([.A1213]-[.$D$2])*([.A1213]-[.$E$2])*([.A1213]-[.$F$2])*([.A1213]-[.$G$2])*([.A1213]-[.$H$2])*([.A1213]-[.$I$2])+[.$J$2]*2*(RAND()-0.5)" office:value-type="float" office:value="8483867716113091" calcext:value-type="float">
            <text:p>8483867716113091</text:p>
          </table:table-cell>
          <table:table-cell table:number-columns-repeated="8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[.$C$2]*([.A1214]-[.$D$2])*([.A1214]-[.$E$2])*([.A1214]-[.$F$2])*([.A1214]-[.$G$2])*([.A1214]-[.$H$2])*([.A1214]-[.$I$2])+[.$J$2]*2*(RAND()-0.5)" office:value-type="float" office:value="8621122735189563" calcext:value-type="float">
            <text:p>8621122735189563</text:p>
          </table:table-cell>
          <table:table-cell table:number-columns-repeated="8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[.$C$2]*([.A1215]-[.$D$2])*([.A1215]-[.$E$2])*([.A1215]-[.$F$2])*([.A1215]-[.$G$2])*([.A1215]-[.$H$2])*([.A1215]-[.$I$2])+[.$J$2]*2*(RAND()-0.5)" office:value-type="float" office:value="8061144864516296" calcext:value-type="float">
            <text:p>8061144864516296</text:p>
          </table:table-cell>
          <table:table-cell table:number-columns-repeated="8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[.$C$2]*([.A1216]-[.$D$2])*([.A1216]-[.$E$2])*([.A1216]-[.$F$2])*([.A1216]-[.$G$2])*([.A1216]-[.$H$2])*([.A1216]-[.$I$2])+[.$J$2]*2*(RAND()-0.5)" office:value-type="float" office:value="9.18227913700138E+015" calcext:value-type="float">
            <text:p>9.18227913700138E+015</text:p>
          </table:table-cell>
          <table:table-cell table:number-columns-repeated="8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[.$C$2]*([.A1217]-[.$D$2])*([.A1217]-[.$E$2])*([.A1217]-[.$F$2])*([.A1217]-[.$G$2])*([.A1217]-[.$H$2])*([.A1217]-[.$I$2])+[.$J$2]*2*(RAND()-0.5)" office:value-type="float" office:value="9.78405501940514E+015" calcext:value-type="float">
            <text:p>9.78405501940514E+015</text:p>
          </table:table-cell>
          <table:table-cell table:number-columns-repeated="8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[.$C$2]*([.A1218]-[.$D$2])*([.A1218]-[.$E$2])*([.A1218]-[.$F$2])*([.A1218]-[.$G$2])*([.A1218]-[.$H$2])*([.A1218]-[.$I$2])+[.$J$2]*2*(RAND()-0.5)" office:value-type="float" office:value="9.44888178162507E+015" calcext:value-type="float">
            <text:p>9.44888178162507E+015</text:p>
          </table:table-cell>
          <table:table-cell table:number-columns-repeated="8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[.$C$2]*([.A1219]-[.$D$2])*([.A1219]-[.$E$2])*([.A1219]-[.$F$2])*([.A1219]-[.$G$2])*([.A1219]-[.$H$2])*([.A1219]-[.$I$2])+[.$J$2]*2*(RAND()-0.5)" office:value-type="float" office:value="9.52633282557076E+015" calcext:value-type="float">
            <text:p>9.52633282557076E+015</text:p>
          </table:table-cell>
          <table:table-cell table:number-columns-repeated="8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[.$C$2]*([.A1220]-[.$D$2])*([.A1220]-[.$E$2])*([.A1220]-[.$F$2])*([.A1220]-[.$G$2])*([.A1220]-[.$H$2])*([.A1220]-[.$I$2])+[.$J$2]*2*(RAND()-0.5)" office:value-type="float" office:value="8819573932263872" calcext:value-type="float">
            <text:p>8819573932263872</text:p>
          </table:table-cell>
          <table:table-cell table:number-columns-repeated="8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[.$C$2]*([.A1221]-[.$D$2])*([.A1221]-[.$E$2])*([.A1221]-[.$F$2])*([.A1221]-[.$G$2])*([.A1221]-[.$H$2])*([.A1221]-[.$I$2])+[.$J$2]*2*(RAND()-0.5)" office:value-type="float" office:value="9.25554808917098E+015" calcext:value-type="float">
            <text:p>9.25554808917098E+015</text:p>
          </table:table-cell>
          <table:table-cell table:number-columns-repeated="8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[.$C$2]*([.A1222]-[.$D$2])*([.A1222]-[.$E$2])*([.A1222]-[.$F$2])*([.A1222]-[.$G$2])*([.A1222]-[.$H$2])*([.A1222]-[.$I$2])+[.$J$2]*2*(RAND()-0.5)" office:value-type="float" office:value="8664566302979515" calcext:value-type="float">
            <text:p>8664566302979515</text:p>
          </table:table-cell>
          <table:table-cell table:number-columns-repeated="8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[.$C$2]*([.A1223]-[.$D$2])*([.A1223]-[.$E$2])*([.A1223]-[.$F$2])*([.A1223]-[.$G$2])*([.A1223]-[.$H$2])*([.A1223]-[.$I$2])+[.$J$2]*2*(RAND()-0.5)" office:value-type="float" office:value="8738983088287865" calcext:value-type="float">
            <text:p>8738983088287865</text:p>
          </table:table-cell>
          <table:table-cell table:number-columns-repeated="8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[.$C$2]*([.A1224]-[.$D$2])*([.A1224]-[.$E$2])*([.A1224]-[.$F$2])*([.A1224]-[.$G$2])*([.A1224]-[.$H$2])*([.A1224]-[.$I$2])+[.$J$2]*2*(RAND()-0.5)" office:value-type="float" office:value="9.39718597101536E+015" calcext:value-type="float">
            <text:p>9.39718597101536E+015</text:p>
          </table:table-cell>
          <table:table-cell table:number-columns-repeated="8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[.$C$2]*([.A1225]-[.$D$2])*([.A1225]-[.$E$2])*([.A1225]-[.$F$2])*([.A1225]-[.$G$2])*([.A1225]-[.$H$2])*([.A1225]-[.$I$2])+[.$J$2]*2*(RAND()-0.5)" office:value-type="float" office:value="8342294200002529" calcext:value-type="float">
            <text:p>8342294200002529</text:p>
          </table:table-cell>
          <table:table-cell table:number-columns-repeated="8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[.$C$2]*([.A1226]-[.$D$2])*([.A1226]-[.$E$2])*([.A1226]-[.$F$2])*([.A1226]-[.$G$2])*([.A1226]-[.$H$2])*([.A1226]-[.$I$2])+[.$J$2]*2*(RAND()-0.5)" office:value-type="float" office:value="9.58039612260331E+015" calcext:value-type="float">
            <text:p>9.58039612260331E+015</text:p>
          </table:table-cell>
          <table:table-cell table:number-columns-repeated="8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[.$C$2]*([.A1227]-[.$D$2])*([.A1227]-[.$E$2])*([.A1227]-[.$F$2])*([.A1227]-[.$G$2])*([.A1227]-[.$H$2])*([.A1227]-[.$I$2])+[.$J$2]*2*(RAND()-0.5)" office:value-type="float" office:value="9.37917598795879E+015" calcext:value-type="float">
            <text:p>9.37917598795879E+015</text:p>
          </table:table-cell>
          <table:table-cell table:number-columns-repeated="8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[.$C$2]*([.A1228]-[.$D$2])*([.A1228]-[.$E$2])*([.A1228]-[.$F$2])*([.A1228]-[.$G$2])*([.A1228]-[.$H$2])*([.A1228]-[.$I$2])+[.$J$2]*2*(RAND()-0.5)" office:value-type="float" office:value="8763073037730235" calcext:value-type="float">
            <text:p>8763073037730235</text:p>
          </table:table-cell>
          <table:table-cell table:number-columns-repeated="8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[.$C$2]*([.A1229]-[.$D$2])*([.A1229]-[.$E$2])*([.A1229]-[.$F$2])*([.A1229]-[.$G$2])*([.A1229]-[.$H$2])*([.A1229]-[.$I$2])+[.$J$2]*2*(RAND()-0.5)" office:value-type="float" office:value="8410017041083212" calcext:value-type="float">
            <text:p>8410017041083212</text:p>
          </table:table-cell>
          <table:table-cell table:number-columns-repeated="8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[.$C$2]*([.A1230]-[.$D$2])*([.A1230]-[.$E$2])*([.A1230]-[.$F$2])*([.A1230]-[.$G$2])*([.A1230]-[.$H$2])*([.A1230]-[.$I$2])+[.$J$2]*2*(RAND()-0.5)" office:value-type="float" office:value="9.02727689819023E+015" calcext:value-type="float">
            <text:p>9.02727689819023E+015</text:p>
          </table:table-cell>
          <table:table-cell table:number-columns-repeated="8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[.$C$2]*([.A1231]-[.$D$2])*([.A1231]-[.$E$2])*([.A1231]-[.$F$2])*([.A1231]-[.$G$2])*([.A1231]-[.$H$2])*([.A1231]-[.$I$2])+[.$J$2]*2*(RAND()-0.5)" office:value-type="float" office:value="8386766799824364" calcext:value-type="float">
            <text:p>8386766799824364</text:p>
          </table:table-cell>
          <table:table-cell table:number-columns-repeated="8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[.$C$2]*([.A1232]-[.$D$2])*([.A1232]-[.$E$2])*([.A1232]-[.$F$2])*([.A1232]-[.$G$2])*([.A1232]-[.$H$2])*([.A1232]-[.$I$2])+[.$J$2]*2*(RAND()-0.5)" office:value-type="float" office:value="8511253879614989" calcext:value-type="float">
            <text:p>8511253879614989</text:p>
          </table:table-cell>
          <table:table-cell table:number-columns-repeated="8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[.$C$2]*([.A1233]-[.$D$2])*([.A1233]-[.$E$2])*([.A1233]-[.$F$2])*([.A1233]-[.$G$2])*([.A1233]-[.$H$2])*([.A1233]-[.$I$2])+[.$J$2]*2*(RAND()-0.5)" office:value-type="float" office:value="8944709988372149" calcext:value-type="float">
            <text:p>8944709988372149</text:p>
          </table:table-cell>
          <table:table-cell table:number-columns-repeated="8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[.$C$2]*([.A1234]-[.$D$2])*([.A1234]-[.$E$2])*([.A1234]-[.$F$2])*([.A1234]-[.$G$2])*([.A1234]-[.$H$2])*([.A1234]-[.$I$2])+[.$J$2]*2*(RAND()-0.5)" office:value-type="float" office:value="8004064086795642" calcext:value-type="float">
            <text:p>8004064086795642</text:p>
          </table:table-cell>
          <table:table-cell table:number-columns-repeated="8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[.$C$2]*([.A1235]-[.$D$2])*([.A1235]-[.$E$2])*([.A1235]-[.$F$2])*([.A1235]-[.$G$2])*([.A1235]-[.$H$2])*([.A1235]-[.$I$2])+[.$J$2]*2*(RAND()-0.5)" office:value-type="float" office:value="7879115427225331" calcext:value-type="float">
            <text:p>7879115427225331</text:p>
          </table:table-cell>
          <table:table-cell table:number-columns-repeated="8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[.$C$2]*([.A1236]-[.$D$2])*([.A1236]-[.$E$2])*([.A1236]-[.$F$2])*([.A1236]-[.$G$2])*([.A1236]-[.$H$2])*([.A1236]-[.$I$2])+[.$J$2]*2*(RAND()-0.5)" office:value-type="float" office:value="7900680920620935" calcext:value-type="float">
            <text:p>7900680920620935</text:p>
          </table:table-cell>
          <table:table-cell table:number-columns-repeated="8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[.$C$2]*([.A1237]-[.$D$2])*([.A1237]-[.$E$2])*([.A1237]-[.$F$2])*([.A1237]-[.$G$2])*([.A1237]-[.$H$2])*([.A1237]-[.$I$2])+[.$J$2]*2*(RAND()-0.5)" office:value-type="float" office:value="9.28515160089344E+015" calcext:value-type="float">
            <text:p>9.28515160089344E+015</text:p>
          </table:table-cell>
          <table:table-cell table:number-columns-repeated="8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[.$C$2]*([.A1238]-[.$D$2])*([.A1238]-[.$E$2])*([.A1238]-[.$F$2])*([.A1238]-[.$G$2])*([.A1238]-[.$H$2])*([.A1238]-[.$I$2])+[.$J$2]*2*(RAND()-0.5)" office:value-type="float" office:value="9.5223594146827E+015" calcext:value-type="float">
            <text:p>9.5223594146827E+015</text:p>
          </table:table-cell>
          <table:table-cell table:number-columns-repeated="8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[.$C$2]*([.A1239]-[.$D$2])*([.A1239]-[.$E$2])*([.A1239]-[.$F$2])*([.A1239]-[.$G$2])*([.A1239]-[.$H$2])*([.A1239]-[.$I$2])+[.$J$2]*2*(RAND()-0.5)" office:value-type="float" office:value="8695217726982134" calcext:value-type="float">
            <text:p>8695217726982134</text:p>
          </table:table-cell>
          <table:table-cell table:number-columns-repeated="8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[.$C$2]*([.A1240]-[.$D$2])*([.A1240]-[.$E$2])*([.A1240]-[.$F$2])*([.A1240]-[.$G$2])*([.A1240]-[.$H$2])*([.A1240]-[.$I$2])+[.$J$2]*2*(RAND()-0.5)" office:value-type="float" office:value="8042161776366148" calcext:value-type="float">
            <text:p>8042161776366148</text:p>
          </table:table-cell>
          <table:table-cell table:number-columns-repeated="8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[.$C$2]*([.A1241]-[.$D$2])*([.A1241]-[.$E$2])*([.A1241]-[.$F$2])*([.A1241]-[.$G$2])*([.A1241]-[.$H$2])*([.A1241]-[.$I$2])+[.$J$2]*2*(RAND()-0.5)" office:value-type="float" office:value="8416445980718602" calcext:value-type="float">
            <text:p>8416445980718602</text:p>
          </table:table-cell>
          <table:table-cell table:number-columns-repeated="8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[.$C$2]*([.A1242]-[.$D$2])*([.A1242]-[.$E$2])*([.A1242]-[.$F$2])*([.A1242]-[.$G$2])*([.A1242]-[.$H$2])*([.A1242]-[.$I$2])+[.$J$2]*2*(RAND()-0.5)" office:value-type="float" office:value="9.08180835269497E+015" calcext:value-type="float">
            <text:p>9.08180835269497E+015</text:p>
          </table:table-cell>
          <table:table-cell table:number-columns-repeated="8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[.$C$2]*([.A1243]-[.$D$2])*([.A1243]-[.$E$2])*([.A1243]-[.$F$2])*([.A1243]-[.$G$2])*([.A1243]-[.$H$2])*([.A1243]-[.$I$2])+[.$J$2]*2*(RAND()-0.5)" office:value-type="float" office:value="8328749036180499" calcext:value-type="float">
            <text:p>8328749036180499</text:p>
          </table:table-cell>
          <table:table-cell table:number-columns-repeated="8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[.$C$2]*([.A1244]-[.$D$2])*([.A1244]-[.$E$2])*([.A1244]-[.$F$2])*([.A1244]-[.$G$2])*([.A1244]-[.$H$2])*([.A1244]-[.$I$2])+[.$J$2]*2*(RAND()-0.5)" office:value-type="float" office:value="9.31356202327628E+015" calcext:value-type="float">
            <text:p>9.31356202327628E+015</text:p>
          </table:table-cell>
          <table:table-cell table:number-columns-repeated="8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[.$C$2]*([.A1245]-[.$D$2])*([.A1245]-[.$E$2])*([.A1245]-[.$F$2])*([.A1245]-[.$G$2])*([.A1245]-[.$H$2])*([.A1245]-[.$I$2])+[.$J$2]*2*(RAND()-0.5)" office:value-type="float" office:value="7816865031644589" calcext:value-type="float">
            <text:p>7816865031644589</text:p>
          </table:table-cell>
          <table:table-cell table:number-columns-repeated="8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[.$C$2]*([.A1246]-[.$D$2])*([.A1246]-[.$E$2])*([.A1246]-[.$F$2])*([.A1246]-[.$G$2])*([.A1246]-[.$H$2])*([.A1246]-[.$I$2])+[.$J$2]*2*(RAND()-0.5)" office:value-type="float" office:value="7642864211119373" calcext:value-type="float">
            <text:p>7642864211119373</text:p>
          </table:table-cell>
          <table:table-cell table:number-columns-repeated="8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[.$C$2]*([.A1247]-[.$D$2])*([.A1247]-[.$E$2])*([.A1247]-[.$F$2])*([.A1247]-[.$G$2])*([.A1247]-[.$H$2])*([.A1247]-[.$I$2])+[.$J$2]*2*(RAND()-0.5)" office:value-type="float" office:value="7736056621042005" calcext:value-type="float">
            <text:p>7736056621042005</text:p>
          </table:table-cell>
          <table:table-cell table:number-columns-repeated="8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[.$C$2]*([.A1248]-[.$D$2])*([.A1248]-[.$E$2])*([.A1248]-[.$F$2])*([.A1248]-[.$G$2])*([.A1248]-[.$H$2])*([.A1248]-[.$I$2])+[.$J$2]*2*(RAND()-0.5)" office:value-type="float" office:value="9.21069312968918E+015" calcext:value-type="float">
            <text:p>9.21069312968918E+015</text:p>
          </table:table-cell>
          <table:table-cell table:number-columns-repeated="8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formula="of:=[.$C$2]*([.A1249]-[.$D$2])*([.A1249]-[.$E$2])*([.A1249]-[.$F$2])*([.A1249]-[.$G$2])*([.A1249]-[.$H$2])*([.A1249]-[.$I$2])+[.$J$2]*2*(RAND()-0.5)" office:value-type="float" office:value="7700626333977350" calcext:value-type="float">
            <text:p>7700626333977350</text:p>
          </table:table-cell>
          <table:table-cell table:number-columns-repeated="8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[.$C$2]*([.A1250]-[.$D$2])*([.A1250]-[.$E$2])*([.A1250]-[.$F$2])*([.A1250]-[.$G$2])*([.A1250]-[.$H$2])*([.A1250]-[.$I$2])+[.$J$2]*2*(RAND()-0.5)" office:value-type="float" office:value="8672047427707366" calcext:value-type="float">
            <text:p>8672047427707366</text:p>
          </table:table-cell>
          <table:table-cell table:number-columns-repeated="8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[.$C$2]*([.A1251]-[.$D$2])*([.A1251]-[.$E$2])*([.A1251]-[.$F$2])*([.A1251]-[.$G$2])*([.A1251]-[.$H$2])*([.A1251]-[.$I$2])+[.$J$2]*2*(RAND()-0.5)" office:value-type="float" office:value="8395459904622115" calcext:value-type="float">
            <text:p>8395459904622115</text:p>
          </table:table-cell>
          <table:table-cell table:number-columns-repeated="8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[.$C$2]*([.A1252]-[.$D$2])*([.A1252]-[.$E$2])*([.A1252]-[.$F$2])*([.A1252]-[.$G$2])*([.A1252]-[.$H$2])*([.A1252]-[.$I$2])+[.$J$2]*2*(RAND()-0.5)" office:value-type="float" office:value="7922814992992187" calcext:value-type="float">
            <text:p>7922814992992187</text:p>
          </table:table-cell>
          <table:table-cell table:number-columns-repeated="8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[.$C$2]*([.A1253]-[.$D$2])*([.A1253]-[.$E$2])*([.A1253]-[.$F$2])*([.A1253]-[.$G$2])*([.A1253]-[.$H$2])*([.A1253]-[.$I$2])+[.$J$2]*2*(RAND()-0.5)" office:value-type="float" office:value="8033508653847313" calcext:value-type="float">
            <text:p>8033508653847313</text:p>
          </table:table-cell>
          <table:table-cell table:number-columns-repeated="8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[.$C$2]*([.A1254]-[.$D$2])*([.A1254]-[.$E$2])*([.A1254]-[.$F$2])*([.A1254]-[.$G$2])*([.A1254]-[.$H$2])*([.A1254]-[.$I$2])+[.$J$2]*2*(RAND()-0.5)" office:value-type="float" office:value="7836697374630403" calcext:value-type="float">
            <text:p>7836697374630403</text:p>
          </table:table-cell>
          <table:table-cell table:number-columns-repeated="8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[.$C$2]*([.A1255]-[.$D$2])*([.A1255]-[.$E$2])*([.A1255]-[.$F$2])*([.A1255]-[.$G$2])*([.A1255]-[.$H$2])*([.A1255]-[.$I$2])+[.$J$2]*2*(RAND()-0.5)" office:value-type="float" office:value="9.17891727599054E+015" calcext:value-type="float">
            <text:p>9.17891727599054E+015</text:p>
          </table:table-cell>
          <table:table-cell table:number-columns-repeated="8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[.$C$2]*([.A1256]-[.$D$2])*([.A1256]-[.$E$2])*([.A1256]-[.$F$2])*([.A1256]-[.$G$2])*([.A1256]-[.$H$2])*([.A1256]-[.$I$2])+[.$J$2]*2*(RAND()-0.5)" office:value-type="float" office:value="9.23772879543112E+015" calcext:value-type="float">
            <text:p>9.23772879543112E+015</text:p>
          </table:table-cell>
          <table:table-cell table:number-columns-repeated="8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[.$C$2]*([.A1257]-[.$D$2])*([.A1257]-[.$E$2])*([.A1257]-[.$F$2])*([.A1257]-[.$G$2])*([.A1257]-[.$H$2])*([.A1257]-[.$I$2])+[.$J$2]*2*(RAND()-0.5)" office:value-type="float" office:value="8724527760532917" calcext:value-type="float">
            <text:p>8724527760532917</text:p>
          </table:table-cell>
          <table:table-cell table:number-columns-repeated="8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[.$C$2]*([.A1258]-[.$D$2])*([.A1258]-[.$E$2])*([.A1258]-[.$F$2])*([.A1258]-[.$G$2])*([.A1258]-[.$H$2])*([.A1258]-[.$I$2])+[.$J$2]*2*(RAND()-0.5)" office:value-type="float" office:value="8797253032566395" calcext:value-type="float">
            <text:p>8797253032566395</text:p>
          </table:table-cell>
          <table:table-cell table:number-columns-repeated="8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[.$C$2]*([.A1259]-[.$D$2])*([.A1259]-[.$E$2])*([.A1259]-[.$F$2])*([.A1259]-[.$G$2])*([.A1259]-[.$H$2])*([.A1259]-[.$I$2])+[.$J$2]*2*(RAND()-0.5)" office:value-type="float" office:value="8857252486063909" calcext:value-type="float">
            <text:p>8857252486063909</text:p>
          </table:table-cell>
          <table:table-cell table:number-columns-repeated="8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[.$C$2]*([.A1260]-[.$D$2])*([.A1260]-[.$E$2])*([.A1260]-[.$F$2])*([.A1260]-[.$G$2])*([.A1260]-[.$H$2])*([.A1260]-[.$I$2])+[.$J$2]*2*(RAND()-0.5)" office:value-type="float" office:value="8954853099466696" calcext:value-type="float">
            <text:p>8954853099466696</text:p>
          </table:table-cell>
          <table:table-cell table:number-columns-repeated="8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[.$C$2]*([.A1261]-[.$D$2])*([.A1261]-[.$E$2])*([.A1261]-[.$F$2])*([.A1261]-[.$G$2])*([.A1261]-[.$H$2])*([.A1261]-[.$I$2])+[.$J$2]*2*(RAND()-0.5)" office:value-type="float" office:value="9.15436942898718E+015" calcext:value-type="float">
            <text:p>9.15436942898718E+015</text:p>
          </table:table-cell>
          <table:table-cell table:number-columns-repeated="8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[.$C$2]*([.A1262]-[.$D$2])*([.A1262]-[.$E$2])*([.A1262]-[.$F$2])*([.A1262]-[.$G$2])*([.A1262]-[.$H$2])*([.A1262]-[.$I$2])+[.$J$2]*2*(RAND()-0.5)" office:value-type="float" office:value="8504740061195760" calcext:value-type="float">
            <text:p>8504740061195760</text:p>
          </table:table-cell>
          <table:table-cell table:number-columns-repeated="8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[.$C$2]*([.A1263]-[.$D$2])*([.A1263]-[.$E$2])*([.A1263]-[.$F$2])*([.A1263]-[.$G$2])*([.A1263]-[.$H$2])*([.A1263]-[.$I$2])+[.$J$2]*2*(RAND()-0.5)" office:value-type="float" office:value="7301646809807549" calcext:value-type="float">
            <text:p>7301646809807549</text:p>
          </table:table-cell>
          <table:table-cell table:number-columns-repeated="8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[.$C$2]*([.A1264]-[.$D$2])*([.A1264]-[.$E$2])*([.A1264]-[.$F$2])*([.A1264]-[.$G$2])*([.A1264]-[.$H$2])*([.A1264]-[.$I$2])+[.$J$2]*2*(RAND()-0.5)" office:value-type="float" office:value="7632273661470851" calcext:value-type="float">
            <text:p>7632273661470851</text:p>
          </table:table-cell>
          <table:table-cell table:number-columns-repeated="8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[.$C$2]*([.A1265]-[.$D$2])*([.A1265]-[.$E$2])*([.A1265]-[.$F$2])*([.A1265]-[.$G$2])*([.A1265]-[.$H$2])*([.A1265]-[.$I$2])+[.$J$2]*2*(RAND()-0.5)" office:value-type="float" office:value="8293902753053712" calcext:value-type="float">
            <text:p>8293902753053712</text:p>
          </table:table-cell>
          <table:table-cell table:number-columns-repeated="8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[.$C$2]*([.A1266]-[.$D$2])*([.A1266]-[.$E$2])*([.A1266]-[.$F$2])*([.A1266]-[.$G$2])*([.A1266]-[.$H$2])*([.A1266]-[.$I$2])+[.$J$2]*2*(RAND()-0.5)" office:value-type="float" office:value="8107003555876581" calcext:value-type="float">
            <text:p>8107003555876581</text:p>
          </table:table-cell>
          <table:table-cell table:number-columns-repeated="8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[.$C$2]*([.A1267]-[.$D$2])*([.A1267]-[.$E$2])*([.A1267]-[.$F$2])*([.A1267]-[.$G$2])*([.A1267]-[.$H$2])*([.A1267]-[.$I$2])+[.$J$2]*2*(RAND()-0.5)" office:value-type="float" office:value="7987004577595635" calcext:value-type="float">
            <text:p>7987004577595635</text:p>
          </table:table-cell>
          <table:table-cell table:number-columns-repeated="8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[.$C$2]*([.A1268]-[.$D$2])*([.A1268]-[.$E$2])*([.A1268]-[.$F$2])*([.A1268]-[.$G$2])*([.A1268]-[.$H$2])*([.A1268]-[.$I$2])+[.$J$2]*2*(RAND()-0.5)" office:value-type="float" office:value="8380137775221396" calcext:value-type="float">
            <text:p>8380137775221396</text:p>
          </table:table-cell>
          <table:table-cell table:number-columns-repeated="8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[.$C$2]*([.A1269]-[.$D$2])*([.A1269]-[.$E$2])*([.A1269]-[.$F$2])*([.A1269]-[.$G$2])*([.A1269]-[.$H$2])*([.A1269]-[.$I$2])+[.$J$2]*2*(RAND()-0.5)" office:value-type="float" office:value="7882383196734312" calcext:value-type="float">
            <text:p>7882383196734312</text:p>
          </table:table-cell>
          <table:table-cell table:number-columns-repeated="8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[.$C$2]*([.A1270]-[.$D$2])*([.A1270]-[.$E$2])*([.A1270]-[.$F$2])*([.A1270]-[.$G$2])*([.A1270]-[.$H$2])*([.A1270]-[.$I$2])+[.$J$2]*2*(RAND()-0.5)" office:value-type="float" office:value="7439271744551298" calcext:value-type="float">
            <text:p>7439271744551298</text:p>
          </table:table-cell>
          <table:table-cell table:number-columns-repeated="8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[.$C$2]*([.A1271]-[.$D$2])*([.A1271]-[.$E$2])*([.A1271]-[.$F$2])*([.A1271]-[.$G$2])*([.A1271]-[.$H$2])*([.A1271]-[.$I$2])+[.$J$2]*2*(RAND()-0.5)" office:value-type="float" office:value="7978860785774019" calcext:value-type="float">
            <text:p>7978860785774019</text:p>
          </table:table-cell>
          <table:table-cell table:number-columns-repeated="8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[.$C$2]*([.A1272]-[.$D$2])*([.A1272]-[.$E$2])*([.A1272]-[.$F$2])*([.A1272]-[.$G$2])*([.A1272]-[.$H$2])*([.A1272]-[.$I$2])+[.$J$2]*2*(RAND()-0.5)" office:value-type="float" office:value="7851545069800589" calcext:value-type="float">
            <text:p>7851545069800589</text:p>
          </table:table-cell>
          <table:table-cell table:number-columns-repeated="8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[.$C$2]*([.A1273]-[.$D$2])*([.A1273]-[.$E$2])*([.A1273]-[.$F$2])*([.A1273]-[.$G$2])*([.A1273]-[.$H$2])*([.A1273]-[.$I$2])+[.$J$2]*2*(RAND()-0.5)" office:value-type="float" office:value="8343635184859697" calcext:value-type="float">
            <text:p>8343635184859697</text:p>
          </table:table-cell>
          <table:table-cell table:number-columns-repeated="8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[.$C$2]*([.A1274]-[.$D$2])*([.A1274]-[.$E$2])*([.A1274]-[.$F$2])*([.A1274]-[.$G$2])*([.A1274]-[.$H$2])*([.A1274]-[.$I$2])+[.$J$2]*2*(RAND()-0.5)" office:value-type="float" office:value="7199275915804677" calcext:value-type="float">
            <text:p>7199275915804677</text:p>
          </table:table-cell>
          <table:table-cell table:number-columns-repeated="8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[.$C$2]*([.A1275]-[.$D$2])*([.A1275]-[.$E$2])*([.A1275]-[.$F$2])*([.A1275]-[.$G$2])*([.A1275]-[.$H$2])*([.A1275]-[.$I$2])+[.$J$2]*2*(RAND()-0.5)" office:value-type="float" office:value="7504053109003846" calcext:value-type="float">
            <text:p>7504053109003846</text:p>
          </table:table-cell>
          <table:table-cell table:number-columns-repeated="8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[.$C$2]*([.A1276]-[.$D$2])*([.A1276]-[.$E$2])*([.A1276]-[.$F$2])*([.A1276]-[.$G$2])*([.A1276]-[.$H$2])*([.A1276]-[.$I$2])+[.$J$2]*2*(RAND()-0.5)" office:value-type="float" office:value="8386799600340995" calcext:value-type="float">
            <text:p>8386799600340995</text:p>
          </table:table-cell>
          <table:table-cell table:number-columns-repeated="8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[.$C$2]*([.A1277]-[.$D$2])*([.A1277]-[.$E$2])*([.A1277]-[.$F$2])*([.A1277]-[.$G$2])*([.A1277]-[.$H$2])*([.A1277]-[.$I$2])+[.$J$2]*2*(RAND()-0.5)" office:value-type="float" office:value="7627438044647035" calcext:value-type="float">
            <text:p>7627438044647035</text:p>
          </table:table-cell>
          <table:table-cell table:number-columns-repeated="8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[.$C$2]*([.A1278]-[.$D$2])*([.A1278]-[.$E$2])*([.A1278]-[.$F$2])*([.A1278]-[.$G$2])*([.A1278]-[.$H$2])*([.A1278]-[.$I$2])+[.$J$2]*2*(RAND()-0.5)" office:value-type="float" office:value="7452792060294495" calcext:value-type="float">
            <text:p>7452792060294495</text:p>
          </table:table-cell>
          <table:table-cell table:number-columns-repeated="8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[.$C$2]*([.A1279]-[.$D$2])*([.A1279]-[.$E$2])*([.A1279]-[.$F$2])*([.A1279]-[.$G$2])*([.A1279]-[.$H$2])*([.A1279]-[.$I$2])+[.$J$2]*2*(RAND()-0.5)" office:value-type="float" office:value="7644141924850562" calcext:value-type="float">
            <text:p>7644141924850562</text:p>
          </table:table-cell>
          <table:table-cell table:number-columns-repeated="8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[.$C$2]*([.A1280]-[.$D$2])*([.A1280]-[.$E$2])*([.A1280]-[.$F$2])*([.A1280]-[.$G$2])*([.A1280]-[.$H$2])*([.A1280]-[.$I$2])+[.$J$2]*2*(RAND()-0.5)" office:value-type="float" office:value="8058100607164763" calcext:value-type="float">
            <text:p>8058100607164763</text:p>
          </table:table-cell>
          <table:table-cell table:number-columns-repeated="8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[.$C$2]*([.A1281]-[.$D$2])*([.A1281]-[.$E$2])*([.A1281]-[.$F$2])*([.A1281]-[.$G$2])*([.A1281]-[.$H$2])*([.A1281]-[.$I$2])+[.$J$2]*2*(RAND()-0.5)" office:value-type="float" office:value="8362747492787074" calcext:value-type="float">
            <text:p>8362747492787074</text:p>
          </table:table-cell>
          <table:table-cell table:number-columns-repeated="8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[.$C$2]*([.A1282]-[.$D$2])*([.A1282]-[.$E$2])*([.A1282]-[.$F$2])*([.A1282]-[.$G$2])*([.A1282]-[.$H$2])*([.A1282]-[.$I$2])+[.$J$2]*2*(RAND()-0.5)" office:value-type="float" office:value="7626358867468062" calcext:value-type="float">
            <text:p>7626358867468062</text:p>
          </table:table-cell>
          <table:table-cell table:number-columns-repeated="8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[.$C$2]*([.A1283]-[.$D$2])*([.A1283]-[.$E$2])*([.A1283]-[.$F$2])*([.A1283]-[.$G$2])*([.A1283]-[.$H$2])*([.A1283]-[.$I$2])+[.$J$2]*2*(RAND()-0.5)" office:value-type="float" office:value="7483186375514318" calcext:value-type="float">
            <text:p>7483186375514318</text:p>
          </table:table-cell>
          <table:table-cell table:number-columns-repeated="8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[.$C$2]*([.A1284]-[.$D$2])*([.A1284]-[.$E$2])*([.A1284]-[.$F$2])*([.A1284]-[.$G$2])*([.A1284]-[.$H$2])*([.A1284]-[.$I$2])+[.$J$2]*2*(RAND()-0.5)" office:value-type="float" office:value="7231329051595555" calcext:value-type="float">
            <text:p>7231329051595555</text:p>
          </table:table-cell>
          <table:table-cell table:number-columns-repeated="8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[.$C$2]*([.A1285]-[.$D$2])*([.A1285]-[.$E$2])*([.A1285]-[.$F$2])*([.A1285]-[.$G$2])*([.A1285]-[.$H$2])*([.A1285]-[.$I$2])+[.$J$2]*2*(RAND()-0.5)" office:value-type="float" office:value="6752564154046226" calcext:value-type="float">
            <text:p>6752564154046226</text:p>
          </table:table-cell>
          <table:table-cell table:number-columns-repeated="8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[.$C$2]*([.A1286]-[.$D$2])*([.A1286]-[.$E$2])*([.A1286]-[.$F$2])*([.A1286]-[.$G$2])*([.A1286]-[.$H$2])*([.A1286]-[.$I$2])+[.$J$2]*2*(RAND()-0.5)" office:value-type="float" office:value="7545516824937147" calcext:value-type="float">
            <text:p>7545516824937147</text:p>
          </table:table-cell>
          <table:table-cell table:number-columns-repeated="8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[.$C$2]*([.A1287]-[.$D$2])*([.A1287]-[.$E$2])*([.A1287]-[.$F$2])*([.A1287]-[.$G$2])*([.A1287]-[.$H$2])*([.A1287]-[.$I$2])+[.$J$2]*2*(RAND()-0.5)" office:value-type="float" office:value="6585400754955302" calcext:value-type="float">
            <text:p>6585400754955302</text:p>
          </table:table-cell>
          <table:table-cell table:number-columns-repeated="8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[.$C$2]*([.A1288]-[.$D$2])*([.A1288]-[.$E$2])*([.A1288]-[.$F$2])*([.A1288]-[.$G$2])*([.A1288]-[.$H$2])*([.A1288]-[.$I$2])+[.$J$2]*2*(RAND()-0.5)" office:value-type="float" office:value="6479633078201031" calcext:value-type="float">
            <text:p>6479633078201031</text:p>
          </table:table-cell>
          <table:table-cell table:number-columns-repeated="8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[.$C$2]*([.A1289]-[.$D$2])*([.A1289]-[.$E$2])*([.A1289]-[.$F$2])*([.A1289]-[.$G$2])*([.A1289]-[.$H$2])*([.A1289]-[.$I$2])+[.$J$2]*2*(RAND()-0.5)" office:value-type="float" office:value="6938821857218617" calcext:value-type="float">
            <text:p>6938821857218617</text:p>
          </table:table-cell>
          <table:table-cell table:number-columns-repeated="8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[.$C$2]*([.A1290]-[.$D$2])*([.A1290]-[.$E$2])*([.A1290]-[.$F$2])*([.A1290]-[.$G$2])*([.A1290]-[.$H$2])*([.A1290]-[.$I$2])+[.$J$2]*2*(RAND()-0.5)" office:value-type="float" office:value="6962848723646162" calcext:value-type="float">
            <text:p>6962848723646162</text:p>
          </table:table-cell>
          <table:table-cell table:number-columns-repeated="8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.$C$2]*([.A1291]-[.$D$2])*([.A1291]-[.$E$2])*([.A1291]-[.$F$2])*([.A1291]-[.$G$2])*([.A1291]-[.$H$2])*([.A1291]-[.$I$2])+[.$J$2]*2*(RAND()-0.5)" office:value-type="float" office:value="6891248207669489" calcext:value-type="float">
            <text:p>6891248207669489</text:p>
          </table:table-cell>
          <table:table-cell table:number-columns-repeated="8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[.$C$2]*([.A1292]-[.$D$2])*([.A1292]-[.$E$2])*([.A1292]-[.$F$2])*([.A1292]-[.$G$2])*([.A1292]-[.$H$2])*([.A1292]-[.$I$2])+[.$J$2]*2*(RAND()-0.5)" office:value-type="float" office:value="6770710484186108" calcext:value-type="float">
            <text:p>6770710484186108</text:p>
          </table:table-cell>
          <table:table-cell table:number-columns-repeated="8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[.$C$2]*([.A1293]-[.$D$2])*([.A1293]-[.$E$2])*([.A1293]-[.$F$2])*([.A1293]-[.$G$2])*([.A1293]-[.$H$2])*([.A1293]-[.$I$2])+[.$J$2]*2*(RAND()-0.5)" office:value-type="float" office:value="6405919761694405" calcext:value-type="float">
            <text:p>6405919761694405</text:p>
          </table:table-cell>
          <table:table-cell table:number-columns-repeated="8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[.$C$2]*([.A1294]-[.$D$2])*([.A1294]-[.$E$2])*([.A1294]-[.$F$2])*([.A1294]-[.$G$2])*([.A1294]-[.$H$2])*([.A1294]-[.$I$2])+[.$J$2]*2*(RAND()-0.5)" office:value-type="float" office:value="7268969564209142" calcext:value-type="float">
            <text:p>7268969564209142</text:p>
          </table:table-cell>
          <table:table-cell table:number-columns-repeated="8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[.$C$2]*([.A1295]-[.$D$2])*([.A1295]-[.$E$2])*([.A1295]-[.$F$2])*([.A1295]-[.$G$2])*([.A1295]-[.$H$2])*([.A1295]-[.$I$2])+[.$J$2]*2*(RAND()-0.5)" office:value-type="float" office:value="7897914987818242" calcext:value-type="float">
            <text:p>7897914987818242</text:p>
          </table:table-cell>
          <table:table-cell table:number-columns-repeated="8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[.$C$2]*([.A1296]-[.$D$2])*([.A1296]-[.$E$2])*([.A1296]-[.$F$2])*([.A1296]-[.$G$2])*([.A1296]-[.$H$2])*([.A1296]-[.$I$2])+[.$J$2]*2*(RAND()-0.5)" office:value-type="float" office:value="7366923972291715" calcext:value-type="float">
            <text:p>7366923972291715</text:p>
          </table:table-cell>
          <table:table-cell table:number-columns-repeated="8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[.$C$2]*([.A1297]-[.$D$2])*([.A1297]-[.$E$2])*([.A1297]-[.$F$2])*([.A1297]-[.$G$2])*([.A1297]-[.$H$2])*([.A1297]-[.$I$2])+[.$J$2]*2*(RAND()-0.5)" office:value-type="float" office:value="6519534400345715" calcext:value-type="float">
            <text:p>6519534400345715</text:p>
          </table:table-cell>
          <table:table-cell table:number-columns-repeated="8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[.$C$2]*([.A1298]-[.$D$2])*([.A1298]-[.$E$2])*([.A1298]-[.$F$2])*([.A1298]-[.$G$2])*([.A1298]-[.$H$2])*([.A1298]-[.$I$2])+[.$J$2]*2*(RAND()-0.5)" office:value-type="float" office:value="7446498331231729" calcext:value-type="float">
            <text:p>7446498331231729</text:p>
          </table:table-cell>
          <table:table-cell table:number-columns-repeated="8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[.$C$2]*([.A1299]-[.$D$2])*([.A1299]-[.$E$2])*([.A1299]-[.$F$2])*([.A1299]-[.$G$2])*([.A1299]-[.$H$2])*([.A1299]-[.$I$2])+[.$J$2]*2*(RAND()-0.5)" office:value-type="float" office:value="6572480818546619" calcext:value-type="float">
            <text:p>6572480818546619</text:p>
          </table:table-cell>
          <table:table-cell table:number-columns-repeated="8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[.$C$2]*([.A1300]-[.$D$2])*([.A1300]-[.$E$2])*([.A1300]-[.$F$2])*([.A1300]-[.$G$2])*([.A1300]-[.$H$2])*([.A1300]-[.$I$2])+[.$J$2]*2*(RAND()-0.5)" office:value-type="float" office:value="7113359649302704" calcext:value-type="float">
            <text:p>7113359649302704</text:p>
          </table:table-cell>
          <table:table-cell table:number-columns-repeated="8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[.$C$2]*([.A1301]-[.$D$2])*([.A1301]-[.$E$2])*([.A1301]-[.$F$2])*([.A1301]-[.$G$2])*([.A1301]-[.$H$2])*([.A1301]-[.$I$2])+[.$J$2]*2*(RAND()-0.5)" office:value-type="float" office:value="6375629496864881" calcext:value-type="float">
            <text:p>6375629496864881</text:p>
          </table:table-cell>
          <table:table-cell table:number-columns-repeated="8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[.$C$2]*([.A1302]-[.$D$2])*([.A1302]-[.$E$2])*([.A1302]-[.$F$2])*([.A1302]-[.$G$2])*([.A1302]-[.$H$2])*([.A1302]-[.$I$2])+[.$J$2]*2*(RAND()-0.5)" office:value-type="float" office:value="7196981925730557" calcext:value-type="float">
            <text:p>7196981925730557</text:p>
          </table:table-cell>
          <table:table-cell table:number-columns-repeated="8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[.$C$2]*([.A1303]-[.$D$2])*([.A1303]-[.$E$2])*([.A1303]-[.$F$2])*([.A1303]-[.$G$2])*([.A1303]-[.$H$2])*([.A1303]-[.$I$2])+[.$J$2]*2*(RAND()-0.5)" office:value-type="float" office:value="5814763183581686" calcext:value-type="float">
            <text:p>5814763183581686</text:p>
          </table:table-cell>
          <table:table-cell table:number-columns-repeated="8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[.$C$2]*([.A1304]-[.$D$2])*([.A1304]-[.$E$2])*([.A1304]-[.$F$2])*([.A1304]-[.$G$2])*([.A1304]-[.$H$2])*([.A1304]-[.$I$2])+[.$J$2]*2*(RAND()-0.5)" office:value-type="float" office:value="6226912871770281" calcext:value-type="float">
            <text:p>6226912871770281</text:p>
          </table:table-cell>
          <table:table-cell table:number-columns-repeated="8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[.$C$2]*([.A1305]-[.$D$2])*([.A1305]-[.$E$2])*([.A1305]-[.$F$2])*([.A1305]-[.$G$2])*([.A1305]-[.$H$2])*([.A1305]-[.$I$2])+[.$J$2]*2*(RAND()-0.5)" office:value-type="float" office:value="5840266557020608" calcext:value-type="float">
            <text:p>5840266557020608</text:p>
          </table:table-cell>
          <table:table-cell table:number-columns-repeated="8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[.$C$2]*([.A1306]-[.$D$2])*([.A1306]-[.$E$2])*([.A1306]-[.$F$2])*([.A1306]-[.$G$2])*([.A1306]-[.$H$2])*([.A1306]-[.$I$2])+[.$J$2]*2*(RAND()-0.5)" office:value-type="float" office:value="5414060514339829" calcext:value-type="float">
            <text:p>5414060514339829</text:p>
          </table:table-cell>
          <table:table-cell table:number-columns-repeated="8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[.$C$2]*([.A1307]-[.$D$2])*([.A1307]-[.$E$2])*([.A1307]-[.$F$2])*([.A1307]-[.$G$2])*([.A1307]-[.$H$2])*([.A1307]-[.$I$2])+[.$J$2]*2*(RAND()-0.5)" office:value-type="float" office:value="5327109063938596" calcext:value-type="float">
            <text:p>5327109063938596</text:p>
          </table:table-cell>
          <table:table-cell table:number-columns-repeated="8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[.$C$2]*([.A1308]-[.$D$2])*([.A1308]-[.$E$2])*([.A1308]-[.$F$2])*([.A1308]-[.$G$2])*([.A1308]-[.$H$2])*([.A1308]-[.$I$2])+[.$J$2]*2*(RAND()-0.5)" office:value-type="float" office:value="5414604920769258" calcext:value-type="float">
            <text:p>5414604920769258</text:p>
          </table:table-cell>
          <table:table-cell table:number-columns-repeated="8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[.$C$2]*([.A1309]-[.$D$2])*([.A1309]-[.$E$2])*([.A1309]-[.$F$2])*([.A1309]-[.$G$2])*([.A1309]-[.$H$2])*([.A1309]-[.$I$2])+[.$J$2]*2*(RAND()-0.5)" office:value-type="float" office:value="6897400986317196" calcext:value-type="float">
            <text:p>6897400986317196</text:p>
          </table:table-cell>
          <table:table-cell table:number-columns-repeated="8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[.$C$2]*([.A1310]-[.$D$2])*([.A1310]-[.$E$2])*([.A1310]-[.$F$2])*([.A1310]-[.$G$2])*([.A1310]-[.$H$2])*([.A1310]-[.$I$2])+[.$J$2]*2*(RAND()-0.5)" office:value-type="float" office:value="5612179736115529" calcext:value-type="float">
            <text:p>5612179736115529</text:p>
          </table:table-cell>
          <table:table-cell table:number-columns-repeated="8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[.$C$2]*([.A1311]-[.$D$2])*([.A1311]-[.$E$2])*([.A1311]-[.$F$2])*([.A1311]-[.$G$2])*([.A1311]-[.$H$2])*([.A1311]-[.$I$2])+[.$J$2]*2*(RAND()-0.5)" office:value-type="float" office:value="6441615203493481" calcext:value-type="float">
            <text:p>6441615203493481</text:p>
          </table:table-cell>
          <table:table-cell table:number-columns-repeated="8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[.$C$2]*([.A1312]-[.$D$2])*([.A1312]-[.$E$2])*([.A1312]-[.$F$2])*([.A1312]-[.$G$2])*([.A1312]-[.$H$2])*([.A1312]-[.$I$2])+[.$J$2]*2*(RAND()-0.5)" office:value-type="float" office:value="5915042025524360" calcext:value-type="float">
            <text:p>5915042025524360</text:p>
          </table:table-cell>
          <table:table-cell table:number-columns-repeated="8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[.$C$2]*([.A1313]-[.$D$2])*([.A1313]-[.$E$2])*([.A1313]-[.$F$2])*([.A1313]-[.$G$2])*([.A1313]-[.$H$2])*([.A1313]-[.$I$2])+[.$J$2]*2*(RAND()-0.5)" office:value-type="float" office:value="5507943848686727" calcext:value-type="float">
            <text:p>5507943848686727</text:p>
          </table:table-cell>
          <table:table-cell table:number-columns-repeated="8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[.$C$2]*([.A1314]-[.$D$2])*([.A1314]-[.$E$2])*([.A1314]-[.$F$2])*([.A1314]-[.$G$2])*([.A1314]-[.$H$2])*([.A1314]-[.$I$2])+[.$J$2]*2*(RAND()-0.5)" office:value-type="float" office:value="5072809883825185" calcext:value-type="float">
            <text:p>5072809883825185</text:p>
          </table:table-cell>
          <table:table-cell table:number-columns-repeated="8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[.$C$2]*([.A1315]-[.$D$2])*([.A1315]-[.$E$2])*([.A1315]-[.$F$2])*([.A1315]-[.$G$2])*([.A1315]-[.$H$2])*([.A1315]-[.$I$2])+[.$J$2]*2*(RAND()-0.5)" office:value-type="float" office:value="5032536849270146" calcext:value-type="float">
            <text:p>5032536849270146</text:p>
          </table:table-cell>
          <table:table-cell table:number-columns-repeated="8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[.$C$2]*([.A1316]-[.$D$2])*([.A1316]-[.$E$2])*([.A1316]-[.$F$2])*([.A1316]-[.$G$2])*([.A1316]-[.$H$2])*([.A1316]-[.$I$2])+[.$J$2]*2*(RAND()-0.5)" office:value-type="float" office:value="5690180083737676" calcext:value-type="float">
            <text:p>5690180083737676</text:p>
          </table:table-cell>
          <table:table-cell table:number-columns-repeated="8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[.$C$2]*([.A1317]-[.$D$2])*([.A1317]-[.$E$2])*([.A1317]-[.$F$2])*([.A1317]-[.$G$2])*([.A1317]-[.$H$2])*([.A1317]-[.$I$2])+[.$J$2]*2*(RAND()-0.5)" office:value-type="float" office:value="6360972312811534" calcext:value-type="float">
            <text:p>6360972312811534</text:p>
          </table:table-cell>
          <table:table-cell table:number-columns-repeated="8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[.$C$2]*([.A1318]-[.$D$2])*([.A1318]-[.$E$2])*([.A1318]-[.$F$2])*([.A1318]-[.$G$2])*([.A1318]-[.$H$2])*([.A1318]-[.$I$2])+[.$J$2]*2*(RAND()-0.5)" office:value-type="float" office:value="6093220708617279" calcext:value-type="float">
            <text:p>6093220708617279</text:p>
          </table:table-cell>
          <table:table-cell table:number-columns-repeated="8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[.$C$2]*([.A1319]-[.$D$2])*([.A1319]-[.$E$2])*([.A1319]-[.$F$2])*([.A1319]-[.$G$2])*([.A1319]-[.$H$2])*([.A1319]-[.$I$2])+[.$J$2]*2*(RAND()-0.5)" office:value-type="float" office:value="5732099785891701" calcext:value-type="float">
            <text:p>5732099785891701</text:p>
          </table:table-cell>
          <table:table-cell table:number-columns-repeated="8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[.$C$2]*([.A1320]-[.$D$2])*([.A1320]-[.$E$2])*([.A1320]-[.$F$2])*([.A1320]-[.$G$2])*([.A1320]-[.$H$2])*([.A1320]-[.$I$2])+[.$J$2]*2*(RAND()-0.5)" office:value-type="float" office:value="6417480376445456" calcext:value-type="float">
            <text:p>6417480376445456</text:p>
          </table:table-cell>
          <table:table-cell table:number-columns-repeated="8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[.$C$2]*([.A1321]-[.$D$2])*([.A1321]-[.$E$2])*([.A1321]-[.$F$2])*([.A1321]-[.$G$2])*([.A1321]-[.$H$2])*([.A1321]-[.$I$2])+[.$J$2]*2*(RAND()-0.5)" office:value-type="float" office:value="5042549191227016" calcext:value-type="float">
            <text:p>5042549191227016</text:p>
          </table:table-cell>
          <table:table-cell table:number-columns-repeated="8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[.$C$2]*([.A1322]-[.$D$2])*([.A1322]-[.$E$2])*([.A1322]-[.$F$2])*([.A1322]-[.$G$2])*([.A1322]-[.$H$2])*([.A1322]-[.$I$2])+[.$J$2]*2*(RAND()-0.5)" office:value-type="float" office:value="5515614506870358" calcext:value-type="float">
            <text:p>5515614506870358</text:p>
          </table:table-cell>
          <table:table-cell table:number-columns-repeated="8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[.$C$2]*([.A1323]-[.$D$2])*([.A1323]-[.$E$2])*([.A1323]-[.$F$2])*([.A1323]-[.$G$2])*([.A1323]-[.$H$2])*([.A1323]-[.$I$2])+[.$J$2]*2*(RAND()-0.5)" office:value-type="float" office:value="5109316930244068" calcext:value-type="float">
            <text:p>5109316930244068</text:p>
          </table:table-cell>
          <table:table-cell table:number-columns-repeated="8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[.$C$2]*([.A1324]-[.$D$2])*([.A1324]-[.$E$2])*([.A1324]-[.$F$2])*([.A1324]-[.$G$2])*([.A1324]-[.$H$2])*([.A1324]-[.$I$2])+[.$J$2]*2*(RAND()-0.5)" office:value-type="float" office:value="4431030138920066" calcext:value-type="float">
            <text:p>4431030138920066</text:p>
          </table:table-cell>
          <table:table-cell table:number-columns-repeated="8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[.$C$2]*([.A1325]-[.$D$2])*([.A1325]-[.$E$2])*([.A1325]-[.$F$2])*([.A1325]-[.$G$2])*([.A1325]-[.$H$2])*([.A1325]-[.$I$2])+[.$J$2]*2*(RAND()-0.5)" office:value-type="float" office:value="4256942919126176" calcext:value-type="float">
            <text:p>4256942919126176</text:p>
          </table:table-cell>
          <table:table-cell table:number-columns-repeated="8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[.$C$2]*([.A1326]-[.$D$2])*([.A1326]-[.$E$2])*([.A1326]-[.$F$2])*([.A1326]-[.$G$2])*([.A1326]-[.$H$2])*([.A1326]-[.$I$2])+[.$J$2]*2*(RAND()-0.5)" office:value-type="float" office:value="5258063892936563" calcext:value-type="float">
            <text:p>5258063892936563</text:p>
          </table:table-cell>
          <table:table-cell table:number-columns-repeated="8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[.$C$2]*([.A1327]-[.$D$2])*([.A1327]-[.$E$2])*([.A1327]-[.$F$2])*([.A1327]-[.$G$2])*([.A1327]-[.$H$2])*([.A1327]-[.$I$2])+[.$J$2]*2*(RAND()-0.5)" office:value-type="float" office:value="5155388207156798" calcext:value-type="float">
            <text:p>5155388207156798</text:p>
          </table:table-cell>
          <table:table-cell table:number-columns-repeated="8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[.$C$2]*([.A1328]-[.$D$2])*([.A1328]-[.$E$2])*([.A1328]-[.$F$2])*([.A1328]-[.$G$2])*([.A1328]-[.$H$2])*([.A1328]-[.$I$2])+[.$J$2]*2*(RAND()-0.5)" office:value-type="float" office:value="4148159332756887" calcext:value-type="float">
            <text:p>4148159332756887</text:p>
          </table:table-cell>
          <table:table-cell table:number-columns-repeated="8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[.$C$2]*([.A1329]-[.$D$2])*([.A1329]-[.$E$2])*([.A1329]-[.$F$2])*([.A1329]-[.$G$2])*([.A1329]-[.$H$2])*([.A1329]-[.$I$2])+[.$J$2]*2*(RAND()-0.5)" office:value-type="float" office:value="4895367860670611" calcext:value-type="float">
            <text:p>4895367860670611</text:p>
          </table:table-cell>
          <table:table-cell table:number-columns-repeated="8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[.$C$2]*([.A1330]-[.$D$2])*([.A1330]-[.$E$2])*([.A1330]-[.$F$2])*([.A1330]-[.$G$2])*([.A1330]-[.$H$2])*([.A1330]-[.$I$2])+[.$J$2]*2*(RAND()-0.5)" office:value-type="float" office:value="3974737165315902" calcext:value-type="float">
            <text:p>3974737165315902</text:p>
          </table:table-cell>
          <table:table-cell table:number-columns-repeated="8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[.$C$2]*([.A1331]-[.$D$2])*([.A1331]-[.$E$2])*([.A1331]-[.$F$2])*([.A1331]-[.$G$2])*([.A1331]-[.$H$2])*([.A1331]-[.$I$2])+[.$J$2]*2*(RAND()-0.5)" office:value-type="float" office:value="5283908602063101" calcext:value-type="float">
            <text:p>5283908602063101</text:p>
          </table:table-cell>
          <table:table-cell table:number-columns-repeated="8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[.$C$2]*([.A1332]-[.$D$2])*([.A1332]-[.$E$2])*([.A1332]-[.$F$2])*([.A1332]-[.$G$2])*([.A1332]-[.$H$2])*([.A1332]-[.$I$2])+[.$J$2]*2*(RAND()-0.5)" office:value-type="float" office:value="5550469581730738" calcext:value-type="float">
            <text:p>5550469581730738</text:p>
          </table:table-cell>
          <table:table-cell table:number-columns-repeated="8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[.$C$2]*([.A1333]-[.$D$2])*([.A1333]-[.$E$2])*([.A1333]-[.$F$2])*([.A1333]-[.$G$2])*([.A1333]-[.$H$2])*([.A1333]-[.$I$2])+[.$J$2]*2*(RAND()-0.5)" office:value-type="float" office:value="5538230745417903" calcext:value-type="float">
            <text:p>5538230745417903</text:p>
          </table:table-cell>
          <table:table-cell table:number-columns-repeated="8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[.$C$2]*([.A1334]-[.$D$2])*([.A1334]-[.$E$2])*([.A1334]-[.$F$2])*([.A1334]-[.$G$2])*([.A1334]-[.$H$2])*([.A1334]-[.$I$2])+[.$J$2]*2*(RAND()-0.5)" office:value-type="float" office:value="3.86668057294849E+015" calcext:value-type="float">
            <text:p>3.86668057294849E+015</text:p>
          </table:table-cell>
          <table:table-cell table:number-columns-repeated="8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[.$C$2]*([.A1335]-[.$D$2])*([.A1335]-[.$E$2])*([.A1335]-[.$F$2])*([.A1335]-[.$G$2])*([.A1335]-[.$H$2])*([.A1335]-[.$I$2])+[.$J$2]*2*(RAND()-0.5)" office:value-type="float" office:value="4461855203462325" calcext:value-type="float">
            <text:p>4461855203462325</text:p>
          </table:table-cell>
          <table:table-cell table:number-columns-repeated="8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[.$C$2]*([.A1336]-[.$D$2])*([.A1336]-[.$E$2])*([.A1336]-[.$F$2])*([.A1336]-[.$G$2])*([.A1336]-[.$H$2])*([.A1336]-[.$I$2])+[.$J$2]*2*(RAND()-0.5)" office:value-type="float" office:value="3887463045951792" calcext:value-type="float">
            <text:p>3887463045951792</text:p>
          </table:table-cell>
          <table:table-cell table:number-columns-repeated="8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[.$C$2]*([.A1337]-[.$D$2])*([.A1337]-[.$E$2])*([.A1337]-[.$F$2])*([.A1337]-[.$G$2])*([.A1337]-[.$H$2])*([.A1337]-[.$I$2])+[.$J$2]*2*(RAND()-0.5)" office:value-type="float" office:value="4186076340568222" calcext:value-type="float">
            <text:p>4186076340568222</text:p>
          </table:table-cell>
          <table:table-cell table:number-columns-repeated="8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[.$C$2]*([.A1338]-[.$D$2])*([.A1338]-[.$E$2])*([.A1338]-[.$F$2])*([.A1338]-[.$G$2])*([.A1338]-[.$H$2])*([.A1338]-[.$I$2])+[.$J$2]*2*(RAND()-0.5)" office:value-type="float" office:value="4885232161340048" calcext:value-type="float">
            <text:p>4885232161340048</text:p>
          </table:table-cell>
          <table:table-cell table:number-columns-repeated="8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[.$C$2]*([.A1339]-[.$D$2])*([.A1339]-[.$E$2])*([.A1339]-[.$F$2])*([.A1339]-[.$G$2])*([.A1339]-[.$H$2])*([.A1339]-[.$I$2])+[.$J$2]*2*(RAND()-0.5)" office:value-type="float" office:value="5017414432731650" calcext:value-type="float">
            <text:p>5017414432731650</text:p>
          </table:table-cell>
          <table:table-cell table:number-columns-repeated="8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[.$C$2]*([.A1340]-[.$D$2])*([.A1340]-[.$E$2])*([.A1340]-[.$F$2])*([.A1340]-[.$G$2])*([.A1340]-[.$H$2])*([.A1340]-[.$I$2])+[.$J$2]*2*(RAND()-0.5)" office:value-type="float" office:value="3.85686895368729E+015" calcext:value-type="float">
            <text:p>3.85686895368729E+015</text:p>
          </table:table-cell>
          <table:table-cell table:number-columns-repeated="8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[.$C$2]*([.A1341]-[.$D$2])*([.A1341]-[.$E$2])*([.A1341]-[.$F$2])*([.A1341]-[.$G$2])*([.A1341]-[.$H$2])*([.A1341]-[.$I$2])+[.$J$2]*2*(RAND()-0.5)" office:value-type="float" office:value="4.36497360157404E+015" calcext:value-type="float">
            <text:p>4.36497360157404E+015</text:p>
          </table:table-cell>
          <table:table-cell table:number-columns-repeated="8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[.$C$2]*([.A1342]-[.$D$2])*([.A1342]-[.$E$2])*([.A1342]-[.$F$2])*([.A1342]-[.$G$2])*([.A1342]-[.$H$2])*([.A1342]-[.$I$2])+[.$J$2]*2*(RAND()-0.5)" office:value-type="float" office:value="4929776041827229" calcext:value-type="float">
            <text:p>4929776041827229</text:p>
          </table:table-cell>
          <table:table-cell table:number-columns-repeated="8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[.$C$2]*([.A1343]-[.$D$2])*([.A1343]-[.$E$2])*([.A1343]-[.$F$2])*([.A1343]-[.$G$2])*([.A1343]-[.$H$2])*([.A1343]-[.$I$2])+[.$J$2]*2*(RAND()-0.5)" office:value-type="float" office:value="3.47921778116261E+015" calcext:value-type="float">
            <text:p>3.47921778116261E+015</text:p>
          </table:table-cell>
          <table:table-cell table:number-columns-repeated="8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[.$C$2]*([.A1344]-[.$D$2])*([.A1344]-[.$E$2])*([.A1344]-[.$F$2])*([.A1344]-[.$G$2])*([.A1344]-[.$H$2])*([.A1344]-[.$I$2])+[.$J$2]*2*(RAND()-0.5)" office:value-type="float" office:value="3252574244599689" calcext:value-type="float">
            <text:p>3252574244599689</text:p>
          </table:table-cell>
          <table:table-cell table:number-columns-repeated="8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[.$C$2]*([.A1345]-[.$D$2])*([.A1345]-[.$E$2])*([.A1345]-[.$F$2])*([.A1345]-[.$G$2])*([.A1345]-[.$H$2])*([.A1345]-[.$I$2])+[.$J$2]*2*(RAND()-0.5)" office:value-type="float" office:value="4457288841077979" calcext:value-type="float">
            <text:p>4457288841077979</text:p>
          </table:table-cell>
          <table:table-cell table:number-columns-repeated="8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[.$C$2]*([.A1346]-[.$D$2])*([.A1346]-[.$E$2])*([.A1346]-[.$F$2])*([.A1346]-[.$G$2])*([.A1346]-[.$H$2])*([.A1346]-[.$I$2])+[.$J$2]*2*(RAND()-0.5)" office:value-type="float" office:value="2980643197847060" calcext:value-type="float">
            <text:p>2980643197847060</text:p>
          </table:table-cell>
          <table:table-cell table:number-columns-repeated="8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[.$C$2]*([.A1347]-[.$D$2])*([.A1347]-[.$E$2])*([.A1347]-[.$F$2])*([.A1347]-[.$G$2])*([.A1347]-[.$H$2])*([.A1347]-[.$I$2])+[.$J$2]*2*(RAND()-0.5)" office:value-type="float" office:value="2.66124098563482E+015" calcext:value-type="float">
            <text:p>2.66124098563482E+015</text:p>
          </table:table-cell>
          <table:table-cell table:number-columns-repeated="8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[.$C$2]*([.A1348]-[.$D$2])*([.A1348]-[.$E$2])*([.A1348]-[.$F$2])*([.A1348]-[.$G$2])*([.A1348]-[.$H$2])*([.A1348]-[.$I$2])+[.$J$2]*2*(RAND()-0.5)" office:value-type="float" office:value="2910289281826912" calcext:value-type="float">
            <text:p>2910289281826912</text:p>
          </table:table-cell>
          <table:table-cell table:number-columns-repeated="8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[.$C$2]*([.A1349]-[.$D$2])*([.A1349]-[.$E$2])*([.A1349]-[.$F$2])*([.A1349]-[.$G$2])*([.A1349]-[.$H$2])*([.A1349]-[.$I$2])+[.$J$2]*2*(RAND()-0.5)" office:value-type="float" office:value="2767439505704615" calcext:value-type="float">
            <text:p>2767439505704615</text:p>
          </table:table-cell>
          <table:table-cell table:number-columns-repeated="8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[.$C$2]*([.A1350]-[.$D$2])*([.A1350]-[.$E$2])*([.A1350]-[.$F$2])*([.A1350]-[.$G$2])*([.A1350]-[.$H$2])*([.A1350]-[.$I$2])+[.$J$2]*2*(RAND()-0.5)" office:value-type="float" office:value="3.86588566977894E+015" calcext:value-type="float">
            <text:p>3.86588566977894E+015</text:p>
          </table:table-cell>
          <table:table-cell table:number-columns-repeated="8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[.$C$2]*([.A1351]-[.$D$2])*([.A1351]-[.$E$2])*([.A1351]-[.$F$2])*([.A1351]-[.$G$2])*([.A1351]-[.$H$2])*([.A1351]-[.$I$2])+[.$J$2]*2*(RAND()-0.5)" office:value-type="float" office:value="2386591597789932" calcext:value-type="float">
            <text:p>2386591597789932</text:p>
          </table:table-cell>
          <table:table-cell table:number-columns-repeated="8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[.$C$2]*([.A1352]-[.$D$2])*([.A1352]-[.$E$2])*([.A1352]-[.$F$2])*([.A1352]-[.$G$2])*([.A1352]-[.$H$2])*([.A1352]-[.$I$2])+[.$J$2]*2*(RAND()-0.5)" office:value-type="float" office:value="4.03572266458838E+015" calcext:value-type="float">
            <text:p>4.03572266458838E+015</text:p>
          </table:table-cell>
          <table:table-cell table:number-columns-repeated="8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[.$C$2]*([.A1353]-[.$D$2])*([.A1353]-[.$E$2])*([.A1353]-[.$F$2])*([.A1353]-[.$G$2])*([.A1353]-[.$H$2])*([.A1353]-[.$I$2])+[.$J$2]*2*(RAND()-0.5)" office:value-type="float" office:value="3952333410921790" calcext:value-type="float">
            <text:p>3952333410921790</text:p>
          </table:table-cell>
          <table:table-cell table:number-columns-repeated="8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[.$C$2]*([.A1354]-[.$D$2])*([.A1354]-[.$E$2])*([.A1354]-[.$F$2])*([.A1354]-[.$G$2])*([.A1354]-[.$H$2])*([.A1354]-[.$I$2])+[.$J$2]*2*(RAND()-0.5)" office:value-type="float" office:value="3172414755767174" calcext:value-type="float">
            <text:p>3172414755767174</text:p>
          </table:table-cell>
          <table:table-cell table:number-columns-repeated="8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[.$C$2]*([.A1355]-[.$D$2])*([.A1355]-[.$E$2])*([.A1355]-[.$F$2])*([.A1355]-[.$G$2])*([.A1355]-[.$H$2])*([.A1355]-[.$I$2])+[.$J$2]*2*(RAND()-0.5)" office:value-type="float" office:value="3.70030200678791E+015" calcext:value-type="float">
            <text:p>3.70030200678791E+015</text:p>
          </table:table-cell>
          <table:table-cell table:number-columns-repeated="8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[.$C$2]*([.A1356]-[.$D$2])*([.A1356]-[.$E$2])*([.A1356]-[.$F$2])*([.A1356]-[.$G$2])*([.A1356]-[.$H$2])*([.A1356]-[.$I$2])+[.$J$2]*2*(RAND()-0.5)" office:value-type="float" office:value="3301339196591736" calcext:value-type="float">
            <text:p>3301339196591736</text:p>
          </table:table-cell>
          <table:table-cell table:number-columns-repeated="8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[.$C$2]*([.A1357]-[.$D$2])*([.A1357]-[.$E$2])*([.A1357]-[.$F$2])*([.A1357]-[.$G$2])*([.A1357]-[.$H$2])*([.A1357]-[.$I$2])+[.$J$2]*2*(RAND()-0.5)" office:value-type="float" office:value="3.47025405084367E+015" calcext:value-type="float">
            <text:p>3.47025405084367E+015</text:p>
          </table:table-cell>
          <table:table-cell table:number-columns-repeated="8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[.$C$2]*([.A1358]-[.$D$2])*([.A1358]-[.$E$2])*([.A1358]-[.$F$2])*([.A1358]-[.$G$2])*([.A1358]-[.$H$2])*([.A1358]-[.$I$2])+[.$J$2]*2*(RAND()-0.5)" office:value-type="float" office:value="2.83443866647877E+015" calcext:value-type="float">
            <text:p>2.83443866647877E+015</text:p>
          </table:table-cell>
          <table:table-cell table:number-columns-repeated="8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[.$C$2]*([.A1359]-[.$D$2])*([.A1359]-[.$E$2])*([.A1359]-[.$F$2])*([.A1359]-[.$G$2])*([.A1359]-[.$H$2])*([.A1359]-[.$I$2])+[.$J$2]*2*(RAND()-0.5)" office:value-type="float" office:value="2.54296857821889E+015" calcext:value-type="float">
            <text:p>2.54296857821889E+015</text:p>
          </table:table-cell>
          <table:table-cell table:number-columns-repeated="8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[.$C$2]*([.A1360]-[.$D$2])*([.A1360]-[.$E$2])*([.A1360]-[.$F$2])*([.A1360]-[.$G$2])*([.A1360]-[.$H$2])*([.A1360]-[.$I$2])+[.$J$2]*2*(RAND()-0.5)" office:value-type="float" office:value="2.83746509851914E+015" calcext:value-type="float">
            <text:p>2.83746509851914E+015</text:p>
          </table:table-cell>
          <table:table-cell table:number-columns-repeated="8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[.$C$2]*([.A1361]-[.$D$2])*([.A1361]-[.$E$2])*([.A1361]-[.$F$2])*([.A1361]-[.$G$2])*([.A1361]-[.$H$2])*([.A1361]-[.$I$2])+[.$J$2]*2*(RAND()-0.5)" office:value-type="float" office:value="2816445860110304" calcext:value-type="float">
            <text:p>2816445860110304</text:p>
          </table:table-cell>
          <table:table-cell table:number-columns-repeated="8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[.$C$2]*([.A1362]-[.$D$2])*([.A1362]-[.$E$2])*([.A1362]-[.$F$2])*([.A1362]-[.$G$2])*([.A1362]-[.$H$2])*([.A1362]-[.$I$2])+[.$J$2]*2*(RAND()-0.5)" office:value-type="float" office:value="2941182038308254" calcext:value-type="float">
            <text:p>2941182038308254</text:p>
          </table:table-cell>
          <table:table-cell table:number-columns-repeated="8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[.$C$2]*([.A1363]-[.$D$2])*([.A1363]-[.$E$2])*([.A1363]-[.$F$2])*([.A1363]-[.$G$2])*([.A1363]-[.$H$2])*([.A1363]-[.$I$2])+[.$J$2]*2*(RAND()-0.5)" office:value-type="float" office:value="2.10511722875706E+015" calcext:value-type="float">
            <text:p>2.10511722875706E+015</text:p>
          </table:table-cell>
          <table:table-cell table:number-columns-repeated="8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[.$C$2]*([.A1364]-[.$D$2])*([.A1364]-[.$E$2])*([.A1364]-[.$F$2])*([.A1364]-[.$G$2])*([.A1364]-[.$H$2])*([.A1364]-[.$I$2])+[.$J$2]*2*(RAND()-0.5)" office:value-type="float" office:value="1700725232687252" calcext:value-type="float">
            <text:p>1700725232687252</text:p>
          </table:table-cell>
          <table:table-cell table:number-columns-repeated="8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[.$C$2]*([.A1365]-[.$D$2])*([.A1365]-[.$E$2])*([.A1365]-[.$F$2])*([.A1365]-[.$G$2])*([.A1365]-[.$H$2])*([.A1365]-[.$I$2])+[.$J$2]*2*(RAND()-0.5)" office:value-type="float" office:value="1.32767948271714E+015" calcext:value-type="float">
            <text:p>1.32767948271714E+015</text:p>
          </table:table-cell>
          <table:table-cell table:number-columns-repeated="8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[.$C$2]*([.A1366]-[.$D$2])*([.A1366]-[.$E$2])*([.A1366]-[.$F$2])*([.A1366]-[.$G$2])*([.A1366]-[.$H$2])*([.A1366]-[.$I$2])+[.$J$2]*2*(RAND()-0.5)" office:value-type="float" office:value="2918255021703729" calcext:value-type="float">
            <text:p>2918255021703729</text:p>
          </table:table-cell>
          <table:table-cell table:number-columns-repeated="8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[.$C$2]*([.A1367]-[.$D$2])*([.A1367]-[.$E$2])*([.A1367]-[.$F$2])*([.A1367]-[.$G$2])*([.A1367]-[.$H$2])*([.A1367]-[.$I$2])+[.$J$2]*2*(RAND()-0.5)" office:value-type="float" office:value="2621124956931783" calcext:value-type="float">
            <text:p>2621124956931783</text:p>
          </table:table-cell>
          <table:table-cell table:number-columns-repeated="8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[.$C$2]*([.A1368]-[.$D$2])*([.A1368]-[.$E$2])*([.A1368]-[.$F$2])*([.A1368]-[.$G$2])*([.A1368]-[.$H$2])*([.A1368]-[.$I$2])+[.$J$2]*2*(RAND()-0.5)" office:value-type="float" office:value="1.90173782215492E+015" calcext:value-type="float">
            <text:p>1.90173782215492E+015</text:p>
          </table:table-cell>
          <table:table-cell table:number-columns-repeated="8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[.$C$2]*([.A1369]-[.$D$2])*([.A1369]-[.$E$2])*([.A1369]-[.$F$2])*([.A1369]-[.$G$2])*([.A1369]-[.$H$2])*([.A1369]-[.$I$2])+[.$J$2]*2*(RAND()-0.5)" office:value-type="float" office:value="1.77816879246777E+015" calcext:value-type="float">
            <text:p>1.77816879246777E+015</text:p>
          </table:table-cell>
          <table:table-cell table:number-columns-repeated="8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[.$C$2]*([.A1370]-[.$D$2])*([.A1370]-[.$E$2])*([.A1370]-[.$F$2])*([.A1370]-[.$G$2])*([.A1370]-[.$H$2])*([.A1370]-[.$I$2])+[.$J$2]*2*(RAND()-0.5)" office:value-type="float" office:value="1.90921240865947E+015" calcext:value-type="float">
            <text:p>1.90921240865947E+015</text:p>
          </table:table-cell>
          <table:table-cell table:number-columns-repeated="8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[.$C$2]*([.A1371]-[.$D$2])*([.A1371]-[.$E$2])*([.A1371]-[.$F$2])*([.A1371]-[.$G$2])*([.A1371]-[.$H$2])*([.A1371]-[.$I$2])+[.$J$2]*2*(RAND()-0.5)" office:value-type="float" office:value="990072652511284" calcext:value-type="float">
            <text:p>990072652511284</text:p>
          </table:table-cell>
          <table:table-cell table:number-columns-repeated="8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[.$C$2]*([.A1372]-[.$D$2])*([.A1372]-[.$E$2])*([.A1372]-[.$F$2])*([.A1372]-[.$G$2])*([.A1372]-[.$H$2])*([.A1372]-[.$I$2])+[.$J$2]*2*(RAND()-0.5)" office:value-type="float" office:value="876503302132614" calcext:value-type="float">
            <text:p>876503302132614</text:p>
          </table:table-cell>
          <table:table-cell table:number-columns-repeated="8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[.$C$2]*([.A1373]-[.$D$2])*([.A1373]-[.$E$2])*([.A1373]-[.$F$2])*([.A1373]-[.$G$2])*([.A1373]-[.$H$2])*([.A1373]-[.$I$2])+[.$J$2]*2*(RAND()-0.5)" office:value-type="float" office:value="1.08469559935715E+015" calcext:value-type="float">
            <text:p>1.08469559935715E+015</text:p>
          </table:table-cell>
          <table:table-cell table:number-columns-repeated="8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[.$C$2]*([.A1374]-[.$D$2])*([.A1374]-[.$E$2])*([.A1374]-[.$F$2])*([.A1374]-[.$G$2])*([.A1374]-[.$H$2])*([.A1374]-[.$I$2])+[.$J$2]*2*(RAND()-0.5)" office:value-type="float" office:value="1674816073918574" calcext:value-type="float">
            <text:p>1674816073918574</text:p>
          </table:table-cell>
          <table:table-cell table:number-columns-repeated="8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[.$C$2]*([.A1375]-[.$D$2])*([.A1375]-[.$E$2])*([.A1375]-[.$F$2])*([.A1375]-[.$G$2])*([.A1375]-[.$H$2])*([.A1375]-[.$I$2])+[.$J$2]*2*(RAND()-0.5)" office:value-type="float" office:value="986668375582988" calcext:value-type="float">
            <text:p>986668375582988</text:p>
          </table:table-cell>
          <table:table-cell table:number-columns-repeated="8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[.$C$2]*([.A1376]-[.$D$2])*([.A1376]-[.$E$2])*([.A1376]-[.$F$2])*([.A1376]-[.$G$2])*([.A1376]-[.$H$2])*([.A1376]-[.$I$2])+[.$J$2]*2*(RAND()-0.5)" office:value-type="float" office:value="1.73302583062779E+015" calcext:value-type="float">
            <text:p>1.73302583062779E+015</text:p>
          </table:table-cell>
          <table:table-cell table:number-columns-repeated="8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[.$C$2]*([.A1377]-[.$D$2])*([.A1377]-[.$E$2])*([.A1377]-[.$F$2])*([.A1377]-[.$G$2])*([.A1377]-[.$H$2])*([.A1377]-[.$I$2])+[.$J$2]*2*(RAND()-0.5)" office:value-type="float" office:value="225210287736767" calcext:value-type="float">
            <text:p>225210287736767</text:p>
          </table:table-cell>
          <table:table-cell table:number-columns-repeated="8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[.$C$2]*([.A1378]-[.$D$2])*([.A1378]-[.$E$2])*([.A1378]-[.$F$2])*([.A1378]-[.$G$2])*([.A1378]-[.$H$2])*([.A1378]-[.$I$2])+[.$J$2]*2*(RAND()-0.5)" office:value-type="float" office:value="1.63265270418439E+015" calcext:value-type="float">
            <text:p>1.63265270418439E+015</text:p>
          </table:table-cell>
          <table:table-cell table:number-columns-repeated="8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[.$C$2]*([.A1379]-[.$D$2])*([.A1379]-[.$E$2])*([.A1379]-[.$F$2])*([.A1379]-[.$G$2])*([.A1379]-[.$H$2])*([.A1379]-[.$I$2])+[.$J$2]*2*(RAND()-0.5)" office:value-type="float" office:value="1.11823524610942E+015" calcext:value-type="float">
            <text:p>1.11823524610942E+015</text:p>
          </table:table-cell>
          <table:table-cell table:number-columns-repeated="8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[.$C$2]*([.A1380]-[.$D$2])*([.A1380]-[.$E$2])*([.A1380]-[.$F$2])*([.A1380]-[.$G$2])*([.A1380]-[.$H$2])*([.A1380]-[.$I$2])+[.$J$2]*2*(RAND()-0.5)" office:value-type="float" office:value="828942664918100" calcext:value-type="float">
            <text:p>828942664918100</text:p>
          </table:table-cell>
          <table:table-cell table:number-columns-repeated="8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[.$C$2]*([.A1381]-[.$D$2])*([.A1381]-[.$E$2])*([.A1381]-[.$F$2])*([.A1381]-[.$G$2])*([.A1381]-[.$H$2])*([.A1381]-[.$I$2])+[.$J$2]*2*(RAND()-0.5)" office:value-type="float" office:value="1.41427450646192E+015" calcext:value-type="float">
            <text:p>1.41427450646192E+015</text:p>
          </table:table-cell>
          <table:table-cell table:number-columns-repeated="8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[.$C$2]*([.A1382]-[.$D$2])*([.A1382]-[.$E$2])*([.A1382]-[.$F$2])*([.A1382]-[.$G$2])*([.A1382]-[.$H$2])*([.A1382]-[.$I$2])+[.$J$2]*2*(RAND()-0.5)" office:value-type="float" office:value="181580401529128" calcext:value-type="float">
            <text:p>181580401529128</text:p>
          </table:table-cell>
          <table:table-cell table:number-columns-repeated="8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[.$C$2]*([.A1383]-[.$D$2])*([.A1383]-[.$E$2])*([.A1383]-[.$F$2])*([.A1383]-[.$G$2])*([.A1383]-[.$H$2])*([.A1383]-[.$I$2])+[.$J$2]*2*(RAND()-0.5)" office:value-type="float" office:value="1416446647347871" calcext:value-type="float">
            <text:p>1416446647347871</text:p>
          </table:table-cell>
          <table:table-cell table:number-columns-repeated="8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[.$C$2]*([.A1384]-[.$D$2])*([.A1384]-[.$E$2])*([.A1384]-[.$F$2])*([.A1384]-[.$G$2])*([.A1384]-[.$H$2])*([.A1384]-[.$I$2])+[.$J$2]*2*(RAND()-0.5)" office:value-type="float" office:value="-232987560898519" calcext:value-type="float">
            <text:p>-232987560898519</text:p>
          </table:table-cell>
          <table:table-cell table:number-columns-repeated="8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[.$C$2]*([.A1385]-[.$D$2])*([.A1385]-[.$E$2])*([.A1385]-[.$F$2])*([.A1385]-[.$G$2])*([.A1385]-[.$H$2])*([.A1385]-[.$I$2])+[.$J$2]*2*(RAND()-0.5)" office:value-type="float" office:value="1.07269288927485E+015" calcext:value-type="float">
            <text:p>1.07269288927485E+015</text:p>
          </table:table-cell>
          <table:table-cell table:number-columns-repeated="8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[.$C$2]*([.A1386]-[.$D$2])*([.A1386]-[.$E$2])*([.A1386]-[.$F$2])*([.A1386]-[.$G$2])*([.A1386]-[.$H$2])*([.A1386]-[.$I$2])+[.$J$2]*2*(RAND()-0.5)" office:value-type="float" office:value="171043248388729" calcext:value-type="float">
            <text:p>171043248388729</text:p>
          </table:table-cell>
          <table:table-cell table:number-columns-repeated="8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[.$C$2]*([.A1387]-[.$D$2])*([.A1387]-[.$E$2])*([.A1387]-[.$F$2])*([.A1387]-[.$G$2])*([.A1387]-[.$H$2])*([.A1387]-[.$I$2])+[.$J$2]*2*(RAND()-0.5)" office:value-type="float" office:value="334352804549431" calcext:value-type="float">
            <text:p>334352804549431</text:p>
          </table:table-cell>
          <table:table-cell table:number-columns-repeated="8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[.$C$2]*([.A1388]-[.$D$2])*([.A1388]-[.$E$2])*([.A1388]-[.$F$2])*([.A1388]-[.$G$2])*([.A1388]-[.$H$2])*([.A1388]-[.$I$2])+[.$J$2]*2*(RAND()-0.5)" office:value-type="float" office:value="307594052534192" calcext:value-type="float">
            <text:p>307594052534192</text:p>
          </table:table-cell>
          <table:table-cell table:number-columns-repeated="8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[.$C$2]*([.A1389]-[.$D$2])*([.A1389]-[.$E$2])*([.A1389]-[.$F$2])*([.A1389]-[.$G$2])*([.A1389]-[.$H$2])*([.A1389]-[.$I$2])+[.$J$2]*2*(RAND()-0.5)" office:value-type="float" office:value="886914881451134" calcext:value-type="float">
            <text:p>886914881451134</text:p>
          </table:table-cell>
          <table:table-cell table:number-columns-repeated="8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[.$C$2]*([.A1390]-[.$D$2])*([.A1390]-[.$E$2])*([.A1390]-[.$F$2])*([.A1390]-[.$G$2])*([.A1390]-[.$H$2])*([.A1390]-[.$I$2])+[.$J$2]*2*(RAND()-0.5)" office:value-type="float" office:value="-773993618323710" calcext:value-type="float">
            <text:p>-773993618323710</text:p>
          </table:table-cell>
          <table:table-cell table:number-columns-repeated="8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$C$2]*([.A1391]-[.$D$2])*([.A1391]-[.$E$2])*([.A1391]-[.$F$2])*([.A1391]-[.$G$2])*([.A1391]-[.$H$2])*([.A1391]-[.$I$2])+[.$J$2]*2*(RAND()-0.5)" office:value-type="float" office:value="477149455000726" calcext:value-type="float">
            <text:p>477149455000726</text:p>
          </table:table-cell>
          <table:table-cell table:number-columns-repeated="8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[.$C$2]*([.A1392]-[.$D$2])*([.A1392]-[.$E$2])*([.A1392]-[.$F$2])*([.A1392]-[.$G$2])*([.A1392]-[.$H$2])*([.A1392]-[.$I$2])+[.$J$2]*2*(RAND()-0.5)" office:value-type="float" office:value="904081705436198" calcext:value-type="float">
            <text:p>904081705436198</text:p>
          </table:table-cell>
          <table:table-cell table:number-columns-repeated="8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[.$C$2]*([.A1393]-[.$D$2])*([.A1393]-[.$E$2])*([.A1393]-[.$F$2])*([.A1393]-[.$G$2])*([.A1393]-[.$H$2])*([.A1393]-[.$I$2])+[.$J$2]*2*(RAND()-0.5)" office:value-type="float" office:value="730902798949431" calcext:value-type="float">
            <text:p>730902798949431</text:p>
          </table:table-cell>
          <table:table-cell table:number-columns-repeated="8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[.$C$2]*([.A1394]-[.$D$2])*([.A1394]-[.$E$2])*([.A1394]-[.$F$2])*([.A1394]-[.$G$2])*([.A1394]-[.$H$2])*([.A1394]-[.$I$2])+[.$J$2]*2*(RAND()-0.5)" office:value-type="float" office:value="680664900879589" calcext:value-type="float">
            <text:p>680664900879589</text:p>
          </table:table-cell>
          <table:table-cell table:number-columns-repeated="8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[.$C$2]*([.A1395]-[.$D$2])*([.A1395]-[.$E$2])*([.A1395]-[.$F$2])*([.A1395]-[.$G$2])*([.A1395]-[.$H$2])*([.A1395]-[.$I$2])+[.$J$2]*2*(RAND()-0.5)" office:value-type="float" office:value="-939484035778396" calcext:value-type="float">
            <text:p>-939484035778396</text:p>
          </table:table-cell>
          <table:table-cell table:number-columns-repeated="8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[.$C$2]*([.A1396]-[.$D$2])*([.A1396]-[.$E$2])*([.A1396]-[.$F$2])*([.A1396]-[.$G$2])*([.A1396]-[.$H$2])*([.A1396]-[.$I$2])+[.$J$2]*2*(RAND()-0.5)" office:value-type="float" office:value="539743429226161" calcext:value-type="float">
            <text:p>539743429226161</text:p>
          </table:table-cell>
          <table:table-cell table:number-columns-repeated="8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[.$C$2]*([.A1397]-[.$D$2])*([.A1397]-[.$E$2])*([.A1397]-[.$F$2])*([.A1397]-[.$G$2])*([.A1397]-[.$H$2])*([.A1397]-[.$I$2])+[.$J$2]*2*(RAND()-0.5)" office:value-type="float" office:value="-670478729553025" calcext:value-type="float">
            <text:p>-670478729553025</text:p>
          </table:table-cell>
          <table:table-cell table:number-columns-repeated="8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[.$C$2]*([.A1398]-[.$D$2])*([.A1398]-[.$E$2])*([.A1398]-[.$F$2])*([.A1398]-[.$G$2])*([.A1398]-[.$H$2])*([.A1398]-[.$I$2])+[.$J$2]*2*(RAND()-0.5)" office:value-type="float" office:value="-1042868421900889" calcext:value-type="float">
            <text:p>-1042868421900889</text:p>
          </table:table-cell>
          <table:table-cell table:number-columns-repeated="8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[.$C$2]*([.A1399]-[.$D$2])*([.A1399]-[.$E$2])*([.A1399]-[.$F$2])*([.A1399]-[.$G$2])*([.A1399]-[.$H$2])*([.A1399]-[.$I$2])+[.$J$2]*2*(RAND()-0.5)" office:value-type="float" office:value="277049747997812" calcext:value-type="float">
            <text:p>277049747997812</text:p>
          </table:table-cell>
          <table:table-cell table:number-columns-repeated="8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[.$C$2]*([.A1400]-[.$D$2])*([.A1400]-[.$E$2])*([.A1400]-[.$F$2])*([.A1400]-[.$G$2])*([.A1400]-[.$H$2])*([.A1400]-[.$I$2])+[.$J$2]*2*(RAND()-0.5)" office:value-type="float" office:value="-8862840808650.63" calcext:value-type="float">
            <text:p>-8862840808650.63</text:p>
          </table:table-cell>
          <table:table-cell table:number-columns-repeated="8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[.$C$2]*([.A1401]-[.$D$2])*([.A1401]-[.$E$2])*([.A1401]-[.$F$2])*([.A1401]-[.$G$2])*([.A1401]-[.$H$2])*([.A1401]-[.$I$2])+[.$J$2]*2*(RAND()-0.5)" office:value-type="float" office:value="-1.37894721814412E+015" calcext:value-type="float">
            <text:p>-1.37894721814412E+015</text:p>
          </table:table-cell>
          <table:table-cell table:number-columns-repeated="8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[.$C$2]*([.A1402]-[.$D$2])*([.A1402]-[.$E$2])*([.A1402]-[.$F$2])*([.A1402]-[.$G$2])*([.A1402]-[.$H$2])*([.A1402]-[.$I$2])+[.$J$2]*2*(RAND()-0.5)" office:value-type="float" office:value="-900058902797159" calcext:value-type="float">
            <text:p>-900058902797159</text:p>
          </table:table-cell>
          <table:table-cell table:number-columns-repeated="8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[.$C$2]*([.A1403]-[.$D$2])*([.A1403]-[.$E$2])*([.A1403]-[.$F$2])*([.A1403]-[.$G$2])*([.A1403]-[.$H$2])*([.A1403]-[.$I$2])+[.$J$2]*2*(RAND()-0.5)" office:value-type="float" office:value="-892495990702719" calcext:value-type="float">
            <text:p>-892495990702719</text:p>
          </table:table-cell>
          <table:table-cell table:number-columns-repeated="8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[.$C$2]*([.A1404]-[.$D$2])*([.A1404]-[.$E$2])*([.A1404]-[.$F$2])*([.A1404]-[.$G$2])*([.A1404]-[.$H$2])*([.A1404]-[.$I$2])+[.$J$2]*2*(RAND()-0.5)" office:value-type="float" office:value="-584396698910401" calcext:value-type="float">
            <text:p>-584396698910401</text:p>
          </table:table-cell>
          <table:table-cell table:number-columns-repeated="8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[.$C$2]*([.A1405]-[.$D$2])*([.A1405]-[.$E$2])*([.A1405]-[.$F$2])*([.A1405]-[.$G$2])*([.A1405]-[.$H$2])*([.A1405]-[.$I$2])+[.$J$2]*2*(RAND()-0.5)" office:value-type="float" office:value="-231843298718375" calcext:value-type="float">
            <text:p>-231843298718375</text:p>
          </table:table-cell>
          <table:table-cell table:number-columns-repeated="8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[.$C$2]*([.A1406]-[.$D$2])*([.A1406]-[.$E$2])*([.A1406]-[.$F$2])*([.A1406]-[.$G$2])*([.A1406]-[.$H$2])*([.A1406]-[.$I$2])+[.$J$2]*2*(RAND()-0.5)" office:value-type="float" office:value="-871250303506010" calcext:value-type="float">
            <text:p>-871250303506010</text:p>
          </table:table-cell>
          <table:table-cell table:number-columns-repeated="8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[.$C$2]*([.A1407]-[.$D$2])*([.A1407]-[.$E$2])*([.A1407]-[.$F$2])*([.A1407]-[.$G$2])*([.A1407]-[.$H$2])*([.A1407]-[.$I$2])+[.$J$2]*2*(RAND()-0.5)" office:value-type="float" office:value="-1501196468268471" calcext:value-type="float">
            <text:p>-1501196468268471</text:p>
          </table:table-cell>
          <table:table-cell table:number-columns-repeated="8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[.$C$2]*([.A1408]-[.$D$2])*([.A1408]-[.$E$2])*([.A1408]-[.$F$2])*([.A1408]-[.$G$2])*([.A1408]-[.$H$2])*([.A1408]-[.$I$2])+[.$J$2]*2*(RAND()-0.5)" office:value-type="float" office:value="-574213254480054" calcext:value-type="float">
            <text:p>-574213254480054</text:p>
          </table:table-cell>
          <table:table-cell table:number-columns-repeated="8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[.$C$2]*([.A1409]-[.$D$2])*([.A1409]-[.$E$2])*([.A1409]-[.$F$2])*([.A1409]-[.$G$2])*([.A1409]-[.$H$2])*([.A1409]-[.$I$2])+[.$J$2]*2*(RAND()-0.5)" office:value-type="float" office:value="-1.20401723232549E+015" calcext:value-type="float">
            <text:p>-1.20401723232549E+015</text:p>
          </table:table-cell>
          <table:table-cell table:number-columns-repeated="8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[.$C$2]*([.A1410]-[.$D$2])*([.A1410]-[.$E$2])*([.A1410]-[.$F$2])*([.A1410]-[.$G$2])*([.A1410]-[.$H$2])*([.A1410]-[.$I$2])+[.$J$2]*2*(RAND()-0.5)" office:value-type="float" office:value="-2.56804916243019E+015" calcext:value-type="float">
            <text:p>-2.56804916243019E+015</text:p>
          </table:table-cell>
          <table:table-cell table:number-columns-repeated="8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[.$C$2]*([.A1411]-[.$D$2])*([.A1411]-[.$E$2])*([.A1411]-[.$F$2])*([.A1411]-[.$G$2])*([.A1411]-[.$H$2])*([.A1411]-[.$I$2])+[.$J$2]*2*(RAND()-0.5)" office:value-type="float" office:value="-1.01324054013951E+015" calcext:value-type="float">
            <text:p>-1.01324054013951E+015</text:p>
          </table:table-cell>
          <table:table-cell table:number-columns-repeated="8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[.$C$2]*([.A1412]-[.$D$2])*([.A1412]-[.$E$2])*([.A1412]-[.$F$2])*([.A1412]-[.$G$2])*([.A1412]-[.$H$2])*([.A1412]-[.$I$2])+[.$J$2]*2*(RAND()-0.5)" office:value-type="float" office:value="-1.78675007281706E+015" calcext:value-type="float">
            <text:p>-1.78675007281706E+015</text:p>
          </table:table-cell>
          <table:table-cell table:number-columns-repeated="8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[.$C$2]*([.A1413]-[.$D$2])*([.A1413]-[.$E$2])*([.A1413]-[.$F$2])*([.A1413]-[.$G$2])*([.A1413]-[.$H$2])*([.A1413]-[.$I$2])+[.$J$2]*2*(RAND()-0.5)" office:value-type="float" office:value="-1.30406045289445E+015" calcext:value-type="float">
            <text:p>-1.30406045289445E+015</text:p>
          </table:table-cell>
          <table:table-cell table:number-columns-repeated="8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[.$C$2]*([.A1414]-[.$D$2])*([.A1414]-[.$E$2])*([.A1414]-[.$F$2])*([.A1414]-[.$G$2])*([.A1414]-[.$H$2])*([.A1414]-[.$I$2])+[.$J$2]*2*(RAND()-0.5)" office:value-type="float" office:value="-2.81922439655299E+015" calcext:value-type="float">
            <text:p>-2.81922439655299E+015</text:p>
          </table:table-cell>
          <table:table-cell table:number-columns-repeated="8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[.$C$2]*([.A1415]-[.$D$2])*([.A1415]-[.$E$2])*([.A1415]-[.$F$2])*([.A1415]-[.$G$2])*([.A1415]-[.$H$2])*([.A1415]-[.$I$2])+[.$J$2]*2*(RAND()-0.5)" office:value-type="float" office:value="-2.50101378631834E+015" calcext:value-type="float">
            <text:p>-2.50101378631834E+015</text:p>
          </table:table-cell>
          <table:table-cell table:number-columns-repeated="8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[.$C$2]*([.A1416]-[.$D$2])*([.A1416]-[.$E$2])*([.A1416]-[.$F$2])*([.A1416]-[.$G$2])*([.A1416]-[.$H$2])*([.A1416]-[.$I$2])+[.$J$2]*2*(RAND()-0.5)" office:value-type="float" office:value="-1248466837084748" calcext:value-type="float">
            <text:p>-1248466837084748</text:p>
          </table:table-cell>
          <table:table-cell table:number-columns-repeated="8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[.$C$2]*([.A1417]-[.$D$2])*([.A1417]-[.$E$2])*([.A1417]-[.$F$2])*([.A1417]-[.$G$2])*([.A1417]-[.$H$2])*([.A1417]-[.$I$2])+[.$J$2]*2*(RAND()-0.5)" office:value-type="float" office:value="-1561921603316143" calcext:value-type="float">
            <text:p>-1561921603316143</text:p>
          </table:table-cell>
          <table:table-cell table:number-columns-repeated="8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[.$C$2]*([.A1418]-[.$D$2])*([.A1418]-[.$E$2])*([.A1418]-[.$F$2])*([.A1418]-[.$G$2])*([.A1418]-[.$H$2])*([.A1418]-[.$I$2])+[.$J$2]*2*(RAND()-0.5)" office:value-type="float" office:value="-2979610415600663" calcext:value-type="float">
            <text:p>-2979610415600663</text:p>
          </table:table-cell>
          <table:table-cell table:number-columns-repeated="8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[.$C$2]*([.A1419]-[.$D$2])*([.A1419]-[.$E$2])*([.A1419]-[.$F$2])*([.A1419]-[.$G$2])*([.A1419]-[.$H$2])*([.A1419]-[.$I$2])+[.$J$2]*2*(RAND()-0.5)" office:value-type="float" office:value="-3.0195789716361E+015" calcext:value-type="float">
            <text:p>-3.0195789716361E+015</text:p>
          </table:table-cell>
          <table:table-cell table:number-columns-repeated="8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[.$C$2]*([.A1420]-[.$D$2])*([.A1420]-[.$E$2])*([.A1420]-[.$F$2])*([.A1420]-[.$G$2])*([.A1420]-[.$H$2])*([.A1420]-[.$I$2])+[.$J$2]*2*(RAND()-0.5)" office:value-type="float" office:value="-2.31129824872709E+015" calcext:value-type="float">
            <text:p>-2.31129824872709E+015</text:p>
          </table:table-cell>
          <table:table-cell table:number-columns-repeated="8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[.$C$2]*([.A1421]-[.$D$2])*([.A1421]-[.$E$2])*([.A1421]-[.$F$2])*([.A1421]-[.$G$2])*([.A1421]-[.$H$2])*([.A1421]-[.$I$2])+[.$J$2]*2*(RAND()-0.5)" office:value-type="float" office:value="-2.95388260317204E+015" calcext:value-type="float">
            <text:p>-2.95388260317204E+015</text:p>
          </table:table-cell>
          <table:table-cell table:number-columns-repeated="8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[.$C$2]*([.A1422]-[.$D$2])*([.A1422]-[.$E$2])*([.A1422]-[.$F$2])*([.A1422]-[.$G$2])*([.A1422]-[.$H$2])*([.A1422]-[.$I$2])+[.$J$2]*2*(RAND()-0.5)" office:value-type="float" office:value="-2693743323890750" calcext:value-type="float">
            <text:p>-2693743323890750</text:p>
          </table:table-cell>
          <table:table-cell table:number-columns-repeated="8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[.$C$2]*([.A1423]-[.$D$2])*([.A1423]-[.$E$2])*([.A1423]-[.$F$2])*([.A1423]-[.$G$2])*([.A1423]-[.$H$2])*([.A1423]-[.$I$2])+[.$J$2]*2*(RAND()-0.5)" office:value-type="float" office:value="-2.13790410727704E+015" calcext:value-type="float">
            <text:p>-2.13790410727704E+015</text:p>
          </table:table-cell>
          <table:table-cell table:number-columns-repeated="8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[.$C$2]*([.A1424]-[.$D$2])*([.A1424]-[.$E$2])*([.A1424]-[.$F$2])*([.A1424]-[.$G$2])*([.A1424]-[.$H$2])*([.A1424]-[.$I$2])+[.$J$2]*2*(RAND()-0.5)" office:value-type="float" office:value="-2.49962132976948E+015" calcext:value-type="float">
            <text:p>-2.49962132976948E+015</text:p>
          </table:table-cell>
          <table:table-cell table:number-columns-repeated="8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[.$C$2]*([.A1425]-[.$D$2])*([.A1425]-[.$E$2])*([.A1425]-[.$F$2])*([.A1425]-[.$G$2])*([.A1425]-[.$H$2])*([.A1425]-[.$I$2])+[.$J$2]*2*(RAND()-0.5)" office:value-type="float" office:value="-3.43718141160407E+015" calcext:value-type="float">
            <text:p>-3.43718141160407E+015</text:p>
          </table:table-cell>
          <table:table-cell table:number-columns-repeated="8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[.$C$2]*([.A1426]-[.$D$2])*([.A1426]-[.$E$2])*([.A1426]-[.$F$2])*([.A1426]-[.$G$2])*([.A1426]-[.$H$2])*([.A1426]-[.$I$2])+[.$J$2]*2*(RAND()-0.5)" office:value-type="float" office:value="-3.89067968346723E+015" calcext:value-type="float">
            <text:p>-3.89067968346723E+015</text:p>
          </table:table-cell>
          <table:table-cell table:number-columns-repeated="8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[.$C$2]*([.A1427]-[.$D$2])*([.A1427]-[.$E$2])*([.A1427]-[.$F$2])*([.A1427]-[.$G$2])*([.A1427]-[.$H$2])*([.A1427]-[.$I$2])+[.$J$2]*2*(RAND()-0.5)" office:value-type="float" office:value="-3283692831889087" calcext:value-type="float">
            <text:p>-3283692831889087</text:p>
          </table:table-cell>
          <table:table-cell table:number-columns-repeated="8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[.$C$2]*([.A1428]-[.$D$2])*([.A1428]-[.$E$2])*([.A1428]-[.$F$2])*([.A1428]-[.$G$2])*([.A1428]-[.$H$2])*([.A1428]-[.$I$2])+[.$J$2]*2*(RAND()-0.5)" office:value-type="float" office:value="-3.8002047824066E+015" calcext:value-type="float">
            <text:p>-3.8002047824066E+015</text:p>
          </table:table-cell>
          <table:table-cell table:number-columns-repeated="8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[.$C$2]*([.A1429]-[.$D$2])*([.A1429]-[.$E$2])*([.A1429]-[.$F$2])*([.A1429]-[.$G$2])*([.A1429]-[.$H$2])*([.A1429]-[.$I$2])+[.$J$2]*2*(RAND()-0.5)" office:value-type="float" office:value="-2.82522668469795E+015" calcext:value-type="float">
            <text:p>-2.82522668469795E+015</text:p>
          </table:table-cell>
          <table:table-cell table:number-columns-repeated="8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[.$C$2]*([.A1430]-[.$D$2])*([.A1430]-[.$E$2])*([.A1430]-[.$F$2])*([.A1430]-[.$G$2])*([.A1430]-[.$H$2])*([.A1430]-[.$I$2])+[.$J$2]*2*(RAND()-0.5)" office:value-type="float" office:value="-3584597621913658" calcext:value-type="float">
            <text:p>-358459762191365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[.$C$2]*([.A1431]-[.$D$2])*([.A1431]-[.$E$2])*([.A1431]-[.$F$2])*([.A1431]-[.$G$2])*([.A1431]-[.$H$2])*([.A1431]-[.$I$2])+[.$J$2]*2*(RAND()-0.5)" office:value-type="float" office:value="-4333860588125290" calcext:value-type="float">
            <text:p>-4333860588125290</text:p>
          </table:table-cell>
          <table:table-cell table:number-columns-repeated="8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[.$C$2]*([.A1432]-[.$D$2])*([.A1432]-[.$E$2])*([.A1432]-[.$F$2])*([.A1432]-[.$G$2])*([.A1432]-[.$H$2])*([.A1432]-[.$I$2])+[.$J$2]*2*(RAND()-0.5)" office:value-type="float" office:value="-2999404268631007" calcext:value-type="float">
            <text:p>-2999404268631007</text:p>
          </table:table-cell>
          <table:table-cell table:number-columns-repeated="8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[.$C$2]*([.A1433]-[.$D$2])*([.A1433]-[.$E$2])*([.A1433]-[.$F$2])*([.A1433]-[.$G$2])*([.A1433]-[.$H$2])*([.A1433]-[.$I$2])+[.$J$2]*2*(RAND()-0.5)" office:value-type="float" office:value="-3.5426952431683E+015" calcext:value-type="float">
            <text:p>-3.5426952431683E+015</text:p>
          </table:table-cell>
          <table:table-cell table:number-columns-repeated="8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[.$C$2]*([.A1434]-[.$D$2])*([.A1434]-[.$E$2])*([.A1434]-[.$F$2])*([.A1434]-[.$G$2])*([.A1434]-[.$H$2])*([.A1434]-[.$I$2])+[.$J$2]*2*(RAND()-0.5)" office:value-type="float" office:value="-3.18296287297928E+015" calcext:value-type="float">
            <text:p>-3.18296287297928E+015</text:p>
          </table:table-cell>
          <table:table-cell table:number-columns-repeated="8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[.$C$2]*([.A1435]-[.$D$2])*([.A1435]-[.$E$2])*([.A1435]-[.$F$2])*([.A1435]-[.$G$2])*([.A1435]-[.$H$2])*([.A1435]-[.$I$2])+[.$J$2]*2*(RAND()-0.5)" office:value-type="float" office:value="-3.65029429195242E+015" calcext:value-type="float">
            <text:p>-3.65029429195242E+015</text:p>
          </table:table-cell>
          <table:table-cell table:number-columns-repeated="8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[.$C$2]*([.A1436]-[.$D$2])*([.A1436]-[.$E$2])*([.A1436]-[.$F$2])*([.A1436]-[.$G$2])*([.A1436]-[.$H$2])*([.A1436]-[.$I$2])+[.$J$2]*2*(RAND()-0.5)" office:value-type="float" office:value="-4775530459118497" calcext:value-type="float">
            <text:p>-4775530459118497</text:p>
          </table:table-cell>
          <table:table-cell table:number-columns-repeated="8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[.$C$2]*([.A1437]-[.$D$2])*([.A1437]-[.$E$2])*([.A1437]-[.$F$2])*([.A1437]-[.$G$2])*([.A1437]-[.$H$2])*([.A1437]-[.$I$2])+[.$J$2]*2*(RAND()-0.5)" office:value-type="float" office:value="-4116073633488364" calcext:value-type="float">
            <text:p>-4116073633488364</text:p>
          </table:table-cell>
          <table:table-cell table:number-columns-repeated="8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[.$C$2]*([.A1438]-[.$D$2])*([.A1438]-[.$E$2])*([.A1438]-[.$F$2])*([.A1438]-[.$G$2])*([.A1438]-[.$H$2])*([.A1438]-[.$I$2])+[.$J$2]*2*(RAND()-0.5)" office:value-type="float" office:value="-4.41543943001528E+015" calcext:value-type="float">
            <text:p>-4.41543943001528E+015</text:p>
          </table:table-cell>
          <table:table-cell table:number-columns-repeated="8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[.$C$2]*([.A1439]-[.$D$2])*([.A1439]-[.$E$2])*([.A1439]-[.$F$2])*([.A1439]-[.$G$2])*([.A1439]-[.$H$2])*([.A1439]-[.$I$2])+[.$J$2]*2*(RAND()-0.5)" office:value-type="float" office:value="-3.6785579652047E+015" calcext:value-type="float">
            <text:p>-3.6785579652047E+015</text:p>
          </table:table-cell>
          <table:table-cell table:number-columns-repeated="8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[.$C$2]*([.A1440]-[.$D$2])*([.A1440]-[.$E$2])*([.A1440]-[.$F$2])*([.A1440]-[.$G$2])*([.A1440]-[.$H$2])*([.A1440]-[.$I$2])+[.$J$2]*2*(RAND()-0.5)" office:value-type="float" office:value="-3676756340963873" calcext:value-type="float">
            <text:p>-3676756340963873</text:p>
          </table:table-cell>
          <table:table-cell table:number-columns-repeated="8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[.$C$2]*([.A1441]-[.$D$2])*([.A1441]-[.$E$2])*([.A1441]-[.$F$2])*([.A1441]-[.$G$2])*([.A1441]-[.$H$2])*([.A1441]-[.$I$2])+[.$J$2]*2*(RAND()-0.5)" office:value-type="float" office:value="-5164834785164993" calcext:value-type="float">
            <text:p>-5164834785164993</text:p>
          </table:table-cell>
          <table:table-cell table:number-columns-repeated="8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[.$C$2]*([.A1442]-[.$D$2])*([.A1442]-[.$E$2])*([.A1442]-[.$F$2])*([.A1442]-[.$G$2])*([.A1442]-[.$H$2])*([.A1442]-[.$I$2])+[.$J$2]*2*(RAND()-0.5)" office:value-type="float" office:value="-5238505083302517" calcext:value-type="float">
            <text:p>-5238505083302517</text:p>
          </table:table-cell>
          <table:table-cell table:number-columns-repeated="8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[.$C$2]*([.A1443]-[.$D$2])*([.A1443]-[.$E$2])*([.A1443]-[.$F$2])*([.A1443]-[.$G$2])*([.A1443]-[.$H$2])*([.A1443]-[.$I$2])+[.$J$2]*2*(RAND()-0.5)" office:value-type="float" office:value="-3.78948847902619E+015" calcext:value-type="float">
            <text:p>-3.78948847902619E+015</text:p>
          </table:table-cell>
          <table:table-cell table:number-columns-repeated="8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[.$C$2]*([.A1444]-[.$D$2])*([.A1444]-[.$E$2])*([.A1444]-[.$F$2])*([.A1444]-[.$G$2])*([.A1444]-[.$H$2])*([.A1444]-[.$I$2])+[.$J$2]*2*(RAND()-0.5)" office:value-type="float" office:value="-3903483413879604" calcext:value-type="float">
            <text:p>-3903483413879604</text:p>
          </table:table-cell>
          <table:table-cell table:number-columns-repeated="8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[.$C$2]*([.A1445]-[.$D$2])*([.A1445]-[.$E$2])*([.A1445]-[.$F$2])*([.A1445]-[.$G$2])*([.A1445]-[.$H$2])*([.A1445]-[.$I$2])+[.$J$2]*2*(RAND()-0.5)" office:value-type="float" office:value="-3932953819787069" calcext:value-type="float">
            <text:p>-3932953819787069</text:p>
          </table:table-cell>
          <table:table-cell table:number-columns-repeated="8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[.$C$2]*([.A1446]-[.$D$2])*([.A1446]-[.$E$2])*([.A1446]-[.$F$2])*([.A1446]-[.$G$2])*([.A1446]-[.$H$2])*([.A1446]-[.$I$2])+[.$J$2]*2*(RAND()-0.5)" office:value-type="float" office:value="-4651190211004019" calcext:value-type="float">
            <text:p>-4651190211004019</text:p>
          </table:table-cell>
          <table:table-cell table:number-columns-repeated="8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[.$C$2]*([.A1447]-[.$D$2])*([.A1447]-[.$E$2])*([.A1447]-[.$F$2])*([.A1447]-[.$G$2])*([.A1447]-[.$H$2])*([.A1447]-[.$I$2])+[.$J$2]*2*(RAND()-0.5)" office:value-type="float" office:value="-5414003564859715" calcext:value-type="float">
            <text:p>-5414003564859715</text:p>
          </table:table-cell>
          <table:table-cell table:number-columns-repeated="8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[.$C$2]*([.A1448]-[.$D$2])*([.A1448]-[.$E$2])*([.A1448]-[.$F$2])*([.A1448]-[.$G$2])*([.A1448]-[.$H$2])*([.A1448]-[.$I$2])+[.$J$2]*2*(RAND()-0.5)" office:value-type="float" office:value="-4740657379347851" calcext:value-type="float">
            <text:p>-4740657379347851</text:p>
          </table:table-cell>
          <table:table-cell table:number-columns-repeated="8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[.$C$2]*([.A1449]-[.$D$2])*([.A1449]-[.$E$2])*([.A1449]-[.$F$2])*([.A1449]-[.$G$2])*([.A1449]-[.$H$2])*([.A1449]-[.$I$2])+[.$J$2]*2*(RAND()-0.5)" office:value-type="float" office:value="-4248448489447368" calcext:value-type="float">
            <text:p>-4248448489447368</text:p>
          </table:table-cell>
          <table:table-cell table:number-columns-repeated="8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[.$C$2]*([.A1450]-[.$D$2])*([.A1450]-[.$E$2])*([.A1450]-[.$F$2])*([.A1450]-[.$G$2])*([.A1450]-[.$H$2])*([.A1450]-[.$I$2])+[.$J$2]*2*(RAND()-0.5)" office:value-type="float" office:value="-4705346371963308" calcext:value-type="float">
            <text:p>-4705346371963308</text:p>
          </table:table-cell>
          <table:table-cell table:number-columns-repeated="8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[.$C$2]*([.A1451]-[.$D$2])*([.A1451]-[.$E$2])*([.A1451]-[.$F$2])*([.A1451]-[.$G$2])*([.A1451]-[.$H$2])*([.A1451]-[.$I$2])+[.$J$2]*2*(RAND()-0.5)" office:value-type="float" office:value="-5039478172792594" calcext:value-type="float">
            <text:p>-5039478172792594</text:p>
          </table:table-cell>
          <table:table-cell table:number-columns-repeated="8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[.$C$2]*([.A1452]-[.$D$2])*([.A1452]-[.$E$2])*([.A1452]-[.$F$2])*([.A1452]-[.$G$2])*([.A1452]-[.$H$2])*([.A1452]-[.$I$2])+[.$J$2]*2*(RAND()-0.5)" office:value-type="float" office:value="-4.27993629856695E+015" calcext:value-type="float">
            <text:p>-4.27993629856695E+015</text:p>
          </table:table-cell>
          <table:table-cell table:number-columns-repeated="8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[.$C$2]*([.A1453]-[.$D$2])*([.A1453]-[.$E$2])*([.A1453]-[.$F$2])*([.A1453]-[.$G$2])*([.A1453]-[.$H$2])*([.A1453]-[.$I$2])+[.$J$2]*2*(RAND()-0.5)" office:value-type="float" office:value="-4.43888898629876E+015" calcext:value-type="float">
            <text:p>-4.43888898629876E+015</text:p>
          </table:table-cell>
          <table:table-cell table:number-columns-repeated="8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[.$C$2]*([.A1454]-[.$D$2])*([.A1454]-[.$E$2])*([.A1454]-[.$F$2])*([.A1454]-[.$G$2])*([.A1454]-[.$H$2])*([.A1454]-[.$I$2])+[.$J$2]*2*(RAND()-0.5)" office:value-type="float" office:value="-5726509260176314" calcext:value-type="float">
            <text:p>-5726509260176314</text:p>
          </table:table-cell>
          <table:table-cell table:number-columns-repeated="8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[.$C$2]*([.A1455]-[.$D$2])*([.A1455]-[.$E$2])*([.A1455]-[.$F$2])*([.A1455]-[.$G$2])*([.A1455]-[.$H$2])*([.A1455]-[.$I$2])+[.$J$2]*2*(RAND()-0.5)" office:value-type="float" office:value="-5816002083892227" calcext:value-type="float">
            <text:p>-5816002083892227</text:p>
          </table:table-cell>
          <table:table-cell table:number-columns-repeated="8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[.$C$2]*([.A1456]-[.$D$2])*([.A1456]-[.$E$2])*([.A1456]-[.$F$2])*([.A1456]-[.$G$2])*([.A1456]-[.$H$2])*([.A1456]-[.$I$2])+[.$J$2]*2*(RAND()-0.5)" office:value-type="float" office:value="-4973945474630933" calcext:value-type="float">
            <text:p>-4973945474630933</text:p>
          </table:table-cell>
          <table:table-cell table:number-columns-repeated="8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[.$C$2]*([.A1457]-[.$D$2])*([.A1457]-[.$E$2])*([.A1457]-[.$F$2])*([.A1457]-[.$G$2])*([.A1457]-[.$H$2])*([.A1457]-[.$I$2])+[.$J$2]*2*(RAND()-0.5)" office:value-type="float" office:value="-5196486178624449" calcext:value-type="float">
            <text:p>-5196486178624449</text:p>
          </table:table-cell>
          <table:table-cell table:number-columns-repeated="8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[.$C$2]*([.A1458]-[.$D$2])*([.A1458]-[.$E$2])*([.A1458]-[.$F$2])*([.A1458]-[.$G$2])*([.A1458]-[.$H$2])*([.A1458]-[.$I$2])+[.$J$2]*2*(RAND()-0.5)" office:value-type="float" office:value="-5972209606788190" calcext:value-type="float">
            <text:p>-5972209606788190</text:p>
          </table:table-cell>
          <table:table-cell table:number-columns-repeated="8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[.$C$2]*([.A1459]-[.$D$2])*([.A1459]-[.$E$2])*([.A1459]-[.$F$2])*([.A1459]-[.$G$2])*([.A1459]-[.$H$2])*([.A1459]-[.$I$2])+[.$J$2]*2*(RAND()-0.5)" office:value-type="float" office:value="-5876535079314062" calcext:value-type="float">
            <text:p>-5876535079314062</text:p>
          </table:table-cell>
          <table:table-cell table:number-columns-repeated="8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[.$C$2]*([.A1460]-[.$D$2])*([.A1460]-[.$E$2])*([.A1460]-[.$F$2])*([.A1460]-[.$G$2])*([.A1460]-[.$H$2])*([.A1460]-[.$I$2])+[.$J$2]*2*(RAND()-0.5)" office:value-type="float" office:value="-5421589512923898" calcext:value-type="float">
            <text:p>-5421589512923898</text:p>
          </table:table-cell>
          <table:table-cell table:number-columns-repeated="8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[.$C$2]*([.A1461]-[.$D$2])*([.A1461]-[.$E$2])*([.A1461]-[.$F$2])*([.A1461]-[.$G$2])*([.A1461]-[.$H$2])*([.A1461]-[.$I$2])+[.$J$2]*2*(RAND()-0.5)" office:value-type="float" office:value="-6582972980197951" calcext:value-type="float">
            <text:p>-6582972980197951</text:p>
          </table:table-cell>
          <table:table-cell table:number-columns-repeated="8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[.$C$2]*([.A1462]-[.$D$2])*([.A1462]-[.$E$2])*([.A1462]-[.$F$2])*([.A1462]-[.$G$2])*([.A1462]-[.$H$2])*([.A1462]-[.$I$2])+[.$J$2]*2*(RAND()-0.5)" office:value-type="float" office:value="-5014099064137896" calcext:value-type="float">
            <text:p>-5014099064137896</text:p>
          </table:table-cell>
          <table:table-cell table:number-columns-repeated="8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[.$C$2]*([.A1463]-[.$D$2])*([.A1463]-[.$E$2])*([.A1463]-[.$F$2])*([.A1463]-[.$G$2])*([.A1463]-[.$H$2])*([.A1463]-[.$I$2])+[.$J$2]*2*(RAND()-0.5)" office:value-type="float" office:value="-6295248773967423" calcext:value-type="float">
            <text:p>-6295248773967423</text:p>
          </table:table-cell>
          <table:table-cell table:number-columns-repeated="8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[.$C$2]*([.A1464]-[.$D$2])*([.A1464]-[.$E$2])*([.A1464]-[.$F$2])*([.A1464]-[.$G$2])*([.A1464]-[.$H$2])*([.A1464]-[.$I$2])+[.$J$2]*2*(RAND()-0.5)" office:value-type="float" office:value="-6088620732246615" calcext:value-type="float">
            <text:p>-6088620732246615</text:p>
          </table:table-cell>
          <table:table-cell table:number-columns-repeated="8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[.$C$2]*([.A1465]-[.$D$2])*([.A1465]-[.$E$2])*([.A1465]-[.$F$2])*([.A1465]-[.$G$2])*([.A1465]-[.$H$2])*([.A1465]-[.$I$2])+[.$J$2]*2*(RAND()-0.5)" office:value-type="float" office:value="-6449660870241655" calcext:value-type="float">
            <text:p>-6449660870241655</text:p>
          </table:table-cell>
          <table:table-cell table:number-columns-repeated="8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[.$C$2]*([.A1466]-[.$D$2])*([.A1466]-[.$E$2])*([.A1466]-[.$F$2])*([.A1466]-[.$G$2])*([.A1466]-[.$H$2])*([.A1466]-[.$I$2])+[.$J$2]*2*(RAND()-0.5)" office:value-type="float" office:value="-6455125844437847" calcext:value-type="float">
            <text:p>-6455125844437847</text:p>
          </table:table-cell>
          <table:table-cell table:number-columns-repeated="8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[.$C$2]*([.A1467]-[.$D$2])*([.A1467]-[.$E$2])*([.A1467]-[.$F$2])*([.A1467]-[.$G$2])*([.A1467]-[.$H$2])*([.A1467]-[.$I$2])+[.$J$2]*2*(RAND()-0.5)" office:value-type="float" office:value="-5699402184755313" calcext:value-type="float">
            <text:p>-5699402184755313</text:p>
          </table:table-cell>
          <table:table-cell table:number-columns-repeated="8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[.$C$2]*([.A1468]-[.$D$2])*([.A1468]-[.$E$2])*([.A1468]-[.$F$2])*([.A1468]-[.$G$2])*([.A1468]-[.$H$2])*([.A1468]-[.$I$2])+[.$J$2]*2*(RAND()-0.5)" office:value-type="float" office:value="-5710359183798448" calcext:value-type="float">
            <text:p>-5710359183798448</text:p>
          </table:table-cell>
          <table:table-cell table:number-columns-repeated="8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[.$C$2]*([.A1469]-[.$D$2])*([.A1469]-[.$E$2])*([.A1469]-[.$F$2])*([.A1469]-[.$G$2])*([.A1469]-[.$H$2])*([.A1469]-[.$I$2])+[.$J$2]*2*(RAND()-0.5)" office:value-type="float" office:value="-5939566118275153" calcext:value-type="float">
            <text:p>-5939566118275153</text:p>
          </table:table-cell>
          <table:table-cell table:number-columns-repeated="8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[.$C$2]*([.A1470]-[.$D$2])*([.A1470]-[.$E$2])*([.A1470]-[.$F$2])*([.A1470]-[.$G$2])*([.A1470]-[.$H$2])*([.A1470]-[.$I$2])+[.$J$2]*2*(RAND()-0.5)" office:value-type="float" office:value="-6384430395485406" calcext:value-type="float">
            <text:p>-6384430395485406</text:p>
          </table:table-cell>
          <table:table-cell table:number-columns-repeated="8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[.$C$2]*([.A1471]-[.$D$2])*([.A1471]-[.$E$2])*([.A1471]-[.$F$2])*([.A1471]-[.$G$2])*([.A1471]-[.$H$2])*([.A1471]-[.$I$2])+[.$J$2]*2*(RAND()-0.5)" office:value-type="float" office:value="-5634585112499034" calcext:value-type="float">
            <text:p>-5634585112499034</text:p>
          </table:table-cell>
          <table:table-cell table:number-columns-repeated="8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[.$C$2]*([.A1472]-[.$D$2])*([.A1472]-[.$E$2])*([.A1472]-[.$F$2])*([.A1472]-[.$G$2])*([.A1472]-[.$H$2])*([.A1472]-[.$I$2])+[.$J$2]*2*(RAND()-0.5)" office:value-type="float" office:value="-6207342104884262" calcext:value-type="float">
            <text:p>-6207342104884262</text:p>
          </table:table-cell>
          <table:table-cell table:number-columns-repeated="8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[.$C$2]*([.A1473]-[.$D$2])*([.A1473]-[.$E$2])*([.A1473]-[.$F$2])*([.A1473]-[.$G$2])*([.A1473]-[.$H$2])*([.A1473]-[.$I$2])+[.$J$2]*2*(RAND()-0.5)" office:value-type="float" office:value="-5992170877526261" calcext:value-type="float">
            <text:p>-5992170877526261</text:p>
          </table:table-cell>
          <table:table-cell table:number-columns-repeated="8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[.$C$2]*([.A1474]-[.$D$2])*([.A1474]-[.$E$2])*([.A1474]-[.$F$2])*([.A1474]-[.$G$2])*([.A1474]-[.$H$2])*([.A1474]-[.$I$2])+[.$J$2]*2*(RAND()-0.5)" office:value-type="float" office:value="-5954876370982813" calcext:value-type="float">
            <text:p>-5954876370982813</text:p>
          </table:table-cell>
          <table:table-cell table:number-columns-repeated="8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[.$C$2]*([.A1475]-[.$D$2])*([.A1475]-[.$E$2])*([.A1475]-[.$F$2])*([.A1475]-[.$G$2])*([.A1475]-[.$H$2])*([.A1475]-[.$I$2])+[.$J$2]*2*(RAND()-0.5)" office:value-type="float" office:value="-6056361601126752" calcext:value-type="float">
            <text:p>-6056361601126752</text:p>
          </table:table-cell>
          <table:table-cell table:number-columns-repeated="8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[.$C$2]*([.A1476]-[.$D$2])*([.A1476]-[.$E$2])*([.A1476]-[.$F$2])*([.A1476]-[.$G$2])*([.A1476]-[.$H$2])*([.A1476]-[.$I$2])+[.$J$2]*2*(RAND()-0.5)" office:value-type="float" office:value="-7449030810062200" calcext:value-type="float">
            <text:p>-7449030810062200</text:p>
          </table:table-cell>
          <table:table-cell table:number-columns-repeated="8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[.$C$2]*([.A1477]-[.$D$2])*([.A1477]-[.$E$2])*([.A1477]-[.$F$2])*([.A1477]-[.$G$2])*([.A1477]-[.$H$2])*([.A1477]-[.$I$2])+[.$J$2]*2*(RAND()-0.5)" office:value-type="float" office:value="-7630393381616776" calcext:value-type="float">
            <text:p>-7630393381616776</text:p>
          </table:table-cell>
          <table:table-cell table:number-columns-repeated="8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[.$C$2]*([.A1478]-[.$D$2])*([.A1478]-[.$E$2])*([.A1478]-[.$F$2])*([.A1478]-[.$G$2])*([.A1478]-[.$H$2])*([.A1478]-[.$I$2])+[.$J$2]*2*(RAND()-0.5)" office:value-type="float" office:value="-5779157288850899" calcext:value-type="float">
            <text:p>-5779157288850899</text:p>
          </table:table-cell>
          <table:table-cell table:number-columns-repeated="8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[.$C$2]*([.A1479]-[.$D$2])*([.A1479]-[.$E$2])*([.A1479]-[.$F$2])*([.A1479]-[.$G$2])*([.A1479]-[.$H$2])*([.A1479]-[.$I$2])+[.$J$2]*2*(RAND()-0.5)" office:value-type="float" office:value="-6903971645604133" calcext:value-type="float">
            <text:p>-6903971645604133</text:p>
          </table:table-cell>
          <table:table-cell table:number-columns-repeated="8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[.$C$2]*([.A1480]-[.$D$2])*([.A1480]-[.$E$2])*([.A1480]-[.$F$2])*([.A1480]-[.$G$2])*([.A1480]-[.$H$2])*([.A1480]-[.$I$2])+[.$J$2]*2*(RAND()-0.5)" office:value-type="float" office:value="-6920738242931904" calcext:value-type="float">
            <text:p>-6920738242931904</text:p>
          </table:table-cell>
          <table:table-cell table:number-columns-repeated="8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[.$C$2]*([.A1481]-[.$D$2])*([.A1481]-[.$E$2])*([.A1481]-[.$F$2])*([.A1481]-[.$G$2])*([.A1481]-[.$H$2])*([.A1481]-[.$I$2])+[.$J$2]*2*(RAND()-0.5)" office:value-type="float" office:value="-6843511708854794" calcext:value-type="float">
            <text:p>-6843511708854794</text:p>
          </table:table-cell>
          <table:table-cell table:number-columns-repeated="8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[.$C$2]*([.A1482]-[.$D$2])*([.A1482]-[.$E$2])*([.A1482]-[.$F$2])*([.A1482]-[.$G$2])*([.A1482]-[.$H$2])*([.A1482]-[.$I$2])+[.$J$2]*2*(RAND()-0.5)" office:value-type="float" office:value="-6483763409878346" calcext:value-type="float">
            <text:p>-6483763409878346</text:p>
          </table:table-cell>
          <table:table-cell table:number-columns-repeated="8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[.$C$2]*([.A1483]-[.$D$2])*([.A1483]-[.$E$2])*([.A1483]-[.$F$2])*([.A1483]-[.$G$2])*([.A1483]-[.$H$2])*([.A1483]-[.$I$2])+[.$J$2]*2*(RAND()-0.5)" office:value-type="float" office:value="-6089957097282083" calcext:value-type="float">
            <text:p>-6089957097282083</text:p>
          </table:table-cell>
          <table:table-cell table:number-columns-repeated="8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[.$C$2]*([.A1484]-[.$D$2])*([.A1484]-[.$E$2])*([.A1484]-[.$F$2])*([.A1484]-[.$G$2])*([.A1484]-[.$H$2])*([.A1484]-[.$I$2])+[.$J$2]*2*(RAND()-0.5)" office:value-type="float" office:value="-6137382183705612" calcext:value-type="float">
            <text:p>-6137382183705612</text:p>
          </table:table-cell>
          <table:table-cell table:number-columns-repeated="8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[.$C$2]*([.A1485]-[.$D$2])*([.A1485]-[.$E$2])*([.A1485]-[.$F$2])*([.A1485]-[.$G$2])*([.A1485]-[.$H$2])*([.A1485]-[.$I$2])+[.$J$2]*2*(RAND()-0.5)" office:value-type="float" office:value="-6465416742691341" calcext:value-type="float">
            <text:p>-6465416742691341</text:p>
          </table:table-cell>
          <table:table-cell table:number-columns-repeated="8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[.$C$2]*([.A1486]-[.$D$2])*([.A1486]-[.$E$2])*([.A1486]-[.$F$2])*([.A1486]-[.$G$2])*([.A1486]-[.$H$2])*([.A1486]-[.$I$2])+[.$J$2]*2*(RAND()-0.5)" office:value-type="float" office:value="-6895973556723627" calcext:value-type="float">
            <text:p>-6895973556723627</text:p>
          </table:table-cell>
          <table:table-cell table:number-columns-repeated="8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[.$C$2]*([.A1487]-[.$D$2])*([.A1487]-[.$E$2])*([.A1487]-[.$F$2])*([.A1487]-[.$G$2])*([.A1487]-[.$H$2])*([.A1487]-[.$I$2])+[.$J$2]*2*(RAND()-0.5)" office:value-type="float" office:value="-7177230570692923" calcext:value-type="float">
            <text:p>-7177230570692923</text:p>
          </table:table-cell>
          <table:table-cell table:number-columns-repeated="8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[.$C$2]*([.A1488]-[.$D$2])*([.A1488]-[.$E$2])*([.A1488]-[.$F$2])*([.A1488]-[.$G$2])*([.A1488]-[.$H$2])*([.A1488]-[.$I$2])+[.$J$2]*2*(RAND()-0.5)" office:value-type="float" office:value="-6842950264055106" calcext:value-type="float">
            <text:p>-6842950264055106</text:p>
          </table:table-cell>
          <table:table-cell table:number-columns-repeated="8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[.$C$2]*([.A1489]-[.$D$2])*([.A1489]-[.$E$2])*([.A1489]-[.$F$2])*([.A1489]-[.$G$2])*([.A1489]-[.$H$2])*([.A1489]-[.$I$2])+[.$J$2]*2*(RAND()-0.5)" office:value-type="float" office:value="-6764160835588165" calcext:value-type="float">
            <text:p>-6764160835588165</text:p>
          </table:table-cell>
          <table:table-cell table:number-columns-repeated="8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[.$C$2]*([.A1490]-[.$D$2])*([.A1490]-[.$E$2])*([.A1490]-[.$F$2])*([.A1490]-[.$G$2])*([.A1490]-[.$H$2])*([.A1490]-[.$I$2])+[.$J$2]*2*(RAND()-0.5)" office:value-type="float" office:value="-7115953550734189" calcext:value-type="float">
            <text:p>-7115953550734189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$C$2]*([.A1491]-[.$D$2])*([.A1491]-[.$E$2])*([.A1491]-[.$F$2])*([.A1491]-[.$G$2])*([.A1491]-[.$H$2])*([.A1491]-[.$I$2])+[.$J$2]*2*(RAND()-0.5)" office:value-type="float" office:value="-6774648283691221" calcext:value-type="float">
            <text:p>-6774648283691221</text:p>
          </table:table-cell>
          <table:table-cell table:number-columns-repeated="8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formula="of:=[.$C$2]*([.A1492]-[.$D$2])*([.A1492]-[.$E$2])*([.A1492]-[.$F$2])*([.A1492]-[.$G$2])*([.A1492]-[.$H$2])*([.A1492]-[.$I$2])+[.$J$2]*2*(RAND()-0.5)" office:value-type="float" office:value="-8284698497310729" calcext:value-type="float">
            <text:p>-8284698497310729</text:p>
          </table:table-cell>
          <table:table-cell table:number-columns-repeated="8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[.$C$2]*([.A1493]-[.$D$2])*([.A1493]-[.$E$2])*([.A1493]-[.$F$2])*([.A1493]-[.$G$2])*([.A1493]-[.$H$2])*([.A1493]-[.$I$2])+[.$J$2]*2*(RAND()-0.5)" office:value-type="float" office:value="-7060866282797141" calcext:value-type="float">
            <text:p>-7060866282797141</text:p>
          </table:table-cell>
          <table:table-cell table:number-columns-repeated="8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[.$C$2]*([.A1494]-[.$D$2])*([.A1494]-[.$E$2])*([.A1494]-[.$F$2])*([.A1494]-[.$G$2])*([.A1494]-[.$H$2])*([.A1494]-[.$I$2])+[.$J$2]*2*(RAND()-0.5)" office:value-type="float" office:value="-7127570607800520" calcext:value-type="float">
            <text:p>-7127570607800520</text:p>
          </table:table-cell>
          <table:table-cell table:number-columns-repeated="8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formula="of:=[.$C$2]*([.A1495]-[.$D$2])*([.A1495]-[.$E$2])*([.A1495]-[.$F$2])*([.A1495]-[.$G$2])*([.A1495]-[.$H$2])*([.A1495]-[.$I$2])+[.$J$2]*2*(RAND()-0.5)" office:value-type="float" office:value="-8161442874872465" calcext:value-type="float">
            <text:p>-8161442874872465</text:p>
          </table:table-cell>
          <table:table-cell table:number-columns-repeated="8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[.$C$2]*([.A1496]-[.$D$2])*([.A1496]-[.$E$2])*([.A1496]-[.$F$2])*([.A1496]-[.$G$2])*([.A1496]-[.$H$2])*([.A1496]-[.$I$2])+[.$J$2]*2*(RAND()-0.5)" office:value-type="float" office:value="-7327266198567854" calcext:value-type="float">
            <text:p>-7327266198567854</text:p>
          </table:table-cell>
          <table:table-cell table:number-columns-repeated="8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[.$C$2]*([.A1497]-[.$D$2])*([.A1497]-[.$E$2])*([.A1497]-[.$F$2])*([.A1497]-[.$G$2])*([.A1497]-[.$H$2])*([.A1497]-[.$I$2])+[.$J$2]*2*(RAND()-0.5)" office:value-type="float" office:value="-8298872137648897" calcext:value-type="float">
            <text:p>-8298872137648897</text:p>
          </table:table-cell>
          <table:table-cell table:number-columns-repeated="8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[.$C$2]*([.A1498]-[.$D$2])*([.A1498]-[.$E$2])*([.A1498]-[.$F$2])*([.A1498]-[.$G$2])*([.A1498]-[.$H$2])*([.A1498]-[.$I$2])+[.$J$2]*2*(RAND()-0.5)" office:value-type="float" office:value="-7514596521084103" calcext:value-type="float">
            <text:p>-7514596521084103</text:p>
          </table:table-cell>
          <table:table-cell table:number-columns-repeated="8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[.$C$2]*([.A1499]-[.$D$2])*([.A1499]-[.$E$2])*([.A1499]-[.$F$2])*([.A1499]-[.$G$2])*([.A1499]-[.$H$2])*([.A1499]-[.$I$2])+[.$J$2]*2*(RAND()-0.5)" office:value-type="float" office:value="-8116388170664716" calcext:value-type="float">
            <text:p>-8116388170664716</text:p>
          </table:table-cell>
          <table:table-cell table:number-columns-repeated="8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formula="of:=[.$C$2]*([.A1500]-[.$D$2])*([.A1500]-[.$E$2])*([.A1500]-[.$F$2])*([.A1500]-[.$G$2])*([.A1500]-[.$H$2])*([.A1500]-[.$I$2])+[.$J$2]*2*(RAND()-0.5)" office:value-type="float" office:value="-8502820225281313" calcext:value-type="float">
            <text:p>-8502820225281313</text:p>
          </table:table-cell>
          <table:table-cell table:number-columns-repeated="8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[.$C$2]*([.A1501]-[.$D$2])*([.A1501]-[.$E$2])*([.A1501]-[.$F$2])*([.A1501]-[.$G$2])*([.A1501]-[.$H$2])*([.A1501]-[.$I$2])+[.$J$2]*2*(RAND()-0.5)" office:value-type="float" office:value="-7219842083840067" calcext:value-type="float">
            <text:p>-7219842083840067</text:p>
          </table:table-cell>
          <table:table-cell table:number-columns-repeated="8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formula="of:=[.$C$2]*([.A1502]-[.$D$2])*([.A1502]-[.$E$2])*([.A1502]-[.$F$2])*([.A1502]-[.$G$2])*([.A1502]-[.$H$2])*([.A1502]-[.$I$2])+[.$J$2]*2*(RAND()-0.5)" office:value-type="float" office:value="-8111193043048182" calcext:value-type="float">
            <text:p>-8111193043048182</text:p>
          </table:table-cell>
          <table:table-cell table:number-columns-repeated="8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[.$C$2]*([.A1503]-[.$D$2])*([.A1503]-[.$E$2])*([.A1503]-[.$F$2])*([.A1503]-[.$G$2])*([.A1503]-[.$H$2])*([.A1503]-[.$I$2])+[.$J$2]*2*(RAND()-0.5)" office:value-type="float" office:value="-6665007017426429" calcext:value-type="float">
            <text:p>-6665007017426429</text:p>
          </table:table-cell>
          <table:table-cell table:number-columns-repeated="8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[.$C$2]*([.A1504]-[.$D$2])*([.A1504]-[.$E$2])*([.A1504]-[.$F$2])*([.A1504]-[.$G$2])*([.A1504]-[.$H$2])*([.A1504]-[.$I$2])+[.$J$2]*2*(RAND()-0.5)" office:value-type="float" office:value="-7085035940617851" calcext:value-type="float">
            <text:p>-7085035940617851</text:p>
          </table:table-cell>
          <table:table-cell table:number-columns-repeated="8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[.$C$2]*([.A1505]-[.$D$2])*([.A1505]-[.$E$2])*([.A1505]-[.$F$2])*([.A1505]-[.$G$2])*([.A1505]-[.$H$2])*([.A1505]-[.$I$2])+[.$J$2]*2*(RAND()-0.5)" office:value-type="float" office:value="-7999174278920063" calcext:value-type="float">
            <text:p>-7999174278920063</text:p>
          </table:table-cell>
          <table:table-cell table:number-columns-repeated="8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[.$C$2]*([.A1506]-[.$D$2])*([.A1506]-[.$E$2])*([.A1506]-[.$F$2])*([.A1506]-[.$G$2])*([.A1506]-[.$H$2])*([.A1506]-[.$I$2])+[.$J$2]*2*(RAND()-0.5)" office:value-type="float" office:value="-7965604525149593" calcext:value-type="float">
            <text:p>-7965604525149593</text:p>
          </table:table-cell>
          <table:table-cell table:number-columns-repeated="8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[.$C$2]*([.A1507]-[.$D$2])*([.A1507]-[.$E$2])*([.A1507]-[.$F$2])*([.A1507]-[.$G$2])*([.A1507]-[.$H$2])*([.A1507]-[.$I$2])+[.$J$2]*2*(RAND()-0.5)" office:value-type="float" office:value="-8370268346352216" calcext:value-type="float">
            <text:p>-8370268346352216</text:p>
          </table:table-cell>
          <table:table-cell table:number-columns-repeated="8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[.$C$2]*([.A1508]-[.$D$2])*([.A1508]-[.$E$2])*([.A1508]-[.$F$2])*([.A1508]-[.$G$2])*([.A1508]-[.$H$2])*([.A1508]-[.$I$2])+[.$J$2]*2*(RAND()-0.5)" office:value-type="float" office:value="-7504747664985440" calcext:value-type="float">
            <text:p>-7504747664985440</text:p>
          </table:table-cell>
          <table:table-cell table:number-columns-repeated="8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formula="of:=[.$C$2]*([.A1509]-[.$D$2])*([.A1509]-[.$E$2])*([.A1509]-[.$F$2])*([.A1509]-[.$G$2])*([.A1509]-[.$H$2])*([.A1509]-[.$I$2])+[.$J$2]*2*(RAND()-0.5)" office:value-type="float" office:value="-6731000934146975" calcext:value-type="float">
            <text:p>-6731000934146975</text:p>
          </table:table-cell>
          <table:table-cell table:number-columns-repeated="8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[.$C$2]*([.A1510]-[.$D$2])*([.A1510]-[.$E$2])*([.A1510]-[.$F$2])*([.A1510]-[.$G$2])*([.A1510]-[.$H$2])*([.A1510]-[.$I$2])+[.$J$2]*2*(RAND()-0.5)" office:value-type="float" office:value="-7846660396252093" calcext:value-type="float">
            <text:p>-7846660396252093</text:p>
          </table:table-cell>
          <table:table-cell table:number-columns-repeated="8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[.$C$2]*([.A1511]-[.$D$2])*([.A1511]-[.$E$2])*([.A1511]-[.$F$2])*([.A1511]-[.$G$2])*([.A1511]-[.$H$2])*([.A1511]-[.$I$2])+[.$J$2]*2*(RAND()-0.5)" office:value-type="float" office:value="-7900007464739845" calcext:value-type="float">
            <text:p>-7900007464739845</text:p>
          </table:table-cell>
          <table:table-cell table:number-columns-repeated="8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[.$C$2]*([.A1512]-[.$D$2])*([.A1512]-[.$E$2])*([.A1512]-[.$F$2])*([.A1512]-[.$G$2])*([.A1512]-[.$H$2])*([.A1512]-[.$I$2])+[.$J$2]*2*(RAND()-0.5)" office:value-type="float" office:value="-7838942282102628" calcext:value-type="float">
            <text:p>-7838942282102628</text:p>
          </table:table-cell>
          <table:table-cell table:number-columns-repeated="8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[.$C$2]*([.A1513]-[.$D$2])*([.A1513]-[.$E$2])*([.A1513]-[.$F$2])*([.A1513]-[.$G$2])*([.A1513]-[.$H$2])*([.A1513]-[.$I$2])+[.$J$2]*2*(RAND()-0.5)" office:value-type="float" office:value="-7505669476785667" calcext:value-type="float">
            <text:p>-7505669476785667</text:p>
          </table:table-cell>
          <table:table-cell table:number-columns-repeated="8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formula="of:=[.$C$2]*([.A1514]-[.$D$2])*([.A1514]-[.$E$2])*([.A1514]-[.$F$2])*([.A1514]-[.$G$2])*([.A1514]-[.$H$2])*([.A1514]-[.$I$2])+[.$J$2]*2*(RAND()-0.5)" office:value-type="float" office:value="-7018882609377527" calcext:value-type="float">
            <text:p>-7018882609377527</text:p>
          </table:table-cell>
          <table:table-cell table:number-columns-repeated="8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[.$C$2]*([.A1515]-[.$D$2])*([.A1515]-[.$E$2])*([.A1515]-[.$F$2])*([.A1515]-[.$G$2])*([.A1515]-[.$H$2])*([.A1515]-[.$I$2])+[.$J$2]*2*(RAND()-0.5)" office:value-type="float" office:value="-7772365615201138" calcext:value-type="float">
            <text:p>-7772365615201138</text:p>
          </table:table-cell>
          <table:table-cell table:number-columns-repeated="8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[.$C$2]*([.A1516]-[.$D$2])*([.A1516]-[.$E$2])*([.A1516]-[.$F$2])*([.A1516]-[.$G$2])*([.A1516]-[.$H$2])*([.A1516]-[.$I$2])+[.$J$2]*2*(RAND()-0.5)" office:value-type="float" office:value="-7491146226137586" calcext:value-type="float">
            <text:p>-7491146226137586</text:p>
          </table:table-cell>
          <table:table-cell table:number-columns-repeated="8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[.$C$2]*([.A1517]-[.$D$2])*([.A1517]-[.$E$2])*([.A1517]-[.$F$2])*([.A1517]-[.$G$2])*([.A1517]-[.$H$2])*([.A1517]-[.$I$2])+[.$J$2]*2*(RAND()-0.5)" office:value-type="float" office:value="-8433431827833368" calcext:value-type="float">
            <text:p>-8433431827833368</text:p>
          </table:table-cell>
          <table:table-cell table:number-columns-repeated="8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[.$C$2]*([.A1518]-[.$D$2])*([.A1518]-[.$E$2])*([.A1518]-[.$F$2])*([.A1518]-[.$G$2])*([.A1518]-[.$H$2])*([.A1518]-[.$I$2])+[.$J$2]*2*(RAND()-0.5)" office:value-type="float" office:value="-8305852078712079" calcext:value-type="float">
            <text:p>-8305852078712079</text:p>
          </table:table-cell>
          <table:table-cell table:number-columns-repeated="8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[.$C$2]*([.A1519]-[.$D$2])*([.A1519]-[.$E$2])*([.A1519]-[.$F$2])*([.A1519]-[.$G$2])*([.A1519]-[.$H$2])*([.A1519]-[.$I$2])+[.$J$2]*2*(RAND()-0.5)" office:value-type="float" office:value="-7212986686262655" calcext:value-type="float">
            <text:p>-7212986686262655</text:p>
          </table:table-cell>
          <table:table-cell table:number-columns-repeated="8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[.$C$2]*([.A1520]-[.$D$2])*([.A1520]-[.$E$2])*([.A1520]-[.$F$2])*([.A1520]-[.$G$2])*([.A1520]-[.$H$2])*([.A1520]-[.$I$2])+[.$J$2]*2*(RAND()-0.5)" office:value-type="float" office:value="-7757172243721061" calcext:value-type="float">
            <text:p>-7757172243721061</text:p>
          </table:table-cell>
          <table:table-cell table:number-columns-repeated="8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[.$C$2]*([.A1521]-[.$D$2])*([.A1521]-[.$E$2])*([.A1521]-[.$F$2])*([.A1521]-[.$G$2])*([.A1521]-[.$H$2])*([.A1521]-[.$I$2])+[.$J$2]*2*(RAND()-0.5)" office:value-type="float" office:value="-7825343328476647" calcext:value-type="float">
            <text:p>-7825343328476647</text:p>
          </table:table-cell>
          <table:table-cell table:number-columns-repeated="8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formula="of:=[.$C$2]*([.A1522]-[.$D$2])*([.A1522]-[.$E$2])*([.A1522]-[.$F$2])*([.A1522]-[.$G$2])*([.A1522]-[.$H$2])*([.A1522]-[.$I$2])+[.$J$2]*2*(RAND()-0.5)" office:value-type="float" office:value="-7499802503246771" calcext:value-type="float">
            <text:p>-7499802503246771</text:p>
          </table:table-cell>
          <table:table-cell table:number-columns-repeated="8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[.$C$2]*([.A1523]-[.$D$2])*([.A1523]-[.$E$2])*([.A1523]-[.$F$2])*([.A1523]-[.$G$2])*([.A1523]-[.$H$2])*([.A1523]-[.$I$2])+[.$J$2]*2*(RAND()-0.5)" office:value-type="float" office:value="-7537452944559456" calcext:value-type="float">
            <text:p>-7537452944559456</text:p>
          </table:table-cell>
          <table:table-cell table:number-columns-repeated="8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[.$C$2]*([.A1524]-[.$D$2])*([.A1524]-[.$E$2])*([.A1524]-[.$F$2])*([.A1524]-[.$G$2])*([.A1524]-[.$H$2])*([.A1524]-[.$I$2])+[.$J$2]*2*(RAND()-0.5)" office:value-type="float" office:value="-7439889387687582" calcext:value-type="float">
            <text:p>-7439889387687582</text:p>
          </table:table-cell>
          <table:table-cell table:number-columns-repeated="8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formula="of:=[.$C$2]*([.A1525]-[.$D$2])*([.A1525]-[.$E$2])*([.A1525]-[.$F$2])*([.A1525]-[.$G$2])*([.A1525]-[.$H$2])*([.A1525]-[.$I$2])+[.$J$2]*2*(RAND()-0.5)" office:value-type="float" office:value="-6967915029550214" calcext:value-type="float">
            <text:p>-6967915029550214</text:p>
          </table:table-cell>
          <table:table-cell table:number-columns-repeated="8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formula="of:=[.$C$2]*([.A1526]-[.$D$2])*([.A1526]-[.$E$2])*([.A1526]-[.$F$2])*([.A1526]-[.$G$2])*([.A1526]-[.$H$2])*([.A1526]-[.$I$2])+[.$J$2]*2*(RAND()-0.5)" office:value-type="float" office:value="-7418506238635237" calcext:value-type="float">
            <text:p>-7418506238635237</text:p>
          </table:table-cell>
          <table:table-cell table:number-columns-repeated="8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[.$C$2]*([.A1527]-[.$D$2])*([.A1527]-[.$E$2])*([.A1527]-[.$F$2])*([.A1527]-[.$G$2])*([.A1527]-[.$H$2])*([.A1527]-[.$I$2])+[.$J$2]*2*(RAND()-0.5)" office:value-type="float" office:value="-7448928425023351" calcext:value-type="float">
            <text:p>-7448928425023351</text:p>
          </table:table-cell>
          <table:table-cell table:number-columns-repeated="8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formula="of:=[.$C$2]*([.A1528]-[.$D$2])*([.A1528]-[.$E$2])*([.A1528]-[.$F$2])*([.A1528]-[.$G$2])*([.A1528]-[.$H$2])*([.A1528]-[.$I$2])+[.$J$2]*2*(RAND()-0.5)" office:value-type="float" office:value="-8360388778825214" calcext:value-type="float">
            <text:p>-8360388778825214</text:p>
          </table:table-cell>
          <table:table-cell table:number-columns-repeated="8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[.$C$2]*([.A1529]-[.$D$2])*([.A1529]-[.$E$2])*([.A1529]-[.$F$2])*([.A1529]-[.$G$2])*([.A1529]-[.$H$2])*([.A1529]-[.$I$2])+[.$J$2]*2*(RAND()-0.5)" office:value-type="float" office:value="-6960681012600211" calcext:value-type="float">
            <text:p>-6960681012600211</text:p>
          </table:table-cell>
          <table:table-cell table:number-columns-repeated="8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[.$C$2]*([.A1530]-[.$D$2])*([.A1530]-[.$E$2])*([.A1530]-[.$F$2])*([.A1530]-[.$G$2])*([.A1530]-[.$H$2])*([.A1530]-[.$I$2])+[.$J$2]*2*(RAND()-0.5)" office:value-type="float" office:value="-7219950364048133" calcext:value-type="float">
            <text:p>-7219950364048133</text:p>
          </table:table-cell>
          <table:table-cell table:number-columns-repeated="8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[.$C$2]*([.A1531]-[.$D$2])*([.A1531]-[.$E$2])*([.A1531]-[.$F$2])*([.A1531]-[.$G$2])*([.A1531]-[.$H$2])*([.A1531]-[.$I$2])+[.$J$2]*2*(RAND()-0.5)" office:value-type="float" office:value="-6813614476970727" calcext:value-type="float">
            <text:p>-6813614476970727</text:p>
          </table:table-cell>
          <table:table-cell table:number-columns-repeated="8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[.$C$2]*([.A1532]-[.$D$2])*([.A1532]-[.$E$2])*([.A1532]-[.$F$2])*([.A1532]-[.$G$2])*([.A1532]-[.$H$2])*([.A1532]-[.$I$2])+[.$J$2]*2*(RAND()-0.5)" office:value-type="float" office:value="-6806713157429694" calcext:value-type="float">
            <text:p>-6806713157429694</text:p>
          </table:table-cell>
          <table:table-cell table:number-columns-repeated="8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formula="of:=[.$C$2]*([.A1533]-[.$D$2])*([.A1533]-[.$E$2])*([.A1533]-[.$F$2])*([.A1533]-[.$G$2])*([.A1533]-[.$H$2])*([.A1533]-[.$I$2])+[.$J$2]*2*(RAND()-0.5)" office:value-type="float" office:value="-7888389381738061" calcext:value-type="float">
            <text:p>-7888389381738061</text:p>
          </table:table-cell>
          <table:table-cell table:number-columns-repeated="8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formula="of:=[.$C$2]*([.A1534]-[.$D$2])*([.A1534]-[.$E$2])*([.A1534]-[.$F$2])*([.A1534]-[.$G$2])*([.A1534]-[.$H$2])*([.A1534]-[.$I$2])+[.$J$2]*2*(RAND()-0.5)" office:value-type="float" office:value="-6541671252211839" calcext:value-type="float">
            <text:p>-6541671252211839</text:p>
          </table:table-cell>
          <table:table-cell table:number-columns-repeated="8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[.$C$2]*([.A1535]-[.$D$2])*([.A1535]-[.$E$2])*([.A1535]-[.$F$2])*([.A1535]-[.$G$2])*([.A1535]-[.$H$2])*([.A1535]-[.$I$2])+[.$J$2]*2*(RAND()-0.5)" office:value-type="float" office:value="-7003513674281904" calcext:value-type="float">
            <text:p>-7003513674281904</text:p>
          </table:table-cell>
          <table:table-cell table:number-columns-repeated="8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[.$C$2]*([.A1536]-[.$D$2])*([.A1536]-[.$E$2])*([.A1536]-[.$F$2])*([.A1536]-[.$G$2])*([.A1536]-[.$H$2])*([.A1536]-[.$I$2])+[.$J$2]*2*(RAND()-0.5)" office:value-type="float" office:value="-6413429142835682" calcext:value-type="float">
            <text:p>-6413429142835682</text:p>
          </table:table-cell>
          <table:table-cell table:number-columns-repeated="8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[.$C$2]*([.A1537]-[.$D$2])*([.A1537]-[.$E$2])*([.A1537]-[.$F$2])*([.A1537]-[.$G$2])*([.A1537]-[.$H$2])*([.A1537]-[.$I$2])+[.$J$2]*2*(RAND()-0.5)" office:value-type="float" office:value="-6819196698034807" calcext:value-type="float">
            <text:p>-6819196698034807</text:p>
          </table:table-cell>
          <table:table-cell table:number-columns-repeated="8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formula="of:=[.$C$2]*([.A1538]-[.$D$2])*([.A1538]-[.$E$2])*([.A1538]-[.$F$2])*([.A1538]-[.$G$2])*([.A1538]-[.$H$2])*([.A1538]-[.$I$2])+[.$J$2]*2*(RAND()-0.5)" office:value-type="float" office:value="-6751627357443596" calcext:value-type="float">
            <text:p>-6751627357443596</text:p>
          </table:table-cell>
          <table:table-cell table:number-columns-repeated="8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[.$C$2]*([.A1539]-[.$D$2])*([.A1539]-[.$E$2])*([.A1539]-[.$F$2])*([.A1539]-[.$G$2])*([.A1539]-[.$H$2])*([.A1539]-[.$I$2])+[.$J$2]*2*(RAND()-0.5)" office:value-type="float" office:value="-6306864255124424" calcext:value-type="float">
            <text:p>-6306864255124424</text:p>
          </table:table-cell>
          <table:table-cell table:number-columns-repeated="8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[.$C$2]*([.A1540]-[.$D$2])*([.A1540]-[.$E$2])*([.A1540]-[.$F$2])*([.A1540]-[.$G$2])*([.A1540]-[.$H$2])*([.A1540]-[.$I$2])+[.$J$2]*2*(RAND()-0.5)" office:value-type="float" office:value="-7771999717184658" calcext:value-type="float">
            <text:p>-7771999717184658</text:p>
          </table:table-cell>
          <table:table-cell table:number-columns-repeated="8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[.$C$2]*([.A1541]-[.$D$2])*([.A1541]-[.$E$2])*([.A1541]-[.$F$2])*([.A1541]-[.$G$2])*([.A1541]-[.$H$2])*([.A1541]-[.$I$2])+[.$J$2]*2*(RAND()-0.5)" office:value-type="float" office:value="-5920527734988066" calcext:value-type="float">
            <text:p>-5920527734988066</text:p>
          </table:table-cell>
          <table:table-cell table:number-columns-repeated="8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[.$C$2]*([.A1542]-[.$D$2])*([.A1542]-[.$E$2])*([.A1542]-[.$F$2])*([.A1542]-[.$G$2])*([.A1542]-[.$H$2])*([.A1542]-[.$I$2])+[.$J$2]*2*(RAND()-0.5)" office:value-type="float" office:value="-7188073479222811" calcext:value-type="float">
            <text:p>-7188073479222811</text:p>
          </table:table-cell>
          <table:table-cell table:number-columns-repeated="8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[.$C$2]*([.A1543]-[.$D$2])*([.A1543]-[.$E$2])*([.A1543]-[.$F$2])*([.A1543]-[.$G$2])*([.A1543]-[.$H$2])*([.A1543]-[.$I$2])+[.$J$2]*2*(RAND()-0.5)" office:value-type="float" office:value="-7244740689759590" calcext:value-type="float">
            <text:p>-7244740689759590</text:p>
          </table:table-cell>
          <table:table-cell table:number-columns-repeated="8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[.$C$2]*([.A1544]-[.$D$2])*([.A1544]-[.$E$2])*([.A1544]-[.$F$2])*([.A1544]-[.$G$2])*([.A1544]-[.$H$2])*([.A1544]-[.$I$2])+[.$J$2]*2*(RAND()-0.5)" office:value-type="float" office:value="-7204055457210346" calcext:value-type="float">
            <text:p>-7204055457210346</text:p>
          </table:table-cell>
          <table:table-cell table:number-columns-repeated="8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[.$C$2]*([.A1545]-[.$D$2])*([.A1545]-[.$E$2])*([.A1545]-[.$F$2])*([.A1545]-[.$G$2])*([.A1545]-[.$H$2])*([.A1545]-[.$I$2])+[.$J$2]*2*(RAND()-0.5)" office:value-type="float" office:value="-6177536835044341" calcext:value-type="float">
            <text:p>-6177536835044341</text:p>
          </table:table-cell>
          <table:table-cell table:number-columns-repeated="8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formula="of:=[.$C$2]*([.A1546]-[.$D$2])*([.A1546]-[.$E$2])*([.A1546]-[.$F$2])*([.A1546]-[.$G$2])*([.A1546]-[.$H$2])*([.A1546]-[.$I$2])+[.$J$2]*2*(RAND()-0.5)" office:value-type="float" office:value="-5987614714680056" calcext:value-type="float">
            <text:p>-5987614714680056</text:p>
          </table:table-cell>
          <table:table-cell table:number-columns-repeated="8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formula="of:=[.$C$2]*([.A1547]-[.$D$2])*([.A1547]-[.$E$2])*([.A1547]-[.$F$2])*([.A1547]-[.$G$2])*([.A1547]-[.$H$2])*([.A1547]-[.$I$2])+[.$J$2]*2*(RAND()-0.5)" office:value-type="float" office:value="-5822075630335659" calcext:value-type="float">
            <text:p>-5822075630335659</text:p>
          </table:table-cell>
          <table:table-cell table:number-columns-repeated="8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formula="of:=[.$C$2]*([.A1548]-[.$D$2])*([.A1548]-[.$E$2])*([.A1548]-[.$F$2])*([.A1548]-[.$G$2])*([.A1548]-[.$H$2])*([.A1548]-[.$I$2])+[.$J$2]*2*(RAND()-0.5)" office:value-type="float" office:value="-7153055052559824" calcext:value-type="float">
            <text:p>-7153055052559824</text:p>
          </table:table-cell>
          <table:table-cell table:number-columns-repeated="8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[.$C$2]*([.A1549]-[.$D$2])*([.A1549]-[.$E$2])*([.A1549]-[.$F$2])*([.A1549]-[.$G$2])*([.A1549]-[.$H$2])*([.A1549]-[.$I$2])+[.$J$2]*2*(RAND()-0.5)" office:value-type="float" office:value="-7217955919874940" calcext:value-type="float">
            <text:p>-7217955919874940</text:p>
          </table:table-cell>
          <table:table-cell table:number-columns-repeated="8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[.$C$2]*([.A1550]-[.$D$2])*([.A1550]-[.$E$2])*([.A1550]-[.$F$2])*([.A1550]-[.$G$2])*([.A1550]-[.$H$2])*([.A1550]-[.$I$2])+[.$J$2]*2*(RAND()-0.5)" office:value-type="float" office:value="-7108489350756510" calcext:value-type="float">
            <text:p>-7108489350756510</text:p>
          </table:table-cell>
          <table:table-cell table:number-columns-repeated="8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[.$C$2]*([.A1551]-[.$D$2])*([.A1551]-[.$E$2])*([.A1551]-[.$F$2])*([.A1551]-[.$G$2])*([.A1551]-[.$H$2])*([.A1551]-[.$I$2])+[.$J$2]*2*(RAND()-0.5)" office:value-type="float" office:value="-5362205954507080" calcext:value-type="float">
            <text:p>-5362205954507080</text:p>
          </table:table-cell>
          <table:table-cell table:number-columns-repeated="8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[.$C$2]*([.A1552]-[.$D$2])*([.A1552]-[.$E$2])*([.A1552]-[.$F$2])*([.A1552]-[.$G$2])*([.A1552]-[.$H$2])*([.A1552]-[.$I$2])+[.$J$2]*2*(RAND()-0.5)" office:value-type="float" office:value="-6185780570651309" calcext:value-type="float">
            <text:p>-6185780570651309</text:p>
          </table:table-cell>
          <table:table-cell table:number-columns-repeated="8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[.$C$2]*([.A1553]-[.$D$2])*([.A1553]-[.$E$2])*([.A1553]-[.$F$2])*([.A1553]-[.$G$2])*([.A1553]-[.$H$2])*([.A1553]-[.$I$2])+[.$J$2]*2*(RAND()-0.5)" office:value-type="float" office:value="-5162519222153907" calcext:value-type="float">
            <text:p>-5162519222153907</text:p>
          </table:table-cell>
          <table:table-cell table:number-columns-repeated="8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[.$C$2]*([.A1554]-[.$D$2])*([.A1554]-[.$E$2])*([.A1554]-[.$F$2])*([.A1554]-[.$G$2])*([.A1554]-[.$H$2])*([.A1554]-[.$I$2])+[.$J$2]*2*(RAND()-0.5)" office:value-type="float" office:value="-5212810291562811" calcext:value-type="float">
            <text:p>-5212810291562811</text:p>
          </table:table-cell>
          <table:table-cell table:number-columns-repeated="8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[.$C$2]*([.A1555]-[.$D$2])*([.A1555]-[.$E$2])*([.A1555]-[.$F$2])*([.A1555]-[.$G$2])*([.A1555]-[.$H$2])*([.A1555]-[.$I$2])+[.$J$2]*2*(RAND()-0.5)" office:value-type="float" office:value="-5193331404132904" calcext:value-type="float">
            <text:p>-5193331404132904</text:p>
          </table:table-cell>
          <table:table-cell table:number-columns-repeated="8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formula="of:=[.$C$2]*([.A1556]-[.$D$2])*([.A1556]-[.$E$2])*([.A1556]-[.$F$2])*([.A1556]-[.$G$2])*([.A1556]-[.$H$2])*([.A1556]-[.$I$2])+[.$J$2]*2*(RAND()-0.5)" office:value-type="float" office:value="-4879895328679367" calcext:value-type="float">
            <text:p>-4879895328679367</text:p>
          </table:table-cell>
          <table:table-cell table:number-columns-repeated="8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[.$C$2]*([.A1557]-[.$D$2])*([.A1557]-[.$E$2])*([.A1557]-[.$F$2])*([.A1557]-[.$G$2])*([.A1557]-[.$H$2])*([.A1557]-[.$I$2])+[.$J$2]*2*(RAND()-0.5)" office:value-type="float" office:value="-4951730621186536" calcext:value-type="float">
            <text:p>-4951730621186536</text:p>
          </table:table-cell>
          <table:table-cell table:number-columns-repeated="8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[.$C$2]*([.A1558]-[.$D$2])*([.A1558]-[.$E$2])*([.A1558]-[.$F$2])*([.A1558]-[.$G$2])*([.A1558]-[.$H$2])*([.A1558]-[.$I$2])+[.$J$2]*2*(RAND()-0.5)" office:value-type="float" office:value="-4611432966545849" calcext:value-type="float">
            <text:p>-4611432966545849</text:p>
          </table:table-cell>
          <table:table-cell table:number-columns-repeated="8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[.$C$2]*([.A1559]-[.$D$2])*([.A1559]-[.$E$2])*([.A1559]-[.$F$2])*([.A1559]-[.$G$2])*([.A1559]-[.$H$2])*([.A1559]-[.$I$2])+[.$J$2]*2*(RAND()-0.5)" office:value-type="float" office:value="-4.4173642577357E+015" calcext:value-type="float">
            <text:p>-4.4173642577357E+015</text:p>
          </table:table-cell>
          <table:table-cell table:number-columns-repeated="8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formula="of:=[.$C$2]*([.A1560]-[.$D$2])*([.A1560]-[.$E$2])*([.A1560]-[.$F$2])*([.A1560]-[.$G$2])*([.A1560]-[.$H$2])*([.A1560]-[.$I$2])+[.$J$2]*2*(RAND()-0.5)" office:value-type="float" office:value="-5876604078351437" calcext:value-type="float">
            <text:p>-5876604078351437</text:p>
          </table:table-cell>
          <table:table-cell table:number-columns-repeated="8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[.$C$2]*([.A1561]-[.$D$2])*([.A1561]-[.$E$2])*([.A1561]-[.$F$2])*([.A1561]-[.$G$2])*([.A1561]-[.$H$2])*([.A1561]-[.$I$2])+[.$J$2]*2*(RAND()-0.5)" office:value-type="float" office:value="-4501856737036694" calcext:value-type="float">
            <text:p>-4501856737036694</text:p>
          </table:table-cell>
          <table:table-cell table:number-columns-repeated="8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[.$C$2]*([.A1562]-[.$D$2])*([.A1562]-[.$E$2])*([.A1562]-[.$F$2])*([.A1562]-[.$G$2])*([.A1562]-[.$H$2])*([.A1562]-[.$I$2])+[.$J$2]*2*(RAND()-0.5)" office:value-type="float" office:value="-4599568618303421" calcext:value-type="float">
            <text:p>-4599568618303421</text:p>
          </table:table-cell>
          <table:table-cell table:number-columns-repeated="8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[.$C$2]*([.A1563]-[.$D$2])*([.A1563]-[.$E$2])*([.A1563]-[.$F$2])*([.A1563]-[.$G$2])*([.A1563]-[.$H$2])*([.A1563]-[.$I$2])+[.$J$2]*2*(RAND()-0.5)" office:value-type="float" office:value="-5106281749343446" calcext:value-type="float">
            <text:p>-5106281749343446</text:p>
          </table:table-cell>
          <table:table-cell table:number-columns-repeated="8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[.$C$2]*([.A1564]-[.$D$2])*([.A1564]-[.$E$2])*([.A1564]-[.$F$2])*([.A1564]-[.$G$2])*([.A1564]-[.$H$2])*([.A1564]-[.$I$2])+[.$J$2]*2*(RAND()-0.5)" office:value-type="float" office:value="-4134367764391045" calcext:value-type="float">
            <text:p>-4134367764391045</text:p>
          </table:table-cell>
          <table:table-cell table:number-columns-repeated="8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[.$C$2]*([.A1565]-[.$D$2])*([.A1565]-[.$E$2])*([.A1565]-[.$F$2])*([.A1565]-[.$G$2])*([.A1565]-[.$H$2])*([.A1565]-[.$I$2])+[.$J$2]*2*(RAND()-0.5)" office:value-type="float" office:value="-5532535766702529" calcext:value-type="float">
            <text:p>-5532535766702529</text:p>
          </table:table-cell>
          <table:table-cell table:number-columns-repeated="8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[.$C$2]*([.A1566]-[.$D$2])*([.A1566]-[.$E$2])*([.A1566]-[.$F$2])*([.A1566]-[.$G$2])*([.A1566]-[.$H$2])*([.A1566]-[.$I$2])+[.$J$2]*2*(RAND()-0.5)" office:value-type="float" office:value="-3830211529444697" calcext:value-type="float">
            <text:p>-3830211529444697</text:p>
          </table:table-cell>
          <table:table-cell table:number-columns-repeated="8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[.$C$2]*([.A1567]-[.$D$2])*([.A1567]-[.$E$2])*([.A1567]-[.$F$2])*([.A1567]-[.$G$2])*([.A1567]-[.$H$2])*([.A1567]-[.$I$2])+[.$J$2]*2*(RAND()-0.5)" office:value-type="float" office:value="-4518290704705707" calcext:value-type="float">
            <text:p>-4518290704705707</text:p>
          </table:table-cell>
          <table:table-cell table:number-columns-repeated="8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[.$C$2]*([.A1568]-[.$D$2])*([.A1568]-[.$E$2])*([.A1568]-[.$F$2])*([.A1568]-[.$G$2])*([.A1568]-[.$H$2])*([.A1568]-[.$I$2])+[.$J$2]*2*(RAND()-0.5)" office:value-type="float" office:value="-3.70987947573266E+015" calcext:value-type="float">
            <text:p>-3.70987947573266E+015</text:p>
          </table:table-cell>
          <table:table-cell table:number-columns-repeated="8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[.$C$2]*([.A1569]-[.$D$2])*([.A1569]-[.$E$2])*([.A1569]-[.$F$2])*([.A1569]-[.$G$2])*([.A1569]-[.$H$2])*([.A1569]-[.$I$2])+[.$J$2]*2*(RAND()-0.5)" office:value-type="float" office:value="-4775848002938028" calcext:value-type="float">
            <text:p>-4775848002938028</text:p>
          </table:table-cell>
          <table:table-cell table:number-columns-repeated="8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formula="of:=[.$C$2]*([.A1570]-[.$D$2])*([.A1570]-[.$E$2])*([.A1570]-[.$F$2])*([.A1570]-[.$G$2])*([.A1570]-[.$H$2])*([.A1570]-[.$I$2])+[.$J$2]*2*(RAND()-0.5)" office:value-type="float" office:value="-4809733055084720" calcext:value-type="float">
            <text:p>-4809733055084720</text:p>
          </table:table-cell>
          <table:table-cell table:number-columns-repeated="8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[.$C$2]*([.A1571]-[.$D$2])*([.A1571]-[.$E$2])*([.A1571]-[.$F$2])*([.A1571]-[.$G$2])*([.A1571]-[.$H$2])*([.A1571]-[.$I$2])+[.$J$2]*2*(RAND()-0.5)" office:value-type="float" office:value="-4.04796928673766E+015" calcext:value-type="float">
            <text:p>-4.04796928673766E+015</text:p>
          </table:table-cell>
          <table:table-cell table:number-columns-repeated="8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[.$C$2]*([.A1572]-[.$D$2])*([.A1572]-[.$E$2])*([.A1572]-[.$F$2])*([.A1572]-[.$G$2])*([.A1572]-[.$H$2])*([.A1572]-[.$I$2])+[.$J$2]*2*(RAND()-0.5)" office:value-type="float" office:value="-4397739954822673" calcext:value-type="float">
            <text:p>-4397739954822673</text:p>
          </table:table-cell>
          <table:table-cell table:number-columns-repeated="8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[.$C$2]*([.A1573]-[.$D$2])*([.A1573]-[.$E$2])*([.A1573]-[.$F$2])*([.A1573]-[.$G$2])*([.A1573]-[.$H$2])*([.A1573]-[.$I$2])+[.$J$2]*2*(RAND()-0.5)" office:value-type="float" office:value="-2586504532709085" calcext:value-type="float">
            <text:p>-2586504532709085</text:p>
          </table:table-cell>
          <table:table-cell table:number-columns-repeated="8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[.$C$2]*([.A1574]-[.$D$2])*([.A1574]-[.$E$2])*([.A1574]-[.$F$2])*([.A1574]-[.$G$2])*([.A1574]-[.$H$2])*([.A1574]-[.$I$2])+[.$J$2]*2*(RAND()-0.5)" office:value-type="float" office:value="-3719809999642003" calcext:value-type="float">
            <text:p>-3719809999642003</text:p>
          </table:table-cell>
          <table:table-cell table:number-columns-repeated="8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[.$C$2]*([.A1575]-[.$D$2])*([.A1575]-[.$E$2])*([.A1575]-[.$F$2])*([.A1575]-[.$G$2])*([.A1575]-[.$H$2])*([.A1575]-[.$I$2])+[.$J$2]*2*(RAND()-0.5)" office:value-type="float" office:value="-3906132904575134" calcext:value-type="float">
            <text:p>-3906132904575134</text:p>
          </table:table-cell>
          <table:table-cell table:number-columns-repeated="8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[.$C$2]*([.A1576]-[.$D$2])*([.A1576]-[.$E$2])*([.A1576]-[.$F$2])*([.A1576]-[.$G$2])*([.A1576]-[.$H$2])*([.A1576]-[.$I$2])+[.$J$2]*2*(RAND()-0.5)" office:value-type="float" office:value="-2261597175442771" calcext:value-type="float">
            <text:p>-2261597175442771</text:p>
          </table:table-cell>
          <table:table-cell table:number-columns-repeated="8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formula="of:=[.$C$2]*([.A1577]-[.$D$2])*([.A1577]-[.$E$2])*([.A1577]-[.$F$2])*([.A1577]-[.$G$2])*([.A1577]-[.$H$2])*([.A1577]-[.$I$2])+[.$J$2]*2*(RAND()-0.5)" office:value-type="float" office:value="-1.88810020075033E+015" calcext:value-type="float">
            <text:p>-1.88810020075033E+015</text:p>
          </table:table-cell>
          <table:table-cell table:number-columns-repeated="8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[.$C$2]*([.A1578]-[.$D$2])*([.A1578]-[.$E$2])*([.A1578]-[.$F$2])*([.A1578]-[.$G$2])*([.A1578]-[.$H$2])*([.A1578]-[.$I$2])+[.$J$2]*2*(RAND()-0.5)" office:value-type="float" office:value="-3.54622719704685E+015" calcext:value-type="float">
            <text:p>-3.54622719704685E+015</text:p>
          </table:table-cell>
          <table:table-cell table:number-columns-repeated="8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[.$C$2]*([.A1579]-[.$D$2])*([.A1579]-[.$E$2])*([.A1579]-[.$F$2])*([.A1579]-[.$G$2])*([.A1579]-[.$H$2])*([.A1579]-[.$I$2])+[.$J$2]*2*(RAND()-0.5)" office:value-type="float" office:value="-3064224474641376" calcext:value-type="float">
            <text:p>-3064224474641376</text:p>
          </table:table-cell>
          <table:table-cell table:number-columns-repeated="8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formula="of:=[.$C$2]*([.A1580]-[.$D$2])*([.A1580]-[.$E$2])*([.A1580]-[.$F$2])*([.A1580]-[.$G$2])*([.A1580]-[.$H$2])*([.A1580]-[.$I$2])+[.$J$2]*2*(RAND()-0.5)" office:value-type="float" office:value="-1.516365896276E+015" calcext:value-type="float">
            <text:p>-1.516365896276E+015</text:p>
          </table:table-cell>
          <table:table-cell table:number-columns-repeated="8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[.$C$2]*([.A1581]-[.$D$2])*([.A1581]-[.$E$2])*([.A1581]-[.$F$2])*([.A1581]-[.$G$2])*([.A1581]-[.$H$2])*([.A1581]-[.$I$2])+[.$J$2]*2*(RAND()-0.5)" office:value-type="float" office:value="-2298250587408458" calcext:value-type="float">
            <text:p>-2298250587408458</text:p>
          </table:table-cell>
          <table:table-cell table:number-columns-repeated="8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formula="of:=[.$C$2]*([.A1582]-[.$D$2])*([.A1582]-[.$E$2])*([.A1582]-[.$F$2])*([.A1582]-[.$G$2])*([.A1582]-[.$H$2])*([.A1582]-[.$I$2])+[.$J$2]*2*(RAND()-0.5)" office:value-type="float" office:value="-1.90215355402956E+015" calcext:value-type="float">
            <text:p>-1.90215355402956E+015</text:p>
          </table:table-cell>
          <table:table-cell table:number-columns-repeated="8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[.$C$2]*([.A1583]-[.$D$2])*([.A1583]-[.$E$2])*([.A1583]-[.$F$2])*([.A1583]-[.$G$2])*([.A1583]-[.$H$2])*([.A1583]-[.$I$2])+[.$J$2]*2*(RAND()-0.5)" office:value-type="float" office:value="-1793546032484638" calcext:value-type="float">
            <text:p>-1793546032484638</text:p>
          </table:table-cell>
          <table:table-cell table:number-columns-repeated="8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formula="of:=[.$C$2]*([.A1584]-[.$D$2])*([.A1584]-[.$E$2])*([.A1584]-[.$F$2])*([.A1584]-[.$G$2])*([.A1584]-[.$H$2])*([.A1584]-[.$I$2])+[.$J$2]*2*(RAND()-0.5)" office:value-type="float" office:value="-2.2069679017086E+015" calcext:value-type="float">
            <text:p>-2.2069679017086E+015</text:p>
          </table:table-cell>
          <table:table-cell table:number-columns-repeated="8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formula="of:=[.$C$2]*([.A1585]-[.$D$2])*([.A1585]-[.$E$2])*([.A1585]-[.$F$2])*([.A1585]-[.$G$2])*([.A1585]-[.$H$2])*([.A1585]-[.$I$2])+[.$J$2]*2*(RAND()-0.5)" office:value-type="float" office:value="-1175250279921372" calcext:value-type="float">
            <text:p>-1175250279921372</text:p>
          </table:table-cell>
          <table:table-cell table:number-columns-repeated="8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[.$C$2]*([.A1586]-[.$D$2])*([.A1586]-[.$E$2])*([.A1586]-[.$F$2])*([.A1586]-[.$G$2])*([.A1586]-[.$H$2])*([.A1586]-[.$I$2])+[.$J$2]*2*(RAND()-0.5)" office:value-type="float" office:value="-1.01035099312932E+015" calcext:value-type="float">
            <text:p>-1.01035099312932E+015</text:p>
          </table:table-cell>
          <table:table-cell table:number-columns-repeated="8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[.$C$2]*([.A1587]-[.$D$2])*([.A1587]-[.$E$2])*([.A1587]-[.$F$2])*([.A1587]-[.$G$2])*([.A1587]-[.$H$2])*([.A1587]-[.$I$2])+[.$J$2]*2*(RAND()-0.5)" office:value-type="float" office:value="-1.57510284762427E+015" calcext:value-type="float">
            <text:p>-1.57510284762427E+015</text:p>
          </table:table-cell>
          <table:table-cell table:number-columns-repeated="8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[.$C$2]*([.A1588]-[.$D$2])*([.A1588]-[.$E$2])*([.A1588]-[.$F$2])*([.A1588]-[.$G$2])*([.A1588]-[.$H$2])*([.A1588]-[.$I$2])+[.$J$2]*2*(RAND()-0.5)" office:value-type="float" office:value="99716662140286.8" calcext:value-type="float">
            <text:p>99716662140286.8</text:p>
          </table:table-cell>
          <table:table-cell table:number-columns-repeated="8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[.$C$2]*([.A1589]-[.$D$2])*([.A1589]-[.$E$2])*([.A1589]-[.$F$2])*([.A1589]-[.$G$2])*([.A1589]-[.$H$2])*([.A1589]-[.$I$2])+[.$J$2]*2*(RAND()-0.5)" office:value-type="float" office:value="-808858338555750" calcext:value-type="float">
            <text:p>-808858338555750</text:p>
          </table:table-cell>
          <table:table-cell table:number-columns-repeated="8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[.$C$2]*([.A1590]-[.$D$2])*([.A1590]-[.$E$2])*([.A1590]-[.$F$2])*([.A1590]-[.$G$2])*([.A1590]-[.$H$2])*([.A1590]-[.$I$2])+[.$J$2]*2*(RAND()-0.5)" office:value-type="float" office:value="241389700773648" calcext:value-type="float">
            <text:p>241389700773648</text:p>
          </table:table-cell>
          <table:table-cell table:number-columns-repeated="8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$C$2]*([.A1591]-[.$D$2])*([.A1591]-[.$E$2])*([.A1591]-[.$F$2])*([.A1591]-[.$G$2])*([.A1591]-[.$H$2])*([.A1591]-[.$I$2])+[.$J$2]*2*(RAND()-0.5)" office:value-type="float" office:value="-77708304577388.1" calcext:value-type="float">
            <text:p>-77708304577388.1</text:p>
          </table:table-cell>
          <table:table-cell table:number-columns-repeated="8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[.$C$2]*([.A1592]-[.$D$2])*([.A1592]-[.$E$2])*([.A1592]-[.$F$2])*([.A1592]-[.$G$2])*([.A1592]-[.$H$2])*([.A1592]-[.$I$2])+[.$J$2]*2*(RAND()-0.5)" office:value-type="float" office:value="299300747482271" calcext:value-type="float">
            <text:p>299300747482271</text:p>
          </table:table-cell>
          <table:table-cell table:number-columns-repeated="8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[.$C$2]*([.A1593]-[.$D$2])*([.A1593]-[.$E$2])*([.A1593]-[.$F$2])*([.A1593]-[.$G$2])*([.A1593]-[.$H$2])*([.A1593]-[.$I$2])+[.$J$2]*2*(RAND()-0.5)" office:value-type="float" office:value="462282443360605" calcext:value-type="float">
            <text:p>462282443360605</text:p>
          </table:table-cell>
          <table:table-cell table:number-columns-repeated="8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[.$C$2]*([.A1594]-[.$D$2])*([.A1594]-[.$E$2])*([.A1594]-[.$F$2])*([.A1594]-[.$G$2])*([.A1594]-[.$H$2])*([.A1594]-[.$I$2])+[.$J$2]*2*(RAND()-0.5)" office:value-type="float" office:value="328187035096160" calcext:value-type="float">
            <text:p>328187035096160</text:p>
          </table:table-cell>
          <table:table-cell table:number-columns-repeated="8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[.$C$2]*([.A1595]-[.$D$2])*([.A1595]-[.$E$2])*([.A1595]-[.$F$2])*([.A1595]-[.$G$2])*([.A1595]-[.$H$2])*([.A1595]-[.$I$2])+[.$J$2]*2*(RAND()-0.5)" office:value-type="float" office:value="1.15172213760452E+015" calcext:value-type="float">
            <text:p>1.15172213760452E+015</text:p>
          </table:table-cell>
          <table:table-cell table:number-columns-repeated="8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formula="of:=[.$C$2]*([.A1596]-[.$D$2])*([.A1596]-[.$E$2])*([.A1596]-[.$F$2])*([.A1596]-[.$G$2])*([.A1596]-[.$H$2])*([.A1596]-[.$I$2])+[.$J$2]*2*(RAND()-0.5)" office:value-type="float" office:value="1.76033722976624E+015" calcext:value-type="float">
            <text:p>1.76033722976624E+015</text:p>
          </table:table-cell>
          <table:table-cell table:number-columns-repeated="8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[.$C$2]*([.A1597]-[.$D$2])*([.A1597]-[.$E$2])*([.A1597]-[.$F$2])*([.A1597]-[.$G$2])*([.A1597]-[.$H$2])*([.A1597]-[.$I$2])+[.$J$2]*2*(RAND()-0.5)" office:value-type="float" office:value="667588919286317" calcext:value-type="float">
            <text:p>667588919286317</text:p>
          </table:table-cell>
          <table:table-cell table:number-columns-repeated="8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[.$C$2]*([.A1598]-[.$D$2])*([.A1598]-[.$E$2])*([.A1598]-[.$F$2])*([.A1598]-[.$G$2])*([.A1598]-[.$H$2])*([.A1598]-[.$I$2])+[.$J$2]*2*(RAND()-0.5)" office:value-type="float" office:value="2.60431239554936E+015" calcext:value-type="float">
            <text:p>2.60431239554936E+015</text:p>
          </table:table-cell>
          <table:table-cell table:number-columns-repeated="8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[.$C$2]*([.A1599]-[.$D$2])*([.A1599]-[.$E$2])*([.A1599]-[.$F$2])*([.A1599]-[.$G$2])*([.A1599]-[.$H$2])*([.A1599]-[.$I$2])+[.$J$2]*2*(RAND()-0.5)" office:value-type="float" office:value="2845579959425838" calcext:value-type="float">
            <text:p>2845579959425838</text:p>
          </table:table-cell>
          <table:table-cell table:number-columns-repeated="8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[.$C$2]*([.A1600]-[.$D$2])*([.A1600]-[.$E$2])*([.A1600]-[.$F$2])*([.A1600]-[.$G$2])*([.A1600]-[.$H$2])*([.A1600]-[.$I$2])+[.$J$2]*2*(RAND()-0.5)" office:value-type="float" office:value="1933123077051218" calcext:value-type="float">
            <text:p>1933123077051218</text:p>
          </table:table-cell>
          <table:table-cell table:number-columns-repeated="8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formula="of:=[.$C$2]*([.A1601]-[.$D$2])*([.A1601]-[.$E$2])*([.A1601]-[.$F$2])*([.A1601]-[.$G$2])*([.A1601]-[.$H$2])*([.A1601]-[.$I$2])+[.$J$2]*2*(RAND()-0.5)" office:value-type="float" office:value="1.85254020770986E+015" calcext:value-type="float">
            <text:p>1.85254020770986E+015</text:p>
          </table:table-cell>
          <table:table-cell table:number-columns-repeated="8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[.$C$2]*([.A1602]-[.$D$2])*([.A1602]-[.$E$2])*([.A1602]-[.$F$2])*([.A1602]-[.$G$2])*([.A1602]-[.$H$2])*([.A1602]-[.$I$2])+[.$J$2]*2*(RAND()-0.5)" office:value-type="float" office:value="1.89315609026023E+015" calcext:value-type="float">
            <text:p>1.89315609026023E+015</text:p>
          </table:table-cell>
          <table:table-cell table:number-columns-repeated="8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[.$C$2]*([.A1603]-[.$D$2])*([.A1603]-[.$E$2])*([.A1603]-[.$F$2])*([.A1603]-[.$G$2])*([.A1603]-[.$H$2])*([.A1603]-[.$I$2])+[.$J$2]*2*(RAND()-0.5)" office:value-type="float" office:value="3422485171634620" calcext:value-type="float">
            <text:p>3422485171634620</text:p>
          </table:table-cell>
          <table:table-cell table:number-columns-repeated="8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[.$C$2]*([.A1604]-[.$D$2])*([.A1604]-[.$E$2])*([.A1604]-[.$F$2])*([.A1604]-[.$G$2])*([.A1604]-[.$H$2])*([.A1604]-[.$I$2])+[.$J$2]*2*(RAND()-0.5)" office:value-type="float" office:value="3.46729821543917E+015" calcext:value-type="float">
            <text:p>3.46729821543917E+015</text:p>
          </table:table-cell>
          <table:table-cell table:number-columns-repeated="8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[.$C$2]*([.A1605]-[.$D$2])*([.A1605]-[.$E$2])*([.A1605]-[.$F$2])*([.A1605]-[.$G$2])*([.A1605]-[.$H$2])*([.A1605]-[.$I$2])+[.$J$2]*2*(RAND()-0.5)" office:value-type="float" office:value="3886618922793716" calcext:value-type="float">
            <text:p>3886618922793716</text:p>
          </table:table-cell>
          <table:table-cell table:number-columns-repeated="8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[.$C$2]*([.A1606]-[.$D$2])*([.A1606]-[.$E$2])*([.A1606]-[.$F$2])*([.A1606]-[.$G$2])*([.A1606]-[.$H$2])*([.A1606]-[.$I$2])+[.$J$2]*2*(RAND()-0.5)" office:value-type="float" office:value="3807508507112710" calcext:value-type="float">
            <text:p>3807508507112710</text:p>
          </table:table-cell>
          <table:table-cell table:number-columns-repeated="8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formula="of:=[.$C$2]*([.A1607]-[.$D$2])*([.A1607]-[.$E$2])*([.A1607]-[.$F$2])*([.A1607]-[.$G$2])*([.A1607]-[.$H$2])*([.A1607]-[.$I$2])+[.$J$2]*2*(RAND()-0.5)" office:value-type="float" office:value="3213637866487211" calcext:value-type="float">
            <text:p>3213637866487211</text:p>
          </table:table-cell>
          <table:table-cell table:number-columns-repeated="8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[.$C$2]*([.A1608]-[.$D$2])*([.A1608]-[.$E$2])*([.A1608]-[.$F$2])*([.A1608]-[.$G$2])*([.A1608]-[.$H$2])*([.A1608]-[.$I$2])+[.$J$2]*2*(RAND()-0.5)" office:value-type="float" office:value="3.6163991655952E+015" calcext:value-type="float">
            <text:p>3.6163991655952E+015</text:p>
          </table:table-cell>
          <table:table-cell table:number-columns-repeated="8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[.$C$2]*([.A1609]-[.$D$2])*([.A1609]-[.$E$2])*([.A1609]-[.$F$2])*([.A1609]-[.$G$2])*([.A1609]-[.$H$2])*([.A1609]-[.$I$2])+[.$J$2]*2*(RAND()-0.5)" office:value-type="float" office:value="4738502383106109" calcext:value-type="float">
            <text:p>4738502383106109</text:p>
          </table:table-cell>
          <table:table-cell table:number-columns-repeated="8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[.$C$2]*([.A1610]-[.$D$2])*([.A1610]-[.$E$2])*([.A1610]-[.$F$2])*([.A1610]-[.$G$2])*([.A1610]-[.$H$2])*([.A1610]-[.$I$2])+[.$J$2]*2*(RAND()-0.5)" office:value-type="float" office:value="4.20785457434809E+015" calcext:value-type="float">
            <text:p>4.20785457434809E+015</text:p>
          </table:table-cell>
          <table:table-cell table:number-columns-repeated="8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[.$C$2]*([.A1611]-[.$D$2])*([.A1611]-[.$E$2])*([.A1611]-[.$F$2])*([.A1611]-[.$G$2])*([.A1611]-[.$H$2])*([.A1611]-[.$I$2])+[.$J$2]*2*(RAND()-0.5)" office:value-type="float" office:value="5107577338283610" calcext:value-type="float">
            <text:p>5107577338283610</text:p>
          </table:table-cell>
          <table:table-cell table:number-columns-repeated="8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[.$C$2]*([.A1612]-[.$D$2])*([.A1612]-[.$E$2])*([.A1612]-[.$F$2])*([.A1612]-[.$G$2])*([.A1612]-[.$H$2])*([.A1612]-[.$I$2])+[.$J$2]*2*(RAND()-0.5)" office:value-type="float" office:value="6301635681714424" calcext:value-type="float">
            <text:p>6301635681714424</text:p>
          </table:table-cell>
          <table:table-cell table:number-columns-repeated="8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formula="of:=[.$C$2]*([.A1613]-[.$D$2])*([.A1613]-[.$E$2])*([.A1613]-[.$F$2])*([.A1613]-[.$G$2])*([.A1613]-[.$H$2])*([.A1613]-[.$I$2])+[.$J$2]*2*(RAND()-0.5)" office:value-type="float" office:value="6825443477340886" calcext:value-type="float">
            <text:p>6825443477340886</text:p>
          </table:table-cell>
          <table:table-cell table:number-columns-repeated="8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formula="of:=[.$C$2]*([.A1614]-[.$D$2])*([.A1614]-[.$E$2])*([.A1614]-[.$F$2])*([.A1614]-[.$G$2])*([.A1614]-[.$H$2])*([.A1614]-[.$I$2])+[.$J$2]*2*(RAND()-0.5)" office:value-type="float" office:value="5930065004056467" calcext:value-type="float">
            <text:p>5930065004056467</text:p>
          </table:table-cell>
          <table:table-cell table:number-columns-repeated="8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formula="of:=[.$C$2]*([.A1615]-[.$D$2])*([.A1615]-[.$E$2])*([.A1615]-[.$F$2])*([.A1615]-[.$G$2])*([.A1615]-[.$H$2])*([.A1615]-[.$I$2])+[.$J$2]*2*(RAND()-0.5)" office:value-type="float" office:value="5762838421260672" calcext:value-type="float">
            <text:p>5762838421260672</text:p>
          </table:table-cell>
          <table:table-cell table:number-columns-repeated="8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[.$C$2]*([.A1616]-[.$D$2])*([.A1616]-[.$E$2])*([.A1616]-[.$F$2])*([.A1616]-[.$G$2])*([.A1616]-[.$H$2])*([.A1616]-[.$I$2])+[.$J$2]*2*(RAND()-0.5)" office:value-type="float" office:value="7675676606144422" calcext:value-type="float">
            <text:p>7675676606144422</text:p>
          </table:table-cell>
          <table:table-cell table:number-columns-repeated="8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formula="of:=[.$C$2]*([.A1617]-[.$D$2])*([.A1617]-[.$E$2])*([.A1617]-[.$F$2])*([.A1617]-[.$G$2])*([.A1617]-[.$H$2])*([.A1617]-[.$I$2])+[.$J$2]*2*(RAND()-0.5)" office:value-type="float" office:value="8403756518265573" calcext:value-type="float">
            <text:p>8403756518265573</text:p>
          </table:table-cell>
          <table:table-cell table:number-columns-repeated="8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[.$C$2]*([.A1618]-[.$D$2])*([.A1618]-[.$E$2])*([.A1618]-[.$F$2])*([.A1618]-[.$G$2])*([.A1618]-[.$H$2])*([.A1618]-[.$I$2])+[.$J$2]*2*(RAND()-0.5)" office:value-type="float" office:value="7981682910325113" calcext:value-type="float">
            <text:p>7981682910325113</text:p>
          </table:table-cell>
          <table:table-cell table:number-columns-repeated="8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[.$C$2]*([.A1619]-[.$D$2])*([.A1619]-[.$E$2])*([.A1619]-[.$F$2])*([.A1619]-[.$G$2])*([.A1619]-[.$H$2])*([.A1619]-[.$I$2])+[.$J$2]*2*(RAND()-0.5)" office:value-type="float" office:value="7923676244156830" calcext:value-type="float">
            <text:p>7923676244156830</text:p>
          </table:table-cell>
          <table:table-cell table:number-columns-repeated="8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[.$C$2]*([.A1620]-[.$D$2])*([.A1620]-[.$E$2])*([.A1620]-[.$F$2])*([.A1620]-[.$G$2])*([.A1620]-[.$H$2])*([.A1620]-[.$I$2])+[.$J$2]*2*(RAND()-0.5)" office:value-type="float" office:value="7744034890453568" calcext:value-type="float">
            <text:p>7744034890453568</text:p>
          </table:table-cell>
          <table:table-cell table:number-columns-repeated="8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[.$C$2]*([.A1621]-[.$D$2])*([.A1621]-[.$E$2])*([.A1621]-[.$F$2])*([.A1621]-[.$G$2])*([.A1621]-[.$H$2])*([.A1621]-[.$I$2])+[.$J$2]*2*(RAND()-0.5)" office:value-type="float" office:value="9.36373688415219E+015" calcext:value-type="float">
            <text:p>9.36373688415219E+015</text:p>
          </table:table-cell>
          <table:table-cell table:number-columns-repeated="8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formula="of:=[.$C$2]*([.A1622]-[.$D$2])*([.A1622]-[.$E$2])*([.A1622]-[.$F$2])*([.A1622]-[.$G$2])*([.A1622]-[.$H$2])*([.A1622]-[.$I$2])+[.$J$2]*2*(RAND()-0.5)" office:value-type="float" office:value="9.62729953653998E+015" calcext:value-type="float">
            <text:p>9.62729953653998E+015</text:p>
          </table:table-cell>
          <table:table-cell table:number-columns-repeated="8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[.$C$2]*([.A1623]-[.$D$2])*([.A1623]-[.$E$2])*([.A1623]-[.$F$2])*([.A1623]-[.$G$2])*([.A1623]-[.$H$2])*([.A1623]-[.$I$2])+[.$J$2]*2*(RAND()-0.5)" office:value-type="float" office:value="8746131402371491" calcext:value-type="float">
            <text:p>8746131402371491</text:p>
          </table:table-cell>
          <table:table-cell table:number-columns-repeated="8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[.$C$2]*([.A1624]-[.$D$2])*([.A1624]-[.$E$2])*([.A1624]-[.$F$2])*([.A1624]-[.$G$2])*([.A1624]-[.$H$2])*([.A1624]-[.$I$2])+[.$J$2]*2*(RAND()-0.5)" office:value-type="float" office:value="1.09133499409467E+016" calcext:value-type="float">
            <text:p>1.09133499409467E+016</text:p>
          </table:table-cell>
          <table:table-cell table:number-columns-repeated="8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[.$C$2]*([.A1625]-[.$D$2])*([.A1625]-[.$E$2])*([.A1625]-[.$F$2])*([.A1625]-[.$G$2])*([.A1625]-[.$H$2])*([.A1625]-[.$I$2])+[.$J$2]*2*(RAND()-0.5)" office:value-type="float" office:value="1.06557627453197E+016" calcext:value-type="float">
            <text:p>1.06557627453197E+016</text:p>
          </table:table-cell>
          <table:table-cell table:number-columns-repeated="8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[.$C$2]*([.A1626]-[.$D$2])*([.A1626]-[.$E$2])*([.A1626]-[.$F$2])*([.A1626]-[.$G$2])*([.A1626]-[.$H$2])*([.A1626]-[.$I$2])+[.$J$2]*2*(RAND()-0.5)" office:value-type="float" office:value="1.14217240131371E+016" calcext:value-type="float">
            <text:p>1.14217240131371E+016</text:p>
          </table:table-cell>
          <table:table-cell table:number-columns-repeated="8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[.$C$2]*([.A1627]-[.$D$2])*([.A1627]-[.$E$2])*([.A1627]-[.$F$2])*([.A1627]-[.$G$2])*([.A1627]-[.$H$2])*([.A1627]-[.$I$2])+[.$J$2]*2*(RAND()-0.5)" office:value-type="float" office:value="1.01777998704786E+016" calcext:value-type="float">
            <text:p>1.01777998704786E+016</text:p>
          </table:table-cell>
          <table:table-cell table:number-columns-repeated="8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[.$C$2]*([.A1628]-[.$D$2])*([.A1628]-[.$E$2])*([.A1628]-[.$F$2])*([.A1628]-[.$G$2])*([.A1628]-[.$H$2])*([.A1628]-[.$I$2])+[.$J$2]*2*(RAND()-0.5)" office:value-type="float" office:value="1.06361918463525E+016" calcext:value-type="float">
            <text:p>1.06361918463525E+016</text:p>
          </table:table-cell>
          <table:table-cell table:number-columns-repeated="8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formula="of:=[.$C$2]*([.A1629]-[.$D$2])*([.A1629]-[.$E$2])*([.A1629]-[.$F$2])*([.A1629]-[.$G$2])*([.A1629]-[.$H$2])*([.A1629]-[.$I$2])+[.$J$2]*2*(RAND()-0.5)" office:value-type="float" office:value="1.24799342559384E+016" calcext:value-type="float">
            <text:p>1.24799342559384E+016</text:p>
          </table:table-cell>
          <table:table-cell table:number-columns-repeated="8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formula="of:=[.$C$2]*([.A1630]-[.$D$2])*([.A1630]-[.$E$2])*([.A1630]-[.$F$2])*([.A1630]-[.$G$2])*([.A1630]-[.$H$2])*([.A1630]-[.$I$2])+[.$J$2]*2*(RAND()-0.5)" office:value-type="float" office:value="1.31067061092176E+016" calcext:value-type="float">
            <text:p>1.31067061092176E+016</text:p>
          </table:table-cell>
          <table:table-cell table:number-columns-repeated="8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[.$C$2]*([.A1631]-[.$D$2])*([.A1631]-[.$E$2])*([.A1631]-[.$F$2])*([.A1631]-[.$G$2])*([.A1631]-[.$H$2])*([.A1631]-[.$I$2])+[.$J$2]*2*(RAND()-0.5)" office:value-type="float" office:value="1.22469830954682E+016" calcext:value-type="float">
            <text:p>1.22469830954682E+016</text:p>
          </table:table-cell>
          <table:table-cell table:number-columns-repeated="8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formula="of:=[.$C$2]*([.A1632]-[.$D$2])*([.A1632]-[.$E$2])*([.A1632]-[.$F$2])*([.A1632]-[.$G$2])*([.A1632]-[.$H$2])*([.A1632]-[.$I$2])+[.$J$2]*2*(RAND()-0.5)" office:value-type="float" office:value="1.32336347763209E+016" calcext:value-type="float">
            <text:p>1.32336347763209E+016</text:p>
          </table:table-cell>
          <table:table-cell table:number-columns-repeated="8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[.$C$2]*([.A1633]-[.$D$2])*([.A1633]-[.$E$2])*([.A1633]-[.$F$2])*([.A1633]-[.$G$2])*([.A1633]-[.$H$2])*([.A1633]-[.$I$2])+[.$J$2]*2*(RAND()-0.5)" office:value-type="float" office:value="1.35988850678536E+016" calcext:value-type="float">
            <text:p>1.35988850678536E+016</text:p>
          </table:table-cell>
          <table:table-cell table:number-columns-repeated="8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formula="of:=[.$C$2]*([.A1634]-[.$D$2])*([.A1634]-[.$E$2])*([.A1634]-[.$F$2])*([.A1634]-[.$G$2])*([.A1634]-[.$H$2])*([.A1634]-[.$I$2])+[.$J$2]*2*(RAND()-0.5)" office:value-type="float" office:value="1.33438376928091E+016" calcext:value-type="float">
            <text:p>1.33438376928091E+016</text:p>
          </table:table-cell>
          <table:table-cell table:number-columns-repeated="8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formula="of:=[.$C$2]*([.A1635]-[.$D$2])*([.A1635]-[.$E$2])*([.A1635]-[.$F$2])*([.A1635]-[.$G$2])*([.A1635]-[.$H$2])*([.A1635]-[.$I$2])+[.$J$2]*2*(RAND()-0.5)" office:value-type="float" office:value="1.38432281661915E+016" calcext:value-type="float">
            <text:p>1.38432281661915E+016</text:p>
          </table:table-cell>
          <table:table-cell table:number-columns-repeated="8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[.$C$2]*([.A1636]-[.$D$2])*([.A1636]-[.$E$2])*([.A1636]-[.$F$2])*([.A1636]-[.$G$2])*([.A1636]-[.$H$2])*([.A1636]-[.$I$2])+[.$J$2]*2*(RAND()-0.5)" office:value-type="float" office:value="1.40569803575499E+016" calcext:value-type="float">
            <text:p>1.40569803575499E+016</text:p>
          </table:table-cell>
          <table:table-cell table:number-columns-repeated="8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[.$C$2]*([.A1637]-[.$D$2])*([.A1637]-[.$E$2])*([.A1637]-[.$F$2])*([.A1637]-[.$G$2])*([.A1637]-[.$H$2])*([.A1637]-[.$I$2])+[.$J$2]*2*(RAND()-0.5)" office:value-type="float" office:value="1.4777501900933E+016" calcext:value-type="float">
            <text:p>1.4777501900933E+016</text:p>
          </table:table-cell>
          <table:table-cell table:number-columns-repeated="8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[.$C$2]*([.A1638]-[.$D$2])*([.A1638]-[.$E$2])*([.A1638]-[.$F$2])*([.A1638]-[.$G$2])*([.A1638]-[.$H$2])*([.A1638]-[.$I$2])+[.$J$2]*2*(RAND()-0.5)" office:value-type="float" office:value="1.56045067377164E+016" calcext:value-type="float">
            <text:p>1.56045067377164E+016</text:p>
          </table:table-cell>
          <table:table-cell table:number-columns-repeated="8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[.$C$2]*([.A1639]-[.$D$2])*([.A1639]-[.$E$2])*([.A1639]-[.$F$2])*([.A1639]-[.$G$2])*([.A1639]-[.$H$2])*([.A1639]-[.$I$2])+[.$J$2]*2*(RAND()-0.5)" office:value-type="float" office:value="1.6950563969224E+016" calcext:value-type="float">
            <text:p>1.6950563969224E+016</text:p>
          </table:table-cell>
          <table:table-cell table:number-columns-repeated="8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[.$C$2]*([.A1640]-[.$D$2])*([.A1640]-[.$E$2])*([.A1640]-[.$F$2])*([.A1640]-[.$G$2])*([.A1640]-[.$H$2])*([.A1640]-[.$I$2])+[.$J$2]*2*(RAND()-0.5)" office:value-type="float" office:value="1.59234618670303E+016" calcext:value-type="float">
            <text:p>1.59234618670303E+016</text:p>
          </table:table-cell>
          <table:table-cell table:number-columns-repeated="8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[.$C$2]*([.A1641]-[.$D$2])*([.A1641]-[.$E$2])*([.A1641]-[.$F$2])*([.A1641]-[.$G$2])*([.A1641]-[.$H$2])*([.A1641]-[.$I$2])+[.$J$2]*2*(RAND()-0.5)" office:value-type="float" office:value="1.81459314910951E+016" calcext:value-type="float">
            <text:p>1.81459314910951E+016</text:p>
          </table:table-cell>
          <table:table-cell table:number-columns-repeated="8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[.$C$2]*([.A1642]-[.$D$2])*([.A1642]-[.$E$2])*([.A1642]-[.$F$2])*([.A1642]-[.$G$2])*([.A1642]-[.$H$2])*([.A1642]-[.$I$2])+[.$J$2]*2*(RAND()-0.5)" office:value-type="float" office:value="1.79692355306381E+016" calcext:value-type="float">
            <text:p>1.79692355306381E+016</text:p>
          </table:table-cell>
          <table:table-cell table:number-columns-repeated="8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[.$C$2]*([.A1643]-[.$D$2])*([.A1643]-[.$E$2])*([.A1643]-[.$F$2])*([.A1643]-[.$G$2])*([.A1643]-[.$H$2])*([.A1643]-[.$I$2])+[.$J$2]*2*(RAND()-0.5)" office:value-type="float" office:value="1.80500717936751E+016" calcext:value-type="float">
            <text:p>1.80500717936751E+016</text:p>
          </table:table-cell>
          <table:table-cell table:number-columns-repeated="8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formula="of:=[.$C$2]*([.A1644]-[.$D$2])*([.A1644]-[.$E$2])*([.A1644]-[.$F$2])*([.A1644]-[.$G$2])*([.A1644]-[.$H$2])*([.A1644]-[.$I$2])+[.$J$2]*2*(RAND()-0.5)" office:value-type="float" office:value="1.78794588800944E+016" calcext:value-type="float">
            <text:p>1.78794588800944E+016</text:p>
          </table:table-cell>
          <table:table-cell table:number-columns-repeated="8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formula="of:=[.$C$2]*([.A1645]-[.$D$2])*([.A1645]-[.$E$2])*([.A1645]-[.$F$2])*([.A1645]-[.$G$2])*([.A1645]-[.$H$2])*([.A1645]-[.$I$2])+[.$J$2]*2*(RAND()-0.5)" office:value-type="float" office:value="1.91896777531363E+016" calcext:value-type="float">
            <text:p>1.91896777531363E+016</text:p>
          </table:table-cell>
          <table:table-cell table:number-columns-repeated="8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[.$C$2]*([.A1646]-[.$D$2])*([.A1646]-[.$E$2])*([.A1646]-[.$F$2])*([.A1646]-[.$G$2])*([.A1646]-[.$H$2])*([.A1646]-[.$I$2])+[.$J$2]*2*(RAND()-0.5)" office:value-type="float" office:value="1.97596406336513E+016" calcext:value-type="float">
            <text:p>1.97596406336513E+016</text:p>
          </table:table-cell>
          <table:table-cell table:number-columns-repeated="8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[.$C$2]*([.A1647]-[.$D$2])*([.A1647]-[.$E$2])*([.A1647]-[.$F$2])*([.A1647]-[.$G$2])*([.A1647]-[.$H$2])*([.A1647]-[.$I$2])+[.$J$2]*2*(RAND()-0.5)" office:value-type="float" office:value="1.94733290718489E+016" calcext:value-type="float">
            <text:p>1.94733290718489E+016</text:p>
          </table:table-cell>
          <table:table-cell table:number-columns-repeated="8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[.$C$2]*([.A1648]-[.$D$2])*([.A1648]-[.$E$2])*([.A1648]-[.$F$2])*([.A1648]-[.$G$2])*([.A1648]-[.$H$2])*([.A1648]-[.$I$2])+[.$J$2]*2*(RAND()-0.5)" office:value-type="float" office:value="2.16388378061314E+016" calcext:value-type="float">
            <text:p>2.16388378061314E+016</text:p>
          </table:table-cell>
          <table:table-cell table:number-columns-repeated="8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[.$C$2]*([.A1649]-[.$D$2])*([.A1649]-[.$E$2])*([.A1649]-[.$F$2])*([.A1649]-[.$G$2])*([.A1649]-[.$H$2])*([.A1649]-[.$I$2])+[.$J$2]*2*(RAND()-0.5)" office:value-type="float" office:value="2.1269708755126E+016" calcext:value-type="float">
            <text:p>2.1269708755126E+016</text:p>
          </table:table-cell>
          <table:table-cell table:number-columns-repeated="8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[.$C$2]*([.A1650]-[.$D$2])*([.A1650]-[.$E$2])*([.A1650]-[.$F$2])*([.A1650]-[.$G$2])*([.A1650]-[.$H$2])*([.A1650]-[.$I$2])+[.$J$2]*2*(RAND()-0.5)" office:value-type="float" office:value="2.12543939778946E+016" calcext:value-type="float">
            <text:p>2.12543939778946E+016</text:p>
          </table:table-cell>
          <table:table-cell table:number-columns-repeated="8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[.$C$2]*([.A1651]-[.$D$2])*([.A1651]-[.$E$2])*([.A1651]-[.$F$2])*([.A1651]-[.$G$2])*([.A1651]-[.$H$2])*([.A1651]-[.$I$2])+[.$J$2]*2*(RAND()-0.5)" office:value-type="float" office:value="2.21154424137195E+016" calcext:value-type="float">
            <text:p>2.21154424137195E+016</text:p>
          </table:table-cell>
          <table:table-cell table:number-columns-repeated="8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[.$C$2]*([.A1652]-[.$D$2])*([.A1652]-[.$E$2])*([.A1652]-[.$F$2])*([.A1652]-[.$G$2])*([.A1652]-[.$H$2])*([.A1652]-[.$I$2])+[.$J$2]*2*(RAND()-0.5)" office:value-type="float" office:value="2.35179105561494E+016" calcext:value-type="float">
            <text:p>2.35179105561494E+016</text:p>
          </table:table-cell>
          <table:table-cell table:number-columns-repeated="8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[.$C$2]*([.A1653]-[.$D$2])*([.A1653]-[.$E$2])*([.A1653]-[.$F$2])*([.A1653]-[.$G$2])*([.A1653]-[.$H$2])*([.A1653]-[.$I$2])+[.$J$2]*2*(RAND()-0.5)" office:value-type="float" office:value="2.34391602807447E+016" calcext:value-type="float">
            <text:p>2.34391602807447E+016</text:p>
          </table:table-cell>
          <table:table-cell table:number-columns-repeated="8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[.$C$2]*([.A1654]-[.$D$2])*([.A1654]-[.$E$2])*([.A1654]-[.$F$2])*([.A1654]-[.$G$2])*([.A1654]-[.$H$2])*([.A1654]-[.$I$2])+[.$J$2]*2*(RAND()-0.5)" office:value-type="float" office:value="2.33602280545655E+016" calcext:value-type="float">
            <text:p>2.33602280545655E+016</text:p>
          </table:table-cell>
          <table:table-cell table:number-columns-repeated="8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[.$C$2]*([.A1655]-[.$D$2])*([.A1655]-[.$E$2])*([.A1655]-[.$F$2])*([.A1655]-[.$G$2])*([.A1655]-[.$H$2])*([.A1655]-[.$I$2])+[.$J$2]*2*(RAND()-0.5)" office:value-type="float" office:value="2.53657228683167E+016" calcext:value-type="float">
            <text:p>2.53657228683167E+016</text:p>
          </table:table-cell>
          <table:table-cell table:number-columns-repeated="8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[.$C$2]*([.A1656]-[.$D$2])*([.A1656]-[.$E$2])*([.A1656]-[.$F$2])*([.A1656]-[.$G$2])*([.A1656]-[.$H$2])*([.A1656]-[.$I$2])+[.$J$2]*2*(RAND()-0.5)" office:value-type="float" office:value="2.55670599015282E+016" calcext:value-type="float">
            <text:p>2.55670599015282E+016</text:p>
          </table:table-cell>
          <table:table-cell table:number-columns-repeated="8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[.$C$2]*([.A1657]-[.$D$2])*([.A1657]-[.$E$2])*([.A1657]-[.$F$2])*([.A1657]-[.$G$2])*([.A1657]-[.$H$2])*([.A1657]-[.$I$2])+[.$J$2]*2*(RAND()-0.5)" office:value-type="float" office:value="2.50772111659792E+016" calcext:value-type="float">
            <text:p>2.50772111659792E+016</text:p>
          </table:table-cell>
          <table:table-cell table:number-columns-repeated="8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[.$C$2]*([.A1658]-[.$D$2])*([.A1658]-[.$E$2])*([.A1658]-[.$F$2])*([.A1658]-[.$G$2])*([.A1658]-[.$H$2])*([.A1658]-[.$I$2])+[.$J$2]*2*(RAND()-0.5)" office:value-type="float" office:value="2.66681797717371E+016" calcext:value-type="float">
            <text:p>2.66681797717371E+016</text:p>
          </table:table-cell>
          <table:table-cell table:number-columns-repeated="8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[.$C$2]*([.A1659]-[.$D$2])*([.A1659]-[.$E$2])*([.A1659]-[.$F$2])*([.A1659]-[.$G$2])*([.A1659]-[.$H$2])*([.A1659]-[.$I$2])+[.$J$2]*2*(RAND()-0.5)" office:value-type="float" office:value="2.78329314564373E+016" calcext:value-type="float">
            <text:p>2.78329314564373E+016</text:p>
          </table:table-cell>
          <table:table-cell table:number-columns-repeated="8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[.$C$2]*([.A1660]-[.$D$2])*([.A1660]-[.$E$2])*([.A1660]-[.$F$2])*([.A1660]-[.$G$2])*([.A1660]-[.$H$2])*([.A1660]-[.$I$2])+[.$J$2]*2*(RAND()-0.5)" office:value-type="float" office:value="2.75432962069454E+016" calcext:value-type="float">
            <text:p>2.75432962069454E+016</text:p>
          </table:table-cell>
          <table:table-cell table:number-columns-repeated="8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[.$C$2]*([.A1661]-[.$D$2])*([.A1661]-[.$E$2])*([.A1661]-[.$F$2])*([.A1661]-[.$G$2])*([.A1661]-[.$H$2])*([.A1661]-[.$I$2])+[.$J$2]*2*(RAND()-0.5)" office:value-type="float" office:value="2.88098067723385E+016" calcext:value-type="float">
            <text:p>2.88098067723385E+016</text:p>
          </table:table-cell>
          <table:table-cell table:number-columns-repeated="8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[.$C$2]*([.A1662]-[.$D$2])*([.A1662]-[.$E$2])*([.A1662]-[.$F$2])*([.A1662]-[.$G$2])*([.A1662]-[.$H$2])*([.A1662]-[.$I$2])+[.$J$2]*2*(RAND()-0.5)" office:value-type="float" office:value="2.98613792084995E+016" calcext:value-type="float">
            <text:p>2.98613792084995E+016</text:p>
          </table:table-cell>
          <table:table-cell table:number-columns-repeated="8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[.$C$2]*([.A1663]-[.$D$2])*([.A1663]-[.$E$2])*([.A1663]-[.$F$2])*([.A1663]-[.$G$2])*([.A1663]-[.$H$2])*([.A1663]-[.$I$2])+[.$J$2]*2*(RAND()-0.5)" office:value-type="float" office:value="2.96137779259936E+016" calcext:value-type="float">
            <text:p>2.96137779259936E+016</text:p>
          </table:table-cell>
          <table:table-cell table:number-columns-repeated="8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[.$C$2]*([.A1664]-[.$D$2])*([.A1664]-[.$E$2])*([.A1664]-[.$F$2])*([.A1664]-[.$G$2])*([.A1664]-[.$H$2])*([.A1664]-[.$I$2])+[.$J$2]*2*(RAND()-0.5)" office:value-type="float" office:value="2.93201707338565E+016" calcext:value-type="float">
            <text:p>2.93201707338565E+016</text:p>
          </table:table-cell>
          <table:table-cell table:number-columns-repeated="8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[.$C$2]*([.A1665]-[.$D$2])*([.A1665]-[.$E$2])*([.A1665]-[.$F$2])*([.A1665]-[.$G$2])*([.A1665]-[.$H$2])*([.A1665]-[.$I$2])+[.$J$2]*2*(RAND()-0.5)" office:value-type="float" office:value="3.09871903847245E+016" calcext:value-type="float">
            <text:p>3.09871903847245E+016</text:p>
          </table:table-cell>
          <table:table-cell table:number-columns-repeated="8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[.$C$2]*([.A1666]-[.$D$2])*([.A1666]-[.$E$2])*([.A1666]-[.$F$2])*([.A1666]-[.$G$2])*([.A1666]-[.$H$2])*([.A1666]-[.$I$2])+[.$J$2]*2*(RAND()-0.5)" office:value-type="float" office:value="3.22587829090866E+016" calcext:value-type="float">
            <text:p>3.22587829090866E+016</text:p>
          </table:table-cell>
          <table:table-cell table:number-columns-repeated="8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[.$C$2]*([.A1667]-[.$D$2])*([.A1667]-[.$E$2])*([.A1667]-[.$F$2])*([.A1667]-[.$G$2])*([.A1667]-[.$H$2])*([.A1667]-[.$I$2])+[.$J$2]*2*(RAND()-0.5)" office:value-type="float" office:value="3.3022620079548E+016" calcext:value-type="float">
            <text:p>3.3022620079548E+016</text:p>
          </table:table-cell>
          <table:table-cell table:number-columns-repeated="8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[.$C$2]*([.A1668]-[.$D$2])*([.A1668]-[.$E$2])*([.A1668]-[.$F$2])*([.A1668]-[.$G$2])*([.A1668]-[.$H$2])*([.A1668]-[.$I$2])+[.$J$2]*2*(RAND()-0.5)" office:value-type="float" office:value="3.21568747379871E+016" calcext:value-type="float">
            <text:p>3.21568747379871E+016</text:p>
          </table:table-cell>
          <table:table-cell table:number-columns-repeated="8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[.$C$2]*([.A1669]-[.$D$2])*([.A1669]-[.$E$2])*([.A1669]-[.$F$2])*([.A1669]-[.$G$2])*([.A1669]-[.$H$2])*([.A1669]-[.$I$2])+[.$J$2]*2*(RAND()-0.5)" office:value-type="float" office:value="3.30988562328064E+016" calcext:value-type="float">
            <text:p>3.30988562328064E+016</text:p>
          </table:table-cell>
          <table:table-cell table:number-columns-repeated="8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[.$C$2]*([.A1670]-[.$D$2])*([.A1670]-[.$E$2])*([.A1670]-[.$F$2])*([.A1670]-[.$G$2])*([.A1670]-[.$H$2])*([.A1670]-[.$I$2])+[.$J$2]*2*(RAND()-0.5)" office:value-type="float" office:value="3.43839110924705E+016" calcext:value-type="float">
            <text:p>3.43839110924705E+016</text:p>
          </table:table-cell>
          <table:table-cell table:number-columns-repeated="8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[.$C$2]*([.A1671]-[.$D$2])*([.A1671]-[.$E$2])*([.A1671]-[.$F$2])*([.A1671]-[.$G$2])*([.A1671]-[.$H$2])*([.A1671]-[.$I$2])+[.$J$2]*2*(RAND()-0.5)" office:value-type="float" office:value="3.53346288931458E+016" calcext:value-type="float">
            <text:p>3.53346288931458E+016</text:p>
          </table:table-cell>
          <table:table-cell table:number-columns-repeated="8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[.$C$2]*([.A1672]-[.$D$2])*([.A1672]-[.$E$2])*([.A1672]-[.$F$2])*([.A1672]-[.$G$2])*([.A1672]-[.$H$2])*([.A1672]-[.$I$2])+[.$J$2]*2*(RAND()-0.5)" office:value-type="float" office:value="3.64056717562386E+016" calcext:value-type="float">
            <text:p>3.64056717562386E+016</text:p>
          </table:table-cell>
          <table:table-cell table:number-columns-repeated="8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[.$C$2]*([.A1673]-[.$D$2])*([.A1673]-[.$E$2])*([.A1673]-[.$F$2])*([.A1673]-[.$G$2])*([.A1673]-[.$H$2])*([.A1673]-[.$I$2])+[.$J$2]*2*(RAND()-0.5)" office:value-type="float" office:value="3.6943145864825E+016" calcext:value-type="float">
            <text:p>3.6943145864825E+016</text:p>
          </table:table-cell>
          <table:table-cell table:number-columns-repeated="8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[.$C$2]*([.A1674]-[.$D$2])*([.A1674]-[.$E$2])*([.A1674]-[.$F$2])*([.A1674]-[.$G$2])*([.A1674]-[.$H$2])*([.A1674]-[.$I$2])+[.$J$2]*2*(RAND()-0.5)" office:value-type="float" office:value="3.65826426050793E+016" calcext:value-type="float">
            <text:p>3.65826426050793E+016</text:p>
          </table:table-cell>
          <table:table-cell table:number-columns-repeated="8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[.$C$2]*([.A1675]-[.$D$2])*([.A1675]-[.$E$2])*([.A1675]-[.$F$2])*([.A1675]-[.$G$2])*([.A1675]-[.$H$2])*([.A1675]-[.$I$2])+[.$J$2]*2*(RAND()-0.5)" office:value-type="float" office:value="3.72491125833651E+016" calcext:value-type="float">
            <text:p>3.72491125833651E+016</text:p>
          </table:table-cell>
          <table:table-cell table:number-columns-repeated="8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[.$C$2]*([.A1676]-[.$D$2])*([.A1676]-[.$E$2])*([.A1676]-[.$F$2])*([.A1676]-[.$G$2])*([.A1676]-[.$H$2])*([.A1676]-[.$I$2])+[.$J$2]*2*(RAND()-0.5)" office:value-type="float" office:value="3.75003958199908E+016" calcext:value-type="float">
            <text:p>3.75003958199908E+016</text:p>
          </table:table-cell>
          <table:table-cell table:number-columns-repeated="8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[.$C$2]*([.A1677]-[.$D$2])*([.A1677]-[.$E$2])*([.A1677]-[.$F$2])*([.A1677]-[.$G$2])*([.A1677]-[.$H$2])*([.A1677]-[.$I$2])+[.$J$2]*2*(RAND()-0.5)" office:value-type="float" office:value="3.83957474793018E+016" calcext:value-type="float">
            <text:p>3.83957474793018E+01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00/00/0000</text:date>, <text:time style:data-style-name="N2" text:time-value="22:16:03.013384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21:45:09.842975248</meta:creation-date>
    <meta:editing-duration>PT2M49S</meta:editing-duration>
    <meta:editing-cycles>5</meta:editing-cycles>
    <meta:generator>LibreOffice/5.1.6.2$Linux_X86_64 LibreOffice_project/10m0$Build-2</meta:generator>
    <dc:date>2018-12-01T22:16:41.228213846</dc:date>
    <meta:document-statistic meta:table-count="1" meta:cell-count="33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4.015cm" svg:height="20.725cm" xlink:href=".." xlink:type="simple" chart:class="chart:scatter" chart:style-name="ch1">
        <chart:legend chart:legend-position="end" svg:x="43.075cm" svg:y="10.063cm" style:legend-expansion="high" chart:style-name="ch2"/>
        <chart:plot-area chart:style-name="ch3" table:cell-range-address="Sheet1.A2:Sheet1.B1677 Sheet1.B1:Sheet1.B1" chart:data-source-has-labels="row" svg:x="0.88cm" svg:y="0.414cm" svg:width="41.315cm" svg:height="19.897cm">
          <chartooo:coordinate-region svg:x="2.427cm" svg:y="0.613cm" svg:width="39.396cm" svg:height="19.4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677" chart:label-cell-address="Sheet1.B1:Sheet1.B1" chart:class="chart:scatter">
            <chart:domain table:cell-range-address="Sheet1.A2:Sheet1.A1677"/>
            <chart:data-point chart:repeated="16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A2:Sheet1.A1677</svg:desc>
                </draw:g>
              </table:table-cell>
              <table:table-cell office:value-type="float" office:value="2.53615140250275E+016">
                <text:p>2.53615140250275E+016</text:p>
                <draw:g>
                  <svg:desc>Sheet1.B2:Sheet1.B16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.38012210960404E+016">
                <text:p>2.38012210960404E+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.43081657178682E+016">
                <text:p>2.43081657178682E+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.42325078959507E+016">
                <text:p>2.42325078959507E+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.30215968313564E+016">
                <text:p>2.30215968313564E+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.21424894715904E+016">
                <text:p>2.21424894715904E+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2.26460765093964E+016">
                <text:p>2.26460765093964E+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2.28239708913569E+016">
                <text:p>2.28239708913569E+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2.14588699277591E+016">
                <text:p>2.14588699277591E+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.07916892536043E+016">
                <text:p>2.07916892536043E+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2.11614760979598E+016">
                <text:p>2.11614760979598E+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.06246224046108E+016">
                <text:p>2.06246224046108E+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.99858255617812E+016">
                <text:p>1.99858255617812E+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.94872580920376E+016">
                <text:p>1.94872580920376E+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1.79458594084393E+016">
                <text:p>1.79458594084393E+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.76464647354726E+016">
                <text:p>1.76464647354726E+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1.78713344045271E+016">
                <text:p>1.78713344045271E+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1.77403401689904E+016">
                <text:p>1.77403401689904E+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1.71136656653102E+016">
                <text:p>1.71136656653102E+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.74352770888053E+016">
                <text:p>1.74352770888053E+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1.70625890111707E+016">
                <text:p>1.70625890111707E+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1.61754898144049E+016">
                <text:p>1.61754898144049E+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1.51715133714817E+016">
                <text:p>1.51715133714817E+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1.50282829688286E+016">
                <text:p>1.50282829688286E+0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1.50023295372176E+016">
                <text:p>1.50023295372176E+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1.45486435402793E+016">
                <text:p>1.45486435402793E+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">
                <text:p>37</text:p>
              </table:table-cell>
              <table:table-cell office:value-type="float" office:value="1.43632615275906E+016">
                <text:p>1.43632615275906E+0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">
                <text:p>38</text:p>
              </table:table-cell>
              <table:table-cell office:value-type="float" office:value="1.32494662263204E+016">
                <text:p>1.32494662263204E+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1.28684140135432E+016">
                <text:p>1.28684140135432E+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.37150963842217E+016">
                <text:p>1.37150963842217E+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1.34483499368794E+016">
                <text:p>1.34483499368794E+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1.14115080295735E+016">
                <text:p>1.14115080295735E+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">
                <text:p>43</text:p>
              </table:table-cell>
              <table:table-cell office:value-type="float" office:value="1.23674581537663E+016">
                <text:p>1.23674581537663E+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1.22751452249686E+016">
                <text:p>1.22751452249686E+0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1.21995347947685E+016">
                <text:p>1.21995347947685E+0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1.01050004107212E+016">
                <text:p>1.01050004107212E+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1.04406302694039E+016">
                <text:p>1.04406302694039E+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1.00923003890672E+016">
                <text:p>1.00923003890672E+0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">
                <text:p>49</text:p>
              </table:table-cell>
              <table:table-cell office:value-type="float" office:value="9.84058365271474E+015">
                <text:p>9.84058365271474E+0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8901287467871406">
                <text:p>8901287467871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">
                <text:p>51</text:p>
              </table:table-cell>
              <table:table-cell office:value-type="float" office:value="9.61190346237375E+015">
                <text:p>9.61190346237375E+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8216594754038260">
                <text:p>82165947540382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9.77537200720052E+015">
                <text:p>9.77537200720052E+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018987727136376">
                <text:p>80189877271363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7985087964370785">
                <text:p>79850879643707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">
                <text:p>56</text:p>
              </table:table-cell>
              <table:table-cell office:value-type="float" office:value="7461761085963876">
                <text:p>74617610859638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">
                <text:p>57</text:p>
              </table:table-cell>
              <table:table-cell office:value-type="float" office:value="8027138813131863">
                <text:p>80271388131318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">
                <text:p>58</text:p>
              </table:table-cell>
              <table:table-cell office:value-type="float" office:value="7485790731019162">
                <text:p>74857907310191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">
                <text:p>59</text:p>
              </table:table-cell>
              <table:table-cell office:value-type="float" office:value="7064588950914356">
                <text:p>70645889509143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6884451878927199">
                <text:p>68844518789271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">
                <text:p>61</text:p>
              </table:table-cell>
              <table:table-cell office:value-type="float" office:value="6869350016004659">
                <text:p>68693500160046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">
                <text:p>62</text:p>
              </table:table-cell>
              <table:table-cell office:value-type="float" office:value="5506832187290218">
                <text:p>55068321872902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">
                <text:p>63</text:p>
              </table:table-cell>
              <table:table-cell office:value-type="float" office:value="6745800317723669">
                <text:p>67458003177236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">
                <text:p>64</text:p>
              </table:table-cell>
              <table:table-cell office:value-type="float" office:value="6968077678498211">
                <text:p>69680776784982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5394501040172341">
                <text:p>53945010401723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">
                <text:p>66</text:p>
              </table:table-cell>
              <table:table-cell office:value-type="float" office:value="5494101478958226">
                <text:p>5494101478958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">
                <text:p>67</text:p>
              </table:table-cell>
              <table:table-cell office:value-type="float" office:value="6286852540397500">
                <text:p>62868525403975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">
                <text:p>68</text:p>
              </table:table-cell>
              <table:table-cell office:value-type="float" office:value="4717503814546814">
                <text:p>47175038145468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">
                <text:p>69</text:p>
              </table:table-cell>
              <table:table-cell office:value-type="float" office:value="5854166539863789">
                <text:p>58541665398637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4582196430616512">
                <text:p>45821964306165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4816860409609759">
                <text:p>48168604096097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2">
                <text:p>72</text:p>
              </table:table-cell>
              <table:table-cell office:value-type="float" office:value="4.24144612914292E+015">
                <text:p>4.24144612914292E+0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">
                <text:p>73</text:p>
              </table:table-cell>
              <table:table-cell office:value-type="float" office:value="4388876635813540">
                <text:p>43888766358135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">
                <text:p>74</text:p>
              </table:table-cell>
              <table:table-cell office:value-type="float" office:value="2844423969095756">
                <text:p>28444239690957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">
                <text:p>75</text:p>
              </table:table-cell>
              <table:table-cell office:value-type="float" office:value="2750398840319980">
                <text:p>27503988403199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">
                <text:p>76</text:p>
              </table:table-cell>
              <table:table-cell office:value-type="float" office:value="3879928375914218">
                <text:p>38799283759142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">
                <text:p>77</text:p>
              </table:table-cell>
              <table:table-cell office:value-type="float" office:value="2.67611548208953E+015">
                <text:p>2.67611548208953E+0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">
                <text:p>78</text:p>
              </table:table-cell>
              <table:table-cell office:value-type="float" office:value="2.51619190245177E+015">
                <text:p>2.51619190245177E+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2.0328653131033E+015">
                <text:p>2.0328653131033E+0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2272402950577796">
                <text:p>22724029505777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3553045698832657">
                <text:p>35530456988326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2">
                <text:p>82</text:p>
              </table:table-cell>
              <table:table-cell office:value-type="float" office:value="3369420666715901">
                <text:p>33694206667159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">
                <text:p>83</text:p>
              </table:table-cell>
              <table:table-cell office:value-type="float" office:value="1.41998200312795E+015">
                <text:p>1.41998200312795E+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">
                <text:p>84</text:p>
              </table:table-cell>
              <table:table-cell office:value-type="float" office:value="2599005378292880">
                <text:p>25990053782928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5">
                <text:p>85</text:p>
              </table:table-cell>
              <table:table-cell office:value-type="float" office:value="1.3270888819446E+015">
                <text:p>1.3270888819446E+0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">
                <text:p>86</text:p>
              </table:table-cell>
              <table:table-cell office:value-type="float" office:value="1339326136170100">
                <text:p>1339326136170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">
                <text:p>87</text:p>
              </table:table-cell>
              <table:table-cell office:value-type="float" office:value="2287537711227344">
                <text:p>22875377112273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8">
                <text:p>88</text:p>
              </table:table-cell>
              <table:table-cell office:value-type="float" office:value="2.10986518399167E+015">
                <text:p>2.10986518399167E+0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9">
                <text:p>89</text:p>
              </table:table-cell>
              <table:table-cell office:value-type="float" office:value="1335900054321652">
                <text:p>13359000543216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929076775216488">
                <text:p>9290767752164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1.54766639461158E+015">
                <text:p>1.54766639461158E+0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">
                <text:p>92</text:p>
              </table:table-cell>
              <table:table-cell office:value-type="float" office:value="738893032092479">
                <text:p>7388930320924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">
                <text:p>93</text:p>
              </table:table-cell>
              <table:table-cell office:value-type="float" office:value="71091689304178.3">
                <text:p>71091689304178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4">
                <text:p>94</text:p>
              </table:table-cell>
              <table:table-cell office:value-type="float" office:value="37659772595735.5">
                <text:p>37659772595735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">
                <text:p>95</text:p>
              </table:table-cell>
              <table:table-cell office:value-type="float" office:value="-127256186201170">
                <text:p>-1272561862011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6">
                <text:p>96</text:p>
              </table:table-cell>
              <table:table-cell office:value-type="float" office:value="1379942876407753">
                <text:p>13799428764077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478680919797698">
                <text:p>4786809197976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">
                <text:p>98</text:p>
              </table:table-cell>
              <table:table-cell office:value-type="float" office:value="720732196921214">
                <text:p>7207321969212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">
                <text:p>99</text:p>
              </table:table-cell>
              <table:table-cell office:value-type="float" office:value="-223614028400719">
                <text:p>-2236140284007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463238499479869">
                <text:p>4632384994798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1">
                <text:p>101</text:p>
              </table:table-cell>
              <table:table-cell office:value-type="float" office:value="190657024710130">
                <text:p>1906570247101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">
                <text:p>102</text:p>
              </table:table-cell>
              <table:table-cell office:value-type="float" office:value="-493338939667120">
                <text:p>-4933389396671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3">
                <text:p>103</text:p>
              </table:table-cell>
              <table:table-cell office:value-type="float" office:value="-194783848185903">
                <text:p>-1947838481859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4">
                <text:p>104</text:p>
              </table:table-cell>
              <table:table-cell office:value-type="float" office:value="464176033359378">
                <text:p>4641760333593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5">
                <text:p>105</text:p>
              </table:table-cell>
              <table:table-cell office:value-type="float" office:value="403474916838623">
                <text:p>4034749168386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6">
                <text:p>106</text:p>
              </table:table-cell>
              <table:table-cell office:value-type="float" office:value="-1.52938178359417E+015">
                <text:p>-1.52938178359417E+0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">
                <text:p>107</text:p>
              </table:table-cell>
              <table:table-cell office:value-type="float" office:value="-182053931035284">
                <text:p>-1820539310352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8">
                <text:p>108</text:p>
              </table:table-cell>
              <table:table-cell office:value-type="float" office:value="-238160309313720">
                <text:p>-2381603093137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">
                <text:p>109</text:p>
              </table:table-cell>
              <table:table-cell office:value-type="float" office:value="-564377875665974">
                <text:p>-5643778756659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-1.30855578452054E+015">
                <text:p>-1.30855578452054E+0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1">
                <text:p>111</text:p>
              </table:table-cell>
              <table:table-cell office:value-type="float" office:value="-1945220330582742">
                <text:p>-19452203305827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2">
                <text:p>112</text:p>
              </table:table-cell>
              <table:table-cell office:value-type="float" office:value="-1192461261810805">
                <text:p>-11924612618108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3">
                <text:p>113</text:p>
              </table:table-cell>
              <table:table-cell office:value-type="float" office:value="-2.08733054376212E+015">
                <text:p>-2.08733054376212E+0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4">
                <text:p>114</text:p>
              </table:table-cell>
              <table:table-cell office:value-type="float" office:value="-1.00706258882081E+015">
                <text:p>-1.00706258882081E+0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5">
                <text:p>115</text:p>
              </table:table-cell>
              <table:table-cell office:value-type="float" office:value="-1.76172882250453E+015">
                <text:p>-1.76172882250453E+0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6">
                <text:p>116</text:p>
              </table:table-cell>
              <table:table-cell office:value-type="float" office:value="-796425854444521">
                <text:p>-7964258544445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7">
                <text:p>117</text:p>
              </table:table-cell>
              <table:table-cell office:value-type="float" office:value="-2290250167809867">
                <text:p>-22902501678098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8">
                <text:p>118</text:p>
              </table:table-cell>
              <table:table-cell office:value-type="float" office:value="-859436391530304">
                <text:p>-8594363915303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9">
                <text:p>119</text:p>
              </table:table-cell>
              <table:table-cell office:value-type="float" office:value="-1778579919974844">
                <text:p>-17785799199748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-554831575877790">
                <text:p>-5548315758777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1">
                <text:p>121</text:p>
              </table:table-cell>
              <table:table-cell office:value-type="float" office:value="-619721473302132">
                <text:p>-6197214733021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2">
                <text:p>122</text:p>
              </table:table-cell>
              <table:table-cell office:value-type="float" office:value="-2.13010186170312E+015">
                <text:p>-2.13010186170312E+0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3">
                <text:p>123</text:p>
              </table:table-cell>
              <table:table-cell office:value-type="float" office:value="-1.42156984630518E+015">
                <text:p>-1.42156984630518E+0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4">
                <text:p>124</text:p>
              </table:table-cell>
              <table:table-cell office:value-type="float" office:value="-1.31814359111281E+015">
                <text:p>-1.31814359111281E+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5">
                <text:p>125</text:p>
              </table:table-cell>
              <table:table-cell office:value-type="float" office:value="-1.03685518005098E+015">
                <text:p>-1.03685518005098E+0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6">
                <text:p>126</text:p>
              </table:table-cell>
              <table:table-cell office:value-type="float" office:value="-1.75881736533727E+015">
                <text:p>-1.75881736533727E+0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7">
                <text:p>127</text:p>
              </table:table-cell>
              <table:table-cell office:value-type="float" office:value="-2.21024416028669E+015">
                <text:p>-2.21024416028669E+0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8">
                <text:p>128</text:p>
              </table:table-cell>
              <table:table-cell office:value-type="float" office:value="-1.54357316636772E+015">
                <text:p>-1.54357316636772E+0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9">
                <text:p>129</text:p>
              </table:table-cell>
              <table:table-cell office:value-type="float" office:value="-1.88520082138126E+015">
                <text:p>-1.88520082138126E+0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-1343826476823818">
                <text:p>-13438264768238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1">
                <text:p>131</text:p>
              </table:table-cell>
              <table:table-cell office:value-type="float" office:value="-1.51709340692576E+015">
                <text:p>-1.51709340692576E+0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">
                <text:p>132</text:p>
              </table:table-cell>
              <table:table-cell office:value-type="float" office:value="-1.56618490504382E+015">
                <text:p>-1.56618490504382E+0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3">
                <text:p>133</text:p>
              </table:table-cell>
              <table:table-cell office:value-type="float" office:value="-1.49479892290128E+015">
                <text:p>-1.49479892290128E+0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4">
                <text:p>134</text:p>
              </table:table-cell>
              <table:table-cell office:value-type="float" office:value="-1.98544197798144E+015">
                <text:p>-1.98544197798144E+0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-2.32123175194524E+015">
                <text:p>-2.32123175194524E+0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6">
                <text:p>136</text:p>
              </table:table-cell>
              <table:table-cell office:value-type="float" office:value="-2423043978865620">
                <text:p>-24230439788656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7">
                <text:p>137</text:p>
              </table:table-cell>
              <table:table-cell office:value-type="float" office:value="-1913020388088751">
                <text:p>-19130203880887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8">
                <text:p>138</text:p>
              </table:table-cell>
              <table:table-cell office:value-type="float" office:value="-2899205028180886">
                <text:p>-28992050281808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9">
                <text:p>139</text:p>
              </table:table-cell>
              <table:table-cell office:value-type="float" office:value="-2.66847068926152E+015">
                <text:p>-2.66847068926152E+0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-1.17204349390827E+015">
                <text:p>-1.17204349390827E+0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1">
                <text:p>141</text:p>
              </table:table-cell>
              <table:table-cell office:value-type="float" office:value="-3013940066937281">
                <text:p>-30139400669372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2">
                <text:p>142</text:p>
              </table:table-cell>
              <table:table-cell office:value-type="float" office:value="-2828771510806263">
                <text:p>-28287715108062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3">
                <text:p>143</text:p>
              </table:table-cell>
              <table:table-cell office:value-type="float" office:value="-1369215046709097">
                <text:p>-13692150467090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4">
                <text:p>144</text:p>
              </table:table-cell>
              <table:table-cell office:value-type="float" office:value="-2633472856488794">
                <text:p>-26334728564887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5">
                <text:p>145</text:p>
              </table:table-cell>
              <table:table-cell office:value-type="float" office:value="-1.37972670978273E+015">
                <text:p>-1.37972670978273E+0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6">
                <text:p>146</text:p>
              </table:table-cell>
              <table:table-cell office:value-type="float" office:value="-3075094671663294">
                <text:p>-30750946716632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">
                <text:p>147</text:p>
              </table:table-cell>
              <table:table-cell office:value-type="float" office:value="-2155492244431017">
                <text:p>-21554922444310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8">
                <text:p>148</text:p>
              </table:table-cell>
              <table:table-cell office:value-type="float" office:value="-2.22346680568508E+015">
                <text:p>-2.22346680568508E+0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9">
                <text:p>149</text:p>
              </table:table-cell>
              <table:table-cell office:value-type="float" office:value="-3117453524614903">
                <text:p>-31174535246149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-2.05563414016444E+015">
                <text:p>-2.05563414016444E+0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1">
                <text:p>151</text:p>
              </table:table-cell>
              <table:table-cell office:value-type="float" office:value="-1.47820920241133E+015">
                <text:p>-1.47820920241133E+0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2">
                <text:p>152</text:p>
              </table:table-cell>
              <table:table-cell office:value-type="float" office:value="-1784225689446862">
                <text:p>-17842256894468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3">
                <text:p>153</text:p>
              </table:table-cell>
              <table:table-cell office:value-type="float" office:value="-1.55806556853827E+015">
                <text:p>-1.55806556853827E+0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4">
                <text:p>154</text:p>
              </table:table-cell>
              <table:table-cell office:value-type="float" office:value="-1.43788730541218E+015">
                <text:p>-1.43788730541218E+0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5">
                <text:p>155</text:p>
              </table:table-cell>
              <table:table-cell office:value-type="float" office:value="-1.12334959467688E+015">
                <text:p>-1.12334959467688E+0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6">
                <text:p>156</text:p>
              </table:table-cell>
              <table:table-cell office:value-type="float" office:value="-1.35030519410704E+015">
                <text:p>-1.35030519410704E+0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7">
                <text:p>157</text:p>
              </table:table-cell>
              <table:table-cell office:value-type="float" office:value="-2301764832783064">
                <text:p>-23017648327830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8">
                <text:p>158</text:p>
              </table:table-cell>
              <table:table-cell office:value-type="float" office:value="-2.69957099042186E+015">
                <text:p>-2.69957099042186E+0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9">
                <text:p>159</text:p>
              </table:table-cell>
              <table:table-cell office:value-type="float" office:value="-2593426544341006">
                <text:p>-25934265443410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-2347929794206490">
                <text:p>-23479297942064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1">
                <text:p>161</text:p>
              </table:table-cell>
              <table:table-cell office:value-type="float" office:value="-1.1849198115324E+015">
                <text:p>-1.1849198115324E+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2">
                <text:p>162</text:p>
              </table:table-cell>
              <table:table-cell office:value-type="float" office:value="-1.38250374009689E+015">
                <text:p>-1.38250374009689E+0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3">
                <text:p>163</text:p>
              </table:table-cell>
              <table:table-cell office:value-type="float" office:value="-919317624343377">
                <text:p>-9193176243433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4">
                <text:p>164</text:p>
              </table:table-cell>
              <table:table-cell office:value-type="float" office:value="-2.31795900517092E+015">
                <text:p>-2.31795900517092E+0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5">
                <text:p>165</text:p>
              </table:table-cell>
              <table:table-cell office:value-type="float" office:value="-2.38696378439931E+015">
                <text:p>-2.38696378439931E+0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6">
                <text:p>166</text:p>
              </table:table-cell>
              <table:table-cell office:value-type="float" office:value="-1.22607584078197E+015">
                <text:p>-1.22607584078197E+0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7">
                <text:p>167</text:p>
              </table:table-cell>
              <table:table-cell office:value-type="float" office:value="-1.39862427291995E+015">
                <text:p>-1.39862427291995E+0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8">
                <text:p>168</text:p>
              </table:table-cell>
              <table:table-cell office:value-type="float" office:value="-1.82600983119095E+015">
                <text:p>-1.82600983119095E+0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9">
                <text:p>169</text:p>
              </table:table-cell>
              <table:table-cell office:value-type="float" office:value="-1620032878652048">
                <text:p>-16200328786520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-1.60532273470989E+015">
                <text:p>-1.60532273470989E+0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1">
                <text:p>171</text:p>
              </table:table-cell>
              <table:table-cell office:value-type="float" office:value="-2.33124563596587E+015">
                <text:p>-2.33124563596587E+0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-2.12203849864922E+015">
                <text:p>-2.12203849864922E+0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3">
                <text:p>173</text:p>
              </table:table-cell>
              <table:table-cell office:value-type="float" office:value="-518877744381741">
                <text:p>-5188777443817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4">
                <text:p>174</text:p>
              </table:table-cell>
              <table:table-cell office:value-type="float" office:value="-747492662932628">
                <text:p>-7474926629326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5">
                <text:p>175</text:p>
              </table:table-cell>
              <table:table-cell office:value-type="float" office:value="-2228524498207382">
                <text:p>-22285244982073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6">
                <text:p>176</text:p>
              </table:table-cell>
              <table:table-cell office:value-type="float" office:value="-816727084835591">
                <text:p>-8167270848355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7">
                <text:p>177</text:p>
              </table:table-cell>
              <table:table-cell office:value-type="float" office:value="-662687611333294">
                <text:p>-6626876113332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8">
                <text:p>178</text:p>
              </table:table-cell>
              <table:table-cell office:value-type="float" office:value="-1.18444751463311E+015">
                <text:p>-1.18444751463311E+0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9">
                <text:p>179</text:p>
              </table:table-cell>
              <table:table-cell office:value-type="float" office:value="-2.15986950609029E+015">
                <text:p>-2.15986950609029E+0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-1.73397873414368E+015">
                <text:p>-1.73397873414368E+0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1">
                <text:p>181</text:p>
              </table:table-cell>
              <table:table-cell office:value-type="float" office:value="-820402179797746">
                <text:p>-8204021797977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2">
                <text:p>182</text:p>
              </table:table-cell>
              <table:table-cell office:value-type="float" office:value="-1.48776734373703E+015">
                <text:p>-1.48776734373703E+0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3">
                <text:p>183</text:p>
              </table:table-cell>
              <table:table-cell office:value-type="float" office:value="-488438398120073">
                <text:p>-4884383981200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4">
                <text:p>184</text:p>
              </table:table-cell>
              <table:table-cell office:value-type="float" office:value="-428872700429344">
                <text:p>-4288727004293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5">
                <text:p>185</text:p>
              </table:table-cell>
              <table:table-cell office:value-type="float" office:value="-746727627724623">
                <text:p>-7467276277246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6">
                <text:p>186</text:p>
              </table:table-cell>
              <table:table-cell office:value-type="float" office:value="-719221229047679">
                <text:p>-7192212290476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7">
                <text:p>187</text:p>
              </table:table-cell>
              <table:table-cell office:value-type="float" office:value="-1.47158985388333E+015">
                <text:p>-1.47158985388333E+0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8">
                <text:p>188</text:p>
              </table:table-cell>
              <table:table-cell office:value-type="float" office:value="-1.55711034407598E+015">
                <text:p>-1.55711034407598E+0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9">
                <text:p>189</text:p>
              </table:table-cell>
              <table:table-cell office:value-type="float" office:value="-620153555168352">
                <text:p>-6201535551683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-1.25763953824416E+015">
                <text:p>-1.25763953824416E+0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1">
                <text:p>191</text:p>
              </table:table-cell>
              <table:table-cell office:value-type="float" office:value="-14794176418452.4">
                <text:p>-14794176418452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2">
                <text:p>192</text:p>
              </table:table-cell>
              <table:table-cell office:value-type="float" office:value="-420867521825143">
                <text:p>-4208675218251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3">
                <text:p>193</text:p>
              </table:table-cell>
              <table:table-cell office:value-type="float" office:value="-1.26008656714197E+015">
                <text:p>-1.26008656714197E+0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4">
                <text:p>194</text:p>
              </table:table-cell>
              <table:table-cell office:value-type="float" office:value="136367207905123">
                <text:p>1363672079051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5">
                <text:p>195</text:p>
              </table:table-cell>
              <table:table-cell office:value-type="float" office:value="-961420073219487">
                <text:p>-9614200732194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6">
                <text:p>196</text:p>
              </table:table-cell>
              <table:table-cell office:value-type="float" office:value="-102470201239131">
                <text:p>-1024702012391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7">
                <text:p>197</text:p>
              </table:table-cell>
              <table:table-cell office:value-type="float" office:value="251395464559733">
                <text:p>2513954645597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8">
                <text:p>198</text:p>
              </table:table-cell>
              <table:table-cell office:value-type="float" office:value="-231399877703823">
                <text:p>-2313998777038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9">
                <text:p>199</text:p>
              </table:table-cell>
              <table:table-cell office:value-type="float" office:value="-106637118040005">
                <text:p>-1066371180400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-314227143739823">
                <text:p>-3142271437398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1">
                <text:p>201</text:p>
              </table:table-cell>
              <table:table-cell office:value-type="float" office:value="107130392611641">
                <text:p>1071303926116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2">
                <text:p>202</text:p>
              </table:table-cell>
              <table:table-cell office:value-type="float" office:value="884210897509776">
                <text:p>8842108975097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3">
                <text:p>203</text:p>
              </table:table-cell>
              <table:table-cell office:value-type="float" office:value="-296342472793028">
                <text:p>-2963424727930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4">
                <text:p>204</text:p>
              </table:table-cell>
              <table:table-cell office:value-type="float" office:value="-7460078297868">
                <text:p>-74600782978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5">
                <text:p>205</text:p>
              </table:table-cell>
              <table:table-cell office:value-type="float" office:value="1.28438041033692E+015">
                <text:p>1.28438041033692E+0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6">
                <text:p>206</text:p>
              </table:table-cell>
              <table:table-cell office:value-type="float" office:value="-385767961644670">
                <text:p>-3857679616446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7">
                <text:p>207</text:p>
              </table:table-cell>
              <table:table-cell office:value-type="float" office:value="-186153785532269">
                <text:p>-1861537855322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8">
                <text:p>208</text:p>
              </table:table-cell>
              <table:table-cell office:value-type="float" office:value="-394792983995564">
                <text:p>-3947929839955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9">
                <text:p>209</text:p>
              </table:table-cell>
              <table:table-cell office:value-type="float" office:value="1291215905109934">
                <text:p>12912159051099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764684669283129">
                <text:p>7646846692831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1">
                <text:p>211</text:p>
              </table:table-cell>
              <table:table-cell office:value-type="float" office:value="378264651518134">
                <text:p>3782646515181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2">
                <text:p>212</text:p>
              </table:table-cell>
              <table:table-cell office:value-type="float" office:value="548212226160977">
                <text:p>5482122261609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3">
                <text:p>213</text:p>
              </table:table-cell>
              <table:table-cell office:value-type="float" office:value="623089145828125">
                <text:p>623089145828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4">
                <text:p>214</text:p>
              </table:table-cell>
              <table:table-cell office:value-type="float" office:value="1.21092043448803E+015">
                <text:p>1.21092043448803E+0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5">
                <text:p>215</text:p>
              </table:table-cell>
              <table:table-cell office:value-type="float" office:value="122358216736045">
                <text:p>1223582167360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6">
                <text:p>216</text:p>
              </table:table-cell>
              <table:table-cell office:value-type="float" office:value="1.06210336716504E+015">
                <text:p>1.06210336716504E+0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7">
                <text:p>217</text:p>
              </table:table-cell>
              <table:table-cell office:value-type="float" office:value="1.41772807497265E+015">
                <text:p>1.41772807497265E+0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8">
                <text:p>218</text:p>
              </table:table-cell>
              <table:table-cell office:value-type="float" office:value="1713507038375628">
                <text:p>17135070383756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9">
                <text:p>219</text:p>
              </table:table-cell>
              <table:table-cell office:value-type="float" office:value="2255345212261945">
                <text:p>225534521226194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257045520735998">
                <text:p>22570455207359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1">
                <text:p>221</text:p>
              </table:table-cell>
              <table:table-cell office:value-type="float" office:value="1.96711388861511E+015">
                <text:p>1.96711388861511E+0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2">
                <text:p>222</text:p>
              </table:table-cell>
              <table:table-cell office:value-type="float" office:value="1.89874777705078E+015">
                <text:p>1.89874777705078E+0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3">
                <text:p>223</text:p>
              </table:table-cell>
              <table:table-cell office:value-type="float" office:value="2470095887116328">
                <text:p>24700958871163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4">
                <text:p>224</text:p>
              </table:table-cell>
              <table:table-cell office:value-type="float" office:value="1.84919245608899E+015">
                <text:p>1.84919245608899E+0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5">
                <text:p>225</text:p>
              </table:table-cell>
              <table:table-cell office:value-type="float" office:value="1.02327712021965E+015">
                <text:p>1.02327712021965E+0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6">
                <text:p>226</text:p>
              </table:table-cell>
              <table:table-cell office:value-type="float" office:value="1.79919579346E+015">
                <text:p>1.79919579346E+0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7">
                <text:p>227</text:p>
              </table:table-cell>
              <table:table-cell office:value-type="float" office:value="2539181420885225">
                <text:p>25391814208852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8">
                <text:p>228</text:p>
              </table:table-cell>
              <table:table-cell office:value-type="float" office:value="1.24551500561734E+015">
                <text:p>1.24551500561734E+0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9">
                <text:p>229</text:p>
              </table:table-cell>
              <table:table-cell office:value-type="float" office:value="1271244686523387">
                <text:p>12712446865233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43164531707086">
                <text:p>24431645317070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1">
                <text:p>231</text:p>
              </table:table-cell>
              <table:table-cell office:value-type="float" office:value="3.25691204933884E+015">
                <text:p>3.25691204933884E+0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2">
                <text:p>232</text:p>
              </table:table-cell>
              <table:table-cell office:value-type="float" office:value="1.80018631775458E+015">
                <text:p>1.80018631775458E+0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3">
                <text:p>233</text:p>
              </table:table-cell>
              <table:table-cell office:value-type="float" office:value="2892539520396300">
                <text:p>28925395203963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4">
                <text:p>234</text:p>
              </table:table-cell>
              <table:table-cell office:value-type="float" office:value="3.55315375258081E+015">
                <text:p>3.55315375258081E+0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5">
                <text:p>235</text:p>
              </table:table-cell>
              <table:table-cell office:value-type="float" office:value="3.50954974013866E+015">
                <text:p>3.50954974013866E+0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6">
                <text:p>236</text:p>
              </table:table-cell>
              <table:table-cell office:value-type="float" office:value="1839833393357707">
                <text:p>18398333933577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7">
                <text:p>237</text:p>
              </table:table-cell>
              <table:table-cell office:value-type="float" office:value="3701773176029803">
                <text:p>37017731760298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8">
                <text:p>238</text:p>
              </table:table-cell>
              <table:table-cell office:value-type="float" office:value="2410223809851305">
                <text:p>24102238098513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9">
                <text:p>239</text:p>
              </table:table-cell>
              <table:table-cell office:value-type="float" office:value="2025481194952331">
                <text:p>20254811949523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3421651863191420">
                <text:p>34216518631914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1">
                <text:p>241</text:p>
              </table:table-cell>
              <table:table-cell office:value-type="float" office:value="3818094882457314">
                <text:p>38180948824573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2">
                <text:p>242</text:p>
              </table:table-cell>
              <table:table-cell office:value-type="float" office:value="3797708629524183">
                <text:p>37977086295241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3">
                <text:p>243</text:p>
              </table:table-cell>
              <table:table-cell office:value-type="float" office:value="3.00313254725028E+015">
                <text:p>3.00313254725028E+0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4">
                <text:p>244</text:p>
              </table:table-cell>
              <table:table-cell office:value-type="float" office:value="3.92188738234951E+015">
                <text:p>3.92188738234951E+0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5">
                <text:p>245</text:p>
              </table:table-cell>
              <table:table-cell office:value-type="float" office:value="4232748987842297">
                <text:p>42327489878422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6">
                <text:p>246</text:p>
              </table:table-cell>
              <table:table-cell office:value-type="float" office:value="3.97039701797573E+015">
                <text:p>3.97039701797573E+0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7">
                <text:p>247</text:p>
              </table:table-cell>
              <table:table-cell office:value-type="float" office:value="4615087912580439">
                <text:p>46150879125804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8">
                <text:p>248</text:p>
              </table:table-cell>
              <table:table-cell office:value-type="float" office:value="4072683149029214">
                <text:p>40726831490292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9">
                <text:p>249</text:p>
              </table:table-cell>
              <table:table-cell office:value-type="float" office:value="3189669912463037">
                <text:p>31896699124630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4905847958615679">
                <text:p>49058479586156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1">
                <text:p>251</text:p>
              </table:table-cell>
              <table:table-cell office:value-type="float" office:value="4366311998691469">
                <text:p>43663119986914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2">
                <text:p>252</text:p>
              </table:table-cell>
              <table:table-cell office:value-type="float" office:value="4618361152078290">
                <text:p>461836115207829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3">
                <text:p>253</text:p>
              </table:table-cell>
              <table:table-cell office:value-type="float" office:value="4833160181393026">
                <text:p>48331601813930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4">
                <text:p>254</text:p>
              </table:table-cell>
              <table:table-cell office:value-type="float" office:value="4715068696098372">
                <text:p>47150686960983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5">
                <text:p>255</text:p>
              </table:table-cell>
              <table:table-cell office:value-type="float" office:value="5341394006673533">
                <text:p>53413940066735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6">
                <text:p>256</text:p>
              </table:table-cell>
              <table:table-cell office:value-type="float" office:value="3759628554743682">
                <text:p>37596285547436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7">
                <text:p>257</text:p>
              </table:table-cell>
              <table:table-cell office:value-type="float" office:value="4590270997110922">
                <text:p>45902709971109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8">
                <text:p>258</text:p>
              </table:table-cell>
              <table:table-cell office:value-type="float" office:value="4924696782758467">
                <text:p>49246967827584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9">
                <text:p>259</text:p>
              </table:table-cell>
              <table:table-cell office:value-type="float" office:value="5512545775245605">
                <text:p>55125457752456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5581635527880230">
                <text:p>558163552788023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1">
                <text:p>261</text:p>
              </table:table-cell>
              <table:table-cell office:value-type="float" office:value="5499965885623619">
                <text:p>54999658856236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2">
                <text:p>262</text:p>
              </table:table-cell>
              <table:table-cell office:value-type="float" office:value="4517365094538511">
                <text:p>45173650945385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3">
                <text:p>263</text:p>
              </table:table-cell>
              <table:table-cell office:value-type="float" office:value="5913328455917319">
                <text:p>59133284559173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4">
                <text:p>264</text:p>
              </table:table-cell>
              <table:table-cell office:value-type="float" office:value="5431090916596714">
                <text:p>54310909165967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5">
                <text:p>265</text:p>
              </table:table-cell>
              <table:table-cell office:value-type="float" office:value="6016979608047916">
                <text:p>60169796080479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6">
                <text:p>266</text:p>
              </table:table-cell>
              <table:table-cell office:value-type="float" office:value="5546032259778070">
                <text:p>55460322597780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7">
                <text:p>267</text:p>
              </table:table-cell>
              <table:table-cell office:value-type="float" office:value="4867988755638230">
                <text:p>486798875563823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8">
                <text:p>268</text:p>
              </table:table-cell>
              <table:table-cell office:value-type="float" office:value="4700038183670335">
                <text:p>47000381836703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9">
                <text:p>269</text:p>
              </table:table-cell>
              <table:table-cell office:value-type="float" office:value="6503192709081258">
                <text:p>65031927090812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6381213994961771">
                <text:p>63812139949617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1">
                <text:p>271</text:p>
              </table:table-cell>
              <table:table-cell office:value-type="float" office:value="5071868379338533">
                <text:p>50718683793385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2">
                <text:p>272</text:p>
              </table:table-cell>
              <table:table-cell office:value-type="float" office:value="6388257280769830">
                <text:p>638825728076983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73">
                <text:p>273</text:p>
              </table:table-cell>
              <table:table-cell office:value-type="float" office:value="6710466366594216">
                <text:p>67104663665942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74">
                <text:p>274</text:p>
              </table:table-cell>
              <table:table-cell office:value-type="float" office:value="5864367473702418">
                <text:p>58643674737024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75">
                <text:p>275</text:p>
              </table:table-cell>
              <table:table-cell office:value-type="float" office:value="6870848506665460">
                <text:p>687084850666546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76">
                <text:p>276</text:p>
              </table:table-cell>
              <table:table-cell office:value-type="float" office:value="6377516915647693">
                <text:p>63775169156476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7">
                <text:p>277</text:p>
              </table:table-cell>
              <table:table-cell office:value-type="float" office:value="6104790642127622">
                <text:p>61047906421276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8">
                <text:p>278</text:p>
              </table:table-cell>
              <table:table-cell office:value-type="float" office:value="6877238164876556">
                <text:p>68772381648765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9">
                <text:p>279</text:p>
              </table:table-cell>
              <table:table-cell office:value-type="float" office:value="5548863446948282">
                <text:p>55488634469482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6917383190032326">
                <text:p>69173831900323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1">
                <text:p>281</text:p>
              </table:table-cell>
              <table:table-cell office:value-type="float" office:value="6379571683128597">
                <text:p>63795716831285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2">
                <text:p>282</text:p>
              </table:table-cell>
              <table:table-cell office:value-type="float" office:value="7579821687787376">
                <text:p>75798216877873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83">
                <text:p>283</text:p>
              </table:table-cell>
              <table:table-cell office:value-type="float" office:value="7622738795598842">
                <text:p>76227387955988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84">
                <text:p>284</text:p>
              </table:table-cell>
              <table:table-cell office:value-type="float" office:value="6225275616553627">
                <text:p>62252756165536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5">
                <text:p>285</text:p>
              </table:table-cell>
              <table:table-cell office:value-type="float" office:value="7819268681969966">
                <text:p>78192686819699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86">
                <text:p>286</text:p>
              </table:table-cell>
              <table:table-cell office:value-type="float" office:value="7453450153917324">
                <text:p>74534501539173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7">
                <text:p>287</text:p>
              </table:table-cell>
              <table:table-cell office:value-type="float" office:value="7126747527157562">
                <text:p>71267475271575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8">
                <text:p>288</text:p>
              </table:table-cell>
              <table:table-cell office:value-type="float" office:value="7255853265097814">
                <text:p>72558532650978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9">
                <text:p>289</text:p>
              </table:table-cell>
              <table:table-cell office:value-type="float" office:value="7679968295549452">
                <text:p>767996829554945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8111132417727588">
                <text:p>81111324177275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1">
                <text:p>291</text:p>
              </table:table-cell>
              <table:table-cell office:value-type="float" office:value="6684398634087456">
                <text:p>66843986340874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2">
                <text:p>292</text:p>
              </table:table-cell>
              <table:table-cell office:value-type="float" office:value="7838612363743582">
                <text:p>78386123637435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3">
                <text:p>293</text:p>
              </table:table-cell>
              <table:table-cell office:value-type="float" office:value="6757851632502605">
                <text:p>67578516325026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94">
                <text:p>294</text:p>
              </table:table-cell>
              <table:table-cell office:value-type="float" office:value="7354286978562025">
                <text:p>73542869785620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95">
                <text:p>295</text:p>
              </table:table-cell>
              <table:table-cell office:value-type="float" office:value="7223056472048569">
                <text:p>72230564720485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96">
                <text:p>296</text:p>
              </table:table-cell>
              <table:table-cell office:value-type="float" office:value="7413516621470719">
                <text:p>74135166214707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7">
                <text:p>297</text:p>
              </table:table-cell>
              <table:table-cell office:value-type="float" office:value="7280412218378595">
                <text:p>72804122183785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8">
                <text:p>298</text:p>
              </table:table-cell>
              <table:table-cell office:value-type="float" office:value="7987646278432267">
                <text:p>79876462784322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9">
                <text:p>299</text:p>
              </table:table-cell>
              <table:table-cell office:value-type="float" office:value="8185183885638593">
                <text:p>81851838856385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0">
                <text:p>300</text:p>
              </table:table-cell>
              <table:table-cell office:value-type="float" office:value="7675964813352861">
                <text:p>76759648133528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1">
                <text:p>301</text:p>
              </table:table-cell>
              <table:table-cell office:value-type="float" office:value="8197861736685093">
                <text:p>81978617366850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2">
                <text:p>302</text:p>
              </table:table-cell>
              <table:table-cell office:value-type="float" office:value="9.03263399980781E+015">
                <text:p>9.03263399980781E+0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3">
                <text:p>303</text:p>
              </table:table-cell>
              <table:table-cell office:value-type="float" office:value="7365174677811949">
                <text:p>73651746778119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04">
                <text:p>304</text:p>
              </table:table-cell>
              <table:table-cell office:value-type="float" office:value="7771331301454669">
                <text:p>77713313014546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5">
                <text:p>305</text:p>
              </table:table-cell>
              <table:table-cell office:value-type="float" office:value="9.07203489058152E+015">
                <text:p>9.07203489058152E+0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06">
                <text:p>306</text:p>
              </table:table-cell>
              <table:table-cell office:value-type="float" office:value="9.1676276918619E+015">
                <text:p>9.1676276918619E+0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7">
                <text:p>307</text:p>
              </table:table-cell>
              <table:table-cell office:value-type="float" office:value="8594270147728969">
                <text:p>85942701477289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8">
                <text:p>308</text:p>
              </table:table-cell>
              <table:table-cell office:value-type="float" office:value="8487541712720520">
                <text:p>848754171272052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9">
                <text:p>309</text:p>
              </table:table-cell>
              <table:table-cell office:value-type="float" office:value="8906410229941547">
                <text:p>89064102299415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0">
                <text:p>310</text:p>
              </table:table-cell>
              <table:table-cell office:value-type="float" office:value="9.02558836952285E+015">
                <text:p>9.02558836952285E+0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1">
                <text:p>311</text:p>
              </table:table-cell>
              <table:table-cell office:value-type="float" office:value="8274081514811465">
                <text:p>827408151481146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2">
                <text:p>312</text:p>
              </table:table-cell>
              <table:table-cell office:value-type="float" office:value="8441403975199342">
                <text:p>84414039751993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3">
                <text:p>313</text:p>
              </table:table-cell>
              <table:table-cell office:value-type="float" office:value="9.2267515736041E+015">
                <text:p>9.2267515736041E+0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4">
                <text:p>314</text:p>
              </table:table-cell>
              <table:table-cell office:value-type="float" office:value="8619743002800228">
                <text:p>86197430028002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15">
                <text:p>315</text:p>
              </table:table-cell>
              <table:table-cell office:value-type="float" office:value="8329027318778666">
                <text:p>83290273187786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6">
                <text:p>316</text:p>
              </table:table-cell>
              <table:table-cell office:value-type="float" office:value="9.58352930178012E+015">
                <text:p>9.58352930178012E+0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7">
                <text:p>317</text:p>
              </table:table-cell>
              <table:table-cell office:value-type="float" office:value="9.34256929044112E+015">
                <text:p>9.34256929044112E+0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8">
                <text:p>318</text:p>
              </table:table-cell>
              <table:table-cell office:value-type="float" office:value="8599747916430711">
                <text:p>85997479164307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9">
                <text:p>319</text:p>
              </table:table-cell>
              <table:table-cell office:value-type="float" office:value="9.38118472239861E+015">
                <text:p>9.38118472239861E+0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20">
                <text:p>320</text:p>
              </table:table-cell>
              <table:table-cell office:value-type="float" office:value="9.19346469159825E+015">
                <text:p>9.19346469159825E+0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21">
                <text:p>321</text:p>
              </table:table-cell>
              <table:table-cell office:value-type="float" office:value="1.04000302852332E+016">
                <text:p>1.04000302852332E+0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2">
                <text:p>322</text:p>
              </table:table-cell>
              <table:table-cell office:value-type="float" office:value="9.62468199440702E+015">
                <text:p>9.62468199440702E+0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3">
                <text:p>323</text:p>
              </table:table-cell>
              <table:table-cell office:value-type="float" office:value="9.93655531162512E+015">
                <text:p>9.93655531162512E+0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4">
                <text:p>324</text:p>
              </table:table-cell>
              <table:table-cell office:value-type="float" office:value="8783718295234230">
                <text:p>878371829523423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25">
                <text:p>325</text:p>
              </table:table-cell>
              <table:table-cell office:value-type="float" office:value="9.61546720855146E+015">
                <text:p>9.61546720855146E+0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26">
                <text:p>326</text:p>
              </table:table-cell>
              <table:table-cell office:value-type="float" office:value="9.06677267151903E+015">
                <text:p>9.06677267151903E+0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7">
                <text:p>327</text:p>
              </table:table-cell>
              <table:table-cell office:value-type="float" office:value="8899390065029458">
                <text:p>88993900650294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8">
                <text:p>328</text:p>
              </table:table-cell>
              <table:table-cell office:value-type="float" office:value="1.08487086046177E+016">
                <text:p>1.08487086046177E+0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9">
                <text:p>329</text:p>
              </table:table-cell>
              <table:table-cell office:value-type="float" office:value="1.0832470525733E+016">
                <text:p>1.0832470525733E+0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30">
                <text:p>330</text:p>
              </table:table-cell>
              <table:table-cell office:value-type="float" office:value="9.59004112083682E+015">
                <text:p>9.59004112083682E+0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1">
                <text:p>331</text:p>
              </table:table-cell>
              <table:table-cell office:value-type="float" office:value="1.02016324787528E+016">
                <text:p>1.02016324787528E+0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32">
                <text:p>332</text:p>
              </table:table-cell>
              <table:table-cell office:value-type="float" office:value="1.11319694612458E+016">
                <text:p>1.11319694612458E+0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33">
                <text:p>333</text:p>
              </table:table-cell>
              <table:table-cell office:value-type="float" office:value="1.01678277819651E+016">
                <text:p>1.01678277819651E+0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34">
                <text:p>334</text:p>
              </table:table-cell>
              <table:table-cell office:value-type="float" office:value="9.54811054197729E+015">
                <text:p>9.54811054197729E+0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35">
                <text:p>335</text:p>
              </table:table-cell>
              <table:table-cell office:value-type="float" office:value="1.10315030971785E+016">
                <text:p>1.10315030971785E+0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6">
                <text:p>336</text:p>
              </table:table-cell>
              <table:table-cell office:value-type="float" office:value="9.78433112732894E+015">
                <text:p>9.78433112732894E+0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7">
                <text:p>337</text:p>
              </table:table-cell>
              <table:table-cell office:value-type="float" office:value="9.78147088084917E+015">
                <text:p>9.78147088084917E+0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8">
                <text:p>338</text:p>
              </table:table-cell>
              <table:table-cell office:value-type="float" office:value="1.09295755963978E+016">
                <text:p>1.09295755963978E+0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9">
                <text:p>339</text:p>
              </table:table-cell>
              <table:table-cell office:value-type="float" office:value="1.11924373903269E+016">
                <text:p>1.11924373903269E+0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0">
                <text:p>340</text:p>
              </table:table-cell>
              <table:table-cell office:value-type="float" office:value="1.15286057263906E+016">
                <text:p>1.15286057263906E+0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1">
                <text:p>341</text:p>
              </table:table-cell>
              <table:table-cell office:value-type="float" office:value="1.14141431434049E+016">
                <text:p>1.14141431434049E+0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42">
                <text:p>342</text:p>
              </table:table-cell>
              <table:table-cell office:value-type="float" office:value="1.0280518413284E+016">
                <text:p>1.0280518413284E+0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3">
                <text:p>343</text:p>
              </table:table-cell>
              <table:table-cell office:value-type="float" office:value="1.07708901610326E+016">
                <text:p>1.07708901610326E+0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4">
                <text:p>344</text:p>
              </table:table-cell>
              <table:table-cell office:value-type="float" office:value="1.15988791882227E+016">
                <text:p>1.15988791882227E+0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5">
                <text:p>345</text:p>
              </table:table-cell>
              <table:table-cell office:value-type="float" office:value="1.06658815454298E+016">
                <text:p>1.06658815454298E+0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6">
                <text:p>346</text:p>
              </table:table-cell>
              <table:table-cell office:value-type="float" office:value="1.17745154952752E+016">
                <text:p>1.17745154952752E+0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7">
                <text:p>347</text:p>
              </table:table-cell>
              <table:table-cell office:value-type="float" office:value="1.0159349354037E+016">
                <text:p>1.0159349354037E+0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8">
                <text:p>348</text:p>
              </table:table-cell>
              <table:table-cell office:value-type="float" office:value="1.13904134068329E+016">
                <text:p>1.13904134068329E+0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9">
                <text:p>349</text:p>
              </table:table-cell>
              <table:table-cell office:value-type="float" office:value="1.1413628915939E+016">
                <text:p>1.1413628915939E+0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0">
                <text:p>350</text:p>
              </table:table-cell>
              <table:table-cell office:value-type="float" office:value="1.12092912536584E+016">
                <text:p>1.12092912536584E+0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1">
                <text:p>351</text:p>
              </table:table-cell>
              <table:table-cell office:value-type="float" office:value="1.21056359147909E+016">
                <text:p>1.21056359147909E+0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2">
                <text:p>352</text:p>
              </table:table-cell>
              <table:table-cell office:value-type="float" office:value="1.17334561919502E+016">
                <text:p>1.17334561919502E+0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53">
                <text:p>353</text:p>
              </table:table-cell>
              <table:table-cell office:value-type="float" office:value="1.0739734107537E+016">
                <text:p>1.0739734107537E+0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54">
                <text:p>354</text:p>
              </table:table-cell>
              <table:table-cell office:value-type="float" office:value="1.10582891208947E+016">
                <text:p>1.10582891208947E+0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5">
                <text:p>355</text:p>
              </table:table-cell>
              <table:table-cell office:value-type="float" office:value="1.22221708162239E+016">
                <text:p>1.22221708162239E+0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56">
                <text:p>356</text:p>
              </table:table-cell>
              <table:table-cell office:value-type="float" office:value="1.22324281175064E+016">
                <text:p>1.22324281175064E+0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7">
                <text:p>357</text:p>
              </table:table-cell>
              <table:table-cell office:value-type="float" office:value="1.06962061135579E+016">
                <text:p>1.06962061135579E+0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8">
                <text:p>358</text:p>
              </table:table-cell>
              <table:table-cell office:value-type="float" office:value="1.15352686991734E+016">
                <text:p>1.15352686991734E+0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9">
                <text:p>359</text:p>
              </table:table-cell>
              <table:table-cell office:value-type="float" office:value="1.15141736154977E+016">
                <text:p>1.15141736154977E+0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60">
                <text:p>360</text:p>
              </table:table-cell>
              <table:table-cell office:value-type="float" office:value="1.0950629978127E+016">
                <text:p>1.0950629978127E+0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61">
                <text:p>361</text:p>
              </table:table-cell>
              <table:table-cell office:value-type="float" office:value="1.1353709801999E+016">
                <text:p>1.1353709801999E+0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2">
                <text:p>362</text:p>
              </table:table-cell>
              <table:table-cell office:value-type="float" office:value="1.18100679227204E+016">
                <text:p>1.18100679227204E+0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3">
                <text:p>363</text:p>
              </table:table-cell>
              <table:table-cell office:value-type="float" office:value="1.25461201932066E+016">
                <text:p>1.25461201932066E+0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4">
                <text:p>364</text:p>
              </table:table-cell>
              <table:table-cell office:value-type="float" office:value="1.11041548459932E+016">
                <text:p>1.11041548459932E+0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65">
                <text:p>365</text:p>
              </table:table-cell>
              <table:table-cell office:value-type="float" office:value="1.10858884216047E+016">
                <text:p>1.10858884216047E+0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66">
                <text:p>366</text:p>
              </table:table-cell>
              <table:table-cell office:value-type="float" office:value="1.18491179564511E+016">
                <text:p>1.18491179564511E+0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7">
                <text:p>367</text:p>
              </table:table-cell>
              <table:table-cell office:value-type="float" office:value="1.26750975415665E+016">
                <text:p>1.26750975415665E+0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8">
                <text:p>368</text:p>
              </table:table-cell>
              <table:table-cell office:value-type="float" office:value="1.24438852822731E+016">
                <text:p>1.24438852822731E+0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9">
                <text:p>369</text:p>
              </table:table-cell>
              <table:table-cell office:value-type="float" office:value="1.29176024058372E+016">
                <text:p>1.29176024058372E+0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70">
                <text:p>370</text:p>
              </table:table-cell>
              <table:table-cell office:value-type="float" office:value="1.22994183498465E+016">
                <text:p>1.22994183498465E+0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71">
                <text:p>371</text:p>
              </table:table-cell>
              <table:table-cell office:value-type="float" office:value="1.1415723097766E+016">
                <text:p>1.1415723097766E+0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72">
                <text:p>372</text:p>
              </table:table-cell>
              <table:table-cell office:value-type="float" office:value="1.19081214209741E+016">
                <text:p>1.19081214209741E+0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73">
                <text:p>373</text:p>
              </table:table-cell>
              <table:table-cell office:value-type="float" office:value="1.30881134798478E+016">
                <text:p>1.30881134798478E+0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74">
                <text:p>374</text:p>
              </table:table-cell>
              <table:table-cell office:value-type="float" office:value="1.25538437284193E+016">
                <text:p>1.25538437284193E+0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75">
                <text:p>375</text:p>
              </table:table-cell>
              <table:table-cell office:value-type="float" office:value="1.27847284005987E+016">
                <text:p>1.27847284005987E+0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76">
                <text:p>376</text:p>
              </table:table-cell>
              <table:table-cell office:value-type="float" office:value="1.1701515148845E+016">
                <text:p>1.1701515148845E+0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7">
                <text:p>377</text:p>
              </table:table-cell>
              <table:table-cell office:value-type="float" office:value="1.28979466232429E+016">
                <text:p>1.28979466232429E+0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8">
                <text:p>378</text:p>
              </table:table-cell>
              <table:table-cell office:value-type="float" office:value="1.31042368978184E+016">
                <text:p>1.31042368978184E+0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9">
                <text:p>379</text:p>
              </table:table-cell>
              <table:table-cell office:value-type="float" office:value="1.18070413499717E+016">
                <text:p>1.18070413499717E+0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0">
                <text:p>380</text:p>
              </table:table-cell>
              <table:table-cell office:value-type="float" office:value="1.21986806752747E+016">
                <text:p>1.21986806752747E+0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1">
                <text:p>381</text:p>
              </table:table-cell>
              <table:table-cell office:value-type="float" office:value="1.21784675442819E+016">
                <text:p>1.21784675442819E+0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2">
                <text:p>382</text:p>
              </table:table-cell>
              <table:table-cell office:value-type="float" office:value="1.31149010488141E+016">
                <text:p>1.31149010488141E+0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83">
                <text:p>383</text:p>
              </table:table-cell>
              <table:table-cell office:value-type="float" office:value="1.18598362577356E+016">
                <text:p>1.18598362577356E+0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84">
                <text:p>384</text:p>
              </table:table-cell>
              <table:table-cell office:value-type="float" office:value="1.29991626799176E+016">
                <text:p>1.29991626799176E+0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85">
                <text:p>385</text:p>
              </table:table-cell>
              <table:table-cell office:value-type="float" office:value="1.19965013527849E+016">
                <text:p>1.19965013527849E+0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86">
                <text:p>386</text:p>
              </table:table-cell>
              <table:table-cell office:value-type="float" office:value="1.25374780968164E+016">
                <text:p>1.25374780968164E+0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7">
                <text:p>387</text:p>
              </table:table-cell>
              <table:table-cell office:value-type="float" office:value="1.34192717946016E+016">
                <text:p>1.34192717946016E+0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8">
                <text:p>388</text:p>
              </table:table-cell>
              <table:table-cell office:value-type="float" office:value="1.33045656508835E+016">
                <text:p>1.33045656508835E+0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9">
                <text:p>389</text:p>
              </table:table-cell>
              <table:table-cell office:value-type="float" office:value="1.19127646648654E+016">
                <text:p>1.19127646648654E+0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90">
                <text:p>390</text:p>
              </table:table-cell>
              <table:table-cell office:value-type="float" office:value="1.230396332348E+016">
                <text:p>1.230396332348E+0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91">
                <text:p>391</text:p>
              </table:table-cell>
              <table:table-cell office:value-type="float" office:value="1.25564623001315E+016">
                <text:p>1.25564623001315E+0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2">
                <text:p>392</text:p>
              </table:table-cell>
              <table:table-cell office:value-type="float" office:value="1.28917650478858E+016">
                <text:p>1.28917650478858E+0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93">
                <text:p>393</text:p>
              </table:table-cell>
              <table:table-cell office:value-type="float" office:value="1.35747197099464E+016">
                <text:p>1.35747197099464E+0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4">
                <text:p>394</text:p>
              </table:table-cell>
              <table:table-cell office:value-type="float" office:value="1.27875502186366E+016">
                <text:p>1.27875502186366E+0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5">
                <text:p>395</text:p>
              </table:table-cell>
              <table:table-cell office:value-type="float" office:value="1.25119430545441E+016">
                <text:p>1.25119430545441E+0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6">
                <text:p>396</text:p>
              </table:table-cell>
              <table:table-cell office:value-type="float" office:value="1.31103813506111E+016">
                <text:p>1.31103813506111E+0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97">
                <text:p>397</text:p>
              </table:table-cell>
              <table:table-cell office:value-type="float" office:value="1.33452832365022E+016">
                <text:p>1.33452832365022E+0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8">
                <text:p>398</text:p>
              </table:table-cell>
              <table:table-cell office:value-type="float" office:value="1.30530134541342E+016">
                <text:p>1.30530134541342E+01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9">
                <text:p>399</text:p>
              </table:table-cell>
              <table:table-cell office:value-type="float" office:value="1.21548467641765E+016">
                <text:p>1.21548467641765E+0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00">
                <text:p>400</text:p>
              </table:table-cell>
              <table:table-cell office:value-type="float" office:value="1.30769292912521E+016">
                <text:p>1.30769292912521E+0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1">
                <text:p>401</text:p>
              </table:table-cell>
              <table:table-cell office:value-type="float" office:value="1.30266220900022E+016">
                <text:p>1.30266220900022E+0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2">
                <text:p>402</text:p>
              </table:table-cell>
              <table:table-cell office:value-type="float" office:value="1.2077237978635E+016">
                <text:p>1.2077237978635E+0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3">
                <text:p>403</text:p>
              </table:table-cell>
              <table:table-cell office:value-type="float" office:value="1.31360624741818E+016">
                <text:p>1.31360624741818E+0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4">
                <text:p>404</text:p>
              </table:table-cell>
              <table:table-cell office:value-type="float" office:value="1.30383719139937E+016">
                <text:p>1.30383719139937E+0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5">
                <text:p>405</text:p>
              </table:table-cell>
              <table:table-cell office:value-type="float" office:value="1.39852050993248E+016">
                <text:p>1.39852050993248E+0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6">
                <text:p>406</text:p>
              </table:table-cell>
              <table:table-cell office:value-type="float" office:value="1.38360890267299E+016">
                <text:p>1.38360890267299E+0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7">
                <text:p>407</text:p>
              </table:table-cell>
              <table:table-cell office:value-type="float" office:value="1.36142645717234E+016">
                <text:p>1.36142645717234E+0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8">
                <text:p>408</text:p>
              </table:table-cell>
              <table:table-cell office:value-type="float" office:value="1.23907977966547E+016">
                <text:p>1.23907977966547E+0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9">
                <text:p>409</text:p>
              </table:table-cell>
              <table:table-cell office:value-type="float" office:value="1.3104198323598E+016">
                <text:p>1.3104198323598E+0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10">
                <text:p>410</text:p>
              </table:table-cell>
              <table:table-cell office:value-type="float" office:value="1.37382544070792E+016">
                <text:p>1.37382544070792E+0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11">
                <text:p>411</text:p>
              </table:table-cell>
              <table:table-cell office:value-type="float" office:value="1.29855785403779E+016">
                <text:p>1.29855785403779E+0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12">
                <text:p>412</text:p>
              </table:table-cell>
              <table:table-cell office:value-type="float" office:value="1.28966540702469E+016">
                <text:p>1.28966540702469E+0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13">
                <text:p>413</text:p>
              </table:table-cell>
              <table:table-cell office:value-type="float" office:value="1.22311660168824E+016">
                <text:p>1.22311660168824E+0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14">
                <text:p>414</text:p>
              </table:table-cell>
              <table:table-cell office:value-type="float" office:value="1.33627585264507E+016">
                <text:p>1.33627585264507E+0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5">
                <text:p>415</text:p>
              </table:table-cell>
              <table:table-cell office:value-type="float" office:value="1.3461979441348E+016">
                <text:p>1.3461979441348E+0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6">
                <text:p>416</text:p>
              </table:table-cell>
              <table:table-cell office:value-type="float" office:value="1.22395899746767E+016">
                <text:p>1.22395899746767E+0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17">
                <text:p>417</text:p>
              </table:table-cell>
              <table:table-cell office:value-type="float" office:value="1.39029418556362E+016">
                <text:p>1.39029418556362E+0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8">
                <text:p>418</text:p>
              </table:table-cell>
              <table:table-cell office:value-type="float" office:value="1.39014896200094E+016">
                <text:p>1.39014896200094E+0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9">
                <text:p>419</text:p>
              </table:table-cell>
              <table:table-cell office:value-type="float" office:value="1.30117354783304E+016">
                <text:p>1.30117354783304E+0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20">
                <text:p>420</text:p>
              </table:table-cell>
              <table:table-cell office:value-type="float" office:value="1.2227598579643E+016">
                <text:p>1.2227598579643E+0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21">
                <text:p>421</text:p>
              </table:table-cell>
              <table:table-cell office:value-type="float" office:value="1.22672973171719E+016">
                <text:p>1.22672973171719E+0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22">
                <text:p>422</text:p>
              </table:table-cell>
              <table:table-cell office:value-type="float" office:value="1.31632878051513E+016">
                <text:p>1.31632878051513E+0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23">
                <text:p>423</text:p>
              </table:table-cell>
              <table:table-cell office:value-type="float" office:value="1.3139919116764E+016">
                <text:p>1.3139919116764E+0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24">
                <text:p>424</text:p>
              </table:table-cell>
              <table:table-cell office:value-type="float" office:value="1.2468822935077E+016">
                <text:p>1.2468822935077E+0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25">
                <text:p>425</text:p>
              </table:table-cell>
              <table:table-cell office:value-type="float" office:value="1.24644223660616E+016">
                <text:p>1.24644223660616E+0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26">
                <text:p>426</text:p>
              </table:table-cell>
              <table:table-cell office:value-type="float" office:value="1.33017772227025E+016">
                <text:p>1.33017772227025E+0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7">
                <text:p>427</text:p>
              </table:table-cell>
              <table:table-cell office:value-type="float" office:value="1.36393696050107E+016">
                <text:p>1.36393696050107E+0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8">
                <text:p>428</text:p>
              </table:table-cell>
              <table:table-cell office:value-type="float" office:value="1.23680241003694E+016">
                <text:p>1.23680241003694E+0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9">
                <text:p>429</text:p>
              </table:table-cell>
              <table:table-cell office:value-type="float" office:value="1.40406810007066E+016">
                <text:p>1.40406810007066E+0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30">
                <text:p>430</text:p>
              </table:table-cell>
              <table:table-cell office:value-type="float" office:value="1.40568319297625E+016">
                <text:p>1.40568319297625E+0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31">
                <text:p>431</text:p>
              </table:table-cell>
              <table:table-cell office:value-type="float" office:value="1.24075487763221E+016">
                <text:p>1.24075487763221E+0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32">
                <text:p>432</text:p>
              </table:table-cell>
              <table:table-cell office:value-type="float" office:value="1.37852600658294E+016">
                <text:p>1.37852600658294E+0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33">
                <text:p>433</text:p>
              </table:table-cell>
              <table:table-cell office:value-type="float" office:value="1.24541449262741E+016">
                <text:p>1.24541449262741E+0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34">
                <text:p>434</text:p>
              </table:table-cell>
              <table:table-cell office:value-type="float" office:value="1.27531611187388E+016">
                <text:p>1.27531611187388E+0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35">
                <text:p>435</text:p>
              </table:table-cell>
              <table:table-cell office:value-type="float" office:value="1.28065480515872E+016">
                <text:p>1.28065480515872E+0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36">
                <text:p>436</text:p>
              </table:table-cell>
              <table:table-cell office:value-type="float" office:value="1.27148493965033E+016">
                <text:p>1.27148493965033E+0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7">
                <text:p>437</text:p>
              </table:table-cell>
              <table:table-cell office:value-type="float" office:value="1.25440416317009E+016">
                <text:p>1.25440416317009E+0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8">
                <text:p>438</text:p>
              </table:table-cell>
              <table:table-cell office:value-type="float" office:value="1.37924693242663E+016">
                <text:p>1.37924693242663E+0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9">
                <text:p>439</text:p>
              </table:table-cell>
              <table:table-cell office:value-type="float" office:value="1.37263209509917E+016">
                <text:p>1.37263209509917E+0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40">
                <text:p>440</text:p>
              </table:table-cell>
              <table:table-cell office:value-type="float" office:value="1.22962218381067E+016">
                <text:p>1.22962218381067E+0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41">
                <text:p>441</text:p>
              </table:table-cell>
              <table:table-cell office:value-type="float" office:value="1.41316436914091E+016">
                <text:p>1.41316436914091E+0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42">
                <text:p>442</text:p>
              </table:table-cell>
              <table:table-cell office:value-type="float" office:value="1.23459123577475E+016">
                <text:p>1.23459123577475E+0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43">
                <text:p>443</text:p>
              </table:table-cell>
              <table:table-cell office:value-type="float" office:value="1.38673138764004E+016">
                <text:p>1.38673138764004E+0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44">
                <text:p>444</text:p>
              </table:table-cell>
              <table:table-cell office:value-type="float" office:value="1.30948921187707E+016">
                <text:p>1.30948921187707E+0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5">
                <text:p>445</text:p>
              </table:table-cell>
              <table:table-cell office:value-type="float" office:value="1.41700179375988E+016">
                <text:p>1.41700179375988E+0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46">
                <text:p>446</text:p>
              </table:table-cell>
              <table:table-cell office:value-type="float" office:value="1.35734497311464E+016">
                <text:p>1.35734497311464E+0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7">
                <text:p>447</text:p>
              </table:table-cell>
              <table:table-cell office:value-type="float" office:value="1.35338245912234E+016">
                <text:p>1.35338245912234E+0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8">
                <text:p>448</text:p>
              </table:table-cell>
              <table:table-cell office:value-type="float" office:value="1.41423815811722E+016">
                <text:p>1.41423815811722E+0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9">
                <text:p>449</text:p>
              </table:table-cell>
              <table:table-cell office:value-type="float" office:value="1.37191501106793E+016">
                <text:p>1.37191501106793E+0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0">
                <text:p>450</text:p>
              </table:table-cell>
              <table:table-cell office:value-type="float" office:value="1.27815950920053E+016">
                <text:p>1.27815950920053E+0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51">
                <text:p>451</text:p>
              </table:table-cell>
              <table:table-cell office:value-type="float" office:value="1.36467866683112E+016">
                <text:p>1.36467866683112E+0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2">
                <text:p>452</text:p>
              </table:table-cell>
              <table:table-cell office:value-type="float" office:value="1.2399819024167E+016">
                <text:p>1.2399819024167E+0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3">
                <text:p>453</text:p>
              </table:table-cell>
              <table:table-cell office:value-type="float" office:value="1.34459830677514E+016">
                <text:p>1.34459830677514E+0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54">
                <text:p>454</text:p>
              </table:table-cell>
              <table:table-cell office:value-type="float" office:value="1.35674214147547E+016">
                <text:p>1.35674214147547E+0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55">
                <text:p>455</text:p>
              </table:table-cell>
              <table:table-cell office:value-type="float" office:value="1.26757717417453E+016">
                <text:p>1.26757717417453E+0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56">
                <text:p>456</text:p>
              </table:table-cell>
              <table:table-cell office:value-type="float" office:value="1.36878757912162E+016">
                <text:p>1.36878757912162E+0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7">
                <text:p>457</text:p>
              </table:table-cell>
              <table:table-cell office:value-type="float" office:value="1.30276075801455E+016">
                <text:p>1.30276075801455E+0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8">
                <text:p>458</text:p>
              </table:table-cell>
              <table:table-cell office:value-type="float" office:value="1.36820521835298E+016">
                <text:p>1.36820521835298E+0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9">
                <text:p>459</text:p>
              </table:table-cell>
              <table:table-cell office:value-type="float" office:value="1.32857384590422E+016">
                <text:p>1.32857384590422E+0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60">
                <text:p>460</text:p>
              </table:table-cell>
              <table:table-cell office:value-type="float" office:value="1.22196587554858E+016">
                <text:p>1.22196587554858E+0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61">
                <text:p>461</text:p>
              </table:table-cell>
              <table:table-cell office:value-type="float" office:value="1.36521967897287E+016">
                <text:p>1.36521967897287E+0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2">
                <text:p>462</text:p>
              </table:table-cell>
              <table:table-cell office:value-type="float" office:value="1.36994289106773E+016">
                <text:p>1.36994289106773E+0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3">
                <text:p>463</text:p>
              </table:table-cell>
              <table:table-cell office:value-type="float" office:value="1.23055409054293E+016">
                <text:p>1.23055409054293E+0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64">
                <text:p>464</text:p>
              </table:table-cell>
              <table:table-cell office:value-type="float" office:value="1.33533938661969E+016">
                <text:p>1.33533938661969E+0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65">
                <text:p>465</text:p>
              </table:table-cell>
              <table:table-cell office:value-type="float" office:value="1.30654561910644E+016">
                <text:p>1.30654561910644E+0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66">
                <text:p>466</text:p>
              </table:table-cell>
              <table:table-cell office:value-type="float" office:value="1.38507445078875E+016">
                <text:p>1.38507445078875E+0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7">
                <text:p>467</text:p>
              </table:table-cell>
              <table:table-cell office:value-type="float" office:value="1.36577685438652E+016">
                <text:p>1.36577685438652E+0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8">
                <text:p>468</text:p>
              </table:table-cell>
              <table:table-cell office:value-type="float" office:value="1.18811977644702E+016">
                <text:p>1.18811977644702E+0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9">
                <text:p>469</text:p>
              </table:table-cell>
              <table:table-cell office:value-type="float" office:value="1.2369075992976E+016">
                <text:p>1.2369075992976E+0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70">
                <text:p>470</text:p>
              </table:table-cell>
              <table:table-cell office:value-type="float" office:value="1.27389162593745E+016">
                <text:p>1.27389162593745E+0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71">
                <text:p>471</text:p>
              </table:table-cell>
              <table:table-cell office:value-type="float" office:value="1.24266932088639E+016">
                <text:p>1.24266932088639E+0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72">
                <text:p>472</text:p>
              </table:table-cell>
              <table:table-cell office:value-type="float" office:value="1.33791259625453E+016">
                <text:p>1.33791259625453E+0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73">
                <text:p>473</text:p>
              </table:table-cell>
              <table:table-cell office:value-type="float" office:value="1.31975946842646E+016">
                <text:p>1.31975946842646E+0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74">
                <text:p>474</text:p>
              </table:table-cell>
              <table:table-cell office:value-type="float" office:value="1.22048398882581E+016">
                <text:p>1.22048398882581E+0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75">
                <text:p>475</text:p>
              </table:table-cell>
              <table:table-cell office:value-type="float" office:value="1.21190990247242E+016">
                <text:p>1.21190990247242E+0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76">
                <text:p>476</text:p>
              </table:table-cell>
              <table:table-cell office:value-type="float" office:value="1.23790358106509E+016">
                <text:p>1.23790358106509E+0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77">
                <text:p>477</text:p>
              </table:table-cell>
              <table:table-cell office:value-type="float" office:value="1.24959134044168E+016">
                <text:p>1.24959134044168E+0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8">
                <text:p>478</text:p>
              </table:table-cell>
              <table:table-cell office:value-type="float" office:value="1.19500075340404E+016">
                <text:p>1.19500075340404E+0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9">
                <text:p>479</text:p>
              </table:table-cell>
              <table:table-cell office:value-type="float" office:value="1.22047910445896E+016">
                <text:p>1.22047910445896E+0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80">
                <text:p>480</text:p>
              </table:table-cell>
              <table:table-cell office:value-type="float" office:value="1.25812677446647E+016">
                <text:p>1.25812677446647E+0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81">
                <text:p>481</text:p>
              </table:table-cell>
              <table:table-cell office:value-type="float" office:value="1.24389603429812E+016">
                <text:p>1.24389603429812E+0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2">
                <text:p>482</text:p>
              </table:table-cell>
              <table:table-cell office:value-type="float" office:value="1.19395384721117E+016">
                <text:p>1.19395384721117E+0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83">
                <text:p>483</text:p>
              </table:table-cell>
              <table:table-cell office:value-type="float" office:value="1.17186777349699E+016">
                <text:p>1.17186777349699E+0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84">
                <text:p>484</text:p>
              </table:table-cell>
              <table:table-cell office:value-type="float" office:value="1.33644217733845E+016">
                <text:p>1.33644217733845E+0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85">
                <text:p>485</text:p>
              </table:table-cell>
              <table:table-cell office:value-type="float" office:value="1.20331709454535E+016">
                <text:p>1.20331709454535E+0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6">
                <text:p>486</text:p>
              </table:table-cell>
              <table:table-cell office:value-type="float" office:value="1.19429949315849E+016">
                <text:p>1.19429949315849E+0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87">
                <text:p>487</text:p>
              </table:table-cell>
              <table:table-cell office:value-type="float" office:value="1.1584840169965E+016">
                <text:p>1.1584840169965E+0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8">
                <text:p>488</text:p>
              </table:table-cell>
              <table:table-cell office:value-type="float" office:value="1.22588464839852E+016">
                <text:p>1.22588464839852E+0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9">
                <text:p>489</text:p>
              </table:table-cell>
              <table:table-cell office:value-type="float" office:value="1.32020351973997E+016">
                <text:p>1.32020351973997E+0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90">
                <text:p>490</text:p>
              </table:table-cell>
              <table:table-cell office:value-type="float" office:value="1.19361867957075E+016">
                <text:p>1.19361867957075E+0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91">
                <text:p>491</text:p>
              </table:table-cell>
              <table:table-cell office:value-type="float" office:value="1.17470890002762E+016">
                <text:p>1.17470890002762E+0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92">
                <text:p>492</text:p>
              </table:table-cell>
              <table:table-cell office:value-type="float" office:value="1.18024619196607E+016">
                <text:p>1.18024619196607E+0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93">
                <text:p>493</text:p>
              </table:table-cell>
              <table:table-cell office:value-type="float" office:value="1.17000055924418E+016">
                <text:p>1.17000055924418E+0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94">
                <text:p>494</text:p>
              </table:table-cell>
              <table:table-cell office:value-type="float" office:value="1.24255053832123E+016">
                <text:p>1.24255053832123E+0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95">
                <text:p>495</text:p>
              </table:table-cell>
              <table:table-cell office:value-type="float" office:value="1.29486794529732E+016">
                <text:p>1.29486794529732E+0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6">
                <text:p>496</text:p>
              </table:table-cell>
              <table:table-cell office:value-type="float" office:value="1.19980363163007E+016">
                <text:p>1.19980363163007E+0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7">
                <text:p>497</text:p>
              </table:table-cell>
              <table:table-cell office:value-type="float" office:value="1.25059083095171E+016">
                <text:p>1.25059083095171E+0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8">
                <text:p>498</text:p>
              </table:table-cell>
              <table:table-cell office:value-type="float" office:value="1.26417675954657E+016">
                <text:p>1.26417675954657E+0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9">
                <text:p>499</text:p>
              </table:table-cell>
              <table:table-cell office:value-type="float" office:value="1.28666704570042E+016">
                <text:p>1.28666704570042E+0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00">
                <text:p>500</text:p>
              </table:table-cell>
              <table:table-cell office:value-type="float" office:value="1.20811193083599E+016">
                <text:p>1.20811193083599E+0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01">
                <text:p>501</text:p>
              </table:table-cell>
              <table:table-cell office:value-type="float" office:value="1.17097338930256E+016">
                <text:p>1.17097338930256E+0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02">
                <text:p>502</text:p>
              </table:table-cell>
              <table:table-cell office:value-type="float" office:value="1.17367479947422E+016">
                <text:p>1.17367479947422E+0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03">
                <text:p>503</text:p>
              </table:table-cell>
              <table:table-cell office:value-type="float" office:value="1.16274413787767E+016">
                <text:p>1.16274413787767E+0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04">
                <text:p>504</text:p>
              </table:table-cell>
              <table:table-cell office:value-type="float" office:value="1.09125953574089E+016">
                <text:p>1.09125953574089E+0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05">
                <text:p>505</text:p>
              </table:table-cell>
              <table:table-cell office:value-type="float" office:value="1.11058136513067E+016">
                <text:p>1.11058136513067E+0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06">
                <text:p>506</text:p>
              </table:table-cell>
              <table:table-cell office:value-type="float" office:value="1.06571977767721E+016">
                <text:p>1.06571977767721E+0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07">
                <text:p>507</text:p>
              </table:table-cell>
              <table:table-cell office:value-type="float" office:value="1.25481444332963E+016">
                <text:p>1.25481444332963E+0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8">
                <text:p>508</text:p>
              </table:table-cell>
              <table:table-cell office:value-type="float" office:value="1.20873723486111E+016">
                <text:p>1.20873723486111E+0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9">
                <text:p>509</text:p>
              </table:table-cell>
              <table:table-cell office:value-type="float" office:value="1.06056879474236E+016">
                <text:p>1.06056879474236E+0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10">
                <text:p>510</text:p>
              </table:table-cell>
              <table:table-cell office:value-type="float" office:value="1.1437539716861E+016">
                <text:p>1.1437539716861E+0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11">
                <text:p>511</text:p>
              </table:table-cell>
              <table:table-cell office:value-type="float" office:value="1.07161409749873E+016">
                <text:p>1.07161409749873E+0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2">
                <text:p>512</text:p>
              </table:table-cell>
              <table:table-cell office:value-type="float" office:value="1.0435210856601E+016">
                <text:p>1.0435210856601E+0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13">
                <text:p>513</text:p>
              </table:table-cell>
              <table:table-cell office:value-type="float" office:value="1.20425644577252E+016">
                <text:p>1.20425644577252E+0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14">
                <text:p>514</text:p>
              </table:table-cell>
              <table:table-cell office:value-type="float" office:value="1.21904729489433E+016">
                <text:p>1.21904729489433E+0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15">
                <text:p>515</text:p>
              </table:table-cell>
              <table:table-cell office:value-type="float" office:value="1.15837501495933E+016">
                <text:p>1.15837501495933E+0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16">
                <text:p>516</text:p>
              </table:table-cell>
              <table:table-cell office:value-type="float" office:value="1.06850681893187E+016">
                <text:p>1.06850681893187E+01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17">
                <text:p>517</text:p>
              </table:table-cell>
              <table:table-cell office:value-type="float" office:value="1.11050035143422E+016">
                <text:p>1.11050035143422E+0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18">
                <text:p>518</text:p>
              </table:table-cell>
              <table:table-cell office:value-type="float" office:value="1.19495137934602E+016">
                <text:p>1.19495137934602E+0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9">
                <text:p>519</text:p>
              </table:table-cell>
              <table:table-cell office:value-type="float" office:value="1.12680818602335E+016">
                <text:p>1.12680818602335E+0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20">
                <text:p>520</text:p>
              </table:table-cell>
              <table:table-cell office:value-type="float" office:value="1.127508425404E+016">
                <text:p>1.127508425404E+0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21">
                <text:p>521</text:p>
              </table:table-cell>
              <table:table-cell office:value-type="float" office:value="1.08682715747495E+016">
                <text:p>1.08682715747495E+0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22">
                <text:p>522</text:p>
              </table:table-cell>
              <table:table-cell office:value-type="float" office:value="1.0642083844801E+016">
                <text:p>1.0642083844801E+0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23">
                <text:p>523</text:p>
              </table:table-cell>
              <table:table-cell office:value-type="float" office:value="1.00947085541095E+016">
                <text:p>1.00947085541095E+0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24">
                <text:p>524</text:p>
              </table:table-cell>
              <table:table-cell office:value-type="float" office:value="1.12250062192145E+016">
                <text:p>1.12250062192145E+0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25">
                <text:p>525</text:p>
              </table:table-cell>
              <table:table-cell office:value-type="float" office:value="1.14109966983454E+016">
                <text:p>1.14109966983454E+0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26">
                <text:p>526</text:p>
              </table:table-cell>
              <table:table-cell office:value-type="float" office:value="1.06414735698375E+016">
                <text:p>1.06414735698375E+0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27">
                <text:p>527</text:p>
              </table:table-cell>
              <table:table-cell office:value-type="float" office:value="1.02582306865443E+016">
                <text:p>1.02582306865443E+0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8">
                <text:p>528</text:p>
              </table:table-cell>
              <table:table-cell office:value-type="float" office:value="9.80917378190634E+015">
                <text:p>9.80917378190634E+0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9">
                <text:p>529</text:p>
              </table:table-cell>
              <table:table-cell office:value-type="float" office:value="1.00369252264423E+016">
                <text:p>1.00369252264423E+0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30">
                <text:p>530</text:p>
              </table:table-cell>
              <table:table-cell office:value-type="float" office:value="9.99254629465102E+015">
                <text:p>9.99254629465102E+0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31">
                <text:p>531</text:p>
              </table:table-cell>
              <table:table-cell office:value-type="float" office:value="9.58161981229569E+015">
                <text:p>9.58161981229569E+0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32">
                <text:p>532</text:p>
              </table:table-cell>
              <table:table-cell office:value-type="float" office:value="1.00162071390091E+016">
                <text:p>1.00162071390091E+0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33">
                <text:p>533</text:p>
              </table:table-cell>
              <table:table-cell office:value-type="float" office:value="1.13201570133832E+016">
                <text:p>1.13201570133832E+0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34">
                <text:p>534</text:p>
              </table:table-cell>
              <table:table-cell office:value-type="float" office:value="1.01958933378357E+016">
                <text:p>1.01958933378357E+0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1.12751196967824E+016">
                <text:p>1.12751196967824E+0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36">
                <text:p>536</text:p>
              </table:table-cell>
              <table:table-cell office:value-type="float" office:value="1.07397995756641E+016">
                <text:p>1.07397995756641E+0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37">
                <text:p>537</text:p>
              </table:table-cell>
              <table:table-cell office:value-type="float" office:value="9.33246930680186E+015">
                <text:p>9.33246930680186E+0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8">
                <text:p>538</text:p>
              </table:table-cell>
              <table:table-cell office:value-type="float" office:value="1.09612549559204E+016">
                <text:p>1.09612549559204E+0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9">
                <text:p>539</text:p>
              </table:table-cell>
              <table:table-cell office:value-type="float" office:value="9.16072409303876E+015">
                <text:p>9.16072409303876E+0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40">
                <text:p>540</text:p>
              </table:table-cell>
              <table:table-cell office:value-type="float" office:value="9.78009115742546E+015">
                <text:p>9.78009115742546E+0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41">
                <text:p>541</text:p>
              </table:table-cell>
              <table:table-cell office:value-type="float" office:value="1.0771771906587E+016">
                <text:p>1.0771771906587E+0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42">
                <text:p>542</text:p>
              </table:table-cell>
              <table:table-cell office:value-type="float" office:value="1.03718116795636E+016">
                <text:p>1.03718116795636E+0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43">
                <text:p>543</text:p>
              </table:table-cell>
              <table:table-cell office:value-type="float" office:value="9.33092923282342E+015">
                <text:p>9.33092923282342E+0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44">
                <text:p>544</text:p>
              </table:table-cell>
              <table:table-cell office:value-type="float" office:value="9.77413018412578E+015">
                <text:p>9.77413018412578E+01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45">
                <text:p>545</text:p>
              </table:table-cell>
              <table:table-cell office:value-type="float" office:value="1.05202801528438E+016">
                <text:p>1.05202801528438E+0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46">
                <text:p>546</text:p>
              </table:table-cell>
              <table:table-cell office:value-type="float" office:value="9.90650396821271E+015">
                <text:p>9.90650396821271E+0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47">
                <text:p>547</text:p>
              </table:table-cell>
              <table:table-cell office:value-type="float" office:value="9.48685529290925E+015">
                <text:p>9.48685529290925E+01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48">
                <text:p>548</text:p>
              </table:table-cell>
              <table:table-cell office:value-type="float" office:value="9.74305139201387E+015">
                <text:p>9.74305139201387E+0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9">
                <text:p>549</text:p>
              </table:table-cell>
              <table:table-cell office:value-type="float" office:value="1.01857679375061E+016">
                <text:p>1.01857679375061E+0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50">
                <text:p>550</text:p>
              </table:table-cell>
              <table:table-cell office:value-type="float" office:value="1.00540911962749E+016">
                <text:p>1.00540911962749E+0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51">
                <text:p>551</text:p>
              </table:table-cell>
              <table:table-cell office:value-type="float" office:value="8936444264435165">
                <text:p>893644426443516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52">
                <text:p>552</text:p>
              </table:table-cell>
              <table:table-cell office:value-type="float" office:value="1.02169610119493E+016">
                <text:p>1.02169610119493E+0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53">
                <text:p>553</text:p>
              </table:table-cell>
              <table:table-cell office:value-type="float" office:value="9.18344697522074E+015">
                <text:p>9.18344697522074E+0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54">
                <text:p>554</text:p>
              </table:table-cell>
              <table:table-cell office:value-type="float" office:value="1.0076439305161E+016">
                <text:p>1.0076439305161E+01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55">
                <text:p>555</text:p>
              </table:table-cell>
              <table:table-cell office:value-type="float" office:value="1.00240320023089E+016">
                <text:p>1.00240320023089E+0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56">
                <text:p>556</text:p>
              </table:table-cell>
              <table:table-cell office:value-type="float" office:value="9.30243514506738E+015">
                <text:p>9.30243514506738E+0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57">
                <text:p>557</text:p>
              </table:table-cell>
              <table:table-cell office:value-type="float" office:value="9.1600979773335E+015">
                <text:p>9.1600979773335E+0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8">
                <text:p>558</text:p>
              </table:table-cell>
              <table:table-cell office:value-type="float" office:value="8859334732996134">
                <text:p>88593347329961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9">
                <text:p>559</text:p>
              </table:table-cell>
              <table:table-cell office:value-type="float" office:value="8760547063686290">
                <text:p>876054706368629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60">
                <text:p>560</text:p>
              </table:table-cell>
              <table:table-cell office:value-type="float" office:value="8981576599949800">
                <text:p>898157659994980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61">
                <text:p>561</text:p>
              </table:table-cell>
              <table:table-cell office:value-type="float" office:value="9.46625857906821E+015">
                <text:p>9.46625857906821E+0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62">
                <text:p>562</text:p>
              </table:table-cell>
              <table:table-cell office:value-type="float" office:value="9.68071355773813E+015">
                <text:p>9.68071355773813E+0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63">
                <text:p>563</text:p>
              </table:table-cell>
              <table:table-cell office:value-type="float" office:value="8950623772461527">
                <text:p>895062377246152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64">
                <text:p>564</text:p>
              </table:table-cell>
              <table:table-cell office:value-type="float" office:value="8216684818912429">
                <text:p>821668481891242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65">
                <text:p>565</text:p>
              </table:table-cell>
              <table:table-cell office:value-type="float" office:value="8160397475012892">
                <text:p>816039747501289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66">
                <text:p>566</text:p>
              </table:table-cell>
              <table:table-cell office:value-type="float" office:value="8752679869917519">
                <text:p>87526798699175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67">
                <text:p>567</text:p>
              </table:table-cell>
              <table:table-cell office:value-type="float" office:value="7821022070345906">
                <text:p>782102207034590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68">
                <text:p>568</text:p>
              </table:table-cell>
              <table:table-cell office:value-type="float" office:value="9.28276926861379E+015">
                <text:p>9.28276926861379E+0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9">
                <text:p>569</text:p>
              </table:table-cell>
              <table:table-cell office:value-type="float" office:value="7603848172131456">
                <text:p>76038481721314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70">
                <text:p>570</text:p>
              </table:table-cell>
              <table:table-cell office:value-type="float" office:value="8768049833682588">
                <text:p>876804983368258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71">
                <text:p>571</text:p>
              </table:table-cell>
              <table:table-cell office:value-type="float" office:value="8674248006972209">
                <text:p>867424800697220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72">
                <text:p>572</text:p>
              </table:table-cell>
              <table:table-cell office:value-type="float" office:value="8615589722965717">
                <text:p>861558972296571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73">
                <text:p>573</text:p>
              </table:table-cell>
              <table:table-cell office:value-type="float" office:value="8564616315315967">
                <text:p>856461631531596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74">
                <text:p>574</text:p>
              </table:table-cell>
              <table:table-cell office:value-type="float" office:value="7936727941377554">
                <text:p>79367279413775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75">
                <text:p>575</text:p>
              </table:table-cell>
              <table:table-cell office:value-type="float" office:value="8862716123047254">
                <text:p>886271612304725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76">
                <text:p>576</text:p>
              </table:table-cell>
              <table:table-cell office:value-type="float" office:value="7109731755494796">
                <text:p>710973175549479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77">
                <text:p>577</text:p>
              </table:table-cell>
              <table:table-cell office:value-type="float" office:value="7178953668385630">
                <text:p>717895366838563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78">
                <text:p>578</text:p>
              </table:table-cell>
              <table:table-cell office:value-type="float" office:value="8138721325315098">
                <text:p>813872132531509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9">
                <text:p>579</text:p>
              </table:table-cell>
              <table:table-cell office:value-type="float" office:value="7609921042741377">
                <text:p>760992104274137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80">
                <text:p>580</text:p>
              </table:table-cell>
              <table:table-cell office:value-type="float" office:value="8386391982272033">
                <text:p>83863919822720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81">
                <text:p>581</text:p>
              </table:table-cell>
              <table:table-cell office:value-type="float" office:value="6632510537788595">
                <text:p>663251053778859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82">
                <text:p>582</text:p>
              </table:table-cell>
              <table:table-cell office:value-type="float" office:value="8309181374929304">
                <text:p>830918137492930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83">
                <text:p>583</text:p>
              </table:table-cell>
              <table:table-cell office:value-type="float" office:value="8328468954722896">
                <text:p>832846895472289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84">
                <text:p>584</text:p>
              </table:table-cell>
              <table:table-cell office:value-type="float" office:value="6624378744017227">
                <text:p>662437874401722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85">
                <text:p>585</text:p>
              </table:table-cell>
              <table:table-cell office:value-type="float" office:value="6445372653307442">
                <text:p>644537265330744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86">
                <text:p>586</text:p>
              </table:table-cell>
              <table:table-cell office:value-type="float" office:value="7243916334027854">
                <text:p>724391633402785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87">
                <text:p>587</text:p>
              </table:table-cell>
              <table:table-cell office:value-type="float" office:value="7498875902544979">
                <text:p>749887590254497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88">
                <text:p>588</text:p>
              </table:table-cell>
              <table:table-cell office:value-type="float" office:value="7127278355755794">
                <text:p>71272783557557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9">
                <text:p>589</text:p>
              </table:table-cell>
              <table:table-cell office:value-type="float" office:value="7778384390512158">
                <text:p>777838439051215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90">
                <text:p>590</text:p>
              </table:table-cell>
              <table:table-cell office:value-type="float" office:value="7364542591670388">
                <text:p>736454259167038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91">
                <text:p>591</text:p>
              </table:table-cell>
              <table:table-cell office:value-type="float" office:value="7845612275127304">
                <text:p>78456122751273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92">
                <text:p>592</text:p>
              </table:table-cell>
              <table:table-cell office:value-type="float" office:value="6627527630040348">
                <text:p>662752763004034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93">
                <text:p>593</text:p>
              </table:table-cell>
              <table:table-cell office:value-type="float" office:value="7729863510632150">
                <text:p>772986351063215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94">
                <text:p>594</text:p>
              </table:table-cell>
              <table:table-cell office:value-type="float" office:value="6975774257855838">
                <text:p>69757742578558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95">
                <text:p>595</text:p>
              </table:table-cell>
              <table:table-cell office:value-type="float" office:value="6149612627227542">
                <text:p>614961262722754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96">
                <text:p>596</text:p>
              </table:table-cell>
              <table:table-cell office:value-type="float" office:value="7567106216949371">
                <text:p>756710621694937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97">
                <text:p>597</text:p>
              </table:table-cell>
              <table:table-cell office:value-type="float" office:value="7075618425456033">
                <text:p>70756184254560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98">
                <text:p>598</text:p>
              </table:table-cell>
              <table:table-cell office:value-type="float" office:value="6724124144629821">
                <text:p>672412414462982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9">
                <text:p>599</text:p>
              </table:table-cell>
              <table:table-cell office:value-type="float" office:value="6028444001415282">
                <text:p>602844400141528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00">
                <text:p>600</text:p>
              </table:table-cell>
              <table:table-cell office:value-type="float" office:value="6019160351745337">
                <text:p>601916035174533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01">
                <text:p>601</text:p>
              </table:table-cell>
              <table:table-cell office:value-type="float" office:value="6182742411763722">
                <text:p>618274241176372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02">
                <text:p>602</text:p>
              </table:table-cell>
              <table:table-cell office:value-type="float" office:value="5325077438315078">
                <text:p>532507743831507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03">
                <text:p>603</text:p>
              </table:table-cell>
              <table:table-cell office:value-type="float" office:value="6025527390727390">
                <text:p>602552739072739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04">
                <text:p>604</text:p>
              </table:table-cell>
              <table:table-cell office:value-type="float" office:value="5176333083241346">
                <text:p>517633308324134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05">
                <text:p>605</text:p>
              </table:table-cell>
              <table:table-cell office:value-type="float" office:value="6666579266370874">
                <text:p>666657926637087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06">
                <text:p>606</text:p>
              </table:table-cell>
              <table:table-cell office:value-type="float" office:value="6019865493453984">
                <text:p>601986549345398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07">
                <text:p>607</text:p>
              </table:table-cell>
              <table:table-cell office:value-type="float" office:value="5202763195109030">
                <text:p>520276319510903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08">
                <text:p>608</text:p>
              </table:table-cell>
              <table:table-cell office:value-type="float" office:value="5833245918324772">
                <text:p>583324591832477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9">
                <text:p>609</text:p>
              </table:table-cell>
              <table:table-cell office:value-type="float" office:value="6001193167159973">
                <text:p>60011931671599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10">
                <text:p>610</text:p>
              </table:table-cell>
              <table:table-cell office:value-type="float" office:value="5785896141115503">
                <text:p>578589614111550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11">
                <text:p>611</text:p>
              </table:table-cell>
              <table:table-cell office:value-type="float" office:value="5438984986026071">
                <text:p>543898498602607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12">
                <text:p>612</text:p>
              </table:table-cell>
              <table:table-cell office:value-type="float" office:value="5091234103382569">
                <text:p>509123410338256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3">
                <text:p>613</text:p>
              </table:table-cell>
              <table:table-cell office:value-type="float" office:value="5497699824440093">
                <text:p>549769982444009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4">
                <text:p>614</text:p>
              </table:table-cell>
              <table:table-cell office:value-type="float" office:value="5641017645717704">
                <text:p>56410176457177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15">
                <text:p>615</text:p>
              </table:table-cell>
              <table:table-cell office:value-type="float" office:value="5539065703511007">
                <text:p>553906570351100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16">
                <text:p>616</text:p>
              </table:table-cell>
              <table:table-cell office:value-type="float" office:value="5467305985968001">
                <text:p>546730598596800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17">
                <text:p>617</text:p>
              </table:table-cell>
              <table:table-cell office:value-type="float" office:value="4567775904478536">
                <text:p>45677759044785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18">
                <text:p>618</text:p>
              </table:table-cell>
              <table:table-cell office:value-type="float" office:value="5280626152579443">
                <text:p>528062615257944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9">
                <text:p>619</text:p>
              </table:table-cell>
              <table:table-cell office:value-type="float" office:value="5404685536730579">
                <text:p>540468553673057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20">
                <text:p>620</text:p>
              </table:table-cell>
              <table:table-cell office:value-type="float" office:value="5071060786290207">
                <text:p>507106078629020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21">
                <text:p>621</text:p>
              </table:table-cell>
              <table:table-cell office:value-type="float" office:value="5501399772251923">
                <text:p>550139977225192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22">
                <text:p>622</text:p>
              </table:table-cell>
              <table:table-cell office:value-type="float" office:value="4835486904337106">
                <text:p>483548690433710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23">
                <text:p>623</text:p>
              </table:table-cell>
              <table:table-cell office:value-type="float" office:value="4036452082467607">
                <text:p>403645208246760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24">
                <text:p>624</text:p>
              </table:table-cell>
              <table:table-cell office:value-type="float" office:value="5774250970323661">
                <text:p>577425097032366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25">
                <text:p>625</text:p>
              </table:table-cell>
              <table:table-cell office:value-type="float" office:value="5110480452137147">
                <text:p>511048045213714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26">
                <text:p>626</text:p>
              </table:table-cell>
              <table:table-cell office:value-type="float" office:value="4853242972024811">
                <text:p>48532429720248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27">
                <text:p>627</text:p>
              </table:table-cell>
              <table:table-cell office:value-type="float" office:value="4591861448550573">
                <text:p>459186144855057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28">
                <text:p>628</text:p>
              </table:table-cell>
              <table:table-cell office:value-type="float" office:value="4743499600934270">
                <text:p>474349960093427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9">
                <text:p>629</text:p>
              </table:table-cell>
              <table:table-cell office:value-type="float" office:value="4.23244926813839E+015">
                <text:p>4.23244926813839E+0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30">
                <text:p>630</text:p>
              </table:table-cell>
              <table:table-cell office:value-type="float" office:value="5294155261422860">
                <text:p>529415526142286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31">
                <text:p>631</text:p>
              </table:table-cell>
              <table:table-cell office:value-type="float" office:value="3445975466165324">
                <text:p>344597546616532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32">
                <text:p>632</text:p>
              </table:table-cell>
              <table:table-cell office:value-type="float" office:value="5232499112889048">
                <text:p>523249911288904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33">
                <text:p>633</text:p>
              </table:table-cell>
              <table:table-cell office:value-type="float" office:value="4.45758359390316E+015">
                <text:p>4.45758359390316E+0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34">
                <text:p>634</text:p>
              </table:table-cell>
              <table:table-cell office:value-type="float" office:value="3530862465739420">
                <text:p>353086246573942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35">
                <text:p>635</text:p>
              </table:table-cell>
              <table:table-cell office:value-type="float" office:value="3935881892240109">
                <text:p>393588189224010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36">
                <text:p>636</text:p>
              </table:table-cell>
              <table:table-cell office:value-type="float" office:value="4.3180535221609E+015">
                <text:p>4.3180535221609E+0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37">
                <text:p>637</text:p>
              </table:table-cell>
              <table:table-cell office:value-type="float" office:value="3607938714001973">
                <text:p>360793871400197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38">
                <text:p>638</text:p>
              </table:table-cell>
              <table:table-cell office:value-type="float" office:value="3120794426196308">
                <text:p>312079442619630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9">
                <text:p>639</text:p>
              </table:table-cell>
              <table:table-cell office:value-type="float" office:value="3745611858644185">
                <text:p>374561185864418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40">
                <text:p>640</text:p>
              </table:table-cell>
              <table:table-cell office:value-type="float" office:value="3.6955426198108E+015">
                <text:p>3.6955426198108E+0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41">
                <text:p>641</text:p>
              </table:table-cell>
              <table:table-cell office:value-type="float" office:value="4227777314031503">
                <text:p>422777731403150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42">
                <text:p>642</text:p>
              </table:table-cell>
              <table:table-cell office:value-type="float" office:value="4584420244098473">
                <text:p>458442024409847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43">
                <text:p>643</text:p>
              </table:table-cell>
              <table:table-cell office:value-type="float" office:value="4.37312657188178E+015">
                <text:p>4.37312657188178E+0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44">
                <text:p>644</text:p>
              </table:table-cell>
              <table:table-cell office:value-type="float" office:value="3.34700329001049E+015">
                <text:p>3.34700329001049E+0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45">
                <text:p>645</text:p>
              </table:table-cell>
              <table:table-cell office:value-type="float" office:value="3.51552866032766E+015">
                <text:p>3.51552866032766E+01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46">
                <text:p>646</text:p>
              </table:table-cell>
              <table:table-cell office:value-type="float" office:value="2.77761133000435E+015">
                <text:p>2.77761133000435E+01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47">
                <text:p>647</text:p>
              </table:table-cell>
              <table:table-cell office:value-type="float" office:value="4056303812206217">
                <text:p>405630381220621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48">
                <text:p>648</text:p>
              </table:table-cell>
              <table:table-cell office:value-type="float" office:value="3915558960049594">
                <text:p>391555896004959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49">
                <text:p>649</text:p>
              </table:table-cell>
              <table:table-cell office:value-type="float" office:value="4.12026113368263E+015">
                <text:p>4.12026113368263E+01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50">
                <text:p>650</text:p>
              </table:table-cell>
              <table:table-cell office:value-type="float" office:value="3.91499355708488E+015">
                <text:p>3.91499355708488E+0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51">
                <text:p>651</text:p>
              </table:table-cell>
              <table:table-cell office:value-type="float" office:value="3.86612180580843E+015">
                <text:p>3.86612180580843E+0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52">
                <text:p>652</text:p>
              </table:table-cell>
              <table:table-cell office:value-type="float" office:value="3410159178229734">
                <text:p>341015917822973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53">
                <text:p>653</text:p>
              </table:table-cell>
              <table:table-cell office:value-type="float" office:value="2.2754454707172E+015">
                <text:p>2.2754454707172E+0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54">
                <text:p>654</text:p>
              </table:table-cell>
              <table:table-cell office:value-type="float" office:value="2658444102424028">
                <text:p>265844410242402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55">
                <text:p>655</text:p>
              </table:table-cell>
              <table:table-cell office:value-type="float" office:value="2541703042078452">
                <text:p>254170304207845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56">
                <text:p>656</text:p>
              </table:table-cell>
              <table:table-cell office:value-type="float" office:value="1769479280471517">
                <text:p>17694792804715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57">
                <text:p>657</text:p>
              </table:table-cell>
              <table:table-cell office:value-type="float" office:value="2392097591331564">
                <text:p>239209759133156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58">
                <text:p>658</text:p>
              </table:table-cell>
              <table:table-cell office:value-type="float" office:value="2.53557800628164E+015">
                <text:p>2.53557800628164E+0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9">
                <text:p>659</text:p>
              </table:table-cell>
              <table:table-cell office:value-type="float" office:value="2647911170537999">
                <text:p>264791117053799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60">
                <text:p>660</text:p>
              </table:table-cell>
              <table:table-cell office:value-type="float" office:value="3397333050594333">
                <text:p>339733305059433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61">
                <text:p>661</text:p>
              </table:table-cell>
              <table:table-cell office:value-type="float" office:value="1.68746368589506E+015">
                <text:p>1.68746368589506E+0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62">
                <text:p>662</text:p>
              </table:table-cell>
              <table:table-cell office:value-type="float" office:value="2.77637432624005E+015">
                <text:p>2.77637432624005E+0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63">
                <text:p>663</text:p>
              </table:table-cell>
              <table:table-cell office:value-type="float" office:value="1641674062386597">
                <text:p>164167406238659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64">
                <text:p>664</text:p>
              </table:table-cell>
              <table:table-cell office:value-type="float" office:value="2.41847177549145E+015">
                <text:p>2.41847177549145E+01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65">
                <text:p>665</text:p>
              </table:table-cell>
              <table:table-cell office:value-type="float" office:value="2.03276236292512E+015">
                <text:p>2.03276236292512E+01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66">
                <text:p>666</text:p>
              </table:table-cell>
              <table:table-cell office:value-type="float" office:value="1.70710529435799E+015">
                <text:p>1.70710529435799E+0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67">
                <text:p>667</text:p>
              </table:table-cell>
              <table:table-cell office:value-type="float" office:value="1.00314288407602E+015">
                <text:p>1.00314288407602E+01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68">
                <text:p>668</text:p>
              </table:table-cell>
              <table:table-cell office:value-type="float" office:value="2.35561055524014E+015">
                <text:p>2.35561055524014E+01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9">
                <text:p>669</text:p>
              </table:table-cell>
              <table:table-cell office:value-type="float" office:value="870939618307687">
                <text:p>87093961830768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70">
                <text:p>670</text:p>
              </table:table-cell>
              <table:table-cell office:value-type="float" office:value="1416153866534996">
                <text:p>141615386653499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71">
                <text:p>671</text:p>
              </table:table-cell>
              <table:table-cell office:value-type="float" office:value="1540495233858932">
                <text:p>154049523385893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72">
                <text:p>672</text:p>
              </table:table-cell>
              <table:table-cell office:value-type="float" office:value="757635324889797">
                <text:p>75763532488979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73">
                <text:p>673</text:p>
              </table:table-cell>
              <table:table-cell office:value-type="float" office:value="1.99113819439927E+015">
                <text:p>1.99113819439927E+01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74">
                <text:p>674</text:p>
              </table:table-cell>
              <table:table-cell office:value-type="float" office:value="671844514256309">
                <text:p>67184451425630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75">
                <text:p>675</text:p>
              </table:table-cell>
              <table:table-cell office:value-type="float" office:value="1.10516165517361E+015">
                <text:p>1.10516165517361E+01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76">
                <text:p>676</text:p>
              </table:table-cell>
              <table:table-cell office:value-type="float" office:value="1.92284643345283E+015">
                <text:p>1.92284643345283E+01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77">
                <text:p>677</text:p>
              </table:table-cell>
              <table:table-cell office:value-type="float" office:value="1.56524579252738E+015">
                <text:p>1.56524579252738E+01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78">
                <text:p>678</text:p>
              </table:table-cell>
              <table:table-cell office:value-type="float" office:value="483373554443333">
                <text:p>48337355444333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9">
                <text:p>679</text:p>
              </table:table-cell>
              <table:table-cell office:value-type="float" office:value="387011498608552">
                <text:p>38701149860855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80">
                <text:p>680</text:p>
              </table:table-cell>
              <table:table-cell office:value-type="float" office:value="1.92827201165686E+015">
                <text:p>1.92827201165686E+0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81">
                <text:p>681</text:p>
              </table:table-cell>
              <table:table-cell office:value-type="float" office:value="1908514002514364">
                <text:p>19085140025143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82">
                <text:p>682</text:p>
              </table:table-cell>
              <table:table-cell office:value-type="float" office:value="1.10565044933569E+015">
                <text:p>1.10565044933569E+01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83">
                <text:p>683</text:p>
              </table:table-cell>
              <table:table-cell office:value-type="float" office:value="1456169590780485">
                <text:p>145616959078048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84">
                <text:p>684</text:p>
              </table:table-cell>
              <table:table-cell office:value-type="float" office:value="470482534342070">
                <text:p>47048253434207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85">
                <text:p>685</text:p>
              </table:table-cell>
              <table:table-cell office:value-type="float" office:value="896397769964758">
                <text:p>89639776996475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86">
                <text:p>686</text:p>
              </table:table-cell>
              <table:table-cell office:value-type="float" office:value="764036419222171">
                <text:p>76403641922217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87">
                <text:p>687</text:p>
              </table:table-cell>
              <table:table-cell office:value-type="float" office:value="1.64561679851653E+015">
                <text:p>1.64561679851653E+01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88">
                <text:p>688</text:p>
              </table:table-cell>
              <table:table-cell office:value-type="float" office:value="1.08093938819871E+015">
                <text:p>1.08093938819871E+0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9">
                <text:p>689</text:p>
              </table:table-cell>
              <table:table-cell office:value-type="float" office:value="434983301075119">
                <text:p>43498330107511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90">
                <text:p>690</text:p>
              </table:table-cell>
              <table:table-cell office:value-type="float" office:value="1.02146651564552E+015">
                <text:p>1.02146651564552E+0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91">
                <text:p>691</text:p>
              </table:table-cell>
              <table:table-cell office:value-type="float" office:value="-380988336327110">
                <text:p>-38098833632711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92">
                <text:p>692</text:p>
              </table:table-cell>
              <table:table-cell office:value-type="float" office:value="326089585694526">
                <text:p>32608958569452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93">
                <text:p>693</text:p>
              </table:table-cell>
              <table:table-cell office:value-type="float" office:value="899921614141241">
                <text:p>89992161414124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94">
                <text:p>694</text:p>
              </table:table-cell>
              <table:table-cell office:value-type="float" office:value="-183860405690771">
                <text:p>-18386040569077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95">
                <text:p>695</text:p>
              </table:table-cell>
              <table:table-cell office:value-type="float" office:value="1.00538363170969E+015">
                <text:p>1.00538363170969E+0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96">
                <text:p>696</text:p>
              </table:table-cell>
              <table:table-cell office:value-type="float" office:value="1196173319251766">
                <text:p>119617331925176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97">
                <text:p>697</text:p>
              </table:table-cell>
              <table:table-cell office:value-type="float" office:value="-463863199979311">
                <text:p>-4638631999793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98">
                <text:p>698</text:p>
              </table:table-cell>
              <table:table-cell office:value-type="float" office:value="827826985411572">
                <text:p>82782698541157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9">
                <text:p>699</text:p>
              </table:table-cell>
              <table:table-cell office:value-type="float" office:value="301010828022984">
                <text:p>3010108280229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00">
                <text:p>700</text:p>
              </table:table-cell>
              <table:table-cell office:value-type="float" office:value="-918411353508390">
                <text:p>-91841135350839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1">
                <text:p>701</text:p>
              </table:table-cell>
              <table:table-cell office:value-type="float" office:value="939688830380305">
                <text:p>9396888303803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02">
                <text:p>702</text:p>
              </table:table-cell>
              <table:table-cell office:value-type="float" office:value="-858222434824576">
                <text:p>-85822243482457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03">
                <text:p>703</text:p>
              </table:table-cell>
              <table:table-cell office:value-type="float" office:value="777899571853802">
                <text:p>77789957185380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04">
                <text:p>704</text:p>
              </table:table-cell>
              <table:table-cell office:value-type="float" office:value="-530706945954400">
                <text:p>-53070694595440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05">
                <text:p>705</text:p>
              </table:table-cell>
              <table:table-cell office:value-type="float" office:value="683961046279494">
                <text:p>6839610462794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06">
                <text:p>706</text:p>
              </table:table-cell>
              <table:table-cell office:value-type="float" office:value="-967300464062863">
                <text:p>-96730046406286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07">
                <text:p>707</text:p>
              </table:table-cell>
              <table:table-cell office:value-type="float" office:value="-185855031992738">
                <text:p>-18585503199273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08">
                <text:p>708</text:p>
              </table:table-cell>
              <table:table-cell office:value-type="float" office:value="311238239730656">
                <text:p>31123823973065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9">
                <text:p>709</text:p>
              </table:table-cell>
              <table:table-cell office:value-type="float" office:value="-959713589813784">
                <text:p>-95971358981378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10">
                <text:p>710</text:p>
              </table:table-cell>
              <table:table-cell office:value-type="float" office:value="-1409006800734679">
                <text:p>-140900680073467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11">
                <text:p>711</text:p>
              </table:table-cell>
              <table:table-cell office:value-type="float" office:value="-867689569968251">
                <text:p>-86768956996825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12">
                <text:p>712</text:p>
              </table:table-cell>
              <table:table-cell office:value-type="float" office:value="-966030906575014">
                <text:p>-9660309065750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13">
                <text:p>713</text:p>
              </table:table-cell>
              <table:table-cell office:value-type="float" office:value="-406361539395552">
                <text:p>-40636153939555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14">
                <text:p>714</text:p>
              </table:table-cell>
              <table:table-cell office:value-type="float" office:value="-807882130803998">
                <text:p>-80788213080399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15">
                <text:p>715</text:p>
              </table:table-cell>
              <table:table-cell office:value-type="float" office:value="-1.38703505681615E+015">
                <text:p>-1.38703505681615E+01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16">
                <text:p>716</text:p>
              </table:table-cell>
              <table:table-cell office:value-type="float" office:value="-67930835700899.3">
                <text:p>-67930835700899.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17">
                <text:p>717</text:p>
              </table:table-cell>
              <table:table-cell office:value-type="float" office:value="-1.26960667193357E+015">
                <text:p>-1.26960667193357E+01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18">
                <text:p>718</text:p>
              </table:table-cell>
              <table:table-cell office:value-type="float" office:value="-267347570749838">
                <text:p>-26734757074983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19">
                <text:p>719</text:p>
              </table:table-cell>
              <table:table-cell office:value-type="float" office:value="-1941552130024772">
                <text:p>-194155213002477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20">
                <text:p>720</text:p>
              </table:table-cell>
              <table:table-cell office:value-type="float" office:value="-1970403072658457">
                <text:p>-197040307265845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21">
                <text:p>721</text:p>
              </table:table-cell>
              <table:table-cell office:value-type="float" office:value="-534697590413674">
                <text:p>-53469759041367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22">
                <text:p>722</text:p>
              </table:table-cell>
              <table:table-cell office:value-type="float" office:value="-1448979071784923">
                <text:p>-144897907178492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23">
                <text:p>723</text:p>
              </table:table-cell>
              <table:table-cell office:value-type="float" office:value="-2.0863739739745E+015">
                <text:p>-2.0863739739745E+01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24">
                <text:p>724</text:p>
              </table:table-cell>
              <table:table-cell office:value-type="float" office:value="-1.24537262074102E+015">
                <text:p>-1.24537262074102E+01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25">
                <text:p>725</text:p>
              </table:table-cell>
              <table:table-cell office:value-type="float" office:value="-578183726986301">
                <text:p>-57818372698630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26">
                <text:p>726</text:p>
              </table:table-cell>
              <table:table-cell office:value-type="float" office:value="-2073954805017365">
                <text:p>-207395480501736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27">
                <text:p>727</text:p>
              </table:table-cell>
              <table:table-cell office:value-type="float" office:value="-1.54559730874324E+015">
                <text:p>-1.54559730874324E+01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28">
                <text:p>728</text:p>
              </table:table-cell>
              <table:table-cell office:value-type="float" office:value="-1.71829931772704E+015">
                <text:p>-1.71829931772704E+0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29">
                <text:p>729</text:p>
              </table:table-cell>
              <table:table-cell office:value-type="float" office:value="-1.93137307541423E+015">
                <text:p>-1.93137307541423E+01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30">
                <text:p>730</text:p>
              </table:table-cell>
              <table:table-cell office:value-type="float" office:value="-1979573948157874">
                <text:p>-197957394815787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31">
                <text:p>731</text:p>
              </table:table-cell>
              <table:table-cell office:value-type="float" office:value="-2016883256606927">
                <text:p>-201688325660692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32">
                <text:p>732</text:p>
              </table:table-cell>
              <table:table-cell office:value-type="float" office:value="-2.46234742477742E+015">
                <text:p>-2.46234742477742E+01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33">
                <text:p>733</text:p>
              </table:table-cell>
              <table:table-cell office:value-type="float" office:value="-1.1271889340451E+015">
                <text:p>-1.1271889340451E+01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34">
                <text:p>734</text:p>
              </table:table-cell>
              <table:table-cell office:value-type="float" office:value="-1.40864275406883E+015">
                <text:p>-1.40864275406883E+0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35">
                <text:p>735</text:p>
              </table:table-cell>
              <table:table-cell office:value-type="float" office:value="-1.0127640409215E+015">
                <text:p>-1.0127640409215E+01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36">
                <text:p>736</text:p>
              </table:table-cell>
              <table:table-cell office:value-type="float" office:value="-2.63389424303937E+015">
                <text:p>-2.63389424303937E+0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37">
                <text:p>737</text:p>
              </table:table-cell>
              <table:table-cell office:value-type="float" office:value="-1.69049586643875E+015">
                <text:p>-1.69049586643875E+01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38">
                <text:p>738</text:p>
              </table:table-cell>
              <table:table-cell office:value-type="float" office:value="-2375510695505162">
                <text:p>-237551069550516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39">
                <text:p>739</text:p>
              </table:table-cell>
              <table:table-cell office:value-type="float" office:value="-2805217336197320">
                <text:p>-280521733619732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40">
                <text:p>740</text:p>
              </table:table-cell>
              <table:table-cell office:value-type="float" office:value="-2754522253104409">
                <text:p>-275452225310440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41">
                <text:p>741</text:p>
              </table:table-cell>
              <table:table-cell office:value-type="float" office:value="-2984741226892267">
                <text:p>-298474122689226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42">
                <text:p>742</text:p>
              </table:table-cell>
              <table:table-cell office:value-type="float" office:value="-2.93778116707551E+015">
                <text:p>-2.93778116707551E+0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43">
                <text:p>743</text:p>
              </table:table-cell>
              <table:table-cell office:value-type="float" office:value="-1897798109327941">
                <text:p>-189779810932794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44">
                <text:p>744</text:p>
              </table:table-cell>
              <table:table-cell office:value-type="float" office:value="-2.40746818752733E+015">
                <text:p>-2.40746818752733E+01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45">
                <text:p>745</text:p>
              </table:table-cell>
              <table:table-cell office:value-type="float" office:value="-1.59724872708359E+015">
                <text:p>-1.59724872708359E+01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46">
                <text:p>746</text:p>
              </table:table-cell>
              <table:table-cell office:value-type="float" office:value="-2038266463150382">
                <text:p>-203826646315038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47">
                <text:p>747</text:p>
              </table:table-cell>
              <table:table-cell office:value-type="float" office:value="-3290494264475708">
                <text:p>-329049426447570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48">
                <text:p>748</text:p>
              </table:table-cell>
              <table:table-cell office:value-type="float" office:value="-2.71132230980714E+015">
                <text:p>-2.71132230980714E+01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49">
                <text:p>749</text:p>
              </table:table-cell>
              <table:table-cell office:value-type="float" office:value="-2.71571214593189E+015">
                <text:p>-2.71571214593189E+01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50">
                <text:p>750</text:p>
              </table:table-cell>
              <table:table-cell office:value-type="float" office:value="-2.42298759999336E+015">
                <text:p>-2.42298759999336E+01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51">
                <text:p>751</text:p>
              </table:table-cell>
              <table:table-cell office:value-type="float" office:value="-2891660394732449">
                <text:p>-289166039473244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52">
                <text:p>752</text:p>
              </table:table-cell>
              <table:table-cell office:value-type="float" office:value="-2.41225367711982E+015">
                <text:p>-2.41225367711982E+0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53">
                <text:p>753</text:p>
              </table:table-cell>
              <table:table-cell office:value-type="float" office:value="-2053083968581080">
                <text:p>-205308396858108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54">
                <text:p>754</text:p>
              </table:table-cell>
              <table:table-cell office:value-type="float" office:value="-2.80450061175938E+015">
                <text:p>-2.80450061175938E+01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55">
                <text:p>755</text:p>
              </table:table-cell>
              <table:table-cell office:value-type="float" office:value="-2096529381030133">
                <text:p>-209652938103013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56">
                <text:p>756</text:p>
              </table:table-cell>
              <table:table-cell office:value-type="float" office:value="-2.24346802383877E+015">
                <text:p>-2.24346802383877E+0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57">
                <text:p>757</text:p>
              </table:table-cell>
              <table:table-cell office:value-type="float" office:value="-3657988221624301">
                <text:p>-365798822162430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58">
                <text:p>758</text:p>
              </table:table-cell>
              <table:table-cell office:value-type="float" office:value="-3670568760855896">
                <text:p>-36705687608558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59">
                <text:p>759</text:p>
              </table:table-cell>
              <table:table-cell office:value-type="float" office:value="-1.99641108796851E+015">
                <text:p>-1.99641108796851E+01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60">
                <text:p>760</text:p>
              </table:table-cell>
              <table:table-cell office:value-type="float" office:value="-2.41520150007793E+015">
                <text:p>-2.41520150007793E+01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61">
                <text:p>761</text:p>
              </table:table-cell>
              <table:table-cell office:value-type="float" office:value="-3887296227637882">
                <text:p>-388729622763788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62">
                <text:p>762</text:p>
              </table:table-cell>
              <table:table-cell office:value-type="float" office:value="-2.11941583420263E+015">
                <text:p>-2.11941583420263E+01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63">
                <text:p>763</text:p>
              </table:table-cell>
              <table:table-cell office:value-type="float" office:value="-3.15207081380932E+015">
                <text:p>-3.15207081380932E+0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64">
                <text:p>764</text:p>
              </table:table-cell>
              <table:table-cell office:value-type="float" office:value="-3889265460741111">
                <text:p>-38892654607411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65">
                <text:p>765</text:p>
              </table:table-cell>
              <table:table-cell office:value-type="float" office:value="-3.09082662376479E+015">
                <text:p>-3.09082662376479E+0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66">
                <text:p>766</text:p>
              </table:table-cell>
              <table:table-cell office:value-type="float" office:value="-3381821268181920">
                <text:p>-338182126818192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67">
                <text:p>767</text:p>
              </table:table-cell>
              <table:table-cell office:value-type="float" office:value="-3980242613013715">
                <text:p>-39802426130137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68">
                <text:p>768</text:p>
              </table:table-cell>
              <table:table-cell office:value-type="float" office:value="-3654658798032447">
                <text:p>-365465879803244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69">
                <text:p>769</text:p>
              </table:table-cell>
              <table:table-cell office:value-type="float" office:value="-3556700768427298">
                <text:p>-355670076842729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70">
                <text:p>770</text:p>
              </table:table-cell>
              <table:table-cell office:value-type="float" office:value="-2377350883359371">
                <text:p>-237735088335937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71">
                <text:p>771</text:p>
              </table:table-cell>
              <table:table-cell office:value-type="float" office:value="-2.61460414617717E+015">
                <text:p>-2.61460414617717E+01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72">
                <text:p>772</text:p>
              </table:table-cell>
              <table:table-cell office:value-type="float" office:value="-3.5326785636612E+015">
                <text:p>-3.5326785636612E+01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-3.92837464506759E+015">
                <text:p>-3.92837464506759E+0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74">
                <text:p>774</text:p>
              </table:table-cell>
              <table:table-cell office:value-type="float" office:value="-3540735161893628">
                <text:p>-354073516189362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75">
                <text:p>775</text:p>
              </table:table-cell>
              <table:table-cell office:value-type="float" office:value="-3.03554769709702E+015">
                <text:p>-3.03554769709702E+0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76">
                <text:p>776</text:p>
              </table:table-cell>
              <table:table-cell office:value-type="float" office:value="-3011201070185464">
                <text:p>-301120107018546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77">
                <text:p>777</text:p>
              </table:table-cell>
              <table:table-cell office:value-type="float" office:value="-4112545839494564">
                <text:p>-411254583949456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78">
                <text:p>778</text:p>
              </table:table-cell>
              <table:table-cell office:value-type="float" office:value="-3618274815273276">
                <text:p>-361827481527327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79">
                <text:p>779</text:p>
              </table:table-cell>
              <table:table-cell office:value-type="float" office:value="-3824783891504148">
                <text:p>-382478389150414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80">
                <text:p>780</text:p>
              </table:table-cell>
              <table:table-cell office:value-type="float" office:value="-4.2462119927991E+015">
                <text:p>-4.2462119927991E+0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81">
                <text:p>781</text:p>
              </table:table-cell>
              <table:table-cell office:value-type="float" office:value="-2.90675791891765E+015">
                <text:p>-2.90675791891765E+0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82">
                <text:p>782</text:p>
              </table:table-cell>
              <table:table-cell office:value-type="float" office:value="-3.86165172460175E+015">
                <text:p>-3.86165172460175E+0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83">
                <text:p>783</text:p>
              </table:table-cell>
              <table:table-cell office:value-type="float" office:value="-2721696091280523">
                <text:p>-27216960912805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84">
                <text:p>784</text:p>
              </table:table-cell>
              <table:table-cell office:value-type="float" office:value="-2.84800247321715E+015">
                <text:p>-2.84800247321715E+0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85">
                <text:p>785</text:p>
              </table:table-cell>
              <table:table-cell office:value-type="float" office:value="-3611173415295728">
                <text:p>-361117341529572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86">
                <text:p>786</text:p>
              </table:table-cell>
              <table:table-cell office:value-type="float" office:value="-3.51014109725316E+015">
                <text:p>-3.51014109725316E+01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87">
                <text:p>787</text:p>
              </table:table-cell>
              <table:table-cell office:value-type="float" office:value="-4034099698249933">
                <text:p>-403409969824993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88">
                <text:p>788</text:p>
              </table:table-cell>
              <table:table-cell office:value-type="float" office:value="-3712688354421408">
                <text:p>-371268835442140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89">
                <text:p>789</text:p>
              </table:table-cell>
              <table:table-cell office:value-type="float" office:value="-3.44012891588855E+015">
                <text:p>-3.44012891588855E+01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90">
                <text:p>790</text:p>
              </table:table-cell>
              <table:table-cell office:value-type="float" office:value="-4433903440853986">
                <text:p>-443390344085398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91">
                <text:p>791</text:p>
              </table:table-cell>
              <table:table-cell office:value-type="float" office:value="-4.1417680588167E+015">
                <text:p>-4.1417680588167E+01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92">
                <text:p>792</text:p>
              </table:table-cell>
              <table:table-cell office:value-type="float" office:value="-3936607118545539">
                <text:p>-393660711854553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93">
                <text:p>793</text:p>
              </table:table-cell>
              <table:table-cell office:value-type="float" office:value="-4658490200351662">
                <text:p>-465849020035166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94">
                <text:p>794</text:p>
              </table:table-cell>
              <table:table-cell office:value-type="float" office:value="-4.18268847461551E+015">
                <text:p>-4.18268847461551E+01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95">
                <text:p>795</text:p>
              </table:table-cell>
              <table:table-cell office:value-type="float" office:value="-3535565005109561">
                <text:p>-353556500510956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96">
                <text:p>796</text:p>
              </table:table-cell>
              <table:table-cell office:value-type="float" office:value="-3704471077970254">
                <text:p>-370447107797025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97">
                <text:p>797</text:p>
              </table:table-cell>
              <table:table-cell office:value-type="float" office:value="-3810037183667001">
                <text:p>-381003718366700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98">
                <text:p>798</text:p>
              </table:table-cell>
              <table:table-cell office:value-type="float" office:value="-3.90647009275458E+015">
                <text:p>-3.90647009275458E+0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99">
                <text:p>799</text:p>
              </table:table-cell>
              <table:table-cell office:value-type="float" office:value="-3648098589851960">
                <text:p>-364809858985196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00">
                <text:p>800</text:p>
              </table:table-cell>
              <table:table-cell office:value-type="float" office:value="-3504072595126293">
                <text:p>-350407259512629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01">
                <text:p>801</text:p>
              </table:table-cell>
              <table:table-cell office:value-type="float" office:value="-4183831145708832">
                <text:p>-418383114570883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02">
                <text:p>802</text:p>
              </table:table-cell>
              <table:table-cell office:value-type="float" office:value="-4846964974998664">
                <text:p>-484696497499866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03">
                <text:p>803</text:p>
              </table:table-cell>
              <table:table-cell office:value-type="float" office:value="-3974225963498201">
                <text:p>-397422596349820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04">
                <text:p>804</text:p>
              </table:table-cell>
              <table:table-cell office:value-type="float" office:value="-4900271747729307">
                <text:p>-490027174772930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05">
                <text:p>805</text:p>
              </table:table-cell>
              <table:table-cell office:value-type="float" office:value="-4003882570931388">
                <text:p>-400388257093138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06">
                <text:p>806</text:p>
              </table:table-cell>
              <table:table-cell office:value-type="float" office:value="-4107461028964309">
                <text:p>-410746102896430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07">
                <text:p>807</text:p>
              </table:table-cell>
              <table:table-cell office:value-type="float" office:value="-4.30183253204442E+015">
                <text:p>-4.30183253204442E+01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08">
                <text:p>808</text:p>
              </table:table-cell>
              <table:table-cell office:value-type="float" office:value="-3.9216871019706E+015">
                <text:p>-3.9216871019706E+01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09">
                <text:p>809</text:p>
              </table:table-cell>
              <table:table-cell office:value-type="float" office:value="-3.73183443870838E+015">
                <text:p>-3.73183443870838E+0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10">
                <text:p>810</text:p>
              </table:table-cell>
              <table:table-cell office:value-type="float" office:value="-3407430657529447">
                <text:p>-340743065752944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11">
                <text:p>811</text:p>
              </table:table-cell>
              <table:table-cell office:value-type="float" office:value="-4583437459005353">
                <text:p>-458343745900535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12">
                <text:p>812</text:p>
              </table:table-cell>
              <table:table-cell office:value-type="float" office:value="-4.37073741531371E+015">
                <text:p>-4.37073741531371E+01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13">
                <text:p>813</text:p>
              </table:table-cell>
              <table:table-cell office:value-type="float" office:value="-4763219523195347">
                <text:p>-476321952319534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14">
                <text:p>814</text:p>
              </table:table-cell>
              <table:table-cell office:value-type="float" office:value="-4160779952808320">
                <text:p>-416077995280832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15">
                <text:p>815</text:p>
              </table:table-cell>
              <table:table-cell office:value-type="float" office:value="-5196217824275232">
                <text:p>-519621782427523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16">
                <text:p>816</text:p>
              </table:table-cell>
              <table:table-cell office:value-type="float" office:value="-5090174972735642">
                <text:p>-509017497273564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17">
                <text:p>817</text:p>
              </table:table-cell>
              <table:table-cell office:value-type="float" office:value="-4.41993673957308E+015">
                <text:p>-4.41993673957308E+01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18">
                <text:p>818</text:p>
              </table:table-cell>
              <table:table-cell office:value-type="float" office:value="-3552275060871618">
                <text:p>-355227506087161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19">
                <text:p>819</text:p>
              </table:table-cell>
              <table:table-cell office:value-type="float" office:value="-4.11278044673902E+015">
                <text:p>-4.11278044673902E+01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20">
                <text:p>820</text:p>
              </table:table-cell>
              <table:table-cell office:value-type="float" office:value="-4556345098050221">
                <text:p>-455634509805022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21">
                <text:p>821</text:p>
              </table:table-cell>
              <table:table-cell office:value-type="float" office:value="-4964019111050884">
                <text:p>-496401911105088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22">
                <text:p>822</text:p>
              </table:table-cell>
              <table:table-cell office:value-type="float" office:value="-4916038674695554">
                <text:p>-491603867469555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23">
                <text:p>823</text:p>
              </table:table-cell>
              <table:table-cell office:value-type="float" office:value="-4.44279689654903E+015">
                <text:p>-4.44279689654903E+01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24">
                <text:p>824</text:p>
              </table:table-cell>
              <table:table-cell office:value-type="float" office:value="-5281581859315351">
                <text:p>-528158185931535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25">
                <text:p>825</text:p>
              </table:table-cell>
              <table:table-cell office:value-type="float" office:value="-4167545277235909">
                <text:p>-416754527723590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26">
                <text:p>826</text:p>
              </table:table-cell>
              <table:table-cell office:value-type="float" office:value="-5409929385773063">
                <text:p>-540992938577306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27">
                <text:p>827</text:p>
              </table:table-cell>
              <table:table-cell office:value-type="float" office:value="-4.29145686208199E+015">
                <text:p>-4.29145686208199E+0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28">
                <text:p>828</text:p>
              </table:table-cell>
              <table:table-cell office:value-type="float" office:value="-5064860573188804">
                <text:p>-506486057318880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29">
                <text:p>829</text:p>
              </table:table-cell>
              <table:table-cell office:value-type="float" office:value="-3901644893543696">
                <text:p>-390164489354369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30">
                <text:p>830</text:p>
              </table:table-cell>
              <table:table-cell office:value-type="float" office:value="-4791592215069196">
                <text:p>-47915922150691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31">
                <text:p>831</text:p>
              </table:table-cell>
              <table:table-cell office:value-type="float" office:value="-4425275850247376">
                <text:p>-442527585024737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32">
                <text:p>832</text:p>
              </table:table-cell>
              <table:table-cell office:value-type="float" office:value="-3.67506695157243E+015">
                <text:p>-3.67506695157243E+01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33">
                <text:p>833</text:p>
              </table:table-cell>
              <table:table-cell office:value-type="float" office:value="-3971564532196776">
                <text:p>-397156453219677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34">
                <text:p>834</text:p>
              </table:table-cell>
              <table:table-cell office:value-type="float" office:value="-5215250254895337">
                <text:p>-521525025489533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35">
                <text:p>835</text:p>
              </table:table-cell>
              <table:table-cell office:value-type="float" office:value="-4871818521325063">
                <text:p>-487181852132506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36">
                <text:p>836</text:p>
              </table:table-cell>
              <table:table-cell office:value-type="float" office:value="-5328998003763169">
                <text:p>-532899800376316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37">
                <text:p>837</text:p>
              </table:table-cell>
              <table:table-cell office:value-type="float" office:value="-4.49216716842904E+015">
                <text:p>-4.49216716842904E+01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38">
                <text:p>838</text:p>
              </table:table-cell>
              <table:table-cell office:value-type="float" office:value="-5144387802893405">
                <text:p>-514438780289340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39">
                <text:p>839</text:p>
              </table:table-cell>
              <table:table-cell office:value-type="float" office:value="-4637704664303270">
                <text:p>-463770466430327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40">
                <text:p>840</text:p>
              </table:table-cell>
              <table:table-cell office:value-type="float" office:value="-4710284623212145">
                <text:p>-471028462321214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41">
                <text:p>841</text:p>
              </table:table-cell>
              <table:table-cell office:value-type="float" office:value="-5171946105367637">
                <text:p>-517194610536763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42">
                <text:p>842</text:p>
              </table:table-cell>
              <table:table-cell office:value-type="float" office:value="-4753304348831905">
                <text:p>-475330434883190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43">
                <text:p>843</text:p>
              </table:table-cell>
              <table:table-cell office:value-type="float" office:value="-4.17993550928799E+015">
                <text:p>-4.17993550928799E+0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44">
                <text:p>844</text:p>
              </table:table-cell>
              <table:table-cell office:value-type="float" office:value="-4901407618255872">
                <text:p>-490140761825587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45">
                <text:p>845</text:p>
              </table:table-cell>
              <table:table-cell office:value-type="float" office:value="-4.26664530640556E+015">
                <text:p>-4.26664530640556E+0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46">
                <text:p>846</text:p>
              </table:table-cell>
              <table:table-cell office:value-type="float" office:value="-4917311217138005">
                <text:p>-491731121713800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47">
                <text:p>847</text:p>
              </table:table-cell>
              <table:table-cell office:value-type="float" office:value="-5490040821530226">
                <text:p>-549004082153022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48">
                <text:p>848</text:p>
              </table:table-cell>
              <table:table-cell office:value-type="float" office:value="-5333893100496222">
                <text:p>-533389310049622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49">
                <text:p>849</text:p>
              </table:table-cell>
              <table:table-cell office:value-type="float" office:value="-4058473758245549">
                <text:p>-405847375824554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50">
                <text:p>850</text:p>
              </table:table-cell>
              <table:table-cell office:value-type="float" office:value="-4970412176573983">
                <text:p>-497041217657398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51">
                <text:p>851</text:p>
              </table:table-cell>
              <table:table-cell office:value-type="float" office:value="-3987625627931398">
                <text:p>-398762562793139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52">
                <text:p>852</text:p>
              </table:table-cell>
              <table:table-cell office:value-type="float" office:value="-4.16237649850771E+015">
                <text:p>-4.16237649850771E+01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53">
                <text:p>853</text:p>
              </table:table-cell>
              <table:table-cell office:value-type="float" office:value="-5071575716392582">
                <text:p>-507157571639258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54">
                <text:p>854</text:p>
              </table:table-cell>
              <table:table-cell office:value-type="float" office:value="-4035486261579403">
                <text:p>-403548626157940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55">
                <text:p>855</text:p>
              </table:table-cell>
              <table:table-cell office:value-type="float" office:value="-4.18899963806627E+015">
                <text:p>-4.18899963806627E+01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56">
                <text:p>856</text:p>
              </table:table-cell>
              <table:table-cell office:value-type="float" office:value="-5023323672761905">
                <text:p>-502332367276190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57">
                <text:p>857</text:p>
              </table:table-cell>
              <table:table-cell office:value-type="float" office:value="-4.34462878739448E+015">
                <text:p>-4.34462878739448E+01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58">
                <text:p>858</text:p>
              </table:table-cell>
              <table:table-cell office:value-type="float" office:value="-4400910282135402">
                <text:p>-44009102821354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59">
                <text:p>859</text:p>
              </table:table-cell>
              <table:table-cell office:value-type="float" office:value="-3.81526991355096E+015">
                <text:p>-3.81526991355096E+0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60">
                <text:p>860</text:p>
              </table:table-cell>
              <table:table-cell office:value-type="float" office:value="-5488937080656682">
                <text:p>-548893708065668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61">
                <text:p>861</text:p>
              </table:table-cell>
              <table:table-cell office:value-type="float" office:value="-3.89336145876727E+015">
                <text:p>-3.89336145876727E+0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62">
                <text:p>862</text:p>
              </table:table-cell>
              <table:table-cell office:value-type="float" office:value="-3684913277132455">
                <text:p>-368491327713245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63">
                <text:p>863</text:p>
              </table:table-cell>
              <table:table-cell office:value-type="float" office:value="-4.15736915770389E+015">
                <text:p>-4.15736915770389E+01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64">
                <text:p>864</text:p>
              </table:table-cell>
              <table:table-cell office:value-type="float" office:value="-5327957037082437">
                <text:p>-532795703708243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65">
                <text:p>865</text:p>
              </table:table-cell>
              <table:table-cell office:value-type="float" office:value="-3799578565950744">
                <text:p>-379957856595074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66">
                <text:p>866</text:p>
              </table:table-cell>
              <table:table-cell office:value-type="float" office:value="-4.38630242299458E+015">
                <text:p>-4.38630242299458E+01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67">
                <text:p>867</text:p>
              </table:table-cell>
              <table:table-cell office:value-type="float" office:value="-4339414383719852">
                <text:p>-433941438371985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68">
                <text:p>868</text:p>
              </table:table-cell>
              <table:table-cell office:value-type="float" office:value="-3585432333514729">
                <text:p>-358543233351472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69">
                <text:p>869</text:p>
              </table:table-cell>
              <table:table-cell office:value-type="float" office:value="-4368570442709881">
                <text:p>-436857044270988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70">
                <text:p>870</text:p>
              </table:table-cell>
              <table:table-cell office:value-type="float" office:value="-4819982193444751">
                <text:p>-481998219344475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71">
                <text:p>871</text:p>
              </table:table-cell>
              <table:table-cell office:value-type="float" office:value="-5276637696536125">
                <text:p>-527663769653612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72">
                <text:p>872</text:p>
              </table:table-cell>
              <table:table-cell office:value-type="float" office:value="-4607376683474604">
                <text:p>-460737668347460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73">
                <text:p>873</text:p>
              </table:table-cell>
              <table:table-cell office:value-type="float" office:value="-3647400237331551">
                <text:p>-364740023733155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74">
                <text:p>874</text:p>
              </table:table-cell>
              <table:table-cell office:value-type="float" office:value="-5203046827249724">
                <text:p>-520304682724972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75">
                <text:p>875</text:p>
              </table:table-cell>
              <table:table-cell office:value-type="float" office:value="-3981243056954144">
                <text:p>-398124305695414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76">
                <text:p>876</text:p>
              </table:table-cell>
              <table:table-cell office:value-type="float" office:value="-4587690848573574">
                <text:p>-458769084857357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77">
                <text:p>877</text:p>
              </table:table-cell>
              <table:table-cell office:value-type="float" office:value="-5274998280773886">
                <text:p>-527499828077388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78">
                <text:p>878</text:p>
              </table:table-cell>
              <table:table-cell office:value-type="float" office:value="-4180593174146481">
                <text:p>-418059317414648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79">
                <text:p>879</text:p>
              </table:table-cell>
              <table:table-cell office:value-type="float" office:value="-4792755305920876">
                <text:p>-479275530592087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80">
                <text:p>880</text:p>
              </table:table-cell>
              <table:table-cell office:value-type="float" office:value="-4978950496136884">
                <text:p>-497895049613688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81">
                <text:p>881</text:p>
              </table:table-cell>
              <table:table-cell office:value-type="float" office:value="-3395629826404974">
                <text:p>-339562982640497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82">
                <text:p>882</text:p>
              </table:table-cell>
              <table:table-cell office:value-type="float" office:value="-4220988006279298">
                <text:p>-422098800627929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83">
                <text:p>883</text:p>
              </table:table-cell>
              <table:table-cell office:value-type="float" office:value="-3651153047258393">
                <text:p>-365115304725839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84">
                <text:p>884</text:p>
              </table:table-cell>
              <table:table-cell office:value-type="float" office:value="-4725028320160332">
                <text:p>-472502832016033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85">
                <text:p>885</text:p>
              </table:table-cell>
              <table:table-cell office:value-type="float" office:value="-5040037486739346">
                <text:p>-504003748673934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86">
                <text:p>886</text:p>
              </table:table-cell>
              <table:table-cell office:value-type="float" office:value="-4785196400995566">
                <text:p>-478519640099556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87">
                <text:p>887</text:p>
              </table:table-cell>
              <table:table-cell office:value-type="float" office:value="-4.26833222017383E+015">
                <text:p>-4.26833222017383E+01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88">
                <text:p>888</text:p>
              </table:table-cell>
              <table:table-cell office:value-type="float" office:value="-3.66644465472702E+015">
                <text:p>-3.66644465472702E+0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89">
                <text:p>889</text:p>
              </table:table-cell>
              <table:table-cell office:value-type="float" office:value="-3.31367790459468E+015">
                <text:p>-3.31367790459468E+01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90">
                <text:p>890</text:p>
              </table:table-cell>
              <table:table-cell office:value-type="float" office:value="-3431519989204961">
                <text:p>-343151998920496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91">
                <text:p>891</text:p>
              </table:table-cell>
              <table:table-cell office:value-type="float" office:value="-3863508741909845">
                <text:p>-38635087419098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92">
                <text:p>892</text:p>
              </table:table-cell>
              <table:table-cell office:value-type="float" office:value="-4582331497272072">
                <text:p>-458233149727207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93">
                <text:p>893</text:p>
              </table:table-cell>
              <table:table-cell office:value-type="float" office:value="-4.43925163334748E+015">
                <text:p>-4.43925163334748E+0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94">
                <text:p>894</text:p>
              </table:table-cell>
              <table:table-cell office:value-type="float" office:value="-4871004975955517">
                <text:p>-487100497595551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95">
                <text:p>895</text:p>
              </table:table-cell>
              <table:table-cell office:value-type="float" office:value="-4.39864285548066E+015">
                <text:p>-4.39864285548066E+01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96">
                <text:p>896</text:p>
              </table:table-cell>
              <table:table-cell office:value-type="float" office:value="-3.70706526542122E+015">
                <text:p>-3.70706526542122E+0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97">
                <text:p>897</text:p>
              </table:table-cell>
              <table:table-cell office:value-type="float" office:value="-4.30898988536189E+015">
                <text:p>-4.30898988536189E+0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98">
                <text:p>898</text:p>
              </table:table-cell>
              <table:table-cell office:value-type="float" office:value="-4603941566457256">
                <text:p>-460394156645725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99">
                <text:p>899</text:p>
              </table:table-cell>
              <table:table-cell office:value-type="float" office:value="-3835906590892159">
                <text:p>-383590659089215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00">
                <text:p>900</text:p>
              </table:table-cell>
              <table:table-cell office:value-type="float" office:value="-3.23601934842674E+015">
                <text:p>-3.23601934842674E+01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01">
                <text:p>901</text:p>
              </table:table-cell>
              <table:table-cell office:value-type="float" office:value="-3.27788133593808E+015">
                <text:p>-3.27788133593808E+01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02">
                <text:p>902</text:p>
              </table:table-cell>
              <table:table-cell office:value-type="float" office:value="-4634130511698224">
                <text:p>-463413051169822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03">
                <text:p>903</text:p>
              </table:table-cell>
              <table:table-cell office:value-type="float" office:value="-4.44061425905924E+015">
                <text:p>-4.44061425905924E+01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04">
                <text:p>904</text:p>
              </table:table-cell>
              <table:table-cell office:value-type="float" office:value="-2.9079311681629E+015">
                <text:p>-2.9079311681629E+0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05">
                <text:p>905</text:p>
              </table:table-cell>
              <table:table-cell office:value-type="float" office:value="-3889885179374513">
                <text:p>-388988517937451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06">
                <text:p>906</text:p>
              </table:table-cell>
              <table:table-cell office:value-type="float" office:value="-3862920216877233">
                <text:p>-386292021687723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07">
                <text:p>907</text:p>
              </table:table-cell>
              <table:table-cell office:value-type="float" office:value="-4660690047646840">
                <text:p>-466069004764684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08">
                <text:p>908</text:p>
              </table:table-cell>
              <table:table-cell office:value-type="float" office:value="-2772600726364027">
                <text:p>-277260072636402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09">
                <text:p>909</text:p>
              </table:table-cell>
              <table:table-cell office:value-type="float" office:value="-3.7789873890122E+015">
                <text:p>-3.7789873890122E+0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10">
                <text:p>910</text:p>
              </table:table-cell>
              <table:table-cell office:value-type="float" office:value="-3237060644739238">
                <text:p>-323706064473923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11">
                <text:p>911</text:p>
              </table:table-cell>
              <table:table-cell office:value-type="float" office:value="-2982377579970496">
                <text:p>-298237757997049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12">
                <text:p>912</text:p>
              </table:table-cell>
              <table:table-cell office:value-type="float" office:value="-3.91308269348649E+015">
                <text:p>-3.91308269348649E+0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13">
                <text:p>913</text:p>
              </table:table-cell>
              <table:table-cell office:value-type="float" office:value="-4357273277244800">
                <text:p>-435727327724480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14">
                <text:p>914</text:p>
              </table:table-cell>
              <table:table-cell office:value-type="float" office:value="-2769022608970658">
                <text:p>-276902260897065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15">
                <text:p>915</text:p>
              </table:table-cell>
              <table:table-cell office:value-type="float" office:value="-3.51445709814576E+015">
                <text:p>-3.51445709814576E+01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16">
                <text:p>916</text:p>
              </table:table-cell>
              <table:table-cell office:value-type="float" office:value="-3125381733939177">
                <text:p>-312538173393917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17">
                <text:p>917</text:p>
              </table:table-cell>
              <table:table-cell office:value-type="float" office:value="-3.1949747940999E+015">
                <text:p>-3.1949747940999E+01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18">
                <text:p>918</text:p>
              </table:table-cell>
              <table:table-cell office:value-type="float" office:value="-2.93511263913291E+015">
                <text:p>-2.93511263913291E+01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19">
                <text:p>919</text:p>
              </table:table-cell>
              <table:table-cell office:value-type="float" office:value="-2562145149900243">
                <text:p>-256214514990024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20">
                <text:p>920</text:p>
              </table:table-cell>
              <table:table-cell office:value-type="float" office:value="-4.13499027121328E+015">
                <text:p>-4.13499027121328E+01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21">
                <text:p>921</text:p>
              </table:table-cell>
              <table:table-cell office:value-type="float" office:value="-3.28230250122367E+015">
                <text:p>-3.28230250122367E+01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22">
                <text:p>922</text:p>
              </table:table-cell>
              <table:table-cell office:value-type="float" office:value="-2930065156325653">
                <text:p>-293006515632565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23">
                <text:p>923</text:p>
              </table:table-cell>
              <table:table-cell office:value-type="float" office:value="-2450941805480615">
                <text:p>-24509418054806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24">
                <text:p>924</text:p>
              </table:table-cell>
              <table:table-cell office:value-type="float" office:value="-2862648795413331">
                <text:p>-286264879541333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25">
                <text:p>925</text:p>
              </table:table-cell>
              <table:table-cell office:value-type="float" office:value="-2402340556236591">
                <text:p>-240234055623659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26">
                <text:p>926</text:p>
              </table:table-cell>
              <table:table-cell office:value-type="float" office:value="-2653550688650609">
                <text:p>-265355068865060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27">
                <text:p>927</text:p>
              </table:table-cell>
              <table:table-cell office:value-type="float" office:value="-2.94073082443937E+015">
                <text:p>-2.94073082443937E+01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28">
                <text:p>928</text:p>
              </table:table-cell>
              <table:table-cell office:value-type="float" office:value="-2.5291828503921E+015">
                <text:p>-2.5291828503921E+01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29">
                <text:p>929</text:p>
              </table:table-cell>
              <table:table-cell office:value-type="float" office:value="-3991003760863499">
                <text:p>-399100376086349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30">
                <text:p>930</text:p>
              </table:table-cell>
              <table:table-cell office:value-type="float" office:value="-2.90733698545497E+015">
                <text:p>-2.90733698545497E+0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31">
                <text:p>931</text:p>
              </table:table-cell>
              <table:table-cell office:value-type="float" office:value="-3.74412161220261E+015">
                <text:p>-3.74412161220261E+01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32">
                <text:p>932</text:p>
              </table:table-cell>
              <table:table-cell office:value-type="float" office:value="-2292569400532239">
                <text:p>-229256940053223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33">
                <text:p>933</text:p>
              </table:table-cell>
              <table:table-cell office:value-type="float" office:value="-2502693916111955">
                <text:p>-250269391611195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34">
                <text:p>934</text:p>
              </table:table-cell>
              <table:table-cell office:value-type="float" office:value="-1.93889281853709E+015">
                <text:p>-1.93889281853709E+01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35">
                <text:p>935</text:p>
              </table:table-cell>
              <table:table-cell office:value-type="float" office:value="-2.38060541543269E+015">
                <text:p>-2.38060541543269E+01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36">
                <text:p>936</text:p>
              </table:table-cell>
              <table:table-cell office:value-type="float" office:value="-2642424524140508">
                <text:p>-264242452414050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37">
                <text:p>937</text:p>
              </table:table-cell>
              <table:table-cell office:value-type="float" office:value="-3665492855567082">
                <text:p>-366549285556708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38">
                <text:p>938</text:p>
              </table:table-cell>
              <table:table-cell office:value-type="float" office:value="-2.38620346001732E+015">
                <text:p>-2.38620346001732E+01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39">
                <text:p>939</text:p>
              </table:table-cell>
              <table:table-cell office:value-type="float" office:value="-2135611275854667">
                <text:p>-213561127585466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40">
                <text:p>940</text:p>
              </table:table-cell>
              <table:table-cell office:value-type="float" office:value="-2710680176163855">
                <text:p>-271068017616385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41">
                <text:p>941</text:p>
              </table:table-cell>
              <table:table-cell office:value-type="float" office:value="-1.90565605134943E+015">
                <text:p>-1.90565605134943E+0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42">
                <text:p>942</text:p>
              </table:table-cell>
              <table:table-cell office:value-type="float" office:value="-2315878680144826">
                <text:p>-231587868014482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43">
                <text:p>943</text:p>
              </table:table-cell>
              <table:table-cell office:value-type="float" office:value="-2.9179296520567E+015">
                <text:p>-2.9179296520567E+01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44">
                <text:p>944</text:p>
              </table:table-cell>
              <table:table-cell office:value-type="float" office:value="-1.9216090062625E+015">
                <text:p>-1.9216090062625E+01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45">
                <text:p>945</text:p>
              </table:table-cell>
              <table:table-cell office:value-type="float" office:value="-2457439690795394">
                <text:p>-245743969079539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46">
                <text:p>946</text:p>
              </table:table-cell>
              <table:table-cell office:value-type="float" office:value="-3.21408582063644E+015">
                <text:p>-3.21408582063644E+0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47">
                <text:p>947</text:p>
              </table:table-cell>
              <table:table-cell office:value-type="float" office:value="-1.93212253141763E+015">
                <text:p>-1.93212253141763E+0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48">
                <text:p>948</text:p>
              </table:table-cell>
              <table:table-cell office:value-type="float" office:value="-1.47370623757306E+015">
                <text:p>-1.47370623757306E+01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49">
                <text:p>949</text:p>
              </table:table-cell>
              <table:table-cell office:value-type="float" office:value="-1.97406204944148E+015">
                <text:p>-1.97406204944148E+0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50">
                <text:p>950</text:p>
              </table:table-cell>
              <table:table-cell office:value-type="float" office:value="-1.60093546393958E+015">
                <text:p>-1.60093546393958E+01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51">
                <text:p>951</text:p>
              </table:table-cell>
              <table:table-cell office:value-type="float" office:value="-2821594817347140">
                <text:p>-282159481734714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52">
                <text:p>952</text:p>
              </table:table-cell>
              <table:table-cell office:value-type="float" office:value="-2.33487825914712E+015">
                <text:p>-2.33487825914712E+01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53">
                <text:p>953</text:p>
              </table:table-cell>
              <table:table-cell office:value-type="float" office:value="-1.4478372678655E+015">
                <text:p>-1.4478372678655E+0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54">
                <text:p>954</text:p>
              </table:table-cell>
              <table:table-cell office:value-type="float" office:value="-2066607854803667">
                <text:p>-206660785480366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55">
                <text:p>955</text:p>
              </table:table-cell>
              <table:table-cell office:value-type="float" office:value="-2.49502578011754E+015">
                <text:p>-2.49502578011754E+01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56">
                <text:p>956</text:p>
              </table:table-cell>
              <table:table-cell office:value-type="float" office:value="-2.44144226604239E+015">
                <text:p>-2.44144226604239E+0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57">
                <text:p>957</text:p>
              </table:table-cell>
              <table:table-cell office:value-type="float" office:value="-1.67585945863182E+015">
                <text:p>-1.67585945863182E+01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58">
                <text:p>958</text:p>
              </table:table-cell>
              <table:table-cell office:value-type="float" office:value="-1.58991564086747E+015">
                <text:p>-1.58991564086747E+0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59">
                <text:p>959</text:p>
              </table:table-cell>
              <table:table-cell office:value-type="float" office:value="-2.56267380223943E+015">
                <text:p>-2.56267380223943E+01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60">
                <text:p>960</text:p>
              </table:table-cell>
              <table:table-cell office:value-type="float" office:value="-2482143606648856">
                <text:p>-248214360664885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61">
                <text:p>961</text:p>
              </table:table-cell>
              <table:table-cell office:value-type="float" office:value="-2477524772950708">
                <text:p>-247752477295070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62">
                <text:p>962</text:p>
              </table:table-cell>
              <table:table-cell office:value-type="float" office:value="-1109432873300088">
                <text:p>-110943287330008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63">
                <text:p>963</text:p>
              </table:table-cell>
              <table:table-cell office:value-type="float" office:value="-875046944088774">
                <text:p>-87504694408877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64">
                <text:p>964</text:p>
              </table:table-cell>
              <table:table-cell office:value-type="float" office:value="-2.04119788510178E+015">
                <text:p>-2.04119788510178E+01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65">
                <text:p>965</text:p>
              </table:table-cell>
              <table:table-cell office:value-type="float" office:value="-948968558437954">
                <text:p>-94896855843795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66">
                <text:p>966</text:p>
              </table:table-cell>
              <table:table-cell office:value-type="float" office:value="-1.67101726018424E+015">
                <text:p>-1.67101726018424E+01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67">
                <text:p>967</text:p>
              </table:table-cell>
              <table:table-cell office:value-type="float" office:value="-1.10740327008759E+015">
                <text:p>-1.10740327008759E+0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68">
                <text:p>968</text:p>
              </table:table-cell>
              <table:table-cell office:value-type="float" office:value="-968956824447254">
                <text:p>-96895682444725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69">
                <text:p>969</text:p>
              </table:table-cell>
              <table:table-cell office:value-type="float" office:value="-774937796453010">
                <text:p>-77493779645301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70">
                <text:p>970</text:p>
              </table:table-cell>
              <table:table-cell office:value-type="float" office:value="-1.90093120102284E+015">
                <text:p>-1.90093120102284E+0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71">
                <text:p>971</text:p>
              </table:table-cell>
              <table:table-cell office:value-type="float" office:value="-1.51194366923159E+015">
                <text:p>-1.51194366923159E+01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72">
                <text:p>972</text:p>
              </table:table-cell>
              <table:table-cell office:value-type="float" office:value="-1719501193358233">
                <text:p>-171950119335823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73">
                <text:p>973</text:p>
              </table:table-cell>
              <table:table-cell office:value-type="float" office:value="-449172490719426">
                <text:p>-44917249071942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74">
                <text:p>974</text:p>
              </table:table-cell>
              <table:table-cell office:value-type="float" office:value="-1483233358290323">
                <text:p>-148323335829032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75">
                <text:p>975</text:p>
              </table:table-cell>
              <table:table-cell office:value-type="float" office:value="-989654437919570">
                <text:p>-98965443791957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76">
                <text:p>976</text:p>
              </table:table-cell>
              <table:table-cell office:value-type="float" office:value="-970734221884061">
                <text:p>-97073422188406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77">
                <text:p>977</text:p>
              </table:table-cell>
              <table:table-cell office:value-type="float" office:value="-169475454314015">
                <text:p>-16947545431401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78">
                <text:p>978</text:p>
              </table:table-cell>
              <table:table-cell office:value-type="float" office:value="-1702672510615765">
                <text:p>-170267251061576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79">
                <text:p>979</text:p>
              </table:table-cell>
              <table:table-cell office:value-type="float" office:value="-843159403954334">
                <text:p>-84315940395433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80">
                <text:p>980</text:p>
              </table:table-cell>
              <table:table-cell office:value-type="float" office:value="-1.08266832255323E+015">
                <text:p>-1.08266832255323E+01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81">
                <text:p>981</text:p>
              </table:table-cell>
              <table:table-cell office:value-type="float" office:value="-120639256189193">
                <text:p>-12063925618919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82">
                <text:p>982</text:p>
              </table:table-cell>
              <table:table-cell office:value-type="float" office:value="-1.43593863328595E+015">
                <text:p>-1.43593863328595E+0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83">
                <text:p>983</text:p>
              </table:table-cell>
              <table:table-cell office:value-type="float" office:value="-97254651429709.6">
                <text:p>-97254651429709.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84">
                <text:p>984</text:p>
              </table:table-cell>
              <table:table-cell office:value-type="float" office:value="189705306491601">
                <text:p>18970530649160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85">
                <text:p>985</text:p>
              </table:table-cell>
              <table:table-cell office:value-type="float" office:value="-651244703290741">
                <text:p>-65124470329074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86">
                <text:p>986</text:p>
              </table:table-cell>
              <table:table-cell office:value-type="float" office:value="-803739258496944">
                <text:p>-80373925849694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87">
                <text:p>987</text:p>
              </table:table-cell>
              <table:table-cell office:value-type="float" office:value="-1372352746754249">
                <text:p>-137235274675424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88">
                <text:p>988</text:p>
              </table:table-cell>
              <table:table-cell office:value-type="float" office:value="-718762822861952">
                <text:p>-71876282286195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89">
                <text:p>989</text:p>
              </table:table-cell>
              <table:table-cell office:value-type="float" office:value="-293216329730364">
                <text:p>-29321632973036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90">
                <text:p>990</text:p>
              </table:table-cell>
              <table:table-cell office:value-type="float" office:value="-335424075843366">
                <text:p>-33542407584336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91">
                <text:p>991</text:p>
              </table:table-cell>
              <table:table-cell office:value-type="float" office:value="-1435106376381926">
                <text:p>-143510637638192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92">
                <text:p>992</text:p>
              </table:table-cell>
              <table:table-cell office:value-type="float" office:value="-461337685298087">
                <text:p>-46133768529808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93">
                <text:p>993</text:p>
              </table:table-cell>
              <table:table-cell office:value-type="float" office:value="540500301762223">
                <text:p>54050030176222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94">
                <text:p>994</text:p>
              </table:table-cell>
              <table:table-cell office:value-type="float" office:value="-644132400549520">
                <text:p>-64413240054952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95">
                <text:p>995</text:p>
              </table:table-cell>
              <table:table-cell office:value-type="float" office:value="-1132107559732869">
                <text:p>-113210755973286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96">
                <text:p>996</text:p>
              </table:table-cell>
              <table:table-cell office:value-type="float" office:value="159365213145087">
                <text:p>15936521314508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97">
                <text:p>997</text:p>
              </table:table-cell>
              <table:table-cell office:value-type="float" office:value="-853490476390064">
                <text:p>-85349047639006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98">
                <text:p>998</text:p>
              </table:table-cell>
              <table:table-cell office:value-type="float" office:value="-466984177622662">
                <text:p>-46698417762266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99">
                <text:p>999</text:p>
              </table:table-cell>
              <table:table-cell office:value-type="float" office:value="147246837588676">
                <text:p>14724683758867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00">
                <text:p>1000</text:p>
              </table:table-cell>
              <table:table-cell office:value-type="float" office:value="-64156417309944.8">
                <text:p>-64156417309944.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01">
                <text:p>1001</text:p>
              </table:table-cell>
              <table:table-cell office:value-type="float" office:value="382678258010580">
                <text:p>38267825801058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02">
                <text:p>1002</text:p>
              </table:table-cell>
              <table:table-cell office:value-type="float" office:value="-722249238841352">
                <text:p>-72224923884135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03">
                <text:p>1003</text:p>
              </table:table-cell>
              <table:table-cell office:value-type="float" office:value="8602048448430.97">
                <text:p>8602048448430.9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04">
                <text:p>1004</text:p>
              </table:table-cell>
              <table:table-cell office:value-type="float" office:value="65105913104396.9">
                <text:p>65105913104396.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05">
                <text:p>1005</text:p>
              </table:table-cell>
              <table:table-cell office:value-type="float" office:value="908717260138494">
                <text:p>90871726013849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06">
                <text:p>1006</text:p>
              </table:table-cell>
              <table:table-cell office:value-type="float" office:value="742757816984165">
                <text:p>74275781698416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07">
                <text:p>1007</text:p>
              </table:table-cell>
              <table:table-cell office:value-type="float" office:value="104776823401909">
                <text:p>10477682340190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08">
                <text:p>1008</text:p>
              </table:table-cell>
              <table:table-cell office:value-type="float" office:value="909803448223176">
                <text:p>90980344822317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09">
                <text:p>1009</text:p>
              </table:table-cell>
              <table:table-cell office:value-type="float" office:value="-300731310410250">
                <text:p>-30073131041025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10">
                <text:p>1010</text:p>
              </table:table-cell>
              <table:table-cell office:value-type="float" office:value="875213738174034">
                <text:p>87521373817403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11">
                <text:p>1011</text:p>
              </table:table-cell>
              <table:table-cell office:value-type="float" office:value="874137585300267">
                <text:p>87413758530026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12">
                <text:p>1012</text:p>
              </table:table-cell>
              <table:table-cell office:value-type="float" office:value="987122339133775">
                <text:p>98712233913377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13">
                <text:p>1013</text:p>
              </table:table-cell>
              <table:table-cell office:value-type="float" office:value="1.37575789142328E+015">
                <text:p>1.37575789142328E+01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14">
                <text:p>1014</text:p>
              </table:table-cell>
              <table:table-cell office:value-type="float" office:value="-211406500359860">
                <text:p>-21140650035986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15">
                <text:p>1015</text:p>
              </table:table-cell>
              <table:table-cell office:value-type="float" office:value="216124156451730">
                <text:p>21612415645173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16">
                <text:p>1016</text:p>
              </table:table-cell>
              <table:table-cell office:value-type="float" office:value="-88138327444796.2">
                <text:p>-88138327444796.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17">
                <text:p>1017</text:p>
              </table:table-cell>
              <table:table-cell office:value-type="float" office:value="700863573290444">
                <text:p>70086357329044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18">
                <text:p>1018</text:p>
              </table:table-cell>
              <table:table-cell office:value-type="float" office:value="1.49589602593646E+015">
                <text:p>1.49589602593646E+01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19">
                <text:p>1019</text:p>
              </table:table-cell>
              <table:table-cell office:value-type="float" office:value="1703271350499695">
                <text:p>170327135049969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20">
                <text:p>1020</text:p>
              </table:table-cell>
              <table:table-cell office:value-type="float" office:value="501574726447734">
                <text:p>50157472644773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21">
                <text:p>1021</text:p>
              </table:table-cell>
              <table:table-cell office:value-type="float" office:value="1.99928065861828E+015">
                <text:p>1.99928065861828E+01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22">
                <text:p>1022</text:p>
              </table:table-cell>
              <table:table-cell office:value-type="float" office:value="737691039387559">
                <text:p>73769103938755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23">
                <text:p>1023</text:p>
              </table:table-cell>
              <table:table-cell office:value-type="float" office:value="625697950977364">
                <text:p>62569795097736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24">
                <text:p>1024</text:p>
              </table:table-cell>
              <table:table-cell office:value-type="float" office:value="1.25949777014166E+015">
                <text:p>1.25949777014166E+01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25">
                <text:p>1025</text:p>
              </table:table-cell>
              <table:table-cell office:value-type="float" office:value="1.42362171256543E+015">
                <text:p>1.42362171256543E+01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26">
                <text:p>1026</text:p>
              </table:table-cell>
              <table:table-cell office:value-type="float" office:value="825730316141184">
                <text:p>82573031614118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27">
                <text:p>1027</text:p>
              </table:table-cell>
              <table:table-cell office:value-type="float" office:value="2010453149825919">
                <text:p>201045314982591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28">
                <text:p>1028</text:p>
              </table:table-cell>
              <table:table-cell office:value-type="float" office:value="1479234870763227">
                <text:p>147923487076322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29">
                <text:p>1029</text:p>
              </table:table-cell>
              <table:table-cell office:value-type="float" office:value="639121640906020">
                <text:p>63912164090602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30">
                <text:p>1030</text:p>
              </table:table-cell>
              <table:table-cell office:value-type="float" office:value="1.75905478653532E+015">
                <text:p>1.75905478653532E+01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31">
                <text:p>1031</text:p>
              </table:table-cell>
              <table:table-cell office:value-type="float" office:value="2.48909498599965E+015">
                <text:p>2.48909498599965E+01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32">
                <text:p>1032</text:p>
              </table:table-cell>
              <table:table-cell office:value-type="float" office:value="1709520041093266">
                <text:p>170952004109326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33">
                <text:p>1033</text:p>
              </table:table-cell>
              <table:table-cell office:value-type="float" office:value="981999945143793">
                <text:p>98199994514379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34">
                <text:p>1034</text:p>
              </table:table-cell>
              <table:table-cell office:value-type="float" office:value="1.49398265875063E+015">
                <text:p>1.49398265875063E+01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35">
                <text:p>1035</text:p>
              </table:table-cell>
              <table:table-cell office:value-type="float" office:value="1808373535029645">
                <text:p>180837353502964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36">
                <text:p>1036</text:p>
              </table:table-cell>
              <table:table-cell office:value-type="float" office:value="1.97974657357059E+015">
                <text:p>1.97974657357059E+01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37">
                <text:p>1037</text:p>
              </table:table-cell>
              <table:table-cell office:value-type="float" office:value="1619434252395404">
                <text:p>161943425239540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38">
                <text:p>1038</text:p>
              </table:table-cell>
              <table:table-cell office:value-type="float" office:value="1.83549298069505E+015">
                <text:p>1.83549298069505E+01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39">
                <text:p>1039</text:p>
              </table:table-cell>
              <table:table-cell office:value-type="float" office:value="1.18286672017283E+015">
                <text:p>1.18286672017283E+01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40">
                <text:p>1040</text:p>
              </table:table-cell>
              <table:table-cell office:value-type="float" office:value="2.59593647687368E+015">
                <text:p>2.59593647687368E+01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41">
                <text:p>1041</text:p>
              </table:table-cell>
              <table:table-cell office:value-type="float" office:value="2824681651089953">
                <text:p>282468165108995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42">
                <text:p>1042</text:p>
              </table:table-cell>
              <table:table-cell office:value-type="float" office:value="1.78693794239893E+015">
                <text:p>1.78693794239893E+01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43">
                <text:p>1043</text:p>
              </table:table-cell>
              <table:table-cell office:value-type="float" office:value="2.39728301354864E+015">
                <text:p>2.39728301354864E+01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44">
                <text:p>1044</text:p>
              </table:table-cell>
              <table:table-cell office:value-type="float" office:value="1528376065979676">
                <text:p>152837606597967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45">
                <text:p>1045</text:p>
              </table:table-cell>
              <table:table-cell office:value-type="float" office:value="2.14740236152063E+015">
                <text:p>2.14740236152063E+01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46">
                <text:p>1046</text:p>
              </table:table-cell>
              <table:table-cell office:value-type="float" office:value="2.8923625596546E+015">
                <text:p>2.8923625596546E+01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47">
                <text:p>1047</text:p>
              </table:table-cell>
              <table:table-cell office:value-type="float" office:value="2.73647336593386E+015">
                <text:p>2.73647336593386E+01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48">
                <text:p>1048</text:p>
              </table:table-cell>
              <table:table-cell office:value-type="float" office:value="2.21410605215242E+015">
                <text:p>2.21410605215242E+01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49">
                <text:p>1049</text:p>
              </table:table-cell>
              <table:table-cell office:value-type="float" office:value="3552602960924737">
                <text:p>355260296092473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50">
                <text:p>1050</text:p>
              </table:table-cell>
              <table:table-cell office:value-type="float" office:value="1.90905543980662E+015">
                <text:p>1.90905543980662E+01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51">
                <text:p>1051</text:p>
              </table:table-cell>
              <table:table-cell office:value-type="float" office:value="1.80454229265828E+015">
                <text:p>1.80454229265828E+01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52">
                <text:p>1052</text:p>
              </table:table-cell>
              <table:table-cell office:value-type="float" office:value="2498895636283317">
                <text:p>249889563628331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53">
                <text:p>1053</text:p>
              </table:table-cell>
              <table:table-cell office:value-type="float" office:value="3606875527560343">
                <text:p>360687552756034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54">
                <text:p>1054</text:p>
              </table:table-cell>
              <table:table-cell office:value-type="float" office:value="3.20167603273352E+015">
                <text:p>3.20167603273352E+01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55">
                <text:p>1055</text:p>
              </table:table-cell>
              <table:table-cell office:value-type="float" office:value="3551883246036554">
                <text:p>355188324603655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56">
                <text:p>1056</text:p>
              </table:table-cell>
              <table:table-cell office:value-type="float" office:value="3571442593567586">
                <text:p>357144259356758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57">
                <text:p>1057</text:p>
              </table:table-cell>
              <table:table-cell office:value-type="float" office:value="3.74985323624204E+015">
                <text:p>3.74985323624204E+01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58">
                <text:p>1058</text:p>
              </table:table-cell>
              <table:table-cell office:value-type="float" office:value="3213615123546081">
                <text:p>321361512354608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59">
                <text:p>1059</text:p>
              </table:table-cell>
              <table:table-cell office:value-type="float" office:value="3.07929430146335E+015">
                <text:p>3.07929430146335E+01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60">
                <text:p>1060</text:p>
              </table:table-cell>
              <table:table-cell office:value-type="float" office:value="2.62086079756914E+015">
                <text:p>2.62086079756914E+01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61">
                <text:p>1061</text:p>
              </table:table-cell>
              <table:table-cell office:value-type="float" office:value="4.01026506453967E+015">
                <text:p>4.01026506453967E+01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62">
                <text:p>1062</text:p>
              </table:table-cell>
              <table:table-cell office:value-type="float" office:value="3.24404917825147E+015">
                <text:p>3.24404917825147E+01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63">
                <text:p>1063</text:p>
              </table:table-cell>
              <table:table-cell office:value-type="float" office:value="2560615741327024">
                <text:p>256061574132702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64">
                <text:p>1064</text:p>
              </table:table-cell>
              <table:table-cell office:value-type="float" office:value="3.87950968089198E+015">
                <text:p>3.87950968089198E+01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65">
                <text:p>1065</text:p>
              </table:table-cell>
              <table:table-cell office:value-type="float" office:value="4324461492813999">
                <text:p>432446149281399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66">
                <text:p>1066</text:p>
              </table:table-cell>
              <table:table-cell office:value-type="float" office:value="2973305287131153">
                <text:p>297330528713115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67">
                <text:p>1067</text:p>
              </table:table-cell>
              <table:table-cell office:value-type="float" office:value="3005686566973767">
                <text:p>300568656697376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68">
                <text:p>1068</text:p>
              </table:table-cell>
              <table:table-cell office:value-type="float" office:value="2793656185442865">
                <text:p>279365618544286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69">
                <text:p>1069</text:p>
              </table:table-cell>
              <table:table-cell office:value-type="float" office:value="3054466707394788">
                <text:p>305446670739478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70">
                <text:p>1070</text:p>
              </table:table-cell>
              <table:table-cell office:value-type="float" office:value="4622128523141842">
                <text:p>462212852314184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71">
                <text:p>1071</text:p>
              </table:table-cell>
              <table:table-cell office:value-type="float" office:value="3690834211275836">
                <text:p>369083421127583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72">
                <text:p>1072</text:p>
              </table:table-cell>
              <table:table-cell office:value-type="float" office:value="3.04592865012845E+015">
                <text:p>3.04592865012845E+01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73">
                <text:p>1073</text:p>
              </table:table-cell>
              <table:table-cell office:value-type="float" office:value="3338655715863247">
                <text:p>333865571586324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74">
                <text:p>1074</text:p>
              </table:table-cell>
              <table:table-cell office:value-type="float" office:value="3.18977225933275E+015">
                <text:p>3.18977225933275E+01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75">
                <text:p>1075</text:p>
              </table:table-cell>
              <table:table-cell office:value-type="float" office:value="5057937455474656">
                <text:p>505793745547465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76">
                <text:p>1076</text:p>
              </table:table-cell>
              <table:table-cell office:value-type="float" office:value="3.48651614128572E+015">
                <text:p>3.48651614128572E+01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77">
                <text:p>1077</text:p>
              </table:table-cell>
              <table:table-cell office:value-type="float" office:value="3274150602514140">
                <text:p>327415060251414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78">
                <text:p>1078</text:p>
              </table:table-cell>
              <table:table-cell office:value-type="float" office:value="3.96247324211846E+015">
                <text:p>3.96247324211846E+01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79">
                <text:p>1079</text:p>
              </table:table-cell>
              <table:table-cell office:value-type="float" office:value="4984510731926338">
                <text:p>498451073192633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80">
                <text:p>1080</text:p>
              </table:table-cell>
              <table:table-cell office:value-type="float" office:value="4688879709814487">
                <text:p>468887970981448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81">
                <text:p>1081</text:p>
              </table:table-cell>
              <table:table-cell office:value-type="float" office:value="3451567589609041">
                <text:p>345156758960904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82">
                <text:p>1082</text:p>
              </table:table-cell>
              <table:table-cell office:value-type="float" office:value="4946908386421562">
                <text:p>494690838642156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83">
                <text:p>1083</text:p>
              </table:table-cell>
              <table:table-cell office:value-type="float" office:value="5239015709602044">
                <text:p>523901570960204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84">
                <text:p>1084</text:p>
              </table:table-cell>
              <table:table-cell office:value-type="float" office:value="4523994191274496">
                <text:p>452399419127449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85">
                <text:p>1085</text:p>
              </table:table-cell>
              <table:table-cell office:value-type="float" office:value="5021614644836969">
                <text:p>502161464483696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86">
                <text:p>1086</text:p>
              </table:table-cell>
              <table:table-cell office:value-type="float" office:value="4623895076718865">
                <text:p>462389507671886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87">
                <text:p>1087</text:p>
              </table:table-cell>
              <table:table-cell office:value-type="float" office:value="3738038716722672">
                <text:p>373803871672267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88">
                <text:p>1088</text:p>
              </table:table-cell>
              <table:table-cell office:value-type="float" office:value="4963509409099931">
                <text:p>496350940909993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89">
                <text:p>1089</text:p>
              </table:table-cell>
              <table:table-cell office:value-type="float" office:value="5217671452500097">
                <text:p>521767145250009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90">
                <text:p>1090</text:p>
              </table:table-cell>
              <table:table-cell office:value-type="float" office:value="4886073604586545">
                <text:p>488607360458654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91">
                <text:p>1091</text:p>
              </table:table-cell>
              <table:table-cell office:value-type="float" office:value="5258742370532730">
                <text:p>525874237053273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92">
                <text:p>1092</text:p>
              </table:table-cell>
              <table:table-cell office:value-type="float" office:value="4764681351186913">
                <text:p>476468135118691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93">
                <text:p>1093</text:p>
              </table:table-cell>
              <table:table-cell office:value-type="float" office:value="4736046423125330">
                <text:p>473604642312533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94">
                <text:p>1094</text:p>
              </table:table-cell>
              <table:table-cell office:value-type="float" office:value="5214180367879042">
                <text:p>521418036787904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95">
                <text:p>1095</text:p>
              </table:table-cell>
              <table:table-cell office:value-type="float" office:value="5034408522179531">
                <text:p>503440852217953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96">
                <text:p>1096</text:p>
              </table:table-cell>
              <table:table-cell office:value-type="float" office:value="5500058493627945">
                <text:p>550005849362794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97">
                <text:p>1097</text:p>
              </table:table-cell>
              <table:table-cell office:value-type="float" office:value="5991018551971560">
                <text:p>599101855197156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98">
                <text:p>1098</text:p>
              </table:table-cell>
              <table:table-cell office:value-type="float" office:value="4728440147015605">
                <text:p>472844014701560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99">
                <text:p>1099</text:p>
              </table:table-cell>
              <table:table-cell office:value-type="float" office:value="4397401279075739">
                <text:p>439740127907573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100">
                <text:p>1100</text:p>
              </table:table-cell>
              <table:table-cell office:value-type="float" office:value="5915625639573877">
                <text:p>591562563957387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101">
                <text:p>1101</text:p>
              </table:table-cell>
              <table:table-cell office:value-type="float" office:value="5250007593443105">
                <text:p>525000759344310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102">
                <text:p>1102</text:p>
              </table:table-cell>
              <table:table-cell office:value-type="float" office:value="6420207103412713">
                <text:p>642020710341271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103">
                <text:p>1103</text:p>
              </table:table-cell>
              <table:table-cell office:value-type="float" office:value="6301815968054156">
                <text:p>630181596805415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104">
                <text:p>1104</text:p>
              </table:table-cell>
              <table:table-cell office:value-type="float" office:value="5390865815184264">
                <text:p>539086581518426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105">
                <text:p>1105</text:p>
              </table:table-cell>
              <table:table-cell office:value-type="float" office:value="5785035658493064">
                <text:p>578503565849306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106">
                <text:p>1106</text:p>
              </table:table-cell>
              <table:table-cell office:value-type="float" office:value="5803775088450421">
                <text:p>580377508845042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07">
                <text:p>1107</text:p>
              </table:table-cell>
              <table:table-cell office:value-type="float" office:value="6339080953281438">
                <text:p>633908095328143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108">
                <text:p>1108</text:p>
              </table:table-cell>
              <table:table-cell office:value-type="float" office:value="6052978978124736">
                <text:p>605297897812473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109">
                <text:p>1109</text:p>
              </table:table-cell>
              <table:table-cell office:value-type="float" office:value="6083635759767002">
                <text:p>608363575976700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10">
                <text:p>1110</text:p>
              </table:table-cell>
              <table:table-cell office:value-type="float" office:value="5713866942623090">
                <text:p>571386694262309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11">
                <text:p>1111</text:p>
              </table:table-cell>
              <table:table-cell office:value-type="float" office:value="6179148564425054">
                <text:p>617914856442505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12">
                <text:p>1112</text:p>
              </table:table-cell>
              <table:table-cell office:value-type="float" office:value="6107437001499926">
                <text:p>610743700149992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13">
                <text:p>1113</text:p>
              </table:table-cell>
              <table:table-cell office:value-type="float" office:value="6148063150637308">
                <text:p>614806315063730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14">
                <text:p>1114</text:p>
              </table:table-cell>
              <table:table-cell office:value-type="float" office:value="6784709330261604">
                <text:p>678470933026160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15">
                <text:p>1115</text:p>
              </table:table-cell>
              <table:table-cell office:value-type="float" office:value="6603033545025129">
                <text:p>660303354502512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16">
                <text:p>1116</text:p>
              </table:table-cell>
              <table:table-cell office:value-type="float" office:value="6489452790349434">
                <text:p>648945279034943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17">
                <text:p>1117</text:p>
              </table:table-cell>
              <table:table-cell office:value-type="float" office:value="5628669143483334">
                <text:p>562866914348333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18">
                <text:p>1118</text:p>
              </table:table-cell>
              <table:table-cell office:value-type="float" office:value="5531478465761120">
                <text:p>553147846576112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19">
                <text:p>1119</text:p>
              </table:table-cell>
              <table:table-cell office:value-type="float" office:value="5758661231276154">
                <text:p>575866123127615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20">
                <text:p>1120</text:p>
              </table:table-cell>
              <table:table-cell office:value-type="float" office:value="6455526797683562">
                <text:p>645552679768356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21">
                <text:p>1121</text:p>
              </table:table-cell>
              <table:table-cell office:value-type="float" office:value="6173514558145299">
                <text:p>617351455814529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22">
                <text:p>1122</text:p>
              </table:table-cell>
              <table:table-cell office:value-type="float" office:value="7207125499775828">
                <text:p>720712549977582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23">
                <text:p>1123</text:p>
              </table:table-cell>
              <table:table-cell office:value-type="float" office:value="5539467756464131">
                <text:p>553946775646413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24">
                <text:p>1124</text:p>
              </table:table-cell>
              <table:table-cell office:value-type="float" office:value="7216896829364141">
                <text:p>721689682936414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25">
                <text:p>1125</text:p>
              </table:table-cell>
              <table:table-cell office:value-type="float" office:value="7412921071715422">
                <text:p>741292107171542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26">
                <text:p>1126</text:p>
              </table:table-cell>
              <table:table-cell office:value-type="float" office:value="6476845443753853">
                <text:p>647684544375385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27">
                <text:p>1127</text:p>
              </table:table-cell>
              <table:table-cell office:value-type="float" office:value="7407671696549856">
                <text:p>740767169654985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28">
                <text:p>1128</text:p>
              </table:table-cell>
              <table:table-cell office:value-type="float" office:value="5960104961183902">
                <text:p>596010496118390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29">
                <text:p>1129</text:p>
              </table:table-cell>
              <table:table-cell office:value-type="float" office:value="7702717611269010">
                <text:p>770271761126901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30">
                <text:p>1130</text:p>
              </table:table-cell>
              <table:table-cell office:value-type="float" office:value="7616315324216618">
                <text:p>761631532421661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31">
                <text:p>1131</text:p>
              </table:table-cell>
              <table:table-cell office:value-type="float" office:value="7113375112135557">
                <text:p>711337511213555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32">
                <text:p>1132</text:p>
              </table:table-cell>
              <table:table-cell office:value-type="float" office:value="6875225114431481">
                <text:p>687522511443148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33">
                <text:p>1133</text:p>
              </table:table-cell>
              <table:table-cell office:value-type="float" office:value="7856429264523201">
                <text:p>785642926452320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34">
                <text:p>1134</text:p>
              </table:table-cell>
              <table:table-cell office:value-type="float" office:value="7306554470638779">
                <text:p>730655447063877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35">
                <text:p>1135</text:p>
              </table:table-cell>
              <table:table-cell office:value-type="float" office:value="6428177964422851">
                <text:p>642817796442285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36">
                <text:p>1136</text:p>
              </table:table-cell>
              <table:table-cell office:value-type="float" office:value="6805288149251649">
                <text:p>680528814925164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37">
                <text:p>1137</text:p>
              </table:table-cell>
              <table:table-cell office:value-type="float" office:value="6901627409838979">
                <text:p>690162740983897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38">
                <text:p>1138</text:p>
              </table:table-cell>
              <table:table-cell office:value-type="float" office:value="6975003037251849">
                <text:p>697500303725184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39">
                <text:p>1139</text:p>
              </table:table-cell>
              <table:table-cell office:value-type="float" office:value="6278953462796360">
                <text:p>627895346279636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40">
                <text:p>1140</text:p>
              </table:table-cell>
              <table:table-cell office:value-type="float" office:value="6772352538780049">
                <text:p>677235253878004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41">
                <text:p>1141</text:p>
              </table:table-cell>
              <table:table-cell office:value-type="float" office:value="6937543427514928">
                <text:p>693754342751492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42">
                <text:p>1142</text:p>
              </table:table-cell>
              <table:table-cell office:value-type="float" office:value="6993470117763899">
                <text:p>699347011776389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43">
                <text:p>1143</text:p>
              </table:table-cell>
              <table:table-cell office:value-type="float" office:value="6568199418343733">
                <text:p>656819941834373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44">
                <text:p>1144</text:p>
              </table:table-cell>
              <table:table-cell office:value-type="float" office:value="7851935406147060">
                <text:p>785193540614706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45">
                <text:p>1145</text:p>
              </table:table-cell>
              <table:table-cell office:value-type="float" office:value="6494839927093749">
                <text:p>649483992709374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46">
                <text:p>1146</text:p>
              </table:table-cell>
              <table:table-cell office:value-type="float" office:value="7029985895104866">
                <text:p>702998589510486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47">
                <text:p>1147</text:p>
              </table:table-cell>
              <table:table-cell office:value-type="float" office:value="7115518733589260">
                <text:p>711551873358926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48">
                <text:p>1148</text:p>
              </table:table-cell>
              <table:table-cell office:value-type="float" office:value="6881398175463633">
                <text:p>688139817546363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49">
                <text:p>1149</text:p>
              </table:table-cell>
              <table:table-cell office:value-type="float" office:value="6703113584790828">
                <text:p>670311358479082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50">
                <text:p>1150</text:p>
              </table:table-cell>
              <table:table-cell office:value-type="float" office:value="7581914928171078">
                <text:p>758191492817107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51">
                <text:p>1151</text:p>
              </table:table-cell>
              <table:table-cell office:value-type="float" office:value="6917668208930821">
                <text:p>691766820893082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52">
                <text:p>1152</text:p>
              </table:table-cell>
              <table:table-cell office:value-type="float" office:value="8353050213809300">
                <text:p>835305021380930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53">
                <text:p>1153</text:p>
              </table:table-cell>
              <table:table-cell office:value-type="float" office:value="7575163174509577">
                <text:p>757516317450957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54">
                <text:p>1154</text:p>
              </table:table-cell>
              <table:table-cell office:value-type="float" office:value="7769807256783951">
                <text:p>776980725678395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55">
                <text:p>1155</text:p>
              </table:table-cell>
              <table:table-cell office:value-type="float" office:value="7405926800547211">
                <text:p>740592680054721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56">
                <text:p>1156</text:p>
              </table:table-cell>
              <table:table-cell office:value-type="float" office:value="6827939741630131">
                <text:p>682793974163013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57">
                <text:p>1157</text:p>
              </table:table-cell>
              <table:table-cell office:value-type="float" office:value="7853920687737354">
                <text:p>785392068773735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58">
                <text:p>1158</text:p>
              </table:table-cell>
              <table:table-cell office:value-type="float" office:value="8496879270298951">
                <text:p>849687927029895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59">
                <text:p>1159</text:p>
              </table:table-cell>
              <table:table-cell office:value-type="float" office:value="8238330232835036">
                <text:p>8238330232835036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60">
                <text:p>1160</text:p>
              </table:table-cell>
              <table:table-cell office:value-type="float" office:value="7000671895649906">
                <text:p>700067189564990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61">
                <text:p>1161</text:p>
              </table:table-cell>
              <table:table-cell office:value-type="float" office:value="7247017845760561">
                <text:p>724701784576056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62">
                <text:p>1162</text:p>
              </table:table-cell>
              <table:table-cell office:value-type="float" office:value="7364180014987334">
                <text:p>736418001498733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63">
                <text:p>1163</text:p>
              </table:table-cell>
              <table:table-cell office:value-type="float" office:value="7874721111666755">
                <text:p>787472111166675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64">
                <text:p>1164</text:p>
              </table:table-cell>
              <table:table-cell office:value-type="float" office:value="7206307816603593">
                <text:p>720630781660359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65">
                <text:p>1165</text:p>
              </table:table-cell>
              <table:table-cell office:value-type="float" office:value="8735930351541585">
                <text:p>873593035154158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66">
                <text:p>1166</text:p>
              </table:table-cell>
              <table:table-cell office:value-type="float" office:value="8110808403960845">
                <text:p>811080840396084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67">
                <text:p>1167</text:p>
              </table:table-cell>
              <table:table-cell office:value-type="float" office:value="8004965386370162">
                <text:p>800496538637016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68">
                <text:p>1168</text:p>
              </table:table-cell>
              <table:table-cell office:value-type="float" office:value="7789987712775091">
                <text:p>778998771277509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69">
                <text:p>1169</text:p>
              </table:table-cell>
              <table:table-cell office:value-type="float" office:value="9.05360808767401E+015">
                <text:p>9.05360808767401E+01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70">
                <text:p>1170</text:p>
              </table:table-cell>
              <table:table-cell office:value-type="float" office:value="9.152193275975E+015">
                <text:p>9.152193275975E+01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71">
                <text:p>1171</text:p>
              </table:table-cell>
              <table:table-cell office:value-type="float" office:value="7584899243741551">
                <text:p>758489924374155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72">
                <text:p>1172</text:p>
              </table:table-cell>
              <table:table-cell office:value-type="float" office:value="8573540644137807">
                <text:p>857354064413780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73">
                <text:p>1173</text:p>
              </table:table-cell>
              <table:table-cell office:value-type="float" office:value="7343416942333600">
                <text:p>734341694233360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74">
                <text:p>1174</text:p>
              </table:table-cell>
              <table:table-cell office:value-type="float" office:value="9.28168436040663E+015">
                <text:p>9.28168436040663E+01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75">
                <text:p>1175</text:p>
              </table:table-cell>
              <table:table-cell office:value-type="float" office:value="7727667762671562">
                <text:p>772766776267156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76">
                <text:p>1176</text:p>
              </table:table-cell>
              <table:table-cell office:value-type="float" office:value="8292400409612876">
                <text:p>829240040961287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77">
                <text:p>1177</text:p>
              </table:table-cell>
              <table:table-cell office:value-type="float" office:value="8687953405999739">
                <text:p>868795340599973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78">
                <text:p>1178</text:p>
              </table:table-cell>
              <table:table-cell office:value-type="float" office:value="9.03852973463232E+015">
                <text:p>9.03852973463232E+01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79">
                <text:p>1179</text:p>
              </table:table-cell>
              <table:table-cell office:value-type="float" office:value="9.12053976738878E+015">
                <text:p>9.12053976738878E+01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80">
                <text:p>1180</text:p>
              </table:table-cell>
              <table:table-cell office:value-type="float" office:value="8985174158893406">
                <text:p>898517415889340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81">
                <text:p>1181</text:p>
              </table:table-cell>
              <table:table-cell office:value-type="float" office:value="8835597339725158">
                <text:p>883559733972515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82">
                <text:p>1182</text:p>
              </table:table-cell>
              <table:table-cell office:value-type="float" office:value="8698085304230567">
                <text:p>869808530423056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83">
                <text:p>1183</text:p>
              </table:table-cell>
              <table:table-cell office:value-type="float" office:value="8003643188430613">
                <text:p>800364318843061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84">
                <text:p>1184</text:p>
              </table:table-cell>
              <table:table-cell office:value-type="float" office:value="8946359359376854">
                <text:p>894635935937685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85">
                <text:p>1185</text:p>
              </table:table-cell>
              <table:table-cell office:value-type="float" office:value="9.14372374923448E+015">
                <text:p>9.14372374923448E+01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86">
                <text:p>1186</text:p>
              </table:table-cell>
              <table:table-cell office:value-type="float" office:value="8672458317218324">
                <text:p>867245831721832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87">
                <text:p>1187</text:p>
              </table:table-cell>
              <table:table-cell office:value-type="float" office:value="8228301677013617">
                <text:p>822830167701361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88">
                <text:p>1188</text:p>
              </table:table-cell>
              <table:table-cell office:value-type="float" office:value="9.57703953079574E+015">
                <text:p>9.57703953079574E+01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89">
                <text:p>1189</text:p>
              </table:table-cell>
              <table:table-cell office:value-type="float" office:value="9.43464646485987E+015">
                <text:p>9.43464646485987E+01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90">
                <text:p>1190</text:p>
              </table:table-cell>
              <table:table-cell office:value-type="float" office:value="9000620030822177">
                <text:p>900062003082217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91">
                <text:p>1191</text:p>
              </table:table-cell>
              <table:table-cell office:value-type="float" office:value="8883079970629893">
                <text:p>888307997062989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92">
                <text:p>1192</text:p>
              </table:table-cell>
              <table:table-cell office:value-type="float" office:value="9.16862824356918E+015">
                <text:p>9.16862824356918E+01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93">
                <text:p>1193</text:p>
              </table:table-cell>
              <table:table-cell office:value-type="float" office:value="9.61677385933172E+015">
                <text:p>9.61677385933172E+01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94">
                <text:p>1194</text:p>
              </table:table-cell>
              <table:table-cell office:value-type="float" office:value="8949624590827512">
                <text:p>894962459082751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95">
                <text:p>1195</text:p>
              </table:table-cell>
              <table:table-cell office:value-type="float" office:value="8154325555282705">
                <text:p>815432555528270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96">
                <text:p>1196</text:p>
              </table:table-cell>
              <table:table-cell office:value-type="float" office:value="8312132367912967">
                <text:p>831213236791296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97">
                <text:p>1197</text:p>
              </table:table-cell>
              <table:table-cell office:value-type="float" office:value="9.71371405868395E+015">
                <text:p>9.71371405868395E+01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98">
                <text:p>1198</text:p>
              </table:table-cell>
              <table:table-cell office:value-type="float" office:value="8741247777632306">
                <text:p>874124777763230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99">
                <text:p>1199</text:p>
              </table:table-cell>
              <table:table-cell office:value-type="float" office:value="9.67816851673446E+015">
                <text:p>9.67816851673446E+01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200">
                <text:p>1200</text:p>
              </table:table-cell>
              <table:table-cell office:value-type="float" office:value="9.51665729956983E+015">
                <text:p>9.51665729956983E+01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201">
                <text:p>1201</text:p>
              </table:table-cell>
              <table:table-cell office:value-type="float" office:value="8085221752198964">
                <text:p>808522175219896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202">
                <text:p>1202</text:p>
              </table:table-cell>
              <table:table-cell office:value-type="float" office:value="7874330027031812">
                <text:p>787433002703181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203">
                <text:p>1203</text:p>
              </table:table-cell>
              <table:table-cell office:value-type="float" office:value="8256818117683278">
                <text:p>825681811768327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204">
                <text:p>1204</text:p>
              </table:table-cell>
              <table:table-cell office:value-type="float" office:value="8902425771167361">
                <text:p>890242577116736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205">
                <text:p>1205</text:p>
              </table:table-cell>
              <table:table-cell office:value-type="float" office:value="9005142526331804">
                <text:p>900514252633180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206">
                <text:p>1206</text:p>
              </table:table-cell>
              <table:table-cell office:value-type="float" office:value="8193303836827471">
                <text:p>819330383682747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207">
                <text:p>1207</text:p>
              </table:table-cell>
              <table:table-cell office:value-type="float" office:value="9.58134272400642E+015">
                <text:p>9.58134272400642E+01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208">
                <text:p>1208</text:p>
              </table:table-cell>
              <table:table-cell office:value-type="float" office:value="7975097467181535">
                <text:p>797509746718153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209">
                <text:p>1209</text:p>
              </table:table-cell>
              <table:table-cell office:value-type="float" office:value="9.66330557949923E+015">
                <text:p>9.66330557949923E+01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10">
                <text:p>1210</text:p>
              </table:table-cell>
              <table:table-cell office:value-type="float" office:value="9.21841274016132E+015">
                <text:p>9.21841274016132E+01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11">
                <text:p>1211</text:p>
              </table:table-cell>
              <table:table-cell office:value-type="float" office:value="9.30704056860198E+015">
                <text:p>9.30704056860198E+01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12">
                <text:p>1212</text:p>
              </table:table-cell>
              <table:table-cell office:value-type="float" office:value="9.52672992552992E+015">
                <text:p>9.52672992552992E+01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13">
                <text:p>1213</text:p>
              </table:table-cell>
              <table:table-cell office:value-type="float" office:value="9.28531238953053E+015">
                <text:p>9.28531238953053E+01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14">
                <text:p>1214</text:p>
              </table:table-cell>
              <table:table-cell office:value-type="float" office:value="9.49486981603456E+015">
                <text:p>9.49486981603456E+01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15">
                <text:p>1215</text:p>
              </table:table-cell>
              <table:table-cell office:value-type="float" office:value="8786533544648618">
                <text:p>878653354464861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16">
                <text:p>1216</text:p>
              </table:table-cell>
              <table:table-cell office:value-type="float" office:value="8255464892979192">
                <text:p>825546489297919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17">
                <text:p>1217</text:p>
              </table:table-cell>
              <table:table-cell office:value-type="float" office:value="8039341643545685">
                <text:p>803934164354568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18">
                <text:p>1218</text:p>
              </table:table-cell>
              <table:table-cell office:value-type="float" office:value="9.37678289263021E+015">
                <text:p>9.37678289263021E+01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19">
                <text:p>1219</text:p>
              </table:table-cell>
              <table:table-cell office:value-type="float" office:value="9.68496772762315E+015">
                <text:p>9.68496772762315E+01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20">
                <text:p>1220</text:p>
              </table:table-cell>
              <table:table-cell office:value-type="float" office:value="8831027772662253">
                <text:p>883102777266225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21">
                <text:p>1221</text:p>
              </table:table-cell>
              <table:table-cell office:value-type="float" office:value="8632093076397271">
                <text:p>863209307639727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22">
                <text:p>1222</text:p>
              </table:table-cell>
              <table:table-cell office:value-type="float" office:value="8483867716113091">
                <text:p>848386771611309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23">
                <text:p>1223</text:p>
              </table:table-cell>
              <table:table-cell office:value-type="float" office:value="8621122735189563">
                <text:p>862112273518956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24">
                <text:p>1224</text:p>
              </table:table-cell>
              <table:table-cell office:value-type="float" office:value="8061144864516296">
                <text:p>806114486451629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25">
                <text:p>1225</text:p>
              </table:table-cell>
              <table:table-cell office:value-type="float" office:value="9.18227913700138E+015">
                <text:p>9.18227913700138E+01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26">
                <text:p>1226</text:p>
              </table:table-cell>
              <table:table-cell office:value-type="float" office:value="9.78405501940514E+015">
                <text:p>9.78405501940514E+01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27">
                <text:p>1227</text:p>
              </table:table-cell>
              <table:table-cell office:value-type="float" office:value="9.44888178162507E+015">
                <text:p>9.44888178162507E+01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28">
                <text:p>1228</text:p>
              </table:table-cell>
              <table:table-cell office:value-type="float" office:value="9.52633282557076E+015">
                <text:p>9.52633282557076E+01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29">
                <text:p>1229</text:p>
              </table:table-cell>
              <table:table-cell office:value-type="float" office:value="8819573932263872">
                <text:p>881957393226387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30">
                <text:p>1230</text:p>
              </table:table-cell>
              <table:table-cell office:value-type="float" office:value="9.25554808917098E+015">
                <text:p>9.25554808917098E+01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31">
                <text:p>1231</text:p>
              </table:table-cell>
              <table:table-cell office:value-type="float" office:value="8664566302979515">
                <text:p>866456630297951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32">
                <text:p>1232</text:p>
              </table:table-cell>
              <table:table-cell office:value-type="float" office:value="8738983088287865">
                <text:p>873898308828786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33">
                <text:p>1233</text:p>
              </table:table-cell>
              <table:table-cell office:value-type="float" office:value="9.39718597101536E+015">
                <text:p>9.39718597101536E+01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34">
                <text:p>1234</text:p>
              </table:table-cell>
              <table:table-cell office:value-type="float" office:value="8342294200002529">
                <text:p>834229420000252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35">
                <text:p>1235</text:p>
              </table:table-cell>
              <table:table-cell office:value-type="float" office:value="9.58039612260331E+015">
                <text:p>9.58039612260331E+01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36">
                <text:p>1236</text:p>
              </table:table-cell>
              <table:table-cell office:value-type="float" office:value="9.37917598795879E+015">
                <text:p>9.37917598795879E+01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37">
                <text:p>1237</text:p>
              </table:table-cell>
              <table:table-cell office:value-type="float" office:value="8763073037730235">
                <text:p>876307303773023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38">
                <text:p>1238</text:p>
              </table:table-cell>
              <table:table-cell office:value-type="float" office:value="8410017041083212">
                <text:p>841001704108321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39">
                <text:p>1239</text:p>
              </table:table-cell>
              <table:table-cell office:value-type="float" office:value="9.02727689819023E+015">
                <text:p>9.02727689819023E+01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40">
                <text:p>1240</text:p>
              </table:table-cell>
              <table:table-cell office:value-type="float" office:value="8386766799824364">
                <text:p>838676679982436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41">
                <text:p>1241</text:p>
              </table:table-cell>
              <table:table-cell office:value-type="float" office:value="8511253879614989">
                <text:p>851125387961498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42">
                <text:p>1242</text:p>
              </table:table-cell>
              <table:table-cell office:value-type="float" office:value="8944709988372149">
                <text:p>894470998837214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43">
                <text:p>1243</text:p>
              </table:table-cell>
              <table:table-cell office:value-type="float" office:value="8004064086795642">
                <text:p>800406408679564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44">
                <text:p>1244</text:p>
              </table:table-cell>
              <table:table-cell office:value-type="float" office:value="7879115427225331">
                <text:p>787911542722533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45">
                <text:p>1245</text:p>
              </table:table-cell>
              <table:table-cell office:value-type="float" office:value="7900680920620935">
                <text:p>790068092062093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46">
                <text:p>1246</text:p>
              </table:table-cell>
              <table:table-cell office:value-type="float" office:value="9.28515160089344E+015">
                <text:p>9.28515160089344E+01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47">
                <text:p>1247</text:p>
              </table:table-cell>
              <table:table-cell office:value-type="float" office:value="9.5223594146827E+015">
                <text:p>9.5223594146827E+01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48">
                <text:p>1248</text:p>
              </table:table-cell>
              <table:table-cell office:value-type="float" office:value="8695217726982134">
                <text:p>869521772698213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49">
                <text:p>1249</text:p>
              </table:table-cell>
              <table:table-cell office:value-type="float" office:value="8042161776366148">
                <text:p>804216177636614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50">
                <text:p>1250</text:p>
              </table:table-cell>
              <table:table-cell office:value-type="float" office:value="8416445980718602">
                <text:p>841644598071860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51">
                <text:p>1251</text:p>
              </table:table-cell>
              <table:table-cell office:value-type="float" office:value="9.08180835269497E+015">
                <text:p>9.08180835269497E+01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52">
                <text:p>1252</text:p>
              </table:table-cell>
              <table:table-cell office:value-type="float" office:value="8328749036180499">
                <text:p>832874903618049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53">
                <text:p>1253</text:p>
              </table:table-cell>
              <table:table-cell office:value-type="float" office:value="9.31356202327628E+015">
                <text:p>9.31356202327628E+01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54">
                <text:p>1254</text:p>
              </table:table-cell>
              <table:table-cell office:value-type="float" office:value="7816865031644589">
                <text:p>781686503164458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55">
                <text:p>1255</text:p>
              </table:table-cell>
              <table:table-cell office:value-type="float" office:value="7642864211119373">
                <text:p>764286421111937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56">
                <text:p>1256</text:p>
              </table:table-cell>
              <table:table-cell office:value-type="float" office:value="7736056621042005">
                <text:p>773605662104200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57">
                <text:p>1257</text:p>
              </table:table-cell>
              <table:table-cell office:value-type="float" office:value="9.21069312968918E+015">
                <text:p>9.21069312968918E+01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58">
                <text:p>1258</text:p>
              </table:table-cell>
              <table:table-cell office:value-type="float" office:value="7700626333977350">
                <text:p>770062633397735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59">
                <text:p>1259</text:p>
              </table:table-cell>
              <table:table-cell office:value-type="float" office:value="8672047427707366">
                <text:p>867204742770736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60">
                <text:p>1260</text:p>
              </table:table-cell>
              <table:table-cell office:value-type="float" office:value="8395459904622115">
                <text:p>839545990462211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61">
                <text:p>1261</text:p>
              </table:table-cell>
              <table:table-cell office:value-type="float" office:value="7922814992992187">
                <text:p>792281499299218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62">
                <text:p>1262</text:p>
              </table:table-cell>
              <table:table-cell office:value-type="float" office:value="8033508653847313">
                <text:p>803350865384731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63">
                <text:p>1263</text:p>
              </table:table-cell>
              <table:table-cell office:value-type="float" office:value="7836697374630403">
                <text:p>783669737463040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64">
                <text:p>1264</text:p>
              </table:table-cell>
              <table:table-cell office:value-type="float" office:value="9.17891727599054E+015">
                <text:p>9.17891727599054E+01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65">
                <text:p>1265</text:p>
              </table:table-cell>
              <table:table-cell office:value-type="float" office:value="9.23772879543112E+015">
                <text:p>9.23772879543112E+01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66">
                <text:p>1266</text:p>
              </table:table-cell>
              <table:table-cell office:value-type="float" office:value="8724527760532917">
                <text:p>872452776053291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67">
                <text:p>1267</text:p>
              </table:table-cell>
              <table:table-cell office:value-type="float" office:value="8797253032566395">
                <text:p>879725303256639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68">
                <text:p>1268</text:p>
              </table:table-cell>
              <table:table-cell office:value-type="float" office:value="8857252486063909">
                <text:p>885725248606390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69">
                <text:p>1269</text:p>
              </table:table-cell>
              <table:table-cell office:value-type="float" office:value="8954853099466696">
                <text:p>895485309946669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70">
                <text:p>1270</text:p>
              </table:table-cell>
              <table:table-cell office:value-type="float" office:value="9.15436942898718E+015">
                <text:p>9.15436942898718E+01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71">
                <text:p>1271</text:p>
              </table:table-cell>
              <table:table-cell office:value-type="float" office:value="8504740061195760">
                <text:p>850474006119576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72">
                <text:p>1272</text:p>
              </table:table-cell>
              <table:table-cell office:value-type="float" office:value="7301646809807549">
                <text:p>730164680980754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73">
                <text:p>1273</text:p>
              </table:table-cell>
              <table:table-cell office:value-type="float" office:value="7632273661470851">
                <text:p>763227366147085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74">
                <text:p>1274</text:p>
              </table:table-cell>
              <table:table-cell office:value-type="float" office:value="8293902753053712">
                <text:p>829390275305371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75">
                <text:p>1275</text:p>
              </table:table-cell>
              <table:table-cell office:value-type="float" office:value="8107003555876581">
                <text:p>810700355587658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76">
                <text:p>1276</text:p>
              </table:table-cell>
              <table:table-cell office:value-type="float" office:value="7987004577595635">
                <text:p>798700457759563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77">
                <text:p>1277</text:p>
              </table:table-cell>
              <table:table-cell office:value-type="float" office:value="8380137775221396">
                <text:p>8380137775221396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78">
                <text:p>1278</text:p>
              </table:table-cell>
              <table:table-cell office:value-type="float" office:value="7882383196734312">
                <text:p>788238319673431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79">
                <text:p>1279</text:p>
              </table:table-cell>
              <table:table-cell office:value-type="float" office:value="7439271744551298">
                <text:p>743927174455129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80">
                <text:p>1280</text:p>
              </table:table-cell>
              <table:table-cell office:value-type="float" office:value="7978860785774019">
                <text:p>797886078577401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81">
                <text:p>1281</text:p>
              </table:table-cell>
              <table:table-cell office:value-type="float" office:value="7851545069800589">
                <text:p>785154506980058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82">
                <text:p>1282</text:p>
              </table:table-cell>
              <table:table-cell office:value-type="float" office:value="8343635184859697">
                <text:p>834363518485969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83">
                <text:p>1283</text:p>
              </table:table-cell>
              <table:table-cell office:value-type="float" office:value="7199275915804677">
                <text:p>7199275915804677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84">
                <text:p>1284</text:p>
              </table:table-cell>
              <table:table-cell office:value-type="float" office:value="7504053109003846">
                <text:p>750405310900384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85">
                <text:p>1285</text:p>
              </table:table-cell>
              <table:table-cell office:value-type="float" office:value="8386799600340995">
                <text:p>838679960034099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86">
                <text:p>1286</text:p>
              </table:table-cell>
              <table:table-cell office:value-type="float" office:value="7627438044647035">
                <text:p>762743804464703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87">
                <text:p>1287</text:p>
              </table:table-cell>
              <table:table-cell office:value-type="float" office:value="7452792060294495">
                <text:p>745279206029449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88">
                <text:p>1288</text:p>
              </table:table-cell>
              <table:table-cell office:value-type="float" office:value="7644141924850562">
                <text:p>764414192485056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89">
                <text:p>1289</text:p>
              </table:table-cell>
              <table:table-cell office:value-type="float" office:value="8058100607164763">
                <text:p>805810060716476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90">
                <text:p>1290</text:p>
              </table:table-cell>
              <table:table-cell office:value-type="float" office:value="8362747492787074">
                <text:p>836274749278707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91">
                <text:p>1291</text:p>
              </table:table-cell>
              <table:table-cell office:value-type="float" office:value="7626358867468062">
                <text:p>762635886746806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92">
                <text:p>1292</text:p>
              </table:table-cell>
              <table:table-cell office:value-type="float" office:value="7483186375514318">
                <text:p>748318637551431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93">
                <text:p>1293</text:p>
              </table:table-cell>
              <table:table-cell office:value-type="float" office:value="7231329051595555">
                <text:p>723132905159555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94">
                <text:p>1294</text:p>
              </table:table-cell>
              <table:table-cell office:value-type="float" office:value="6752564154046226">
                <text:p>675256415404622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95">
                <text:p>1295</text:p>
              </table:table-cell>
              <table:table-cell office:value-type="float" office:value="7545516824937147">
                <text:p>7545516824937147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96">
                <text:p>1296</text:p>
              </table:table-cell>
              <table:table-cell office:value-type="float" office:value="6585400754955302">
                <text:p>658540075495530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97">
                <text:p>1297</text:p>
              </table:table-cell>
              <table:table-cell office:value-type="float" office:value="6479633078201031">
                <text:p>647963307820103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98">
                <text:p>1298</text:p>
              </table:table-cell>
              <table:table-cell office:value-type="float" office:value="6938821857218617">
                <text:p>693882185721861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99">
                <text:p>1299</text:p>
              </table:table-cell>
              <table:table-cell office:value-type="float" office:value="6962848723646162">
                <text:p>696284872364616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300">
                <text:p>1300</text:p>
              </table:table-cell>
              <table:table-cell office:value-type="float" office:value="6891248207669489">
                <text:p>689124820766948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301">
                <text:p>1301</text:p>
              </table:table-cell>
              <table:table-cell office:value-type="float" office:value="6770710484186108">
                <text:p>677071048418610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302">
                <text:p>1302</text:p>
              </table:table-cell>
              <table:table-cell office:value-type="float" office:value="6405919761694405">
                <text:p>640591976169440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303">
                <text:p>1303</text:p>
              </table:table-cell>
              <table:table-cell office:value-type="float" office:value="7268969564209142">
                <text:p>726896956420914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304">
                <text:p>1304</text:p>
              </table:table-cell>
              <table:table-cell office:value-type="float" office:value="7897914987818242">
                <text:p>789791498781824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305">
                <text:p>1305</text:p>
              </table:table-cell>
              <table:table-cell office:value-type="float" office:value="7366923972291715">
                <text:p>736692397229171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306">
                <text:p>1306</text:p>
              </table:table-cell>
              <table:table-cell office:value-type="float" office:value="6519534400345715">
                <text:p>651953440034571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307">
                <text:p>1307</text:p>
              </table:table-cell>
              <table:table-cell office:value-type="float" office:value="7446498331231729">
                <text:p>744649833123172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308">
                <text:p>1308</text:p>
              </table:table-cell>
              <table:table-cell office:value-type="float" office:value="6572480818546619">
                <text:p>657248081854661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309">
                <text:p>1309</text:p>
              </table:table-cell>
              <table:table-cell office:value-type="float" office:value="7113359649302704">
                <text:p>711335964930270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10">
                <text:p>1310</text:p>
              </table:table-cell>
              <table:table-cell office:value-type="float" office:value="6375629496864881">
                <text:p>637562949686488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11">
                <text:p>1311</text:p>
              </table:table-cell>
              <table:table-cell office:value-type="float" office:value="7196981925730557">
                <text:p>719698192573055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12">
                <text:p>1312</text:p>
              </table:table-cell>
              <table:table-cell office:value-type="float" office:value="5814763183581686">
                <text:p>581476318358168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13">
                <text:p>1313</text:p>
              </table:table-cell>
              <table:table-cell office:value-type="float" office:value="6226912871770281">
                <text:p>622691287177028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14">
                <text:p>1314</text:p>
              </table:table-cell>
              <table:table-cell office:value-type="float" office:value="5840266557020608">
                <text:p>584026655702060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15">
                <text:p>1315</text:p>
              </table:table-cell>
              <table:table-cell office:value-type="float" office:value="5414060514339829">
                <text:p>541406051433982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16">
                <text:p>1316</text:p>
              </table:table-cell>
              <table:table-cell office:value-type="float" office:value="5327109063938596">
                <text:p>532710906393859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17">
                <text:p>1317</text:p>
              </table:table-cell>
              <table:table-cell office:value-type="float" office:value="5414604920769258">
                <text:p>541460492076925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18">
                <text:p>1318</text:p>
              </table:table-cell>
              <table:table-cell office:value-type="float" office:value="6897400986317196">
                <text:p>689740098631719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19">
                <text:p>1319</text:p>
              </table:table-cell>
              <table:table-cell office:value-type="float" office:value="5612179736115529">
                <text:p>561217973611552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20">
                <text:p>1320</text:p>
              </table:table-cell>
              <table:table-cell office:value-type="float" office:value="6441615203493481">
                <text:p>644161520349348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21">
                <text:p>1321</text:p>
              </table:table-cell>
              <table:table-cell office:value-type="float" office:value="5915042025524360">
                <text:p>591504202552436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22">
                <text:p>1322</text:p>
              </table:table-cell>
              <table:table-cell office:value-type="float" office:value="5507943848686727">
                <text:p>550794384868672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23">
                <text:p>1323</text:p>
              </table:table-cell>
              <table:table-cell office:value-type="float" office:value="5072809883825185">
                <text:p>507280988382518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24">
                <text:p>1324</text:p>
              </table:table-cell>
              <table:table-cell office:value-type="float" office:value="5032536849270146">
                <text:p>5032536849270146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25">
                <text:p>1325</text:p>
              </table:table-cell>
              <table:table-cell office:value-type="float" office:value="5690180083737676">
                <text:p>569018008373767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26">
                <text:p>1326</text:p>
              </table:table-cell>
              <table:table-cell office:value-type="float" office:value="6360972312811534">
                <text:p>636097231281153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27">
                <text:p>1327</text:p>
              </table:table-cell>
              <table:table-cell office:value-type="float" office:value="6093220708617279">
                <text:p>609322070861727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28">
                <text:p>1328</text:p>
              </table:table-cell>
              <table:table-cell office:value-type="float" office:value="5732099785891701">
                <text:p>573209978589170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29">
                <text:p>1329</text:p>
              </table:table-cell>
              <table:table-cell office:value-type="float" office:value="6417480376445456">
                <text:p>641748037644545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30">
                <text:p>1330</text:p>
              </table:table-cell>
              <table:table-cell office:value-type="float" office:value="5042549191227016">
                <text:p>504254919122701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31">
                <text:p>1331</text:p>
              </table:table-cell>
              <table:table-cell office:value-type="float" office:value="5515614506870358">
                <text:p>551561450687035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32">
                <text:p>1332</text:p>
              </table:table-cell>
              <table:table-cell office:value-type="float" office:value="5109316930244068">
                <text:p>510931693024406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33">
                <text:p>1333</text:p>
              </table:table-cell>
              <table:table-cell office:value-type="float" office:value="4431030138920066">
                <text:p>443103013892006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34">
                <text:p>1334</text:p>
              </table:table-cell>
              <table:table-cell office:value-type="float" office:value="4256942919126176">
                <text:p>425694291912617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35">
                <text:p>1335</text:p>
              </table:table-cell>
              <table:table-cell office:value-type="float" office:value="5258063892936563">
                <text:p>525806389293656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36">
                <text:p>1336</text:p>
              </table:table-cell>
              <table:table-cell office:value-type="float" office:value="5155388207156798">
                <text:p>515538820715679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37">
                <text:p>1337</text:p>
              </table:table-cell>
              <table:table-cell office:value-type="float" office:value="4148159332756887">
                <text:p>414815933275688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38">
                <text:p>1338</text:p>
              </table:table-cell>
              <table:table-cell office:value-type="float" office:value="4895367860670611">
                <text:p>489536786067061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39">
                <text:p>1339</text:p>
              </table:table-cell>
              <table:table-cell office:value-type="float" office:value="3974737165315902">
                <text:p>397473716531590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40">
                <text:p>1340</text:p>
              </table:table-cell>
              <table:table-cell office:value-type="float" office:value="5283908602063101">
                <text:p>528390860206310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41">
                <text:p>1341</text:p>
              </table:table-cell>
              <table:table-cell office:value-type="float" office:value="5550469581730738">
                <text:p>555046958173073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42">
                <text:p>1342</text:p>
              </table:table-cell>
              <table:table-cell office:value-type="float" office:value="5538230745417903">
                <text:p>553823074541790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43">
                <text:p>1343</text:p>
              </table:table-cell>
              <table:table-cell office:value-type="float" office:value="3.86668057294849E+015">
                <text:p>3.86668057294849E+01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44">
                <text:p>1344</text:p>
              </table:table-cell>
              <table:table-cell office:value-type="float" office:value="4461855203462325">
                <text:p>446185520346232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45">
                <text:p>1345</text:p>
              </table:table-cell>
              <table:table-cell office:value-type="float" office:value="3887463045951792">
                <text:p>388746304595179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46">
                <text:p>1346</text:p>
              </table:table-cell>
              <table:table-cell office:value-type="float" office:value="4186076340568222">
                <text:p>418607634056822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47">
                <text:p>1347</text:p>
              </table:table-cell>
              <table:table-cell office:value-type="float" office:value="4885232161340048">
                <text:p>488523216134004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48">
                <text:p>1348</text:p>
              </table:table-cell>
              <table:table-cell office:value-type="float" office:value="5017414432731650">
                <text:p>501741443273165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49">
                <text:p>1349</text:p>
              </table:table-cell>
              <table:table-cell office:value-type="float" office:value="3.85686895368729E+015">
                <text:p>3.85686895368729E+01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50">
                <text:p>1350</text:p>
              </table:table-cell>
              <table:table-cell office:value-type="float" office:value="4.36497360157404E+015">
                <text:p>4.36497360157404E+01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51">
                <text:p>1351</text:p>
              </table:table-cell>
              <table:table-cell office:value-type="float" office:value="4929776041827229">
                <text:p>492977604182722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52">
                <text:p>1352</text:p>
              </table:table-cell>
              <table:table-cell office:value-type="float" office:value="3.47921778116261E+015">
                <text:p>3.47921778116261E+01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53">
                <text:p>1353</text:p>
              </table:table-cell>
              <table:table-cell office:value-type="float" office:value="3252574244599689">
                <text:p>325257424459968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54">
                <text:p>1354</text:p>
              </table:table-cell>
              <table:table-cell office:value-type="float" office:value="4457288841077979">
                <text:p>445728884107797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55">
                <text:p>1355</text:p>
              </table:table-cell>
              <table:table-cell office:value-type="float" office:value="2980643197847060">
                <text:p>298064319784706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56">
                <text:p>1356</text:p>
              </table:table-cell>
              <table:table-cell office:value-type="float" office:value="2.66124098563482E+015">
                <text:p>2.66124098563482E+01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57">
                <text:p>1357</text:p>
              </table:table-cell>
              <table:table-cell office:value-type="float" office:value="2910289281826912">
                <text:p>291028928182691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58">
                <text:p>1358</text:p>
              </table:table-cell>
              <table:table-cell office:value-type="float" office:value="2767439505704615">
                <text:p>276743950570461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59">
                <text:p>1359</text:p>
              </table:table-cell>
              <table:table-cell office:value-type="float" office:value="3.86588566977894E+015">
                <text:p>3.86588566977894E+01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60">
                <text:p>1360</text:p>
              </table:table-cell>
              <table:table-cell office:value-type="float" office:value="2386591597789932">
                <text:p>238659159778993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61">
                <text:p>1361</text:p>
              </table:table-cell>
              <table:table-cell office:value-type="float" office:value="4.03572266458838E+015">
                <text:p>4.03572266458838E+01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62">
                <text:p>1362</text:p>
              </table:table-cell>
              <table:table-cell office:value-type="float" office:value="3952333410921790">
                <text:p>395233341092179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63">
                <text:p>1363</text:p>
              </table:table-cell>
              <table:table-cell office:value-type="float" office:value="3172414755767174">
                <text:p>3172414755767174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64">
                <text:p>1364</text:p>
              </table:table-cell>
              <table:table-cell office:value-type="float" office:value="3.70030200678791E+015">
                <text:p>3.70030200678791E+01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65">
                <text:p>1365</text:p>
              </table:table-cell>
              <table:table-cell office:value-type="float" office:value="3301339196591736">
                <text:p>330133919659173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66">
                <text:p>1366</text:p>
              </table:table-cell>
              <table:table-cell office:value-type="float" office:value="3.47025405084367E+015">
                <text:p>3.47025405084367E+01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67">
                <text:p>1367</text:p>
              </table:table-cell>
              <table:table-cell office:value-type="float" office:value="2.83443866647877E+015">
                <text:p>2.83443866647877E+01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68">
                <text:p>1368</text:p>
              </table:table-cell>
              <table:table-cell office:value-type="float" office:value="2.54296857821889E+015">
                <text:p>2.54296857821889E+01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69">
                <text:p>1369</text:p>
              </table:table-cell>
              <table:table-cell office:value-type="float" office:value="2.83746509851914E+015">
                <text:p>2.83746509851914E+01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70">
                <text:p>1370</text:p>
              </table:table-cell>
              <table:table-cell office:value-type="float" office:value="2816445860110304">
                <text:p>281644586011030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71">
                <text:p>1371</text:p>
              </table:table-cell>
              <table:table-cell office:value-type="float" office:value="2941182038308254">
                <text:p>2941182038308254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72">
                <text:p>1372</text:p>
              </table:table-cell>
              <table:table-cell office:value-type="float" office:value="2.10511722875706E+015">
                <text:p>2.10511722875706E+01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73">
                <text:p>1373</text:p>
              </table:table-cell>
              <table:table-cell office:value-type="float" office:value="1700725232687252">
                <text:p>170072523268725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74">
                <text:p>1374</text:p>
              </table:table-cell>
              <table:table-cell office:value-type="float" office:value="1.32767948271714E+015">
                <text:p>1.32767948271714E+01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75">
                <text:p>1375</text:p>
              </table:table-cell>
              <table:table-cell office:value-type="float" office:value="2918255021703729">
                <text:p>291825502170372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76">
                <text:p>1376</text:p>
              </table:table-cell>
              <table:table-cell office:value-type="float" office:value="2621124956931783">
                <text:p>262112495693178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77">
                <text:p>1377</text:p>
              </table:table-cell>
              <table:table-cell office:value-type="float" office:value="1.90173782215492E+015">
                <text:p>1.90173782215492E+01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78">
                <text:p>1378</text:p>
              </table:table-cell>
              <table:table-cell office:value-type="float" office:value="1.77816879246777E+015">
                <text:p>1.77816879246777E+01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79">
                <text:p>1379</text:p>
              </table:table-cell>
              <table:table-cell office:value-type="float" office:value="1.90921240865947E+015">
                <text:p>1.90921240865947E+01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80">
                <text:p>1380</text:p>
              </table:table-cell>
              <table:table-cell office:value-type="float" office:value="990072652511284">
                <text:p>99007265251128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81">
                <text:p>1381</text:p>
              </table:table-cell>
              <table:table-cell office:value-type="float" office:value="876503302132614">
                <text:p>87650330213261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82">
                <text:p>1382</text:p>
              </table:table-cell>
              <table:table-cell office:value-type="float" office:value="1.08469559935715E+015">
                <text:p>1.08469559935715E+01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83">
                <text:p>1383</text:p>
              </table:table-cell>
              <table:table-cell office:value-type="float" office:value="1674816073918574">
                <text:p>167481607391857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84">
                <text:p>1384</text:p>
              </table:table-cell>
              <table:table-cell office:value-type="float" office:value="986668375582988">
                <text:p>98666837558298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85">
                <text:p>1385</text:p>
              </table:table-cell>
              <table:table-cell office:value-type="float" office:value="1.73302583062779E+015">
                <text:p>1.73302583062779E+01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86">
                <text:p>1386</text:p>
              </table:table-cell>
              <table:table-cell office:value-type="float" office:value="225210287736767">
                <text:p>22521028773676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87">
                <text:p>1387</text:p>
              </table:table-cell>
              <table:table-cell office:value-type="float" office:value="1.63265270418439E+015">
                <text:p>1.63265270418439E+01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88">
                <text:p>1388</text:p>
              </table:table-cell>
              <table:table-cell office:value-type="float" office:value="1.11823524610942E+015">
                <text:p>1.11823524610942E+01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89">
                <text:p>1389</text:p>
              </table:table-cell>
              <table:table-cell office:value-type="float" office:value="828942664918100">
                <text:p>82894266491810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90">
                <text:p>1390</text:p>
              </table:table-cell>
              <table:table-cell office:value-type="float" office:value="1.41427450646192E+015">
                <text:p>1.41427450646192E+01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91">
                <text:p>1391</text:p>
              </table:table-cell>
              <table:table-cell office:value-type="float" office:value="181580401529128">
                <text:p>18158040152912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92">
                <text:p>1392</text:p>
              </table:table-cell>
              <table:table-cell office:value-type="float" office:value="1416446647347871">
                <text:p>141644664734787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93">
                <text:p>1393</text:p>
              </table:table-cell>
              <table:table-cell office:value-type="float" office:value="-232987560898519">
                <text:p>-23298756089851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94">
                <text:p>1394</text:p>
              </table:table-cell>
              <table:table-cell office:value-type="float" office:value="1.07269288927485E+015">
                <text:p>1.07269288927485E+01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95">
                <text:p>1395</text:p>
              </table:table-cell>
              <table:table-cell office:value-type="float" office:value="171043248388729">
                <text:p>17104324838872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96">
                <text:p>1396</text:p>
              </table:table-cell>
              <table:table-cell office:value-type="float" office:value="334352804549431">
                <text:p>33435280454943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97">
                <text:p>1397</text:p>
              </table:table-cell>
              <table:table-cell office:value-type="float" office:value="307594052534192">
                <text:p>30759405253419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98">
                <text:p>1398</text:p>
              </table:table-cell>
              <table:table-cell office:value-type="float" office:value="886914881451134">
                <text:p>88691488145113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99">
                <text:p>1399</text:p>
              </table:table-cell>
              <table:table-cell office:value-type="float" office:value="-773993618323710">
                <text:p>-77399361832371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400">
                <text:p>1400</text:p>
              </table:table-cell>
              <table:table-cell office:value-type="float" office:value="477149455000726">
                <text:p>47714945500072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401">
                <text:p>1401</text:p>
              </table:table-cell>
              <table:table-cell office:value-type="float" office:value="904081705436198">
                <text:p>90408170543619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402">
                <text:p>1402</text:p>
              </table:table-cell>
              <table:table-cell office:value-type="float" office:value="730902798949431">
                <text:p>73090279894943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403">
                <text:p>1403</text:p>
              </table:table-cell>
              <table:table-cell office:value-type="float" office:value="680664900879589">
                <text:p>68066490087958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404">
                <text:p>1404</text:p>
              </table:table-cell>
              <table:table-cell office:value-type="float" office:value="-939484035778396">
                <text:p>-93948403577839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405">
                <text:p>1405</text:p>
              </table:table-cell>
              <table:table-cell office:value-type="float" office:value="539743429226161">
                <text:p>53974342922616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406">
                <text:p>1406</text:p>
              </table:table-cell>
              <table:table-cell office:value-type="float" office:value="-670478729553025">
                <text:p>-67047872955302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407">
                <text:p>1407</text:p>
              </table:table-cell>
              <table:table-cell office:value-type="float" office:value="-1042868421900889">
                <text:p>-104286842190088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408">
                <text:p>1408</text:p>
              </table:table-cell>
              <table:table-cell office:value-type="float" office:value="277049747997812">
                <text:p>27704974799781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409">
                <text:p>1409</text:p>
              </table:table-cell>
              <table:table-cell office:value-type="float" office:value="-8862840808650.63">
                <text:p>-8862840808650.6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10">
                <text:p>1410</text:p>
              </table:table-cell>
              <table:table-cell office:value-type="float" office:value="-1.37894721814412E+015">
                <text:p>-1.37894721814412E+01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11">
                <text:p>1411</text:p>
              </table:table-cell>
              <table:table-cell office:value-type="float" office:value="-900058902797159">
                <text:p>-90005890279715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12">
                <text:p>1412</text:p>
              </table:table-cell>
              <table:table-cell office:value-type="float" office:value="-892495990702719">
                <text:p>-89249599070271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13">
                <text:p>1413</text:p>
              </table:table-cell>
              <table:table-cell office:value-type="float" office:value="-584396698910401">
                <text:p>-58439669891040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14">
                <text:p>1414</text:p>
              </table:table-cell>
              <table:table-cell office:value-type="float" office:value="-231843298718375">
                <text:p>-23184329871837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15">
                <text:p>1415</text:p>
              </table:table-cell>
              <table:table-cell office:value-type="float" office:value="-871250303506010">
                <text:p>-87125030350601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16">
                <text:p>1416</text:p>
              </table:table-cell>
              <table:table-cell office:value-type="float" office:value="-1501196468268471">
                <text:p>-150119646826847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17">
                <text:p>1417</text:p>
              </table:table-cell>
              <table:table-cell office:value-type="float" office:value="-574213254480054">
                <text:p>-57421325448005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18">
                <text:p>1418</text:p>
              </table:table-cell>
              <table:table-cell office:value-type="float" office:value="-1.20401723232549E+015">
                <text:p>-1.20401723232549E+01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19">
                <text:p>1419</text:p>
              </table:table-cell>
              <table:table-cell office:value-type="float" office:value="-2.56804916243019E+015">
                <text:p>-2.56804916243019E+01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20">
                <text:p>1420</text:p>
              </table:table-cell>
              <table:table-cell office:value-type="float" office:value="-1.01324054013951E+015">
                <text:p>-1.01324054013951E+01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21">
                <text:p>1421</text:p>
              </table:table-cell>
              <table:table-cell office:value-type="float" office:value="-1.78675007281706E+015">
                <text:p>-1.78675007281706E+01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22">
                <text:p>1422</text:p>
              </table:table-cell>
              <table:table-cell office:value-type="float" office:value="-1.30406045289445E+015">
                <text:p>-1.30406045289445E+01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23">
                <text:p>1423</text:p>
              </table:table-cell>
              <table:table-cell office:value-type="float" office:value="-2.81922439655299E+015">
                <text:p>-2.81922439655299E+01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24">
                <text:p>1424</text:p>
              </table:table-cell>
              <table:table-cell office:value-type="float" office:value="-2.50101378631834E+015">
                <text:p>-2.50101378631834E+01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25">
                <text:p>1425</text:p>
              </table:table-cell>
              <table:table-cell office:value-type="float" office:value="-1248466837084748">
                <text:p>-124846683708474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26">
                <text:p>1426</text:p>
              </table:table-cell>
              <table:table-cell office:value-type="float" office:value="-1561921603316143">
                <text:p>-156192160331614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27">
                <text:p>1427</text:p>
              </table:table-cell>
              <table:table-cell office:value-type="float" office:value="-2979610415600663">
                <text:p>-297961041560066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28">
                <text:p>1428</text:p>
              </table:table-cell>
              <table:table-cell office:value-type="float" office:value="-3.0195789716361E+015">
                <text:p>-3.0195789716361E+01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29">
                <text:p>1429</text:p>
              </table:table-cell>
              <table:table-cell office:value-type="float" office:value="-2.31129824872709E+015">
                <text:p>-2.31129824872709E+01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30">
                <text:p>1430</text:p>
              </table:table-cell>
              <table:table-cell office:value-type="float" office:value="-2.95388260317204E+015">
                <text:p>-2.95388260317204E+01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31">
                <text:p>1431</text:p>
              </table:table-cell>
              <table:table-cell office:value-type="float" office:value="-2693743323890750">
                <text:p>-269374332389075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32">
                <text:p>1432</text:p>
              </table:table-cell>
              <table:table-cell office:value-type="float" office:value="-2.13790410727704E+015">
                <text:p>-2.13790410727704E+01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33">
                <text:p>1433</text:p>
              </table:table-cell>
              <table:table-cell office:value-type="float" office:value="-2.49962132976948E+015">
                <text:p>-2.49962132976948E+01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34">
                <text:p>1434</text:p>
              </table:table-cell>
              <table:table-cell office:value-type="float" office:value="-3.43718141160407E+015">
                <text:p>-3.43718141160407E+01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35">
                <text:p>1435</text:p>
              </table:table-cell>
              <table:table-cell office:value-type="float" office:value="-3.89067968346723E+015">
                <text:p>-3.89067968346723E+01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36">
                <text:p>1436</text:p>
              </table:table-cell>
              <table:table-cell office:value-type="float" office:value="-3283692831889087">
                <text:p>-3283692831889087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37">
                <text:p>1437</text:p>
              </table:table-cell>
              <table:table-cell office:value-type="float" office:value="-3.8002047824066E+015">
                <text:p>-3.8002047824066E+01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38">
                <text:p>1438</text:p>
              </table:table-cell>
              <table:table-cell office:value-type="float" office:value="-2.82522668469795E+015">
                <text:p>-2.82522668469795E+01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39">
                <text:p>1439</text:p>
              </table:table-cell>
              <table:table-cell office:value-type="float" office:value="-3584597621913658">
                <text:p>-3584597621913658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40">
                <text:p>1440</text:p>
              </table:table-cell>
              <table:table-cell office:value-type="float" office:value="-4333860588125290">
                <text:p>-433386058812529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41">
                <text:p>1441</text:p>
              </table:table-cell>
              <table:table-cell office:value-type="float" office:value="-2999404268631007">
                <text:p>-299940426863100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42">
                <text:p>1442</text:p>
              </table:table-cell>
              <table:table-cell office:value-type="float" office:value="-3.5426952431683E+015">
                <text:p>-3.5426952431683E+01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43">
                <text:p>1443</text:p>
              </table:table-cell>
              <table:table-cell office:value-type="float" office:value="-3.18296287297928E+015">
                <text:p>-3.18296287297928E+01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44">
                <text:p>1444</text:p>
              </table:table-cell>
              <table:table-cell office:value-type="float" office:value="-3.65029429195242E+015">
                <text:p>-3.65029429195242E+01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45">
                <text:p>1445</text:p>
              </table:table-cell>
              <table:table-cell office:value-type="float" office:value="-4775530459118497">
                <text:p>-4775530459118497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46">
                <text:p>1446</text:p>
              </table:table-cell>
              <table:table-cell office:value-type="float" office:value="-4116073633488364">
                <text:p>-411607363348836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47">
                <text:p>1447</text:p>
              </table:table-cell>
              <table:table-cell office:value-type="float" office:value="-4.41543943001528E+015">
                <text:p>-4.41543943001528E+01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48">
                <text:p>1448</text:p>
              </table:table-cell>
              <table:table-cell office:value-type="float" office:value="-3.6785579652047E+015">
                <text:p>-3.6785579652047E+01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49">
                <text:p>1449</text:p>
              </table:table-cell>
              <table:table-cell office:value-type="float" office:value="-3676756340963873">
                <text:p>-367675634096387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50">
                <text:p>1450</text:p>
              </table:table-cell>
              <table:table-cell office:value-type="float" office:value="-5164834785164993">
                <text:p>-516483478516499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51">
                <text:p>1451</text:p>
              </table:table-cell>
              <table:table-cell office:value-type="float" office:value="-5238505083302517">
                <text:p>-523850508330251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52">
                <text:p>1452</text:p>
              </table:table-cell>
              <table:table-cell office:value-type="float" office:value="-3.78948847902619E+015">
                <text:p>-3.78948847902619E+01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53">
                <text:p>1453</text:p>
              </table:table-cell>
              <table:table-cell office:value-type="float" office:value="-3903483413879604">
                <text:p>-390348341387960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54">
                <text:p>1454</text:p>
              </table:table-cell>
              <table:table-cell office:value-type="float" office:value="-3932953819787069">
                <text:p>-393295381978706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55">
                <text:p>1455</text:p>
              </table:table-cell>
              <table:table-cell office:value-type="float" office:value="-4651190211004019">
                <text:p>-465119021100401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56">
                <text:p>1456</text:p>
              </table:table-cell>
              <table:table-cell office:value-type="float" office:value="-5414003564859715">
                <text:p>-541400356485971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57">
                <text:p>1457</text:p>
              </table:table-cell>
              <table:table-cell office:value-type="float" office:value="-4740657379347851">
                <text:p>-474065737934785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58">
                <text:p>1458</text:p>
              </table:table-cell>
              <table:table-cell office:value-type="float" office:value="-4248448489447368">
                <text:p>-424844848944736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59">
                <text:p>1459</text:p>
              </table:table-cell>
              <table:table-cell office:value-type="float" office:value="-4705346371963308">
                <text:p>-470534637196330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60">
                <text:p>1460</text:p>
              </table:table-cell>
              <table:table-cell office:value-type="float" office:value="-5039478172792594">
                <text:p>-503947817279259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61">
                <text:p>1461</text:p>
              </table:table-cell>
              <table:table-cell office:value-type="float" office:value="-4.27993629856695E+015">
                <text:p>-4.27993629856695E+01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62">
                <text:p>1462</text:p>
              </table:table-cell>
              <table:table-cell office:value-type="float" office:value="-4.43888898629876E+015">
                <text:p>-4.43888898629876E+01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63">
                <text:p>1463</text:p>
              </table:table-cell>
              <table:table-cell office:value-type="float" office:value="-5726509260176314">
                <text:p>-572650926017631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64">
                <text:p>1464</text:p>
              </table:table-cell>
              <table:table-cell office:value-type="float" office:value="-5816002083892227">
                <text:p>-581600208389222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65">
                <text:p>1465</text:p>
              </table:table-cell>
              <table:table-cell office:value-type="float" office:value="-4973945474630933">
                <text:p>-497394547463093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66">
                <text:p>1466</text:p>
              </table:table-cell>
              <table:table-cell office:value-type="float" office:value="-5196486178624449">
                <text:p>-519648617862444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67">
                <text:p>1467</text:p>
              </table:table-cell>
              <table:table-cell office:value-type="float" office:value="-5972209606788190">
                <text:p>-597220960678819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68">
                <text:p>1468</text:p>
              </table:table-cell>
              <table:table-cell office:value-type="float" office:value="-5876535079314062">
                <text:p>-587653507931406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69">
                <text:p>1469</text:p>
              </table:table-cell>
              <table:table-cell office:value-type="float" office:value="-5421589512923898">
                <text:p>-542158951292389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70">
                <text:p>1470</text:p>
              </table:table-cell>
              <table:table-cell office:value-type="float" office:value="-6582972980197951">
                <text:p>-6582972980197951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71">
                <text:p>1471</text:p>
              </table:table-cell>
              <table:table-cell office:value-type="float" office:value="-5014099064137896">
                <text:p>-501409906413789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72">
                <text:p>1472</text:p>
              </table:table-cell>
              <table:table-cell office:value-type="float" office:value="-6295248773967423">
                <text:p>-629524877396742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73">
                <text:p>1473</text:p>
              </table:table-cell>
              <table:table-cell office:value-type="float" office:value="-6088620732246615">
                <text:p>-608862073224661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74">
                <text:p>1474</text:p>
              </table:table-cell>
              <table:table-cell office:value-type="float" office:value="-6449660870241655">
                <text:p>-644966087024165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75">
                <text:p>1475</text:p>
              </table:table-cell>
              <table:table-cell office:value-type="float" office:value="-6455125844437847">
                <text:p>-645512584443784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76">
                <text:p>1476</text:p>
              </table:table-cell>
              <table:table-cell office:value-type="float" office:value="-5699402184755313">
                <text:p>-569940218475531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77">
                <text:p>1477</text:p>
              </table:table-cell>
              <table:table-cell office:value-type="float" office:value="-5710359183798448">
                <text:p>-571035918379844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78">
                <text:p>1478</text:p>
              </table:table-cell>
              <table:table-cell office:value-type="float" office:value="-5939566118275153">
                <text:p>-593956611827515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79">
                <text:p>1479</text:p>
              </table:table-cell>
              <table:table-cell office:value-type="float" office:value="-6384430395485406">
                <text:p>-638443039548540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80">
                <text:p>1480</text:p>
              </table:table-cell>
              <table:table-cell office:value-type="float" office:value="-5634585112499034">
                <text:p>-563458511249903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81">
                <text:p>1481</text:p>
              </table:table-cell>
              <table:table-cell office:value-type="float" office:value="-6207342104884262">
                <text:p>-620734210488426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82">
                <text:p>1482</text:p>
              </table:table-cell>
              <table:table-cell office:value-type="float" office:value="-5992170877526261">
                <text:p>-599217087752626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83">
                <text:p>1483</text:p>
              </table:table-cell>
              <table:table-cell office:value-type="float" office:value="-5954876370982813">
                <text:p>-595487637098281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84">
                <text:p>1484</text:p>
              </table:table-cell>
              <table:table-cell office:value-type="float" office:value="-6056361601126752">
                <text:p>-605636160112675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85">
                <text:p>1485</text:p>
              </table:table-cell>
              <table:table-cell office:value-type="float" office:value="-7449030810062200">
                <text:p>-744903081006220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86">
                <text:p>1486</text:p>
              </table:table-cell>
              <table:table-cell office:value-type="float" office:value="-7630393381616776">
                <text:p>-763039338161677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87">
                <text:p>1487</text:p>
              </table:table-cell>
              <table:table-cell office:value-type="float" office:value="-5779157288850899">
                <text:p>-577915728885089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88">
                <text:p>1488</text:p>
              </table:table-cell>
              <table:table-cell office:value-type="float" office:value="-6903971645604133">
                <text:p>-690397164560413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89">
                <text:p>1489</text:p>
              </table:table-cell>
              <table:table-cell office:value-type="float" office:value="-6920738242931904">
                <text:p>-692073824293190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90">
                <text:p>1490</text:p>
              </table:table-cell>
              <table:table-cell office:value-type="float" office:value="-6843511708854794">
                <text:p>-684351170885479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91">
                <text:p>1491</text:p>
              </table:table-cell>
              <table:table-cell office:value-type="float" office:value="-6483763409878346">
                <text:p>-648376340987834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92">
                <text:p>1492</text:p>
              </table:table-cell>
              <table:table-cell office:value-type="float" office:value="-6089957097282083">
                <text:p>-608995709728208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93">
                <text:p>1493</text:p>
              </table:table-cell>
              <table:table-cell office:value-type="float" office:value="-6137382183705612">
                <text:p>-613738218370561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94">
                <text:p>1494</text:p>
              </table:table-cell>
              <table:table-cell office:value-type="float" office:value="-6465416742691341">
                <text:p>-646541674269134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95">
                <text:p>1495</text:p>
              </table:table-cell>
              <table:table-cell office:value-type="float" office:value="-6895973556723627">
                <text:p>-6895973556723627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96">
                <text:p>1496</text:p>
              </table:table-cell>
              <table:table-cell office:value-type="float" office:value="-7177230570692923">
                <text:p>-717723057069292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97">
                <text:p>1497</text:p>
              </table:table-cell>
              <table:table-cell office:value-type="float" office:value="-6842950264055106">
                <text:p>-684295026405510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98">
                <text:p>1498</text:p>
              </table:table-cell>
              <table:table-cell office:value-type="float" office:value="-6764160835588165">
                <text:p>-676416083558816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99">
                <text:p>1499</text:p>
              </table:table-cell>
              <table:table-cell office:value-type="float" office:value="-7115953550734189">
                <text:p>-711595355073418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500">
                <text:p>1500</text:p>
              </table:table-cell>
              <table:table-cell office:value-type="float" office:value="-6774648283691221">
                <text:p>-677464828369122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501">
                <text:p>1501</text:p>
              </table:table-cell>
              <table:table-cell office:value-type="float" office:value="-8284698497310729">
                <text:p>-828469849731072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02">
                <text:p>1502</text:p>
              </table:table-cell>
              <table:table-cell office:value-type="float" office:value="-7060866282797141">
                <text:p>-706086628279714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503">
                <text:p>1503</text:p>
              </table:table-cell>
              <table:table-cell office:value-type="float" office:value="-7127570607800520">
                <text:p>-712757060780052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504">
                <text:p>1504</text:p>
              </table:table-cell>
              <table:table-cell office:value-type="float" office:value="-8161442874872465">
                <text:p>-816144287487246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505">
                <text:p>1505</text:p>
              </table:table-cell>
              <table:table-cell office:value-type="float" office:value="-7327266198567854">
                <text:p>-732726619856785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506">
                <text:p>1506</text:p>
              </table:table-cell>
              <table:table-cell office:value-type="float" office:value="-8298872137648897">
                <text:p>-829887213764889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507">
                <text:p>1507</text:p>
              </table:table-cell>
              <table:table-cell office:value-type="float" office:value="-7514596521084103">
                <text:p>-751459652108410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508">
                <text:p>1508</text:p>
              </table:table-cell>
              <table:table-cell office:value-type="float" office:value="-8116388170664716">
                <text:p>-811638817066471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509">
                <text:p>1509</text:p>
              </table:table-cell>
              <table:table-cell office:value-type="float" office:value="-8502820225281313">
                <text:p>-850282022528131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10">
                <text:p>1510</text:p>
              </table:table-cell>
              <table:table-cell office:value-type="float" office:value="-7219842083840067">
                <text:p>-7219842083840067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11">
                <text:p>1511</text:p>
              </table:table-cell>
              <table:table-cell office:value-type="float" office:value="-8111193043048182">
                <text:p>-811119304304818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12">
                <text:p>1512</text:p>
              </table:table-cell>
              <table:table-cell office:value-type="float" office:value="-6665007017426429">
                <text:p>-6665007017426429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13">
                <text:p>1513</text:p>
              </table:table-cell>
              <table:table-cell office:value-type="float" office:value="-7085035940617851">
                <text:p>-708503594061785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14">
                <text:p>1514</text:p>
              </table:table-cell>
              <table:table-cell office:value-type="float" office:value="-7999174278920063">
                <text:p>-799917427892006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15">
                <text:p>1515</text:p>
              </table:table-cell>
              <table:table-cell office:value-type="float" office:value="-7965604525149593">
                <text:p>-796560452514959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16">
                <text:p>1516</text:p>
              </table:table-cell>
              <table:table-cell office:value-type="float" office:value="-8370268346352216">
                <text:p>-8370268346352216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17">
                <text:p>1517</text:p>
              </table:table-cell>
              <table:table-cell office:value-type="float" office:value="-7504747664985440">
                <text:p>-750474766498544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18">
                <text:p>1518</text:p>
              </table:table-cell>
              <table:table-cell office:value-type="float" office:value="-6731000934146975">
                <text:p>-673100093414697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19">
                <text:p>1519</text:p>
              </table:table-cell>
              <table:table-cell office:value-type="float" office:value="-7846660396252093">
                <text:p>-784666039625209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20">
                <text:p>1520</text:p>
              </table:table-cell>
              <table:table-cell office:value-type="float" office:value="-7900007464739845">
                <text:p>-790000746473984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21">
                <text:p>1521</text:p>
              </table:table-cell>
              <table:table-cell office:value-type="float" office:value="-7838942282102628">
                <text:p>-783894228210262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22">
                <text:p>1522</text:p>
              </table:table-cell>
              <table:table-cell office:value-type="float" office:value="-7505669476785667">
                <text:p>-750566947678566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23">
                <text:p>1523</text:p>
              </table:table-cell>
              <table:table-cell office:value-type="float" office:value="-7018882609377527">
                <text:p>-701888260937752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24">
                <text:p>1524</text:p>
              </table:table-cell>
              <table:table-cell office:value-type="float" office:value="-7772365615201138">
                <text:p>-777236561520113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25">
                <text:p>1525</text:p>
              </table:table-cell>
              <table:table-cell office:value-type="float" office:value="-7491146226137586">
                <text:p>-749114622613758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26">
                <text:p>1526</text:p>
              </table:table-cell>
              <table:table-cell office:value-type="float" office:value="-8433431827833368">
                <text:p>-843343182783336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27">
                <text:p>1527</text:p>
              </table:table-cell>
              <table:table-cell office:value-type="float" office:value="-8305852078712079">
                <text:p>-830585207871207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28">
                <text:p>1528</text:p>
              </table:table-cell>
              <table:table-cell office:value-type="float" office:value="-7212986686262655">
                <text:p>-721298668626265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29">
                <text:p>1529</text:p>
              </table:table-cell>
              <table:table-cell office:value-type="float" office:value="-7757172243721061">
                <text:p>-775717224372106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30">
                <text:p>1530</text:p>
              </table:table-cell>
              <table:table-cell office:value-type="float" office:value="-7825343328476647">
                <text:p>-782534332847664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31">
                <text:p>1531</text:p>
              </table:table-cell>
              <table:table-cell office:value-type="float" office:value="-7499802503246771">
                <text:p>-749980250324677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32">
                <text:p>1532</text:p>
              </table:table-cell>
              <table:table-cell office:value-type="float" office:value="-7537452944559456">
                <text:p>-753745294455945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33">
                <text:p>1533</text:p>
              </table:table-cell>
              <table:table-cell office:value-type="float" office:value="-7439889387687582">
                <text:p>-743988938768758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34">
                <text:p>1534</text:p>
              </table:table-cell>
              <table:table-cell office:value-type="float" office:value="-6967915029550214">
                <text:p>-696791502955021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35">
                <text:p>1535</text:p>
              </table:table-cell>
              <table:table-cell office:value-type="float" office:value="-7418506238635237">
                <text:p>-741850623863523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36">
                <text:p>1536</text:p>
              </table:table-cell>
              <table:table-cell office:value-type="float" office:value="-7448928425023351">
                <text:p>-744892842502335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37">
                <text:p>1537</text:p>
              </table:table-cell>
              <table:table-cell office:value-type="float" office:value="-8360388778825214">
                <text:p>-836038877882521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38">
                <text:p>1538</text:p>
              </table:table-cell>
              <table:table-cell office:value-type="float" office:value="-6960681012600211">
                <text:p>-696068101260021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39">
                <text:p>1539</text:p>
              </table:table-cell>
              <table:table-cell office:value-type="float" office:value="-7219950364048133">
                <text:p>-721995036404813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40">
                <text:p>1540</text:p>
              </table:table-cell>
              <table:table-cell office:value-type="float" office:value="-6813614476970727">
                <text:p>-681361447697072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41">
                <text:p>1541</text:p>
              </table:table-cell>
              <table:table-cell office:value-type="float" office:value="-6806713157429694">
                <text:p>-680671315742969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42">
                <text:p>1542</text:p>
              </table:table-cell>
              <table:table-cell office:value-type="float" office:value="-7888389381738061">
                <text:p>-788838938173806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43">
                <text:p>1543</text:p>
              </table:table-cell>
              <table:table-cell office:value-type="float" office:value="-6541671252211839">
                <text:p>-654167125221183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44">
                <text:p>1544</text:p>
              </table:table-cell>
              <table:table-cell office:value-type="float" office:value="-7003513674281904">
                <text:p>-7003513674281904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45">
                <text:p>1545</text:p>
              </table:table-cell>
              <table:table-cell office:value-type="float" office:value="-6413429142835682">
                <text:p>-641342914283568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46">
                <text:p>1546</text:p>
              </table:table-cell>
              <table:table-cell office:value-type="float" office:value="-6819196698034807">
                <text:p>-681919669803480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47">
                <text:p>1547</text:p>
              </table:table-cell>
              <table:table-cell office:value-type="float" office:value="-6751627357443596">
                <text:p>-675162735744359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48">
                <text:p>1548</text:p>
              </table:table-cell>
              <table:table-cell office:value-type="float" office:value="-6306864255124424">
                <text:p>-630686425512442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49">
                <text:p>1549</text:p>
              </table:table-cell>
              <table:table-cell office:value-type="float" office:value="-7771999717184658">
                <text:p>-777199971718465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50">
                <text:p>1550</text:p>
              </table:table-cell>
              <table:table-cell office:value-type="float" office:value="-5920527734988066">
                <text:p>-592052773498806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51">
                <text:p>1551</text:p>
              </table:table-cell>
              <table:table-cell office:value-type="float" office:value="-7188073479222811">
                <text:p>-718807347922281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52">
                <text:p>1552</text:p>
              </table:table-cell>
              <table:table-cell office:value-type="float" office:value="-7244740689759590">
                <text:p>-724474068975959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53">
                <text:p>1553</text:p>
              </table:table-cell>
              <table:table-cell office:value-type="float" office:value="-7204055457210346">
                <text:p>-720405545721034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54">
                <text:p>1554</text:p>
              </table:table-cell>
              <table:table-cell office:value-type="float" office:value="-6177536835044341">
                <text:p>-617753683504434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55">
                <text:p>1555</text:p>
              </table:table-cell>
              <table:table-cell office:value-type="float" office:value="-5987614714680056">
                <text:p>-598761471468005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56">
                <text:p>1556</text:p>
              </table:table-cell>
              <table:table-cell office:value-type="float" office:value="-5822075630335659">
                <text:p>-582207563033565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57">
                <text:p>1557</text:p>
              </table:table-cell>
              <table:table-cell office:value-type="float" office:value="-7153055052559824">
                <text:p>-715305505255982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58">
                <text:p>1558</text:p>
              </table:table-cell>
              <table:table-cell office:value-type="float" office:value="-7217955919874940">
                <text:p>-721795591987494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59">
                <text:p>1559</text:p>
              </table:table-cell>
              <table:table-cell office:value-type="float" office:value="-7108489350756510">
                <text:p>-710848935075651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60">
                <text:p>1560</text:p>
              </table:table-cell>
              <table:table-cell office:value-type="float" office:value="-5362205954507080">
                <text:p>-536220595450708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61">
                <text:p>1561</text:p>
              </table:table-cell>
              <table:table-cell office:value-type="float" office:value="-6185780570651309">
                <text:p>-618578057065130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62">
                <text:p>1562</text:p>
              </table:table-cell>
              <table:table-cell office:value-type="float" office:value="-5162519222153907">
                <text:p>-516251922215390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63">
                <text:p>1563</text:p>
              </table:table-cell>
              <table:table-cell office:value-type="float" office:value="-5212810291562811">
                <text:p>-521281029156281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64">
                <text:p>1564</text:p>
              </table:table-cell>
              <table:table-cell office:value-type="float" office:value="-5193331404132904">
                <text:p>-519333140413290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65">
                <text:p>1565</text:p>
              </table:table-cell>
              <table:table-cell office:value-type="float" office:value="-4879895328679367">
                <text:p>-487989532867936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66">
                <text:p>1566</text:p>
              </table:table-cell>
              <table:table-cell office:value-type="float" office:value="-4951730621186536">
                <text:p>-495173062118653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67">
                <text:p>1567</text:p>
              </table:table-cell>
              <table:table-cell office:value-type="float" office:value="-4611432966545849">
                <text:p>-461143296654584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68">
                <text:p>1568</text:p>
              </table:table-cell>
              <table:table-cell office:value-type="float" office:value="-4.4173642577357E+015">
                <text:p>-4.4173642577357E+01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69">
                <text:p>1569</text:p>
              </table:table-cell>
              <table:table-cell office:value-type="float" office:value="-5876604078351437">
                <text:p>-5876604078351437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70">
                <text:p>1570</text:p>
              </table:table-cell>
              <table:table-cell office:value-type="float" office:value="-4501856737036694">
                <text:p>-450185673703669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71">
                <text:p>1571</text:p>
              </table:table-cell>
              <table:table-cell office:value-type="float" office:value="-4599568618303421">
                <text:p>-459956861830342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72">
                <text:p>1572</text:p>
              </table:table-cell>
              <table:table-cell office:value-type="float" office:value="-5106281749343446">
                <text:p>-5106281749343446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73">
                <text:p>1573</text:p>
              </table:table-cell>
              <table:table-cell office:value-type="float" office:value="-4134367764391045">
                <text:p>-413436776439104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74">
                <text:p>1574</text:p>
              </table:table-cell>
              <table:table-cell office:value-type="float" office:value="-5532535766702529">
                <text:p>-553253576670252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75">
                <text:p>1575</text:p>
              </table:table-cell>
              <table:table-cell office:value-type="float" office:value="-3830211529444697">
                <text:p>-383021152944469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76">
                <text:p>1576</text:p>
              </table:table-cell>
              <table:table-cell office:value-type="float" office:value="-4518290704705707">
                <text:p>-451829070470570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77">
                <text:p>1577</text:p>
              </table:table-cell>
              <table:table-cell office:value-type="float" office:value="-3.70987947573266E+015">
                <text:p>-3.70987947573266E+01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78">
                <text:p>1578</text:p>
              </table:table-cell>
              <table:table-cell office:value-type="float" office:value="-4775848002938028">
                <text:p>-4775848002938028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79">
                <text:p>1579</text:p>
              </table:table-cell>
              <table:table-cell office:value-type="float" office:value="-4809733055084720">
                <text:p>-480973305508472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80">
                <text:p>1580</text:p>
              </table:table-cell>
              <table:table-cell office:value-type="float" office:value="-4.04796928673766E+015">
                <text:p>-4.04796928673766E+01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81">
                <text:p>1581</text:p>
              </table:table-cell>
              <table:table-cell office:value-type="float" office:value="-4397739954822673">
                <text:p>-439773995482267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82">
                <text:p>1582</text:p>
              </table:table-cell>
              <table:table-cell office:value-type="float" office:value="-2586504532709085">
                <text:p>-258650453270908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83">
                <text:p>1583</text:p>
              </table:table-cell>
              <table:table-cell office:value-type="float" office:value="-3719809999642003">
                <text:p>-371980999964200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84">
                <text:p>1584</text:p>
              </table:table-cell>
              <table:table-cell office:value-type="float" office:value="-3906132904575134">
                <text:p>-390613290457513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85">
                <text:p>1585</text:p>
              </table:table-cell>
              <table:table-cell office:value-type="float" office:value="-2261597175442771">
                <text:p>-226159717544277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586">
                <text:p>1586</text:p>
              </table:table-cell>
              <table:table-cell office:value-type="float" office:value="-1.88810020075033E+015">
                <text:p>-1.88810020075033E+01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587">
                <text:p>1587</text:p>
              </table:table-cell>
              <table:table-cell office:value-type="float" office:value="-3.54622719704685E+015">
                <text:p>-3.54622719704685E+01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88">
                <text:p>1588</text:p>
              </table:table-cell>
              <table:table-cell office:value-type="float" office:value="-3064224474641376">
                <text:p>-306422447464137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589">
                <text:p>1589</text:p>
              </table:table-cell>
              <table:table-cell office:value-type="float" office:value="-1.516365896276E+015">
                <text:p>-1.516365896276E+01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590">
                <text:p>1590</text:p>
              </table:table-cell>
              <table:table-cell office:value-type="float" office:value="-2298250587408458">
                <text:p>-229825058740845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591">
                <text:p>1591</text:p>
              </table:table-cell>
              <table:table-cell office:value-type="float" office:value="-1.90215355402956E+015">
                <text:p>-1.90215355402956E+01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592">
                <text:p>1592</text:p>
              </table:table-cell>
              <table:table-cell office:value-type="float" office:value="-1793546032484638">
                <text:p>-179354603248463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593">
                <text:p>1593</text:p>
              </table:table-cell>
              <table:table-cell office:value-type="float" office:value="-2.2069679017086E+015">
                <text:p>-2.2069679017086E+01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594">
                <text:p>1594</text:p>
              </table:table-cell>
              <table:table-cell office:value-type="float" office:value="-1175250279921372">
                <text:p>-117525027992137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595">
                <text:p>1595</text:p>
              </table:table-cell>
              <table:table-cell office:value-type="float" office:value="-1.01035099312932E+015">
                <text:p>-1.01035099312932E+01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596">
                <text:p>1596</text:p>
              </table:table-cell>
              <table:table-cell office:value-type="float" office:value="-1.57510284762427E+015">
                <text:p>-1.57510284762427E+01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97">
                <text:p>1597</text:p>
              </table:table-cell>
              <table:table-cell office:value-type="float" office:value="99716662140286.8">
                <text:p>99716662140286.8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598">
                <text:p>1598</text:p>
              </table:table-cell>
              <table:table-cell office:value-type="float" office:value="-808858338555750">
                <text:p>-80885833855575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599">
                <text:p>1599</text:p>
              </table:table-cell>
              <table:table-cell office:value-type="float" office:value="241389700773648">
                <text:p>24138970077364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600">
                <text:p>1600</text:p>
              </table:table-cell>
              <table:table-cell office:value-type="float" office:value="-77708304577388.1">
                <text:p>-77708304577388.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601">
                <text:p>1601</text:p>
              </table:table-cell>
              <table:table-cell office:value-type="float" office:value="299300747482271">
                <text:p>29930074748227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602">
                <text:p>1602</text:p>
              </table:table-cell>
              <table:table-cell office:value-type="float" office:value="462282443360605">
                <text:p>46228244336060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603">
                <text:p>1603</text:p>
              </table:table-cell>
              <table:table-cell office:value-type="float" office:value="328187035096160">
                <text:p>32818703509616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604">
                <text:p>1604</text:p>
              </table:table-cell>
              <table:table-cell office:value-type="float" office:value="1.15172213760452E+015">
                <text:p>1.15172213760452E+01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605">
                <text:p>1605</text:p>
              </table:table-cell>
              <table:table-cell office:value-type="float" office:value="1.76033722976624E+015">
                <text:p>1.76033722976624E+01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606">
                <text:p>1606</text:p>
              </table:table-cell>
              <table:table-cell office:value-type="float" office:value="667588919286317">
                <text:p>667588919286317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607">
                <text:p>1607</text:p>
              </table:table-cell>
              <table:table-cell office:value-type="float" office:value="2.60431239554936E+015">
                <text:p>2.60431239554936E+01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608">
                <text:p>1608</text:p>
              </table:table-cell>
              <table:table-cell office:value-type="float" office:value="2845579959425838">
                <text:p>284557995942583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609">
                <text:p>1609</text:p>
              </table:table-cell>
              <table:table-cell office:value-type="float" office:value="1933123077051218">
                <text:p>193312307705121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10">
                <text:p>1610</text:p>
              </table:table-cell>
              <table:table-cell office:value-type="float" office:value="1.85254020770986E+015">
                <text:p>1.85254020770986E+01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11">
                <text:p>1611</text:p>
              </table:table-cell>
              <table:table-cell office:value-type="float" office:value="1.89315609026023E+015">
                <text:p>1.89315609026023E+01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12">
                <text:p>1612</text:p>
              </table:table-cell>
              <table:table-cell office:value-type="float" office:value="3422485171634620">
                <text:p>342248517163462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13">
                <text:p>1613</text:p>
              </table:table-cell>
              <table:table-cell office:value-type="float" office:value="3.46729821543917E+015">
                <text:p>3.46729821543917E+01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14">
                <text:p>1614</text:p>
              </table:table-cell>
              <table:table-cell office:value-type="float" office:value="3886618922793716">
                <text:p>3886618922793716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15">
                <text:p>1615</text:p>
              </table:table-cell>
              <table:table-cell office:value-type="float" office:value="3807508507112710">
                <text:p>380750850711271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16">
                <text:p>1616</text:p>
              </table:table-cell>
              <table:table-cell office:value-type="float" office:value="3213637866487211">
                <text:p>321363786648721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17">
                <text:p>1617</text:p>
              </table:table-cell>
              <table:table-cell office:value-type="float" office:value="3.6163991655952E+015">
                <text:p>3.6163991655952E+01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18">
                <text:p>1618</text:p>
              </table:table-cell>
              <table:table-cell office:value-type="float" office:value="4738502383106109">
                <text:p>473850238310610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19">
                <text:p>1619</text:p>
              </table:table-cell>
              <table:table-cell office:value-type="float" office:value="4.20785457434809E+015">
                <text:p>4.20785457434809E+01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20">
                <text:p>1620</text:p>
              </table:table-cell>
              <table:table-cell office:value-type="float" office:value="5107577338283610">
                <text:p>510757733828361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21">
                <text:p>1621</text:p>
              </table:table-cell>
              <table:table-cell office:value-type="float" office:value="6301635681714424">
                <text:p>630163568171442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22">
                <text:p>1622</text:p>
              </table:table-cell>
              <table:table-cell office:value-type="float" office:value="6825443477340886">
                <text:p>6825443477340886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23">
                <text:p>1623</text:p>
              </table:table-cell>
              <table:table-cell office:value-type="float" office:value="5930065004056467">
                <text:p>5930065004056467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24">
                <text:p>1624</text:p>
              </table:table-cell>
              <table:table-cell office:value-type="float" office:value="5762838421260672">
                <text:p>576283842126067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25">
                <text:p>1625</text:p>
              </table:table-cell>
              <table:table-cell office:value-type="float" office:value="7675676606144422">
                <text:p>767567660614442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26">
                <text:p>1626</text:p>
              </table:table-cell>
              <table:table-cell office:value-type="float" office:value="8403756518265573">
                <text:p>840375651826557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27">
                <text:p>1627</text:p>
              </table:table-cell>
              <table:table-cell office:value-type="float" office:value="7981682910325113">
                <text:p>798168291032511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28">
                <text:p>1628</text:p>
              </table:table-cell>
              <table:table-cell office:value-type="float" office:value="7923676244156830">
                <text:p>792367624415683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29">
                <text:p>1629</text:p>
              </table:table-cell>
              <table:table-cell office:value-type="float" office:value="7744034890453568">
                <text:p>774403489045356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30">
                <text:p>1630</text:p>
              </table:table-cell>
              <table:table-cell office:value-type="float" office:value="9.36373688415219E+015">
                <text:p>9.36373688415219E+01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31">
                <text:p>1631</text:p>
              </table:table-cell>
              <table:table-cell office:value-type="float" office:value="9.62729953653998E+015">
                <text:p>9.62729953653998E+01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32">
                <text:p>1632</text:p>
              </table:table-cell>
              <table:table-cell office:value-type="float" office:value="8746131402371491">
                <text:p>874613140237149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33">
                <text:p>1633</text:p>
              </table:table-cell>
              <table:table-cell office:value-type="float" office:value="1.09133499409467E+016">
                <text:p>1.09133499409467E+01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34">
                <text:p>1634</text:p>
              </table:table-cell>
              <table:table-cell office:value-type="float" office:value="1.06557627453197E+016">
                <text:p>1.06557627453197E+016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35">
                <text:p>1635</text:p>
              </table:table-cell>
              <table:table-cell office:value-type="float" office:value="1.14217240131371E+016">
                <text:p>1.14217240131371E+01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36">
                <text:p>1636</text:p>
              </table:table-cell>
              <table:table-cell office:value-type="float" office:value="1.01777998704786E+016">
                <text:p>1.01777998704786E+01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37">
                <text:p>1637</text:p>
              </table:table-cell>
              <table:table-cell office:value-type="float" office:value="1.06361918463525E+016">
                <text:p>1.06361918463525E+01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38">
                <text:p>1638</text:p>
              </table:table-cell>
              <table:table-cell office:value-type="float" office:value="1.24799342559384E+016">
                <text:p>1.24799342559384E+01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39">
                <text:p>1639</text:p>
              </table:table-cell>
              <table:table-cell office:value-type="float" office:value="1.31067061092176E+016">
                <text:p>1.31067061092176E+016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40">
                <text:p>1640</text:p>
              </table:table-cell>
              <table:table-cell office:value-type="float" office:value="1.22469830954682E+016">
                <text:p>1.22469830954682E+01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41">
                <text:p>1641</text:p>
              </table:table-cell>
              <table:table-cell office:value-type="float" office:value="1.32336347763209E+016">
                <text:p>1.32336347763209E+01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42">
                <text:p>1642</text:p>
              </table:table-cell>
              <table:table-cell office:value-type="float" office:value="1.35988850678536E+016">
                <text:p>1.35988850678536E+016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43">
                <text:p>1643</text:p>
              </table:table-cell>
              <table:table-cell office:value-type="float" office:value="1.33438376928091E+016">
                <text:p>1.33438376928091E+01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44">
                <text:p>1644</text:p>
              </table:table-cell>
              <table:table-cell office:value-type="float" office:value="1.38432281661915E+016">
                <text:p>1.38432281661915E+016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45">
                <text:p>1645</text:p>
              </table:table-cell>
              <table:table-cell office:value-type="float" office:value="1.40569803575499E+016">
                <text:p>1.40569803575499E+01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46">
                <text:p>1646</text:p>
              </table:table-cell>
              <table:table-cell office:value-type="float" office:value="1.4777501900933E+016">
                <text:p>1.4777501900933E+01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47">
                <text:p>1647</text:p>
              </table:table-cell>
              <table:table-cell office:value-type="float" office:value="1.56045067377164E+016">
                <text:p>1.56045067377164E+016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48">
                <text:p>1648</text:p>
              </table:table-cell>
              <table:table-cell office:value-type="float" office:value="1.6950563969224E+016">
                <text:p>1.6950563969224E+01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49">
                <text:p>1649</text:p>
              </table:table-cell>
              <table:table-cell office:value-type="float" office:value="1.59234618670303E+016">
                <text:p>1.59234618670303E+01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50">
                <text:p>1650</text:p>
              </table:table-cell>
              <table:table-cell office:value-type="float" office:value="1.81459314910951E+016">
                <text:p>1.81459314910951E+016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51">
                <text:p>1651</text:p>
              </table:table-cell>
              <table:table-cell office:value-type="float" office:value="1.79692355306381E+016">
                <text:p>1.79692355306381E+01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52">
                <text:p>1652</text:p>
              </table:table-cell>
              <table:table-cell office:value-type="float" office:value="1.80500717936751E+016">
                <text:p>1.80500717936751E+01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53">
                <text:p>1653</text:p>
              </table:table-cell>
              <table:table-cell office:value-type="float" office:value="1.78794588800944E+016">
                <text:p>1.78794588800944E+01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54">
                <text:p>1654</text:p>
              </table:table-cell>
              <table:table-cell office:value-type="float" office:value="1.91896777531363E+016">
                <text:p>1.91896777531363E+01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55">
                <text:p>1655</text:p>
              </table:table-cell>
              <table:table-cell office:value-type="float" office:value="1.97596406336513E+016">
                <text:p>1.97596406336513E+01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56">
                <text:p>1656</text:p>
              </table:table-cell>
              <table:table-cell office:value-type="float" office:value="1.94733290718489E+016">
                <text:p>1.94733290718489E+016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57">
                <text:p>1657</text:p>
              </table:table-cell>
              <table:table-cell office:value-type="float" office:value="2.16388378061314E+016">
                <text:p>2.16388378061314E+01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58">
                <text:p>1658</text:p>
              </table:table-cell>
              <table:table-cell office:value-type="float" office:value="2.1269708755126E+016">
                <text:p>2.1269708755126E+016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59">
                <text:p>1659</text:p>
              </table:table-cell>
              <table:table-cell office:value-type="float" office:value="2.12543939778946E+016">
                <text:p>2.12543939778946E+01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60">
                <text:p>1660</text:p>
              </table:table-cell>
              <table:table-cell office:value-type="float" office:value="2.21154424137195E+016">
                <text:p>2.21154424137195E+01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61">
                <text:p>1661</text:p>
              </table:table-cell>
              <table:table-cell office:value-type="float" office:value="2.35179105561494E+016">
                <text:p>2.35179105561494E+016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62">
                <text:p>1662</text:p>
              </table:table-cell>
              <table:table-cell office:value-type="float" office:value="2.34391602807447E+016">
                <text:p>2.34391602807447E+01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63">
                <text:p>1663</text:p>
              </table:table-cell>
              <table:table-cell office:value-type="float" office:value="2.33602280545655E+016">
                <text:p>2.33602280545655E+01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64">
                <text:p>1664</text:p>
              </table:table-cell>
              <table:table-cell office:value-type="float" office:value="2.53657228683167E+016">
                <text:p>2.53657228683167E+01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65">
                <text:p>1665</text:p>
              </table:table-cell>
              <table:table-cell office:value-type="float" office:value="2.55670599015282E+016">
                <text:p>2.55670599015282E+016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66">
                <text:p>1666</text:p>
              </table:table-cell>
              <table:table-cell office:value-type="float" office:value="2.50772111659792E+016">
                <text:p>2.50772111659792E+016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67">
                <text:p>1667</text:p>
              </table:table-cell>
              <table:table-cell office:value-type="float" office:value="2.66681797717371E+016">
                <text:p>2.66681797717371E+01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68">
                <text:p>1668</text:p>
              </table:table-cell>
              <table:table-cell office:value-type="float" office:value="2.78329314564373E+016">
                <text:p>2.78329314564373E+016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69">
                <text:p>1669</text:p>
              </table:table-cell>
              <table:table-cell office:value-type="float" office:value="2.75432962069454E+016">
                <text:p>2.75432962069454E+01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70">
                <text:p>1670</text:p>
              </table:table-cell>
              <table:table-cell office:value-type="float" office:value="2.88098067723385E+016">
                <text:p>2.88098067723385E+016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71">
                <text:p>1671</text:p>
              </table:table-cell>
              <table:table-cell office:value-type="float" office:value="2.98613792084995E+016">
                <text:p>2.98613792084995E+01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72">
                <text:p>1672</text:p>
              </table:table-cell>
              <table:table-cell office:value-type="float" office:value="2.96137779259936E+016">
                <text:p>2.96137779259936E+01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73">
                <text:p>1673</text:p>
              </table:table-cell>
              <table:table-cell office:value-type="float" office:value="2.93201707338565E+016">
                <text:p>2.93201707338565E+01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74">
                <text:p>1674</text:p>
              </table:table-cell>
              <table:table-cell office:value-type="float" office:value="3.09871903847245E+016">
                <text:p>3.09871903847245E+01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75">
                <text:p>1675</text:p>
              </table:table-cell>
              <table:table-cell office:value-type="float" office:value="3.22587829090866E+016">
                <text:p>3.22587829090866E+01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76">
                <text:p>1676</text:p>
              </table:table-cell>
              <table:table-cell office:value-type="float" office:value="3.3022620079548E+016">
                <text:p>3.3022620079548E+01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77">
                <text:p>1677</text:p>
              </table:table-cell>
              <table:table-cell office:value-type="float" office:value="3.21568747379871E+016">
                <text:p>3.21568747379871E+01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78">
                <text:p>1678</text:p>
              </table:table-cell>
              <table:table-cell office:value-type="float" office:value="3.30988562328064E+016">
                <text:p>3.30988562328064E+01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79">
                <text:p>1679</text:p>
              </table:table-cell>
              <table:table-cell office:value-type="float" office:value="3.43839110924705E+016">
                <text:p>3.43839110924705E+01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80">
                <text:p>1680</text:p>
              </table:table-cell>
              <table:table-cell office:value-type="float" office:value="3.53346288931458E+016">
                <text:p>3.53346288931458E+01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81">
                <text:p>1681</text:p>
              </table:table-cell>
              <table:table-cell office:value-type="float" office:value="3.64056717562386E+016">
                <text:p>3.64056717562386E+01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82">
                <text:p>1682</text:p>
              </table:table-cell>
              <table:table-cell office:value-type="float" office:value="3.6943145864825E+016">
                <text:p>3.6943145864825E+01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83">
                <text:p>1683</text:p>
              </table:table-cell>
              <table:table-cell office:value-type="float" office:value="3.65826426050793E+016">
                <text:p>3.65826426050793E+01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84">
                <text:p>1684</text:p>
              </table:table-cell>
              <table:table-cell office:value-type="float" office:value="3.72491125833651E+016">
                <text:p>3.72491125833651E+016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85">
                <text:p>1685</text:p>
              </table:table-cell>
              <table:table-cell office:value-type="float" office:value="3.75003958199908E+016">
                <text:p>3.75003958199908E+01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86">
                <text:p>1686</text:p>
              </table:table-cell>
              <table:table-cell office:value-type="float" office:value="3.83957474793018E+016">
                <text:p>3.83957474793018E+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